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436cm"/>
    </style:style>
    <style:style style:name="co6" style:family="table-column">
      <style:table-column-properties fo:break-before="auto" style:column-width="2.462cm"/>
    </style:style>
    <style:style style:name="co7" style:family="table-column">
      <style:table-column-properties fo:break-before="auto" style:column-width="2.094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1.33cm"/>
    </style:style>
    <style:style style:name="co10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2.0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_6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sigma=1</text:p>
          </table:table-cell>
          <table:table-cell office:value-type="string">
            <text:p>sigma=2</text:p>
          </table:table-cell>
          <table:table-cell office:value-type="string">
            <text:p>sigma=3</text:p>
          </table:table-cell>
          <table:table-cell office:value-type="string">
            <text:p>sigma=4</text:p>
          </table:table-cell>
          <table:table-cell office:value-type="string">
            <text:p>sigma=5</text:p>
          </table:table-cell>
          <table:table-cell>
            <draw:frame table:end-cell-address="Tabelle1_6.AD69" table:end-x="0.749cm" table:end-y="0.339cm" draw:z-index="0" draw:style-name="gr1" svg:width="52.599cm" svg:height="30.936cm" svg:x="0.087cm" svg:y="0.113cm">
              <draw:object draw:notify-on-update-of-ranges="Tabelle1_6.A1:Tabelle1_6.A1 Tabelle1_6.A2:Tabelle1_6.A101 Tabelle1_6.B1:Tabelle1_6.B1 Tabelle1_6.B2:Tabelle1_6.B101 Tabelle1_6.C1:Tabelle1_6.C1 Tabelle1_6.C2:Tabelle1_6.C101 Tabelle1_6.D1:Tabelle1_6.D1 Tabelle1_6.D2:Tabelle1_6.D101 Tabelle1_6.E1:Tabelle1_6.E1 Tabelle1_6.E2:Tabelle1_6.E101 Tabelle1_6.F1:Tabelle1_6.F1 Tabelle1_6.F2:Tabelle1_6.F10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9">
            <text:p>0,999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4">
            <text:p>0,999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85">
            <text:p>0,998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9954">
            <text:p>0,995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3">
            <text:p>0,9993</text:p>
          </table:table-cell>
          <table:table-cell office:value-type="float" office:value="0.9907">
            <text:p>0,990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9976">
            <text:p>0,9976</text:p>
          </table:table-cell>
          <table:table-cell office:value-type="float" office:value="0.9857">
            <text:p>0,98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5">
            <text:p>0,9995</text:p>
          </table:table-cell>
          <table:table-cell office:value-type="float" office:value="0.995">
            <text:p>0,995</text:p>
          </table:table-cell>
          <table:table-cell office:value-type="float" office:value="0.977">
            <text:p>0,97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0.9989">
            <text:p>0,9989</text:p>
          </table:table-cell>
          <table:table-cell office:value-type="float" office:value="0.9892">
            <text:p>0,9892</text:p>
          </table:table-cell>
          <table:table-cell office:value-type="float" office:value="0.9667">
            <text:p>0,966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76">
            <text:p>0,9976</text:p>
          </table:table-cell>
          <table:table-cell office:value-type="float" office:value="0.9837">
            <text:p>0,9837</text:p>
          </table:table-cell>
          <table:table-cell office:value-type="float" office:value="0.9593">
            <text:p>0,959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0.9953">
            <text:p>0,9953</text:p>
          </table:table-cell>
          <table:table-cell office:value-type="float" office:value="0.9741">
            <text:p>0,9741</text:p>
          </table:table-cell>
          <table:table-cell office:value-type="float" office:value="0.9403">
            <text:p>0,940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9998">
            <text:p>0,9998</text:p>
          </table:table-cell>
          <table:table-cell office:value-type="float" office:value="0.9896">
            <text:p>0,9896</text:p>
          </table:table-cell>
          <table:table-cell office:value-type="float" office:value="0.9589">
            <text:p>0,9589</text:p>
          </table:table-cell>
          <table:table-cell office:value-type="float" office:value="0.9224">
            <text:p>0,922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9844">
            <text:p>0,9844</text:p>
          </table:table-cell>
          <table:table-cell office:value-type="float" office:value="0.9445">
            <text:p>0,9445</text:p>
          </table:table-cell>
          <table:table-cell office:value-type="float" office:value="0.912">
            <text:p>0,91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9987">
            <text:p>0,9987</text:p>
          </table:table-cell>
          <table:table-cell office:value-type="float" office:value="0.9768">
            <text:p>0,9768</text:p>
          </table:table-cell>
          <table:table-cell office:value-type="float" office:value="0.9321">
            <text:p>0,9321</text:p>
          </table:table-cell>
          <table:table-cell office:value-type="float" office:value="0.8884">
            <text:p>0,88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9969">
            <text:p>0,9969</text:p>
          </table:table-cell>
          <table:table-cell office:value-type="float" office:value="0.9644">
            <text:p>0,9644</text:p>
          </table:table-cell>
          <table:table-cell office:value-type="float" office:value="0.91">
            <text:p>0,91</text:p>
          </table:table-cell>
          <table:table-cell office:value-type="float" office:value="0.8626">
            <text:p>0,862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9945">
            <text:p>0,9945</text:p>
          </table:table-cell>
          <table:table-cell office:value-type="float" office:value="0.9533">
            <text:p>0,9533</text:p>
          </table:table-cell>
          <table:table-cell office:value-type="float" office:value="0.8918">
            <text:p>0,8918</text:p>
          </table:table-cell>
          <table:table-cell office:value-type="float" office:value="0.8342">
            <text:p>0,834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9866">
            <text:p>0,9866</text:p>
          </table:table-cell>
          <table:table-cell office:value-type="float" office:value="0.9342">
            <text:p>0,9342</text:p>
          </table:table-cell>
          <table:table-cell office:value-type="float" office:value="0.8634">
            <text:p>0,8634</text:p>
          </table:table-cell>
          <table:table-cell office:value-type="float" office:value="0.8076">
            <text:p>0,807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998">
            <text:p>0,9998</text:p>
          </table:table-cell>
          <table:table-cell office:value-type="float" office:value="0.9772">
            <text:p>0,9772</text:p>
          </table:table-cell>
          <table:table-cell office:value-type="float" office:value="0.9072">
            <text:p>0,9072</text:p>
          </table:table-cell>
          <table:table-cell office:value-type="float" office:value="0.8425">
            <text:p>0,8425</text:p>
          </table:table-cell>
          <table:table-cell office:value-type="float" office:value="0.7871">
            <text:p>0,787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9998">
            <text:p>0,9998</text:p>
          </table:table-cell>
          <table:table-cell office:value-type="float" office:value="0.9646">
            <text:p>0,9646</text:p>
          </table:table-cell>
          <table:table-cell office:value-type="float" office:value="0.8805">
            <text:p>0,8805</text:p>
          </table:table-cell>
          <table:table-cell office:value-type="float" office:value="0.8166">
            <text:p>0,8166</text:p>
          </table:table-cell>
          <table:table-cell office:value-type="float" office:value="0.7606">
            <text:p>0,760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9994">
            <text:p>0,9994</text:p>
          </table:table-cell>
          <table:table-cell office:value-type="float" office:value="0.9425">
            <text:p>0,9425</text:p>
          </table:table-cell>
          <table:table-cell office:value-type="float" office:value="0.8554">
            <text:p>0,8554</text:p>
          </table:table-cell>
          <table:table-cell office:value-type="float" office:value="0.784">
            <text:p>0,784</text:p>
          </table:table-cell>
          <table:table-cell office:value-type="float" office:value="0.7383">
            <text:p>0,738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9966">
            <text:p>0,9966</text:p>
          </table:table-cell>
          <table:table-cell office:value-type="float" office:value="0.9167">
            <text:p>0,9167</text:p>
          </table:table-cell>
          <table:table-cell office:value-type="float" office:value="0.8207">
            <text:p>0,8207</text:p>
          </table:table-cell>
          <table:table-cell office:value-type="float" office:value="0.7522">
            <text:p>0,7522</text:p>
          </table:table-cell>
          <table:table-cell office:value-type="float" office:value="0.7071">
            <text:p>0,707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939">
            <text:p>0,9939</text:p>
          </table:table-cell>
          <table:table-cell office:value-type="float" office:value="0.8857">
            <text:p>0,8857</text:p>
          </table:table-cell>
          <table:table-cell office:value-type="float" office:value="0.7906">
            <text:p>0,7906</text:p>
          </table:table-cell>
          <table:table-cell office:value-type="float" office:value="0.7226">
            <text:p>0,7226</text:p>
          </table:table-cell>
          <table:table-cell office:value-type="float" office:value="0.6859">
            <text:p>0,6859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9816">
            <text:p>0,9816</text:p>
          </table:table-cell>
          <table:table-cell office:value-type="float" office:value="0.8497">
            <text:p>0,8497</text:p>
          </table:table-cell>
          <table:table-cell office:value-type="float" office:value="0.7589">
            <text:p>0,7589</text:p>
          </table:table-cell>
          <table:table-cell office:value-type="float" office:value="0.6934">
            <text:p>0,6934</text:p>
          </table:table-cell>
          <table:table-cell office:value-type="float" office:value="0.6623">
            <text:p>0,662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9561">
            <text:p>0,9561</text:p>
          </table:table-cell>
          <table:table-cell office:value-type="float" office:value="0.8093">
            <text:p>0,8093</text:p>
          </table:table-cell>
          <table:table-cell office:value-type="float" office:value="0.7225">
            <text:p>0,7225</text:p>
          </table:table-cell>
          <table:table-cell office:value-type="float" office:value="0.6679">
            <text:p>0,6679</text:p>
          </table:table-cell>
          <table:table-cell office:value-type="float" office:value="0.6343">
            <text:p>0,6343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9139">
            <text:p>0,9139</text:p>
          </table:table-cell>
          <table:table-cell office:value-type="float" office:value="0.7539">
            <text:p>0,7539</text:p>
          </table:table-cell>
          <table:table-cell office:value-type="float" office:value="0.6767">
            <text:p>0,6767</text:p>
          </table:table-cell>
          <table:table-cell office:value-type="float" office:value="0.6387">
            <text:p>0,6387</text:p>
          </table:table-cell>
          <table:table-cell office:value-type="float" office:value="0.6115">
            <text:p>0,611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544">
            <text:p>0,8544</text:p>
          </table:table-cell>
          <table:table-cell office:value-type="float" office:value="0.7029">
            <text:p>0,7029</text:p>
          </table:table-cell>
          <table:table-cell office:value-type="float" office:value="0.6359">
            <text:p>0,6359</text:p>
          </table:table-cell>
          <table:table-cell office:value-type="float" office:value="0.603">
            <text:p>0,603</text:p>
          </table:table-cell>
          <table:table-cell office:value-type="float" office:value="0.5836">
            <text:p>0,5836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7654">
            <text:p>0,7654</text:p>
          </table:table-cell>
          <table:table-cell office:value-type="float" office:value="0.6512">
            <text:p>0,6512</text:p>
          </table:table-cell>
          <table:table-cell office:value-type="float" office:value="0.6047">
            <text:p>0,6047</text:p>
          </table:table-cell>
          <table:table-cell office:value-type="float" office:value="0.5801">
            <text:p>0,5801</text:p>
          </table:table-cell>
          <table:table-cell office:value-type="float" office:value="0.5669">
            <text:p>0,566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6843">
            <text:p>0,6843</text:p>
          </table:table-cell>
          <table:table-cell office:value-type="float" office:value="0.5942">
            <text:p>0,5942</text:p>
          </table:table-cell>
          <table:table-cell office:value-type="float" office:value="0.5643">
            <text:p>0,5643</text:p>
          </table:table-cell>
          <table:table-cell office:value-type="float" office:value="0.5377">
            <text:p>0,5377</text:p>
          </table:table-cell>
          <table:table-cell office:value-type="float" office:value="0.534">
            <text:p>0,53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5716">
            <text:p>0,5716</text:p>
          </table:table-cell>
          <table:table-cell office:value-type="float" office:value="0.5376">
            <text:p>0,5376</text:p>
          </table:table-cell>
          <table:table-cell office:value-type="float" office:value="0.5261">
            <text:p>0,5261</text:p>
          </table:table-cell>
          <table:table-cell office:value-type="float" office:value="0.513">
            <text:p>0,513</text:p>
          </table:table-cell>
          <table:table-cell office:value-type="float" office:value="0.5119">
            <text:p>0,511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4593">
            <text:p>0,4593</text:p>
          </table:table-cell>
          <table:table-cell office:value-type="float" office:value="0.4754">
            <text:p>0,4754</text:p>
          </table:table-cell>
          <table:table-cell office:value-type="float" office:value="0.4845">
            <text:p>0,4845</text:p>
          </table:table-cell>
          <table:table-cell office:value-type="float" office:value="0.4993">
            <text:p>0,4993</text:p>
          </table:table-cell>
          <table:table-cell office:value-type="float" office:value="0.4868">
            <text:p>0,486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3639">
            <text:p>0,3639</text:p>
          </table:table-cell>
          <table:table-cell office:value-type="float" office:value="0.4313">
            <text:p>0,4313</text:p>
          </table:table-cell>
          <table:table-cell office:value-type="float" office:value="0.4533">
            <text:p>0,4533</text:p>
          </table:table-cell>
          <table:table-cell office:value-type="float" office:value="0.4649">
            <text:p>0,4649</text:p>
          </table:table-cell>
          <table:table-cell office:value-type="float" office:value="0.4687">
            <text:p>0,468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715">
            <text:p>0,2715</text:p>
          </table:table-cell>
          <table:table-cell office:value-type="float" office:value="0.3774">
            <text:p>0,3774</text:p>
          </table:table-cell>
          <table:table-cell office:value-type="float" office:value="0.4119">
            <text:p>0,4119</text:p>
          </table:table-cell>
          <table:table-cell office:value-type="float" office:value="0.4426">
            <text:p>0,4426</text:p>
          </table:table-cell>
          <table:table-cell office:value-type="float" office:value="0.4476">
            <text:p>0,4476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898">
            <text:p>0,1898</text:p>
          </table:table-cell>
          <table:table-cell office:value-type="float" office:value="0.3265">
            <text:p>0,3265</text:p>
          </table:table-cell>
          <table:table-cell office:value-type="float" office:value="0.389">
            <text:p>0,389</text:p>
          </table:table-cell>
          <table:table-cell office:value-type="float" office:value="0.4109">
            <text:p>0,4109</text:p>
          </table:table-cell>
          <table:table-cell office:value-type="float" office:value="0.4316">
            <text:p>0,4316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285">
            <text:p>0,1285</text:p>
          </table:table-cell>
          <table:table-cell office:value-type="float" office:value="0.2928">
            <text:p>0,2928</text:p>
          </table:table-cell>
          <table:table-cell office:value-type="float" office:value="0.3542">
            <text:p>0,3542</text:p>
          </table:table-cell>
          <table:table-cell office:value-type="float" office:value="0.3894">
            <text:p>0,3894</text:p>
          </table:table-cell>
          <table:table-cell office:value-type="float" office:value="0.4123">
            <text:p>0,4123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859">
            <text:p>0,0859</text:p>
          </table:table-cell>
          <table:table-cell office:value-type="float" office:value="0.2581">
            <text:p>0,2581</text:p>
          </table:table-cell>
          <table:table-cell office:value-type="float" office:value="0.3266">
            <text:p>0,3266</text:p>
          </table:table-cell>
          <table:table-cell office:value-type="float" office:value="0.3605">
            <text:p>0,3605</text:p>
          </table:table-cell>
          <table:table-cell office:value-type="float" office:value="0.3946">
            <text:p>0,3946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44">
            <text:p>0,0544</text:p>
          </table:table-cell>
          <table:table-cell office:value-type="float" office:value="0.2137">
            <text:p>0,2137</text:p>
          </table:table-cell>
          <table:table-cell office:value-type="float" office:value="0.298">
            <text:p>0,298</text:p>
          </table:table-cell>
          <table:table-cell office:value-type="float" office:value="0.3449">
            <text:p>0,3449</text:p>
          </table:table-cell>
          <table:table-cell office:value-type="float" office:value="0.3737">
            <text:p>0,373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361">
            <text:p>0,0361</text:p>
          </table:table-cell>
          <table:table-cell office:value-type="float" office:value="0.1893">
            <text:p>0,1893</text:p>
          </table:table-cell>
          <table:table-cell office:value-type="float" office:value="0.2743">
            <text:p>0,2743</text:p>
          </table:table-cell>
          <table:table-cell office:value-type="float" office:value="0.3229">
            <text:p>0,3229</text:p>
          </table:table-cell>
          <table:table-cell office:value-type="float" office:value="0.362">
            <text:p>0,36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33">
            <text:p>0,0233</text:p>
          </table:table-cell>
          <table:table-cell office:value-type="float" office:value="0.1567">
            <text:p>0,1567</text:p>
          </table:table-cell>
          <table:table-cell office:value-type="float" office:value="0.2485">
            <text:p>0,2485</text:p>
          </table:table-cell>
          <table:table-cell office:value-type="float" office:value="0.3079">
            <text:p>0,3079</text:p>
          </table:table-cell>
          <table:table-cell office:value-type="float" office:value="0.3405">
            <text:p>0,3405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132">
            <text:p>0,0132</text:p>
          </table:table-cell>
          <table:table-cell office:value-type="float" office:value="0.1284">
            <text:p>0,1284</text:p>
          </table:table-cell>
          <table:table-cell office:value-type="float" office:value="0.2249">
            <text:p>0,2249</text:p>
          </table:table-cell>
          <table:table-cell office:value-type="float" office:value="0.2834">
            <text:p>0,2834</text:p>
          </table:table-cell>
          <table:table-cell office:value-type="float" office:value="0.334">
            <text:p>0,33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098">
            <text:p>0,0098</text:p>
          </table:table-cell>
          <table:table-cell office:value-type="float" office:value="0.1152">
            <text:p>0,1152</text:p>
          </table:table-cell>
          <table:table-cell office:value-type="float" office:value="0.2061">
            <text:p>0,2061</text:p>
          </table:table-cell>
          <table:table-cell office:value-type="float" office:value="0.27">
            <text:p>0,27</text:p>
          </table:table-cell>
          <table:table-cell office:value-type="float" office:value="0.3082">
            <text:p>0,308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035">
            <text:p>0,0035</text:p>
          </table:table-cell>
          <table:table-cell office:value-type="float" office:value="0.0943">
            <text:p>0,0943</text:p>
          </table:table-cell>
          <table:table-cell office:value-type="float" office:value="0.189">
            <text:p>0,189</text:p>
          </table:table-cell>
          <table:table-cell office:value-type="float" office:value="0.2552">
            <text:p>0,2552</text:p>
          </table:table-cell>
          <table:table-cell office:value-type="float" office:value="0.2983">
            <text:p>0,298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021">
            <text:p>0,0021</text:p>
          </table:table-cell>
          <table:table-cell office:value-type="float" office:value="0.0742">
            <text:p>0,0742</text:p>
          </table:table-cell>
          <table:table-cell office:value-type="float" office:value="0.1681">
            <text:p>0,1681</text:p>
          </table:table-cell>
          <table:table-cell office:value-type="float" office:value="0.2328">
            <text:p>0,2328</text:p>
          </table:table-cell>
          <table:table-cell office:value-type="float" office:value="0.2787">
            <text:p>0,2787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006">
            <text:p>0,0006</text:p>
          </table:table-cell>
          <table:table-cell office:value-type="float" office:value="0.0606">
            <text:p>0,0606</text:p>
          </table:table-cell>
          <table:table-cell office:value-type="float" office:value="0.1561">
            <text:p>0,1561</text:p>
          </table:table-cell>
          <table:table-cell office:value-type="float" office:value="0.2191">
            <text:p>0,2191</text:p>
          </table:table-cell>
          <table:table-cell office:value-type="float" office:value="0.2661">
            <text:p>0,266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006">
            <text:p>0,0006</text:p>
          </table:table-cell>
          <table:table-cell office:value-type="float" office:value="0.0528">
            <text:p>0,0528</text:p>
          </table:table-cell>
          <table:table-cell office:value-type="float" office:value="0.1436">
            <text:p>0,1436</text:p>
          </table:table-cell>
          <table:table-cell office:value-type="float" office:value="0.2183">
            <text:p>0,2183</text:p>
          </table:table-cell>
          <table:table-cell office:value-type="float" office:value="0.2538">
            <text:p>0,253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002">
            <text:p>0,0002</text:p>
          </table:table-cell>
          <table:table-cell office:value-type="float" office:value="0.0443">
            <text:p>0,0443</text:p>
          </table:table-cell>
          <table:table-cell office:value-type="float" office:value="0.1266">
            <text:p>0,1266</text:p>
          </table:table-cell>
          <table:table-cell office:value-type="float" office:value="0.1981">
            <text:p>0,1981</text:p>
          </table:table-cell>
          <table:table-cell office:value-type="float" office:value="0.2443">
            <text:p>0,244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02">
            <text:p>0,0002</text:p>
          </table:table-cell>
          <table:table-cell office:value-type="float" office:value="0.035">
            <text:p>0,035</text:p>
          </table:table-cell>
          <table:table-cell office:value-type="float" office:value="0.1112">
            <text:p>0,1112</text:p>
          </table:table-cell>
          <table:table-cell office:value-type="float" office:value="0.182">
            <text:p>0,182</text:p>
          </table:table-cell>
          <table:table-cell office:value-type="float" office:value="0.23">
            <text:p>0,23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001">
            <text:p>0,0001</text:p>
          </table:table-cell>
          <table:table-cell office:value-type="float" office:value="0.0298">
            <text:p>0,0298</text:p>
          </table:table-cell>
          <table:table-cell office:value-type="float" office:value="0.1046">
            <text:p>0,1046</text:p>
          </table:table-cell>
          <table:table-cell office:value-type="float" office:value="0.1732">
            <text:p>0,1732</text:p>
          </table:table-cell>
          <table:table-cell office:value-type="float" office:value="0.2224">
            <text:p>0,222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0.0226">
            <text:p>0,0226</text:p>
          </table:table-cell>
          <table:table-cell office:value-type="float" office:value="0.0939">
            <text:p>0,0939</text:p>
          </table:table-cell>
          <table:table-cell office:value-type="float" office:value="0.1589">
            <text:p>0,1589</text:p>
          </table:table-cell>
          <table:table-cell office:value-type="float" office:value="0.2157">
            <text:p>0,2157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0.0187">
            <text:p>0,0187</text:p>
          </table:table-cell>
          <table:table-cell office:value-type="float" office:value="0.0795">
            <text:p>0,0795</text:p>
          </table:table-cell>
          <table:table-cell office:value-type="float" office:value="0.1488">
            <text:p>0,1488</text:p>
          </table:table-cell>
          <table:table-cell office:value-type="float" office:value="0.1989">
            <text:p>0,198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.0156">
            <text:p>0,0156</text:p>
          </table:table-cell>
          <table:table-cell office:value-type="float" office:value="0.0757">
            <text:p>0,0757</text:p>
          </table:table-cell>
          <table:table-cell office:value-type="float" office:value="0.1452">
            <text:p>0,1452</text:p>
          </table:table-cell>
          <table:table-cell office:value-type="float" office:value="0.2023">
            <text:p>0,2023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office:value-type="float" office:value="0.0729">
            <text:p>0,0729</text:p>
          </table:table-cell>
          <table:table-cell office:value-type="float" office:value="0.1277">
            <text:p>0,1277</text:p>
          </table:table-cell>
          <table:table-cell office:value-type="float" office:value="0.1844">
            <text:p>0,184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.0102">
            <text:p>0,0102</text:p>
          </table:table-cell>
          <table:table-cell office:value-type="float" office:value="0.0585">
            <text:p>0,0585</text:p>
          </table:table-cell>
          <table:table-cell office:value-type="float" office:value="0.1261">
            <text:p>0,1261</text:p>
          </table:table-cell>
          <table:table-cell office:value-type="float" office:value="0.1799">
            <text:p>0,1799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0.0094">
            <text:p>0,0094</text:p>
          </table:table-cell>
          <table:table-cell office:value-type="float" office:value="0.056">
            <text:p>0,056</text:p>
          </table:table-cell>
          <table:table-cell office:value-type="float" office:value="0.1135">
            <text:p>0,1135</text:p>
          </table:table-cell>
          <table:table-cell office:value-type="float" office:value="0.1717">
            <text:p>0,171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.0069">
            <text:p>0,0069</text:p>
          </table:table-cell>
          <table:table-cell office:value-type="float" office:value="0.0517">
            <text:p>0,0517</text:p>
          </table:table-cell>
          <table:table-cell office:value-type="float" office:value="0.1053">
            <text:p>0,1053</text:p>
          </table:table-cell>
          <table:table-cell office:value-type="float" office:value="0.1619">
            <text:p>0,1619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0.0058">
            <text:p>0,0058</text:p>
          </table:table-cell>
          <table:table-cell office:value-type="float" office:value="0.0463">
            <text:p>0,0463</text:p>
          </table:table-cell>
          <table:table-cell office:value-type="float" office:value="0.1052">
            <text:p>0,1052</text:p>
          </table:table-cell>
          <table:table-cell office:value-type="float" office:value="0.1519">
            <text:p>0,151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0.0036">
            <text:p>0,0036</text:p>
          </table:table-cell>
          <table:table-cell office:value-type="float" office:value="0.0435">
            <text:p>0,0435</text:p>
          </table:table-cell>
          <table:table-cell office:value-type="float" office:value="0.0907">
            <text:p>0,0907</text:p>
          </table:table-cell>
          <table:table-cell office:value-type="float" office:value="0.1453">
            <text:p>0,1453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0.0036">
            <text:p>0,0036</text:p>
          </table:table-cell>
          <table:table-cell office:value-type="float" office:value="0.0366">
            <text:p>0,0366</text:p>
          </table:table-cell>
          <table:table-cell office:value-type="float" office:value="0.0937">
            <text:p>0,0937</text:p>
          </table:table-cell>
          <table:table-cell office:value-type="float" office:value="0.1485">
            <text:p>0,148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0032">
            <text:p>0,0032</text:p>
          </table:table-cell>
          <table:table-cell office:value-type="float" office:value="0.0297">
            <text:p>0,0297</text:p>
          </table:table-cell>
          <table:table-cell office:value-type="float" office:value="0.0876">
            <text:p>0,0876</text:p>
          </table:table-cell>
          <table:table-cell office:value-type="float" office:value="0.1347">
            <text:p>0,1347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0314">
            <text:p>0,0314</text:p>
          </table:table-cell>
          <table:table-cell office:value-type="float" office:value="0.0727">
            <text:p>0,0727</text:p>
          </table:table-cell>
          <table:table-cell office:value-type="float" office:value="0.1309">
            <text:p>0,1309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0.0017">
            <text:p>0,0017</text:p>
          </table:table-cell>
          <table:table-cell office:value-type="float" office:value="0.0242">
            <text:p>0,0242</text:p>
          </table:table-cell>
          <table:table-cell office:value-type="float" office:value="0.073">
            <text:p>0,073</text:p>
          </table:table-cell>
          <table:table-cell office:value-type="float" office:value="0.1153">
            <text:p>0,115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0.0014">
            <text:p>0,0014</text:p>
          </table:table-cell>
          <table:table-cell office:value-type="float" office:value="0.0252">
            <text:p>0,0252</text:p>
          </table:table-cell>
          <table:table-cell office:value-type="float" office:value="0.0689">
            <text:p>0,0689</text:p>
          </table:table-cell>
          <table:table-cell office:value-type="float" office:value="0.1118">
            <text:p>0,111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.0015">
            <text:p>0,0015</text:p>
          </table:table-cell>
          <table:table-cell office:value-type="float" office:value="0.0199">
            <text:p>0,0199</text:p>
          </table:table-cell>
          <table:table-cell office:value-type="float" office:value="0.0613">
            <text:p>0,0613</text:p>
          </table:table-cell>
          <table:table-cell office:value-type="float" office:value="0.1088">
            <text:p>0,108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0.0009">
            <text:p>0,0009</text:p>
          </table:table-cell>
          <table:table-cell office:value-type="float" office:value="0.0173">
            <text:p>0,0173</text:p>
          </table:table-cell>
          <table:table-cell office:value-type="float" office:value="0.0614">
            <text:p>0,0614</text:p>
          </table:table-cell>
          <table:table-cell office:value-type="float" office:value="0.1086">
            <text:p>0,1086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0.0009">
            <text:p>0,0009</text:p>
          </table:table-cell>
          <table:table-cell office:value-type="float" office:value="0.0165">
            <text:p>0,0165</text:p>
          </table:table-cell>
          <table:table-cell office:value-type="float" office:value="0.0543">
            <text:p>0,0543</text:p>
          </table:table-cell>
          <table:table-cell office:value-type="float" office:value="0.1042">
            <text:p>0,104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0.0004">
            <text:p>0,0004</text:p>
          </table:table-cell>
          <table:table-cell office:value-type="float" office:value="0.0179">
            <text:p>0,0179</text:p>
          </table:table-cell>
          <table:table-cell office:value-type="float" office:value="0.0513">
            <text:p>0,0513</text:p>
          </table:table-cell>
          <table:table-cell office:value-type="float" office:value="0.0937">
            <text:p>0,0937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138">
            <text:p>0,0138</text:p>
          </table:table-cell>
          <table:table-cell office:value-type="float" office:value="0.047">
            <text:p>0,047</text:p>
          </table:table-cell>
          <table:table-cell office:value-type="float" office:value="0.0952">
            <text:p>0,095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0.0008">
            <text:p>0,0008</text:p>
          </table:table-cell>
          <table:table-cell office:value-type="float" office:value="0.0134">
            <text:p>0,0134</text:p>
          </table:table-cell>
          <table:table-cell office:value-type="float" office:value="0.0471">
            <text:p>0,0471</text:p>
          </table:table-cell>
          <table:table-cell office:value-type="float" office:value="0.0896">
            <text:p>0,0896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2">
            <text:p>0,0112</text:p>
          </table:table-cell>
          <table:table-cell office:value-type="float" office:value="0.041">
            <text:p>0,041</text:p>
          </table:table-cell>
          <table:table-cell office:value-type="float" office:value="0.0839">
            <text:p>0,0839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96">
            <text:p>0,0096</text:p>
          </table:table-cell>
          <table:table-cell office:value-type="float" office:value="0.0403">
            <text:p>0,0403</text:p>
          </table:table-cell>
          <table:table-cell office:value-type="float" office:value="0.0811">
            <text:p>0,081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97">
            <text:p>0,0097</text:p>
          </table:table-cell>
          <table:table-cell office:value-type="float" office:value="0.0359">
            <text:p>0,0359</text:p>
          </table:table-cell>
          <table:table-cell office:value-type="float" office:value="0.0803">
            <text:p>0,0803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8">
            <text:p>0,008</text:p>
          </table:table-cell>
          <table:table-cell office:value-type="float" office:value="0.0363">
            <text:p>0,0363</text:p>
          </table:table-cell>
          <table:table-cell office:value-type="float" office:value="0.0742">
            <text:p>0,074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77">
            <text:p>0,0077</text:p>
          </table:table-cell>
          <table:table-cell office:value-type="float" office:value="0.0335">
            <text:p>0,0335</text:p>
          </table:table-cell>
          <table:table-cell office:value-type="float" office:value="0.0707">
            <text:p>0,0707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72">
            <text:p>0,0072</text:p>
          </table:table-cell>
          <table:table-cell office:value-type="float" office:value="0.0301">
            <text:p>0,0301</text:p>
          </table:table-cell>
          <table:table-cell office:value-type="float" office:value="0.0676">
            <text:p>0,0676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65">
            <text:p>0,0065</text:p>
          </table:table-cell>
          <table:table-cell office:value-type="float" office:value="0.0297">
            <text:p>0,0297</text:p>
          </table:table-cell>
          <table:table-cell office:value-type="float" office:value="0.0646">
            <text:p>0,0646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2">
            <text:p>0,0052</text:p>
          </table:table-cell>
          <table:table-cell office:value-type="float" office:value="0.0282">
            <text:p>0,0282</text:p>
          </table:table-cell>
          <table:table-cell office:value-type="float" office:value="0.0579">
            <text:p>0,057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8">
            <text:p>0,0048</text:p>
          </table:table-cell>
          <table:table-cell office:value-type="float" office:value="0.0287">
            <text:p>0,0287</text:p>
          </table:table-cell>
          <table:table-cell office:value-type="float" office:value="0.058">
            <text:p>0,05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1">
            <text:p>0,0051</text:p>
          </table:table-cell>
          <table:table-cell office:value-type="float" office:value="0.0239">
            <text:p>0,0239</text:p>
          </table:table-cell>
          <table:table-cell office:value-type="float" office:value="0.0589">
            <text:p>0,058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3">
            <text:p>0,0033</text:p>
          </table:table-cell>
          <table:table-cell office:value-type="float" office:value="0.0237">
            <text:p>0,0237</text:p>
          </table:table-cell>
          <table:table-cell office:value-type="float" office:value="0.0579">
            <text:p>0,0579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3">
            <text:p>0,0033</text:p>
          </table:table-cell>
          <table:table-cell office:value-type="float" office:value="0.0219">
            <text:p>0,0219</text:p>
          </table:table-cell>
          <table:table-cell office:value-type="float" office:value="0.0523">
            <text:p>0,0523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5">
            <text:p>0,0035</text:p>
          </table:table-cell>
          <table:table-cell office:value-type="float" office:value="0.0207">
            <text:p>0,0207</text:p>
          </table:table-cell>
          <table:table-cell office:value-type="float" office:value="0.0516">
            <text:p>0,0516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7">
            <text:p>0,0037</text:p>
          </table:table-cell>
          <table:table-cell office:value-type="float" office:value="0.0187">
            <text:p>0,0187</text:p>
          </table:table-cell>
          <table:table-cell office:value-type="float" office:value="0.0471">
            <text:p>0,0471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">
            <text:p>0,0026</text:p>
          </table:table-cell>
          <table:table-cell office:value-type="float" office:value="0.0172">
            <text:p>0,0172</text:p>
          </table:table-cell>
          <table:table-cell office:value-type="float" office:value="0.0418">
            <text:p>0,041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1">
            <text:p>0,001</text:p>
          </table:table-cell>
          <table:table-cell office:value-type="float" office:value="0.0179">
            <text:p>0,0179</text:p>
          </table:table-cell>
          <table:table-cell office:value-type="float" office:value="0.0423">
            <text:p>0,0423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">
            <text:p>0,0017</text:p>
          </table:table-cell>
          <table:table-cell office:value-type="float" office:value="0.0167">
            <text:p>0,0167</text:p>
          </table:table-cell>
          <table:table-cell office:value-type="float" office:value="0.0392">
            <text:p>0,039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">
            <text:p>0,0017</text:p>
          </table:table-cell>
          <table:table-cell office:value-type="float" office:value="0.0117">
            <text:p>0,0117</text:p>
          </table:table-cell>
          <table:table-cell office:value-type="float" office:value="0.0383">
            <text:p>0,038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">
            <text:p>0,0018</text:p>
          </table:table-cell>
          <table:table-cell office:value-type="float" office:value="0.0142">
            <text:p>0,0142</text:p>
          </table:table-cell>
          <table:table-cell office:value-type="float" office:value="0.037">
            <text:p>0,037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">
            <text:p>0,0015</text:p>
          </table:table-cell>
          <table:table-cell office:value-type="float" office:value="0.0121">
            <text:p>0,0121</text:p>
          </table:table-cell>
          <table:table-cell office:value-type="float" office:value="0.0409">
            <text:p>0,040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">
            <text:p>0,0018</text:p>
          </table:table-cell>
          <table:table-cell office:value-type="float" office:value="0.0105">
            <text:p>0,0105</text:p>
          </table:table-cell>
          <table:table-cell office:value-type="float" office:value="0.0399">
            <text:p>0,0399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">
            <text:p>0,0016</text:p>
          </table:table-cell>
          <table:table-cell office:value-type="float" office:value="0.011">
            <text:p>0,011</text:p>
          </table:table-cell>
          <table:table-cell office:value-type="float" office:value="0.0332">
            <text:p>0,033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124">
            <text:p>0,0124</text:p>
          </table:table-cell>
          <table:table-cell office:value-type="float" office:value="0.0302">
            <text:p>0,030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5">
            <text:p>0,0005</text:p>
          </table:table-cell>
          <table:table-cell office:value-type="float" office:value="0.0094">
            <text:p>0,0094</text:p>
          </table:table-cell>
          <table:table-cell office:value-type="float" office:value="0.0318">
            <text:p>0,031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104">
            <text:p>0,0104</text:p>
          </table:table-cell>
          <table:table-cell office:value-type="float" office:value="0.0293">
            <text:p>0,0293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">
            <text:p>0,0011</text:p>
          </table:table-cell>
          <table:table-cell office:value-type="float" office:value="0.0075">
            <text:p>0,0075</text:p>
          </table:table-cell>
          <table:table-cell office:value-type="float" office:value="0.0316">
            <text:p>0,0316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">
            <text:p>0,0011</text:p>
          </table:table-cell>
          <table:table-cell office:value-type="float" office:value="0.0074">
            <text:p>0,0074</text:p>
          </table:table-cell>
          <table:table-cell office:value-type="float" office:value="0.0305">
            <text:p>0,030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4">
            <text:p>0,0004</text:p>
          </table:table-cell>
          <table:table-cell office:value-type="float" office:value="0.0064">
            <text:p>0,0064</text:p>
          </table:table-cell>
          <table:table-cell office:value-type="float" office:value="0.0258">
            <text:p>0,025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6">
            <text:p>0,0006</text:p>
          </table:table-cell>
          <table:table-cell office:value-type="float" office:value="0.0085">
            <text:p>0,0085</text:p>
          </table:table-cell>
          <table:table-cell office:value-type="float" office:value="0.0277">
            <text:p>0,0277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59">
            <text:p>0,0059</text:p>
          </table:table-cell>
          <table:table-cell office:value-type="float" office:value="0.0233">
            <text:p>0,023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68">
            <text:p>0,0068</text:p>
          </table:table-cell>
          <table:table-cell office:value-type="float" office:value="0.0239">
            <text:p>0,0239</text:p>
          </table:table-cell>
          <table:table-cell/>
        </table:table-row>
      </table:table>
      <table:table table:name="Tabelle1_5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41" table:default-cell-style-name="Default"/>
        <table:table-column table:style-name="co3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sigma=1</text:p>
          </table:table-cell>
          <table:table-cell office:value-type="string">
            <text:p>sigma=2</text:p>
          </table:table-cell>
          <table:table-cell office:value-type="string">
            <text:p>sigma=3</text:p>
          </table:table-cell>
          <table:table-cell office:value-type="string">
            <text:p>sigma=4</text:p>
          </table:table-cell>
          <table:table-cell office:value-type="string">
            <text:p>sigma=5</text:p>
          </table:table-cell>
          <table:table-cell office:value-type="string">
            <text:p>sigma=6</text:p>
          </table:table-cell>
          <table:table-cell office:value-type="string">
            <text:p>sigma=7</text:p>
          </table:table-cell>
          <table:table-cell office:value-type="string">
            <text:p>sigma=8</text:p>
          </table:table-cell>
          <table:table-cell office:value-type="string">
            <text:p>sigma=9</text:p>
          </table:table-cell>
          <table:table-cell office:value-type="string">
            <text:p>sigma=10</text:p>
          </table:table-cell>
          <table:table-cell office:value-type="string">
            <text:p>sigma=11</text:p>
          </table:table-cell>
          <table:table-cell office:value-type="string">
            <text:p>sigma=12</text:p>
          </table:table-cell>
          <table:table-cell office:value-type="string">
            <text:p>sigma=13</text:p>
          </table:table-cell>
          <table:table-cell office:value-type="string">
            <text:p>sigma=14</text:p>
          </table:table-cell>
          <table:table-cell office:value-type="string">
            <text:p>sigma=15</text:p>
          </table:table-cell>
          <table:table-cell office:value-type="string">
            <text:p>sigma=16</text:p>
          </table:table-cell>
          <table:table-cell office:value-type="string">
            <text:p>sigma=17</text:p>
          </table:table-cell>
          <table:table-cell office:value-type="string">
            <text:p>sigma=18</text:p>
          </table:table-cell>
          <table:table-cell office:value-type="string">
            <text:p>sigma=19</text:p>
          </table:table-cell>
          <table:table-cell office:value-type="string">
            <text:p>sigma=20</text:p>
          </table:table-cell>
          <table:table-cell office:value-type="string">
            <text:p>sigma=21</text:p>
          </table:table-cell>
          <table:table-cell office:value-type="string">
            <text:p>sigma=22</text:p>
          </table:table-cell>
          <table:table-cell office:value-type="string">
            <text:p>sigma=23</text:p>
          </table:table-cell>
          <table:table-cell office:value-type="string">
            <text:p>sigma=24</text:p>
          </table:table-cell>
          <table:table-cell office:value-type="string">
            <text:p>sigma=25</text:p>
          </table:table-cell>
          <table:table-cell office:value-type="string">
            <text:p>sigma=26</text:p>
          </table:table-cell>
          <table:table-cell office:value-type="string">
            <text:p>sigma=27</text:p>
          </table:table-cell>
          <table:table-cell office:value-type="string">
            <text:p>sigma=28</text:p>
          </table:table-cell>
          <table:table-cell office:value-type="string">
            <text:p>sigma=29</text:p>
          </table:table-cell>
          <table:table-cell office:value-type="string">
            <text:p>sigma=30</text:p>
          </table:table-cell>
          <table:table-cell office:value-type="string">
            <text:p>sigma=31</text:p>
          </table:table-cell>
          <table:table-cell office:value-type="string">
            <text:p>sigma=32</text:p>
          </table:table-cell>
          <table:table-cell office:value-type="string">
            <text:p>sigma=33</text:p>
          </table:table-cell>
          <table:table-cell office:value-type="string">
            <text:p>sigma=34</text:p>
          </table:table-cell>
          <table:table-cell office:value-type="string">
            <text:p>sigma=35</text:p>
          </table:table-cell>
          <table:table-cell office:value-type="string">
            <text:p>sigma=36</text:p>
          </table:table-cell>
          <table:table-cell office:value-type="string">
            <text:p>sigma=37</text:p>
          </table:table-cell>
          <table:table-cell office:value-type="string">
            <text:p>sigma=38</text:p>
          </table:table-cell>
          <table:table-cell office:value-type="string">
            <text:p>sigma=39</text:p>
          </table:table-cell>
          <table:table-cell office:value-type="string">
            <text:p>sigma=40</text:p>
          </table:table-cell>
          <table:table-cell office:value-type="string">
            <text:p>sigma=41</text:p>
          </table:table-cell>
          <table:table-cell office:value-type="string">
            <text:p>sigma=42</text:p>
          </table:table-cell>
          <table:table-cell office:value-type="string">
            <text:p>sigma=43</text:p>
          </table:table-cell>
          <table:table-cell office:value-type="string">
            <text:p>sigma=44</text:p>
          </table:table-cell>
          <table:table-cell office:value-type="string">
            <text:p>sigma=45</text:p>
          </table:table-cell>
          <table:table-cell office:value-type="string">
            <text:p>sigma=46</text:p>
          </table:table-cell>
          <table:table-cell office:value-type="string">
            <text:p>sigma=47</text:p>
          </table:table-cell>
          <table:table-cell office:value-type="string">
            <text:p>sigma=48</text:p>
          </table:table-cell>
          <table:table-cell office:value-type="string">
            <text:p>sigma=49</text:p>
          </table:table-cell>
          <table:table-cell office:value-type="string">
            <text:p>sigma=50</text:p>
          </table:table-cell>
          <table:table-cell>
            <draw:frame table:end-cell-address="Tabelle1_5.CA70" table:end-x="2.084cm" table:end-y="0.264cm" draw:z-index="0" draw:style-name="gr1" svg:width="61.891cm" svg:height="31.05cm" svg:x="1.163cm" svg:y="0.376cm">
              <draw:object draw:notify-on-update-of-ranges="Tabelle1_5.A1:Tabelle1_5.A1 Tabelle1_5.A2:Tabelle1_5.A101 Tabelle1_5.B1:Tabelle1_5.B1 Tabelle1_5.B2:Tabelle1_5.B101 Tabelle1_5.C1:Tabelle1_5.C1 Tabelle1_5.C2:Tabelle1_5.C101 Tabelle1_5.D1:Tabelle1_5.D1 Tabelle1_5.D2:Tabelle1_5.D101 Tabelle1_5.E1:Tabelle1_5.E1 Tabelle1_5.E2:Tabelle1_5.E101 Tabelle1_5.F1:Tabelle1_5.F1 Tabelle1_5.F2:Tabelle1_5.F101 Tabelle1_5.G1:Tabelle1_5.G1 Tabelle1_5.G2:Tabelle1_5.G101 Tabelle1_5.H1:Tabelle1_5.H1 Tabelle1_5.H2:Tabelle1_5.H101 Tabelle1_5.I1:Tabelle1_5.I1 Tabelle1_5.I2:Tabelle1_5.I101 Tabelle1_5.J1:Tabelle1_5.J1 Tabelle1_5.J2:Tabelle1_5.J101 Tabelle1_5.K1:Tabelle1_5.K1 Tabelle1_5.K2:Tabelle1_5.K101 Tabelle1_5.L1:Tabelle1_5.L1 Tabelle1_5.L2:Tabelle1_5.L101 Tabelle1_5.M1:Tabelle1_5.M1 Tabelle1_5.M2:Tabelle1_5.M101 Tabelle1_5.N1:Tabelle1_5.N1 Tabelle1_5.N2:Tabelle1_5.N101 Tabelle1_5.O1:Tabelle1_5.O1 Tabelle1_5.O2:Tabelle1_5.O101 Tabelle1_5.P1:Tabelle1_5.P1 Tabelle1_5.P2:Tabelle1_5.P101 Tabelle1_5.Q1:Tabelle1_5.Q1 Tabelle1_5.Q2:Tabelle1_5.Q101 Tabelle1_5.R1:Tabelle1_5.R1 Tabelle1_5.R2:Tabelle1_5.R101 Tabelle1_5.S1:Tabelle1_5.S1 Tabelle1_5.S2:Tabelle1_5.S101 Tabelle1_5.T1:Tabelle1_5.T1 Tabelle1_5.T2:Tabelle1_5.T101 Tabelle1_5.U1:Tabelle1_5.U1 Tabelle1_5.U2:Tabelle1_5.U101 Tabelle1_5.V1:Tabelle1_5.V1 Tabelle1_5.V2:Tabelle1_5.V101 Tabelle1_5.W1:Tabelle1_5.W1 Tabelle1_5.W2:Tabelle1_5.W101 Tabelle1_5.X1:Tabelle1_5.X1 Tabelle1_5.X2:Tabelle1_5.X101 Tabelle1_5.Y1:Tabelle1_5.Y1 Tabelle1_5.Y2:Tabelle1_5.Y101 Tabelle1_5.Z1:Tabelle1_5.Z1 Tabelle1_5.Z2:Tabelle1_5.Z101 Tabelle1_5.AA1:Tabelle1_5.AA1 Tabelle1_5.AA2:Tabelle1_5.AA101 Tabelle1_5.AB1:Tabelle1_5.AB1 Tabelle1_5.AB2:Tabelle1_5.AB101 Tabelle1_5.AC1:Tabelle1_5.AC1 Tabelle1_5.AC2:Tabelle1_5.AC101 Tabelle1_5.AD1:Tabelle1_5.AD1 Tabelle1_5.AD2:Tabelle1_5.AD101 Tabelle1_5.AE1:Tabelle1_5.AE1 Tabelle1_5.AE2:Tabelle1_5.AE101 Tabelle1_5.AF1:Tabelle1_5.AF1 Tabelle1_5.AF2:Tabelle1_5.AF101 Tabelle1_5.AG1:Tabelle1_5.AG1 Tabelle1_5.AG2:Tabelle1_5.AG101 Tabelle1_5.AH1:Tabelle1_5.AH1 Tabelle1_5.AH2:Tabelle1_5.AH101 Tabelle1_5.AI1:Tabelle1_5.AI1 Tabelle1_5.AI2:Tabelle1_5.AI101 Tabelle1_5.AJ1:Tabelle1_5.AJ1 Tabelle1_5.AJ2:Tabelle1_5.AJ101 Tabelle1_5.AK1:Tabelle1_5.AK1 Tabelle1_5.AK2:Tabelle1_5.AK101 Tabelle1_5.AL1:Tabelle1_5.AL1 Tabelle1_5.AL2:Tabelle1_5.AL101 Tabelle1_5.AM1:Tabelle1_5.AM1 Tabelle1_5.AM2:Tabelle1_5.AM101 Tabelle1_5.AN1:Tabelle1_5.AN1 Tabelle1_5.AN2:Tabelle1_5.AN101 Tabelle1_5.AO1:Tabelle1_5.AO1 Tabelle1_5.AO2:Tabelle1_5.AO101 Tabelle1_5.AP1:Tabelle1_5.AP1 Tabelle1_5.AP2:Tabelle1_5.AP101 Tabelle1_5.AQ1:Tabelle1_5.AQ1 Tabelle1_5.AQ2:Tabelle1_5.AQ101 Tabelle1_5.AR1:Tabelle1_5.AR1 Tabelle1_5.AR2:Tabelle1_5.AR101 Tabelle1_5.AS1:Tabelle1_5.AS1 Tabelle1_5.AS2:Tabelle1_5.AS101 Tabelle1_5.AT1:Tabelle1_5.AT1 Tabelle1_5.AT2:Tabelle1_5.AT101 Tabelle1_5.AU1:Tabelle1_5.AU1 Tabelle1_5.AU2:Tabelle1_5.AU101 Tabelle1_5.AV1:Tabelle1_5.AV1 Tabelle1_5.AV2:Tabelle1_5.AV101 Tabelle1_5.AW1:Tabelle1_5.AW1 Tabelle1_5.AW2:Tabelle1_5.AW101 Tabelle1_5.AX1:Tabelle1_5.AX1 Tabelle1_5.AX2:Tabelle1_5.AX101 Tabelle1_5.AY1:Tabelle1_5.AY1 Tabelle1_5.AY2:Tabelle1_5.AY1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38" office:value-type="float" office:value="1">
            <text:p>1</text:p>
          </table:table-cell>
          <table:table-cell office:value-type="float" office:value="0.9999">
            <text:p>0,99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8">
            <text:p>0,9998</text:p>
          </table:table-cell>
          <table:table-cell office:value-type="float" office:value="0.9997">
            <text:p>0,9997</text:p>
          </table:table-cell>
          <table:table-cell office:value-type="float" office:value="0.9995">
            <text:p>0,9995</text:p>
          </table:table-cell>
          <table:table-cell office:value-type="float" office:value="0.9999">
            <text:p>0,9999</text:p>
          </table:table-cell>
          <table:table-cell table:number-columns-repeated="2" office:value-type="float" office:value="0.9996">
            <text:p>0,9996</text:p>
          </table:table-cell>
          <table:table-cell office:value-type="float" office:value="0.9993">
            <text:p>0,9993</text:p>
          </table:table-cell>
          <table:table-cell office:value-type="float" office:value="0.999">
            <text:p>0,999</text:p>
          </table:table-cell>
          <table:table-cell office:value-type="float" office:value="0.9988">
            <text:p>0,998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0" office:value-type="float" office:value="1">
            <text:p>1</text:p>
          </table:table-cell>
          <table:table-cell table:number-columns-repeated="2" office:value-type="float" office:value="0.9999">
            <text:p>0,9999</text:p>
          </table:table-cell>
          <table:table-cell office:value-type="float" office:value="1">
            <text:p>1</text:p>
          </table:table-cell>
          <table:table-cell office:value-type="float" office:value="0.9996">
            <text:p>0,9996</text:p>
          </table:table-cell>
          <table:table-cell office:value-type="float" office:value="0.9997">
            <text:p>0,9997</text:p>
          </table:table-cell>
          <table:table-cell office:value-type="float" office:value="0.9996">
            <text:p>0,9996</text:p>
          </table:table-cell>
          <table:table-cell office:value-type="float" office:value="0.9994">
            <text:p>0,9994</text:p>
          </table:table-cell>
          <table:table-cell office:value-type="float" office:value="0.9992">
            <text:p>0,9992</text:p>
          </table:table-cell>
          <table:table-cell office:value-type="float" office:value="0.9993">
            <text:p>0,9993</text:p>
          </table:table-cell>
          <table:table-cell office:value-type="float" office:value="0.9986">
            <text:p>0,9986</text:p>
          </table:table-cell>
          <table:table-cell office:value-type="float" office:value="0.9985">
            <text:p>0,9985</text:p>
          </table:table-cell>
          <table:table-cell office:value-type="float" office:value="0.9983">
            <text:p>0,9983</text:p>
          </table:table-cell>
          <table:table-cell office:value-type="float" office:value="0.9975">
            <text:p>0,9975</text:p>
          </table:table-cell>
          <table:table-cell office:value-type="float" office:value="0.9972">
            <text:p>0,9972</text:p>
          </table:table-cell>
          <table:table-cell office:value-type="float" office:value="0.9962">
            <text:p>0,9962</text:p>
          </table:table-cell>
          <table:table-cell office:value-type="float" office:value="0.9948">
            <text:p>0,9948</text:p>
          </table:table-cell>
          <table:table-cell office:value-type="float" office:value="0.9949">
            <text:p>0,9949</text:p>
          </table:table-cell>
          <table:table-cell office:value-type="float" office:value="0.9947">
            <text:p>0,9947</text:p>
          </table:table-cell>
          <table:table-cell office:value-type="float" office:value="0.9931">
            <text:p>0,9931</text:p>
          </table:table-cell>
          <table:table-cell office:value-type="float" office:value="0.9923">
            <text:p>0,99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7" office:value-type="float" office:value="1">
            <text:p>1</text:p>
          </table:table-cell>
          <table:table-cell table:number-columns-repeated="2" office:value-type="float" office:value="0.9999">
            <text:p>0,9999</text:p>
          </table:table-cell>
          <table:table-cell table:number-columns-repeated="2" office:value-type="float" office:value="0.9998">
            <text:p>0,9998</text:p>
          </table:table-cell>
          <table:table-cell office:value-type="float" office:value="0.9995">
            <text:p>0,9995</text:p>
          </table:table-cell>
          <table:table-cell office:value-type="float" office:value="0.999">
            <text:p>0,999</text:p>
          </table:table-cell>
          <table:table-cell table:number-columns-repeated="2" office:value-type="float" office:value="0.9989">
            <text:p>0,9989</text:p>
          </table:table-cell>
          <table:table-cell office:value-type="float" office:value="0.9984">
            <text:p>0,9984</text:p>
          </table:table-cell>
          <table:table-cell office:value-type="float" office:value="0.9971">
            <text:p>0,9971</text:p>
          </table:table-cell>
          <table:table-cell office:value-type="float" office:value="0.9964">
            <text:p>0,9964</text:p>
          </table:table-cell>
          <table:table-cell office:value-type="float" office:value="0.9953">
            <text:p>0,9953</text:p>
          </table:table-cell>
          <table:table-cell office:value-type="float" office:value="0.9954">
            <text:p>0,9954</text:p>
          </table:table-cell>
          <table:table-cell office:value-type="float" office:value="0.9924">
            <text:p>0,9924</text:p>
          </table:table-cell>
          <table:table-cell office:value-type="float" office:value="0.9926">
            <text:p>0,9926</text:p>
          </table:table-cell>
          <table:table-cell office:value-type="float" office:value="0.9912">
            <text:p>0,9912</text:p>
          </table:table-cell>
          <table:table-cell office:value-type="float" office:value="0.992">
            <text:p>0,992</text:p>
          </table:table-cell>
          <table:table-cell table:number-columns-repeated="3" office:value-type="float" office:value="0.9874">
            <text:p>0,9874</text:p>
          </table:table-cell>
          <table:table-cell office:value-type="float" office:value="0.985">
            <text:p>0,985</text:p>
          </table:table-cell>
          <table:table-cell office:value-type="float" office:value="0.9816">
            <text:p>0,9816</text:p>
          </table:table-cell>
          <table:table-cell office:value-type="float" office:value="0.9804">
            <text:p>0,980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1" office:value-type="float" office:value="1">
            <text:p>1</text:p>
          </table:table-cell>
          <table:table-cell office:value-type="float" office:value="0.9999">
            <text:p>0,99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6">
            <text:p>0,9996</text:p>
          </table:table-cell>
          <table:table-cell office:value-type="float" office:value="0.9998">
            <text:p>0,9998</text:p>
          </table:table-cell>
          <table:table-cell office:value-type="float" office:value="0.9992">
            <text:p>0,9992</text:p>
          </table:table-cell>
          <table:table-cell office:value-type="float" office:value="0.9994">
            <text:p>0,9994</text:p>
          </table:table-cell>
          <table:table-cell office:value-type="float" office:value="0.9989">
            <text:p>0,9989</text:p>
          </table:table-cell>
          <table:table-cell office:value-type="float" office:value="0.9984">
            <text:p>0,9984</text:p>
          </table:table-cell>
          <table:table-cell office:value-type="float" office:value="0.9981">
            <text:p>0,9981</text:p>
          </table:table-cell>
          <table:table-cell office:value-type="float" office:value="0.9975">
            <text:p>0,9975</text:p>
          </table:table-cell>
          <table:table-cell office:value-type="float" office:value="0.997">
            <text:p>0,997</text:p>
          </table:table-cell>
          <table:table-cell office:value-type="float" office:value="0.9957">
            <text:p>0,9957</text:p>
          </table:table-cell>
          <table:table-cell office:value-type="float" office:value="0.9959">
            <text:p>0,9959</text:p>
          </table:table-cell>
          <table:table-cell office:value-type="float" office:value="0.994">
            <text:p>0,994</text:p>
          </table:table-cell>
          <table:table-cell office:value-type="float" office:value="0.9903">
            <text:p>0,9903</text:p>
          </table:table-cell>
          <table:table-cell office:value-type="float" office:value="0.9899">
            <text:p>0,9899</text:p>
          </table:table-cell>
          <table:table-cell office:value-type="float" office:value="0.99">
            <text:p>0,99</text:p>
          </table:table-cell>
          <table:table-cell office:value-type="float" office:value="0.9892">
            <text:p>0,9892</text:p>
          </table:table-cell>
          <table:table-cell office:value-type="float" office:value="0.9856">
            <text:p>0,9856</text:p>
          </table:table-cell>
          <table:table-cell office:value-type="float" office:value="0.983">
            <text:p>0,983</text:p>
          </table:table-cell>
          <table:table-cell office:value-type="float" office:value="0.984">
            <text:p>0,984</text:p>
          </table:table-cell>
          <table:table-cell office:value-type="float" office:value="0.9811">
            <text:p>0,9811</text:p>
          </table:table-cell>
          <table:table-cell office:value-type="float" office:value="0.9766">
            <text:p>0,9766</text:p>
          </table:table-cell>
          <table:table-cell office:value-type="float" office:value="0.9737">
            <text:p>0,9737</text:p>
          </table:table-cell>
          <table:table-cell office:value-type="float" office:value="0.9747">
            <text:p>0,9747</text:p>
          </table:table-cell>
          <table:table-cell office:value-type="float" office:value="0.9701">
            <text:p>0,9701</text:p>
          </table:table-cell>
          <table:table-cell office:value-type="float" office:value="0.9655">
            <text:p>0,9655</text:p>
          </table:table-cell>
          <table:table-cell office:value-type="float" office:value="0.9634">
            <text:p>0,963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1" office:value-type="float" office:value="1">
            <text:p>1</text:p>
          </table:table-cell>
          <table:table-cell table:number-columns-repeated="3" office:value-type="float" office:value="0.9998">
            <text:p>0,9998</text:p>
          </table:table-cell>
          <table:table-cell office:value-type="float" office:value="0.9988">
            <text:p>0,9988</text:p>
          </table:table-cell>
          <table:table-cell office:value-type="float" office:value="0.9993">
            <text:p>0,9993</text:p>
          </table:table-cell>
          <table:table-cell office:value-type="float" office:value="0.9988">
            <text:p>0,9988</text:p>
          </table:table-cell>
          <table:table-cell office:value-type="float" office:value="0.9987">
            <text:p>0,9987</text:p>
          </table:table-cell>
          <table:table-cell office:value-type="float" office:value="0.9973">
            <text:p>0,9973</text:p>
          </table:table-cell>
          <table:table-cell office:value-type="float" office:value="0.997">
            <text:p>0,997</text:p>
          </table:table-cell>
          <table:table-cell office:value-type="float" office:value="0.9952">
            <text:p>0,9952</text:p>
          </table:table-cell>
          <table:table-cell office:value-type="float" office:value="0.9938">
            <text:p>0,9938</text:p>
          </table:table-cell>
          <table:table-cell office:value-type="float" office:value="0.9921">
            <text:p>0,9921</text:p>
          </table:table-cell>
          <table:table-cell office:value-type="float" office:value="0.991">
            <text:p>0,991</text:p>
          </table:table-cell>
          <table:table-cell office:value-type="float" office:value="0.9883">
            <text:p>0,9883</text:p>
          </table:table-cell>
          <table:table-cell office:value-type="float" office:value="0.9865">
            <text:p>0,9865</text:p>
          </table:table-cell>
          <table:table-cell office:value-type="float" office:value="0.9866">
            <text:p>0,9866</text:p>
          </table:table-cell>
          <table:table-cell office:value-type="float" office:value="0.9825">
            <text:p>0,9825</text:p>
          </table:table-cell>
          <table:table-cell office:value-type="float" office:value="0.98">
            <text:p>0,98</text:p>
          </table:table-cell>
          <table:table-cell office:value-type="float" office:value="0.9787">
            <text:p>0,9787</text:p>
          </table:table-cell>
          <table:table-cell office:value-type="float" office:value="0.9732">
            <text:p>0,9732</text:p>
          </table:table-cell>
          <table:table-cell office:value-type="float" office:value="0.9728">
            <text:p>0,9728</text:p>
          </table:table-cell>
          <table:table-cell office:value-type="float" office:value="0.9714">
            <text:p>0,9714</text:p>
          </table:table-cell>
          <table:table-cell office:value-type="float" office:value="0.9658">
            <text:p>0,9658</text:p>
          </table:table-cell>
          <table:table-cell office:value-type="float" office:value="0.9622">
            <text:p>0,9622</text:p>
          </table:table-cell>
          <table:table-cell office:value-type="float" office:value="0.9599">
            <text:p>0,9599</text:p>
          </table:table-cell>
          <table:table-cell office:value-type="float" office:value="0.9545">
            <text:p>0,9545</text:p>
          </table:table-cell>
          <table:table-cell office:value-type="float" office:value="0.9498">
            <text:p>0,9498</text:p>
          </table:table-cell>
          <table:table-cell office:value-type="float" office:value="0.951">
            <text:p>0,951</text:p>
          </table:table-cell>
          <table:table-cell office:value-type="float" office:value="0.9473">
            <text:p>0,947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17" office:value-type="float" office:value="1">
            <text:p>1</text:p>
          </table:table-cell>
          <table:table-cell office:value-type="float" office:value="0.9998">
            <text:p>0,99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6">
            <text:p>0,9996</text:p>
          </table:table-cell>
          <table:table-cell office:value-type="float" office:value="0.9992">
            <text:p>0,9992</text:p>
          </table:table-cell>
          <table:table-cell office:value-type="float" office:value="0.9991">
            <text:p>0,9991</text:p>
          </table:table-cell>
          <table:table-cell office:value-type="float" office:value="0.9978">
            <text:p>0,9978</text:p>
          </table:table-cell>
          <table:table-cell office:value-type="float" office:value="0.9979">
            <text:p>0,9979</text:p>
          </table:table-cell>
          <table:table-cell office:value-type="float" office:value="0.9969">
            <text:p>0,9969</text:p>
          </table:table-cell>
          <table:table-cell office:value-type="float" office:value="0.9971">
            <text:p>0,9971</text:p>
          </table:table-cell>
          <table:table-cell office:value-type="float" office:value="0.9932">
            <text:p>0,9932</text:p>
          </table:table-cell>
          <table:table-cell office:value-type="float" office:value="0.9927">
            <text:p>0,9927</text:p>
          </table:table-cell>
          <table:table-cell office:value-type="float" office:value="0.9911">
            <text:p>0,9911</text:p>
          </table:table-cell>
          <table:table-cell office:value-type="float" office:value="0.9895">
            <text:p>0,9895</text:p>
          </table:table-cell>
          <table:table-cell office:value-type="float" office:value="0.9875">
            <text:p>0,9875</text:p>
          </table:table-cell>
          <table:table-cell office:value-type="float" office:value="0.984">
            <text:p>0,984</text:p>
          </table:table-cell>
          <table:table-cell office:value-type="float" office:value="0.9801">
            <text:p>0,9801</text:p>
          </table:table-cell>
          <table:table-cell office:value-type="float" office:value="0.9754">
            <text:p>0,9754</text:p>
          </table:table-cell>
          <table:table-cell office:value-type="float" office:value="0.977">
            <text:p>0,977</text:p>
          </table:table-cell>
          <table:table-cell office:value-type="float" office:value="0.9718">
            <text:p>0,9718</text:p>
          </table:table-cell>
          <table:table-cell office:value-type="float" office:value="0.9694">
            <text:p>0,9694</text:p>
          </table:table-cell>
          <table:table-cell office:value-type="float" office:value="0.9692">
            <text:p>0,9692</text:p>
          </table:table-cell>
          <table:table-cell office:value-type="float" office:value="0.9625">
            <text:p>0,9625</text:p>
          </table:table-cell>
          <table:table-cell office:value-type="float" office:value="0.9581">
            <text:p>0,9581</text:p>
          </table:table-cell>
          <table:table-cell office:value-type="float" office:value="0.958">
            <text:p>0,958</text:p>
          </table:table-cell>
          <table:table-cell office:value-type="float" office:value="0.9501">
            <text:p>0,9501</text:p>
          </table:table-cell>
          <table:table-cell office:value-type="float" office:value="0.9514">
            <text:p>0,9514</text:p>
          </table:table-cell>
          <table:table-cell office:value-type="float" office:value="0.9445">
            <text:p>0,9445</text:p>
          </table:table-cell>
          <table:table-cell office:value-type="float" office:value="0.9386">
            <text:p>0,9386</text:p>
          </table:table-cell>
          <table:table-cell office:value-type="float" office:value="0.9318">
            <text:p>0,9318</text:p>
          </table:table-cell>
          <table:table-cell office:value-type="float" office:value="0.933">
            <text:p>0,933</text:p>
          </table:table-cell>
          <table:table-cell office:value-type="float" office:value="0.9224">
            <text:p>0,922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16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1">
            <text:p>1</text:p>
          </table:table-cell>
          <table:table-cell office:value-type="float" office:value="0.9999">
            <text:p>0,9999</text:p>
          </table:table-cell>
          <table:table-cell table:number-columns-repeated="2" office:value-type="float" office:value="0.9986">
            <text:p>0,9986</text:p>
          </table:table-cell>
          <table:table-cell office:value-type="float" office:value="0.9979">
            <text:p>0,9979</text:p>
          </table:table-cell>
          <table:table-cell office:value-type="float" office:value="0.9976">
            <text:p>0,9976</text:p>
          </table:table-cell>
          <table:table-cell office:value-type="float" office:value="0.9963">
            <text:p>0,9963</text:p>
          </table:table-cell>
          <table:table-cell office:value-type="float" office:value="0.9965">
            <text:p>0,9965</text:p>
          </table:table-cell>
          <table:table-cell office:value-type="float" office:value="0.9945">
            <text:p>0,9945</text:p>
          </table:table-cell>
          <table:table-cell office:value-type="float" office:value="0.9935">
            <text:p>0,9935</text:p>
          </table:table-cell>
          <table:table-cell office:value-type="float" office:value="0.9909">
            <text:p>0,9909</text:p>
          </table:table-cell>
          <table:table-cell office:value-type="float" office:value="0.9888">
            <text:p>0,9888</text:p>
          </table:table-cell>
          <table:table-cell office:value-type="float" office:value="0.9842">
            <text:p>0,9842</text:p>
          </table:table-cell>
          <table:table-cell office:value-type="float" office:value="0.9861">
            <text:p>0,9861</text:p>
          </table:table-cell>
          <table:table-cell office:value-type="float" office:value="0.9782">
            <text:p>0,9782</text:p>
          </table:table-cell>
          <table:table-cell office:value-type="float" office:value="0.9789">
            <text:p>0,9789</text:p>
          </table:table-cell>
          <table:table-cell office:value-type="float" office:value="0.9771">
            <text:p>0,9771</text:p>
          </table:table-cell>
          <table:table-cell office:value-type="float" office:value="0.9703">
            <text:p>0,9703</text:p>
          </table:table-cell>
          <table:table-cell office:value-type="float" office:value="0.9663">
            <text:p>0,9663</text:p>
          </table:table-cell>
          <table:table-cell office:value-type="float" office:value="0.9629">
            <text:p>0,9629</text:p>
          </table:table-cell>
          <table:table-cell office:value-type="float" office:value="0.9624">
            <text:p>0,9624</text:p>
          </table:table-cell>
          <table:table-cell office:value-type="float" office:value="0.9496">
            <text:p>0,9496</text:p>
          </table:table-cell>
          <table:table-cell office:value-type="float" office:value="0.9516">
            <text:p>0,9516</text:p>
          </table:table-cell>
          <table:table-cell office:value-type="float" office:value="0.9437">
            <text:p>0,9437</text:p>
          </table:table-cell>
          <table:table-cell office:value-type="float" office:value="0.9459">
            <text:p>0,9459</text:p>
          </table:table-cell>
          <table:table-cell office:value-type="float" office:value="0.9356">
            <text:p>0,9356</text:p>
          </table:table-cell>
          <table:table-cell office:value-type="float" office:value="0.9336">
            <text:p>0,9336</text:p>
          </table:table-cell>
          <table:table-cell office:value-type="float" office:value="0.9275">
            <text:p>0,9275</text:p>
          </table:table-cell>
          <table:table-cell office:value-type="float" office:value="0.9238">
            <text:p>0,9238</text:p>
          </table:table-cell>
          <table:table-cell office:value-type="float" office:value="0.9227">
            <text:p>0,9227</text:p>
          </table:table-cell>
          <table:table-cell office:value-type="float" office:value="0.9231">
            <text:p>0,9231</text:p>
          </table:table-cell>
          <table:table-cell office:value-type="float" office:value="0.9116">
            <text:p>0,9116</text:p>
          </table:table-cell>
          <table:table-cell office:value-type="float" office:value="0.9058">
            <text:p>0,905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15" office:value-type="float" office:value="1">
            <text:p>1</text:p>
          </table:table-cell>
          <table:table-cell office:value-type="float" office:value="0.9998">
            <text:p>0,9998</text:p>
          </table:table-cell>
          <table:table-cell office:value-type="float" office:value="0.9997">
            <text:p>0,9997</text:p>
          </table:table-cell>
          <table:table-cell office:value-type="float" office:value="0.9994">
            <text:p>0,9994</text:p>
          </table:table-cell>
          <table:table-cell office:value-type="float" office:value="0.9997">
            <text:p>0,9997</text:p>
          </table:table-cell>
          <table:table-cell office:value-type="float" office:value="0.9987">
            <text:p>0,9987</text:p>
          </table:table-cell>
          <table:table-cell office:value-type="float" office:value="0.998">
            <text:p>0,998</text:p>
          </table:table-cell>
          <table:table-cell office:value-type="float" office:value="0.996">
            <text:p>0,996</text:p>
          </table:table-cell>
          <table:table-cell office:value-type="float" office:value="0.9951">
            <text:p>0,9951</text:p>
          </table:table-cell>
          <table:table-cell office:value-type="float" office:value="0.9946">
            <text:p>0,9946</text:p>
          </table:table-cell>
          <table:table-cell office:value-type="float" office:value="0.9928">
            <text:p>0,9928</text:p>
          </table:table-cell>
          <table:table-cell office:value-type="float" office:value="0.9908">
            <text:p>0,9908</text:p>
          </table:table-cell>
          <table:table-cell office:value-type="float" office:value="0.9855">
            <text:p>0,9855</text:p>
          </table:table-cell>
          <table:table-cell office:value-type="float" office:value="0.9824">
            <text:p>0,9824</text:p>
          </table:table-cell>
          <table:table-cell office:value-type="float" office:value="0.9814">
            <text:p>0,9814</text:p>
          </table:table-cell>
          <table:table-cell office:value-type="float" office:value="0.977">
            <text:p>0,977</text:p>
          </table:table-cell>
          <table:table-cell office:value-type="float" office:value="0.9739">
            <text:p>0,9739</text:p>
          </table:table-cell>
          <table:table-cell office:value-type="float" office:value="0.9699">
            <text:p>0,9699</text:p>
          </table:table-cell>
          <table:table-cell office:value-type="float" office:value="0.9658">
            <text:p>0,9658</text:p>
          </table:table-cell>
          <table:table-cell office:value-type="float" office:value="0.9624">
            <text:p>0,9624</text:p>
          </table:table-cell>
          <table:table-cell office:value-type="float" office:value="0.9592">
            <text:p>0,9592</text:p>
          </table:table-cell>
          <table:table-cell office:value-type="float" office:value="0.9527">
            <text:p>0,9527</text:p>
          </table:table-cell>
          <table:table-cell office:value-type="float" office:value="0.9469">
            <text:p>0,9469</text:p>
          </table:table-cell>
          <table:table-cell office:value-type="float" office:value="0.9453">
            <text:p>0,9453</text:p>
          </table:table-cell>
          <table:table-cell office:value-type="float" office:value="0.9392">
            <text:p>0,9392</text:p>
          </table:table-cell>
          <table:table-cell office:value-type="float" office:value="0.9341">
            <text:p>0,9341</text:p>
          </table:table-cell>
          <table:table-cell office:value-type="float" office:value="0.9274">
            <text:p>0,9274</text:p>
          </table:table-cell>
          <table:table-cell office:value-type="float" office:value="0.9289">
            <text:p>0,9289</text:p>
          </table:table-cell>
          <table:table-cell office:value-type="float" office:value="0.9231">
            <text:p>0,9231</text:p>
          </table:table-cell>
          <table:table-cell office:value-type="float" office:value="0.9091">
            <text:p>0,9091</text:p>
          </table:table-cell>
          <table:table-cell office:value-type="float" office:value="0.9073">
            <text:p>0,9073</text:p>
          </table:table-cell>
          <table:table-cell office:value-type="float" office:value="0.904">
            <text:p>0,904</text:p>
          </table:table-cell>
          <table:table-cell office:value-type="float" office:value="0.9044">
            <text:p>0,9044</text:p>
          </table:table-cell>
          <table:table-cell office:value-type="float" office:value="0.894">
            <text:p>0,894</text:p>
          </table:table-cell>
          <table:table-cell office:value-type="float" office:value="0.8914">
            <text:p>0,8914</text:p>
          </table:table-cell>
          <table:table-cell office:value-type="float" office:value="0.8864">
            <text:p>0,886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14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6">
            <text:p>0,9996</text:p>
          </table:table-cell>
          <table:table-cell table:number-columns-repeated="2" office:value-type="float" office:value="0.9993">
            <text:p>0,9993</text:p>
          </table:table-cell>
          <table:table-cell office:value-type="float" office:value="0.9972">
            <text:p>0,9972</text:p>
          </table:table-cell>
          <table:table-cell office:value-type="float" office:value="0.9962">
            <text:p>0,9962</text:p>
          </table:table-cell>
          <table:table-cell office:value-type="float" office:value="0.9959">
            <text:p>0,9959</text:p>
          </table:table-cell>
          <table:table-cell office:value-type="float" office:value="0.9941">
            <text:p>0,9941</text:p>
          </table:table-cell>
          <table:table-cell office:value-type="float" office:value="0.9912">
            <text:p>0,9912</text:p>
          </table:table-cell>
          <table:table-cell office:value-type="float" office:value="0.9909">
            <text:p>0,9909</text:p>
          </table:table-cell>
          <table:table-cell office:value-type="float" office:value="0.9877">
            <text:p>0,9877</text:p>
          </table:table-cell>
          <table:table-cell office:value-type="float" office:value="0.9839">
            <text:p>0,9839</text:p>
          </table:table-cell>
          <table:table-cell office:value-type="float" office:value="0.9791">
            <text:p>0,9791</text:p>
          </table:table-cell>
          <table:table-cell office:value-type="float" office:value="0.9749">
            <text:p>0,9749</text:p>
          </table:table-cell>
          <table:table-cell office:value-type="float" office:value="0.9713">
            <text:p>0,9713</text:p>
          </table:table-cell>
          <table:table-cell office:value-type="float" office:value="0.9638">
            <text:p>0,9638</text:p>
          </table:table-cell>
          <table:table-cell office:value-type="float" office:value="0.9646">
            <text:p>0,9646</text:p>
          </table:table-cell>
          <table:table-cell office:value-type="float" office:value="0.9573">
            <text:p>0,9573</text:p>
          </table:table-cell>
          <table:table-cell office:value-type="float" office:value="0.9514">
            <text:p>0,9514</text:p>
          </table:table-cell>
          <table:table-cell office:value-type="float" office:value="0.943">
            <text:p>0,943</text:p>
          </table:table-cell>
          <table:table-cell office:value-type="float" office:value="0.9362">
            <text:p>0,9362</text:p>
          </table:table-cell>
          <table:table-cell office:value-type="float" office:value="0.9379">
            <text:p>0,9379</text:p>
          </table:table-cell>
          <table:table-cell office:value-type="float" office:value="0.9347">
            <text:p>0,9347</text:p>
          </table:table-cell>
          <table:table-cell office:value-type="float" office:value="0.9235">
            <text:p>0,9235</text:p>
          </table:table-cell>
          <table:table-cell office:value-type="float" office:value="0.924">
            <text:p>0,924</text:p>
          </table:table-cell>
          <table:table-cell office:value-type="float" office:value="0.9169">
            <text:p>0,9169</text:p>
          </table:table-cell>
          <table:table-cell office:value-type="float" office:value="0.914">
            <text:p>0,914</text:p>
          </table:table-cell>
          <table:table-cell office:value-type="float" office:value="0.9035">
            <text:p>0,9035</text:p>
          </table:table-cell>
          <table:table-cell table:number-columns-repeated="2" office:value-type="float" office:value="0.8958">
            <text:p>0,8958</text:p>
          </table:table-cell>
          <table:table-cell office:value-type="float" office:value="0.89">
            <text:p>0,89</text:p>
          </table:table-cell>
          <table:table-cell office:value-type="float" office:value="0.8823">
            <text:p>0,8823</text:p>
          </table:table-cell>
          <table:table-cell office:value-type="float" office:value="0.8785">
            <text:p>0,8785</text:p>
          </table:table-cell>
          <table:table-cell office:value-type="float" office:value="0.878">
            <text:p>0,878</text:p>
          </table:table-cell>
          <table:table-cell office:value-type="float" office:value="0.8657">
            <text:p>0,8657</text:p>
          </table:table-cell>
          <table:table-cell office:value-type="float" office:value="0.8667">
            <text:p>0,86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12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8">
            <text:p>0,9998</text:p>
          </table:table-cell>
          <table:table-cell office:value-type="float" office:value="0.9994">
            <text:p>0,9994</text:p>
          </table:table-cell>
          <table:table-cell office:value-type="float" office:value="0.9989">
            <text:p>0,9989</text:p>
          </table:table-cell>
          <table:table-cell office:value-type="float" office:value="0.9982">
            <text:p>0,9982</text:p>
          </table:table-cell>
          <table:table-cell office:value-type="float" office:value="0.9973">
            <text:p>0,9973</text:p>
          </table:table-cell>
          <table:table-cell office:value-type="float" office:value="0.9964">
            <text:p>0,9964</text:p>
          </table:table-cell>
          <table:table-cell office:value-type="float" office:value="0.9937">
            <text:p>0,9937</text:p>
          </table:table-cell>
          <table:table-cell office:value-type="float" office:value="0.9918">
            <text:p>0,9918</text:p>
          </table:table-cell>
          <table:table-cell office:value-type="float" office:value="0.989">
            <text:p>0,989</text:p>
          </table:table-cell>
          <table:table-cell office:value-type="float" office:value="0.9886">
            <text:p>0,9886</text:p>
          </table:table-cell>
          <table:table-cell office:value-type="float" office:value="0.9815">
            <text:p>0,9815</text:p>
          </table:table-cell>
          <table:table-cell office:value-type="float" office:value="0.977">
            <text:p>0,977</text:p>
          </table:table-cell>
          <table:table-cell office:value-type="float" office:value="0.9748">
            <text:p>0,9748</text:p>
          </table:table-cell>
          <table:table-cell office:value-type="float" office:value="0.97">
            <text:p>0,97</text:p>
          </table:table-cell>
          <table:table-cell office:value-type="float" office:value="0.9606">
            <text:p>0,9606</text:p>
          </table:table-cell>
          <table:table-cell office:value-type="float" office:value="0.9593">
            <text:p>0,9593</text:p>
          </table:table-cell>
          <table:table-cell office:value-type="float" office:value="0.9512">
            <text:p>0,9512</text:p>
          </table:table-cell>
          <table:table-cell office:value-type="float" office:value="0.9494">
            <text:p>0,9494</text:p>
          </table:table-cell>
          <table:table-cell office:value-type="float" office:value="0.9399">
            <text:p>0,9399</text:p>
          </table:table-cell>
          <table:table-cell office:value-type="float" office:value="0.9388">
            <text:p>0,9388</text:p>
          </table:table-cell>
          <table:table-cell office:value-type="float" office:value="0.9318">
            <text:p>0,9318</text:p>
          </table:table-cell>
          <table:table-cell office:value-type="float" office:value="0.9255">
            <text:p>0,9255</text:p>
          </table:table-cell>
          <table:table-cell office:value-type="float" office:value="0.9205">
            <text:p>0,9205</text:p>
          </table:table-cell>
          <table:table-cell office:value-type="float" office:value="0.9136">
            <text:p>0,9136</text:p>
          </table:table-cell>
          <table:table-cell office:value-type="float" office:value="0.9066">
            <text:p>0,9066</text:p>
          </table:table-cell>
          <table:table-cell office:value-type="float" office:value="0.9014">
            <text:p>0,9014</text:p>
          </table:table-cell>
          <table:table-cell office:value-type="float" office:value="0.901">
            <text:p>0,901</text:p>
          </table:table-cell>
          <table:table-cell office:value-type="float" office:value="0.8875">
            <text:p>0,8875</text:p>
          </table:table-cell>
          <table:table-cell office:value-type="float" office:value="0.8862">
            <text:p>0,8862</text:p>
          </table:table-cell>
          <table:table-cell office:value-type="float" office:value="0.8787">
            <text:p>0,8787</text:p>
          </table:table-cell>
          <table:table-cell office:value-type="float" office:value="0.8732">
            <text:p>0,8732</text:p>
          </table:table-cell>
          <table:table-cell office:value-type="float" office:value="0.8675">
            <text:p>0,8675</text:p>
          </table:table-cell>
          <table:table-cell office:value-type="float" office:value="0.8617">
            <text:p>0,8617</text:p>
          </table:table-cell>
          <table:table-cell office:value-type="float" office:value="0.8535">
            <text:p>0,8535</text:p>
          </table:table-cell>
          <table:table-cell office:value-type="float" office:value="0.8534">
            <text:p>0,8534</text:p>
          </table:table-cell>
          <table:table-cell office:value-type="float" office:value="0.8532">
            <text:p>0,8532</text:p>
          </table:table-cell>
          <table:table-cell office:value-type="float" office:value="0.835">
            <text:p>0,83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11" office:value-type="float" office:value="1">
            <text:p>1</text:p>
          </table:table-cell>
          <table:table-cell office:value-type="float" office:value="0.9998">
            <text:p>0,9998</text:p>
          </table:table-cell>
          <table:table-cell office:value-type="float" office:value="1">
            <text:p>1</text:p>
          </table:table-cell>
          <table:table-cell office:value-type="float" office:value="0.9994">
            <text:p>0,9994</text:p>
          </table:table-cell>
          <table:table-cell office:value-type="float" office:value="0.9987">
            <text:p>0,9987</text:p>
          </table:table-cell>
          <table:table-cell office:value-type="float" office:value="0.9979">
            <text:p>0,9979</text:p>
          </table:table-cell>
          <table:table-cell office:value-type="float" office:value="0.9978">
            <text:p>0,9978</text:p>
          </table:table-cell>
          <table:table-cell office:value-type="float" office:value="0.9944">
            <text:p>0,9944</text:p>
          </table:table-cell>
          <table:table-cell office:value-type="float" office:value="0.9921">
            <text:p>0,9921</text:p>
          </table:table-cell>
          <table:table-cell office:value-type="float" office:value="0.9891">
            <text:p>0,9891</text:p>
          </table:table-cell>
          <table:table-cell office:value-type="float" office:value="0.985">
            <text:p>0,985</text:p>
          </table:table-cell>
          <table:table-cell office:value-type="float" office:value="0.9815">
            <text:p>0,9815</text:p>
          </table:table-cell>
          <table:table-cell office:value-type="float" office:value="0.977">
            <text:p>0,977</text:p>
          </table:table-cell>
          <table:table-cell office:value-type="float" office:value="0.9724">
            <text:p>0,9724</text:p>
          </table:table-cell>
          <table:table-cell office:value-type="float" office:value="0.9693">
            <text:p>0,9693</text:p>
          </table:table-cell>
          <table:table-cell office:value-type="float" office:value="0.9628">
            <text:p>0,9628</text:p>
          </table:table-cell>
          <table:table-cell office:value-type="float" office:value="0.9568">
            <text:p>0,9568</text:p>
          </table:table-cell>
          <table:table-cell office:value-type="float" office:value="0.9523">
            <text:p>0,9523</text:p>
          </table:table-cell>
          <table:table-cell office:value-type="float" office:value="0.9435">
            <text:p>0,9435</text:p>
          </table:table-cell>
          <table:table-cell office:value-type="float" office:value="0.9365">
            <text:p>0,9365</text:p>
          </table:table-cell>
          <table:table-cell office:value-type="float" office:value="0.9317">
            <text:p>0,9317</text:p>
          </table:table-cell>
          <table:table-cell office:value-type="float" office:value="0.9272">
            <text:p>0,9272</text:p>
          </table:table-cell>
          <table:table-cell office:value-type="float" office:value="0.9214">
            <text:p>0,9214</text:p>
          </table:table-cell>
          <table:table-cell office:value-type="float" office:value="0.917">
            <text:p>0,917</text:p>
          </table:table-cell>
          <table:table-cell office:value-type="float" office:value="0.9135">
            <text:p>0,9135</text:p>
          </table:table-cell>
          <table:table-cell office:value-type="float" office:value="0.8982">
            <text:p>0,8982</text:p>
          </table:table-cell>
          <table:table-cell office:value-type="float" office:value="0.8951">
            <text:p>0,8951</text:p>
          </table:table-cell>
          <table:table-cell office:value-type="float" office:value="0.8892">
            <text:p>0,8892</text:p>
          </table:table-cell>
          <table:table-cell office:value-type="float" office:value="0.8859">
            <text:p>0,8859</text:p>
          </table:table-cell>
          <table:table-cell office:value-type="float" office:value="0.8756">
            <text:p>0,8756</text:p>
          </table:table-cell>
          <table:table-cell office:value-type="float" office:value="0.8672">
            <text:p>0,8672</text:p>
          </table:table-cell>
          <table:table-cell office:value-type="float" office:value="0.8702">
            <text:p>0,8702</text:p>
          </table:table-cell>
          <table:table-cell office:value-type="float" office:value="0.8585">
            <text:p>0,8585</text:p>
          </table:table-cell>
          <table:table-cell office:value-type="float" office:value="0.8509">
            <text:p>0,8509</text:p>
          </table:table-cell>
          <table:table-cell office:value-type="float" office:value="0.843">
            <text:p>0,843</text:p>
          </table:table-cell>
          <table:table-cell office:value-type="float" office:value="0.8443">
            <text:p>0,8443</text:p>
          </table:table-cell>
          <table:table-cell office:value-type="float" office:value="0.8327">
            <text:p>0,8327</text:p>
          </table:table-cell>
          <table:table-cell office:value-type="float" office:value="0.8383">
            <text:p>0,8383</text:p>
          </table:table-cell>
          <table:table-cell office:value-type="float" office:value="0.826">
            <text:p>0,826</text:p>
          </table:table-cell>
          <table:table-cell office:value-type="float" office:value="0.8263">
            <text:p>0,826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11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7">
            <text:p>0,9997</text:p>
          </table:table-cell>
          <table:table-cell office:value-type="float" office:value="0.999">
            <text:p>0,999</text:p>
          </table:table-cell>
          <table:table-cell office:value-type="float" office:value="0.9976">
            <text:p>0,9976</text:p>
          </table:table-cell>
          <table:table-cell office:value-type="float" office:value="0.9959">
            <text:p>0,9959</text:p>
          </table:table-cell>
          <table:table-cell office:value-type="float" office:value="0.9931">
            <text:p>0,9931</text:p>
          </table:table-cell>
          <table:table-cell office:value-type="float" office:value="0.9906">
            <text:p>0,9906</text:p>
          </table:table-cell>
          <table:table-cell office:value-type="float" office:value="0.9861">
            <text:p>0,9861</text:p>
          </table:table-cell>
          <table:table-cell office:value-type="float" office:value="0.982">
            <text:p>0,982</text:p>
          </table:table-cell>
          <table:table-cell office:value-type="float" office:value="0.9785">
            <text:p>0,9785</text:p>
          </table:table-cell>
          <table:table-cell office:value-type="float" office:value="0.9744">
            <text:p>0,9744</text:p>
          </table:table-cell>
          <table:table-cell office:value-type="float" office:value="0.9659">
            <text:p>0,9659</text:p>
          </table:table-cell>
          <table:table-cell office:value-type="float" office:value="0.9638">
            <text:p>0,9638</text:p>
          </table:table-cell>
          <table:table-cell office:value-type="float" office:value="0.9574">
            <text:p>0,9574</text:p>
          </table:table-cell>
          <table:table-cell office:value-type="float" office:value="0.9516">
            <text:p>0,9516</text:p>
          </table:table-cell>
          <table:table-cell office:value-type="float" office:value="0.9427">
            <text:p>0,9427</text:p>
          </table:table-cell>
          <table:table-cell office:value-type="float" office:value="0.9371">
            <text:p>0,9371</text:p>
          </table:table-cell>
          <table:table-cell office:value-type="float" office:value="0.9295">
            <text:p>0,9295</text:p>
          </table:table-cell>
          <table:table-cell office:value-type="float" office:value="0.9284">
            <text:p>0,9284</text:p>
          </table:table-cell>
          <table:table-cell office:value-type="float" office:value="0.9122">
            <text:p>0,9122</text:p>
          </table:table-cell>
          <table:table-cell office:value-type="float" office:value="0.9009">
            <text:p>0,9009</text:p>
          </table:table-cell>
          <table:table-cell office:value-type="float" office:value="0.9063">
            <text:p>0,9063</text:p>
          </table:table-cell>
          <table:table-cell office:value-type="float" office:value="0.8949">
            <text:p>0,8949</text:p>
          </table:table-cell>
          <table:table-cell office:value-type="float" office:value="0.8831">
            <text:p>0,8831</text:p>
          </table:table-cell>
          <table:table-cell office:value-type="float" office:value="0.8805">
            <text:p>0,8805</text:p>
          </table:table-cell>
          <table:table-cell office:value-type="float" office:value="0.8807">
            <text:p>0,8807</text:p>
          </table:table-cell>
          <table:table-cell office:value-type="float" office:value="0.8703">
            <text:p>0,8703</text:p>
          </table:table-cell>
          <table:table-cell office:value-type="float" office:value="0.8658">
            <text:p>0,8658</text:p>
          </table:table-cell>
          <table:table-cell office:value-type="float" office:value="0.852">
            <text:p>0,852</text:p>
          </table:table-cell>
          <table:table-cell office:value-type="float" office:value="0.8498">
            <text:p>0,8498</text:p>
          </table:table-cell>
          <table:table-cell office:value-type="float" office:value="0.8487">
            <text:p>0,8487</text:p>
          </table:table-cell>
          <table:table-cell office:value-type="float" office:value="0.8302">
            <text:p>0,8302</text:p>
          </table:table-cell>
          <table:table-cell office:value-type="float" office:value="0.8312">
            <text:p>0,8312</text:p>
          </table:table-cell>
          <table:table-cell office:value-type="float" office:value="0.821">
            <text:p>0,821</text:p>
          </table:table-cell>
          <table:table-cell office:value-type="float" office:value="0.8219">
            <text:p>0,8219</text:p>
          </table:table-cell>
          <table:table-cell office:value-type="float" office:value="0.8181">
            <text:p>0,8181</text:p>
          </table:table-cell>
          <table:table-cell office:value-type="float" office:value="0.8128">
            <text:p>0,8128</text:p>
          </table:table-cell>
          <table:table-cell office:value-type="float" office:value="0.8126">
            <text:p>0,8126</text:p>
          </table:table-cell>
          <table:table-cell office:value-type="float" office:value="0.8005">
            <text:p>0,800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9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6">
            <text:p>0,9996</text:p>
          </table:table-cell>
          <table:table-cell office:value-type="float" office:value="0.9998">
            <text:p>0,9998</text:p>
          </table:table-cell>
          <table:table-cell office:value-type="float" office:value="0.9979">
            <text:p>0,9979</text:p>
          </table:table-cell>
          <table:table-cell office:value-type="float" office:value="0.9955">
            <text:p>0,9955</text:p>
          </table:table-cell>
          <table:table-cell office:value-type="float" office:value="0.9945">
            <text:p>0,9945</text:p>
          </table:table-cell>
          <table:table-cell office:value-type="float" office:value="0.9914">
            <text:p>0,9914</text:p>
          </table:table-cell>
          <table:table-cell office:value-type="float" office:value="0.9897">
            <text:p>0,9897</text:p>
          </table:table-cell>
          <table:table-cell office:value-type="float" office:value="0.9834">
            <text:p>0,9834</text:p>
          </table:table-cell>
          <table:table-cell office:value-type="float" office:value="0.9805">
            <text:p>0,9805</text:p>
          </table:table-cell>
          <table:table-cell office:value-type="float" office:value="0.9738">
            <text:p>0,9738</text:p>
          </table:table-cell>
          <table:table-cell office:value-type="float" office:value="0.9678">
            <text:p>0,9678</text:p>
          </table:table-cell>
          <table:table-cell office:value-type="float" office:value="0.9583">
            <text:p>0,9583</text:p>
          </table:table-cell>
          <table:table-cell office:value-type="float" office:value="0.9536">
            <text:p>0,9536</text:p>
          </table:table-cell>
          <table:table-cell office:value-type="float" office:value="0.9438">
            <text:p>0,9438</text:p>
          </table:table-cell>
          <table:table-cell office:value-type="float" office:value="0.9463">
            <text:p>0,9463</text:p>
          </table:table-cell>
          <table:table-cell office:value-type="float" office:value="0.9317">
            <text:p>0,9317</text:p>
          </table:table-cell>
          <table:table-cell office:value-type="float" office:value="0.9218">
            <text:p>0,9218</text:p>
          </table:table-cell>
          <table:table-cell office:value-type="float" office:value="0.9127">
            <text:p>0,9127</text:p>
          </table:table-cell>
          <table:table-cell office:value-type="float" office:value="0.9066">
            <text:p>0,9066</text:p>
          </table:table-cell>
          <table:table-cell office:value-type="float" office:value="0.9037">
            <text:p>0,9037</text:p>
          </table:table-cell>
          <table:table-cell office:value-type="float" office:value="0.8919">
            <text:p>0,8919</text:p>
          </table:table-cell>
          <table:table-cell office:value-type="float" office:value="0.8881">
            <text:p>0,8881</text:p>
          </table:table-cell>
          <table:table-cell office:value-type="float" office:value="0.8828">
            <text:p>0,8828</text:p>
          </table:table-cell>
          <table:table-cell office:value-type="float" office:value="0.8726">
            <text:p>0,8726</text:p>
          </table:table-cell>
          <table:table-cell office:value-type="float" office:value="0.8694">
            <text:p>0,8694</text:p>
          </table:table-cell>
          <table:table-cell office:value-type="float" office:value="0.8535">
            <text:p>0,8535</text:p>
          </table:table-cell>
          <table:table-cell office:value-type="float" office:value="0.8489">
            <text:p>0,8489</text:p>
          </table:table-cell>
          <table:table-cell office:value-type="float" office:value="0.8468">
            <text:p>0,8468</text:p>
          </table:table-cell>
          <table:table-cell office:value-type="float" office:value="0.8384">
            <text:p>0,8384</text:p>
          </table:table-cell>
          <table:table-cell office:value-type="float" office:value="0.8325">
            <text:p>0,8325</text:p>
          </table:table-cell>
          <table:table-cell office:value-type="float" office:value="0.8272">
            <text:p>0,8272</text:p>
          </table:table-cell>
          <table:table-cell office:value-type="float" office:value="0.8215">
            <text:p>0,8215</text:p>
          </table:table-cell>
          <table:table-cell office:value-type="float" office:value="0.8218">
            <text:p>0,8218</text:p>
          </table:table-cell>
          <table:table-cell office:value-type="float" office:value="0.8135">
            <text:p>0,8135</text:p>
          </table:table-cell>
          <table:table-cell office:value-type="float" office:value="0.8075">
            <text:p>0,8075</text:p>
          </table:table-cell>
          <table:table-cell office:value-type="float" office:value="0.8036">
            <text:p>0,8036</text:p>
          </table:table-cell>
          <table:table-cell office:value-type="float" office:value="0.8022">
            <text:p>0,8022</text:p>
          </table:table-cell>
          <table:table-cell office:value-type="float" office:value="0.7961">
            <text:p>0,7961</text:p>
          </table:table-cell>
          <table:table-cell office:value-type="float" office:value="0.787">
            <text:p>0,787</text:p>
          </table:table-cell>
          <table:table-cell office:value-type="float" office:value="0.7832">
            <text:p>0,783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9"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9999">
            <text:p>0,9999</text:p>
          </table:table-cell>
          <table:table-cell office:value-type="float" office:value="0.9984">
            <text:p>0,9984</text:p>
          </table:table-cell>
          <table:table-cell office:value-type="float" office:value="0.9962">
            <text:p>0,9962</text:p>
          </table:table-cell>
          <table:table-cell office:value-type="float" office:value="0.9942">
            <text:p>0,9942</text:p>
          </table:table-cell>
          <table:table-cell office:value-type="float" office:value="0.9919">
            <text:p>0,9919</text:p>
          </table:table-cell>
          <table:table-cell office:value-type="float" office:value="0.9878">
            <text:p>0,9878</text:p>
          </table:table-cell>
          <table:table-cell office:value-type="float" office:value="0.9803">
            <text:p>0,9803</text:p>
          </table:table-cell>
          <table:table-cell office:value-type="float" office:value="0.9742">
            <text:p>0,9742</text:p>
          </table:table-cell>
          <table:table-cell office:value-type="float" office:value="0.9736">
            <text:p>0,9736</text:p>
          </table:table-cell>
          <table:table-cell office:value-type="float" office:value="0.9601">
            <text:p>0,9601</text:p>
          </table:table-cell>
          <table:table-cell office:value-type="float" office:value="0.9554">
            <text:p>0,9554</text:p>
          </table:table-cell>
          <table:table-cell office:value-type="float" office:value="0.9483">
            <text:p>0,9483</text:p>
          </table:table-cell>
          <table:table-cell office:value-type="float" office:value="0.9347">
            <text:p>0,9347</text:p>
          </table:table-cell>
          <table:table-cell office:value-type="float" office:value="0.9287">
            <text:p>0,9287</text:p>
          </table:table-cell>
          <table:table-cell office:value-type="float" office:value="0.9221">
            <text:p>0,9221</text:p>
          </table:table-cell>
          <table:table-cell office:value-type="float" office:value="0.9146">
            <text:p>0,9146</text:p>
          </table:table-cell>
          <table:table-cell office:value-type="float" office:value="0.9085">
            <text:p>0,9085</text:p>
          </table:table-cell>
          <table:table-cell office:value-type="float" office:value="0.8978">
            <text:p>0,8978</text:p>
          </table:table-cell>
          <table:table-cell office:value-type="float" office:value="0.8866">
            <text:p>0,8866</text:p>
          </table:table-cell>
          <table:table-cell office:value-type="float" office:value="0.8906">
            <text:p>0,8906</text:p>
          </table:table-cell>
          <table:table-cell office:value-type="float" office:value="0.8803">
            <text:p>0,8803</text:p>
          </table:table-cell>
          <table:table-cell office:value-type="float" office:value="0.8674">
            <text:p>0,8674</text:p>
          </table:table-cell>
          <table:table-cell office:value-type="float" office:value="0.8608">
            <text:p>0,8608</text:p>
          </table:table-cell>
          <table:table-cell office:value-type="float" office:value="0.8548">
            <text:p>0,8548</text:p>
          </table:table-cell>
          <table:table-cell office:value-type="float" office:value="0.8472">
            <text:p>0,8472</text:p>
          </table:table-cell>
          <table:table-cell office:value-type="float" office:value="0.8381">
            <text:p>0,8381</text:p>
          </table:table-cell>
          <table:table-cell office:value-type="float" office:value="0.8349">
            <text:p>0,8349</text:p>
          </table:table-cell>
          <table:table-cell office:value-type="float" office:value="0.8332">
            <text:p>0,8332</text:p>
          </table:table-cell>
          <table:table-cell office:value-type="float" office:value="0.8195">
            <text:p>0,8195</text:p>
          </table:table-cell>
          <table:table-cell office:value-type="float" office:value="0.8104">
            <text:p>0,8104</text:p>
          </table:table-cell>
          <table:table-cell office:value-type="float" office:value="0.8036">
            <text:p>0,8036</text:p>
          </table:table-cell>
          <table:table-cell office:value-type="float" office:value="0.8058">
            <text:p>0,8058</text:p>
          </table:table-cell>
          <table:table-cell office:value-type="float" office:value="0.7907">
            <text:p>0,7907</text:p>
          </table:table-cell>
          <table:table-cell office:value-type="float" office:value="0.8022">
            <text:p>0,8022</text:p>
          </table:table-cell>
          <table:table-cell office:value-type="float" office:value="0.7869">
            <text:p>0,7869</text:p>
          </table:table-cell>
          <table:table-cell table:number-columns-repeated="2" office:value-type="float" office:value="0.7744">
            <text:p>0,7744</text:p>
          </table:table-cell>
          <table:table-cell office:value-type="float" office:value="0.7758">
            <text:p>0,7758</text:p>
          </table:table-cell>
          <table:table-cell office:value-type="float" office:value="0.7711">
            <text:p>0,7711</text:p>
          </table:table-cell>
          <table:table-cell office:value-type="float" office:value="0.7658">
            <text:p>0,76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8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1">
            <text:p>0,9991</text:p>
          </table:table-cell>
          <table:table-cell office:value-type="float" office:value="0.998">
            <text:p>0,998</text:p>
          </table:table-cell>
          <table:table-cell office:value-type="float" office:value="0.9964">
            <text:p>0,9964</text:p>
          </table:table-cell>
          <table:table-cell office:value-type="float" office:value="0.9946">
            <text:p>0,9946</text:p>
          </table:table-cell>
          <table:table-cell office:value-type="float" office:value="0.9892">
            <text:p>0,9892</text:p>
          </table:table-cell>
          <table:table-cell office:value-type="float" office:value="0.9836">
            <text:p>0,9836</text:p>
          </table:table-cell>
          <table:table-cell office:value-type="float" office:value="0.9795">
            <text:p>0,9795</text:p>
          </table:table-cell>
          <table:table-cell office:value-type="float" office:value="0.9728">
            <text:p>0,9728</text:p>
          </table:table-cell>
          <table:table-cell office:value-type="float" office:value="0.9669">
            <text:p>0,9669</text:p>
          </table:table-cell>
          <table:table-cell office:value-type="float" office:value="0.9579">
            <text:p>0,9579</text:p>
          </table:table-cell>
          <table:table-cell office:value-type="float" office:value="0.9448">
            <text:p>0,9448</text:p>
          </table:table-cell>
          <table:table-cell office:value-type="float" office:value="0.9375">
            <text:p>0,9375</text:p>
          </table:table-cell>
          <table:table-cell office:value-type="float" office:value="0.9339">
            <text:p>0,9339</text:p>
          </table:table-cell>
          <table:table-cell office:value-type="float" office:value="0.9246">
            <text:p>0,9246</text:p>
          </table:table-cell>
          <table:table-cell office:value-type="float" office:value="0.9112">
            <text:p>0,9112</text:p>
          </table:table-cell>
          <table:table-cell office:value-type="float" office:value="0.9118">
            <text:p>0,9118</text:p>
          </table:table-cell>
          <table:table-cell office:value-type="float" office:value="0.894">
            <text:p>0,894</text:p>
          </table:table-cell>
          <table:table-cell office:value-type="float" office:value="0.8859">
            <text:p>0,8859</text:p>
          </table:table-cell>
          <table:table-cell office:value-type="float" office:value="0.8824">
            <text:p>0,8824</text:p>
          </table:table-cell>
          <table:table-cell office:value-type="float" office:value="0.8762">
            <text:p>0,8762</text:p>
          </table:table-cell>
          <table:table-cell office:value-type="float" office:value="0.8681">
            <text:p>0,8681</text:p>
          </table:table-cell>
          <table:table-cell office:value-type="float" office:value="0.8544">
            <text:p>0,8544</text:p>
          </table:table-cell>
          <table:table-cell office:value-type="float" office:value="0.8437">
            <text:p>0,8437</text:p>
          </table:table-cell>
          <table:table-cell office:value-type="float" office:value="0.841">
            <text:p>0,841</text:p>
          </table:table-cell>
          <table:table-cell office:value-type="float" office:value="0.8306">
            <text:p>0,8306</text:p>
          </table:table-cell>
          <table:table-cell office:value-type="float" office:value="0.8215">
            <text:p>0,8215</text:p>
          </table:table-cell>
          <table:table-cell office:value-type="float" office:value="0.8182">
            <text:p>0,8182</text:p>
          </table:table-cell>
          <table:table-cell office:value-type="float" office:value="0.815">
            <text:p>0,815</text:p>
          </table:table-cell>
          <table:table-cell office:value-type="float" office:value="0.8032">
            <text:p>0,8032</text:p>
          </table:table-cell>
          <table:table-cell office:value-type="float" office:value="0.8017">
            <text:p>0,8017</text:p>
          </table:table-cell>
          <table:table-cell office:value-type="float" office:value="0.792">
            <text:p>0,792</text:p>
          </table:table-cell>
          <table:table-cell office:value-type="float" office:value="0.7891">
            <text:p>0,7891</text:p>
          </table:table-cell>
          <table:table-cell office:value-type="float" office:value="0.7898">
            <text:p>0,7898</text:p>
          </table:table-cell>
          <table:table-cell office:value-type="float" office:value="0.774">
            <text:p>0,774</text:p>
          </table:table-cell>
          <table:table-cell office:value-type="float" office:value="0.7727">
            <text:p>0,7727</text:p>
          </table:table-cell>
          <table:table-cell office:value-type="float" office:value="0.7687">
            <text:p>0,7687</text:p>
          </table:table-cell>
          <table:table-cell office:value-type="float" office:value="0.7574">
            <text:p>0,7574</text:p>
          </table:table-cell>
          <table:table-cell office:value-type="float" office:value="0.7597">
            <text:p>0,7597</text:p>
          </table:table-cell>
          <table:table-cell office:value-type="float" office:value="0.7504">
            <text:p>0,7504</text:p>
          </table:table-cell>
          <table:table-cell office:value-type="float" office:value="0.7448">
            <text:p>0,7448</text:p>
          </table:table-cell>
          <table:table-cell office:value-type="float" office:value="0.7407">
            <text:p>0,74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8"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9986">
            <text:p>0,9986</text:p>
          </table:table-cell>
          <table:table-cell office:value-type="float" office:value="0.9976">
            <text:p>0,9976</text:p>
          </table:table-cell>
          <table:table-cell office:value-type="float" office:value="0.9935">
            <text:p>0,9935</text:p>
          </table:table-cell>
          <table:table-cell office:value-type="float" office:value="0.9891">
            <text:p>0,9891</text:p>
          </table:table-cell>
          <table:table-cell office:value-type="float" office:value="0.9827">
            <text:p>0,9827</text:p>
          </table:table-cell>
          <table:table-cell office:value-type="float" office:value="0.9785">
            <text:p>0,9785</text:p>
          </table:table-cell>
          <table:table-cell office:value-type="float" office:value="0.9677">
            <text:p>0,9677</text:p>
          </table:table-cell>
          <table:table-cell office:value-type="float" office:value="0.9581">
            <text:p>0,9581</text:p>
          </table:table-cell>
          <table:table-cell office:value-type="float" office:value="0.9548">
            <text:p>0,9548</text:p>
          </table:table-cell>
          <table:table-cell office:value-type="float" office:value="0.9449">
            <text:p>0,9449</text:p>
          </table:table-cell>
          <table:table-cell office:value-type="float" office:value="0.9313">
            <text:p>0,9313</text:p>
          </table:table-cell>
          <table:table-cell office:value-type="float" office:value="0.9255">
            <text:p>0,9255</text:p>
          </table:table-cell>
          <table:table-cell office:value-type="float" office:value="0.9104">
            <text:p>0,9104</text:p>
          </table:table-cell>
          <table:table-cell office:value-type="float" office:value="0.9037">
            <text:p>0,9037</text:p>
          </table:table-cell>
          <table:table-cell office:value-type="float" office:value="0.8878">
            <text:p>0,8878</text:p>
          </table:table-cell>
          <table:table-cell office:value-type="float" office:value="0.8937">
            <text:p>0,8937</text:p>
          </table:table-cell>
          <table:table-cell office:value-type="float" office:value="0.8841">
            <text:p>0,8841</text:p>
          </table:table-cell>
          <table:table-cell office:value-type="float" office:value="0.8674">
            <text:p>0,8674</text:p>
          </table:table-cell>
          <table:table-cell office:value-type="float" office:value="0.854">
            <text:p>0,854</text:p>
          </table:table-cell>
          <table:table-cell office:value-type="float" office:value="0.8499">
            <text:p>0,8499</text:p>
          </table:table-cell>
          <table:table-cell office:value-type="float" office:value="0.8426">
            <text:p>0,8426</text:p>
          </table:table-cell>
          <table:table-cell office:value-type="float" office:value="0.8286">
            <text:p>0,8286</text:p>
          </table:table-cell>
          <table:table-cell office:value-type="float" office:value="0.8272">
            <text:p>0,8272</text:p>
          </table:table-cell>
          <table:table-cell office:value-type="float" office:value="0.8171">
            <text:p>0,8171</text:p>
          </table:table-cell>
          <table:table-cell office:value-type="float" office:value="0.8111">
            <text:p>0,8111</text:p>
          </table:table-cell>
          <table:table-cell office:value-type="float" office:value="0.8026">
            <text:p>0,8026</text:p>
          </table:table-cell>
          <table:table-cell office:value-type="float" office:value="0.7963">
            <text:p>0,7963</text:p>
          </table:table-cell>
          <table:table-cell office:value-type="float" office:value="0.789">
            <text:p>0,789</text:p>
          </table:table-cell>
          <table:table-cell office:value-type="float" office:value="0.7881">
            <text:p>0,7881</text:p>
          </table:table-cell>
          <table:table-cell office:value-type="float" office:value="0.7721">
            <text:p>0,7721</text:p>
          </table:table-cell>
          <table:table-cell office:value-type="float" office:value="0.7724">
            <text:p>0,7724</text:p>
          </table:table-cell>
          <table:table-cell office:value-type="float" office:value="0.7638">
            <text:p>0,7638</text:p>
          </table:table-cell>
          <table:table-cell office:value-type="float" office:value="0.7545">
            <text:p>0,7545</text:p>
          </table:table-cell>
          <table:table-cell office:value-type="float" office:value="0.7601">
            <text:p>0,7601</text:p>
          </table:table-cell>
          <table:table-cell office:value-type="float" office:value="0.7555">
            <text:p>0,7555</text:p>
          </table:table-cell>
          <table:table-cell office:value-type="float" office:value="0.7524">
            <text:p>0,7524</text:p>
          </table:table-cell>
          <table:table-cell office:value-type="float" office:value="0.7429">
            <text:p>0,7429</text:p>
          </table:table-cell>
          <table:table-cell office:value-type="float" office:value="0.7362">
            <text:p>0,7362</text:p>
          </table:table-cell>
          <table:table-cell office:value-type="float" office:value="0.7317">
            <text:p>0,7317</text:p>
          </table:table-cell>
          <table:table-cell office:value-type="float" office:value="0.7361">
            <text:p>0,7361</text:p>
          </table:table-cell>
          <table:table-cell office:value-type="float" office:value="0.7304">
            <text:p>0,730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7"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9987">
            <text:p>0,9987</text:p>
          </table:table-cell>
          <table:table-cell office:value-type="float" office:value="0.9955">
            <text:p>0,9955</text:p>
          </table:table-cell>
          <table:table-cell office:value-type="float" office:value="0.9925">
            <text:p>0,9925</text:p>
          </table:table-cell>
          <table:table-cell office:value-type="float" office:value="0.9863">
            <text:p>0,9863</text:p>
          </table:table-cell>
          <table:table-cell office:value-type="float" office:value="0.9824">
            <text:p>0,9824</text:p>
          </table:table-cell>
          <table:table-cell office:value-type="float" office:value="0.975">
            <text:p>0,975</text:p>
          </table:table-cell>
          <table:table-cell office:value-type="float" office:value="0.9635">
            <text:p>0,9635</text:p>
          </table:table-cell>
          <table:table-cell office:value-type="float" office:value="0.9563">
            <text:p>0,9563</text:p>
          </table:table-cell>
          <table:table-cell office:value-type="float" office:value="0.9429">
            <text:p>0,9429</text:p>
          </table:table-cell>
          <table:table-cell office:value-type="float" office:value="0.9368">
            <text:p>0,9368</text:p>
          </table:table-cell>
          <table:table-cell office:value-type="float" office:value="0.9212">
            <text:p>0,9212</text:p>
          </table:table-cell>
          <table:table-cell office:value-type="float" office:value="0.9137">
            <text:p>0,9137</text:p>
          </table:table-cell>
          <table:table-cell table:number-columns-repeated="2" office:value-type="float" office:value="0.8989">
            <text:p>0,8989</text:p>
          </table:table-cell>
          <table:table-cell office:value-type="float" office:value="0.8812">
            <text:p>0,8812</text:p>
          </table:table-cell>
          <table:table-cell office:value-type="float" office:value="0.8702">
            <text:p>0,8702</text:p>
          </table:table-cell>
          <table:table-cell office:value-type="float" office:value="0.8568">
            <text:p>0,8568</text:p>
          </table:table-cell>
          <table:table-cell office:value-type="float" office:value="0.8589">
            <text:p>0,8589</text:p>
          </table:table-cell>
          <table:table-cell office:value-type="float" office:value="0.8462">
            <text:p>0,8462</text:p>
          </table:table-cell>
          <table:table-cell office:value-type="float" office:value="0.8341">
            <text:p>0,8341</text:p>
          </table:table-cell>
          <table:table-cell office:value-type="float" office:value="0.8344">
            <text:p>0,8344</text:p>
          </table:table-cell>
          <table:table-cell office:value-type="float" office:value="0.8196">
            <text:p>0,8196</text:p>
          </table:table-cell>
          <table:table-cell office:value-type="float" office:value="0.8105">
            <text:p>0,8105</text:p>
          </table:table-cell>
          <table:table-cell office:value-type="float" office:value="0.8013">
            <text:p>0,8013</text:p>
          </table:table-cell>
          <table:table-cell office:value-type="float" office:value="0.7987">
            <text:p>0,7987</text:p>
          </table:table-cell>
          <table:table-cell office:value-type="float" office:value="0.7895">
            <text:p>0,7895</text:p>
          </table:table-cell>
          <table:table-cell office:value-type="float" office:value="0.7803">
            <text:p>0,7803</text:p>
          </table:table-cell>
          <table:table-cell office:value-type="float" office:value="0.7729">
            <text:p>0,7729</text:p>
          </table:table-cell>
          <table:table-cell office:value-type="float" office:value="0.768">
            <text:p>0,768</text:p>
          </table:table-cell>
          <table:table-cell office:value-type="float" office:value="0.7679">
            <text:p>0,7679</text:p>
          </table:table-cell>
          <table:table-cell office:value-type="float" office:value="0.7599">
            <text:p>0,7599</text:p>
          </table:table-cell>
          <table:table-cell office:value-type="float" office:value="0.7568">
            <text:p>0,7568</text:p>
          </table:table-cell>
          <table:table-cell office:value-type="float" office:value="0.7506">
            <text:p>0,7506</text:p>
          </table:table-cell>
          <table:table-cell office:value-type="float" office:value="0.7425">
            <text:p>0,7425</text:p>
          </table:table-cell>
          <table:table-cell office:value-type="float" office:value="0.7423">
            <text:p>0,7423</text:p>
          </table:table-cell>
          <table:table-cell office:value-type="float" office:value="0.7268">
            <text:p>0,7268</text:p>
          </table:table-cell>
          <table:table-cell office:value-type="float" office:value="0.7334">
            <text:p>0,7334</text:p>
          </table:table-cell>
          <table:table-cell office:value-type="float" office:value="0.7231">
            <text:p>0,7231</text:p>
          </table:table-cell>
          <table:table-cell office:value-type="float" office:value="0.7155">
            <text:p>0,7155</text:p>
          </table:table-cell>
          <table:table-cell office:value-type="float" office:value="0.7069">
            <text:p>0,7069</text:p>
          </table:table-cell>
          <table:table-cell office:value-type="float" office:value="0.715">
            <text:p>0,715</text:p>
          </table:table-cell>
          <table:table-cell office:value-type="float" office:value="0.7022">
            <text:p>0,702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7">
            <text:p>0,9997</text:p>
          </table:table-cell>
          <table:table-cell office:value-type="float" office:value="0.9987">
            <text:p>0,9987</text:p>
          </table:table-cell>
          <table:table-cell office:value-type="float" office:value="0.9966">
            <text:p>0,9966</text:p>
          </table:table-cell>
          <table:table-cell office:value-type="float" office:value="0.9931">
            <text:p>0,9931</text:p>
          </table:table-cell>
          <table:table-cell office:value-type="float" office:value="0.9886">
            <text:p>0,9886</text:p>
          </table:table-cell>
          <table:table-cell office:value-type="float" office:value="0.9791">
            <text:p>0,9791</text:p>
          </table:table-cell>
          <table:table-cell office:value-type="float" office:value="0.9728">
            <text:p>0,9728</text:p>
          </table:table-cell>
          <table:table-cell office:value-type="float" office:value="0.9617">
            <text:p>0,9617</text:p>
          </table:table-cell>
          <table:table-cell office:value-type="float" office:value="0.9496">
            <text:p>0,9496</text:p>
          </table:table-cell>
          <table:table-cell office:value-type="float" office:value="0.9432">
            <text:p>0,9432</text:p>
          </table:table-cell>
          <table:table-cell office:value-type="float" office:value="0.9225">
            <text:p>0,9225</text:p>
          </table:table-cell>
          <table:table-cell office:value-type="float" office:value="0.9165">
            <text:p>0,9165</text:p>
          </table:table-cell>
          <table:table-cell office:value-type="float" office:value="0.9078">
            <text:p>0,9078</text:p>
          </table:table-cell>
          <table:table-cell office:value-type="float" office:value="0.8878">
            <text:p>0,8878</text:p>
          </table:table-cell>
          <table:table-cell office:value-type="float" office:value="0.8835">
            <text:p>0,8835</text:p>
          </table:table-cell>
          <table:table-cell office:value-type="float" office:value="0.8708">
            <text:p>0,8708</text:p>
          </table:table-cell>
          <table:table-cell office:value-type="float" office:value="0.8555">
            <text:p>0,8555</text:p>
          </table:table-cell>
          <table:table-cell office:value-type="float" office:value="0.8532">
            <text:p>0,8532</text:p>
          </table:table-cell>
          <table:table-cell office:value-type="float" office:value="0.8382">
            <text:p>0,8382</text:p>
          </table:table-cell>
          <table:table-cell office:value-type="float" office:value="0.831">
            <text:p>0,831</text:p>
          </table:table-cell>
          <table:table-cell office:value-type="float" office:value="0.8229">
            <text:p>0,8229</text:p>
          </table:table-cell>
          <table:table-cell office:value-type="float" office:value="0.8139">
            <text:p>0,8139</text:p>
          </table:table-cell>
          <table:table-cell office:value-type="float" office:value="0.8062">
            <text:p>0,8062</text:p>
          </table:table-cell>
          <table:table-cell office:value-type="float" office:value="0.7984">
            <text:p>0,7984</text:p>
          </table:table-cell>
          <table:table-cell office:value-type="float" office:value="0.7821">
            <text:p>0,7821</text:p>
          </table:table-cell>
          <table:table-cell office:value-type="float" office:value="0.7756">
            <text:p>0,7756</text:p>
          </table:table-cell>
          <table:table-cell office:value-type="float" office:value="0.7769">
            <text:p>0,7769</text:p>
          </table:table-cell>
          <table:table-cell office:value-type="float" office:value="0.7683">
            <text:p>0,7683</text:p>
          </table:table-cell>
          <table:table-cell office:value-type="float" office:value="0.7544">
            <text:p>0,7544</text:p>
          </table:table-cell>
          <table:table-cell office:value-type="float" office:value="0.7482">
            <text:p>0,7482</text:p>
          </table:table-cell>
          <table:table-cell office:value-type="float" office:value="0.7512">
            <text:p>0,7512</text:p>
          </table:table-cell>
          <table:table-cell office:value-type="float" office:value="0.7424">
            <text:p>0,7424</text:p>
          </table:table-cell>
          <table:table-cell office:value-type="float" office:value="0.7384">
            <text:p>0,7384</text:p>
          </table:table-cell>
          <table:table-cell office:value-type="float" office:value="0.7191">
            <text:p>0,7191</text:p>
          </table:table-cell>
          <table:table-cell office:value-type="float" office:value="0.722">
            <text:p>0,722</text:p>
          </table:table-cell>
          <table:table-cell office:value-type="float" office:value="0.7221">
            <text:p>0,7221</text:p>
          </table:table-cell>
          <table:table-cell office:value-type="float" office:value="0.7262">
            <text:p>0,7262</text:p>
          </table:table-cell>
          <table:table-cell office:value-type="float" office:value="0.7134">
            <text:p>0,7134</text:p>
          </table:table-cell>
          <table:table-cell office:value-type="float" office:value="0.7154">
            <text:p>0,7154</text:p>
          </table:table-cell>
          <table:table-cell office:value-type="float" office:value="0.6922">
            <text:p>0,6922</text:p>
          </table:table-cell>
          <table:table-cell office:value-type="float" office:value="0.703">
            <text:p>0,703</text:p>
          </table:table-cell>
          <table:table-cell office:value-type="float" office:value="0.6997">
            <text:p>0,6997</text:p>
          </table:table-cell>
          <table:table-cell office:value-type="float" office:value="0.6947">
            <text:p>0,6947</text:p>
          </table:table-cell>
          <table:table-cell office:value-type="float" office:value="0.6903">
            <text:p>0,690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6" office:value-type="float" office:value="1">
            <text:p>1</text:p>
          </table:table-cell>
          <table:table-cell office:value-type="float" office:value="0.9995">
            <text:p>0,9995</text:p>
          </table:table-cell>
          <table:table-cell office:value-type="float" office:value="0.9961">
            <text:p>0,9961</text:p>
          </table:table-cell>
          <table:table-cell office:value-type="float" office:value="0.9931">
            <text:p>0,9931</text:p>
          </table:table-cell>
          <table:table-cell office:value-type="float" office:value="0.9858">
            <text:p>0,9858</text:p>
          </table:table-cell>
          <table:table-cell office:value-type="float" office:value="0.9774">
            <text:p>0,9774</text:p>
          </table:table-cell>
          <table:table-cell office:value-type="float" office:value="0.9669">
            <text:p>0,9669</text:p>
          </table:table-cell>
          <table:table-cell office:value-type="float" office:value="0.9565">
            <text:p>0,9565</text:p>
          </table:table-cell>
          <table:table-cell office:value-type="float" office:value="0.9451">
            <text:p>0,9451</text:p>
          </table:table-cell>
          <table:table-cell office:value-type="float" office:value="0.9299">
            <text:p>0,9299</text:p>
          </table:table-cell>
          <table:table-cell office:value-type="float" office:value="0.9092">
            <text:p>0,9092</text:p>
          </table:table-cell>
          <table:table-cell office:value-type="float" office:value="0.9093">
            <text:p>0,9093</text:p>
          </table:table-cell>
          <table:table-cell office:value-type="float" office:value="0.8946">
            <text:p>0,8946</text:p>
          </table:table-cell>
          <table:table-cell office:value-type="float" office:value="0.8788">
            <text:p>0,8788</text:p>
          </table:table-cell>
          <table:table-cell office:value-type="float" office:value="0.8791">
            <text:p>0,8791</text:p>
          </table:table-cell>
          <table:table-cell office:value-type="float" office:value="0.8521">
            <text:p>0,8521</text:p>
          </table:table-cell>
          <table:table-cell office:value-type="float" office:value="0.8391">
            <text:p>0,8391</text:p>
          </table:table-cell>
          <table:table-cell office:value-type="float" office:value="0.8278">
            <text:p>0,8278</text:p>
          </table:table-cell>
          <table:table-cell office:value-type="float" office:value="0.8288">
            <text:p>0,8288</text:p>
          </table:table-cell>
          <table:table-cell office:value-type="float" office:value="0.8098">
            <text:p>0,8098</text:p>
          </table:table-cell>
          <table:table-cell office:value-type="float" office:value="0.8007">
            <text:p>0,8007</text:p>
          </table:table-cell>
          <table:table-cell office:value-type="float" office:value="0.7896">
            <text:p>0,7896</text:p>
          </table:table-cell>
          <table:table-cell office:value-type="float" office:value="0.7866">
            <text:p>0,7866</text:p>
          </table:table-cell>
          <table:table-cell office:value-type="float" office:value="0.7793">
            <text:p>0,7793</text:p>
          </table:table-cell>
          <table:table-cell office:value-type="float" office:value="0.7668">
            <text:p>0,7668</text:p>
          </table:table-cell>
          <table:table-cell office:value-type="float" office:value="0.7633">
            <text:p>0,7633</text:p>
          </table:table-cell>
          <table:table-cell office:value-type="float" office:value="0.7649">
            <text:p>0,7649</text:p>
          </table:table-cell>
          <table:table-cell office:value-type="float" office:value="0.7486">
            <text:p>0,7486</text:p>
          </table:table-cell>
          <table:table-cell office:value-type="float" office:value="0.7476">
            <text:p>0,7476</text:p>
          </table:table-cell>
          <table:table-cell office:value-type="float" office:value="0.7432">
            <text:p>0,7432</text:p>
          </table:table-cell>
          <table:table-cell office:value-type="float" office:value="0.7265">
            <text:p>0,7265</text:p>
          </table:table-cell>
          <table:table-cell office:value-type="float" office:value="0.7345">
            <text:p>0,7345</text:p>
          </table:table-cell>
          <table:table-cell office:value-type="float" office:value="0.7226">
            <text:p>0,7226</text:p>
          </table:table-cell>
          <table:table-cell office:value-type="float" office:value="0.7127">
            <text:p>0,7127</text:p>
          </table:table-cell>
          <table:table-cell office:value-type="float" office:value="0.7116">
            <text:p>0,7116</text:p>
          </table:table-cell>
          <table:table-cell office:value-type="float" office:value="0.7043">
            <text:p>0,7043</text:p>
          </table:table-cell>
          <table:table-cell office:value-type="float" office:value="0.702">
            <text:p>0,702</text:p>
          </table:table-cell>
          <table:table-cell office:value-type="float" office:value="0.6967">
            <text:p>0,6967</text:p>
          </table:table-cell>
          <table:table-cell office:value-type="float" office:value="0.6918">
            <text:p>0,6918</text:p>
          </table:table-cell>
          <table:table-cell office:value-type="float" office:value="0.6979">
            <text:p>0,6979</text:p>
          </table:table-cell>
          <table:table-cell office:value-type="float" office:value="0.6897">
            <text:p>0,6897</text:p>
          </table:table-cell>
          <table:table-cell office:value-type="float" office:value="0.6854">
            <text:p>0,6854</text:p>
          </table:table-cell>
          <table:table-cell office:value-type="float" office:value="0.6809">
            <text:p>0,6809</text:p>
          </table:table-cell>
          <table:table-cell office:value-type="float" office:value="0.6696">
            <text:p>0,6696</text:p>
          </table:table-cell>
          <table:table-cell office:value-type="float" office:value="0.6787">
            <text:p>0,678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4">
            <text:p>0,9994</text:p>
          </table:table-cell>
          <table:table-cell office:value-type="float" office:value="0.998">
            <text:p>0,998</text:p>
          </table:table-cell>
          <table:table-cell office:value-type="float" office:value="0.9939">
            <text:p>0,9939</text:p>
          </table:table-cell>
          <table:table-cell office:value-type="float" office:value="0.9875">
            <text:p>0,9875</text:p>
          </table:table-cell>
          <table:table-cell office:value-type="float" office:value="0.9757">
            <text:p>0,9757</text:p>
          </table:table-cell>
          <table:table-cell office:value-type="float" office:value="0.9632">
            <text:p>0,9632</text:p>
          </table:table-cell>
          <table:table-cell office:value-type="float" office:value="0.9518">
            <text:p>0,9518</text:p>
          </table:table-cell>
          <table:table-cell office:value-type="float" office:value="0.9388">
            <text:p>0,9388</text:p>
          </table:table-cell>
          <table:table-cell office:value-type="float" office:value="0.928">
            <text:p>0,928</text:p>
          </table:table-cell>
          <table:table-cell office:value-type="float" office:value="0.9102">
            <text:p>0,9102</text:p>
          </table:table-cell>
          <table:table-cell office:value-type="float" office:value="0.8975">
            <text:p>0,8975</text:p>
          </table:table-cell>
          <table:table-cell office:value-type="float" office:value="0.8832">
            <text:p>0,8832</text:p>
          </table:table-cell>
          <table:table-cell office:value-type="float" office:value="0.8646">
            <text:p>0,8646</text:p>
          </table:table-cell>
          <table:table-cell office:value-type="float" office:value="0.8645">
            <text:p>0,8645</text:p>
          </table:table-cell>
          <table:table-cell office:value-type="float" office:value="0.8466">
            <text:p>0,8466</text:p>
          </table:table-cell>
          <table:table-cell office:value-type="float" office:value="0.8347">
            <text:p>0,8347</text:p>
          </table:table-cell>
          <table:table-cell office:value-type="float" office:value="0.816">
            <text:p>0,816</text:p>
          </table:table-cell>
          <table:table-cell office:value-type="float" office:value="0.8081">
            <text:p>0,8081</text:p>
          </table:table-cell>
          <table:table-cell office:value-type="float" office:value="0.7968">
            <text:p>0,7968</text:p>
          </table:table-cell>
          <table:table-cell office:value-type="float" office:value="0.7848">
            <text:p>0,7848</text:p>
          </table:table-cell>
          <table:table-cell office:value-type="float" office:value="0.7785">
            <text:p>0,7785</text:p>
          </table:table-cell>
          <table:table-cell office:value-type="float" office:value="0.7783">
            <text:p>0,7783</text:p>
          </table:table-cell>
          <table:table-cell office:value-type="float" office:value="0.7609">
            <text:p>0,7609</text:p>
          </table:table-cell>
          <table:table-cell office:value-type="float" office:value="0.7502">
            <text:p>0,7502</text:p>
          </table:table-cell>
          <table:table-cell office:value-type="float" office:value="0.7511">
            <text:p>0,7511</text:p>
          </table:table-cell>
          <table:table-cell office:value-type="float" office:value="0.7406">
            <text:p>0,7406</text:p>
          </table:table-cell>
          <table:table-cell office:value-type="float" office:value="0.7373">
            <text:p>0,7373</text:p>
          </table:table-cell>
          <table:table-cell office:value-type="float" office:value="0.7307">
            <text:p>0,7307</text:p>
          </table:table-cell>
          <table:table-cell office:value-type="float" office:value="0.718">
            <text:p>0,718</text:p>
          </table:table-cell>
          <table:table-cell office:value-type="float" office:value="0.7213">
            <text:p>0,7213</text:p>
          </table:table-cell>
          <table:table-cell office:value-type="float" office:value="0.7037">
            <text:p>0,7037</text:p>
          </table:table-cell>
          <table:table-cell office:value-type="float" office:value="0.7061">
            <text:p>0,7061</text:p>
          </table:table-cell>
          <table:table-cell office:value-type="float" office:value="0.7066">
            <text:p>0,7066</text:p>
          </table:table-cell>
          <table:table-cell office:value-type="float" office:value="0.6957">
            <text:p>0,6957</text:p>
          </table:table-cell>
          <table:table-cell office:value-type="float" office:value="0.6927">
            <text:p>0,6927</text:p>
          </table:table-cell>
          <table:table-cell office:value-type="float" office:value="0.6951">
            <text:p>0,6951</text:p>
          </table:table-cell>
          <table:table-cell office:value-type="float" office:value="0.6844">
            <text:p>0,6844</text:p>
          </table:table-cell>
          <table:table-cell office:value-type="float" office:value="0.681">
            <text:p>0,681</text:p>
          </table:table-cell>
          <table:table-cell office:value-type="float" office:value="0.672">
            <text:p>0,672</text:p>
          </table:table-cell>
          <table:table-cell office:value-type="float" office:value="0.6647">
            <text:p>0,6647</text:p>
          </table:table-cell>
          <table:table-cell office:value-type="float" office:value="0.6715">
            <text:p>0,6715</text:p>
          </table:table-cell>
          <table:table-cell office:value-type="float" office:value="0.6624">
            <text:p>0,6624</text:p>
          </table:table-cell>
          <table:table-cell office:value-type="float" office:value="0.6608">
            <text:p>0,6608</text:p>
          </table:table-cell>
          <table:table-cell office:value-type="float" office:value="0.6532">
            <text:p>0,6532</text:p>
          </table:table-cell>
          <table:table-cell office:value-type="float" office:value="0.6592">
            <text:p>0,659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9">
            <text:p>0,999</text:p>
          </table:table-cell>
          <table:table-cell office:value-type="float" office:value="0.9943">
            <text:p>0,9943</text:p>
          </table:table-cell>
          <table:table-cell office:value-type="float" office:value="0.9857">
            <text:p>0,9857</text:p>
          </table:table-cell>
          <table:table-cell office:value-type="float" office:value="0.9792">
            <text:p>0,9792</text:p>
          </table:table-cell>
          <table:table-cell office:value-type="float" office:value="0.9635">
            <text:p>0,9635</text:p>
          </table:table-cell>
          <table:table-cell office:value-type="float" office:value="0.9495">
            <text:p>0,9495</text:p>
          </table:table-cell>
          <table:table-cell office:value-type="float" office:value="0.9313">
            <text:p>0,9313</text:p>
          </table:table-cell>
          <table:table-cell office:value-type="float" office:value="0.923">
            <text:p>0,923</text:p>
          </table:table-cell>
          <table:table-cell office:value-type="float" office:value="0.8946">
            <text:p>0,8946</text:p>
          </table:table-cell>
          <table:table-cell office:value-type="float" office:value="0.8818">
            <text:p>0,8818</text:p>
          </table:table-cell>
          <table:table-cell office:value-type="float" office:value="0.8632">
            <text:p>0,8632</text:p>
          </table:table-cell>
          <table:table-cell office:value-type="float" office:value="0.8583">
            <text:p>0,8583</text:p>
          </table:table-cell>
          <table:table-cell office:value-type="float" office:value="0.83">
            <text:p>0,83</text:p>
          </table:table-cell>
          <table:table-cell office:value-type="float" office:value="0.8263">
            <text:p>0,8263</text:p>
          </table:table-cell>
          <table:table-cell office:value-type="float" office:value="0.8175">
            <text:p>0,8175</text:p>
          </table:table-cell>
          <table:table-cell office:value-type="float" office:value="0.8039">
            <text:p>0,8039</text:p>
          </table:table-cell>
          <table:table-cell office:value-type="float" office:value="0.7908">
            <text:p>0,7908</text:p>
          </table:table-cell>
          <table:table-cell office:value-type="float" office:value="0.776">
            <text:p>0,776</text:p>
          </table:table-cell>
          <table:table-cell office:value-type="float" office:value="0.7766">
            <text:p>0,7766</text:p>
          </table:table-cell>
          <table:table-cell office:value-type="float" office:value="0.7672">
            <text:p>0,7672</text:p>
          </table:table-cell>
          <table:table-cell office:value-type="float" office:value="0.7535">
            <text:p>0,7535</text:p>
          </table:table-cell>
          <table:table-cell office:value-type="float" office:value="0.7463">
            <text:p>0,7463</text:p>
          </table:table-cell>
          <table:table-cell office:value-type="float" office:value="0.7442">
            <text:p>0,7442</text:p>
          </table:table-cell>
          <table:table-cell office:value-type="float" office:value="0.7332">
            <text:p>0,7332</text:p>
          </table:table-cell>
          <table:table-cell office:value-type="float" office:value="0.7201">
            <text:p>0,7201</text:p>
          </table:table-cell>
          <table:table-cell office:value-type="float" office:value="0.7205">
            <text:p>0,7205</text:p>
          </table:table-cell>
          <table:table-cell office:value-type="float" office:value="0.7085">
            <text:p>0,7085</text:p>
          </table:table-cell>
          <table:table-cell office:value-type="float" office:value="0.7055">
            <text:p>0,7055</text:p>
          </table:table-cell>
          <table:table-cell office:value-type="float" office:value="0.6991">
            <text:p>0,6991</text:p>
          </table:table-cell>
          <table:table-cell office:value-type="float" office:value="0.6981">
            <text:p>0,6981</text:p>
          </table:table-cell>
          <table:table-cell office:value-type="float" office:value="0.6943">
            <text:p>0,6943</text:p>
          </table:table-cell>
          <table:table-cell office:value-type="float" office:value="0.6885">
            <text:p>0,6885</text:p>
          </table:table-cell>
          <table:table-cell office:value-type="float" office:value="0.6841">
            <text:p>0,6841</text:p>
          </table:table-cell>
          <table:table-cell office:value-type="float" office:value="0.6758">
            <text:p>0,6758</text:p>
          </table:table-cell>
          <table:table-cell office:value-type="float" office:value="0.6733">
            <text:p>0,6733</text:p>
          </table:table-cell>
          <table:table-cell office:value-type="float" office:value="0.6699">
            <text:p>0,6699</text:p>
          </table:table-cell>
          <table:table-cell office:value-type="float" office:value="0.6589">
            <text:p>0,6589</text:p>
          </table:table-cell>
          <table:table-cell office:value-type="float" office:value="0.6653">
            <text:p>0,6653</text:p>
          </table:table-cell>
          <table:table-cell table:number-columns-repeated="2" office:value-type="float" office:value="0.656">
            <text:p>0,656</text:p>
          </table:table-cell>
          <table:table-cell office:value-type="float" office:value="0.6523">
            <text:p>0,6523</text:p>
          </table:table-cell>
          <table:table-cell office:value-type="float" office:value="0.6508">
            <text:p>0,6508</text:p>
          </table:table-cell>
          <table:table-cell office:value-type="float" office:value="0.6525">
            <text:p>0,6525</text:p>
          </table:table-cell>
          <table:table-cell office:value-type="float" office:value="0.6378">
            <text:p>0,6378</text:p>
          </table:table-cell>
          <table:table-cell office:value-type="float" office:value="0.6309">
            <text:p>0,630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3">
            <text:p>0,9993</text:p>
          </table:table-cell>
          <table:table-cell office:value-type="float" office:value="0.9963">
            <text:p>0,9963</text:p>
          </table:table-cell>
          <table:table-cell office:value-type="float" office:value="0.9859">
            <text:p>0,9859</text:p>
          </table:table-cell>
          <table:table-cell office:value-type="float" office:value="0.9762">
            <text:p>0,9762</text:p>
          </table:table-cell>
          <table:table-cell office:value-type="float" office:value="0.9597">
            <text:p>0,9597</text:p>
          </table:table-cell>
          <table:table-cell office:value-type="float" office:value="0.9463">
            <text:p>0,9463</text:p>
          </table:table-cell>
          <table:table-cell office:value-type="float" office:value="0.9276">
            <text:p>0,9276</text:p>
          </table:table-cell>
          <table:table-cell office:value-type="float" office:value="0.9011">
            <text:p>0,9011</text:p>
          </table:table-cell>
          <table:table-cell office:value-type="float" office:value="0.894">
            <text:p>0,894</text:p>
          </table:table-cell>
          <table:table-cell office:value-type="float" office:value="0.8699">
            <text:p>0,8699</text:p>
          </table:table-cell>
          <table:table-cell office:value-type="float" office:value="0.8576">
            <text:p>0,8576</text:p>
          </table:table-cell>
          <table:table-cell office:value-type="float" office:value="0.8368">
            <text:p>0,8368</text:p>
          </table:table-cell>
          <table:table-cell office:value-type="float" office:value="0.8247">
            <text:p>0,8247</text:p>
          </table:table-cell>
          <table:table-cell office:value-type="float" office:value="0.8112">
            <text:p>0,8112</text:p>
          </table:table-cell>
          <table:table-cell office:value-type="float" office:value="0.7998">
            <text:p>0,7998</text:p>
          </table:table-cell>
          <table:table-cell office:value-type="float" office:value="0.7957">
            <text:p>0,7957</text:p>
          </table:table-cell>
          <table:table-cell office:value-type="float" office:value="0.7746">
            <text:p>0,7746</text:p>
          </table:table-cell>
          <table:table-cell office:value-type="float" office:value="0.7632">
            <text:p>0,7632</text:p>
          </table:table-cell>
          <table:table-cell office:value-type="float" office:value="0.7643">
            <text:p>0,7643</text:p>
          </table:table-cell>
          <table:table-cell office:value-type="float" office:value="0.7486">
            <text:p>0,7486</text:p>
          </table:table-cell>
          <table:table-cell office:value-type="float" office:value="0.7375">
            <text:p>0,7375</text:p>
          </table:table-cell>
          <table:table-cell office:value-type="float" office:value="0.7205">
            <text:p>0,7205</text:p>
          </table:table-cell>
          <table:table-cell office:value-type="float" office:value="0.7195">
            <text:p>0,7195</text:p>
          </table:table-cell>
          <table:table-cell office:value-type="float" office:value="0.722">
            <text:p>0,722</text:p>
          </table:table-cell>
          <table:table-cell office:value-type="float" office:value="0.7129">
            <text:p>0,7129</text:p>
          </table:table-cell>
          <table:table-cell office:value-type="float" office:value="0.6998">
            <text:p>0,6998</text:p>
          </table:table-cell>
          <table:table-cell office:value-type="float" office:value="0.6964">
            <text:p>0,6964</text:p>
          </table:table-cell>
          <table:table-cell office:value-type="float" office:value="0.6856">
            <text:p>0,6856</text:p>
          </table:table-cell>
          <table:table-cell office:value-type="float" office:value="0.6816">
            <text:p>0,6816</text:p>
          </table:table-cell>
          <table:table-cell office:value-type="float" office:value="0.681">
            <text:p>0,681</text:p>
          </table:table-cell>
          <table:table-cell office:value-type="float" office:value="0.6855">
            <text:p>0,6855</text:p>
          </table:table-cell>
          <table:table-cell office:value-type="float" office:value="0.6746">
            <text:p>0,6746</text:p>
          </table:table-cell>
          <table:table-cell office:value-type="float" office:value="0.6625">
            <text:p>0,6625</text:p>
          </table:table-cell>
          <table:table-cell office:value-type="float" office:value="0.6654">
            <text:p>0,6654</text:p>
          </table:table-cell>
          <table:table-cell office:value-type="float" office:value="0.6583">
            <text:p>0,6583</text:p>
          </table:table-cell>
          <table:table-cell office:value-type="float" office:value="0.6544">
            <text:p>0,6544</text:p>
          </table:table-cell>
          <table:table-cell office:value-type="float" office:value="0.6548">
            <text:p>0,6548</text:p>
          </table:table-cell>
          <table:table-cell office:value-type="float" office:value="0.6453">
            <text:p>0,6453</text:p>
          </table:table-cell>
          <table:table-cell office:value-type="float" office:value="0.6409">
            <text:p>0,6409</text:p>
          </table:table-cell>
          <table:table-cell office:value-type="float" office:value="0.647">
            <text:p>0,647</text:p>
          </table:table-cell>
          <table:table-cell office:value-type="float" office:value="0.6346">
            <text:p>0,6346</text:p>
          </table:table-cell>
          <table:table-cell office:value-type="float" office:value="0.6352">
            <text:p>0,6352</text:p>
          </table:table-cell>
          <table:table-cell office:value-type="float" office:value="0.6323">
            <text:p>0,6323</text:p>
          </table:table-cell>
          <table:table-cell office:value-type="float" office:value="0.6383">
            <text:p>0,6383</text:p>
          </table:table-cell>
          <table:table-cell office:value-type="float" office:value="0.6258">
            <text:p>0,6258</text:p>
          </table:table-cell>
          <table:table-cell office:value-type="float" office:value="0.6247">
            <text:p>0,624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0.9996">
            <text:p>0,9996</text:p>
          </table:table-cell>
          <table:table-cell office:value-type="float" office:value="0.996">
            <text:p>0,996</text:p>
          </table:table-cell>
          <table:table-cell office:value-type="float" office:value="0.9897">
            <text:p>0,9897</text:p>
          </table:table-cell>
          <table:table-cell office:value-type="float" office:value="0.9758">
            <text:p>0,9758</text:p>
          </table:table-cell>
          <table:table-cell office:value-type="float" office:value="0.9548">
            <text:p>0,9548</text:p>
          </table:table-cell>
          <table:table-cell office:value-type="float" office:value="0.9413">
            <text:p>0,9413</text:p>
          </table:table-cell>
          <table:table-cell office:value-type="float" office:value="0.9141">
            <text:p>0,9141</text:p>
          </table:table-cell>
          <table:table-cell office:value-type="float" office:value="0.9001">
            <text:p>0,9001</text:p>
          </table:table-cell>
          <table:table-cell office:value-type="float" office:value="0.8791">
            <text:p>0,8791</text:p>
          </table:table-cell>
          <table:table-cell office:value-type="float" office:value="0.8605">
            <text:p>0,8605</text:p>
          </table:table-cell>
          <table:table-cell office:value-type="float" office:value="0.8399">
            <text:p>0,8399</text:p>
          </table:table-cell>
          <table:table-cell office:value-type="float" office:value="0.8238">
            <text:p>0,8238</text:p>
          </table:table-cell>
          <table:table-cell office:value-type="float" office:value="0.8052">
            <text:p>0,8052</text:p>
          </table:table-cell>
          <table:table-cell office:value-type="float" office:value="0.7901">
            <text:p>0,7901</text:p>
          </table:table-cell>
          <table:table-cell office:value-type="float" office:value="0.7772">
            <text:p>0,7772</text:p>
          </table:table-cell>
          <table:table-cell office:value-type="float" office:value="0.7703">
            <text:p>0,7703</text:p>
          </table:table-cell>
          <table:table-cell office:value-type="float" office:value="0.7619">
            <text:p>0,7619</text:p>
          </table:table-cell>
          <table:table-cell office:value-type="float" office:value="0.7455">
            <text:p>0,7455</text:p>
          </table:table-cell>
          <table:table-cell office:value-type="float" office:value="0.7337">
            <text:p>0,7337</text:p>
          </table:table-cell>
          <table:table-cell office:value-type="float" office:value="0.735">
            <text:p>0,735</text:p>
          </table:table-cell>
          <table:table-cell office:value-type="float" office:value="0.7192">
            <text:p>0,7192</text:p>
          </table:table-cell>
          <table:table-cell office:value-type="float" office:value="0.7047">
            <text:p>0,7047</text:p>
          </table:table-cell>
          <table:table-cell office:value-type="float" office:value="0.7074">
            <text:p>0,7074</text:p>
          </table:table-cell>
          <table:table-cell office:value-type="float" office:value="0.6953">
            <text:p>0,6953</text:p>
          </table:table-cell>
          <table:table-cell office:value-type="float" office:value="0.6907">
            <text:p>0,6907</text:p>
          </table:table-cell>
          <table:table-cell office:value-type="float" office:value="0.6831">
            <text:p>0,6831</text:p>
          </table:table-cell>
          <table:table-cell office:value-type="float" office:value="0.6807">
            <text:p>0,6807</text:p>
          </table:table-cell>
          <table:table-cell office:value-type="float" office:value="0.6724">
            <text:p>0,6724</text:p>
          </table:table-cell>
          <table:table-cell office:value-type="float" office:value="0.6701">
            <text:p>0,6701</text:p>
          </table:table-cell>
          <table:table-cell office:value-type="float" office:value="0.6651">
            <text:p>0,6651</text:p>
          </table:table-cell>
          <table:table-cell office:value-type="float" office:value="0.6586">
            <text:p>0,6586</text:p>
          </table:table-cell>
          <table:table-cell office:value-type="float" office:value="0.6556">
            <text:p>0,6556</text:p>
          </table:table-cell>
          <table:table-cell office:value-type="float" office:value="0.6547">
            <text:p>0,6547</text:p>
          </table:table-cell>
          <table:table-cell office:value-type="float" office:value="0.6488">
            <text:p>0,6488</text:p>
          </table:table-cell>
          <table:table-cell office:value-type="float" office:value="0.6486">
            <text:p>0,6486</text:p>
          </table:table-cell>
          <table:table-cell office:value-type="float" office:value="0.6391">
            <text:p>0,6391</text:p>
          </table:table-cell>
          <table:table-cell office:value-type="float" office:value="0.6395">
            <text:p>0,6395</text:p>
          </table:table-cell>
          <table:table-cell office:value-type="float" office:value="0.6298">
            <text:p>0,6298</text:p>
          </table:table-cell>
          <table:table-cell office:value-type="float" office:value="0.6379">
            <text:p>0,6379</text:p>
          </table:table-cell>
          <table:table-cell office:value-type="float" office:value="0.6288">
            <text:p>0,6288</text:p>
          </table:table-cell>
          <table:table-cell office:value-type="float" office:value="0.6334">
            <text:p>0,6334</text:p>
          </table:table-cell>
          <table:table-cell office:value-type="float" office:value="0.6232">
            <text:p>0,6232</text:p>
          </table:table-cell>
          <table:table-cell office:value-type="float" office:value="0.6276">
            <text:p>0,6276</text:p>
          </table:table-cell>
          <table:table-cell office:value-type="float" office:value="0.6134">
            <text:p>0,6134</text:p>
          </table:table-cell>
          <table:table-cell office:value-type="float" office:value="0.6146">
            <text:p>0,6146</text:p>
          </table:table-cell>
          <table:table-cell office:value-type="float" office:value="0.6117">
            <text:p>0,6117</text:p>
          </table:table-cell>
          <table:table-cell office:value-type="float" office:value="0.6125">
            <text:p>0,612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office:value-type="float" office:value="0.998">
            <text:p>0,998</text:p>
          </table:table-cell>
          <table:table-cell office:value-type="float" office:value="0.991">
            <text:p>0,991</text:p>
          </table:table-cell>
          <table:table-cell office:value-type="float" office:value="0.9764">
            <text:p>0,9764</text:p>
          </table:table-cell>
          <table:table-cell office:value-type="float" office:value="0.9583">
            <text:p>0,9583</text:p>
          </table:table-cell>
          <table:table-cell office:value-type="float" office:value="0.9324">
            <text:p>0,9324</text:p>
          </table:table-cell>
          <table:table-cell office:value-type="float" office:value="0.9117">
            <text:p>0,9117</text:p>
          </table:table-cell>
          <table:table-cell office:value-type="float" office:value="0.8796">
            <text:p>0,8796</text:p>
          </table:table-cell>
          <table:table-cell office:value-type="float" office:value="0.8662">
            <text:p>0,8662</text:p>
          </table:table-cell>
          <table:table-cell office:value-type="float" office:value="0.8477">
            <text:p>0,8477</text:p>
          </table:table-cell>
          <table:table-cell office:value-type="float" office:value="0.822">
            <text:p>0,822</text:p>
          </table:table-cell>
          <table:table-cell office:value-type="float" office:value="0.8055">
            <text:p>0,8055</text:p>
          </table:table-cell>
          <table:table-cell office:value-type="float" office:value="0.7925">
            <text:p>0,7925</text:p>
          </table:table-cell>
          <table:table-cell office:value-type="float" office:value="0.7821">
            <text:p>0,7821</text:p>
          </table:table-cell>
          <table:table-cell office:value-type="float" office:value="0.758">
            <text:p>0,758</text:p>
          </table:table-cell>
          <table:table-cell office:value-type="float" office:value="0.7429">
            <text:p>0,7429</text:p>
          </table:table-cell>
          <table:table-cell office:value-type="float" office:value="0.7378">
            <text:p>0,7378</text:p>
          </table:table-cell>
          <table:table-cell office:value-type="float" office:value="0.7206">
            <text:p>0,7206</text:p>
          </table:table-cell>
          <table:table-cell office:value-type="float" office:value="0.7111">
            <text:p>0,7111</text:p>
          </table:table-cell>
          <table:table-cell office:value-type="float" office:value="0.7043">
            <text:p>0,7043</text:p>
          </table:table-cell>
          <table:table-cell office:value-type="float" office:value="0.7006">
            <text:p>0,7006</text:p>
          </table:table-cell>
          <table:table-cell office:value-type="float" office:value="0.6971">
            <text:p>0,6971</text:p>
          </table:table-cell>
          <table:table-cell office:value-type="float" office:value="0.6871">
            <text:p>0,6871</text:p>
          </table:table-cell>
          <table:table-cell office:value-type="float" office:value="0.6774">
            <text:p>0,6774</text:p>
          </table:table-cell>
          <table:table-cell office:value-type="float" office:value="0.6713">
            <text:p>0,6713</text:p>
          </table:table-cell>
          <table:table-cell office:value-type="float" office:value="0.6691">
            <text:p>0,6691</text:p>
          </table:table-cell>
          <table:table-cell office:value-type="float" office:value="0.6654">
            <text:p>0,6654</text:p>
          </table:table-cell>
          <table:table-cell office:value-type="float" office:value="0.6617">
            <text:p>0,6617</text:p>
          </table:table-cell>
          <table:table-cell office:value-type="float" office:value="0.6499">
            <text:p>0,6499</text:p>
          </table:table-cell>
          <table:table-cell office:value-type="float" office:value="0.6457">
            <text:p>0,6457</text:p>
          </table:table-cell>
          <table:table-cell office:value-type="float" office:value="0.6344">
            <text:p>0,6344</text:p>
          </table:table-cell>
          <table:table-cell office:value-type="float" office:value="0.6389">
            <text:p>0,6389</text:p>
          </table:table-cell>
          <table:table-cell office:value-type="float" office:value="0.6307">
            <text:p>0,6307</text:p>
          </table:table-cell>
          <table:table-cell office:value-type="float" office:value="0.6336">
            <text:p>0,6336</text:p>
          </table:table-cell>
          <table:table-cell office:value-type="float" office:value="0.6318">
            <text:p>0,6318</text:p>
          </table:table-cell>
          <table:table-cell office:value-type="float" office:value="0.6222">
            <text:p>0,6222</text:p>
          </table:table-cell>
          <table:table-cell office:value-type="float" office:value="0.6233">
            <text:p>0,6233</text:p>
          </table:table-cell>
          <table:table-cell office:value-type="float" office:value="0.6165">
            <text:p>0,6165</text:p>
          </table:table-cell>
          <table:table-cell office:value-type="float" office:value="0.6171">
            <text:p>0,6171</text:p>
          </table:table-cell>
          <table:table-cell office:value-type="float" office:value="0.6152">
            <text:p>0,6152</text:p>
          </table:table-cell>
          <table:table-cell office:value-type="float" office:value="0.6182">
            <text:p>0,6182</text:p>
          </table:table-cell>
          <table:table-cell office:value-type="float" office:value="0.6082">
            <text:p>0,6082</text:p>
          </table:table-cell>
          <table:table-cell office:value-type="float" office:value="0.6113">
            <text:p>0,6113</text:p>
          </table:table-cell>
          <table:table-cell office:value-type="float" office:value="0.6035">
            <text:p>0,6035</text:p>
          </table:table-cell>
          <table:table-cell office:value-type="float" office:value="0.595">
            <text:p>0,595</text:p>
          </table:table-cell>
          <table:table-cell office:value-type="float" office:value="0.6043">
            <text:p>0,6043</text:p>
          </table:table-cell>
          <table:table-cell office:value-type="float" office:value="0.5989">
            <text:p>0,5989</text:p>
          </table:table-cell>
          <table:table-cell office:value-type="float" office:value="0.5953">
            <text:p>0,595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5">
            <text:p>0,9995</text:p>
          </table:table-cell>
          <table:table-cell office:value-type="float" office:value="0.9938">
            <text:p>0,9938</text:p>
          </table:table-cell>
          <table:table-cell office:value-type="float" office:value="0.9789">
            <text:p>0,9789</text:p>
          </table:table-cell>
          <table:table-cell office:value-type="float" office:value="0.9568">
            <text:p>0,9568</text:p>
          </table:table-cell>
          <table:table-cell office:value-type="float" office:value="0.928">
            <text:p>0,928</text:p>
          </table:table-cell>
          <table:table-cell office:value-type="float" office:value="0.9045">
            <text:p>0,9045</text:p>
          </table:table-cell>
          <table:table-cell office:value-type="float" office:value="0.8663">
            <text:p>0,8663</text:p>
          </table:table-cell>
          <table:table-cell office:value-type="float" office:value="0.8454">
            <text:p>0,8454</text:p>
          </table:table-cell>
          <table:table-cell office:value-type="float" office:value="0.8294">
            <text:p>0,8294</text:p>
          </table:table-cell>
          <table:table-cell office:value-type="float" office:value="0.8026">
            <text:p>0,8026</text:p>
          </table:table-cell>
          <table:table-cell office:value-type="float" office:value="0.792">
            <text:p>0,792</text:p>
          </table:table-cell>
          <table:table-cell office:value-type="float" office:value="0.768">
            <text:p>0,768</text:p>
          </table:table-cell>
          <table:table-cell office:value-type="float" office:value="0.7493">
            <text:p>0,7493</text:p>
          </table:table-cell>
          <table:table-cell office:value-type="float" office:value="0.7407">
            <text:p>0,7407</text:p>
          </table:table-cell>
          <table:table-cell office:value-type="float" office:value="0.7255">
            <text:p>0,7255</text:p>
          </table:table-cell>
          <table:table-cell office:value-type="float" office:value="0.7112">
            <text:p>0,7112</text:p>
          </table:table-cell>
          <table:table-cell office:value-type="float" office:value="0.7055">
            <text:p>0,7055</text:p>
          </table:table-cell>
          <table:table-cell office:value-type="float" office:value="0.6971">
            <text:p>0,6971</text:p>
          </table:table-cell>
          <table:table-cell office:value-type="float" office:value="0.6915">
            <text:p>0,6915</text:p>
          </table:table-cell>
          <table:table-cell office:value-type="float" office:value="0.6806">
            <text:p>0,6806</text:p>
          </table:table-cell>
          <table:table-cell office:value-type="float" office:value="0.6711">
            <text:p>0,6711</text:p>
          </table:table-cell>
          <table:table-cell office:value-type="float" office:value="0.6713">
            <text:p>0,6713</text:p>
          </table:table-cell>
          <table:table-cell office:value-type="float" office:value="0.669">
            <text:p>0,669</text:p>
          </table:table-cell>
          <table:table-cell office:value-type="float" office:value="0.6561">
            <text:p>0,6561</text:p>
          </table:table-cell>
          <table:table-cell office:value-type="float" office:value="0.6507">
            <text:p>0,6507</text:p>
          </table:table-cell>
          <table:table-cell office:value-type="float" office:value="0.6399">
            <text:p>0,6399</text:p>
          </table:table-cell>
          <table:table-cell office:value-type="float" office:value="0.6351">
            <text:p>0,6351</text:p>
          </table:table-cell>
          <table:table-cell office:value-type="float" office:value="0.6397">
            <text:p>0,6397</text:p>
          </table:table-cell>
          <table:table-cell office:value-type="float" office:value="0.6365">
            <text:p>0,6365</text:p>
          </table:table-cell>
          <table:table-cell office:value-type="float" office:value="0.6298">
            <text:p>0,6298</text:p>
          </table:table-cell>
          <table:table-cell office:value-type="float" office:value="0.627">
            <text:p>0,627</text:p>
          </table:table-cell>
          <table:table-cell office:value-type="float" office:value="0.6162">
            <text:p>0,6162</text:p>
          </table:table-cell>
          <table:table-cell office:value-type="float" office:value="0.6157">
            <text:p>0,6157</text:p>
          </table:table-cell>
          <table:table-cell office:value-type="float" office:value="0.6057">
            <text:p>0,6057</text:p>
          </table:table-cell>
          <table:table-cell office:value-type="float" office:value="0.6134">
            <text:p>0,6134</text:p>
          </table:table-cell>
          <table:table-cell office:value-type="float" office:value="0.6097">
            <text:p>0,6097</text:p>
          </table:table-cell>
          <table:table-cell office:value-type="float" office:value="0.6016">
            <text:p>0,6016</text:p>
          </table:table-cell>
          <table:table-cell office:value-type="float" office:value="0.6034">
            <text:p>0,6034</text:p>
          </table:table-cell>
          <table:table-cell office:value-type="float" office:value="0.601">
            <text:p>0,601</text:p>
          </table:table-cell>
          <table:table-cell office:value-type="float" office:value="0.5953">
            <text:p>0,5953</text:p>
          </table:table-cell>
          <table:table-cell office:value-type="float" office:value="0.6018">
            <text:p>0,6018</text:p>
          </table:table-cell>
          <table:table-cell office:value-type="float" office:value="0.5954">
            <text:p>0,5954</text:p>
          </table:table-cell>
          <table:table-cell office:value-type="float" office:value="0.5919">
            <text:p>0,5919</text:p>
          </table:table-cell>
          <table:table-cell office:value-type="float" office:value="0.5918">
            <text:p>0,5918</text:p>
          </table:table-cell>
          <table:table-cell office:value-type="float" office:value="0.5877">
            <text:p>0,5877</text:p>
          </table:table-cell>
          <table:table-cell office:value-type="float" office:value="0.5766">
            <text:p>0,5766</text:p>
          </table:table-cell>
          <table:table-cell office:value-type="float" office:value="0.5838">
            <text:p>0,5838</text:p>
          </table:table-cell>
          <table:table-cell office:value-type="float" office:value="0.5794">
            <text:p>0,57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974">
            <text:p>0,9974</text:p>
          </table:table-cell>
          <table:table-cell office:value-type="float" office:value="0.9824">
            <text:p>0,9824</text:p>
          </table:table-cell>
          <table:table-cell office:value-type="float" office:value="0.958">
            <text:p>0,958</text:p>
          </table:table-cell>
          <table:table-cell office:value-type="float" office:value="0.9194">
            <text:p>0,9194</text:p>
          </table:table-cell>
          <table:table-cell office:value-type="float" office:value="0.8929">
            <text:p>0,8929</text:p>
          </table:table-cell>
          <table:table-cell office:value-type="float" office:value="0.8592">
            <text:p>0,8592</text:p>
          </table:table-cell>
          <table:table-cell office:value-type="float" office:value="0.8292">
            <text:p>0,8292</text:p>
          </table:table-cell>
          <table:table-cell office:value-type="float" office:value="0.8005">
            <text:p>0,8005</text:p>
          </table:table-cell>
          <table:table-cell office:value-type="float" office:value="0.7774">
            <text:p>0,7774</text:p>
          </table:table-cell>
          <table:table-cell office:value-type="float" office:value="0.764">
            <text:p>0,764</text:p>
          </table:table-cell>
          <table:table-cell office:value-type="float" office:value="0.7409">
            <text:p>0,7409</text:p>
          </table:table-cell>
          <table:table-cell office:value-type="float" office:value="0.7324">
            <text:p>0,7324</text:p>
          </table:table-cell>
          <table:table-cell office:value-type="float" office:value="0.7069">
            <text:p>0,7069</text:p>
          </table:table-cell>
          <table:table-cell office:value-type="float" office:value="0.7004">
            <text:p>0,7004</text:p>
          </table:table-cell>
          <table:table-cell office:value-type="float" office:value="0.698">
            <text:p>0,698</text:p>
          </table:table-cell>
          <table:table-cell office:value-type="float" office:value="0.6801">
            <text:p>0,6801</text:p>
          </table:table-cell>
          <table:table-cell office:value-type="float" office:value="0.6743">
            <text:p>0,6743</text:p>
          </table:table-cell>
          <table:table-cell office:value-type="float" office:value="0.6668">
            <text:p>0,6668</text:p>
          </table:table-cell>
          <table:table-cell office:value-type="float" office:value="0.6666">
            <text:p>0,6666</text:p>
          </table:table-cell>
          <table:table-cell office:value-type="float" office:value="0.652">
            <text:p>0,652</text:p>
          </table:table-cell>
          <table:table-cell office:value-type="float" office:value="0.6457">
            <text:p>0,6457</text:p>
          </table:table-cell>
          <table:table-cell office:value-type="float" office:value="0.6447">
            <text:p>0,6447</text:p>
          </table:table-cell>
          <table:table-cell office:value-type="float" office:value="0.6358">
            <text:p>0,6358</text:p>
          </table:table-cell>
          <table:table-cell office:value-type="float" office:value="0.626">
            <text:p>0,626</text:p>
          </table:table-cell>
          <table:table-cell office:value-type="float" office:value="0.6281">
            <text:p>0,6281</text:p>
          </table:table-cell>
          <table:table-cell office:value-type="float" office:value="0.6205">
            <text:p>0,6205</text:p>
          </table:table-cell>
          <table:table-cell office:value-type="float" office:value="0.6163">
            <text:p>0,6163</text:p>
          </table:table-cell>
          <table:table-cell office:value-type="float" office:value="0.6119">
            <text:p>0,6119</text:p>
          </table:table-cell>
          <table:table-cell office:value-type="float" office:value="0.6081">
            <text:p>0,6081</text:p>
          </table:table-cell>
          <table:table-cell office:value-type="float" office:value="0.605">
            <text:p>0,605</text:p>
          </table:table-cell>
          <table:table-cell office:value-type="float" office:value="0.6039">
            <text:p>0,6039</text:p>
          </table:table-cell>
          <table:table-cell office:value-type="float" office:value="0.5954">
            <text:p>0,5954</text:p>
          </table:table-cell>
          <table:table-cell office:value-type="float" office:value="0.5998">
            <text:p>0,5998</text:p>
          </table:table-cell>
          <table:table-cell office:value-type="float" office:value="0.594">
            <text:p>0,594</text:p>
          </table:table-cell>
          <table:table-cell office:value-type="float" office:value="0.5885">
            <text:p>0,5885</text:p>
          </table:table-cell>
          <table:table-cell office:value-type="float" office:value="0.5949">
            <text:p>0,5949</text:p>
          </table:table-cell>
          <table:table-cell office:value-type="float" office:value="0.5873">
            <text:p>0,5873</text:p>
          </table:table-cell>
          <table:table-cell office:value-type="float" office:value="0.5819">
            <text:p>0,5819</text:p>
          </table:table-cell>
          <table:table-cell office:value-type="float" office:value="0.5813">
            <text:p>0,5813</text:p>
          </table:table-cell>
          <table:table-cell office:value-type="float" office:value="0.582">
            <text:p>0,582</text:p>
          </table:table-cell>
          <table:table-cell office:value-type="float" office:value="0.5713">
            <text:p>0,5713</text:p>
          </table:table-cell>
          <table:table-cell office:value-type="float" office:value="0.5774">
            <text:p>0,5774</text:p>
          </table:table-cell>
          <table:table-cell office:value-type="float" office:value="0.5803">
            <text:p>0,5803</text:p>
          </table:table-cell>
          <table:table-cell office:value-type="float" office:value="0.577">
            <text:p>0,577</text:p>
          </table:table-cell>
          <table:table-cell office:value-type="float" office:value="0.5679">
            <text:p>0,5679</text:p>
          </table:table-cell>
          <table:table-cell office:value-type="float" office:value="0.5675">
            <text:p>0,5675</text:p>
          </table:table-cell>
          <table:table-cell office:value-type="float" office:value="0.5748">
            <text:p>0,5748</text:p>
          </table:table-cell>
          <table:table-cell office:value-type="float" office:value="0.5699">
            <text:p>0,569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9888">
            <text:p>0,9888</text:p>
          </table:table-cell>
          <table:table-cell office:value-type="float" office:value="0.9582">
            <text:p>0,9582</text:p>
          </table:table-cell>
          <table:table-cell office:value-type="float" office:value="0.9137">
            <text:p>0,9137</text:p>
          </table:table-cell>
          <table:table-cell office:value-type="float" office:value="0.8792">
            <text:p>0,8792</text:p>
          </table:table-cell>
          <table:table-cell office:value-type="float" office:value="0.8411">
            <text:p>0,8411</text:p>
          </table:table-cell>
          <table:table-cell office:value-type="float" office:value="0.801">
            <text:p>0,801</text:p>
          </table:table-cell>
          <table:table-cell office:value-type="float" office:value="0.7758">
            <text:p>0,7758</text:p>
          </table:table-cell>
          <table:table-cell office:value-type="float" office:value="0.7562">
            <text:p>0,7562</text:p>
          </table:table-cell>
          <table:table-cell office:value-type="float" office:value="0.7303">
            <text:p>0,7303</text:p>
          </table:table-cell>
          <table:table-cell office:value-type="float" office:value="0.7202">
            <text:p>0,7202</text:p>
          </table:table-cell>
          <table:table-cell office:value-type="float" office:value="0.7052">
            <text:p>0,7052</text:p>
          </table:table-cell>
          <table:table-cell office:value-type="float" office:value="0.6849">
            <text:p>0,6849</text:p>
          </table:table-cell>
          <table:table-cell office:value-type="float" office:value="0.6732">
            <text:p>0,6732</text:p>
          </table:table-cell>
          <table:table-cell office:value-type="float" office:value="0.6647">
            <text:p>0,6647</text:p>
          </table:table-cell>
          <table:table-cell office:value-type="float" office:value="0.6593">
            <text:p>0,6593</text:p>
          </table:table-cell>
          <table:table-cell office:value-type="float" office:value="0.6502">
            <text:p>0,6502</text:p>
          </table:table-cell>
          <table:table-cell office:value-type="float" office:value="0.647">
            <text:p>0,647</text:p>
          </table:table-cell>
          <table:table-cell office:value-type="float" office:value="0.6306">
            <text:p>0,6306</text:p>
          </table:table-cell>
          <table:table-cell office:value-type="float" office:value="0.631">
            <text:p>0,631</text:p>
          </table:table-cell>
          <table:table-cell office:value-type="float" office:value="0.6233">
            <text:p>0,6233</text:p>
          </table:table-cell>
          <table:table-cell office:value-type="float" office:value="0.6256">
            <text:p>0,6256</text:p>
          </table:table-cell>
          <table:table-cell office:value-type="float" office:value="0.608">
            <text:p>0,608</text:p>
          </table:table-cell>
          <table:table-cell office:value-type="float" office:value="0.6024">
            <text:p>0,6024</text:p>
          </table:table-cell>
          <table:table-cell office:value-type="float" office:value="0.6038">
            <text:p>0,6038</text:p>
          </table:table-cell>
          <table:table-cell office:value-type="float" office:value="0.5989">
            <text:p>0,5989</text:p>
          </table:table-cell>
          <table:table-cell office:value-type="float" office:value="0.6013">
            <text:p>0,6013</text:p>
          </table:table-cell>
          <table:table-cell office:value-type="float" office:value="0.5912">
            <text:p>0,5912</text:p>
          </table:table-cell>
          <table:table-cell office:value-type="float" office:value="0.5844">
            <text:p>0,5844</text:p>
          </table:table-cell>
          <table:table-cell office:value-type="float" office:value="0.5863">
            <text:p>0,5863</text:p>
          </table:table-cell>
          <table:table-cell office:value-type="float" office:value="0.5812">
            <text:p>0,5812</text:p>
          </table:table-cell>
          <table:table-cell office:value-type="float" office:value="0.5833">
            <text:p>0,5833</text:p>
          </table:table-cell>
          <table:table-cell office:value-type="float" office:value="0.5771">
            <text:p>0,5771</text:p>
          </table:table-cell>
          <table:table-cell office:value-type="float" office:value="0.5857">
            <text:p>0,5857</text:p>
          </table:table-cell>
          <table:table-cell office:value-type="float" office:value="0.5761">
            <text:p>0,5761</text:p>
          </table:table-cell>
          <table:table-cell office:value-type="float" office:value="0.568">
            <text:p>0,568</text:p>
          </table:table-cell>
          <table:table-cell office:value-type="float" office:value="0.5729">
            <text:p>0,5729</text:p>
          </table:table-cell>
          <table:table-cell office:value-type="float" office:value="0.5735">
            <text:p>0,5735</text:p>
          </table:table-cell>
          <table:table-cell office:value-type="float" office:value="0.5601">
            <text:p>0,5601</text:p>
          </table:table-cell>
          <table:table-cell office:value-type="float" office:value="0.5729">
            <text:p>0,5729</text:p>
          </table:table-cell>
          <table:table-cell office:value-type="float" office:value="0.5718">
            <text:p>0,5718</text:p>
          </table:table-cell>
          <table:table-cell office:value-type="float" office:value="0.5683">
            <text:p>0,5683</text:p>
          </table:table-cell>
          <table:table-cell office:value-type="float" office:value="0.5606">
            <text:p>0,5606</text:p>
          </table:table-cell>
          <table:table-cell office:value-type="float" office:value="0.567">
            <text:p>0,567</text:p>
          </table:table-cell>
          <table:table-cell office:value-type="float" office:value="0.5597">
            <text:p>0,5597</text:p>
          </table:table-cell>
          <table:table-cell office:value-type="float" office:value="0.5644">
            <text:p>0,5644</text:p>
          </table:table-cell>
          <table:table-cell office:value-type="float" office:value="0.5463">
            <text:p>0,5463</text:p>
          </table:table-cell>
          <table:table-cell office:value-type="float" office:value="0.5506">
            <text:p>0,5506</text:p>
          </table:table-cell>
          <table:table-cell office:value-type="float" office:value="0.5548">
            <text:p>0,554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9969">
            <text:p>0,9969</text:p>
          </table:table-cell>
          <table:table-cell office:value-type="float" office:value="0.9562">
            <text:p>0,9562</text:p>
          </table:table-cell>
          <table:table-cell office:value-type="float" office:value="0.9124">
            <text:p>0,9124</text:p>
          </table:table-cell>
          <table:table-cell office:value-type="float" office:value="0.856">
            <text:p>0,856</text:p>
          </table:table-cell>
          <table:table-cell office:value-type="float" office:value="0.8168">
            <text:p>0,8168</text:p>
          </table:table-cell>
          <table:table-cell office:value-type="float" office:value="0.7753">
            <text:p>0,7753</text:p>
          </table:table-cell>
          <table:table-cell office:value-type="float" office:value="0.7464">
            <text:p>0,7464</text:p>
          </table:table-cell>
          <table:table-cell office:value-type="float" office:value="0.7237">
            <text:p>0,7237</text:p>
          </table:table-cell>
          <table:table-cell office:value-type="float" office:value="0.7058">
            <text:p>0,7058</text:p>
          </table:table-cell>
          <table:table-cell office:value-type="float" office:value="0.6849">
            <text:p>0,6849</text:p>
          </table:table-cell>
          <table:table-cell office:value-type="float" office:value="0.6772">
            <text:p>0,6772</text:p>
          </table:table-cell>
          <table:table-cell office:value-type="float" office:value="0.661">
            <text:p>0,661</text:p>
          </table:table-cell>
          <table:table-cell office:value-type="float" office:value="0.6536">
            <text:p>0,6536</text:p>
          </table:table-cell>
          <table:table-cell office:value-type="float" office:value="0.6409">
            <text:p>0,6409</text:p>
          </table:table-cell>
          <table:table-cell office:value-type="float" office:value="0.6297">
            <text:p>0,6297</text:p>
          </table:table-cell>
          <table:table-cell office:value-type="float" office:value="0.6204">
            <text:p>0,6204</text:p>
          </table:table-cell>
          <table:table-cell office:value-type="float" office:value="0.612">
            <text:p>0,612</text:p>
          </table:table-cell>
          <table:table-cell office:value-type="float" office:value="0.6119">
            <text:p>0,6119</text:p>
          </table:table-cell>
          <table:table-cell office:value-type="float" office:value="0.6059">
            <text:p>0,6059</text:p>
          </table:table-cell>
          <table:table-cell office:value-type="float" office:value="0.602">
            <text:p>0,602</text:p>
          </table:table-cell>
          <table:table-cell office:value-type="float" office:value="0.5886">
            <text:p>0,5886</text:p>
          </table:table-cell>
          <table:table-cell office:value-type="float" office:value="0.5856">
            <text:p>0,5856</text:p>
          </table:table-cell>
          <table:table-cell office:value-type="float" office:value="0.586">
            <text:p>0,586</text:p>
          </table:table-cell>
          <table:table-cell office:value-type="float" office:value="0.5858">
            <text:p>0,5858</text:p>
          </table:table-cell>
          <table:table-cell office:value-type="float" office:value="0.5832">
            <text:p>0,5832</text:p>
          </table:table-cell>
          <table:table-cell office:value-type="float" office:value="0.5807">
            <text:p>0,5807</text:p>
          </table:table-cell>
          <table:table-cell office:value-type="float" office:value="0.5748">
            <text:p>0,5748</text:p>
          </table:table-cell>
          <table:table-cell office:value-type="float" office:value="0.5678">
            <text:p>0,5678</text:p>
          </table:table-cell>
          <table:table-cell office:value-type="float" office:value="0.5701">
            <text:p>0,5701</text:p>
          </table:table-cell>
          <table:table-cell office:value-type="float" office:value="0.5784">
            <text:p>0,5784</text:p>
          </table:table-cell>
          <table:table-cell office:value-type="float" office:value="0.5696">
            <text:p>0,5696</text:p>
          </table:table-cell>
          <table:table-cell office:value-type="float" office:value="0.5726">
            <text:p>0,5726</text:p>
          </table:table-cell>
          <table:table-cell office:value-type="float" office:value="0.5615">
            <text:p>0,5615</text:p>
          </table:table-cell>
          <table:table-cell office:value-type="float" office:value="0.5638">
            <text:p>0,5638</text:p>
          </table:table-cell>
          <table:table-cell office:value-type="float" office:value="0.5597">
            <text:p>0,5597</text:p>
          </table:table-cell>
          <table:table-cell office:value-type="float" office:value="0.5635">
            <text:p>0,5635</text:p>
          </table:table-cell>
          <table:table-cell office:value-type="float" office:value="0.5516">
            <text:p>0,5516</text:p>
          </table:table-cell>
          <table:table-cell office:value-type="float" office:value="0.5552">
            <text:p>0,5552</text:p>
          </table:table-cell>
          <table:table-cell office:value-type="float" office:value="0.555">
            <text:p>0,555</text:p>
          </table:table-cell>
          <table:table-cell office:value-type="float" office:value="0.5536">
            <text:p>0,5536</text:p>
          </table:table-cell>
          <table:table-cell office:value-type="float" office:value="0.5492">
            <text:p>0,5492</text:p>
          </table:table-cell>
          <table:table-cell office:value-type="float" office:value="0.5476">
            <text:p>0,5476</text:p>
          </table:table-cell>
          <table:table-cell office:value-type="float" office:value="0.5495">
            <text:p>0,5495</text:p>
          </table:table-cell>
          <table:table-cell office:value-type="float" office:value="0.5509">
            <text:p>0,5509</text:p>
          </table:table-cell>
          <table:table-cell table:number-columns-repeated="2" office:value-type="float" office:value="0.547">
            <text:p>0,547</text:p>
          </table:table-cell>
          <table:table-cell office:value-type="float" office:value="0.5417">
            <text:p>0,5417</text:p>
          </table:table-cell>
          <table:table-cell office:value-type="float" office:value="0.5461">
            <text:p>0,5461</text:p>
          </table:table-cell>
          <table:table-cell office:value-type="float" office:value="0.5449">
            <text:p>0,54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998">
            <text:p>0,9998</text:p>
          </table:table-cell>
          <table:table-cell office:value-type="float" office:value="0.9709">
            <text:p>0,9709</text:p>
          </table:table-cell>
          <table:table-cell office:value-type="float" office:value="0.8972">
            <text:p>0,8972</text:p>
          </table:table-cell>
          <table:table-cell office:value-type="float" office:value="0.8365">
            <text:p>0,8365</text:p>
          </table:table-cell>
          <table:table-cell office:value-type="float" office:value="0.7782">
            <text:p>0,7782</text:p>
          </table:table-cell>
          <table:table-cell office:value-type="float" office:value="0.7356">
            <text:p>0,7356</text:p>
          </table:table-cell>
          <table:table-cell office:value-type="float" office:value="0.7036">
            <text:p>0,7036</text:p>
          </table:table-cell>
          <table:table-cell office:value-type="float" office:value="0.6919">
            <text:p>0,6919</text:p>
          </table:table-cell>
          <table:table-cell office:value-type="float" office:value="0.6603">
            <text:p>0,6603</text:p>
          </table:table-cell>
          <table:table-cell office:value-type="float" office:value="0.6494">
            <text:p>0,6494</text:p>
          </table:table-cell>
          <table:table-cell office:value-type="float" office:value="0.6385">
            <text:p>0,6385</text:p>
          </table:table-cell>
          <table:table-cell office:value-type="float" office:value="0.6197">
            <text:p>0,6197</text:p>
          </table:table-cell>
          <table:table-cell office:value-type="float" office:value="0.616">
            <text:p>0,616</text:p>
          </table:table-cell>
          <table:table-cell office:value-type="float" office:value="0.6096">
            <text:p>0,6096</text:p>
          </table:table-cell>
          <table:table-cell office:value-type="float" office:value="0.5943">
            <text:p>0,5943</text:p>
          </table:table-cell>
          <table:table-cell office:value-type="float" office:value="0.5944">
            <text:p>0,5944</text:p>
          </table:table-cell>
          <table:table-cell office:value-type="float" office:value="0.593">
            <text:p>0,593</text:p>
          </table:table-cell>
          <table:table-cell office:value-type="float" office:value="0.5821">
            <text:p>0,5821</text:p>
          </table:table-cell>
          <table:table-cell office:value-type="float" office:value="0.5855">
            <text:p>0,5855</text:p>
          </table:table-cell>
          <table:table-cell office:value-type="float" office:value="0.5808">
            <text:p>0,5808</text:p>
          </table:table-cell>
          <table:table-cell office:value-type="float" office:value="0.5715">
            <text:p>0,5715</text:p>
          </table:table-cell>
          <table:table-cell office:value-type="float" office:value="0.5761">
            <text:p>0,5761</text:p>
          </table:table-cell>
          <table:table-cell office:value-type="float" office:value="0.5644">
            <text:p>0,5644</text:p>
          </table:table-cell>
          <table:table-cell office:value-type="float" office:value="0.5576">
            <text:p>0,5576</text:p>
          </table:table-cell>
          <table:table-cell office:value-type="float" office:value="0.5603">
            <text:p>0,5603</text:p>
          </table:table-cell>
          <table:table-cell office:value-type="float" office:value="0.5585">
            <text:p>0,5585</text:p>
          </table:table-cell>
          <table:table-cell office:value-type="float" office:value="0.5573">
            <text:p>0,5573</text:p>
          </table:table-cell>
          <table:table-cell office:value-type="float" office:value="0.5539">
            <text:p>0,5539</text:p>
          </table:table-cell>
          <table:table-cell office:value-type="float" office:value="0.5477">
            <text:p>0,5477</text:p>
          </table:table-cell>
          <table:table-cell office:value-type="float" office:value="0.5474">
            <text:p>0,5474</text:p>
          </table:table-cell>
          <table:table-cell office:value-type="float" office:value="0.5525">
            <text:p>0,5525</text:p>
          </table:table-cell>
          <table:table-cell office:value-type="float" office:value="0.5455">
            <text:p>0,5455</text:p>
          </table:table-cell>
          <table:table-cell office:value-type="float" office:value="0.5489">
            <text:p>0,5489</text:p>
          </table:table-cell>
          <table:table-cell office:value-type="float" office:value="0.5427">
            <text:p>0,5427</text:p>
          </table:table-cell>
          <table:table-cell office:value-type="float" office:value="0.5415">
            <text:p>0,5415</text:p>
          </table:table-cell>
          <table:table-cell office:value-type="float" office:value="0.5331">
            <text:p>0,5331</text:p>
          </table:table-cell>
          <table:table-cell office:value-type="float" office:value="0.5364">
            <text:p>0,5364</text:p>
          </table:table-cell>
          <table:table-cell office:value-type="float" office:value="0.5415">
            <text:p>0,5415</text:p>
          </table:table-cell>
          <table:table-cell office:value-type="float" office:value="0.537">
            <text:p>0,537</text:p>
          </table:table-cell>
          <table:table-cell office:value-type="float" office:value="0.5393">
            <text:p>0,5393</text:p>
          </table:table-cell>
          <table:table-cell office:value-type="float" office:value="0.5404">
            <text:p>0,5404</text:p>
          </table:table-cell>
          <table:table-cell office:value-type="float" office:value="0.5359">
            <text:p>0,5359</text:p>
          </table:table-cell>
          <table:table-cell office:value-type="float" office:value="0.5321">
            <text:p>0,5321</text:p>
          </table:table-cell>
          <table:table-cell office:value-type="float" office:value="0.5324">
            <text:p>0,5324</text:p>
          </table:table-cell>
          <table:table-cell office:value-type="float" office:value="0.5297">
            <text:p>0,5297</text:p>
          </table:table-cell>
          <table:table-cell office:value-type="float" office:value="0.5279">
            <text:p>0,5279</text:p>
          </table:table-cell>
          <table:table-cell office:value-type="float" office:value="0.5407">
            <text:p>0,5407</text:p>
          </table:table-cell>
          <table:table-cell office:value-type="float" office:value="0.5328">
            <text:p>0,5328</text:p>
          </table:table-cell>
          <table:table-cell office:value-type="float" office:value="0.5324">
            <text:p>0,5324</text:p>
          </table:table-cell>
          <table:table-cell office:value-type="float" office:value="0.5271">
            <text:p>0,527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878">
            <text:p>0,9878</text:p>
          </table:table-cell>
          <table:table-cell office:value-type="float" office:value="0.868">
            <text:p>0,868</text:p>
          </table:table-cell>
          <table:table-cell office:value-type="float" office:value="0.7708">
            <text:p>0,7708</text:p>
          </table:table-cell>
          <table:table-cell office:value-type="float" office:value="0.7234">
            <text:p>0,7234</text:p>
          </table:table-cell>
          <table:table-cell office:value-type="float" office:value="0.681">
            <text:p>0,681</text:p>
          </table:table-cell>
          <table:table-cell office:value-type="float" office:value="0.6476">
            <text:p>0,6476</text:p>
          </table:table-cell>
          <table:table-cell office:value-type="float" office:value="0.6301">
            <text:p>0,6301</text:p>
          </table:table-cell>
          <table:table-cell office:value-type="float" office:value="0.6083">
            <text:p>0,6083</text:p>
          </table:table-cell>
          <table:table-cell office:value-type="float" office:value="0.6054">
            <text:p>0,6054</text:p>
          </table:table-cell>
          <table:table-cell office:value-type="float" office:value="0.5958">
            <text:p>0,5958</text:p>
          </table:table-cell>
          <table:table-cell office:value-type="float" office:value="0.5796">
            <text:p>0,5796</text:p>
          </table:table-cell>
          <table:table-cell office:value-type="float" office:value="0.5755">
            <text:p>0,5755</text:p>
          </table:table-cell>
          <table:table-cell office:value-type="float" office:value="0.5725">
            <text:p>0,5725</text:p>
          </table:table-cell>
          <table:table-cell office:value-type="float" office:value="0.5685">
            <text:p>0,5685</text:p>
          </table:table-cell>
          <table:table-cell office:value-type="float" office:value="0.5584">
            <text:p>0,5584</text:p>
          </table:table-cell>
          <table:table-cell office:value-type="float" office:value="0.559">
            <text:p>0,559</text:p>
          </table:table-cell>
          <table:table-cell office:value-type="float" office:value="0.556">
            <text:p>0,556</text:p>
          </table:table-cell>
          <table:table-cell office:value-type="float" office:value="0.5493">
            <text:p>0,5493</text:p>
          </table:table-cell>
          <table:table-cell office:value-type="float" office:value="0.5443">
            <text:p>0,5443</text:p>
          </table:table-cell>
          <table:table-cell office:value-type="float" office:value="0.5445">
            <text:p>0,5445</text:p>
          </table:table-cell>
          <table:table-cell office:value-type="float" office:value="0.539">
            <text:p>0,539</text:p>
          </table:table-cell>
          <table:table-cell office:value-type="float" office:value="0.5417">
            <text:p>0,5417</text:p>
          </table:table-cell>
          <table:table-cell office:value-type="float" office:value="0.5395">
            <text:p>0,5395</text:p>
          </table:table-cell>
          <table:table-cell office:value-type="float" office:value="0.5475">
            <text:p>0,5475</text:p>
          </table:table-cell>
          <table:table-cell office:value-type="float" office:value="0.5321">
            <text:p>0,5321</text:p>
          </table:table-cell>
          <table:table-cell office:value-type="float" office:value="0.5324">
            <text:p>0,5324</text:p>
          </table:table-cell>
          <table:table-cell office:value-type="float" office:value="0.5425">
            <text:p>0,5425</text:p>
          </table:table-cell>
          <table:table-cell office:value-type="float" office:value="0.5357">
            <text:p>0,5357</text:p>
          </table:table-cell>
          <table:table-cell office:value-type="float" office:value="0.5247">
            <text:p>0,5247</text:p>
          </table:table-cell>
          <table:table-cell office:value-type="float" office:value="0.5343">
            <text:p>0,5343</text:p>
          </table:table-cell>
          <table:table-cell office:value-type="float" office:value="0.5303">
            <text:p>0,5303</text:p>
          </table:table-cell>
          <table:table-cell office:value-type="float" office:value="0.5262">
            <text:p>0,5262</text:p>
          </table:table-cell>
          <table:table-cell office:value-type="float" office:value="0.5317">
            <text:p>0,5317</text:p>
          </table:table-cell>
          <table:table-cell office:value-type="float" office:value="0.5313">
            <text:p>0,5313</text:p>
          </table:table-cell>
          <table:table-cell office:value-type="float" office:value="0.5296">
            <text:p>0,5296</text:p>
          </table:table-cell>
          <table:table-cell office:value-type="float" office:value="0.5287">
            <text:p>0,5287</text:p>
          </table:table-cell>
          <table:table-cell office:value-type="float" office:value="0.5326">
            <text:p>0,5326</text:p>
          </table:table-cell>
          <table:table-cell office:value-type="float" office:value="0.5222">
            <text:p>0,5222</text:p>
          </table:table-cell>
          <table:table-cell office:value-type="float" office:value="0.5247">
            <text:p>0,5247</text:p>
          </table:table-cell>
          <table:table-cell office:value-type="float" office:value="0.5204">
            <text:p>0,5204</text:p>
          </table:table-cell>
          <table:table-cell office:value-type="float" office:value="0.5226">
            <text:p>0,5226</text:p>
          </table:table-cell>
          <table:table-cell office:value-type="float" office:value="0.5249">
            <text:p>0,5249</text:p>
          </table:table-cell>
          <table:table-cell office:value-type="float" office:value="0.5199">
            <text:p>0,5199</text:p>
          </table:table-cell>
          <table:table-cell office:value-type="float" office:value="0.5213">
            <text:p>0,5213</text:p>
          </table:table-cell>
          <table:table-cell office:value-type="float" office:value="0.5186">
            <text:p>0,5186</text:p>
          </table:table-cell>
          <table:table-cell office:value-type="float" office:value="0.5157">
            <text:p>0,5157</text:p>
          </table:table-cell>
          <table:table-cell office:value-type="float" office:value="0.5236">
            <text:p>0,5236</text:p>
          </table:table-cell>
          <table:table-cell office:value-type="float" office:value="0.5229">
            <text:p>0,5229</text:p>
          </table:table-cell>
          <table:table-cell office:value-type="float" office:value="0.5156">
            <text:p>0,5156</text:p>
          </table:table-cell>
          <table:table-cell office:value-type="float" office:value="0.5129">
            <text:p>0,512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066">
            <text:p>0,8066</text:p>
          </table:table-cell>
          <table:table-cell office:value-type="float" office:value="0.6693">
            <text:p>0,6693</text:p>
          </table:table-cell>
          <table:table-cell office:value-type="float" office:value="0.6132">
            <text:p>0,6132</text:p>
          </table:table-cell>
          <table:table-cell office:value-type="float" office:value="0.5876">
            <text:p>0,5876</text:p>
          </table:table-cell>
          <table:table-cell office:value-type="float" office:value="0.5717">
            <text:p>0,5717</text:p>
          </table:table-cell>
          <table:table-cell office:value-type="float" office:value="0.5508">
            <text:p>0,5508</text:p>
          </table:table-cell>
          <table:table-cell office:value-type="float" office:value="0.5578">
            <text:p>0,5578</text:p>
          </table:table-cell>
          <table:table-cell office:value-type="float" office:value="0.5411">
            <text:p>0,5411</text:p>
          </table:table-cell>
          <table:table-cell table:number-columns-repeated="2" office:value-type="float" office:value="0.5396">
            <text:p>0,5396</text:p>
          </table:table-cell>
          <table:table-cell office:value-type="float" office:value="0.5325">
            <text:p>0,5325</text:p>
          </table:table-cell>
          <table:table-cell office:value-type="float" office:value="0.5306">
            <text:p>0,5306</text:p>
          </table:table-cell>
          <table:table-cell office:value-type="float" office:value="0.5318">
            <text:p>0,5318</text:p>
          </table:table-cell>
          <table:table-cell office:value-type="float" office:value="0.5253">
            <text:p>0,5253</text:p>
          </table:table-cell>
          <table:table-cell office:value-type="float" office:value="0.5182">
            <text:p>0,5182</text:p>
          </table:table-cell>
          <table:table-cell office:value-type="float" office:value="0.5199">
            <text:p>0,5199</text:p>
          </table:table-cell>
          <table:table-cell office:value-type="float" office:value="0.5193">
            <text:p>0,5193</text:p>
          </table:table-cell>
          <table:table-cell office:value-type="float" office:value="0.5229">
            <text:p>0,5229</text:p>
          </table:table-cell>
          <table:table-cell office:value-type="float" office:value="0.5218">
            <text:p>0,5218</text:p>
          </table:table-cell>
          <table:table-cell office:value-type="float" office:value="0.5163">
            <text:p>0,5163</text:p>
          </table:table-cell>
          <table:table-cell office:value-type="float" office:value="0.5193">
            <text:p>0,5193</text:p>
          </table:table-cell>
          <table:table-cell office:value-type="float" office:value="0.5199">
            <text:p>0,5199</text:p>
          </table:table-cell>
          <table:table-cell office:value-type="float" office:value="0.516">
            <text:p>0,516</text:p>
          </table:table-cell>
          <table:table-cell office:value-type="float" office:value="0.5114">
            <text:p>0,5114</text:p>
          </table:table-cell>
          <table:table-cell office:value-type="float" office:value="0.5121">
            <text:p>0,5121</text:p>
          </table:table-cell>
          <table:table-cell office:value-type="float" office:value="0.514">
            <text:p>0,514</text:p>
          </table:table-cell>
          <table:table-cell office:value-type="float" office:value="0.5114">
            <text:p>0,5114</text:p>
          </table:table-cell>
          <table:table-cell office:value-type="float" office:value="0.5144">
            <text:p>0,5144</text:p>
          </table:table-cell>
          <table:table-cell office:value-type="float" office:value="0.5178">
            <text:p>0,5178</text:p>
          </table:table-cell>
          <table:table-cell office:value-type="float" office:value="0.512">
            <text:p>0,512</text:p>
          </table:table-cell>
          <table:table-cell office:value-type="float" office:value="0.5121">
            <text:p>0,5121</text:p>
          </table:table-cell>
          <table:table-cell office:value-type="float" office:value="0.5036">
            <text:p>0,5036</text:p>
          </table:table-cell>
          <table:table-cell office:value-type="float" office:value="0.5072">
            <text:p>0,5072</text:p>
          </table:table-cell>
          <table:table-cell office:value-type="float" office:value="0.5131">
            <text:p>0,5131</text:p>
          </table:table-cell>
          <table:table-cell office:value-type="float" office:value="0.5118">
            <text:p>0,5118</text:p>
          </table:table-cell>
          <table:table-cell office:value-type="float" office:value="0.5126">
            <text:p>0,5126</text:p>
          </table:table-cell>
          <table:table-cell office:value-type="float" office:value="0.511">
            <text:p>0,511</text:p>
          </table:table-cell>
          <table:table-cell office:value-type="float" office:value="0.5071">
            <text:p>0,5071</text:p>
          </table:table-cell>
          <table:table-cell office:value-type="float" office:value="0.5086">
            <text:p>0,5086</text:p>
          </table:table-cell>
          <table:table-cell office:value-type="float" office:value="0.5033">
            <text:p>0,5033</text:p>
          </table:table-cell>
          <table:table-cell office:value-type="float" office:value="0.5059">
            <text:p>0,5059</text:p>
          </table:table-cell>
          <table:table-cell office:value-type="float" office:value="0.5017">
            <text:p>0,5017</text:p>
          </table:table-cell>
          <table:table-cell office:value-type="float" office:value="0.5108">
            <text:p>0,5108</text:p>
          </table:table-cell>
          <table:table-cell office:value-type="float" office:value="0.5091">
            <text:p>0,5091</text:p>
          </table:table-cell>
          <table:table-cell office:value-type="float" office:value="0.5133">
            <text:p>0,5133</text:p>
          </table:table-cell>
          <table:table-cell office:value-type="float" office:value="0.5121">
            <text:p>0,5121</text:p>
          </table:table-cell>
          <table:table-cell table:number-columns-repeated="2" office:value-type="float" office:value="0.5043">
            <text:p>0,5043</text:p>
          </table:table-cell>
          <table:table-cell office:value-type="float" office:value="0.508">
            <text:p>0,508</text:p>
          </table:table-cell>
          <table:table-cell office:value-type="float" office:value="0.5099">
            <text:p>0,509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017">
            <text:p>0,3017</text:p>
          </table:table-cell>
          <table:table-cell office:value-type="float" office:value="0.3911">
            <text:p>0,3911</text:p>
          </table:table-cell>
          <table:table-cell office:value-type="float" office:value="0.4239">
            <text:p>0,4239</text:p>
          </table:table-cell>
          <table:table-cell office:value-type="float" office:value="0.4495">
            <text:p>0,4495</text:p>
          </table:table-cell>
          <table:table-cell office:value-type="float" office:value="0.465">
            <text:p>0,465</text:p>
          </table:table-cell>
          <table:table-cell office:value-type="float" office:value="0.4633">
            <text:p>0,4633</text:p>
          </table:table-cell>
          <table:table-cell office:value-type="float" office:value="0.4715">
            <text:p>0,4715</text:p>
          </table:table-cell>
          <table:table-cell office:value-type="float" office:value="0.4722">
            <text:p>0,4722</text:p>
          </table:table-cell>
          <table:table-cell office:value-type="float" office:value="0.4829">
            <text:p>0,4829</text:p>
          </table:table-cell>
          <table:table-cell office:value-type="float" office:value="0.4743">
            <text:p>0,4743</text:p>
          </table:table-cell>
          <table:table-cell office:value-type="float" office:value="0.4812">
            <text:p>0,4812</text:p>
          </table:table-cell>
          <table:table-cell office:value-type="float" office:value="0.4735">
            <text:p>0,4735</text:p>
          </table:table-cell>
          <table:table-cell office:value-type="float" office:value="0.4818">
            <text:p>0,4818</text:p>
          </table:table-cell>
          <table:table-cell office:value-type="float" office:value="0.4853">
            <text:p>0,4853</text:p>
          </table:table-cell>
          <table:table-cell office:value-type="float" office:value="0.4918">
            <text:p>0,4918</text:p>
          </table:table-cell>
          <table:table-cell office:value-type="float" office:value="0.4905">
            <text:p>0,4905</text:p>
          </table:table-cell>
          <table:table-cell office:value-type="float" office:value="0.4879">
            <text:p>0,4879</text:p>
          </table:table-cell>
          <table:table-cell office:value-type="float" office:value="0.4832">
            <text:p>0,4832</text:p>
          </table:table-cell>
          <table:table-cell office:value-type="float" office:value="0.4941">
            <text:p>0,4941</text:p>
          </table:table-cell>
          <table:table-cell office:value-type="float" office:value="0.4867">
            <text:p>0,4867</text:p>
          </table:table-cell>
          <table:table-cell office:value-type="float" office:value="0.4946">
            <text:p>0,4946</text:p>
          </table:table-cell>
          <table:table-cell office:value-type="float" office:value="0.4982">
            <text:p>0,4982</text:p>
          </table:table-cell>
          <table:table-cell office:value-type="float" office:value="0.4885">
            <text:p>0,4885</text:p>
          </table:table-cell>
          <table:table-cell office:value-type="float" office:value="0.492">
            <text:p>0,492</text:p>
          </table:table-cell>
          <table:table-cell office:value-type="float" office:value="0.4885">
            <text:p>0,4885</text:p>
          </table:table-cell>
          <table:table-cell office:value-type="float" office:value="0.4893">
            <text:p>0,4893</text:p>
          </table:table-cell>
          <table:table-cell office:value-type="float" office:value="0.4948">
            <text:p>0,4948</text:p>
          </table:table-cell>
          <table:table-cell office:value-type="float" office:value="0.4888">
            <text:p>0,4888</text:p>
          </table:table-cell>
          <table:table-cell office:value-type="float" office:value="0.4909">
            <text:p>0,4909</text:p>
          </table:table-cell>
          <table:table-cell office:value-type="float" office:value="0.4901">
            <text:p>0,4901</text:p>
          </table:table-cell>
          <table:table-cell office:value-type="float" office:value="0.4967">
            <text:p>0,4967</text:p>
          </table:table-cell>
          <table:table-cell office:value-type="float" office:value="0.4942">
            <text:p>0,4942</text:p>
          </table:table-cell>
          <table:table-cell office:value-type="float" office:value="0.4929">
            <text:p>0,4929</text:p>
          </table:table-cell>
          <table:table-cell office:value-type="float" office:value="0.4963">
            <text:p>0,4963</text:p>
          </table:table-cell>
          <table:table-cell office:value-type="float" office:value="0.4964">
            <text:p>0,4964</text:p>
          </table:table-cell>
          <table:table-cell office:value-type="float" office:value="0.4903">
            <text:p>0,4903</text:p>
          </table:table-cell>
          <table:table-cell office:value-type="float" office:value="0.4943">
            <text:p>0,4943</text:p>
          </table:table-cell>
          <table:table-cell office:value-type="float" office:value="0.4924">
            <text:p>0,4924</text:p>
          </table:table-cell>
          <table:table-cell office:value-type="float" office:value="0.4954">
            <text:p>0,4954</text:p>
          </table:table-cell>
          <table:table-cell office:value-type="float" office:value="0.4968">
            <text:p>0,4968</text:p>
          </table:table-cell>
          <table:table-cell office:value-type="float" office:value="0.4956">
            <text:p>0,4956</text:p>
          </table:table-cell>
          <table:table-cell office:value-type="float" office:value="0.4927">
            <text:p>0,4927</text:p>
          </table:table-cell>
          <table:table-cell office:value-type="float" office:value="0.49">
            <text:p>0,49</text:p>
          </table:table-cell>
          <table:table-cell office:value-type="float" office:value="0.4991">
            <text:p>0,4991</text:p>
          </table:table-cell>
          <table:table-cell office:value-type="float" office:value="0.4914">
            <text:p>0,4914</text:p>
          </table:table-cell>
          <table:table-cell office:value-type="float" office:value="0.4941">
            <text:p>0,4941</text:p>
          </table:table-cell>
          <table:table-cell office:value-type="float" office:value="0.5001">
            <text:p>0,5001</text:p>
          </table:table-cell>
          <table:table-cell office:value-type="float" office:value="0.4902">
            <text:p>0,4902</text:p>
          </table:table-cell>
          <table:table-cell office:value-type="float" office:value="0.5038">
            <text:p>0,5038</text:p>
          </table:table-cell>
          <table:table-cell office:value-type="float" office:value="0.4993">
            <text:p>0,499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338">
            <text:p>0,0338</text:p>
          </table:table-cell>
          <table:table-cell office:value-type="float" office:value="0.1767">
            <text:p>0,1767</text:p>
          </table:table-cell>
          <table:table-cell office:value-type="float" office:value="0.2654">
            <text:p>0,2654</text:p>
          </table:table-cell>
          <table:table-cell office:value-type="float" office:value="0.3148">
            <text:p>0,3148</text:p>
          </table:table-cell>
          <table:table-cell office:value-type="float" office:value="0.3586">
            <text:p>0,3586</text:p>
          </table:table-cell>
          <table:table-cell office:value-type="float" office:value="0.3779">
            <text:p>0,3779</text:p>
          </table:table-cell>
          <table:table-cell office:value-type="float" office:value="0.3978">
            <text:p>0,3978</text:p>
          </table:table-cell>
          <table:table-cell office:value-type="float" office:value="0.4019">
            <text:p>0,4019</text:p>
          </table:table-cell>
          <table:table-cell office:value-type="float" office:value="0.4166">
            <text:p>0,4166</text:p>
          </table:table-cell>
          <table:table-cell office:value-type="float" office:value="0.4276">
            <text:p>0,4276</text:p>
          </table:table-cell>
          <table:table-cell office:value-type="float" office:value="0.4341">
            <text:p>0,4341</text:p>
          </table:table-cell>
          <table:table-cell office:value-type="float" office:value="0.4435">
            <text:p>0,4435</text:p>
          </table:table-cell>
          <table:table-cell office:value-type="float" office:value="0.4351">
            <text:p>0,4351</text:p>
          </table:table-cell>
          <table:table-cell office:value-type="float" office:value="0.4447">
            <text:p>0,4447</text:p>
          </table:table-cell>
          <table:table-cell office:value-type="float" office:value="0.4544">
            <text:p>0,4544</text:p>
          </table:table-cell>
          <table:table-cell office:value-type="float" office:value="0.4662">
            <text:p>0,4662</text:p>
          </table:table-cell>
          <table:table-cell office:value-type="float" office:value="0.4532">
            <text:p>0,4532</text:p>
          </table:table-cell>
          <table:table-cell office:value-type="float" office:value="0.4573">
            <text:p>0,4573</text:p>
          </table:table-cell>
          <table:table-cell office:value-type="float" office:value="0.4607">
            <text:p>0,4607</text:p>
          </table:table-cell>
          <table:table-cell office:value-type="float" office:value="0.4622">
            <text:p>0,4622</text:p>
          </table:table-cell>
          <table:table-cell office:value-type="float" office:value="0.4641">
            <text:p>0,4641</text:p>
          </table:table-cell>
          <table:table-cell office:value-type="float" office:value="0.4718">
            <text:p>0,4718</text:p>
          </table:table-cell>
          <table:table-cell office:value-type="float" office:value="0.4665">
            <text:p>0,4665</text:p>
          </table:table-cell>
          <table:table-cell office:value-type="float" office:value="0.4693">
            <text:p>0,4693</text:p>
          </table:table-cell>
          <table:table-cell office:value-type="float" office:value="0.4683">
            <text:p>0,4683</text:p>
          </table:table-cell>
          <table:table-cell office:value-type="float" office:value="0.4808">
            <text:p>0,4808</text:p>
          </table:table-cell>
          <table:table-cell office:value-type="float" office:value="0.469">
            <text:p>0,469</text:p>
          </table:table-cell>
          <table:table-cell office:value-type="float" office:value="0.4776">
            <text:p>0,4776</text:p>
          </table:table-cell>
          <table:table-cell office:value-type="float" office:value="0.4692">
            <text:p>0,4692</text:p>
          </table:table-cell>
          <table:table-cell office:value-type="float" office:value="0.4757">
            <text:p>0,4757</text:p>
          </table:table-cell>
          <table:table-cell office:value-type="float" office:value="0.4816">
            <text:p>0,4816</text:p>
          </table:table-cell>
          <table:table-cell office:value-type="float" office:value="0.478">
            <text:p>0,478</text:p>
          </table:table-cell>
          <table:table-cell office:value-type="float" office:value="0.4789">
            <text:p>0,4789</text:p>
          </table:table-cell>
          <table:table-cell office:value-type="float" office:value="0.4776">
            <text:p>0,4776</text:p>
          </table:table-cell>
          <table:table-cell office:value-type="float" office:value="0.4876">
            <text:p>0,4876</text:p>
          </table:table-cell>
          <table:table-cell office:value-type="float" office:value="0.4742">
            <text:p>0,4742</text:p>
          </table:table-cell>
          <table:table-cell office:value-type="float" office:value="0.475">
            <text:p>0,475</text:p>
          </table:table-cell>
          <table:table-cell office:value-type="float" office:value="0.477">
            <text:p>0,477</text:p>
          </table:table-cell>
          <table:table-cell office:value-type="float" office:value="0.4726">
            <text:p>0,4726</text:p>
          </table:table-cell>
          <table:table-cell office:value-type="float" office:value="0.4789">
            <text:p>0,4789</text:p>
          </table:table-cell>
          <table:table-cell office:value-type="float" office:value="0.4793">
            <text:p>0,4793</text:p>
          </table:table-cell>
          <table:table-cell office:value-type="float" office:value="0.4813">
            <text:p>0,4813</text:p>
          </table:table-cell>
          <table:table-cell office:value-type="float" office:value="0.4738">
            <text:p>0,4738</text:p>
          </table:table-cell>
          <table:table-cell office:value-type="float" office:value="0.4889">
            <text:p>0,4889</text:p>
          </table:table-cell>
          <table:table-cell office:value-type="float" office:value="0.4794">
            <text:p>0,4794</text:p>
          </table:table-cell>
          <table:table-cell office:value-type="float" office:value="0.4875">
            <text:p>0,4875</text:p>
          </table:table-cell>
          <table:table-cell office:value-type="float" office:value="0.4839">
            <text:p>0,4839</text:p>
          </table:table-cell>
          <table:table-cell office:value-type="float" office:value="0.4831">
            <text:p>0,4831</text:p>
          </table:table-cell>
          <table:table-cell office:value-type="float" office:value="0.4839">
            <text:p>0,4839</text:p>
          </table:table-cell>
          <table:table-cell office:value-type="float" office:value="0.4794">
            <text:p>0,479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3">
            <text:p>0,0003</text:p>
          </table:table-cell>
          <table:table-cell office:value-type="float" office:value="0.0538">
            <text:p>0,0538</text:p>
          </table:table-cell>
          <table:table-cell office:value-type="float" office:value="0.1487">
            <text:p>0,1487</text:p>
          </table:table-cell>
          <table:table-cell office:value-type="float" office:value="0.2164">
            <text:p>0,2164</text:p>
          </table:table-cell>
          <table:table-cell office:value-type="float" office:value="0.2581">
            <text:p>0,2581</text:p>
          </table:table-cell>
          <table:table-cell office:value-type="float" office:value="0.2926">
            <text:p>0,2926</text:p>
          </table:table-cell>
          <table:table-cell office:value-type="float" office:value="0.3352">
            <text:p>0,3352</text:p>
          </table:table-cell>
          <table:table-cell office:value-type="float" office:value="0.3471">
            <text:p>0,3471</text:p>
          </table:table-cell>
          <table:table-cell office:value-type="float" office:value="0.3584">
            <text:p>0,3584</text:p>
          </table:table-cell>
          <table:table-cell office:value-type="float" office:value="0.3762">
            <text:p>0,3762</text:p>
          </table:table-cell>
          <table:table-cell office:value-type="float" office:value="0.3866">
            <text:p>0,3866</text:p>
          </table:table-cell>
          <table:table-cell office:value-type="float" office:value="0.3953">
            <text:p>0,3953</text:p>
          </table:table-cell>
          <table:table-cell office:value-type="float" office:value="0.4082">
            <text:p>0,4082</text:p>
          </table:table-cell>
          <table:table-cell office:value-type="float" office:value="0.4126">
            <text:p>0,4126</text:p>
          </table:table-cell>
          <table:table-cell office:value-type="float" office:value="0.4215">
            <text:p>0,4215</text:p>
          </table:table-cell>
          <table:table-cell office:value-type="float" office:value="0.4229">
            <text:p>0,4229</text:p>
          </table:table-cell>
          <table:table-cell office:value-type="float" office:value="0.4257">
            <text:p>0,4257</text:p>
          </table:table-cell>
          <table:table-cell office:value-type="float" office:value="0.4299">
            <text:p>0,4299</text:p>
          </table:table-cell>
          <table:table-cell office:value-type="float" office:value="0.4283">
            <text:p>0,4283</text:p>
          </table:table-cell>
          <table:table-cell office:value-type="float" office:value="0.4285">
            <text:p>0,4285</text:p>
          </table:table-cell>
          <table:table-cell office:value-type="float" office:value="0.4397">
            <text:p>0,4397</text:p>
          </table:table-cell>
          <table:table-cell office:value-type="float" office:value="0.442">
            <text:p>0,442</text:p>
          </table:table-cell>
          <table:table-cell office:value-type="float" office:value="0.4476">
            <text:p>0,4476</text:p>
          </table:table-cell>
          <table:table-cell office:value-type="float" office:value="0.4528">
            <text:p>0,4528</text:p>
          </table:table-cell>
          <table:table-cell office:value-type="float" office:value="0.4462">
            <text:p>0,4462</text:p>
          </table:table-cell>
          <table:table-cell office:value-type="float" office:value="0.4519">
            <text:p>0,4519</text:p>
          </table:table-cell>
          <table:table-cell office:value-type="float" office:value="0.4582">
            <text:p>0,4582</text:p>
          </table:table-cell>
          <table:table-cell office:value-type="float" office:value="0.4527">
            <text:p>0,4527</text:p>
          </table:table-cell>
          <table:table-cell office:value-type="float" office:value="0.4476">
            <text:p>0,4476</text:p>
          </table:table-cell>
          <table:table-cell office:value-type="float" office:value="0.4627">
            <text:p>0,4627</text:p>
          </table:table-cell>
          <table:table-cell office:value-type="float" office:value="0.4587">
            <text:p>0,4587</text:p>
          </table:table-cell>
          <table:table-cell office:value-type="float" office:value="0.4651">
            <text:p>0,4651</text:p>
          </table:table-cell>
          <table:table-cell office:value-type="float" office:value="0.4636">
            <text:p>0,4636</text:p>
          </table:table-cell>
          <table:table-cell office:value-type="float" office:value="0.4595">
            <text:p>0,4595</text:p>
          </table:table-cell>
          <table:table-cell office:value-type="float" office:value="0.4698">
            <text:p>0,4698</text:p>
          </table:table-cell>
          <table:table-cell office:value-type="float" office:value="0.4618">
            <text:p>0,4618</text:p>
          </table:table-cell>
          <table:table-cell office:value-type="float" office:value="0.4613">
            <text:p>0,4613</text:p>
          </table:table-cell>
          <table:table-cell office:value-type="float" office:value="0.4616">
            <text:p>0,4616</text:p>
          </table:table-cell>
          <table:table-cell office:value-type="float" office:value="0.4726">
            <text:p>0,4726</text:p>
          </table:table-cell>
          <table:table-cell office:value-type="float" office:value="0.4667">
            <text:p>0,4667</text:p>
          </table:table-cell>
          <table:table-cell office:value-type="float" office:value="0.4647">
            <text:p>0,4647</text:p>
          </table:table-cell>
          <table:table-cell office:value-type="float" office:value="0.4702">
            <text:p>0,4702</text:p>
          </table:table-cell>
          <table:table-cell office:value-type="float" office:value="0.4766">
            <text:p>0,4766</text:p>
          </table:table-cell>
          <table:table-cell office:value-type="float" office:value="0.475">
            <text:p>0,475</text:p>
          </table:table-cell>
          <table:table-cell office:value-type="float" office:value="0.4728">
            <text:p>0,4728</text:p>
          </table:table-cell>
          <table:table-cell office:value-type="float" office:value="0.4734">
            <text:p>0,4734</text:p>
          </table:table-cell>
          <table:table-cell office:value-type="float" office:value="0.4696">
            <text:p>0,4696</text:p>
          </table:table-cell>
          <table:table-cell office:value-type="float" office:value="0.4744">
            <text:p>0,4744</text:p>
          </table:table-cell>
          <table:table-cell office:value-type="float" office:value="0.4695">
            <text:p>0,4695</text:p>
          </table:table-cell>
          <table:table-cell office:value-type="float" office:value="0.4754">
            <text:p>0,475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0137">
            <text:p>0,0137</text:p>
          </table:table-cell>
          <table:table-cell office:value-type="float" office:value="0.0711">
            <text:p>0,0711</text:p>
          </table:table-cell>
          <table:table-cell office:value-type="float" office:value="0.1377">
            <text:p>0,1377</text:p>
          </table:table-cell>
          <table:table-cell office:value-type="float" office:value="0.1909">
            <text:p>0,1909</text:p>
          </table:table-cell>
          <table:table-cell office:value-type="float" office:value="0.2365">
            <text:p>0,2365</text:p>
          </table:table-cell>
          <table:table-cell office:value-type="float" office:value="0.2628">
            <text:p>0,2628</text:p>
          </table:table-cell>
          <table:table-cell office:value-type="float" office:value="0.2944">
            <text:p>0,2944</text:p>
          </table:table-cell>
          <table:table-cell office:value-type="float" office:value="0.3126">
            <text:p>0,3126</text:p>
          </table:table-cell>
          <table:table-cell office:value-type="float" office:value="0.329">
            <text:p>0,329</text:p>
          </table:table-cell>
          <table:table-cell office:value-type="float" office:value="0.3413">
            <text:p>0,3413</text:p>
          </table:table-cell>
          <table:table-cell office:value-type="float" office:value="0.3534">
            <text:p>0,3534</text:p>
          </table:table-cell>
          <table:table-cell office:value-type="float" office:value="0.3667">
            <text:p>0,3667</text:p>
          </table:table-cell>
          <table:table-cell office:value-type="float" office:value="0.379">
            <text:p>0,379</text:p>
          </table:table-cell>
          <table:table-cell office:value-type="float" office:value="0.3817">
            <text:p>0,3817</text:p>
          </table:table-cell>
          <table:table-cell office:value-type="float" office:value="0.3928">
            <text:p>0,3928</text:p>
          </table:table-cell>
          <table:table-cell office:value-type="float" office:value="0.3988">
            <text:p>0,3988</text:p>
          </table:table-cell>
          <table:table-cell office:value-type="float" office:value="0.4023">
            <text:p>0,4023</text:p>
          </table:table-cell>
          <table:table-cell office:value-type="float" office:value="0.4051">
            <text:p>0,4051</text:p>
          </table:table-cell>
          <table:table-cell office:value-type="float" office:value="0.4107">
            <text:p>0,4107</text:p>
          </table:table-cell>
          <table:table-cell office:value-type="float" office:value="0.4228">
            <text:p>0,4228</text:p>
          </table:table-cell>
          <table:table-cell office:value-type="float" office:value="0.4293">
            <text:p>0,4293</text:p>
          </table:table-cell>
          <table:table-cell office:value-type="float" office:value="0.4257">
            <text:p>0,4257</text:p>
          </table:table-cell>
          <table:table-cell office:value-type="float" office:value="0.4172">
            <text:p>0,4172</text:p>
          </table:table-cell>
          <table:table-cell office:value-type="float" office:value="0.4299">
            <text:p>0,4299</text:p>
          </table:table-cell>
          <table:table-cell office:value-type="float" office:value="0.4361">
            <text:p>0,4361</text:p>
          </table:table-cell>
          <table:table-cell office:value-type="float" office:value="0.4281">
            <text:p>0,4281</text:p>
          </table:table-cell>
          <table:table-cell office:value-type="float" office:value="0.4348">
            <text:p>0,4348</text:p>
          </table:table-cell>
          <table:table-cell office:value-type="float" office:value="0.4409">
            <text:p>0,4409</text:p>
          </table:table-cell>
          <table:table-cell office:value-type="float" office:value="0.4434">
            <text:p>0,4434</text:p>
          </table:table-cell>
          <table:table-cell office:value-type="float" office:value="0.4482">
            <text:p>0,4482</text:p>
          </table:table-cell>
          <table:table-cell office:value-type="float" office:value="0.4467">
            <text:p>0,4467</text:p>
          </table:table-cell>
          <table:table-cell office:value-type="float" office:value="0.4508">
            <text:p>0,4508</text:p>
          </table:table-cell>
          <table:table-cell office:value-type="float" office:value="0.4505">
            <text:p>0,4505</text:p>
          </table:table-cell>
          <table:table-cell office:value-type="float" office:value="0.4447">
            <text:p>0,4447</text:p>
          </table:table-cell>
          <table:table-cell office:value-type="float" office:value="0.4497">
            <text:p>0,4497</text:p>
          </table:table-cell>
          <table:table-cell office:value-type="float" office:value="0.4537">
            <text:p>0,4537</text:p>
          </table:table-cell>
          <table:table-cell office:value-type="float" office:value="0.4461">
            <text:p>0,4461</text:p>
          </table:table-cell>
          <table:table-cell table:number-columns-repeated="2" office:value-type="float" office:value="0.4529">
            <text:p>0,4529</text:p>
          </table:table-cell>
          <table:table-cell office:value-type="float" office:value="0.4612">
            <text:p>0,4612</text:p>
          </table:table-cell>
          <table:table-cell office:value-type="float" office:value="0.4599">
            <text:p>0,4599</text:p>
          </table:table-cell>
          <table:table-cell office:value-type="float" office:value="0.4588">
            <text:p>0,4588</text:p>
          </table:table-cell>
          <table:table-cell office:value-type="float" office:value="0.4565">
            <text:p>0,4565</text:p>
          </table:table-cell>
          <table:table-cell office:value-type="float" office:value="0.4604">
            <text:p>0,4604</text:p>
          </table:table-cell>
          <table:table-cell office:value-type="float" office:value="0.4576">
            <text:p>0,4576</text:p>
          </table:table-cell>
          <table:table-cell office:value-type="float" office:value="0.4573">
            <text:p>0,4573</text:p>
          </table:table-cell>
          <table:table-cell office:value-type="float" office:value="0.4635">
            <text:p>0,4635</text:p>
          </table:table-cell>
          <table:table-cell office:value-type="float" office:value="0.478">
            <text:p>0,478</text:p>
          </table:table-cell>
          <table:table-cell office:value-type="float" office:value="0.4612">
            <text:p>0,461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0024">
            <text:p>0,0024</text:p>
          </table:table-cell>
          <table:table-cell office:value-type="float" office:value="0.0313">
            <text:p>0,0313</text:p>
          </table:table-cell>
          <table:table-cell office:value-type="float" office:value="0.0809">
            <text:p>0,0809</text:p>
          </table:table-cell>
          <table:table-cell office:value-type="float" office:value="0.1309">
            <text:p>0,1309</text:p>
          </table:table-cell>
          <table:table-cell office:value-type="float" office:value="0.1726">
            <text:p>0,1726</text:p>
          </table:table-cell>
          <table:table-cell office:value-type="float" office:value="0.2118">
            <text:p>0,2118</text:p>
          </table:table-cell>
          <table:table-cell office:value-type="float" office:value="0.2378">
            <text:p>0,2378</text:p>
          </table:table-cell>
          <table:table-cell office:value-type="float" office:value="0.2647">
            <text:p>0,2647</text:p>
          </table:table-cell>
          <table:table-cell office:value-type="float" office:value="0.2855">
            <text:p>0,2855</text:p>
          </table:table-cell>
          <table:table-cell office:value-type="float" office:value="0.2964">
            <text:p>0,2964</text:p>
          </table:table-cell>
          <table:table-cell office:value-type="float" office:value="0.3207">
            <text:p>0,3207</text:p>
          </table:table-cell>
          <table:table-cell office:value-type="float" office:value="0.3269">
            <text:p>0,3269</text:p>
          </table:table-cell>
          <table:table-cell office:value-type="float" office:value="0.349">
            <text:p>0,349</text:p>
          </table:table-cell>
          <table:table-cell office:value-type="float" office:value="0.3543">
            <text:p>0,3543</text:p>
          </table:table-cell>
          <table:table-cell office:value-type="float" office:value="0.3638">
            <text:p>0,3638</text:p>
          </table:table-cell>
          <table:table-cell office:value-type="float" office:value="0.3737">
            <text:p>0,3737</text:p>
          </table:table-cell>
          <table:table-cell office:value-type="float" office:value="0.3775">
            <text:p>0,3775</text:p>
          </table:table-cell>
          <table:table-cell office:value-type="float" office:value="0.3792">
            <text:p>0,3792</text:p>
          </table:table-cell>
          <table:table-cell office:value-type="float" office:value="0.3911">
            <text:p>0,3911</text:p>
          </table:table-cell>
          <table:table-cell office:value-type="float" office:value="0.3967">
            <text:p>0,3967</text:p>
          </table:table-cell>
          <table:table-cell office:value-type="float" office:value="0.3959">
            <text:p>0,3959</text:p>
          </table:table-cell>
          <table:table-cell office:value-type="float" office:value="0.3956">
            <text:p>0,3956</text:p>
          </table:table-cell>
          <table:table-cell office:value-type="float" office:value="0.3999">
            <text:p>0,3999</text:p>
          </table:table-cell>
          <table:table-cell office:value-type="float" office:value="0.4154">
            <text:p>0,4154</text:p>
          </table:table-cell>
          <table:table-cell office:value-type="float" office:value="0.4126">
            <text:p>0,4126</text:p>
          </table:table-cell>
          <table:table-cell office:value-type="float" office:value="0.4215">
            <text:p>0,4215</text:p>
          </table:table-cell>
          <table:table-cell office:value-type="float" office:value="0.4209">
            <text:p>0,4209</text:p>
          </table:table-cell>
          <table:table-cell office:value-type="float" office:value="0.4213">
            <text:p>0,4213</text:p>
          </table:table-cell>
          <table:table-cell office:value-type="float" office:value="0.4225">
            <text:p>0,4225</text:p>
          </table:table-cell>
          <table:table-cell office:value-type="float" office:value="0.4349">
            <text:p>0,4349</text:p>
          </table:table-cell>
          <table:table-cell office:value-type="float" office:value="0.4246">
            <text:p>0,4246</text:p>
          </table:table-cell>
          <table:table-cell office:value-type="float" office:value="0.4291">
            <text:p>0,4291</text:p>
          </table:table-cell>
          <table:table-cell office:value-type="float" office:value="0.4366">
            <text:p>0,4366</text:p>
          </table:table-cell>
          <table:table-cell office:value-type="float" office:value="0.4429">
            <text:p>0,4429</text:p>
          </table:table-cell>
          <table:table-cell office:value-type="float" office:value="0.4432">
            <text:p>0,4432</text:p>
          </table:table-cell>
          <table:table-cell office:value-type="float" office:value="0.4398">
            <text:p>0,4398</text:p>
          </table:table-cell>
          <table:table-cell office:value-type="float" office:value="0.4388">
            <text:p>0,4388</text:p>
          </table:table-cell>
          <table:table-cell office:value-type="float" office:value="0.4352">
            <text:p>0,4352</text:p>
          </table:table-cell>
          <table:table-cell office:value-type="float" office:value="0.4572">
            <text:p>0,4572</text:p>
          </table:table-cell>
          <table:table-cell office:value-type="float" office:value="0.4543">
            <text:p>0,4543</text:p>
          </table:table-cell>
          <table:table-cell office:value-type="float" office:value="0.4462">
            <text:p>0,4462</text:p>
          </table:table-cell>
          <table:table-cell office:value-type="float" office:value="0.445">
            <text:p>0,445</text:p>
          </table:table-cell>
          <table:table-cell office:value-type="float" office:value="0.4462">
            <text:p>0,4462</text:p>
          </table:table-cell>
          <table:table-cell office:value-type="float" office:value="0.4467">
            <text:p>0,4467</text:p>
          </table:table-cell>
          <table:table-cell office:value-type="float" office:value="0.4533">
            <text:p>0,4533</text:p>
          </table:table-cell>
          <table:table-cell office:value-type="float" office:value="0.4497">
            <text:p>0,4497</text:p>
          </table:table-cell>
          <table:table-cell office:value-type="float" office:value="0.4507">
            <text:p>0,4507</text:p>
          </table:table-cell>
          <table:table-cell office:value-type="float" office:value="0.4487">
            <text:p>0,4487</text:p>
          </table:table-cell>
          <table:table-cell office:value-type="float" office:value="0.4547">
            <text:p>0,454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109">
            <text:p>0,0109</text:p>
          </table:table-cell>
          <table:table-cell office:value-type="float" office:value="0.0446">
            <text:p>0,0446</text:p>
          </table:table-cell>
          <table:table-cell office:value-type="float" office:value="0.0874">
            <text:p>0,0874</text:p>
          </table:table-cell>
          <table:table-cell office:value-type="float" office:value="0.1276">
            <text:p>0,1276</text:p>
          </table:table-cell>
          <table:table-cell office:value-type="float" office:value="0.1597">
            <text:p>0,1597</text:p>
          </table:table-cell>
          <table:table-cell office:value-type="float" office:value="0.199">
            <text:p>0,199</text:p>
          </table:table-cell>
          <table:table-cell office:value-type="float" office:value="0.2243">
            <text:p>0,2243</text:p>
          </table:table-cell>
          <table:table-cell office:value-type="float" office:value="0.2552">
            <text:p>0,2552</text:p>
          </table:table-cell>
          <table:table-cell office:value-type="float" office:value="0.269">
            <text:p>0,269</text:p>
          </table:table-cell>
          <table:table-cell office:value-type="float" office:value="0.2797">
            <text:p>0,2797</text:p>
          </table:table-cell>
          <table:table-cell office:value-type="float" office:value="0.3027">
            <text:p>0,3027</text:p>
          </table:table-cell>
          <table:table-cell office:value-type="float" office:value="0.3112">
            <text:p>0,3112</text:p>
          </table:table-cell>
          <table:table-cell office:value-type="float" office:value="0.3231">
            <text:p>0,3231</text:p>
          </table:table-cell>
          <table:table-cell office:value-type="float" office:value="0.3347">
            <text:p>0,3347</text:p>
          </table:table-cell>
          <table:table-cell office:value-type="float" office:value="0.3472">
            <text:p>0,3472</text:p>
          </table:table-cell>
          <table:table-cell office:value-type="float" office:value="0.3553">
            <text:p>0,3553</text:p>
          </table:table-cell>
          <table:table-cell office:value-type="float" office:value="0.3536">
            <text:p>0,3536</text:p>
          </table:table-cell>
          <table:table-cell office:value-type="float" office:value="0.3726">
            <text:p>0,3726</text:p>
          </table:table-cell>
          <table:table-cell office:value-type="float" office:value="0.3733">
            <text:p>0,3733</text:p>
          </table:table-cell>
          <table:table-cell office:value-type="float" office:value="0.3749">
            <text:p>0,3749</text:p>
          </table:table-cell>
          <table:table-cell office:value-type="float" office:value="0.3829">
            <text:p>0,3829</text:p>
          </table:table-cell>
          <table:table-cell office:value-type="float" office:value="0.3919">
            <text:p>0,3919</text:p>
          </table:table-cell>
          <table:table-cell office:value-type="float" office:value="0.3999">
            <text:p>0,3999</text:p>
          </table:table-cell>
          <table:table-cell office:value-type="float" office:value="0.3924">
            <text:p>0,3924</text:p>
          </table:table-cell>
          <table:table-cell office:value-type="float" office:value="0.4067">
            <text:p>0,4067</text:p>
          </table:table-cell>
          <table:table-cell office:value-type="float" office:value="0.3964">
            <text:p>0,3964</text:p>
          </table:table-cell>
          <table:table-cell office:value-type="float" office:value="0.3944">
            <text:p>0,3944</text:p>
          </table:table-cell>
          <table:table-cell office:value-type="float" office:value="0.3994">
            <text:p>0,3994</text:p>
          </table:table-cell>
          <table:table-cell office:value-type="float" office:value="0.4113">
            <text:p>0,4113</text:p>
          </table:table-cell>
          <table:table-cell office:value-type="float" office:value="0.4163">
            <text:p>0,4163</text:p>
          </table:table-cell>
          <table:table-cell office:value-type="float" office:value="0.4118">
            <text:p>0,4118</text:p>
          </table:table-cell>
          <table:table-cell office:value-type="float" office:value="0.4151">
            <text:p>0,4151</text:p>
          </table:table-cell>
          <table:table-cell office:value-type="float" office:value="0.4174">
            <text:p>0,4174</text:p>
          </table:table-cell>
          <table:table-cell office:value-type="float" office:value="0.4183">
            <text:p>0,4183</text:p>
          </table:table-cell>
          <table:table-cell office:value-type="float" office:value="0.4289">
            <text:p>0,4289</text:p>
          </table:table-cell>
          <table:table-cell office:value-type="float" office:value="0.4283">
            <text:p>0,4283</text:p>
          </table:table-cell>
          <table:table-cell office:value-type="float" office:value="0.4254">
            <text:p>0,4254</text:p>
          </table:table-cell>
          <table:table-cell office:value-type="float" office:value="0.4332">
            <text:p>0,4332</text:p>
          </table:table-cell>
          <table:table-cell office:value-type="float" office:value="0.4414">
            <text:p>0,4414</text:p>
          </table:table-cell>
          <table:table-cell office:value-type="float" office:value="0.4333">
            <text:p>0,4333</text:p>
          </table:table-cell>
          <table:table-cell office:value-type="float" office:value="0.4385">
            <text:p>0,4385</text:p>
          </table:table-cell>
          <table:table-cell office:value-type="float" office:value="0.4357">
            <text:p>0,4357</text:p>
          </table:table-cell>
          <table:table-cell office:value-type="float" office:value="0.4396">
            <text:p>0,4396</text:p>
          </table:table-cell>
          <table:table-cell office:value-type="float" office:value="0.4362">
            <text:p>0,4362</text:p>
          </table:table-cell>
          <table:table-cell office:value-type="float" office:value="0.4441">
            <text:p>0,4441</text:p>
          </table:table-cell>
          <table:table-cell office:value-type="float" office:value="0.4481">
            <text:p>0,4481</text:p>
          </table:table-cell>
          <table:table-cell office:value-type="float" office:value="0.4415">
            <text:p>0,4415</text:p>
          </table:table-cell>
          <table:table-cell office:value-type="float" office:value="0.4471">
            <text:p>0,447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4">
            <text:p>0,0044</text:p>
          </table:table-cell>
          <table:table-cell office:value-type="float" office:value="0.0261">
            <text:p>0,0261</text:p>
          </table:table-cell>
          <table:table-cell office:value-type="float" office:value="0.0531">
            <text:p>0,0531</text:p>
          </table:table-cell>
          <table:table-cell office:value-type="float" office:value="0.0869">
            <text:p>0,0869</text:p>
          </table:table-cell>
          <table:table-cell office:value-type="float" office:value="0.1276">
            <text:p>0,1276</text:p>
          </table:table-cell>
          <table:table-cell office:value-type="float" office:value="0.1612">
            <text:p>0,1612</text:p>
          </table:table-cell>
          <table:table-cell office:value-type="float" office:value="0.1878">
            <text:p>0,1878</text:p>
          </table:table-cell>
          <table:table-cell office:value-type="float" office:value="0.2141">
            <text:p>0,2141</text:p>
          </table:table-cell>
          <table:table-cell office:value-type="float" office:value="0.2309">
            <text:p>0,2309</text:p>
          </table:table-cell>
          <table:table-cell office:value-type="float" office:value="0.2526">
            <text:p>0,2526</text:p>
          </table:table-cell>
          <table:table-cell office:value-type="float" office:value="0.271">
            <text:p>0,271</text:p>
          </table:table-cell>
          <table:table-cell office:value-type="float" office:value="0.2874">
            <text:p>0,2874</text:p>
          </table:table-cell>
          <table:table-cell office:value-type="float" office:value="0.2904">
            <text:p>0,2904</text:p>
          </table:table-cell>
          <table:table-cell office:value-type="float" office:value="0.3201">
            <text:p>0,3201</text:p>
          </table:table-cell>
          <table:table-cell office:value-type="float" office:value="0.3189">
            <text:p>0,3189</text:p>
          </table:table-cell>
          <table:table-cell office:value-type="float" office:value="0.3284">
            <text:p>0,3284</text:p>
          </table:table-cell>
          <table:table-cell office:value-type="float" office:value="0.3342">
            <text:p>0,3342</text:p>
          </table:table-cell>
          <table:table-cell office:value-type="float" office:value="0.3502">
            <text:p>0,3502</text:p>
          </table:table-cell>
          <table:table-cell office:value-type="float" office:value="0.3495">
            <text:p>0,3495</text:p>
          </table:table-cell>
          <table:table-cell office:value-type="float" office:value="0.3628">
            <text:p>0,3628</text:p>
          </table:table-cell>
          <table:table-cell office:value-type="float" office:value="0.3578">
            <text:p>0,3578</text:p>
          </table:table-cell>
          <table:table-cell office:value-type="float" office:value="0.3707">
            <text:p>0,3707</text:p>
          </table:table-cell>
          <table:table-cell office:value-type="float" office:value="0.3758">
            <text:p>0,3758</text:p>
          </table:table-cell>
          <table:table-cell office:value-type="float" office:value="0.3762">
            <text:p>0,3762</text:p>
          </table:table-cell>
          <table:table-cell office:value-type="float" office:value="0.3784">
            <text:p>0,3784</text:p>
          </table:table-cell>
          <table:table-cell office:value-type="float" office:value="0.3819">
            <text:p>0,3819</text:p>
          </table:table-cell>
          <table:table-cell office:value-type="float" office:value="0.3986">
            <text:p>0,3986</text:p>
          </table:table-cell>
          <table:table-cell office:value-type="float" office:value="0.4014">
            <text:p>0,4014</text:p>
          </table:table-cell>
          <table:table-cell office:value-type="float" office:value="0.3918">
            <text:p>0,3918</text:p>
          </table:table-cell>
          <table:table-cell office:value-type="float" office:value="0.3959">
            <text:p>0,3959</text:p>
          </table:table-cell>
          <table:table-cell office:value-type="float" office:value="0.4116">
            <text:p>0,4116</text:p>
          </table:table-cell>
          <table:table-cell office:value-type="float" office:value="0.4061">
            <text:p>0,4061</text:p>
          </table:table-cell>
          <table:table-cell office:value-type="float" office:value="0.4009">
            <text:p>0,4009</text:p>
          </table:table-cell>
          <table:table-cell office:value-type="float" office:value="0.4073">
            <text:p>0,4073</text:p>
          </table:table-cell>
          <table:table-cell table:number-columns-repeated="2" office:value-type="float" office:value="0.4123">
            <text:p>0,4123</text:p>
          </table:table-cell>
          <table:table-cell office:value-type="float" office:value="0.4266">
            <text:p>0,4266</text:p>
          </table:table-cell>
          <table:table-cell office:value-type="float" office:value="0.4244">
            <text:p>0,4244</text:p>
          </table:table-cell>
          <table:table-cell office:value-type="float" office:value="0.4191">
            <text:p>0,4191</text:p>
          </table:table-cell>
          <table:table-cell office:value-type="float" office:value="0.4227">
            <text:p>0,4227</text:p>
          </table:table-cell>
          <table:table-cell office:value-type="float" office:value="0.4259">
            <text:p>0,4259</text:p>
          </table:table-cell>
          <table:table-cell office:value-type="float" office:value="0.4242">
            <text:p>0,4242</text:p>
          </table:table-cell>
          <table:table-cell office:value-type="float" office:value="0.4224">
            <text:p>0,4224</text:p>
          </table:table-cell>
          <table:table-cell office:value-type="float" office:value="0.4418">
            <text:p>0,4418</text:p>
          </table:table-cell>
          <table:table-cell office:value-type="float" office:value="0.4325">
            <text:p>0,4325</text:p>
          </table:table-cell>
          <table:table-cell office:value-type="float" office:value="0.4295">
            <text:p>0,4295</text:p>
          </table:table-cell>
          <table:table-cell office:value-type="float" office:value="0.4364">
            <text:p>0,4364</text:p>
          </table:table-cell>
          <table:table-cell office:value-type="float" office:value="0.4386">
            <text:p>0,438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0123">
            <text:p>0,0123</text:p>
          </table:table-cell>
          <table:table-cell office:value-type="float" office:value="0.0338">
            <text:p>0,0338</text:p>
          </table:table-cell>
          <table:table-cell office:value-type="float" office:value="0.0627">
            <text:p>0,0627</text:p>
          </table:table-cell>
          <table:table-cell office:value-type="float" office:value="0.0999">
            <text:p>0,0999</text:p>
          </table:table-cell>
          <table:table-cell office:value-type="float" office:value="0.1275">
            <text:p>0,1275</text:p>
          </table:table-cell>
          <table:table-cell office:value-type="float" office:value="0.1529">
            <text:p>0,1529</text:p>
          </table:table-cell>
          <table:table-cell office:value-type="float" office:value="0.1843">
            <text:p>0,1843</text:p>
          </table:table-cell>
          <table:table-cell office:value-type="float" office:value="0.2104">
            <text:p>0,2104</text:p>
          </table:table-cell>
          <table:table-cell office:value-type="float" office:value="0.2238">
            <text:p>0,2238</text:p>
          </table:table-cell>
          <table:table-cell office:value-type="float" office:value="0.2387">
            <text:p>0,2387</text:p>
          </table:table-cell>
          <table:table-cell office:value-type="float" office:value="0.2606">
            <text:p>0,2606</text:p>
          </table:table-cell>
          <table:table-cell office:value-type="float" office:value="0.2827">
            <text:p>0,2827</text:p>
          </table:table-cell>
          <table:table-cell office:value-type="float" office:value="0.2784">
            <text:p>0,2784</text:p>
          </table:table-cell>
          <table:table-cell office:value-type="float" office:value="0.2996">
            <text:p>0,2996</text:p>
          </table:table-cell>
          <table:table-cell office:value-type="float" office:value="0.3076">
            <text:p>0,3076</text:p>
          </table:table-cell>
          <table:table-cell office:value-type="float" office:value="0.3146">
            <text:p>0,3146</text:p>
          </table:table-cell>
          <table:table-cell office:value-type="float" office:value="0.3167">
            <text:p>0,3167</text:p>
          </table:table-cell>
          <table:table-cell office:value-type="float" office:value="0.3308">
            <text:p>0,3308</text:p>
          </table:table-cell>
          <table:table-cell office:value-type="float" office:value="0.3452">
            <text:p>0,3452</text:p>
          </table:table-cell>
          <table:table-cell office:value-type="float" office:value="0.3458">
            <text:p>0,3458</text:p>
          </table:table-cell>
          <table:table-cell office:value-type="float" office:value="0.3532">
            <text:p>0,3532</text:p>
          </table:table-cell>
          <table:table-cell office:value-type="float" office:value="0.3609">
            <text:p>0,3609</text:p>
          </table:table-cell>
          <table:table-cell office:value-type="float" office:value="0.361">
            <text:p>0,361</text:p>
          </table:table-cell>
          <table:table-cell office:value-type="float" office:value="0.3588">
            <text:p>0,3588</text:p>
          </table:table-cell>
          <table:table-cell office:value-type="float" office:value="0.3705">
            <text:p>0,3705</text:p>
          </table:table-cell>
          <table:table-cell office:value-type="float" office:value="0.379">
            <text:p>0,379</text:p>
          </table:table-cell>
          <table:table-cell office:value-type="float" office:value="0.3783">
            <text:p>0,3783</text:p>
          </table:table-cell>
          <table:table-cell office:value-type="float" office:value="0.3809">
            <text:p>0,3809</text:p>
          </table:table-cell>
          <table:table-cell office:value-type="float" office:value="0.3867">
            <text:p>0,3867</text:p>
          </table:table-cell>
          <table:table-cell office:value-type="float" office:value="0.3889">
            <text:p>0,3889</text:p>
          </table:table-cell>
          <table:table-cell office:value-type="float" office:value="0.3908">
            <text:p>0,3908</text:p>
          </table:table-cell>
          <table:table-cell office:value-type="float" office:value="0.3923">
            <text:p>0,3923</text:p>
          </table:table-cell>
          <table:table-cell office:value-type="float" office:value="0.3944">
            <text:p>0,3944</text:p>
          </table:table-cell>
          <table:table-cell office:value-type="float" office:value="0.4125">
            <text:p>0,4125</text:p>
          </table:table-cell>
          <table:table-cell office:value-type="float" office:value="0.4062">
            <text:p>0,4062</text:p>
          </table:table-cell>
          <table:table-cell office:value-type="float" office:value="0.4115">
            <text:p>0,4115</text:p>
          </table:table-cell>
          <table:table-cell office:value-type="float" office:value="0.4109">
            <text:p>0,4109</text:p>
          </table:table-cell>
          <table:table-cell office:value-type="float" office:value="0.4106">
            <text:p>0,4106</text:p>
          </table:table-cell>
          <table:table-cell office:value-type="float" office:value="0.4167">
            <text:p>0,4167</text:p>
          </table:table-cell>
          <table:table-cell office:value-type="float" office:value="0.4236">
            <text:p>0,4236</text:p>
          </table:table-cell>
          <table:table-cell office:value-type="float" office:value="0.4151">
            <text:p>0,4151</text:p>
          </table:table-cell>
          <table:table-cell office:value-type="float" office:value="0.4172">
            <text:p>0,4172</text:p>
          </table:table-cell>
          <table:table-cell office:value-type="float" office:value="0.4191">
            <text:p>0,4191</text:p>
          </table:table-cell>
          <table:table-cell office:value-type="float" office:value="0.4164">
            <text:p>0,4164</text:p>
          </table:table-cell>
          <table:table-cell office:value-type="float" office:value="0.4314">
            <text:p>0,4314</text:p>
          </table:table-cell>
          <table:table-cell office:value-type="float" office:value="0.4197">
            <text:p>0,4197</text:p>
          </table:table-cell>
          <table:table-cell office:value-type="float" office:value="0.4301">
            <text:p>0,430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6">
            <text:p>0,0006</text:p>
          </table:table-cell>
          <table:table-cell office:value-type="float" office:value="0.0066">
            <text:p>0,0066</text:p>
          </table:table-cell>
          <table:table-cell office:value-type="float" office:value="0.0195">
            <text:p>0,0195</text:p>
          </table:table-cell>
          <table:table-cell office:value-type="float" office:value="0.0434">
            <text:p>0,0434</text:p>
          </table:table-cell>
          <table:table-cell office:value-type="float" office:value="0.0776">
            <text:p>0,0776</text:p>
          </table:table-cell>
          <table:table-cell office:value-type="float" office:value="0.0972">
            <text:p>0,0972</text:p>
          </table:table-cell>
          <table:table-cell office:value-type="float" office:value="0.1248">
            <text:p>0,1248</text:p>
          </table:table-cell>
          <table:table-cell office:value-type="float" office:value="0.1531">
            <text:p>0,1531</text:p>
          </table:table-cell>
          <table:table-cell office:value-type="float" office:value="0.1784">
            <text:p>0,1784</text:p>
          </table:table-cell>
          <table:table-cell office:value-type="float" office:value="0.1989">
            <text:p>0,1989</text:p>
          </table:table-cell>
          <table:table-cell office:value-type="float" office:value="0.2237">
            <text:p>0,2237</text:p>
          </table:table-cell>
          <table:table-cell office:value-type="float" office:value="0.2287">
            <text:p>0,2287</text:p>
          </table:table-cell>
          <table:table-cell office:value-type="float" office:value="0.2527">
            <text:p>0,2527</text:p>
          </table:table-cell>
          <table:table-cell office:value-type="float" office:value="0.2562">
            <text:p>0,2562</text:p>
          </table:table-cell>
          <table:table-cell office:value-type="float" office:value="0.2757">
            <text:p>0,2757</text:p>
          </table:table-cell>
          <table:table-cell office:value-type="float" office:value="0.287">
            <text:p>0,287</text:p>
          </table:table-cell>
          <table:table-cell office:value-type="float" office:value="0.2966">
            <text:p>0,2966</text:p>
          </table:table-cell>
          <table:table-cell office:value-type="float" office:value="0.309">
            <text:p>0,309</text:p>
          </table:table-cell>
          <table:table-cell office:value-type="float" office:value="0.313">
            <text:p>0,313</text:p>
          </table:table-cell>
          <table:table-cell office:value-type="float" office:value="0.3159">
            <text:p>0,3159</text:p>
          </table:table-cell>
          <table:table-cell office:value-type="float" office:value="0.3366">
            <text:p>0,3366</text:p>
          </table:table-cell>
          <table:table-cell office:value-type="float" office:value="0.3316">
            <text:p>0,3316</text:p>
          </table:table-cell>
          <table:table-cell office:value-type="float" office:value="0.3356">
            <text:p>0,3356</text:p>
          </table:table-cell>
          <table:table-cell office:value-type="float" office:value="0.3531">
            <text:p>0,3531</text:p>
          </table:table-cell>
          <table:table-cell office:value-type="float" office:value="0.3492">
            <text:p>0,3492</text:p>
          </table:table-cell>
          <table:table-cell office:value-type="float" office:value="0.3516">
            <text:p>0,3516</text:p>
          </table:table-cell>
          <table:table-cell office:value-type="float" office:value="0.3666">
            <text:p>0,3666</text:p>
          </table:table-cell>
          <table:table-cell office:value-type="float" office:value="0.3671">
            <text:p>0,3671</text:p>
          </table:table-cell>
          <table:table-cell office:value-type="float" office:value="0.3745">
            <text:p>0,3745</text:p>
          </table:table-cell>
          <table:table-cell office:value-type="float" office:value="0.374">
            <text:p>0,374</text:p>
          </table:table-cell>
          <table:table-cell office:value-type="float" office:value="0.375">
            <text:p>0,375</text:p>
          </table:table-cell>
          <table:table-cell office:value-type="float" office:value="0.3802">
            <text:p>0,3802</text:p>
          </table:table-cell>
          <table:table-cell office:value-type="float" office:value="0.3833">
            <text:p>0,3833</text:p>
          </table:table-cell>
          <table:table-cell office:value-type="float" office:value="0.3846">
            <text:p>0,3846</text:p>
          </table:table-cell>
          <table:table-cell office:value-type="float" office:value="0.3944">
            <text:p>0,3944</text:p>
          </table:table-cell>
          <table:table-cell office:value-type="float" office:value="0.3911">
            <text:p>0,3911</text:p>
          </table:table-cell>
          <table:table-cell office:value-type="float" office:value="0.4071">
            <text:p>0,4071</text:p>
          </table:table-cell>
          <table:table-cell office:value-type="float" office:value="0.4066">
            <text:p>0,4066</text:p>
          </table:table-cell>
          <table:table-cell office:value-type="float" office:value="0.4053">
            <text:p>0,4053</text:p>
          </table:table-cell>
          <table:table-cell office:value-type="float" office:value="0.4065">
            <text:p>0,4065</text:p>
          </table:table-cell>
          <table:table-cell office:value-type="float" office:value="0.4055">
            <text:p>0,4055</text:p>
          </table:table-cell>
          <table:table-cell office:value-type="float" office:value="0.4018">
            <text:p>0,4018</text:p>
          </table:table-cell>
          <table:table-cell office:value-type="float" office:value="0.4086">
            <text:p>0,4086</text:p>
          </table:table-cell>
          <table:table-cell office:value-type="float" office:value="0.4062">
            <text:p>0,4062</text:p>
          </table:table-cell>
          <table:table-cell office:value-type="float" office:value="0.4176">
            <text:p>0,4176</text:p>
          </table:table-cell>
          <table:table-cell office:value-type="float" office:value="0.4111">
            <text:p>0,4111</text:p>
          </table:table-cell>
          <table:table-cell office:value-type="float" office:value="0.4163">
            <text:p>0,4163</text:p>
          </table:table-cell>
          <table:table-cell office:value-type="float" office:value="0.4189">
            <text:p>0,418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2">
            <text:p>0,002</text:p>
          </table:table-cell>
          <table:table-cell office:value-type="float" office:value="0.0125">
            <text:p>0,0125</text:p>
          </table:table-cell>
          <table:table-cell office:value-type="float" office:value="0.0274">
            <text:p>0,0274</text:p>
          </table:table-cell>
          <table:table-cell office:value-type="float" office:value="0.0541">
            <text:p>0,0541</text:p>
          </table:table-cell>
          <table:table-cell office:value-type="float" office:value="0.0791">
            <text:p>0,0791</text:p>
          </table:table-cell>
          <table:table-cell office:value-type="float" office:value="0.1077">
            <text:p>0,1077</text:p>
          </table:table-cell>
          <table:table-cell office:value-type="float" office:value="0.128">
            <text:p>0,128</text:p>
          </table:table-cell>
          <table:table-cell office:value-type="float" office:value="0.149">
            <text:p>0,149</text:p>
          </table:table-cell>
          <table:table-cell office:value-type="float" office:value="0.1692">
            <text:p>0,1692</text:p>
          </table:table-cell>
          <table:table-cell office:value-type="float" office:value="0.1967">
            <text:p>0,1967</text:p>
          </table:table-cell>
          <table:table-cell office:value-type="float" office:value="0.2073">
            <text:p>0,2073</text:p>
          </table:table-cell>
          <table:table-cell office:value-type="float" office:value="0.2318">
            <text:p>0,2318</text:p>
          </table:table-cell>
          <table:table-cell office:value-type="float" office:value="0.246">
            <text:p>0,246</text:p>
          </table:table-cell>
          <table:table-cell office:value-type="float" office:value="0.257">
            <text:p>0,257</text:p>
          </table:table-cell>
          <table:table-cell office:value-type="float" office:value="0.2683">
            <text:p>0,2683</text:p>
          </table:table-cell>
          <table:table-cell office:value-type="float" office:value="0.2803">
            <text:p>0,2803</text:p>
          </table:table-cell>
          <table:table-cell office:value-type="float" office:value="0.286">
            <text:p>0,286</text:p>
          </table:table-cell>
          <table:table-cell office:value-type="float" office:value="0.295">
            <text:p>0,295</text:p>
          </table:table-cell>
          <table:table-cell office:value-type="float" office:value="0.3049">
            <text:p>0,3049</text:p>
          </table:table-cell>
          <table:table-cell office:value-type="float" office:value="0.3">
            <text:p>0,3</text:p>
          </table:table-cell>
          <table:table-cell office:value-type="float" office:value="0.3192">
            <text:p>0,3192</text:p>
          </table:table-cell>
          <table:table-cell office:value-type="float" office:value="0.3267">
            <text:p>0,3267</text:p>
          </table:table-cell>
          <table:table-cell office:value-type="float" office:value="0.3333">
            <text:p>0,3333</text:p>
          </table:table-cell>
          <table:table-cell office:value-type="float" office:value="0.3294">
            <text:p>0,3294</text:p>
          </table:table-cell>
          <table:table-cell office:value-type="float" office:value="0.3398">
            <text:p>0,3398</text:p>
          </table:table-cell>
          <table:table-cell office:value-type="float" office:value="0.3574">
            <text:p>0,3574</text:p>
          </table:table-cell>
          <table:table-cell office:value-type="float" office:value="0.3567">
            <text:p>0,3567</text:p>
          </table:table-cell>
          <table:table-cell office:value-type="float" office:value="0.35">
            <text:p>0,35</text:p>
          </table:table-cell>
          <table:table-cell office:value-type="float" office:value="0.3718">
            <text:p>0,3718</text:p>
          </table:table-cell>
          <table:table-cell office:value-type="float" office:value="0.373">
            <text:p>0,373</text:p>
          </table:table-cell>
          <table:table-cell office:value-type="float" office:value="0.3736">
            <text:p>0,3736</text:p>
          </table:table-cell>
          <table:table-cell office:value-type="float" office:value="0.3748">
            <text:p>0,3748</text:p>
          </table:table-cell>
          <table:table-cell office:value-type="float" office:value="0.3767">
            <text:p>0,3767</text:p>
          </table:table-cell>
          <table:table-cell office:value-type="float" office:value="0.3768">
            <text:p>0,3768</text:p>
          </table:table-cell>
          <table:table-cell office:value-type="float" office:value="0.3827">
            <text:p>0,3827</text:p>
          </table:table-cell>
          <table:table-cell office:value-type="float" office:value="0.3887">
            <text:p>0,3887</text:p>
          </table:table-cell>
          <table:table-cell office:value-type="float" office:value="0.3943">
            <text:p>0,3943</text:p>
          </table:table-cell>
          <table:table-cell office:value-type="float" office:value="0.396">
            <text:p>0,396</text:p>
          </table:table-cell>
          <table:table-cell office:value-type="float" office:value="0.3949">
            <text:p>0,3949</text:p>
          </table:table-cell>
          <table:table-cell office:value-type="float" office:value="0.3926">
            <text:p>0,3926</text:p>
          </table:table-cell>
          <table:table-cell office:value-type="float" office:value="0.3998">
            <text:p>0,3998</text:p>
          </table:table-cell>
          <table:table-cell office:value-type="float" office:value="0.4026">
            <text:p>0,4026</text:p>
          </table:table-cell>
          <table:table-cell office:value-type="float" office:value="0.4123">
            <text:p>0,4123</text:p>
          </table:table-cell>
          <table:table-cell office:value-type="float" office:value="0.4088">
            <text:p>0,4088</text:p>
          </table:table-cell>
          <table:table-cell office:value-type="float" office:value="0.4069">
            <text:p>0,4069</text:p>
          </table:table-cell>
          <table:table-cell office:value-type="float" office:value="0.4048">
            <text:p>0,4048</text:p>
          </table:table-cell>
          <table:table-cell office:value-type="float" office:value="0.4167">
            <text:p>0,416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6">
            <text:p>0,0016</text:p>
          </table:table-cell>
          <table:table-cell office:value-type="float" office:value="0.0071">
            <text:p>0,0071</text:p>
          </table:table-cell>
          <table:table-cell office:value-type="float" office:value="0.0192">
            <text:p>0,0192</text:p>
          </table:table-cell>
          <table:table-cell office:value-type="float" office:value="0.0405">
            <text:p>0,0405</text:p>
          </table:table-cell>
          <table:table-cell office:value-type="float" office:value="0.0639">
            <text:p>0,0639</text:p>
          </table:table-cell>
          <table:table-cell office:value-type="float" office:value="0.0897">
            <text:p>0,0897</text:p>
          </table:table-cell>
          <table:table-cell office:value-type="float" office:value="0.1059">
            <text:p>0,1059</text:p>
          </table:table-cell>
          <table:table-cell office:value-type="float" office:value="0.1285">
            <text:p>0,1285</text:p>
          </table:table-cell>
          <table:table-cell office:value-type="float" office:value="0.1536">
            <text:p>0,1536</text:p>
          </table:table-cell>
          <table:table-cell office:value-type="float" office:value="0.172">
            <text:p>0,172</text:p>
          </table:table-cell>
          <table:table-cell office:value-type="float" office:value="0.1858">
            <text:p>0,1858</text:p>
          </table:table-cell>
          <table:table-cell office:value-type="float" office:value="0.2017">
            <text:p>0,2017</text:p>
          </table:table-cell>
          <table:table-cell office:value-type="float" office:value="0.2247">
            <text:p>0,2247</text:p>
          </table:table-cell>
          <table:table-cell office:value-type="float" office:value="0.2326">
            <text:p>0,2326</text:p>
          </table:table-cell>
          <table:table-cell office:value-type="float" office:value="0.251">
            <text:p>0,251</text:p>
          </table:table-cell>
          <table:table-cell office:value-type="float" office:value="0.2567">
            <text:p>0,2567</text:p>
          </table:table-cell>
          <table:table-cell office:value-type="float" office:value="0.2709">
            <text:p>0,2709</text:p>
          </table:table-cell>
          <table:table-cell office:value-type="float" office:value="0.286">
            <text:p>0,286</text:p>
          </table:table-cell>
          <table:table-cell office:value-type="float" office:value="0.2825">
            <text:p>0,2825</text:p>
          </table:table-cell>
          <table:table-cell office:value-type="float" office:value="0.2964">
            <text:p>0,2964</text:p>
          </table:table-cell>
          <table:table-cell office:value-type="float" office:value="0.3128">
            <text:p>0,3128</text:p>
          </table:table-cell>
          <table:table-cell office:value-type="float" office:value="0.3153">
            <text:p>0,3153</text:p>
          </table:table-cell>
          <table:table-cell office:value-type="float" office:value="0.3156">
            <text:p>0,3156</text:p>
          </table:table-cell>
          <table:table-cell office:value-type="float" office:value="0.3288">
            <text:p>0,3288</text:p>
          </table:table-cell>
          <table:table-cell office:value-type="float" office:value="0.3294">
            <text:p>0,3294</text:p>
          </table:table-cell>
          <table:table-cell office:value-type="float" office:value="0.3361">
            <text:p>0,3361</text:p>
          </table:table-cell>
          <table:table-cell office:value-type="float" office:value="0.3439">
            <text:p>0,3439</text:p>
          </table:table-cell>
          <table:table-cell office:value-type="float" office:value="0.3435">
            <text:p>0,3435</text:p>
          </table:table-cell>
          <table:table-cell office:value-type="float" office:value="0.3481">
            <text:p>0,3481</text:p>
          </table:table-cell>
          <table:table-cell office:value-type="float" office:value="0.3531">
            <text:p>0,3531</text:p>
          </table:table-cell>
          <table:table-cell office:value-type="float" office:value="0.357">
            <text:p>0,357</text:p>
          </table:table-cell>
          <table:table-cell office:value-type="float" office:value="0.3588">
            <text:p>0,3588</text:p>
          </table:table-cell>
          <table:table-cell office:value-type="float" office:value="0.3579">
            <text:p>0,3579</text:p>
          </table:table-cell>
          <table:table-cell office:value-type="float" office:value="0.3753">
            <text:p>0,3753</text:p>
          </table:table-cell>
          <table:table-cell office:value-type="float" office:value="0.3722">
            <text:p>0,3722</text:p>
          </table:table-cell>
          <table:table-cell office:value-type="float" office:value="0.3803">
            <text:p>0,3803</text:p>
          </table:table-cell>
          <table:table-cell office:value-type="float" office:value="0.3752">
            <text:p>0,3752</text:p>
          </table:table-cell>
          <table:table-cell office:value-type="float" office:value="0.3844">
            <text:p>0,3844</text:p>
          </table:table-cell>
          <table:table-cell office:value-type="float" office:value="0.3821">
            <text:p>0,3821</text:p>
          </table:table-cell>
          <table:table-cell office:value-type="float" office:value="0.3912">
            <text:p>0,3912</text:p>
          </table:table-cell>
          <table:table-cell office:value-type="float" office:value="0.3975">
            <text:p>0,3975</text:p>
          </table:table-cell>
          <table:table-cell office:value-type="float" office:value="0.3927">
            <text:p>0,3927</text:p>
          </table:table-cell>
          <table:table-cell office:value-type="float" office:value="0.3909">
            <text:p>0,3909</text:p>
          </table:table-cell>
          <table:table-cell office:value-type="float" office:value="0.3975">
            <text:p>0,3975</text:p>
          </table:table-cell>
          <table:table-cell office:value-type="float" office:value="0.3905">
            <text:p>0,3905</text:p>
          </table:table-cell>
          <table:table-cell office:value-type="float" office:value="0.3983">
            <text:p>0,3983</text:p>
          </table:table-cell>
          <table:table-cell office:value-type="float" office:value="0.4094">
            <text:p>0,409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7">
            <text:p>0,0007</text:p>
          </table:table-cell>
          <table:table-cell office:value-type="float" office:value="0.0042">
            <text:p>0,0042</text:p>
          </table:table-cell>
          <table:table-cell office:value-type="float" office:value="0.0136">
            <text:p>0,0136</text:p>
          </table:table-cell>
          <table:table-cell office:value-type="float" office:value="0.028">
            <text:p>0,028</text:p>
          </table:table-cell>
          <table:table-cell office:value-type="float" office:value="0.0473">
            <text:p>0,0473</text:p>
          </table:table-cell>
          <table:table-cell office:value-type="float" office:value="0.068">
            <text:p>0,068</text:p>
          </table:table-cell>
          <table:table-cell office:value-type="float" office:value="0.0943">
            <text:p>0,0943</text:p>
          </table:table-cell>
          <table:table-cell office:value-type="float" office:value="0.1063">
            <text:p>0,1063</text:p>
          </table:table-cell>
          <table:table-cell office:value-type="float" office:value="0.1297">
            <text:p>0,1297</text:p>
          </table:table-cell>
          <table:table-cell office:value-type="float" office:value="0.1559">
            <text:p>0,1559</text:p>
          </table:table-cell>
          <table:table-cell office:value-type="float" office:value="0.1681">
            <text:p>0,1681</text:p>
          </table:table-cell>
          <table:table-cell office:value-type="float" office:value="0.1764">
            <text:p>0,1764</text:p>
          </table:table-cell>
          <table:table-cell office:value-type="float" office:value="0.1993">
            <text:p>0,1993</text:p>
          </table:table-cell>
          <table:table-cell office:value-type="float" office:value="0.2124">
            <text:p>0,2124</text:p>
          </table:table-cell>
          <table:table-cell office:value-type="float" office:value="0.2305">
            <text:p>0,2305</text:p>
          </table:table-cell>
          <table:table-cell office:value-type="float" office:value="0.2387">
            <text:p>0,2387</text:p>
          </table:table-cell>
          <table:table-cell office:value-type="float" office:value="0.254">
            <text:p>0,254</text:p>
          </table:table-cell>
          <table:table-cell office:value-type="float" office:value="0.2641">
            <text:p>0,2641</text:p>
          </table:table-cell>
          <table:table-cell office:value-type="float" office:value="0.2718">
            <text:p>0,2718</text:p>
          </table:table-cell>
          <table:table-cell office:value-type="float" office:value="0.2847">
            <text:p>0,2847</text:p>
          </table:table-cell>
          <table:table-cell office:value-type="float" office:value="0.286">
            <text:p>0,286</text:p>
          </table:table-cell>
          <table:table-cell office:value-type="float" office:value="0.2991">
            <text:p>0,2991</text:p>
          </table:table-cell>
          <table:table-cell office:value-type="float" office:value="0.2958">
            <text:p>0,2958</text:p>
          </table:table-cell>
          <table:table-cell office:value-type="float" office:value="0.3069">
            <text:p>0,3069</text:p>
          </table:table-cell>
          <table:table-cell office:value-type="float" office:value="0.3175">
            <text:p>0,3175</text:p>
          </table:table-cell>
          <table:table-cell office:value-type="float" office:value="0.3211">
            <text:p>0,3211</text:p>
          </table:table-cell>
          <table:table-cell office:value-type="float" office:value="0.3236">
            <text:p>0,3236</text:p>
          </table:table-cell>
          <table:table-cell office:value-type="float" office:value="0.3272">
            <text:p>0,3272</text:p>
          </table:table-cell>
          <table:table-cell office:value-type="float" office:value="0.3456">
            <text:p>0,3456</text:p>
          </table:table-cell>
          <table:table-cell office:value-type="float" office:value="0.3474">
            <text:p>0,3474</text:p>
          </table:table-cell>
          <table:table-cell office:value-type="float" office:value="0.3546">
            <text:p>0,3546</text:p>
          </table:table-cell>
          <table:table-cell office:value-type="float" office:value="0.3497">
            <text:p>0,3497</text:p>
          </table:table-cell>
          <table:table-cell office:value-type="float" office:value="0.3506">
            <text:p>0,3506</text:p>
          </table:table-cell>
          <table:table-cell office:value-type="float" office:value="0.3586">
            <text:p>0,3586</text:p>
          </table:table-cell>
          <table:table-cell office:value-type="float" office:value="0.3599">
            <text:p>0,3599</text:p>
          </table:table-cell>
          <table:table-cell office:value-type="float" office:value="0.3593">
            <text:p>0,3593</text:p>
          </table:table-cell>
          <table:table-cell office:value-type="float" office:value="0.3725">
            <text:p>0,3725</text:p>
          </table:table-cell>
          <table:table-cell office:value-type="float" office:value="0.3739">
            <text:p>0,3739</text:p>
          </table:table-cell>
          <table:table-cell office:value-type="float" office:value="0.3742">
            <text:p>0,3742</text:p>
          </table:table-cell>
          <table:table-cell office:value-type="float" office:value="0.371">
            <text:p>0,371</text:p>
          </table:table-cell>
          <table:table-cell office:value-type="float" office:value="0.3832">
            <text:p>0,3832</text:p>
          </table:table-cell>
          <table:table-cell office:value-type="float" office:value="0.3828">
            <text:p>0,3828</text:p>
          </table:table-cell>
          <table:table-cell office:value-type="float" office:value="0.3794">
            <text:p>0,3794</text:p>
          </table:table-cell>
          <table:table-cell office:value-type="float" office:value="0.3911">
            <text:p>0,3911</text:p>
          </table:table-cell>
          <table:table-cell office:value-type="float" office:value="0.395">
            <text:p>0,395</text:p>
          </table:table-cell>
          <table:table-cell office:value-type="float" office:value="0.3841">
            <text:p>0,3841</text:p>
          </table:table-cell>
          <table:table-cell office:value-type="float" office:value="0.3933">
            <text:p>0,393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21">
            <text:p>0,0021</text:p>
          </table:table-cell>
          <table:table-cell office:value-type="float" office:value="0.0096">
            <text:p>0,0096</text:p>
          </table:table-cell>
          <table:table-cell office:value-type="float" office:value="0.0206">
            <text:p>0,0206</text:p>
          </table:table-cell>
          <table:table-cell office:value-type="float" office:value="0.0374">
            <text:p>0,0374</text:p>
          </table:table-cell>
          <table:table-cell office:value-type="float" office:value="0.0543">
            <text:p>0,0543</text:p>
          </table:table-cell>
          <table:table-cell office:value-type="float" office:value="0.0758">
            <text:p>0,0758</text:p>
          </table:table-cell>
          <table:table-cell office:value-type="float" office:value="0.0922">
            <text:p>0,0922</text:p>
          </table:table-cell>
          <table:table-cell office:value-type="float" office:value="0.1187">
            <text:p>0,1187</text:p>
          </table:table-cell>
          <table:table-cell office:value-type="float" office:value="0.1316">
            <text:p>0,1316</text:p>
          </table:table-cell>
          <table:table-cell office:value-type="float" office:value="0.1513">
            <text:p>0,1513</text:p>
          </table:table-cell>
          <table:table-cell office:value-type="float" office:value="0.1683">
            <text:p>0,1683</text:p>
          </table:table-cell>
          <table:table-cell office:value-type="float" office:value="0.1876">
            <text:p>0,1876</text:p>
          </table:table-cell>
          <table:table-cell office:value-type="float" office:value="0.203">
            <text:p>0,203</text:p>
          </table:table-cell>
          <table:table-cell office:value-type="float" office:value="0.211">
            <text:p>0,211</text:p>
          </table:table-cell>
          <table:table-cell office:value-type="float" office:value="0.2207">
            <text:p>0,2207</text:p>
          </table:table-cell>
          <table:table-cell office:value-type="float" office:value="0.2382">
            <text:p>0,2382</text:p>
          </table:table-cell>
          <table:table-cell office:value-type="float" office:value="0.2443">
            <text:p>0,2443</text:p>
          </table:table-cell>
          <table:table-cell office:value-type="float" office:value="0.263">
            <text:p>0,263</text:p>
          </table:table-cell>
          <table:table-cell office:value-type="float" office:value="0.2661">
            <text:p>0,2661</text:p>
          </table:table-cell>
          <table:table-cell office:value-type="float" office:value="0.2742">
            <text:p>0,2742</text:p>
          </table:table-cell>
          <table:table-cell office:value-type="float" office:value="0.2704">
            <text:p>0,2704</text:p>
          </table:table-cell>
          <table:table-cell office:value-type="float" office:value="0.2959">
            <text:p>0,2959</text:p>
          </table:table-cell>
          <table:table-cell office:value-type="float" office:value="0.3059">
            <text:p>0,3059</text:p>
          </table:table-cell>
          <table:table-cell office:value-type="float" office:value="0.2926">
            <text:p>0,2926</text:p>
          </table:table-cell>
          <table:table-cell office:value-type="float" office:value="0.3086">
            <text:p>0,3086</text:p>
          </table:table-cell>
          <table:table-cell office:value-type="float" office:value="0.3144">
            <text:p>0,3144</text:p>
          </table:table-cell>
          <table:table-cell office:value-type="float" office:value="0.3199">
            <text:p>0,3199</text:p>
          </table:table-cell>
          <table:table-cell office:value-type="float" office:value="0.3264">
            <text:p>0,3264</text:p>
          </table:table-cell>
          <table:table-cell office:value-type="float" office:value="0.3285">
            <text:p>0,3285</text:p>
          </table:table-cell>
          <table:table-cell office:value-type="float" office:value="0.329">
            <text:p>0,329</text:p>
          </table:table-cell>
          <table:table-cell office:value-type="float" office:value="0.3431">
            <text:p>0,3431</text:p>
          </table:table-cell>
          <table:table-cell office:value-type="float" office:value="0.3447">
            <text:p>0,3447</text:p>
          </table:table-cell>
          <table:table-cell office:value-type="float" office:value="0.3559">
            <text:p>0,3559</text:p>
          </table:table-cell>
          <table:table-cell office:value-type="float" office:value="0.3525">
            <text:p>0,3525</text:p>
          </table:table-cell>
          <table:table-cell office:value-type="float" office:value="0.3589">
            <text:p>0,3589</text:p>
          </table:table-cell>
          <table:table-cell office:value-type="float" office:value="0.3654">
            <text:p>0,3654</text:p>
          </table:table-cell>
          <table:table-cell office:value-type="float" office:value="0.3675">
            <text:p>0,3675</text:p>
          </table:table-cell>
          <table:table-cell office:value-type="float" office:value="0.3743">
            <text:p>0,3743</text:p>
          </table:table-cell>
          <table:table-cell office:value-type="float" office:value="0.3664">
            <text:p>0,3664</text:p>
          </table:table-cell>
          <table:table-cell office:value-type="float" office:value="0.3759">
            <text:p>0,3759</text:p>
          </table:table-cell>
          <table:table-cell office:value-type="float" office:value="0.3813">
            <text:p>0,3813</text:p>
          </table:table-cell>
          <table:table-cell office:value-type="float" office:value="0.3817">
            <text:p>0,3817</text:p>
          </table:table-cell>
          <table:table-cell office:value-type="float" office:value="0.3753">
            <text:p>0,3753</text:p>
          </table:table-cell>
          <table:table-cell office:value-type="float" office:value="0.3826">
            <text:p>0,3826</text:p>
          </table:table-cell>
          <table:table-cell office:value-type="float" office:value="0.3818">
            <text:p>0,3818</text:p>
          </table:table-cell>
          <table:table-cell office:value-type="float" office:value="0.395">
            <text:p>0,39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11">
            <text:p>0,0011</text:p>
          </table:table-cell>
          <table:table-cell office:value-type="float" office:value="0.0054">
            <text:p>0,0054</text:p>
          </table:table-cell>
          <table:table-cell office:value-type="float" office:value="0.017">
            <text:p>0,017</text:p>
          </table:table-cell>
          <table:table-cell office:value-type="float" office:value="0.0301">
            <text:p>0,0301</text:p>
          </table:table-cell>
          <table:table-cell office:value-type="float" office:value="0.0457">
            <text:p>0,0457</text:p>
          </table:table-cell>
          <table:table-cell office:value-type="float" office:value="0.0633">
            <text:p>0,0633</text:p>
          </table:table-cell>
          <table:table-cell office:value-type="float" office:value="0.0798">
            <text:p>0,0798</text:p>
          </table:table-cell>
          <table:table-cell office:value-type="float" office:value="0.0959">
            <text:p>0,0959</text:p>
          </table:table-cell>
          <table:table-cell office:value-type="float" office:value="0.1204">
            <text:p>0,1204</text:p>
          </table:table-cell>
          <table:table-cell office:value-type="float" office:value="0.1338">
            <text:p>0,1338</text:p>
          </table:table-cell>
          <table:table-cell office:value-type="float" office:value="0.1541">
            <text:p>0,1541</text:p>
          </table:table-cell>
          <table:table-cell office:value-type="float" office:value="0.171">
            <text:p>0,171</text:p>
          </table:table-cell>
          <table:table-cell office:value-type="float" office:value="0.1896">
            <text:p>0,1896</text:p>
          </table:table-cell>
          <table:table-cell office:value-type="float" office:value="0.199">
            <text:p>0,199</text:p>
          </table:table-cell>
          <table:table-cell office:value-type="float" office:value="0.202">
            <text:p>0,202</text:p>
          </table:table-cell>
          <table:table-cell office:value-type="float" office:value="0.2236">
            <text:p>0,2236</text:p>
          </table:table-cell>
          <table:table-cell office:value-type="float" office:value="0.2371">
            <text:p>0,2371</text:p>
          </table:table-cell>
          <table:table-cell office:value-type="float" office:value="0.2453">
            <text:p>0,2453</text:p>
          </table:table-cell>
          <table:table-cell office:value-type="float" office:value="0.2532">
            <text:p>0,2532</text:p>
          </table:table-cell>
          <table:table-cell office:value-type="float" office:value="0.2601">
            <text:p>0,2601</text:p>
          </table:table-cell>
          <table:table-cell office:value-type="float" office:value="0.2744">
            <text:p>0,2744</text:p>
          </table:table-cell>
          <table:table-cell office:value-type="float" office:value="0.2844">
            <text:p>0,2844</text:p>
          </table:table-cell>
          <table:table-cell office:value-type="float" office:value="0.28">
            <text:p>0,28</text:p>
          </table:table-cell>
          <table:table-cell office:value-type="float" office:value="0.2842">
            <text:p>0,2842</text:p>
          </table:table-cell>
          <table:table-cell office:value-type="float" office:value="0.2964">
            <text:p>0,2964</text:p>
          </table:table-cell>
          <table:table-cell office:value-type="float" office:value="0.3091">
            <text:p>0,3091</text:p>
          </table:table-cell>
          <table:table-cell office:value-type="float" office:value="0.3122">
            <text:p>0,3122</text:p>
          </table:table-cell>
          <table:table-cell office:value-type="float" office:value="0.3164">
            <text:p>0,3164</text:p>
          </table:table-cell>
          <table:table-cell office:value-type="float" office:value="0.3253">
            <text:p>0,3253</text:p>
          </table:table-cell>
          <table:table-cell office:value-type="float" office:value="0.3319">
            <text:p>0,3319</text:p>
          </table:table-cell>
          <table:table-cell office:value-type="float" office:value="0.3346">
            <text:p>0,3346</text:p>
          </table:table-cell>
          <table:table-cell office:value-type="float" office:value="0.3335">
            <text:p>0,3335</text:p>
          </table:table-cell>
          <table:table-cell office:value-type="float" office:value="0.338">
            <text:p>0,338</text:p>
          </table:table-cell>
          <table:table-cell office:value-type="float" office:value="0.3486">
            <text:p>0,3486</text:p>
          </table:table-cell>
          <table:table-cell office:value-type="float" office:value="0.3438">
            <text:p>0,3438</text:p>
          </table:table-cell>
          <table:table-cell office:value-type="float" office:value="0.3471">
            <text:p>0,3471</text:p>
          </table:table-cell>
          <table:table-cell office:value-type="float" office:value="0.356">
            <text:p>0,356</text:p>
          </table:table-cell>
          <table:table-cell office:value-type="float" office:value="0.3594">
            <text:p>0,3594</text:p>
          </table:table-cell>
          <table:table-cell office:value-type="float" office:value="0.367">
            <text:p>0,367</text:p>
          </table:table-cell>
          <table:table-cell office:value-type="float" office:value="0.3752">
            <text:p>0,3752</text:p>
          </table:table-cell>
          <table:table-cell office:value-type="float" office:value="0.3667">
            <text:p>0,3667</text:p>
          </table:table-cell>
          <table:table-cell office:value-type="float" office:value="0.3627">
            <text:p>0,3627</text:p>
          </table:table-cell>
          <table:table-cell office:value-type="float" office:value="0.3676">
            <text:p>0,3676</text:p>
          </table:table-cell>
          <table:table-cell office:value-type="float" office:value="0.3654">
            <text:p>0,3654</text:p>
          </table:table-cell>
          <table:table-cell office:value-type="float" office:value="0.3832">
            <text:p>0,3832</text:p>
          </table:table-cell>
          <table:table-cell office:value-type="float" office:value="0.3759">
            <text:p>0,375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7">
            <text:p>0,0007</text:p>
          </table:table-cell>
          <table:table-cell office:value-type="float" office:value="0.0025">
            <text:p>0,0025</text:p>
          </table:table-cell>
          <table:table-cell office:value-type="float" office:value="0.0095">
            <text:p>0,0095</text:p>
          </table:table-cell>
          <table:table-cell office:value-type="float" office:value="0.022">
            <text:p>0,022</text:p>
          </table:table-cell>
          <table:table-cell office:value-type="float" office:value="0.0333">
            <text:p>0,0333</text:p>
          </table:table-cell>
          <table:table-cell office:value-type="float" office:value="0.0491">
            <text:p>0,0491</text:p>
          </table:table-cell>
          <table:table-cell office:value-type="float" office:value="0.0747">
            <text:p>0,0747</text:p>
          </table:table-cell>
          <table:table-cell office:value-type="float" office:value="0.0839">
            <text:p>0,0839</text:p>
          </table:table-cell>
          <table:table-cell office:value-type="float" office:value="0.1009">
            <text:p>0,1009</text:p>
          </table:table-cell>
          <table:table-cell office:value-type="float" office:value="0.1182">
            <text:p>0,1182</text:p>
          </table:table-cell>
          <table:table-cell office:value-type="float" office:value="0.1328">
            <text:p>0,1328</text:p>
          </table:table-cell>
          <table:table-cell office:value-type="float" office:value="0.1527">
            <text:p>0,1527</text:p>
          </table:table-cell>
          <table:table-cell office:value-type="float" office:value="0.1703">
            <text:p>0,1703</text:p>
          </table:table-cell>
          <table:table-cell office:value-type="float" office:value="0.1784">
            <text:p>0,1784</text:p>
          </table:table-cell>
          <table:table-cell office:value-type="float" office:value="0.1967">
            <text:p>0,1967</text:p>
          </table:table-cell>
          <table:table-cell office:value-type="float" office:value="0.2119">
            <text:p>0,2119</text:p>
          </table:table-cell>
          <table:table-cell office:value-type="float" office:value="0.2168">
            <text:p>0,2168</text:p>
          </table:table-cell>
          <table:table-cell office:value-type="float" office:value="0.2309">
            <text:p>0,2309</text:p>
          </table:table-cell>
          <table:table-cell office:value-type="float" office:value="0.2407">
            <text:p>0,2407</text:p>
          </table:table-cell>
          <table:table-cell office:value-type="float" office:value="0.2482">
            <text:p>0,2482</text:p>
          </table:table-cell>
          <table:table-cell office:value-type="float" office:value="0.2608">
            <text:p>0,2608</text:p>
          </table:table-cell>
          <table:table-cell office:value-type="float" office:value="0.2633">
            <text:p>0,2633</text:p>
          </table:table-cell>
          <table:table-cell office:value-type="float" office:value="0.2729">
            <text:p>0,2729</text:p>
          </table:table-cell>
          <table:table-cell office:value-type="float" office:value="0.2806">
            <text:p>0,2806</text:p>
          </table:table-cell>
          <table:table-cell office:value-type="float" office:value="0.2945">
            <text:p>0,2945</text:p>
          </table:table-cell>
          <table:table-cell office:value-type="float" office:value="0.292">
            <text:p>0,292</text:p>
          </table:table-cell>
          <table:table-cell office:value-type="float" office:value="0.3031">
            <text:p>0,3031</text:p>
          </table:table-cell>
          <table:table-cell office:value-type="float" office:value="0.3074">
            <text:p>0,3074</text:p>
          </table:table-cell>
          <table:table-cell office:value-type="float" office:value="0.315">
            <text:p>0,315</text:p>
          </table:table-cell>
          <table:table-cell office:value-type="float" office:value="0.326">
            <text:p>0,326</text:p>
          </table:table-cell>
          <table:table-cell office:value-type="float" office:value="0.3256">
            <text:p>0,3256</text:p>
          </table:table-cell>
          <table:table-cell office:value-type="float" office:value="0.3247">
            <text:p>0,3247</text:p>
          </table:table-cell>
          <table:table-cell office:value-type="float" office:value="0.3374">
            <text:p>0,3374</text:p>
          </table:table-cell>
          <table:table-cell office:value-type="float" office:value="0.3339">
            <text:p>0,3339</text:p>
          </table:table-cell>
          <table:table-cell office:value-type="float" office:value="0.3349">
            <text:p>0,3349</text:p>
          </table:table-cell>
          <table:table-cell office:value-type="float" office:value="0.3373">
            <text:p>0,3373</text:p>
          </table:table-cell>
          <table:table-cell office:value-type="float" office:value="0.3477">
            <text:p>0,3477</text:p>
          </table:table-cell>
          <table:table-cell office:value-type="float" office:value="0.3558">
            <text:p>0,3558</text:p>
          </table:table-cell>
          <table:table-cell office:value-type="float" office:value="0.3529">
            <text:p>0,3529</text:p>
          </table:table-cell>
          <table:table-cell office:value-type="float" office:value="0.3501">
            <text:p>0,3501</text:p>
          </table:table-cell>
          <table:table-cell office:value-type="float" office:value="0.3532">
            <text:p>0,3532</text:p>
          </table:table-cell>
          <table:table-cell office:value-type="float" office:value="0.3615">
            <text:p>0,3615</text:p>
          </table:table-cell>
          <table:table-cell office:value-type="float" office:value="0.3547">
            <text:p>0,3547</text:p>
          </table:table-cell>
          <table:table-cell office:value-type="float" office:value="0.3724">
            <text:p>0,3724</text:p>
          </table:table-cell>
          <table:table-cell office:value-type="float" office:value="0.3637">
            <text:p>0,3637</text:p>
          </table:table-cell>
          <table:table-cell office:value-type="float" office:value="0.3793">
            <text:p>0,37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23">
            <text:p>0,0023</text:p>
          </table:table-cell>
          <table:table-cell office:value-type="float" office:value="0.0065">
            <text:p>0,0065</text:p>
          </table:table-cell>
          <table:table-cell office:value-type="float" office:value="0.0168">
            <text:p>0,0168</text:p>
          </table:table-cell>
          <table:table-cell office:value-type="float" office:value="0.0298">
            <text:p>0,0298</text:p>
          </table:table-cell>
          <table:table-cell office:value-type="float" office:value="0.0427">
            <text:p>0,0427</text:p>
          </table:table-cell>
          <table:table-cell office:value-type="float" office:value="0.0608">
            <text:p>0,0608</text:p>
          </table:table-cell>
          <table:table-cell office:value-type="float" office:value="0.0725">
            <text:p>0,0725</text:p>
          </table:table-cell>
          <table:table-cell office:value-type="float" office:value="0.0953">
            <text:p>0,0953</text:p>
          </table:table-cell>
          <table:table-cell office:value-type="float" office:value="0.1089">
            <text:p>0,1089</text:p>
          </table:table-cell>
          <table:table-cell office:value-type="float" office:value="0.1259">
            <text:p>0,1259</text:p>
          </table:table-cell>
          <table:table-cell office:value-type="float" office:value="0.1393">
            <text:p>0,1393</text:p>
          </table:table-cell>
          <table:table-cell office:value-type="float" office:value="0.1605">
            <text:p>0,1605</text:p>
          </table:table-cell>
          <table:table-cell office:value-type="float" office:value="0.1674">
            <text:p>0,1674</text:p>
          </table:table-cell>
          <table:table-cell office:value-type="float" office:value="0.1851">
            <text:p>0,1851</text:p>
          </table:table-cell>
          <table:table-cell office:value-type="float" office:value="0.1952">
            <text:p>0,1952</text:p>
          </table:table-cell>
          <table:table-cell office:value-type="float" office:value="0.2024">
            <text:p>0,2024</text:p>
          </table:table-cell>
          <table:table-cell office:value-type="float" office:value="0.2172">
            <text:p>0,2172</text:p>
          </table:table-cell>
          <table:table-cell office:value-type="float" office:value="0.2287">
            <text:p>0,2287</text:p>
          </table:table-cell>
          <table:table-cell office:value-type="float" office:value="0.2414">
            <text:p>0,2414</text:p>
          </table:table-cell>
          <table:table-cell office:value-type="float" office:value="0.2506">
            <text:p>0,2506</text:p>
          </table:table-cell>
          <table:table-cell office:value-type="float" office:value="0.2554">
            <text:p>0,2554</text:p>
          </table:table-cell>
          <table:table-cell office:value-type="float" office:value="0.2642">
            <text:p>0,2642</text:p>
          </table:table-cell>
          <table:table-cell office:value-type="float" office:value="0.2614">
            <text:p>0,2614</text:p>
          </table:table-cell>
          <table:table-cell office:value-type="float" office:value="0.2772">
            <text:p>0,2772</text:p>
          </table:table-cell>
          <table:table-cell office:value-type="float" office:value="0.2857">
            <text:p>0,2857</text:p>
          </table:table-cell>
          <table:table-cell office:value-type="float" office:value="0.2913">
            <text:p>0,2913</text:p>
          </table:table-cell>
          <table:table-cell office:value-type="float" office:value="0.2907">
            <text:p>0,2907</text:p>
          </table:table-cell>
          <table:table-cell office:value-type="float" office:value="0.302">
            <text:p>0,302</text:p>
          </table:table-cell>
          <table:table-cell office:value-type="float" office:value="0.3036">
            <text:p>0,3036</text:p>
          </table:table-cell>
          <table:table-cell office:value-type="float" office:value="0.3142">
            <text:p>0,3142</text:p>
          </table:table-cell>
          <table:table-cell office:value-type="float" office:value="0.311">
            <text:p>0,311</text:p>
          </table:table-cell>
          <table:table-cell office:value-type="float" office:value="0.3173">
            <text:p>0,3173</text:p>
          </table:table-cell>
          <table:table-cell office:value-type="float" office:value="0.3216">
            <text:p>0,3216</text:p>
          </table:table-cell>
          <table:table-cell office:value-type="float" office:value="0.3322">
            <text:p>0,3322</text:p>
          </table:table-cell>
          <table:table-cell office:value-type="float" office:value="0.3309">
            <text:p>0,3309</text:p>
          </table:table-cell>
          <table:table-cell office:value-type="float" office:value="0.3465">
            <text:p>0,3465</text:p>
          </table:table-cell>
          <table:table-cell office:value-type="float" office:value="0.3411">
            <text:p>0,3411</text:p>
          </table:table-cell>
          <table:table-cell office:value-type="float" office:value="0.3425">
            <text:p>0,3425</text:p>
          </table:table-cell>
          <table:table-cell office:value-type="float" office:value="0.355">
            <text:p>0,355</text:p>
          </table:table-cell>
          <table:table-cell office:value-type="float" office:value="0.35">
            <text:p>0,35</text:p>
          </table:table-cell>
          <table:table-cell office:value-type="float" office:value="0.355">
            <text:p>0,355</text:p>
          </table:table-cell>
          <table:table-cell office:value-type="float" office:value="0.3534">
            <text:p>0,3534</text:p>
          </table:table-cell>
          <table:table-cell office:value-type="float" office:value="0.3646">
            <text:p>0,3646</text:p>
          </table:table-cell>
          <table:table-cell office:value-type="float" office:value="0.362">
            <text:p>0,362</text:p>
          </table:table-cell>
          <table:table-cell office:value-type="float" office:value="0.3682">
            <text:p>0,368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8">
            <text:p>0,0008</text:p>
          </table:table-cell>
          <table:table-cell office:value-type="float" office:value="0.0041">
            <text:p>0,0041</text:p>
          </table:table-cell>
          <table:table-cell office:value-type="float" office:value="0.0125">
            <text:p>0,0125</text:p>
          </table:table-cell>
          <table:table-cell office:value-type="float" office:value="0.0218">
            <text:p>0,0218</text:p>
          </table:table-cell>
          <table:table-cell office:value-type="float" office:value="0.0352">
            <text:p>0,0352</text:p>
          </table:table-cell>
          <table:table-cell office:value-type="float" office:value="0.0518">
            <text:p>0,0518</text:p>
          </table:table-cell>
          <table:table-cell office:value-type="float" office:value="0.0636">
            <text:p>0,0636</text:p>
          </table:table-cell>
          <table:table-cell office:value-type="float" office:value="0.079">
            <text:p>0,079</text:p>
          </table:table-cell>
          <table:table-cell office:value-type="float" office:value="0.095">
            <text:p>0,095</text:p>
          </table:table-cell>
          <table:table-cell office:value-type="float" office:value="0.1159">
            <text:p>0,1159</text:p>
          </table:table-cell>
          <table:table-cell office:value-type="float" office:value="0.1345">
            <text:p>0,1345</text:p>
          </table:table-cell>
          <table:table-cell office:value-type="float" office:value="0.1397">
            <text:p>0,1397</text:p>
          </table:table-cell>
          <table:table-cell office:value-type="float" office:value="0.1564">
            <text:p>0,1564</text:p>
          </table:table-cell>
          <table:table-cell office:value-type="float" office:value="0.1715">
            <text:p>0,1715</text:p>
          </table:table-cell>
          <table:table-cell office:value-type="float" office:value="0.1784">
            <text:p>0,1784</text:p>
          </table:table-cell>
          <table:table-cell office:value-type="float" office:value="0.1905">
            <text:p>0,1905</text:p>
          </table:table-cell>
          <table:table-cell office:value-type="float" office:value="0.2109">
            <text:p>0,2109</text:p>
          </table:table-cell>
          <table:table-cell office:value-type="float" office:value="0.2169">
            <text:p>0,2169</text:p>
          </table:table-cell>
          <table:table-cell office:value-type="float" office:value="0.2221">
            <text:p>0,2221</text:p>
          </table:table-cell>
          <table:table-cell office:value-type="float" office:value="0.2368">
            <text:p>0,2368</text:p>
          </table:table-cell>
          <table:table-cell office:value-type="float" office:value="0.2461">
            <text:p>0,2461</text:p>
          </table:table-cell>
          <table:table-cell office:value-type="float" office:value="0.2502">
            <text:p>0,2502</text:p>
          </table:table-cell>
          <table:table-cell office:value-type="float" office:value="0.2604">
            <text:p>0,2604</text:p>
          </table:table-cell>
          <table:table-cell office:value-type="float" office:value="0.2701">
            <text:p>0,2701</text:p>
          </table:table-cell>
          <table:table-cell office:value-type="float" office:value="0.2759">
            <text:p>0,2759</text:p>
          </table:table-cell>
          <table:table-cell office:value-type="float" office:value="0.2831">
            <text:p>0,2831</text:p>
          </table:table-cell>
          <table:table-cell office:value-type="float" office:value="0.2868">
            <text:p>0,2868</text:p>
          </table:table-cell>
          <table:table-cell office:value-type="float" office:value="0.289">
            <text:p>0,289</text:p>
          </table:table-cell>
          <table:table-cell office:value-type="float" office:value="0.2982">
            <text:p>0,2982</text:p>
          </table:table-cell>
          <table:table-cell office:value-type="float" office:value="0.3024">
            <text:p>0,3024</text:p>
          </table:table-cell>
          <table:table-cell office:value-type="float" office:value="0.3098">
            <text:p>0,3098</text:p>
          </table:table-cell>
          <table:table-cell office:value-type="float" office:value="0.3048">
            <text:p>0,3048</text:p>
          </table:table-cell>
          <table:table-cell office:value-type="float" office:value="0.3141">
            <text:p>0,3141</text:p>
          </table:table-cell>
          <table:table-cell office:value-type="float" office:value="0.3297">
            <text:p>0,3297</text:p>
          </table:table-cell>
          <table:table-cell office:value-type="float" office:value="0.3281">
            <text:p>0,3281</text:p>
          </table:table-cell>
          <table:table-cell office:value-type="float" office:value="0.3221">
            <text:p>0,3221</text:p>
          </table:table-cell>
          <table:table-cell office:value-type="float" office:value="0.3378">
            <text:p>0,3378</text:p>
          </table:table-cell>
          <table:table-cell office:value-type="float" office:value="0.3371">
            <text:p>0,3371</text:p>
          </table:table-cell>
          <table:table-cell office:value-type="float" office:value="0.3351">
            <text:p>0,3351</text:p>
          </table:table-cell>
          <table:table-cell office:value-type="float" office:value="0.3514">
            <text:p>0,3514</text:p>
          </table:table-cell>
          <table:table-cell office:value-type="float" office:value="0.3548">
            <text:p>0,3548</text:p>
          </table:table-cell>
          <table:table-cell office:value-type="float" office:value="0.3467">
            <text:p>0,3467</text:p>
          </table:table-cell>
          <table:table-cell office:value-type="float" office:value="0.3626">
            <text:p>0,3626</text:p>
          </table:table-cell>
          <table:table-cell office:value-type="float" office:value="0.3491">
            <text:p>0,3491</text:p>
          </table:table-cell>
          <table:table-cell office:value-type="float" office:value="0.3611">
            <text:p>0,361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7">
            <text:p>0,0007</text:p>
          </table:table-cell>
          <table:table-cell office:value-type="float" office:value="0.0036">
            <text:p>0,0036</text:p>
          </table:table-cell>
          <table:table-cell office:value-type="float" office:value="0.0091">
            <text:p>0,0091</text:p>
          </table:table-cell>
          <table:table-cell office:value-type="float" office:value="0.0162">
            <text:p>0,0162</text:p>
          </table:table-cell>
          <table:table-cell office:value-type="float" office:value="0.0305">
            <text:p>0,0305</text:p>
          </table:table-cell>
          <table:table-cell office:value-type="float" office:value="0.0398">
            <text:p>0,0398</text:p>
          </table:table-cell>
          <table:table-cell office:value-type="float" office:value="0.0556">
            <text:p>0,0556</text:p>
          </table:table-cell>
          <table:table-cell office:value-type="float" office:value="0.0689">
            <text:p>0,0689</text:p>
          </table:table-cell>
          <table:table-cell office:value-type="float" office:value="0.0898">
            <text:p>0,0898</text:p>
          </table:table-cell>
          <table:table-cell office:value-type="float" office:value="0.1059">
            <text:p>0,1059</text:p>
          </table:table-cell>
          <table:table-cell office:value-type="float" office:value="0.1142">
            <text:p>0,1142</text:p>
          </table:table-cell>
          <table:table-cell office:value-type="float" office:value="0.1206">
            <text:p>0,1206</text:p>
          </table:table-cell>
          <table:table-cell office:value-type="float" office:value="0.141">
            <text:p>0,141</text:p>
          </table:table-cell>
          <table:table-cell office:value-type="float" office:value="0.1646">
            <text:p>0,1646</text:p>
          </table:table-cell>
          <table:table-cell office:value-type="float" office:value="0.1631">
            <text:p>0,1631</text:p>
          </table:table-cell>
          <table:table-cell office:value-type="float" office:value="0.1925">
            <text:p>0,1925</text:p>
          </table:table-cell>
          <table:table-cell office:value-type="float" office:value="0.1886">
            <text:p>0,1886</text:p>
          </table:table-cell>
          <table:table-cell office:value-type="float" office:value="0.2016">
            <text:p>0,2016</text:p>
          </table:table-cell>
          <table:table-cell office:value-type="float" office:value="0.2194">
            <text:p>0,2194</text:p>
          </table:table-cell>
          <table:table-cell office:value-type="float" office:value="0.2251">
            <text:p>0,2251</text:p>
          </table:table-cell>
          <table:table-cell office:value-type="float" office:value="0.2358">
            <text:p>0,2358</text:p>
          </table:table-cell>
          <table:table-cell office:value-type="float" office:value="0.2378">
            <text:p>0,2378</text:p>
          </table:table-cell>
          <table:table-cell office:value-type="float" office:value="0.2434">
            <text:p>0,2434</text:p>
          </table:table-cell>
          <table:table-cell office:value-type="float" office:value="0.2608">
            <text:p>0,2608</text:p>
          </table:table-cell>
          <table:table-cell office:value-type="float" office:value="0.2679">
            <text:p>0,2679</text:p>
          </table:table-cell>
          <table:table-cell office:value-type="float" office:value="0.2701">
            <text:p>0,2701</text:p>
          </table:table-cell>
          <table:table-cell office:value-type="float" office:value="0.2846">
            <text:p>0,2846</text:p>
          </table:table-cell>
          <table:table-cell office:value-type="float" office:value="0.279">
            <text:p>0,279</text:p>
          </table:table-cell>
          <table:table-cell office:value-type="float" office:value="0.2846">
            <text:p>0,2846</text:p>
          </table:table-cell>
          <table:table-cell office:value-type="float" office:value="0.2982">
            <text:p>0,2982</text:p>
          </table:table-cell>
          <table:table-cell office:value-type="float" office:value="0.2952">
            <text:p>0,2952</text:p>
          </table:table-cell>
          <table:table-cell office:value-type="float" office:value="0.2991">
            <text:p>0,2991</text:p>
          </table:table-cell>
          <table:table-cell office:value-type="float" office:value="0.3063">
            <text:p>0,3063</text:p>
          </table:table-cell>
          <table:table-cell office:value-type="float" office:value="0.307">
            <text:p>0,307</text:p>
          </table:table-cell>
          <table:table-cell office:value-type="float" office:value="0.3158">
            <text:p>0,3158</text:p>
          </table:table-cell>
          <table:table-cell office:value-type="float" office:value="0.3159">
            <text:p>0,3159</text:p>
          </table:table-cell>
          <table:table-cell office:value-type="float" office:value="0.3252">
            <text:p>0,3252</text:p>
          </table:table-cell>
          <table:table-cell office:value-type="float" office:value="0.3323">
            <text:p>0,3323</text:p>
          </table:table-cell>
          <table:table-cell office:value-type="float" office:value="0.3378">
            <text:p>0,3378</text:p>
          </table:table-cell>
          <table:table-cell office:value-type="float" office:value="0.3433">
            <text:p>0,3433</text:p>
          </table:table-cell>
          <table:table-cell office:value-type="float" office:value="0.3346">
            <text:p>0,3346</text:p>
          </table:table-cell>
          <table:table-cell office:value-type="float" office:value="0.3467">
            <text:p>0,3467</text:p>
          </table:table-cell>
          <table:table-cell office:value-type="float" office:value="0.3483">
            <text:p>0,3483</text:p>
          </table:table-cell>
          <table:table-cell office:value-type="float" office:value="0.3494">
            <text:p>0,3494</text:p>
          </table:table-cell>
          <table:table-cell office:value-type="float" office:value="0.3559">
            <text:p>0,355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6">
            <text:p>0,0006</text:p>
          </table:table-cell>
          <table:table-cell office:value-type="float" office:value="0.0025">
            <text:p>0,0025</text:p>
          </table:table-cell>
          <table:table-cell office:value-type="float" office:value="0.0064">
            <text:p>0,0064</text:p>
          </table:table-cell>
          <table:table-cell office:value-type="float" office:value="0.0134">
            <text:p>0,0134</text:p>
          </table:table-cell>
          <table:table-cell office:value-type="float" office:value="0.0237">
            <text:p>0,0237</text:p>
          </table:table-cell>
          <table:table-cell office:value-type="float" office:value="0.0372">
            <text:p>0,0372</text:p>
          </table:table-cell>
          <table:table-cell office:value-type="float" office:value="0.0456">
            <text:p>0,0456</text:p>
          </table:table-cell>
          <table:table-cell office:value-type="float" office:value="0.0656">
            <text:p>0,0656</text:p>
          </table:table-cell>
          <table:table-cell office:value-type="float" office:value="0.0746">
            <text:p>0,0746</text:p>
          </table:table-cell>
          <table:table-cell office:value-type="float" office:value="0.0893">
            <text:p>0,0893</text:p>
          </table:table-cell>
          <table:table-cell office:value-type="float" office:value="0.103">
            <text:p>0,103</text:p>
          </table:table-cell>
          <table:table-cell office:value-type="float" office:value="0.122">
            <text:p>0,122</text:p>
          </table:table-cell>
          <table:table-cell office:value-type="float" office:value="0.1366">
            <text:p>0,1366</text:p>
          </table:table-cell>
          <table:table-cell office:value-type="float" office:value="0.1431">
            <text:p>0,1431</text:p>
          </table:table-cell>
          <table:table-cell office:value-type="float" office:value="0.1607">
            <text:p>0,1607</text:p>
          </table:table-cell>
          <table:table-cell office:value-type="float" office:value="0.1659">
            <text:p>0,1659</text:p>
          </table:table-cell>
          <table:table-cell office:value-type="float" office:value="0.1826">
            <text:p>0,1826</text:p>
          </table:table-cell>
          <table:table-cell office:value-type="float" office:value="0.1904">
            <text:p>0,1904</text:p>
          </table:table-cell>
          <table:table-cell office:value-type="float" office:value="0.2047">
            <text:p>0,2047</text:p>
          </table:table-cell>
          <table:table-cell office:value-type="float" office:value="0.2129">
            <text:p>0,2129</text:p>
          </table:table-cell>
          <table:table-cell office:value-type="float" office:value="0.2225">
            <text:p>0,2225</text:p>
          </table:table-cell>
          <table:table-cell office:value-type="float" office:value="0.2317">
            <text:p>0,2317</text:p>
          </table:table-cell>
          <table:table-cell office:value-type="float" office:value="0.2429">
            <text:p>0,2429</text:p>
          </table:table-cell>
          <table:table-cell office:value-type="float" office:value="0.2416">
            <text:p>0,2416</text:p>
          </table:table-cell>
          <table:table-cell office:value-type="float" office:value="0.2596">
            <text:p>0,2596</text:p>
          </table:table-cell>
          <table:table-cell office:value-type="float" office:value="0.2621">
            <text:p>0,2621</text:p>
          </table:table-cell>
          <table:table-cell office:value-type="float" office:value="0.2657">
            <text:p>0,2657</text:p>
          </table:table-cell>
          <table:table-cell office:value-type="float" office:value="0.2735">
            <text:p>0,2735</text:p>
          </table:table-cell>
          <table:table-cell office:value-type="float" office:value="0.2809">
            <text:p>0,2809</text:p>
          </table:table-cell>
          <table:table-cell office:value-type="float" office:value="0.2818">
            <text:p>0,2818</text:p>
          </table:table-cell>
          <table:table-cell office:value-type="float" office:value="0.2874">
            <text:p>0,2874</text:p>
          </table:table-cell>
          <table:table-cell office:value-type="float" office:value="0.2951">
            <text:p>0,2951</text:p>
          </table:table-cell>
          <table:table-cell office:value-type="float" office:value="0.2987">
            <text:p>0,2987</text:p>
          </table:table-cell>
          <table:table-cell office:value-type="float" office:value="0.296">
            <text:p>0,296</text:p>
          </table:table-cell>
          <table:table-cell office:value-type="float" office:value="0.3106">
            <text:p>0,3106</text:p>
          </table:table-cell>
          <table:table-cell office:value-type="float" office:value="0.3151">
            <text:p>0,3151</text:p>
          </table:table-cell>
          <table:table-cell office:value-type="float" office:value="0.3179">
            <text:p>0,3179</text:p>
          </table:table-cell>
          <table:table-cell office:value-type="float" office:value="0.3138">
            <text:p>0,3138</text:p>
          </table:table-cell>
          <table:table-cell office:value-type="float" office:value="0.3256">
            <text:p>0,3256</text:p>
          </table:table-cell>
          <table:table-cell office:value-type="float" office:value="0.3268">
            <text:p>0,3268</text:p>
          </table:table-cell>
          <table:table-cell office:value-type="float" office:value="0.3293">
            <text:p>0,3293</text:p>
          </table:table-cell>
          <table:table-cell office:value-type="float" office:value="0.3345">
            <text:p>0,3345</text:p>
          </table:table-cell>
          <table:table-cell office:value-type="float" office:value="0.3358">
            <text:p>0,3358</text:p>
          </table:table-cell>
          <table:table-cell office:value-type="float" office:value="0.3404">
            <text:p>0,3404</text:p>
          </table:table-cell>
          <table:table-cell office:value-type="float" office:value="0.3432">
            <text:p>0,343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13">
            <text:p>0,0013</text:p>
          </table:table-cell>
          <table:table-cell office:value-type="float" office:value="0.0045">
            <text:p>0,0045</text:p>
          </table:table-cell>
          <table:table-cell office:value-type="float" office:value="0.0103">
            <text:p>0,0103</text:p>
          </table:table-cell>
          <table:table-cell office:value-type="float" office:value="0.0182">
            <text:p>0,0182</text:p>
          </table:table-cell>
          <table:table-cell office:value-type="float" office:value="0.0277">
            <text:p>0,0277</text:p>
          </table:table-cell>
          <table:table-cell office:value-type="float" office:value="0.0462">
            <text:p>0,0462</text:p>
          </table:table-cell>
          <table:table-cell office:value-type="float" office:value="0.057">
            <text:p>0,057</text:p>
          </table:table-cell>
          <table:table-cell office:value-type="float" office:value="0.066">
            <text:p>0,066</text:p>
          </table:table-cell>
          <table:table-cell office:value-type="float" office:value="0.0824">
            <text:p>0,0824</text:p>
          </table:table-cell>
          <table:table-cell office:value-type="float" office:value="0.0984">
            <text:p>0,0984</text:p>
          </table:table-cell>
          <table:table-cell office:value-type="float" office:value="0.1063">
            <text:p>0,1063</text:p>
          </table:table-cell>
          <table:table-cell office:value-type="float" office:value="0.123">
            <text:p>0,123</text:p>
          </table:table-cell>
          <table:table-cell office:value-type="float" office:value="0.1338">
            <text:p>0,1338</text:p>
          </table:table-cell>
          <table:table-cell office:value-type="float" office:value="0.1557">
            <text:p>0,1557</text:p>
          </table:table-cell>
          <table:table-cell office:value-type="float" office:value="0.1529">
            <text:p>0,1529</text:p>
          </table:table-cell>
          <table:table-cell office:value-type="float" office:value="0.1703">
            <text:p>0,1703</text:p>
          </table:table-cell>
          <table:table-cell office:value-type="float" office:value="0.1829">
            <text:p>0,1829</text:p>
          </table:table-cell>
          <table:table-cell office:value-type="float" office:value="0.1932">
            <text:p>0,1932</text:p>
          </table:table-cell>
          <table:table-cell office:value-type="float" office:value="0.2113">
            <text:p>0,2113</text:p>
          </table:table-cell>
          <table:table-cell office:value-type="float" office:value="0.2111">
            <text:p>0,2111</text:p>
          </table:table-cell>
          <table:table-cell office:value-type="float" office:value="0.225">
            <text:p>0,225</text:p>
          </table:table-cell>
          <table:table-cell office:value-type="float" office:value="0.2204">
            <text:p>0,2204</text:p>
          </table:table-cell>
          <table:table-cell office:value-type="float" office:value="0.2385">
            <text:p>0,2385</text:p>
          </table:table-cell>
          <table:table-cell office:value-type="float" office:value="0.2445">
            <text:p>0,2445</text:p>
          </table:table-cell>
          <table:table-cell office:value-type="float" office:value="0.2524">
            <text:p>0,2524</text:p>
          </table:table-cell>
          <table:table-cell office:value-type="float" office:value="0.2611">
            <text:p>0,2611</text:p>
          </table:table-cell>
          <table:table-cell office:value-type="float" office:value="0.2642">
            <text:p>0,2642</text:p>
          </table:table-cell>
          <table:table-cell office:value-type="float" office:value="0.2665">
            <text:p>0,2665</text:p>
          </table:table-cell>
          <table:table-cell office:value-type="float" office:value="0.2757">
            <text:p>0,2757</text:p>
          </table:table-cell>
          <table:table-cell office:value-type="float" office:value="0.2882">
            <text:p>0,2882</text:p>
          </table:table-cell>
          <table:table-cell office:value-type="float" office:value="0.289">
            <text:p>0,289</text:p>
          </table:table-cell>
          <table:table-cell office:value-type="float" office:value="0.2936">
            <text:p>0,2936</text:p>
          </table:table-cell>
          <table:table-cell office:value-type="float" office:value="0.2966">
            <text:p>0,2966</text:p>
          </table:table-cell>
          <table:table-cell office:value-type="float" office:value="0.3083">
            <text:p>0,3083</text:p>
          </table:table-cell>
          <table:table-cell office:value-type="float" office:value="0.3101">
            <text:p>0,3101</text:p>
          </table:table-cell>
          <table:table-cell office:value-type="float" office:value="0.3069">
            <text:p>0,3069</text:p>
          </table:table-cell>
          <table:table-cell office:value-type="float" office:value="0.3186">
            <text:p>0,3186</text:p>
          </table:table-cell>
          <table:table-cell office:value-type="float" office:value="0.326">
            <text:p>0,326</text:p>
          </table:table-cell>
          <table:table-cell office:value-type="float" office:value="0.3278">
            <text:p>0,3278</text:p>
          </table:table-cell>
          <table:table-cell office:value-type="float" office:value="0.3282">
            <text:p>0,3282</text:p>
          </table:table-cell>
          <table:table-cell office:value-type="float" office:value="0.3244">
            <text:p>0,3244</text:p>
          </table:table-cell>
          <table:table-cell office:value-type="float" office:value="0.3324">
            <text:p>0,3324</text:p>
          </table:table-cell>
          <table:table-cell office:value-type="float" office:value="0.336">
            <text:p>0,336</text:p>
          </table:table-cell>
          <table:table-cell office:value-type="float" office:value="0.3397">
            <text:p>0,339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1">
            <text:p>0,001</text:p>
          </table:table-cell>
          <table:table-cell office:value-type="float" office:value="0.0035">
            <text:p>0,0035</text:p>
          </table:table-cell>
          <table:table-cell office:value-type="float" office:value="0.0081">
            <text:p>0,0081</text:p>
          </table:table-cell>
          <table:table-cell office:value-type="float" office:value="0.0156">
            <text:p>0,0156</text:p>
          </table:table-cell>
          <table:table-cell office:value-type="float" office:value="0.0204">
            <text:p>0,0204</text:p>
          </table:table-cell>
          <table:table-cell office:value-type="float" office:value="0.0347">
            <text:p>0,0347</text:p>
          </table:table-cell>
          <table:table-cell office:value-type="float" office:value="0.0481">
            <text:p>0,0481</text:p>
          </table:table-cell>
          <table:table-cell office:value-type="float" office:value="0.0648">
            <text:p>0,0648</text:p>
          </table:table-cell>
          <table:table-cell office:value-type="float" office:value="0.0782">
            <text:p>0,0782</text:p>
          </table:table-cell>
          <table:table-cell office:value-type="float" office:value="0.0871">
            <text:p>0,0871</text:p>
          </table:table-cell>
          <table:table-cell office:value-type="float" office:value="0.1024">
            <text:p>0,1024</text:p>
          </table:table-cell>
          <table:table-cell office:value-type="float" office:value="0.1038">
            <text:p>0,1038</text:p>
          </table:table-cell>
          <table:table-cell office:value-type="float" office:value="0.1191">
            <text:p>0,1191</text:p>
          </table:table-cell>
          <table:table-cell office:value-type="float" office:value="0.1409">
            <text:p>0,1409</text:p>
          </table:table-cell>
          <table:table-cell office:value-type="float" office:value="0.15">
            <text:p>0,15</text:p>
          </table:table-cell>
          <table:table-cell office:value-type="float" office:value="0.1562">
            <text:p>0,1562</text:p>
          </table:table-cell>
          <table:table-cell office:value-type="float" office:value="0.1743">
            <text:p>0,1743</text:p>
          </table:table-cell>
          <table:table-cell office:value-type="float" office:value="0.187">
            <text:p>0,187</text:p>
          </table:table-cell>
          <table:table-cell office:value-type="float" office:value="0.1906">
            <text:p>0,1906</text:p>
          </table:table-cell>
          <table:table-cell office:value-type="float" office:value="0.2065">
            <text:p>0,2065</text:p>
          </table:table-cell>
          <table:table-cell office:value-type="float" office:value="0.2171">
            <text:p>0,2171</text:p>
          </table:table-cell>
          <table:table-cell office:value-type="float" office:value="0.225">
            <text:p>0,225</text:p>
          </table:table-cell>
          <table:table-cell office:value-type="float" office:value="0.2226">
            <text:p>0,2226</text:p>
          </table:table-cell>
          <table:table-cell office:value-type="float" office:value="0.2362">
            <text:p>0,2362</text:p>
          </table:table-cell>
          <table:table-cell office:value-type="float" office:value="0.2481">
            <text:p>0,2481</text:p>
          </table:table-cell>
          <table:table-cell office:value-type="float" office:value="0.2464">
            <text:p>0,2464</text:p>
          </table:table-cell>
          <table:table-cell office:value-type="float" office:value="0.254">
            <text:p>0,254</text:p>
          </table:table-cell>
          <table:table-cell office:value-type="float" office:value="0.2593">
            <text:p>0,2593</text:p>
          </table:table-cell>
          <table:table-cell office:value-type="float" office:value="0.269">
            <text:p>0,269</text:p>
          </table:table-cell>
          <table:table-cell office:value-type="float" office:value="0.2764">
            <text:p>0,2764</text:p>
          </table:table-cell>
          <table:table-cell office:value-type="float" office:value="0.2771">
            <text:p>0,2771</text:p>
          </table:table-cell>
          <table:table-cell office:value-type="float" office:value="0.2814">
            <text:p>0,2814</text:p>
          </table:table-cell>
          <table:table-cell office:value-type="float" office:value="0.2918">
            <text:p>0,2918</text:p>
          </table:table-cell>
          <table:table-cell office:value-type="float" office:value="0.303">
            <text:p>0,303</text:p>
          </table:table-cell>
          <table:table-cell office:value-type="float" office:value="0.3028">
            <text:p>0,3028</text:p>
          </table:table-cell>
          <table:table-cell office:value-type="float" office:value="0.3049">
            <text:p>0,3049</text:p>
          </table:table-cell>
          <table:table-cell office:value-type="float" office:value="0.3063">
            <text:p>0,3063</text:p>
          </table:table-cell>
          <table:table-cell office:value-type="float" office:value="0.3177">
            <text:p>0,3177</text:p>
          </table:table-cell>
          <table:table-cell office:value-type="float" office:value="0.3062">
            <text:p>0,3062</text:p>
          </table:table-cell>
          <table:table-cell office:value-type="float" office:value="0.3179">
            <text:p>0,3179</text:p>
          </table:table-cell>
          <table:table-cell office:value-type="float" office:value="0.3206">
            <text:p>0,3206</text:p>
          </table:table-cell>
          <table:table-cell office:value-type="float" office:value="0.322">
            <text:p>0,322</text:p>
          </table:table-cell>
          <table:table-cell office:value-type="float" office:value="0.3296">
            <text:p>0,3296</text:p>
          </table:table-cell>
          <table:table-cell office:value-type="float" office:value="0.331">
            <text:p>0,33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6" office:value-type="float" office:value="0">
            <text:p>0</text:p>
          </table:table-cell>
          <table:table-cell office:value-type="float" office:value="0.0005">
            <text:p>0,0005</text:p>
          </table:table-cell>
          <table:table-cell office:value-type="float" office:value="0.0026">
            <text:p>0,0026</text:p>
          </table:table-cell>
          <table:table-cell office:value-type="float" office:value="0.0072">
            <text:p>0,0072</text:p>
          </table:table-cell>
          <table:table-cell office:value-type="float" office:value="0.0145">
            <text:p>0,0145</text:p>
          </table:table-cell>
          <table:table-cell office:value-type="float" office:value="0.0191">
            <text:p>0,0191</text:p>
          </table:table-cell>
          <table:table-cell office:value-type="float" office:value="0.0314">
            <text:p>0,0314</text:p>
          </table:table-cell>
          <table:table-cell office:value-type="float" office:value="0.0412">
            <text:p>0,0412</text:p>
          </table:table-cell>
          <table:table-cell office:value-type="float" office:value="0.0565">
            <text:p>0,0565</text:p>
          </table:table-cell>
          <table:table-cell office:value-type="float" office:value="0.065">
            <text:p>0,065</text:p>
          </table:table-cell>
          <table:table-cell office:value-type="float" office:value="0.079">
            <text:p>0,079</text:p>
          </table:table-cell>
          <table:table-cell office:value-type="float" office:value="0.0947">
            <text:p>0,0947</text:p>
          </table:table-cell>
          <table:table-cell office:value-type="float" office:value="0.1109">
            <text:p>0,1109</text:p>
          </table:table-cell>
          <table:table-cell office:value-type="float" office:value="0.1176">
            <text:p>0,1176</text:p>
          </table:table-cell>
          <table:table-cell office:value-type="float" office:value="0.1296">
            <text:p>0,1296</text:p>
          </table:table-cell>
          <table:table-cell office:value-type="float" office:value="0.1412">
            <text:p>0,1412</text:p>
          </table:table-cell>
          <table:table-cell office:value-type="float" office:value="0.1594">
            <text:p>0,1594</text:p>
          </table:table-cell>
          <table:table-cell office:value-type="float" office:value="0.1623">
            <text:p>0,1623</text:p>
          </table:table-cell>
          <table:table-cell office:value-type="float" office:value="0.1765">
            <text:p>0,1765</text:p>
          </table:table-cell>
          <table:table-cell office:value-type="float" office:value="0.1898">
            <text:p>0,1898</text:p>
          </table:table-cell>
          <table:table-cell office:value-type="float" office:value="0.1915">
            <text:p>0,1915</text:p>
          </table:table-cell>
          <table:table-cell office:value-type="float" office:value="0.2006">
            <text:p>0,2006</text:p>
          </table:table-cell>
          <table:table-cell office:value-type="float" office:value="0.2115">
            <text:p>0,2115</text:p>
          </table:table-cell>
          <table:table-cell office:value-type="float" office:value="0.2211">
            <text:p>0,2211</text:p>
          </table:table-cell>
          <table:table-cell office:value-type="float" office:value="0.2243">
            <text:p>0,2243</text:p>
          </table:table-cell>
          <table:table-cell office:value-type="float" office:value="0.236">
            <text:p>0,236</text:p>
          </table:table-cell>
          <table:table-cell office:value-type="float" office:value="0.2385">
            <text:p>0,2385</text:p>
          </table:table-cell>
          <table:table-cell office:value-type="float" office:value="0.2478">
            <text:p>0,2478</text:p>
          </table:table-cell>
          <table:table-cell office:value-type="float" office:value="0.2652">
            <text:p>0,2652</text:p>
          </table:table-cell>
          <table:table-cell office:value-type="float" office:value="0.2688">
            <text:p>0,2688</text:p>
          </table:table-cell>
          <table:table-cell office:value-type="float" office:value="0.2622">
            <text:p>0,2622</text:p>
          </table:table-cell>
          <table:table-cell office:value-type="float" office:value="0.2684">
            <text:p>0,2684</text:p>
          </table:table-cell>
          <table:table-cell office:value-type="float" office:value="0.273">
            <text:p>0,273</text:p>
          </table:table-cell>
          <table:table-cell office:value-type="float" office:value="0.2886">
            <text:p>0,2886</text:p>
          </table:table-cell>
          <table:table-cell office:value-type="float" office:value="0.2911">
            <text:p>0,2911</text:p>
          </table:table-cell>
          <table:table-cell office:value-type="float" office:value="0.293">
            <text:p>0,293</text:p>
          </table:table-cell>
          <table:table-cell office:value-type="float" office:value="0.2994">
            <text:p>0,2994</text:p>
          </table:table-cell>
          <table:table-cell office:value-type="float" office:value="0.3037">
            <text:p>0,3037</text:p>
          </table:table-cell>
          <table:table-cell office:value-type="float" office:value="0.3052">
            <text:p>0,3052</text:p>
          </table:table-cell>
          <table:table-cell office:value-type="float" office:value="0.3094">
            <text:p>0,3094</text:p>
          </table:table-cell>
          <table:table-cell office:value-type="float" office:value="0.3075">
            <text:p>0,3075</text:p>
          </table:table-cell>
          <table:table-cell office:value-type="float" office:value="0.3219">
            <text:p>0,3219</text:p>
          </table:table-cell>
          <table:table-cell office:value-type="float" office:value="0.3232">
            <text:p>0,3232</text:p>
          </table:table-cell>
          <table:table-cell office:value-type="float" office:value="0.3258">
            <text:p>0,3258</text:p>
          </table:table-cell>
          <table:table-cell office:value-type="float" office:value="0.3225">
            <text:p>0,322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3">
            <text:p>0,0003</text:p>
          </table:table-cell>
          <table:table-cell office:value-type="float" office:value="0.0022">
            <text:p>0,0022</text:p>
          </table:table-cell>
          <table:table-cell office:value-type="float" office:value="0.0049">
            <text:p>0,0049</text:p>
          </table:table-cell>
          <table:table-cell office:value-type="float" office:value="0.0096">
            <text:p>0,0096</text:p>
          </table:table-cell>
          <table:table-cell office:value-type="float" office:value="0.0168">
            <text:p>0,0168</text:p>
          </table:table-cell>
          <table:table-cell office:value-type="float" office:value="0.0262">
            <text:p>0,0262</text:p>
          </table:table-cell>
          <table:table-cell office:value-type="float" office:value="0.0374">
            <text:p>0,0374</text:p>
          </table:table-cell>
          <table:table-cell office:value-type="float" office:value="0.0488">
            <text:p>0,0488</text:p>
          </table:table-cell>
          <table:table-cell office:value-type="float" office:value="0.0591">
            <text:p>0,0591</text:p>
          </table:table-cell>
          <table:table-cell office:value-type="float" office:value="0.0692">
            <text:p>0,0692</text:p>
          </table:table-cell>
          <table:table-cell office:value-type="float" office:value="0.0816">
            <text:p>0,0816</text:p>
          </table:table-cell>
          <table:table-cell office:value-type="float" office:value="0.099">
            <text:p>0,099</text:p>
          </table:table-cell>
          <table:table-cell office:value-type="float" office:value="0.1073">
            <text:p>0,1073</text:p>
          </table:table-cell>
          <table:table-cell office:value-type="float" office:value="0.1237">
            <text:p>0,1237</text:p>
          </table:table-cell>
          <table:table-cell office:value-type="float" office:value="0.1341">
            <text:p>0,1341</text:p>
          </table:table-cell>
          <table:table-cell office:value-type="float" office:value="0.1435">
            <text:p>0,1435</text:p>
          </table:table-cell>
          <table:table-cell office:value-type="float" office:value="0.1564">
            <text:p>0,1564</text:p>
          </table:table-cell>
          <table:table-cell office:value-type="float" office:value="0.1656">
            <text:p>0,1656</text:p>
          </table:table-cell>
          <table:table-cell office:value-type="float" office:value="0.1748">
            <text:p>0,1748</text:p>
          </table:table-cell>
          <table:table-cell office:value-type="float" office:value="0.1811">
            <text:p>0,1811</text:p>
          </table:table-cell>
          <table:table-cell office:value-type="float" office:value="0.1978">
            <text:p>0,1978</text:p>
          </table:table-cell>
          <table:table-cell office:value-type="float" office:value="0.2071">
            <text:p>0,2071</text:p>
          </table:table-cell>
          <table:table-cell office:value-type="float" office:value="0.2091">
            <text:p>0,2091</text:p>
          </table:table-cell>
          <table:table-cell office:value-type="float" office:value="0.2239">
            <text:p>0,2239</text:p>
          </table:table-cell>
          <table:table-cell office:value-type="float" office:value="0.2219">
            <text:p>0,2219</text:p>
          </table:table-cell>
          <table:table-cell office:value-type="float" office:value="0.2309">
            <text:p>0,2309</text:p>
          </table:table-cell>
          <table:table-cell office:value-type="float" office:value="0.2413">
            <text:p>0,2413</text:p>
          </table:table-cell>
          <table:table-cell office:value-type="float" office:value="0.2475">
            <text:p>0,2475</text:p>
          </table:table-cell>
          <table:table-cell office:value-type="float" office:value="0.252">
            <text:p>0,252</text:p>
          </table:table-cell>
          <table:table-cell office:value-type="float" office:value="0.258">
            <text:p>0,258</text:p>
          </table:table-cell>
          <table:table-cell office:value-type="float" office:value="0.2651">
            <text:p>0,2651</text:p>
          </table:table-cell>
          <table:table-cell office:value-type="float" office:value="0.2715">
            <text:p>0,2715</text:p>
          </table:table-cell>
          <table:table-cell office:value-type="float" office:value="0.2816">
            <text:p>0,2816</text:p>
          </table:table-cell>
          <table:table-cell office:value-type="float" office:value="0.2848">
            <text:p>0,2848</text:p>
          </table:table-cell>
          <table:table-cell office:value-type="float" office:value="0.2862">
            <text:p>0,2862</text:p>
          </table:table-cell>
          <table:table-cell office:value-type="float" office:value="0.2932">
            <text:p>0,2932</text:p>
          </table:table-cell>
          <table:table-cell office:value-type="float" office:value="0.2967">
            <text:p>0,2967</text:p>
          </table:table-cell>
          <table:table-cell office:value-type="float" office:value="0.3021">
            <text:p>0,3021</text:p>
          </table:table-cell>
          <table:table-cell office:value-type="float" office:value="0.2965">
            <text:p>0,2965</text:p>
          </table:table-cell>
          <table:table-cell office:value-type="float" office:value="0.3065">
            <text:p>0,3065</text:p>
          </table:table-cell>
          <table:table-cell office:value-type="float" office:value="0.3111">
            <text:p>0,3111</text:p>
          </table:table-cell>
          <table:table-cell office:value-type="float" office:value="0.3073">
            <text:p>0,3073</text:p>
          </table:table-cell>
          <table:table-cell office:value-type="float" office:value="0.3122">
            <text:p>0,3122</text:p>
          </table:table-cell>
          <table:table-cell office:value-type="float" office:value="0.3223">
            <text:p>0,322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06">
            <text:p>0,0006</text:p>
          </table:table-cell>
          <table:table-cell office:value-type="float" office:value="0.0012">
            <text:p>0,0012</text:p>
          </table:table-cell>
          <table:table-cell office:value-type="float" office:value="0.0042">
            <text:p>0,0042</text:p>
          </table:table-cell>
          <table:table-cell office:value-type="float" office:value="0.0086">
            <text:p>0,0086</text:p>
          </table:table-cell>
          <table:table-cell office:value-type="float" office:value="0.0127">
            <text:p>0,0127</text:p>
          </table:table-cell>
          <table:table-cell office:value-type="float" office:value="0.0226">
            <text:p>0,0226</text:p>
          </table:table-cell>
          <table:table-cell office:value-type="float" office:value="0.0348">
            <text:p>0,0348</text:p>
          </table:table-cell>
          <table:table-cell office:value-type="float" office:value="0.0411">
            <text:p>0,0411</text:p>
          </table:table-cell>
          <table:table-cell office:value-type="float" office:value="0.0495">
            <text:p>0,0495</text:p>
          </table:table-cell>
          <table:table-cell office:value-type="float" office:value="0.0688">
            <text:p>0,0688</text:p>
          </table:table-cell>
          <table:table-cell office:value-type="float" office:value="0.0762">
            <text:p>0,0762</text:p>
          </table:table-cell>
          <table:table-cell office:value-type="float" office:value="0.0958">
            <text:p>0,0958</text:p>
          </table:table-cell>
          <table:table-cell office:value-type="float" office:value="0.1048">
            <text:p>0,1048</text:p>
          </table:table-cell>
          <table:table-cell office:value-type="float" office:value="0.117">
            <text:p>0,117</text:p>
          </table:table-cell>
          <table:table-cell office:value-type="float" office:value="0.1228">
            <text:p>0,1228</text:p>
          </table:table-cell>
          <table:table-cell office:value-type="float" office:value="0.1393">
            <text:p>0,1393</text:p>
          </table:table-cell>
          <table:table-cell office:value-type="float" office:value="0.1432">
            <text:p>0,1432</text:p>
          </table:table-cell>
          <table:table-cell office:value-type="float" office:value="0.1597">
            <text:p>0,1597</text:p>
          </table:table-cell>
          <table:table-cell office:value-type="float" office:value="0.1649">
            <text:p>0,1649</text:p>
          </table:table-cell>
          <table:table-cell office:value-type="float" office:value="0.1736">
            <text:p>0,1736</text:p>
          </table:table-cell>
          <table:table-cell office:value-type="float" office:value="0.1868">
            <text:p>0,1868</text:p>
          </table:table-cell>
          <table:table-cell office:value-type="float" office:value="0.1979">
            <text:p>0,1979</text:p>
          </table:table-cell>
          <table:table-cell office:value-type="float" office:value="0.2036">
            <text:p>0,2036</text:p>
          </table:table-cell>
          <table:table-cell office:value-type="float" office:value="0.2067">
            <text:p>0,2067</text:p>
          </table:table-cell>
          <table:table-cell office:value-type="float" office:value="0.2096">
            <text:p>0,2096</text:p>
          </table:table-cell>
          <table:table-cell office:value-type="float" office:value="0.2233">
            <text:p>0,2233</text:p>
          </table:table-cell>
          <table:table-cell office:value-type="float" office:value="0.2343">
            <text:p>0,2343</text:p>
          </table:table-cell>
          <table:table-cell office:value-type="float" office:value="0.2349">
            <text:p>0,2349</text:p>
          </table:table-cell>
          <table:table-cell office:value-type="float" office:value="0.2462">
            <text:p>0,2462</text:p>
          </table:table-cell>
          <table:table-cell office:value-type="float" office:value="0.2495">
            <text:p>0,2495</text:p>
          </table:table-cell>
          <table:table-cell office:value-type="float" office:value="0.2613">
            <text:p>0,2613</text:p>
          </table:table-cell>
          <table:table-cell office:value-type="float" office:value="0.2652">
            <text:p>0,2652</text:p>
          </table:table-cell>
          <table:table-cell office:value-type="float" office:value="0.2646">
            <text:p>0,2646</text:p>
          </table:table-cell>
          <table:table-cell office:value-type="float" office:value="0.2792">
            <text:p>0,2792</text:p>
          </table:table-cell>
          <table:table-cell office:value-type="float" office:value="0.2847">
            <text:p>0,2847</text:p>
          </table:table-cell>
          <table:table-cell office:value-type="float" office:value="0.2776">
            <text:p>0,2776</text:p>
          </table:table-cell>
          <table:table-cell office:value-type="float" office:value="0.2942">
            <text:p>0,2942</text:p>
          </table:table-cell>
          <table:table-cell office:value-type="float" office:value="0.2877">
            <text:p>0,2877</text:p>
          </table:table-cell>
          <table:table-cell office:value-type="float" office:value="0.2879">
            <text:p>0,2879</text:p>
          </table:table-cell>
          <table:table-cell office:value-type="float" office:value="0.3011">
            <text:p>0,3011</text:p>
          </table:table-cell>
          <table:table-cell office:value-type="float" office:value="0.2993">
            <text:p>0,2993</text:p>
          </table:table-cell>
          <table:table-cell office:value-type="float" office:value="0.3114">
            <text:p>0,3114</text:p>
          </table:table-cell>
          <table:table-cell office:value-type="float" office:value="0.312">
            <text:p>0,312</text:p>
          </table:table-cell>
          <table:table-cell office:value-type="float" office:value="0.3209">
            <text:p>0,320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002">
            <text:p>0,0002</text:p>
          </table:table-cell>
          <table:table-cell office:value-type="float" office:value="0.0029">
            <text:p>0,0029</text:p>
          </table:table-cell>
          <table:table-cell office:value-type="float" office:value="0.0065">
            <text:p>0,0065</text:p>
          </table:table-cell>
          <table:table-cell office:value-type="float" office:value="0.0131">
            <text:p>0,0131</text:p>
          </table:table-cell>
          <table:table-cell office:value-type="float" office:value="0.0197">
            <text:p>0,0197</text:p>
          </table:table-cell>
          <table:table-cell office:value-type="float" office:value="0.0256">
            <text:p>0,0256</text:p>
          </table:table-cell>
          <table:table-cell office:value-type="float" office:value="0.0373">
            <text:p>0,0373</text:p>
          </table:table-cell>
          <table:table-cell office:value-type="float" office:value="0.0493">
            <text:p>0,0493</text:p>
          </table:table-cell>
          <table:table-cell office:value-type="float" office:value="0.0612">
            <text:p>0,0612</text:p>
          </table:table-cell>
          <table:table-cell office:value-type="float" office:value="0.0699">
            <text:p>0,0699</text:p>
          </table:table-cell>
          <table:table-cell office:value-type="float" office:value="0.0841">
            <text:p>0,0841</text:p>
          </table:table-cell>
          <table:table-cell office:value-type="float" office:value="0.0954">
            <text:p>0,0954</text:p>
          </table:table-cell>
          <table:table-cell office:value-type="float" office:value="0.1035">
            <text:p>0,1035</text:p>
          </table:table-cell>
          <table:table-cell office:value-type="float" office:value="0.1132">
            <text:p>0,1132</text:p>
          </table:table-cell>
          <table:table-cell office:value-type="float" office:value="0.1301">
            <text:p>0,1301</text:p>
          </table:table-cell>
          <table:table-cell office:value-type="float" office:value="0.1365">
            <text:p>0,1365</text:p>
          </table:table-cell>
          <table:table-cell office:value-type="float" office:value="0.1507">
            <text:p>0,1507</text:p>
          </table:table-cell>
          <table:table-cell office:value-type="float" office:value="0.1587">
            <text:p>0,1587</text:p>
          </table:table-cell>
          <table:table-cell office:value-type="float" office:value="0.163">
            <text:p>0,163</text:p>
          </table:table-cell>
          <table:table-cell office:value-type="float" office:value="0.1824">
            <text:p>0,1824</text:p>
          </table:table-cell>
          <table:table-cell office:value-type="float" office:value="0.1856">
            <text:p>0,1856</text:p>
          </table:table-cell>
          <table:table-cell office:value-type="float" office:value="0.2052">
            <text:p>0,2052</text:p>
          </table:table-cell>
          <table:table-cell office:value-type="float" office:value="0.2088">
            <text:p>0,2088</text:p>
          </table:table-cell>
          <table:table-cell office:value-type="float" office:value="0.2126">
            <text:p>0,2126</text:p>
          </table:table-cell>
          <table:table-cell office:value-type="float" office:value="0.2171">
            <text:p>0,2171</text:p>
          </table:table-cell>
          <table:table-cell office:value-type="float" office:value="0.2333">
            <text:p>0,2333</text:p>
          </table:table-cell>
          <table:table-cell office:value-type="float" office:value="0.2337">
            <text:p>0,2337</text:p>
          </table:table-cell>
          <table:table-cell office:value-type="float" office:value="0.247">
            <text:p>0,247</text:p>
          </table:table-cell>
          <table:table-cell office:value-type="float" office:value="0.2482">
            <text:p>0,2482</text:p>
          </table:table-cell>
          <table:table-cell office:value-type="float" office:value="0.2487">
            <text:p>0,2487</text:p>
          </table:table-cell>
          <table:table-cell office:value-type="float" office:value="0.2667">
            <text:p>0,2667</text:p>
          </table:table-cell>
          <table:table-cell office:value-type="float" office:value="0.256">
            <text:p>0,256</text:p>
          </table:table-cell>
          <table:table-cell office:value-type="float" office:value="0.2763">
            <text:p>0,2763</text:p>
          </table:table-cell>
          <table:table-cell office:value-type="float" office:value="0.2774">
            <text:p>0,2774</text:p>
          </table:table-cell>
          <table:table-cell office:value-type="float" office:value="0.2724">
            <text:p>0,2724</text:p>
          </table:table-cell>
          <table:table-cell office:value-type="float" office:value="0.2824">
            <text:p>0,2824</text:p>
          </table:table-cell>
          <table:table-cell office:value-type="float" office:value="0.2835">
            <text:p>0,2835</text:p>
          </table:table-cell>
          <table:table-cell office:value-type="float" office:value="0.2887">
            <text:p>0,2887</text:p>
          </table:table-cell>
          <table:table-cell office:value-type="float" office:value="0.2903">
            <text:p>0,2903</text:p>
          </table:table-cell>
          <table:table-cell office:value-type="float" office:value="0.3062">
            <text:p>0,3062</text:p>
          </table:table-cell>
          <table:table-cell office:value-type="float" office:value="0.3091">
            <text:p>0,3091</text:p>
          </table:table-cell>
          <table:table-cell office:value-type="float" office:value="0.3117">
            <text:p>0,3117</text:p>
          </table:table-cell>
          <table:table-cell office:value-type="float" office:value="0.3084">
            <text:p>0,308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6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8">
            <text:p>0,0008</text:p>
          </table:table-cell>
          <table:table-cell office:value-type="float" office:value="0.0023">
            <text:p>0,0023</text:p>
          </table:table-cell>
          <table:table-cell office:value-type="float" office:value="0.005">
            <text:p>0,005</text:p>
          </table:table-cell>
          <table:table-cell office:value-type="float" office:value="0.008">
            <text:p>0,008</text:p>
          </table:table-cell>
          <table:table-cell office:value-type="float" office:value="0.0166">
            <text:p>0,0166</text:p>
          </table:table-cell>
          <table:table-cell office:value-type="float" office:value="0.0258">
            <text:p>0,0258</text:p>
          </table:table-cell>
          <table:table-cell office:value-type="float" office:value="0.0335">
            <text:p>0,0335</text:p>
          </table:table-cell>
          <table:table-cell office:value-type="float" office:value="0.0443">
            <text:p>0,0443</text:p>
          </table:table-cell>
          <table:table-cell office:value-type="float" office:value="0.0541">
            <text:p>0,0541</text:p>
          </table:table-cell>
          <table:table-cell office:value-type="float" office:value="0.0699">
            <text:p>0,0699</text:p>
          </table:table-cell>
          <table:table-cell office:value-type="float" office:value="0.0698">
            <text:p>0,0698</text:p>
          </table:table-cell>
          <table:table-cell office:value-type="float" office:value="0.0835">
            <text:p>0,0835</text:p>
          </table:table-cell>
          <table:table-cell office:value-type="float" office:value="0.0954">
            <text:p>0,0954</text:p>
          </table:table-cell>
          <table:table-cell office:value-type="float" office:value="0.117">
            <text:p>0,117</text:p>
          </table:table-cell>
          <table:table-cell office:value-type="float" office:value="0.1231">
            <text:p>0,1231</text:p>
          </table:table-cell>
          <table:table-cell office:value-type="float" office:value="0.1295">
            <text:p>0,1295</text:p>
          </table:table-cell>
          <table:table-cell office:value-type="float" office:value="0.1351">
            <text:p>0,1351</text:p>
          </table:table-cell>
          <table:table-cell office:value-type="float" office:value="0.147">
            <text:p>0,147</text:p>
          </table:table-cell>
          <table:table-cell office:value-type="float" office:value="0.1614">
            <text:p>0,1614</text:p>
          </table:table-cell>
          <table:table-cell office:value-type="float" office:value="0.1698">
            <text:p>0,1698</text:p>
          </table:table-cell>
          <table:table-cell office:value-type="float" office:value="0.1755">
            <text:p>0,1755</text:p>
          </table:table-cell>
          <table:table-cell office:value-type="float" office:value="0.1867">
            <text:p>0,1867</text:p>
          </table:table-cell>
          <table:table-cell office:value-type="float" office:value="0.1846">
            <text:p>0,1846</text:p>
          </table:table-cell>
          <table:table-cell office:value-type="float" office:value="0.2054">
            <text:p>0,2054</text:p>
          </table:table-cell>
          <table:table-cell office:value-type="float" office:value="0.2138">
            <text:p>0,2138</text:p>
          </table:table-cell>
          <table:table-cell office:value-type="float" office:value="0.222">
            <text:p>0,222</text:p>
          </table:table-cell>
          <table:table-cell office:value-type="float" office:value="0.2258">
            <text:p>0,2258</text:p>
          </table:table-cell>
          <table:table-cell office:value-type="float" office:value="0.2304">
            <text:p>0,2304</text:p>
          </table:table-cell>
          <table:table-cell office:value-type="float" office:value="0.2403">
            <text:p>0,2403</text:p>
          </table:table-cell>
          <table:table-cell office:value-type="float" office:value="0.248">
            <text:p>0,248</text:p>
          </table:table-cell>
          <table:table-cell office:value-type="float" office:value="0.2598">
            <text:p>0,2598</text:p>
          </table:table-cell>
          <table:table-cell office:value-type="float" office:value="0.2627">
            <text:p>0,2627</text:p>
          </table:table-cell>
          <table:table-cell office:value-type="float" office:value="0.2492">
            <text:p>0,2492</text:p>
          </table:table-cell>
          <table:table-cell office:value-type="float" office:value="0.2695">
            <text:p>0,2695</text:p>
          </table:table-cell>
          <table:table-cell office:value-type="float" office:value="0.2771">
            <text:p>0,2771</text:p>
          </table:table-cell>
          <table:table-cell office:value-type="float" office:value="0.2778">
            <text:p>0,2778</text:p>
          </table:table-cell>
          <table:table-cell office:value-type="float" office:value="0.2784">
            <text:p>0,2784</text:p>
          </table:table-cell>
          <table:table-cell office:value-type="float" office:value="0.2848">
            <text:p>0,2848</text:p>
          </table:table-cell>
          <table:table-cell office:value-type="float" office:value="0.2895">
            <text:p>0,2895</text:p>
          </table:table-cell>
          <table:table-cell office:value-type="float" office:value="0.2938">
            <text:p>0,2938</text:p>
          </table:table-cell>
          <table:table-cell office:value-type="float" office:value="0.3068">
            <text:p>0,3068</text:p>
          </table:table-cell>
          <table:table-cell office:value-type="float" office:value="0.2993">
            <text:p>0,2993</text:p>
          </table:table-cell>
          <table:table-cell office:value-type="float" office:value="0.3111">
            <text:p>0,311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7">
            <text:p>0,0007</text:p>
          </table:table-cell>
          <table:table-cell office:value-type="float" office:value="0.0017">
            <text:p>0,0017</text:p>
          </table:table-cell>
          <table:table-cell office:value-type="float" office:value="0.0055">
            <text:p>0,0055</text:p>
          </table:table-cell>
          <table:table-cell office:value-type="float" office:value="0.0081">
            <text:p>0,0081</text:p>
          </table:table-cell>
          <table:table-cell office:value-type="float" office:value="0.0134">
            <text:p>0,0134</text:p>
          </table:table-cell>
          <table:table-cell office:value-type="float" office:value="0.0241">
            <text:p>0,0241</text:p>
          </table:table-cell>
          <table:table-cell office:value-type="float" office:value="0.031">
            <text:p>0,031</text:p>
          </table:table-cell>
          <table:table-cell office:value-type="float" office:value="0.0377">
            <text:p>0,0377</text:p>
          </table:table-cell>
          <table:table-cell office:value-type="float" office:value="0.0454">
            <text:p>0,0454</text:p>
          </table:table-cell>
          <table:table-cell office:value-type="float" office:value="0.0611">
            <text:p>0,0611</text:p>
          </table:table-cell>
          <table:table-cell office:value-type="float" office:value="0.0725">
            <text:p>0,0725</text:p>
          </table:table-cell>
          <table:table-cell office:value-type="float" office:value="0.0724">
            <text:p>0,0724</text:p>
          </table:table-cell>
          <table:table-cell office:value-type="float" office:value="0.0892">
            <text:p>0,0892</text:p>
          </table:table-cell>
          <table:table-cell office:value-type="float" office:value="0.1069">
            <text:p>0,1069</text:p>
          </table:table-cell>
          <table:table-cell office:value-type="float" office:value="0.1155">
            <text:p>0,1155</text:p>
          </table:table-cell>
          <table:table-cell office:value-type="float" office:value="0.1278">
            <text:p>0,1278</text:p>
          </table:table-cell>
          <table:table-cell office:value-type="float" office:value="0.1391">
            <text:p>0,1391</text:p>
          </table:table-cell>
          <table:table-cell office:value-type="float" office:value="0.1436">
            <text:p>0,1436</text:p>
          </table:table-cell>
          <table:table-cell office:value-type="float" office:value="0.1533">
            <text:p>0,1533</text:p>
          </table:table-cell>
          <table:table-cell office:value-type="float" office:value="0.157">
            <text:p>0,157</text:p>
          </table:table-cell>
          <table:table-cell office:value-type="float" office:value="0.1687">
            <text:p>0,1687</text:p>
          </table:table-cell>
          <table:table-cell office:value-type="float" office:value="0.1797">
            <text:p>0,1797</text:p>
          </table:table-cell>
          <table:table-cell office:value-type="float" office:value="0.1903">
            <text:p>0,1903</text:p>
          </table:table-cell>
          <table:table-cell office:value-type="float" office:value="0.2009">
            <text:p>0,2009</text:p>
          </table:table-cell>
          <table:table-cell office:value-type="float" office:value="0.2049">
            <text:p>0,2049</text:p>
          </table:table-cell>
          <table:table-cell office:value-type="float" office:value="0.2052">
            <text:p>0,2052</text:p>
          </table:table-cell>
          <table:table-cell office:value-type="float" office:value="0.2145">
            <text:p>0,2145</text:p>
          </table:table-cell>
          <table:table-cell office:value-type="float" office:value="0.2238">
            <text:p>0,2238</text:p>
          </table:table-cell>
          <table:table-cell office:value-type="float" office:value="0.2371">
            <text:p>0,2371</text:p>
          </table:table-cell>
          <table:table-cell office:value-type="float" office:value="0.237">
            <text:p>0,237</text:p>
          </table:table-cell>
          <table:table-cell office:value-type="float" office:value="0.2425">
            <text:p>0,2425</text:p>
          </table:table-cell>
          <table:table-cell office:value-type="float" office:value="0.2474">
            <text:p>0,2474</text:p>
          </table:table-cell>
          <table:table-cell office:value-type="float" office:value="0.2532">
            <text:p>0,2532</text:p>
          </table:table-cell>
          <table:table-cell office:value-type="float" office:value="0.2557">
            <text:p>0,2557</text:p>
          </table:table-cell>
          <table:table-cell office:value-type="float" office:value="0.266">
            <text:p>0,266</text:p>
          </table:table-cell>
          <table:table-cell office:value-type="float" office:value="0.2756">
            <text:p>0,2756</text:p>
          </table:table-cell>
          <table:table-cell office:value-type="float" office:value="0.2722">
            <text:p>0,2722</text:p>
          </table:table-cell>
          <table:table-cell office:value-type="float" office:value="0.2788">
            <text:p>0,2788</text:p>
          </table:table-cell>
          <table:table-cell office:value-type="float" office:value="0.2814">
            <text:p>0,2814</text:p>
          </table:table-cell>
          <table:table-cell office:value-type="float" office:value="0.2849">
            <text:p>0,2849</text:p>
          </table:table-cell>
          <table:table-cell office:value-type="float" office:value="0.2961">
            <text:p>0,2961</text:p>
          </table:table-cell>
          <table:table-cell office:value-type="float" office:value="0.2922">
            <text:p>0,2922</text:p>
          </table:table-cell>
          <table:table-cell office:value-type="float" office:value="0.2897">
            <text:p>0,289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6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6">
            <text:p>0,0006</text:p>
          </table:table-cell>
          <table:table-cell office:value-type="float" office:value="0.0009">
            <text:p>0,0009</text:p>
          </table:table-cell>
          <table:table-cell office:value-type="float" office:value="0.0032">
            <text:p>0,0032</text:p>
          </table:table-cell>
          <table:table-cell office:value-type="float" office:value="0.0063">
            <text:p>0,0063</text:p>
          </table:table-cell>
          <table:table-cell office:value-type="float" office:value="0.0123">
            <text:p>0,0123</text:p>
          </table:table-cell>
          <table:table-cell office:value-type="float" office:value="0.02">
            <text:p>0,02</text:p>
          </table:table-cell>
          <table:table-cell office:value-type="float" office:value="0.0237">
            <text:p>0,0237</text:p>
          </table:table-cell>
          <table:table-cell office:value-type="float" office:value="0.035">
            <text:p>0,035</text:p>
          </table:table-cell>
          <table:table-cell office:value-type="float" office:value="0.0441">
            <text:p>0,0441</text:p>
          </table:table-cell>
          <table:table-cell office:value-type="float" office:value="0.0552">
            <text:p>0,0552</text:p>
          </table:table-cell>
          <table:table-cell office:value-type="float" office:value="0.0671">
            <text:p>0,0671</text:p>
          </table:table-cell>
          <table:table-cell office:value-type="float" office:value="0.0724">
            <text:p>0,0724</text:p>
          </table:table-cell>
          <table:table-cell office:value-type="float" office:value="0.0882">
            <text:p>0,0882</text:p>
          </table:table-cell>
          <table:table-cell office:value-type="float" office:value="0.0936">
            <text:p>0,0936</text:p>
          </table:table-cell>
          <table:table-cell office:value-type="float" office:value="0.105">
            <text:p>0,105</text:p>
          </table:table-cell>
          <table:table-cell office:value-type="float" office:value="0.1171">
            <text:p>0,1171</text:p>
          </table:table-cell>
          <table:table-cell office:value-type="float" office:value="0.1286">
            <text:p>0,1286</text:p>
          </table:table-cell>
          <table:table-cell office:value-type="float" office:value="0.1308">
            <text:p>0,1308</text:p>
          </table:table-cell>
          <table:table-cell office:value-type="float" office:value="0.1471">
            <text:p>0,1471</text:p>
          </table:table-cell>
          <table:table-cell office:value-type="float" office:value="0.158">
            <text:p>0,158</text:p>
          </table:table-cell>
          <table:table-cell office:value-type="float" office:value="0.1703">
            <text:p>0,1703</text:p>
          </table:table-cell>
          <table:table-cell office:value-type="float" office:value="0.1746">
            <text:p>0,1746</text:p>
          </table:table-cell>
          <table:table-cell office:value-type="float" office:value="0.1806">
            <text:p>0,1806</text:p>
          </table:table-cell>
          <table:table-cell office:value-type="float" office:value="0.1857">
            <text:p>0,1857</text:p>
          </table:table-cell>
          <table:table-cell office:value-type="float" office:value="0.198">
            <text:p>0,198</text:p>
          </table:table-cell>
          <table:table-cell office:value-type="float" office:value="0.208">
            <text:p>0,208</text:p>
          </table:table-cell>
          <table:table-cell office:value-type="float" office:value="0.2158">
            <text:p>0,2158</text:p>
          </table:table-cell>
          <table:table-cell office:value-type="float" office:value="0.2275">
            <text:p>0,2275</text:p>
          </table:table-cell>
          <table:table-cell office:value-type="float" office:value="0.2239">
            <text:p>0,2239</text:p>
          </table:table-cell>
          <table:table-cell office:value-type="float" office:value="0.2296">
            <text:p>0,2296</text:p>
          </table:table-cell>
          <table:table-cell office:value-type="float" office:value="0.2329">
            <text:p>0,2329</text:p>
          </table:table-cell>
          <table:table-cell office:value-type="float" office:value="0.2491">
            <text:p>0,2491</text:p>
          </table:table-cell>
          <table:table-cell office:value-type="float" office:value="0.244">
            <text:p>0,244</text:p>
          </table:table-cell>
          <table:table-cell office:value-type="float" office:value="0.2546">
            <text:p>0,2546</text:p>
          </table:table-cell>
          <table:table-cell office:value-type="float" office:value="0.2588">
            <text:p>0,2588</text:p>
          </table:table-cell>
          <table:table-cell office:value-type="float" office:value="0.2716">
            <text:p>0,2716</text:p>
          </table:table-cell>
          <table:table-cell office:value-type="float" office:value="0.2668">
            <text:p>0,2668</text:p>
          </table:table-cell>
          <table:table-cell office:value-type="float" office:value="0.273">
            <text:p>0,273</text:p>
          </table:table-cell>
          <table:table-cell office:value-type="float" office:value="0.2815">
            <text:p>0,2815</text:p>
          </table:table-cell>
          <table:table-cell office:value-type="float" office:value="0.2884">
            <text:p>0,2884</text:p>
          </table:table-cell>
          <table:table-cell office:value-type="float" office:value="0.2799">
            <text:p>0,2799</text:p>
          </table:table-cell>
          <table:table-cell office:value-type="float" office:value="0.2973">
            <text:p>0,2973</text:p>
          </table:table-cell>
          <table:table-cell office:value-type="float" office:value="0.2943">
            <text:p>0,294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002">
            <text:p>0,0002</text:p>
          </table:table-cell>
          <table:table-cell office:value-type="float" office:value="0.0013">
            <text:p>0,0013</text:p>
          </table:table-cell>
          <table:table-cell office:value-type="float" office:value="0.0032">
            <text:p>0,0032</text:p>
          </table:table-cell>
          <table:table-cell office:value-type="float" office:value="0.0069">
            <text:p>0,0069</text:p>
          </table:table-cell>
          <table:table-cell office:value-type="float" office:value="0.0095">
            <text:p>0,0095</text:p>
          </table:table-cell>
          <table:table-cell office:value-type="float" office:value="0.0154">
            <text:p>0,0154</text:p>
          </table:table-cell>
          <table:table-cell office:value-type="float" office:value="0.0216">
            <text:p>0,0216</text:p>
          </table:table-cell>
          <table:table-cell office:value-type="float" office:value="0.0332">
            <text:p>0,0332</text:p>
          </table:table-cell>
          <table:table-cell office:value-type="float" office:value="0.0411">
            <text:p>0,0411</text:p>
          </table:table-cell>
          <table:table-cell office:value-type="float" office:value="0.0484">
            <text:p>0,0484</text:p>
          </table:table-cell>
          <table:table-cell office:value-type="float" office:value="0.0599">
            <text:p>0,0599</text:p>
          </table:table-cell>
          <table:table-cell office:value-type="float" office:value="0.0696">
            <text:p>0,0696</text:p>
          </table:table-cell>
          <table:table-cell office:value-type="float" office:value="0.081">
            <text:p>0,081</text:p>
          </table:table-cell>
          <table:table-cell office:value-type="float" office:value="0.0952">
            <text:p>0,0952</text:p>
          </table:table-cell>
          <table:table-cell office:value-type="float" office:value="0.0992">
            <text:p>0,0992</text:p>
          </table:table-cell>
          <table:table-cell office:value-type="float" office:value="0.1155">
            <text:p>0,1155</text:p>
          </table:table-cell>
          <table:table-cell office:value-type="float" office:value="0.1208">
            <text:p>0,1208</text:p>
          </table:table-cell>
          <table:table-cell office:value-type="float" office:value="0.1246">
            <text:p>0,1246</text:p>
          </table:table-cell>
          <table:table-cell office:value-type="float" office:value="0.1397">
            <text:p>0,1397</text:p>
          </table:table-cell>
          <table:table-cell office:value-type="float" office:value="0.1447">
            <text:p>0,1447</text:p>
          </table:table-cell>
          <table:table-cell office:value-type="float" office:value="0.1631">
            <text:p>0,1631</text:p>
          </table:table-cell>
          <table:table-cell office:value-type="float" office:value="0.1685">
            <text:p>0,1685</text:p>
          </table:table-cell>
          <table:table-cell office:value-type="float" office:value="0.1719">
            <text:p>0,1719</text:p>
          </table:table-cell>
          <table:table-cell office:value-type="float" office:value="0.1887">
            <text:p>0,1887</text:p>
          </table:table-cell>
          <table:table-cell office:value-type="float" office:value="0.1914">
            <text:p>0,1914</text:p>
          </table:table-cell>
          <table:table-cell office:value-type="float" office:value="0.1977">
            <text:p>0,1977</text:p>
          </table:table-cell>
          <table:table-cell office:value-type="float" office:value="0.2087">
            <text:p>0,2087</text:p>
          </table:table-cell>
          <table:table-cell office:value-type="float" office:value="0.2077">
            <text:p>0,2077</text:p>
          </table:table-cell>
          <table:table-cell office:value-type="float" office:value="0.2203">
            <text:p>0,2203</text:p>
          </table:table-cell>
          <table:table-cell office:value-type="float" office:value="0.2251">
            <text:p>0,2251</text:p>
          </table:table-cell>
          <table:table-cell office:value-type="float" office:value="0.234">
            <text:p>0,234</text:p>
          </table:table-cell>
          <table:table-cell office:value-type="float" office:value="0.241">
            <text:p>0,241</text:p>
          </table:table-cell>
          <table:table-cell office:value-type="float" office:value="0.2413">
            <text:p>0,2413</text:p>
          </table:table-cell>
          <table:table-cell office:value-type="float" office:value="0.2409">
            <text:p>0,2409</text:p>
          </table:table-cell>
          <table:table-cell office:value-type="float" office:value="0.2522">
            <text:p>0,2522</text:p>
          </table:table-cell>
          <table:table-cell office:value-type="float" office:value="0.2607">
            <text:p>0,2607</text:p>
          </table:table-cell>
          <table:table-cell office:value-type="float" office:value="0.2606">
            <text:p>0,2606</text:p>
          </table:table-cell>
          <table:table-cell office:value-type="float" office:value="0.2662">
            <text:p>0,2662</text:p>
          </table:table-cell>
          <table:table-cell office:value-type="float" office:value="0.2749">
            <text:p>0,2749</text:p>
          </table:table-cell>
          <table:table-cell office:value-type="float" office:value="0.2748">
            <text:p>0,2748</text:p>
          </table:table-cell>
          <table:table-cell office:value-type="float" office:value="0.2771">
            <text:p>0,2771</text:p>
          </table:table-cell>
          <table:table-cell office:value-type="float" office:value="0.2844">
            <text:p>0,2844</text:p>
          </table:table-cell>
          <table:table-cell office:value-type="float" office:value="0.2935">
            <text:p>0,293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4">
            <text:p>0,0004</text:p>
          </table:table-cell>
          <table:table-cell office:value-type="float" office:value="0.0006">
            <text:p>0,0006</text:p>
          </table:table-cell>
          <table:table-cell office:value-type="float" office:value="0.0016">
            <text:p>0,0016</text:p>
          </table:table-cell>
          <table:table-cell office:value-type="float" office:value="0.0048">
            <text:p>0,0048</text:p>
          </table:table-cell>
          <table:table-cell office:value-type="float" office:value="0.0074">
            <text:p>0,0074</text:p>
          </table:table-cell>
          <table:table-cell office:value-type="float" office:value="0.013">
            <text:p>0,013</text:p>
          </table:table-cell>
          <table:table-cell office:value-type="float" office:value="0.0227">
            <text:p>0,0227</text:p>
          </table:table-cell>
          <table:table-cell office:value-type="float" office:value="0.028">
            <text:p>0,028</text:p>
          </table:table-cell>
          <table:table-cell office:value-type="float" office:value="0.034">
            <text:p>0,034</text:p>
          </table:table-cell>
          <table:table-cell office:value-type="float" office:value="0.0452">
            <text:p>0,0452</text:p>
          </table:table-cell>
          <table:table-cell office:value-type="float" office:value="0.0486">
            <text:p>0,0486</text:p>
          </table:table-cell>
          <table:table-cell office:value-type="float" office:value="0.0679">
            <text:p>0,0679</text:p>
          </table:table-cell>
          <table:table-cell office:value-type="float" office:value="0.0718">
            <text:p>0,0718</text:p>
          </table:table-cell>
          <table:table-cell office:value-type="float" office:value="0.0843">
            <text:p>0,0843</text:p>
          </table:table-cell>
          <table:table-cell office:value-type="float" office:value="0.0946">
            <text:p>0,0946</text:p>
          </table:table-cell>
          <table:table-cell office:value-type="float" office:value="0.1072">
            <text:p>0,1072</text:p>
          </table:table-cell>
          <table:table-cell office:value-type="float" office:value="0.1169">
            <text:p>0,1169</text:p>
          </table:table-cell>
          <table:table-cell office:value-type="float" office:value="0.1194">
            <text:p>0,1194</text:p>
          </table:table-cell>
          <table:table-cell office:value-type="float" office:value="0.1387">
            <text:p>0,1387</text:p>
          </table:table-cell>
          <table:table-cell office:value-type="float" office:value="0.1448">
            <text:p>0,1448</text:p>
          </table:table-cell>
          <table:table-cell office:value-type="float" office:value="0.1609">
            <text:p>0,1609</text:p>
          </table:table-cell>
          <table:table-cell office:value-type="float" office:value="0.1634">
            <text:p>0,1634</text:p>
          </table:table-cell>
          <table:table-cell office:value-type="float" office:value="0.1741">
            <text:p>0,1741</text:p>
          </table:table-cell>
          <table:table-cell office:value-type="float" office:value="0.1804">
            <text:p>0,1804</text:p>
          </table:table-cell>
          <table:table-cell office:value-type="float" office:value="0.188">
            <text:p>0,188</text:p>
          </table:table-cell>
          <table:table-cell office:value-type="float" office:value="0.1942">
            <text:p>0,1942</text:p>
          </table:table-cell>
          <table:table-cell office:value-type="float" office:value="0.2014">
            <text:p>0,2014</text:p>
          </table:table-cell>
          <table:table-cell office:value-type="float" office:value="0.2127">
            <text:p>0,2127</text:p>
          </table:table-cell>
          <table:table-cell office:value-type="float" office:value="0.2147">
            <text:p>0,2147</text:p>
          </table:table-cell>
          <table:table-cell office:value-type="float" office:value="0.223">
            <text:p>0,223</text:p>
          </table:table-cell>
          <table:table-cell office:value-type="float" office:value="0.2263">
            <text:p>0,2263</text:p>
          </table:table-cell>
          <table:table-cell office:value-type="float" office:value="0.2268">
            <text:p>0,2268</text:p>
          </table:table-cell>
          <table:table-cell office:value-type="float" office:value="0.2473">
            <text:p>0,2473</text:p>
          </table:table-cell>
          <table:table-cell office:value-type="float" office:value="0.2441">
            <text:p>0,2441</text:p>
          </table:table-cell>
          <table:table-cell office:value-type="float" office:value="0.2504">
            <text:p>0,2504</text:p>
          </table:table-cell>
          <table:table-cell office:value-type="float" office:value="0.2583">
            <text:p>0,2583</text:p>
          </table:table-cell>
          <table:table-cell office:value-type="float" office:value="0.2618">
            <text:p>0,2618</text:p>
          </table:table-cell>
          <table:table-cell office:value-type="float" office:value="0.2606">
            <text:p>0,2606</text:p>
          </table:table-cell>
          <table:table-cell office:value-type="float" office:value="0.2678">
            <text:p>0,2678</text:p>
          </table:table-cell>
          <table:table-cell office:value-type="float" office:value="0.2753">
            <text:p>0,2753</text:p>
          </table:table-cell>
          <table:table-cell office:value-type="float" office:value="0.2811">
            <text:p>0,2811</text:p>
          </table:table-cell>
          <table:table-cell office:value-type="float" office:value="0.2851">
            <text:p>0,2851</text:p>
          </table:table-cell>
          <table:table-cell office:value-type="float" office:value="0.2746">
            <text:p>0,274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8" office:value-type="float" office:value="0">
            <text:p>0</text:p>
          </table:table-cell>
          <table:table-cell office:value-type="float" office:value="0.0008">
            <text:p>0,0008</text:p>
          </table:table-cell>
          <table:table-cell office:value-type="float" office:value="0.0023">
            <text:p>0,0023</text:p>
          </table:table-cell>
          <table:table-cell office:value-type="float" office:value="0.0039">
            <text:p>0,0039</text:p>
          </table:table-cell>
          <table:table-cell office:value-type="float" office:value="0.0065">
            <text:p>0,0065</text:p>
          </table:table-cell>
          <table:table-cell office:value-type="float" office:value="0.0106">
            <text:p>0,0106</text:p>
          </table:table-cell>
          <table:table-cell office:value-type="float" office:value="0.0159">
            <text:p>0,0159</text:p>
          </table:table-cell>
          <table:table-cell office:value-type="float" office:value="0.0239">
            <text:p>0,0239</text:p>
          </table:table-cell>
          <table:table-cell office:value-type="float" office:value="0.0299">
            <text:p>0,0299</text:p>
          </table:table-cell>
          <table:table-cell office:value-type="float" office:value="0.0389">
            <text:p>0,0389</text:p>
          </table:table-cell>
          <table:table-cell office:value-type="float" office:value="0.0498">
            <text:p>0,0498</text:p>
          </table:table-cell>
          <table:table-cell office:value-type="float" office:value="0.0596">
            <text:p>0,0596</text:p>
          </table:table-cell>
          <table:table-cell office:value-type="float" office:value="0.0732">
            <text:p>0,0732</text:p>
          </table:table-cell>
          <table:table-cell office:value-type="float" office:value="0.0766">
            <text:p>0,0766</text:p>
          </table:table-cell>
          <table:table-cell office:value-type="float" office:value="0.0868">
            <text:p>0,0868</text:p>
          </table:table-cell>
          <table:table-cell office:value-type="float" office:value="0.1007">
            <text:p>0,1007</text:p>
          </table:table-cell>
          <table:table-cell office:value-type="float" office:value="0.1048">
            <text:p>0,1048</text:p>
          </table:table-cell>
          <table:table-cell office:value-type="float" office:value="0.1209">
            <text:p>0,1209</text:p>
          </table:table-cell>
          <table:table-cell office:value-type="float" office:value="0.1245">
            <text:p>0,1245</text:p>
          </table:table-cell>
          <table:table-cell office:value-type="float" office:value="0.137">
            <text:p>0,137</text:p>
          </table:table-cell>
          <table:table-cell office:value-type="float" office:value="0.1465">
            <text:p>0,1465</text:p>
          </table:table-cell>
          <table:table-cell office:value-type="float" office:value="0.1567">
            <text:p>0,1567</text:p>
          </table:table-cell>
          <table:table-cell office:value-type="float" office:value="0.1637">
            <text:p>0,1637</text:p>
          </table:table-cell>
          <table:table-cell office:value-type="float" office:value="0.1769">
            <text:p>0,1769</text:p>
          </table:table-cell>
          <table:table-cell office:value-type="float" office:value="0.1807">
            <text:p>0,1807</text:p>
          </table:table-cell>
          <table:table-cell office:value-type="float" office:value="0.1828">
            <text:p>0,1828</text:p>
          </table:table-cell>
          <table:table-cell office:value-type="float" office:value="0.1916">
            <text:p>0,1916</text:p>
          </table:table-cell>
          <table:table-cell office:value-type="float" office:value="0.2007">
            <text:p>0,2007</text:p>
          </table:table-cell>
          <table:table-cell office:value-type="float" office:value="0.2076">
            <text:p>0,2076</text:p>
          </table:table-cell>
          <table:table-cell office:value-type="float" office:value="0.2128">
            <text:p>0,2128</text:p>
          </table:table-cell>
          <table:table-cell office:value-type="float" office:value="0.2254">
            <text:p>0,2254</text:p>
          </table:table-cell>
          <table:table-cell office:value-type="float" office:value="0.2268">
            <text:p>0,2268</text:p>
          </table:table-cell>
          <table:table-cell office:value-type="float" office:value="0.2317">
            <text:p>0,2317</text:p>
          </table:table-cell>
          <table:table-cell office:value-type="float" office:value="0.2418">
            <text:p>0,2418</text:p>
          </table:table-cell>
          <table:table-cell office:value-type="float" office:value="0.245">
            <text:p>0,245</text:p>
          </table:table-cell>
          <table:table-cell office:value-type="float" office:value="0.2582">
            <text:p>0,2582</text:p>
          </table:table-cell>
          <table:table-cell office:value-type="float" office:value="0.251">
            <text:p>0,251</text:p>
          </table:table-cell>
          <table:table-cell office:value-type="float" office:value="0.2547">
            <text:p>0,2547</text:p>
          </table:table-cell>
          <table:table-cell office:value-type="float" office:value="0.2673">
            <text:p>0,2673</text:p>
          </table:table-cell>
          <table:table-cell office:value-type="float" office:value="0.2663">
            <text:p>0,2663</text:p>
          </table:table-cell>
          <table:table-cell office:value-type="float" office:value="0.2743">
            <text:p>0,2743</text:p>
          </table:table-cell>
          <table:table-cell office:value-type="float" office:value="0.2765">
            <text:p>0,2765</text:p>
          </table:table-cell>
          <table:table-cell office:value-type="float" office:value="0.2751">
            <text:p>0,275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001">
            <text:p>0,0001</text:p>
          </table:table-cell>
          <table:table-cell office:value-type="float" office:value="0.0016">
            <text:p>0,0016</text:p>
          </table:table-cell>
          <table:table-cell office:value-type="float" office:value="0.0041">
            <text:p>0,0041</text:p>
          </table:table-cell>
          <table:table-cell office:value-type="float" office:value="0.0073">
            <text:p>0,0073</text:p>
          </table:table-cell>
          <table:table-cell office:value-type="float" office:value="0.01">
            <text:p>0,01</text:p>
          </table:table-cell>
          <table:table-cell office:value-type="float" office:value="0.0198">
            <text:p>0,0198</text:p>
          </table:table-cell>
          <table:table-cell office:value-type="float" office:value="0.0243">
            <text:p>0,0243</text:p>
          </table:table-cell>
          <table:table-cell office:value-type="float" office:value="0.031">
            <text:p>0,031</text:p>
          </table:table-cell>
          <table:table-cell office:value-type="float" office:value="0.0356">
            <text:p>0,0356</text:p>
          </table:table-cell>
          <table:table-cell office:value-type="float" office:value="0.0473">
            <text:p>0,0473</text:p>
          </table:table-cell>
          <table:table-cell office:value-type="float" office:value="0.0533">
            <text:p>0,0533</text:p>
          </table:table-cell>
          <table:table-cell office:value-type="float" office:value="0.0655">
            <text:p>0,0655</text:p>
          </table:table-cell>
          <table:table-cell office:value-type="float" office:value="0.0743">
            <text:p>0,0743</text:p>
          </table:table-cell>
          <table:table-cell office:value-type="float" office:value="0.0823">
            <text:p>0,0823</text:p>
          </table:table-cell>
          <table:table-cell office:value-type="float" office:value="0.0986">
            <text:p>0,0986</text:p>
          </table:table-cell>
          <table:table-cell office:value-type="float" office:value="0.102">
            <text:p>0,102</text:p>
          </table:table-cell>
          <table:table-cell office:value-type="float" office:value="0.1174">
            <text:p>0,1174</text:p>
          </table:table-cell>
          <table:table-cell office:value-type="float" office:value="0.1253">
            <text:p>0,1253</text:p>
          </table:table-cell>
          <table:table-cell office:value-type="float" office:value="0.1275">
            <text:p>0,1275</text:p>
          </table:table-cell>
          <table:table-cell office:value-type="float" office:value="0.1457">
            <text:p>0,1457</text:p>
          </table:table-cell>
          <table:table-cell office:value-type="float" office:value="0.1497">
            <text:p>0,1497</text:p>
          </table:table-cell>
          <table:table-cell office:value-type="float" office:value="0.1585">
            <text:p>0,1585</text:p>
          </table:table-cell>
          <table:table-cell office:value-type="float" office:value="0.1632">
            <text:p>0,1632</text:p>
          </table:table-cell>
          <table:table-cell office:value-type="float" office:value="0.1712">
            <text:p>0,1712</text:p>
          </table:table-cell>
          <table:table-cell office:value-type="float" office:value="0.1843">
            <text:p>0,1843</text:p>
          </table:table-cell>
          <table:table-cell office:value-type="float" office:value="0.1921">
            <text:p>0,1921</text:p>
          </table:table-cell>
          <table:table-cell office:value-type="float" office:value="0.1902">
            <text:p>0,1902</text:p>
          </table:table-cell>
          <table:table-cell office:value-type="float" office:value="0.2041">
            <text:p>0,2041</text:p>
          </table:table-cell>
          <table:table-cell office:value-type="float" office:value="0.2109">
            <text:p>0,2109</text:p>
          </table:table-cell>
          <table:table-cell office:value-type="float" office:value="0.2092">
            <text:p>0,2092</text:p>
          </table:table-cell>
          <table:table-cell office:value-type="float" office:value="0.2224">
            <text:p>0,2224</text:p>
          </table:table-cell>
          <table:table-cell office:value-type="float" office:value="0.2264">
            <text:p>0,2264</text:p>
          </table:table-cell>
          <table:table-cell office:value-type="float" office:value="0.2322">
            <text:p>0,2322</text:p>
          </table:table-cell>
          <table:table-cell office:value-type="float" office:value="0.2396">
            <text:p>0,2396</text:p>
          </table:table-cell>
          <table:table-cell office:value-type="float" office:value="0.2382">
            <text:p>0,2382</text:p>
          </table:table-cell>
          <table:table-cell office:value-type="float" office:value="0.239">
            <text:p>0,239</text:p>
          </table:table-cell>
          <table:table-cell office:value-type="float" office:value="0.2569">
            <text:p>0,2569</text:p>
          </table:table-cell>
          <table:table-cell office:value-type="float" office:value="0.2637">
            <text:p>0,2637</text:p>
          </table:table-cell>
          <table:table-cell office:value-type="float" office:value="0.2568">
            <text:p>0,2568</text:p>
          </table:table-cell>
          <table:table-cell office:value-type="float" office:value="0.2652">
            <text:p>0,2652</text:p>
          </table:table-cell>
          <table:table-cell office:value-type="float" office:value="0.2692">
            <text:p>0,2692</text:p>
          </table:table-cell>
          <table:table-cell office:value-type="float" office:value="0.2729">
            <text:p>0,27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1">
            <text:p>0,001</text:p>
          </table:table-cell>
          <table:table-cell office:value-type="float" office:value="0.0028">
            <text:p>0,0028</text:p>
          </table:table-cell>
          <table:table-cell office:value-type="float" office:value="0.0041">
            <text:p>0,0041</text:p>
          </table:table-cell>
          <table:table-cell office:value-type="float" office:value="0.0079">
            <text:p>0,0079</text:p>
          </table:table-cell>
          <table:table-cell office:value-type="float" office:value="0.0145">
            <text:p>0,0145</text:p>
          </table:table-cell>
          <table:table-cell office:value-type="float" office:value="0.0191">
            <text:p>0,0191</text:p>
          </table:table-cell>
          <table:table-cell office:value-type="float" office:value="0.0297">
            <text:p>0,0297</text:p>
          </table:table-cell>
          <table:table-cell office:value-type="float" office:value="0.0347">
            <text:p>0,0347</text:p>
          </table:table-cell>
          <table:table-cell office:value-type="float" office:value="0.0452">
            <text:p>0,0452</text:p>
          </table:table-cell>
          <table:table-cell office:value-type="float" office:value="0.0527">
            <text:p>0,0527</text:p>
          </table:table-cell>
          <table:table-cell office:value-type="float" office:value="0.0626">
            <text:p>0,0626</text:p>
          </table:table-cell>
          <table:table-cell office:value-type="float" office:value="0.0771">
            <text:p>0,0771</text:p>
          </table:table-cell>
          <table:table-cell office:value-type="float" office:value="0.0746">
            <text:p>0,0746</text:p>
          </table:table-cell>
          <table:table-cell office:value-type="float" office:value="0.0894">
            <text:p>0,0894</text:p>
          </table:table-cell>
          <table:table-cell office:value-type="float" office:value="0.0983">
            <text:p>0,0983</text:p>
          </table:table-cell>
          <table:table-cell office:value-type="float" office:value="0.0992">
            <text:p>0,0992</text:p>
          </table:table-cell>
          <table:table-cell office:value-type="float" office:value="0.1182">
            <text:p>0,1182</text:p>
          </table:table-cell>
          <table:table-cell office:value-type="float" office:value="0.1214">
            <text:p>0,1214</text:p>
          </table:table-cell>
          <table:table-cell office:value-type="float" office:value="0.1405">
            <text:p>0,1405</text:p>
          </table:table-cell>
          <table:table-cell office:value-type="float" office:value="0.1437">
            <text:p>0,1437</text:p>
          </table:table-cell>
          <table:table-cell office:value-type="float" office:value="0.1562">
            <text:p>0,1562</text:p>
          </table:table-cell>
          <table:table-cell office:value-type="float" office:value="0.1612">
            <text:p>0,1612</text:p>
          </table:table-cell>
          <table:table-cell office:value-type="float" office:value="0.1686">
            <text:p>0,1686</text:p>
          </table:table-cell>
          <table:table-cell office:value-type="float" office:value="0.1763">
            <text:p>0,1763</text:p>
          </table:table-cell>
          <table:table-cell office:value-type="float" office:value="0.1832">
            <text:p>0,1832</text:p>
          </table:table-cell>
          <table:table-cell office:value-type="float" office:value="0.1881">
            <text:p>0,1881</text:p>
          </table:table-cell>
          <table:table-cell office:value-type="float" office:value="0.2031">
            <text:p>0,2031</text:p>
          </table:table-cell>
          <table:table-cell office:value-type="float" office:value="0.194">
            <text:p>0,194</text:p>
          </table:table-cell>
          <table:table-cell office:value-type="float" office:value="0.2144">
            <text:p>0,2144</text:p>
          </table:table-cell>
          <table:table-cell office:value-type="float" office:value="0.2209">
            <text:p>0,2209</text:p>
          </table:table-cell>
          <table:table-cell office:value-type="float" office:value="0.2202">
            <text:p>0,2202</text:p>
          </table:table-cell>
          <table:table-cell office:value-type="float" office:value="0.2272">
            <text:p>0,2272</text:p>
          </table:table-cell>
          <table:table-cell office:value-type="float" office:value="0.2326">
            <text:p>0,2326</text:p>
          </table:table-cell>
          <table:table-cell office:value-type="float" office:value="0.2347">
            <text:p>0,2347</text:p>
          </table:table-cell>
          <table:table-cell office:value-type="float" office:value="0.2437">
            <text:p>0,2437</text:p>
          </table:table-cell>
          <table:table-cell office:value-type="float" office:value="0.2407">
            <text:p>0,2407</text:p>
          </table:table-cell>
          <table:table-cell office:value-type="float" office:value="0.2548">
            <text:p>0,2548</text:p>
          </table:table-cell>
          <table:table-cell office:value-type="float" office:value="0.255">
            <text:p>0,255</text:p>
          </table:table-cell>
          <table:table-cell office:value-type="float" office:value="0.2572">
            <text:p>0,2572</text:p>
          </table:table-cell>
          <table:table-cell office:value-type="float" office:value="0.2587">
            <text:p>0,2587</text:p>
          </table:table-cell>
          <table:table-cell office:value-type="float" office:value="0.2683">
            <text:p>0,268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1">
            <text:p>0,001</text:p>
          </table:table-cell>
          <table:table-cell office:value-type="float" office:value="0.0023">
            <text:p>0,0023</text:p>
          </table:table-cell>
          <table:table-cell office:value-type="float" office:value="0.0038">
            <text:p>0,0038</text:p>
          </table:table-cell>
          <table:table-cell office:value-type="float" office:value="0.0103">
            <text:p>0,0103</text:p>
          </table:table-cell>
          <table:table-cell office:value-type="float" office:value="0.0112">
            <text:p>0,0112</text:p>
          </table:table-cell>
          <table:table-cell office:value-type="float" office:value="0.0165">
            <text:p>0,0165</text:p>
          </table:table-cell>
          <table:table-cell office:value-type="float" office:value="0.0245">
            <text:p>0,0245</text:p>
          </table:table-cell>
          <table:table-cell office:value-type="float" office:value="0.0348">
            <text:p>0,0348</text:p>
          </table:table-cell>
          <table:table-cell office:value-type="float" office:value="0.0432">
            <text:p>0,0432</text:p>
          </table:table-cell>
          <table:table-cell office:value-type="float" office:value="0.0481">
            <text:p>0,0481</text:p>
          </table:table-cell>
          <table:table-cell office:value-type="float" office:value="0.0564">
            <text:p>0,0564</text:p>
          </table:table-cell>
          <table:table-cell office:value-type="float" office:value="0.0651">
            <text:p>0,0651</text:p>
          </table:table-cell>
          <table:table-cell office:value-type="float" office:value="0.079">
            <text:p>0,079</text:p>
          </table:table-cell>
          <table:table-cell office:value-type="float" office:value="0.0841">
            <text:p>0,0841</text:p>
          </table:table-cell>
          <table:table-cell office:value-type="float" office:value="0.0975">
            <text:p>0,0975</text:p>
          </table:table-cell>
          <table:table-cell office:value-type="float" office:value="0.1061">
            <text:p>0,1061</text:p>
          </table:table-cell>
          <table:table-cell office:value-type="float" office:value="0.1197">
            <text:p>0,1197</text:p>
          </table:table-cell>
          <table:table-cell office:value-type="float" office:value="0.1141">
            <text:p>0,1141</text:p>
          </table:table-cell>
          <table:table-cell office:value-type="float" office:value="0.1243">
            <text:p>0,1243</text:p>
          </table:table-cell>
          <table:table-cell office:value-type="float" office:value="0.1366">
            <text:p>0,1366</text:p>
          </table:table-cell>
          <table:table-cell office:value-type="float" office:value="0.1436">
            <text:p>0,1436</text:p>
          </table:table-cell>
          <table:table-cell office:value-type="float" office:value="0.1531">
            <text:p>0,1531</text:p>
          </table:table-cell>
          <table:table-cell office:value-type="float" office:value="0.157">
            <text:p>0,157</text:p>
          </table:table-cell>
          <table:table-cell office:value-type="float" office:value="0.1712">
            <text:p>0,1712</text:p>
          </table:table-cell>
          <table:table-cell office:value-type="float" office:value="0.1765">
            <text:p>0,1765</text:p>
          </table:table-cell>
          <table:table-cell office:value-type="float" office:value="0.1849">
            <text:p>0,1849</text:p>
          </table:table-cell>
          <table:table-cell office:value-type="float" office:value="0.1957">
            <text:p>0,1957</text:p>
          </table:table-cell>
          <table:table-cell office:value-type="float" office:value="0.1967">
            <text:p>0,1967</text:p>
          </table:table-cell>
          <table:table-cell office:value-type="float" office:value="0.2048">
            <text:p>0,2048</text:p>
          </table:table-cell>
          <table:table-cell office:value-type="float" office:value="0.2084">
            <text:p>0,2084</text:p>
          </table:table-cell>
          <table:table-cell office:value-type="float" office:value="0.2186">
            <text:p>0,2186</text:p>
          </table:table-cell>
          <table:table-cell office:value-type="float" office:value="0.227">
            <text:p>0,227</text:p>
          </table:table-cell>
          <table:table-cell office:value-type="float" office:value="0.2297">
            <text:p>0,2297</text:p>
          </table:table-cell>
          <table:table-cell office:value-type="float" office:value="0.2433">
            <text:p>0,2433</text:p>
          </table:table-cell>
          <table:table-cell office:value-type="float" office:value="0.2362">
            <text:p>0,2362</text:p>
          </table:table-cell>
          <table:table-cell office:value-type="float" office:value="0.253">
            <text:p>0,253</text:p>
          </table:table-cell>
          <table:table-cell office:value-type="float" office:value="0.2451">
            <text:p>0,2451</text:p>
          </table:table-cell>
          <table:table-cell office:value-type="float" office:value="0.2505">
            <text:p>0,2505</text:p>
          </table:table-cell>
          <table:table-cell office:value-type="float" office:value="0.2583">
            <text:p>0,2583</text:p>
          </table:table-cell>
          <table:table-cell office:value-type="float" office:value="0.258">
            <text:p>0,258</text:p>
          </table:table-cell>
          <table:table-cell office:value-type="float" office:value="0.2645">
            <text:p>0,264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8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8">
            <text:p>0,0008</text:p>
          </table:table-cell>
          <table:table-cell office:value-type="float" office:value="0.0015">
            <text:p>0,0015</text:p>
          </table:table-cell>
          <table:table-cell office:value-type="float" office:value="0.0031">
            <text:p>0,0031</text:p>
          </table:table-cell>
          <table:table-cell office:value-type="float" office:value="0.0072">
            <text:p>0,0072</text:p>
          </table:table-cell>
          <table:table-cell office:value-type="float" office:value="0.011">
            <text:p>0,011</text:p>
          </table:table-cell>
          <table:table-cell office:value-type="float" office:value="0.0148">
            <text:p>0,0148</text:p>
          </table:table-cell>
          <table:table-cell office:value-type="float" office:value="0.0239">
            <text:p>0,0239</text:p>
          </table:table-cell>
          <table:table-cell office:value-type="float" office:value="0.0283">
            <text:p>0,0283</text:p>
          </table:table-cell>
          <table:table-cell office:value-type="float" office:value="0.0352">
            <text:p>0,0352</text:p>
          </table:table-cell>
          <table:table-cell office:value-type="float" office:value="0.0475">
            <text:p>0,0475</text:p>
          </table:table-cell>
          <table:table-cell office:value-type="float" office:value="0.0561">
            <text:p>0,0561</text:p>
          </table:table-cell>
          <table:table-cell office:value-type="float" office:value="0.0644">
            <text:p>0,0644</text:p>
          </table:table-cell>
          <table:table-cell office:value-type="float" office:value="0.0726">
            <text:p>0,0726</text:p>
          </table:table-cell>
          <table:table-cell office:value-type="float" office:value="0.0795">
            <text:p>0,0795</text:p>
          </table:table-cell>
          <table:table-cell office:value-type="float" office:value="0.0909">
            <text:p>0,0909</text:p>
          </table:table-cell>
          <table:table-cell office:value-type="float" office:value="0.1042">
            <text:p>0,1042</text:p>
          </table:table-cell>
          <table:table-cell office:value-type="float" office:value="0.1041">
            <text:p>0,1041</text:p>
          </table:table-cell>
          <table:table-cell office:value-type="float" office:value="0.1184">
            <text:p>0,1184</text:p>
          </table:table-cell>
          <table:table-cell office:value-type="float" office:value="0.1267">
            <text:p>0,1267</text:p>
          </table:table-cell>
          <table:table-cell office:value-type="float" office:value="0.1329">
            <text:p>0,1329</text:p>
          </table:table-cell>
          <table:table-cell office:value-type="float" office:value="0.1488">
            <text:p>0,1488</text:p>
          </table:table-cell>
          <table:table-cell office:value-type="float" office:value="0.1567">
            <text:p>0,1567</text:p>
          </table:table-cell>
          <table:table-cell office:value-type="float" office:value="0.1554">
            <text:p>0,1554</text:p>
          </table:table-cell>
          <table:table-cell office:value-type="float" office:value="0.1666">
            <text:p>0,1666</text:p>
          </table:table-cell>
          <table:table-cell office:value-type="float" office:value="0.1678">
            <text:p>0,1678</text:p>
          </table:table-cell>
          <table:table-cell office:value-type="float" office:value="0.178">
            <text:p>0,178</text:p>
          </table:table-cell>
          <table:table-cell office:value-type="float" office:value="0.1986">
            <text:p>0,1986</text:p>
          </table:table-cell>
          <table:table-cell office:value-type="float" office:value="0.1906">
            <text:p>0,1906</text:p>
          </table:table-cell>
          <table:table-cell office:value-type="float" office:value="0.2021">
            <text:p>0,2021</text:p>
          </table:table-cell>
          <table:table-cell office:value-type="float" office:value="0.2116">
            <text:p>0,2116</text:p>
          </table:table-cell>
          <table:table-cell office:value-type="float" office:value="0.206">
            <text:p>0,206</text:p>
          </table:table-cell>
          <table:table-cell office:value-type="float" office:value="0.2187">
            <text:p>0,2187</text:p>
          </table:table-cell>
          <table:table-cell office:value-type="float" office:value="0.2308">
            <text:p>0,2308</text:p>
          </table:table-cell>
          <table:table-cell office:value-type="float" office:value="0.2332">
            <text:p>0,2332</text:p>
          </table:table-cell>
          <table:table-cell office:value-type="float" office:value="0.2352">
            <text:p>0,2352</text:p>
          </table:table-cell>
          <table:table-cell office:value-type="float" office:value="0.2342">
            <text:p>0,2342</text:p>
          </table:table-cell>
          <table:table-cell office:value-type="float" office:value="0.2447">
            <text:p>0,2447</text:p>
          </table:table-cell>
          <table:table-cell office:value-type="float" office:value="0.2449">
            <text:p>0,2449</text:p>
          </table:table-cell>
          <table:table-cell office:value-type="float" office:value="0.2522">
            <text:p>0,2522</text:p>
          </table:table-cell>
          <table:table-cell office:value-type="float" office:value="0.2578">
            <text:p>0,2578</text:p>
          </table:table-cell>
          <table:table-cell office:value-type="float" office:value="0.2653">
            <text:p>0,265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9" office:value-type="float" office:value="0">
            <text:p>0</text:p>
          </table:table-cell>
          <table:table-cell office:value-type="float" office:value="0.0008">
            <text:p>0,0008</text:p>
          </table:table-cell>
          <table:table-cell office:value-type="float" office:value="0.0016">
            <text:p>0,0016</text:p>
          </table:table-cell>
          <table:table-cell office:value-type="float" office:value="0.0037">
            <text:p>0,0037</text:p>
          </table:table-cell>
          <table:table-cell office:value-type="float" office:value="0.005">
            <text:p>0,005</text:p>
          </table:table-cell>
          <table:table-cell office:value-type="float" office:value="0.0098">
            <text:p>0,0098</text:p>
          </table:table-cell>
          <table:table-cell office:value-type="float" office:value="0.0132">
            <text:p>0,0132</text:p>
          </table:table-cell>
          <table:table-cell office:value-type="float" office:value="0.0218">
            <text:p>0,0218</text:p>
          </table:table-cell>
          <table:table-cell office:value-type="float" office:value="0.0269">
            <text:p>0,0269</text:p>
          </table:table-cell>
          <table:table-cell office:value-type="float" office:value="0.0379">
            <text:p>0,0379</text:p>
          </table:table-cell>
          <table:table-cell office:value-type="float" office:value="0.0416">
            <text:p>0,0416</text:p>
          </table:table-cell>
          <table:table-cell office:value-type="float" office:value="0.0534">
            <text:p>0,0534</text:p>
          </table:table-cell>
          <table:table-cell office:value-type="float" office:value="0.0604">
            <text:p>0,0604</text:p>
          </table:table-cell>
          <table:table-cell office:value-type="float" office:value="0.0699">
            <text:p>0,0699</text:p>
          </table:table-cell>
          <table:table-cell office:value-type="float" office:value="0.0773">
            <text:p>0,0773</text:p>
          </table:table-cell>
          <table:table-cell office:value-type="float" office:value="0.0852">
            <text:p>0,0852</text:p>
          </table:table-cell>
          <table:table-cell office:value-type="float" office:value="0.091">
            <text:p>0,091</text:p>
          </table:table-cell>
          <table:table-cell office:value-type="float" office:value="0.0969">
            <text:p>0,0969</text:p>
          </table:table-cell>
          <table:table-cell office:value-type="float" office:value="0.1096">
            <text:p>0,1096</text:p>
          </table:table-cell>
          <table:table-cell office:value-type="float" office:value="0.1164">
            <text:p>0,1164</text:p>
          </table:table-cell>
          <table:table-cell office:value-type="float" office:value="0.1366">
            <text:p>0,1366</text:p>
          </table:table-cell>
          <table:table-cell office:value-type="float" office:value="0.1398">
            <text:p>0,1398</text:p>
          </table:table-cell>
          <table:table-cell office:value-type="float" office:value="0.153">
            <text:p>0,153</text:p>
          </table:table-cell>
          <table:table-cell office:value-type="float" office:value="0.1502">
            <text:p>0,1502</text:p>
          </table:table-cell>
          <table:table-cell office:value-type="float" office:value="0.1616">
            <text:p>0,1616</text:p>
          </table:table-cell>
          <table:table-cell office:value-type="float" office:value="0.1682">
            <text:p>0,1682</text:p>
          </table:table-cell>
          <table:table-cell office:value-type="float" office:value="0.1752">
            <text:p>0,1752</text:p>
          </table:table-cell>
          <table:table-cell office:value-type="float" office:value="0.1804">
            <text:p>0,1804</text:p>
          </table:table-cell>
          <table:table-cell office:value-type="float" office:value="0.1878">
            <text:p>0,1878</text:p>
          </table:table-cell>
          <table:table-cell office:value-type="float" office:value="0.1955">
            <text:p>0,1955</text:p>
          </table:table-cell>
          <table:table-cell office:value-type="float" office:value="0.2023">
            <text:p>0,2023</text:p>
          </table:table-cell>
          <table:table-cell office:value-type="float" office:value="0.201">
            <text:p>0,201</text:p>
          </table:table-cell>
          <table:table-cell office:value-type="float" office:value="0.2057">
            <text:p>0,2057</text:p>
          </table:table-cell>
          <table:table-cell office:value-type="float" office:value="0.221">
            <text:p>0,221</text:p>
          </table:table-cell>
          <table:table-cell office:value-type="float" office:value="0.2245">
            <text:p>0,2245</text:p>
          </table:table-cell>
          <table:table-cell office:value-type="float" office:value="0.2279">
            <text:p>0,2279</text:p>
          </table:table-cell>
          <table:table-cell office:value-type="float" office:value="0.2331">
            <text:p>0,2331</text:p>
          </table:table-cell>
          <table:table-cell office:value-type="float" office:value="0.2397">
            <text:p>0,2397</text:p>
          </table:table-cell>
          <table:table-cell office:value-type="float" office:value="0.2441">
            <text:p>0,2441</text:p>
          </table:table-cell>
          <table:table-cell office:value-type="float" office:value="0.256">
            <text:p>0,256</text:p>
          </table:table-cell>
          <table:table-cell office:value-type="float" office:value="0.259">
            <text:p>0,259</text:p>
          </table:table-cell>
          <table:table-cell office:value-type="float" office:value="0.2588">
            <text:p>0,258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8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5">
            <text:p>0,0005</text:p>
          </table:table-cell>
          <table:table-cell office:value-type="float" office:value="0.0012">
            <text:p>0,0012</text:p>
          </table:table-cell>
          <table:table-cell office:value-type="float" office:value="0.0023">
            <text:p>0,0023</text:p>
          </table:table-cell>
          <table:table-cell office:value-type="float" office:value="0.0052">
            <text:p>0,0052</text:p>
          </table:table-cell>
          <table:table-cell office:value-type="float" office:value="0.0088">
            <text:p>0,0088</text:p>
          </table:table-cell>
          <table:table-cell office:value-type="float" office:value="0.014">
            <text:p>0,014</text:p>
          </table:table-cell>
          <table:table-cell office:value-type="float" office:value="0.019">
            <text:p>0,019</text:p>
          </table:table-cell>
          <table:table-cell office:value-type="float" office:value="0.0259">
            <text:p>0,0259</text:p>
          </table:table-cell>
          <table:table-cell office:value-type="float" office:value="0.0322">
            <text:p>0,0322</text:p>
          </table:table-cell>
          <table:table-cell office:value-type="float" office:value="0.0376">
            <text:p>0,0376</text:p>
          </table:table-cell>
          <table:table-cell office:value-type="float" office:value="0.05">
            <text:p>0,05</text:p>
          </table:table-cell>
          <table:table-cell office:value-type="float" office:value="0.0578">
            <text:p>0,0578</text:p>
          </table:table-cell>
          <table:table-cell office:value-type="float" office:value="0.0603">
            <text:p>0,0603</text:p>
          </table:table-cell>
          <table:table-cell office:value-type="float" office:value="0.0773">
            <text:p>0,0773</text:p>
          </table:table-cell>
          <table:table-cell office:value-type="float" office:value="0.0799">
            <text:p>0,0799</text:p>
          </table:table-cell>
          <table:table-cell office:value-type="float" office:value="0.0895">
            <text:p>0,0895</text:p>
          </table:table-cell>
          <table:table-cell office:value-type="float" office:value="0.1015">
            <text:p>0,1015</text:p>
          </table:table-cell>
          <table:table-cell office:value-type="float" office:value="0.0995">
            <text:p>0,0995</text:p>
          </table:table-cell>
          <table:table-cell office:value-type="float" office:value="0.1118">
            <text:p>0,1118</text:p>
          </table:table-cell>
          <table:table-cell office:value-type="float" office:value="0.1215">
            <text:p>0,1215</text:p>
          </table:table-cell>
          <table:table-cell office:value-type="float" office:value="0.1287">
            <text:p>0,1287</text:p>
          </table:table-cell>
          <table:table-cell office:value-type="float" office:value="0.1411">
            <text:p>0,1411</text:p>
          </table:table-cell>
          <table:table-cell office:value-type="float" office:value="0.1444">
            <text:p>0,1444</text:p>
          </table:table-cell>
          <table:table-cell office:value-type="float" office:value="0.16">
            <text:p>0,16</text:p>
          </table:table-cell>
          <table:table-cell office:value-type="float" office:value="0.1616">
            <text:p>0,1616</text:p>
          </table:table-cell>
          <table:table-cell office:value-type="float" office:value="0.1766">
            <text:p>0,1766</text:p>
          </table:table-cell>
          <table:table-cell office:value-type="float" office:value="0.1728">
            <text:p>0,1728</text:p>
          </table:table-cell>
          <table:table-cell office:value-type="float" office:value="0.1781">
            <text:p>0,1781</text:p>
          </table:table-cell>
          <table:table-cell office:value-type="float" office:value="0.1966">
            <text:p>0,1966</text:p>
          </table:table-cell>
          <table:table-cell office:value-type="float" office:value="0.1899">
            <text:p>0,1899</text:p>
          </table:table-cell>
          <table:table-cell office:value-type="float" office:value="0.2026">
            <text:p>0,2026</text:p>
          </table:table-cell>
          <table:table-cell office:value-type="float" office:value="0.2032">
            <text:p>0,2032</text:p>
          </table:table-cell>
          <table:table-cell office:value-type="float" office:value="0.2155">
            <text:p>0,2155</text:p>
          </table:table-cell>
          <table:table-cell office:value-type="float" office:value="0.2176">
            <text:p>0,2176</text:p>
          </table:table-cell>
          <table:table-cell office:value-type="float" office:value="0.2229">
            <text:p>0,2229</text:p>
          </table:table-cell>
          <table:table-cell office:value-type="float" office:value="0.2362">
            <text:p>0,2362</text:p>
          </table:table-cell>
          <table:table-cell office:value-type="float" office:value="0.2385">
            <text:p>0,2385</text:p>
          </table:table-cell>
          <table:table-cell office:value-type="float" office:value="0.2412">
            <text:p>0,2412</text:p>
          </table:table-cell>
          <table:table-cell office:value-type="float" office:value="0.2465">
            <text:p>0,2465</text:p>
          </table:table-cell>
          <table:table-cell office:value-type="float" office:value="0.2525">
            <text:p>0,2525</text:p>
          </table:table-cell>
          <table:table-cell office:value-type="float" office:value="0.2548">
            <text:p>0,254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002">
            <text:p>0,0002</text:p>
          </table:table-cell>
          <table:table-cell office:value-type="float" office:value="0.0011">
            <text:p>0,0011</text:p>
          </table:table-cell>
          <table:table-cell office:value-type="float" office:value="0.0024">
            <text:p>0,0024</text:p>
          </table:table-cell>
          <table:table-cell office:value-type="float" office:value="0.0037">
            <text:p>0,0037</text:p>
          </table:table-cell>
          <table:table-cell office:value-type="float" office:value="0.0061">
            <text:p>0,0061</text:p>
          </table:table-cell>
          <table:table-cell office:value-type="float" office:value="0.0125">
            <text:p>0,0125</text:p>
          </table:table-cell>
          <table:table-cell office:value-type="float" office:value="0.0158">
            <text:p>0,0158</text:p>
          </table:table-cell>
          <table:table-cell office:value-type="float" office:value="0.0246">
            <text:p>0,0246</text:p>
          </table:table-cell>
          <table:table-cell office:value-type="float" office:value="0.0292">
            <text:p>0,0292</text:p>
          </table:table-cell>
          <table:table-cell office:value-type="float" office:value="0.041">
            <text:p>0,041</text:p>
          </table:table-cell>
          <table:table-cell office:value-type="float" office:value="0.0419">
            <text:p>0,0419</text:p>
          </table:table-cell>
          <table:table-cell office:value-type="float" office:value="0.0531">
            <text:p>0,0531</text:p>
          </table:table-cell>
          <table:table-cell office:value-type="float" office:value="0.0574">
            <text:p>0,0574</text:p>
          </table:table-cell>
          <table:table-cell office:value-type="float" office:value="0.0665">
            <text:p>0,0665</text:p>
          </table:table-cell>
          <table:table-cell office:value-type="float" office:value="0.0762">
            <text:p>0,0762</text:p>
          </table:table-cell>
          <table:table-cell office:value-type="float" office:value="0.0865">
            <text:p>0,0865</text:p>
          </table:table-cell>
          <table:table-cell office:value-type="float" office:value="0.0961">
            <text:p>0,0961</text:p>
          </table:table-cell>
          <table:table-cell office:value-type="float" office:value="0.1042">
            <text:p>0,1042</text:p>
          </table:table-cell>
          <table:table-cell office:value-type="float" office:value="0.1063">
            <text:p>0,1063</text:p>
          </table:table-cell>
          <table:table-cell office:value-type="float" office:value="0.1212">
            <text:p>0,1212</text:p>
          </table:table-cell>
          <table:table-cell office:value-type="float" office:value="0.1289">
            <text:p>0,1289</text:p>
          </table:table-cell>
          <table:table-cell office:value-type="float" office:value="0.134">
            <text:p>0,134</text:p>
          </table:table-cell>
          <table:table-cell office:value-type="float" office:value="0.147">
            <text:p>0,147</text:p>
          </table:table-cell>
          <table:table-cell office:value-type="float" office:value="0.1559">
            <text:p>0,1559</text:p>
          </table:table-cell>
          <table:table-cell office:value-type="float" office:value="0.1612">
            <text:p>0,1612</text:p>
          </table:table-cell>
          <table:table-cell office:value-type="float" office:value="0.164">
            <text:p>0,164</text:p>
          </table:table-cell>
          <table:table-cell office:value-type="float" office:value="0.1786">
            <text:p>0,1786</text:p>
          </table:table-cell>
          <table:table-cell office:value-type="float" office:value="0.1855">
            <text:p>0,1855</text:p>
          </table:table-cell>
          <table:table-cell office:value-type="float" office:value="0.1796">
            <text:p>0,1796</text:p>
          </table:table-cell>
          <table:table-cell office:value-type="float" office:value="0.1901">
            <text:p>0,1901</text:p>
          </table:table-cell>
          <table:table-cell office:value-type="float" office:value="0.1974">
            <text:p>0,1974</text:p>
          </table:table-cell>
          <table:table-cell office:value-type="float" office:value="0.2059">
            <text:p>0,2059</text:p>
          </table:table-cell>
          <table:table-cell office:value-type="float" office:value="0.2075">
            <text:p>0,2075</text:p>
          </table:table-cell>
          <table:table-cell office:value-type="float" office:value="0.2063">
            <text:p>0,2063</text:p>
          </table:table-cell>
          <table:table-cell office:value-type="float" office:value="0.2168">
            <text:p>0,2168</text:p>
          </table:table-cell>
          <table:table-cell office:value-type="float" office:value="0.2311">
            <text:p>0,2311</text:p>
          </table:table-cell>
          <table:table-cell office:value-type="float" office:value="0.2334">
            <text:p>0,2334</text:p>
          </table:table-cell>
          <table:table-cell office:value-type="float" office:value="0.2342">
            <text:p>0,2342</text:p>
          </table:table-cell>
          <table:table-cell office:value-type="float" office:value="0.2406">
            <text:p>0,2406</text:p>
          </table:table-cell>
          <table:table-cell office:value-type="float" office:value="0.2515">
            <text:p>0,2515</text:p>
          </table:table-cell>
          <table:table-cell office:value-type="float" office:value="0.2472">
            <text:p>0,247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8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4">
            <text:p>0,0004</text:p>
          </table:table-cell>
          <table:table-cell office:value-type="float" office:value="0.0009">
            <text:p>0,0009</text:p>
          </table:table-cell>
          <table:table-cell office:value-type="float" office:value="0.0014">
            <text:p>0,0014</text:p>
          </table:table-cell>
          <table:table-cell office:value-type="float" office:value="0.0044">
            <text:p>0,0044</text:p>
          </table:table-cell>
          <table:table-cell office:value-type="float" office:value="0.0067">
            <text:p>0,0067</text:p>
          </table:table-cell>
          <table:table-cell office:value-type="float" office:value="0.011">
            <text:p>0,011</text:p>
          </table:table-cell>
          <table:table-cell office:value-type="float" office:value="0.0144">
            <text:p>0,0144</text:p>
          </table:table-cell>
          <table:table-cell office:value-type="float" office:value="0.0214">
            <text:p>0,0214</text:p>
          </table:table-cell>
          <table:table-cell office:value-type="float" office:value="0.0237">
            <text:p>0,0237</text:p>
          </table:table-cell>
          <table:table-cell office:value-type="float" office:value="0.0341">
            <text:p>0,0341</text:p>
          </table:table-cell>
          <table:table-cell office:value-type="float" office:value="0.0412">
            <text:p>0,0412</text:p>
          </table:table-cell>
          <table:table-cell office:value-type="float" office:value="0.0489">
            <text:p>0,0489</text:p>
          </table:table-cell>
          <table:table-cell office:value-type="float" office:value="0.0642">
            <text:p>0,0642</text:p>
          </table:table-cell>
          <table:table-cell office:value-type="float" office:value="0.0602">
            <text:p>0,0602</text:p>
          </table:table-cell>
          <table:table-cell office:value-type="float" office:value="0.067">
            <text:p>0,067</text:p>
          </table:table-cell>
          <table:table-cell office:value-type="float" office:value="0.0815">
            <text:p>0,0815</text:p>
          </table:table-cell>
          <table:table-cell office:value-type="float" office:value="0.09">
            <text:p>0,09</text:p>
          </table:table-cell>
          <table:table-cell office:value-type="float" office:value="0.0975">
            <text:p>0,0975</text:p>
          </table:table-cell>
          <table:table-cell office:value-type="float" office:value="0.1097">
            <text:p>0,1097</text:p>
          </table:table-cell>
          <table:table-cell office:value-type="float" office:value="0.1162">
            <text:p>0,1162</text:p>
          </table:table-cell>
          <table:table-cell office:value-type="float" office:value="0.1193">
            <text:p>0,1193</text:p>
          </table:table-cell>
          <table:table-cell office:value-type="float" office:value="0.1261">
            <text:p>0,1261</text:p>
          </table:table-cell>
          <table:table-cell office:value-type="float" office:value="0.1343">
            <text:p>0,1343</text:p>
          </table:table-cell>
          <table:table-cell office:value-type="float" office:value="0.1436">
            <text:p>0,1436</text:p>
          </table:table-cell>
          <table:table-cell office:value-type="float" office:value="0.1529">
            <text:p>0,1529</text:p>
          </table:table-cell>
          <table:table-cell office:value-type="float" office:value="0.1576">
            <text:p>0,1576</text:p>
          </table:table-cell>
          <table:table-cell office:value-type="float" office:value="0.1632">
            <text:p>0,1632</text:p>
          </table:table-cell>
          <table:table-cell office:value-type="float" office:value="0.1807">
            <text:p>0,1807</text:p>
          </table:table-cell>
          <table:table-cell office:value-type="float" office:value="0.1844">
            <text:p>0,1844</text:p>
          </table:table-cell>
          <table:table-cell office:value-type="float" office:value="0.1895">
            <text:p>0,1895</text:p>
          </table:table-cell>
          <table:table-cell office:value-type="float" office:value="0.1948">
            <text:p>0,1948</text:p>
          </table:table-cell>
          <table:table-cell office:value-type="float" office:value="0.2055">
            <text:p>0,2055</text:p>
          </table:table-cell>
          <table:table-cell office:value-type="float" office:value="0.2033">
            <text:p>0,2033</text:p>
          </table:table-cell>
          <table:table-cell office:value-type="float" office:value="0.2098">
            <text:p>0,2098</text:p>
          </table:table-cell>
          <table:table-cell office:value-type="float" office:value="0.2146">
            <text:p>0,2146</text:p>
          </table:table-cell>
          <table:table-cell office:value-type="float" office:value="0.2219">
            <text:p>0,2219</text:p>
          </table:table-cell>
          <table:table-cell office:value-type="float" office:value="0.2297">
            <text:p>0,2297</text:p>
          </table:table-cell>
          <table:table-cell table:number-columns-repeated="2" office:value-type="float" office:value="0.2401">
            <text:p>0,2401</text:p>
          </table:table-cell>
          <table:table-cell office:value-type="float" office:value="0.2378">
            <text:p>0,2378</text:p>
          </table:table-cell>
          <table:table-cell office:value-type="float" office:value="0.2475">
            <text:p>0,247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7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9">
            <text:p>0,0009</text:p>
          </table:table-cell>
          <table:table-cell office:value-type="float" office:value="0.0022">
            <text:p>0,0022</text:p>
          </table:table-cell>
          <table:table-cell office:value-type="float" office:value="0.0027">
            <text:p>0,0027</text:p>
          </table:table-cell>
          <table:table-cell office:value-type="float" office:value="0.005">
            <text:p>0,005</text:p>
          </table:table-cell>
          <table:table-cell office:value-type="float" office:value="0.0088">
            <text:p>0,0088</text:p>
          </table:table-cell>
          <table:table-cell office:value-type="float" office:value="0.0127">
            <text:p>0,0127</text:p>
          </table:table-cell>
          <table:table-cell office:value-type="float" office:value="0.0189">
            <text:p>0,0189</text:p>
          </table:table-cell>
          <table:table-cell office:value-type="float" office:value="0.0256">
            <text:p>0,0256</text:p>
          </table:table-cell>
          <table:table-cell office:value-type="float" office:value="0.0305">
            <text:p>0,0305</text:p>
          </table:table-cell>
          <table:table-cell office:value-type="float" office:value="0.0355">
            <text:p>0,0355</text:p>
          </table:table-cell>
          <table:table-cell office:value-type="float" office:value="0.0432">
            <text:p>0,0432</text:p>
          </table:table-cell>
          <table:table-cell office:value-type="float" office:value="0.0496">
            <text:p>0,0496</text:p>
          </table:table-cell>
          <table:table-cell table:number-columns-repeated="2" office:value-type="float" office:value="0.064">
            <text:p>0,064</text:p>
          </table:table-cell>
          <table:table-cell office:value-type="float" office:value="0.0822">
            <text:p>0,0822</text:p>
          </table:table-cell>
          <table:table-cell office:value-type="float" office:value="0.0883">
            <text:p>0,0883</text:p>
          </table:table-cell>
          <table:table-cell office:value-type="float" office:value="0.0948">
            <text:p>0,0948</text:p>
          </table:table-cell>
          <table:table-cell office:value-type="float" office:value="0.1093">
            <text:p>0,1093</text:p>
          </table:table-cell>
          <table:table-cell office:value-type="float" office:value="0.1033">
            <text:p>0,1033</text:p>
          </table:table-cell>
          <table:table-cell office:value-type="float" office:value="0.1141">
            <text:p>0,1141</text:p>
          </table:table-cell>
          <table:table-cell office:value-type="float" office:value="0.1282">
            <text:p>0,1282</text:p>
          </table:table-cell>
          <table:table-cell office:value-type="float" office:value="0.1381">
            <text:p>0,1381</text:p>
          </table:table-cell>
          <table:table-cell office:value-type="float" office:value="0.1435">
            <text:p>0,1435</text:p>
          </table:table-cell>
          <table:table-cell office:value-type="float" office:value="0.1536">
            <text:p>0,1536</text:p>
          </table:table-cell>
          <table:table-cell office:value-type="float" office:value="0.1551">
            <text:p>0,1551</text:p>
          </table:table-cell>
          <table:table-cell office:value-type="float" office:value="0.1653">
            <text:p>0,1653</text:p>
          </table:table-cell>
          <table:table-cell office:value-type="float" office:value="0.1726">
            <text:p>0,1726</text:p>
          </table:table-cell>
          <table:table-cell office:value-type="float" office:value="0.1697">
            <text:p>0,1697</text:p>
          </table:table-cell>
          <table:table-cell office:value-type="float" office:value="0.1876">
            <text:p>0,1876</text:p>
          </table:table-cell>
          <table:table-cell office:value-type="float" office:value="0.1941">
            <text:p>0,1941</text:p>
          </table:table-cell>
          <table:table-cell office:value-type="float" office:value="0.196">
            <text:p>0,196</text:p>
          </table:table-cell>
          <table:table-cell office:value-type="float" office:value="0.2061">
            <text:p>0,2061</text:p>
          </table:table-cell>
          <table:table-cell office:value-type="float" office:value="0.2027">
            <text:p>0,2027</text:p>
          </table:table-cell>
          <table:table-cell office:value-type="float" office:value="0.2191">
            <text:p>0,2191</text:p>
          </table:table-cell>
          <table:table-cell office:value-type="float" office:value="0.2168">
            <text:p>0,2168</text:p>
          </table:table-cell>
          <table:table-cell office:value-type="float" office:value="0.2166">
            <text:p>0,2166</text:p>
          </table:table-cell>
          <table:table-cell office:value-type="float" office:value="0.2268">
            <text:p>0,2268</text:p>
          </table:table-cell>
          <table:table-cell office:value-type="float" office:value="0.2325">
            <text:p>0,2325</text:p>
          </table:table-cell>
          <table:table-cell office:value-type="float" office:value="0.2357">
            <text:p>0,2357</text:p>
          </table:table-cell>
          <table:table-cell office:value-type="float" office:value="0.2334">
            <text:p>0,233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9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1">
            <text:p>0,001</text:p>
          </table:table-cell>
          <table:table-cell office:value-type="float" office:value="0.0014">
            <text:p>0,0014</text:p>
          </table:table-cell>
          <table:table-cell office:value-type="float" office:value="0.0021">
            <text:p>0,0021</text:p>
          </table:table-cell>
          <table:table-cell office:value-type="float" office:value="0.0053">
            <text:p>0,0053</text:p>
          </table:table-cell>
          <table:table-cell office:value-type="float" office:value="0.0089">
            <text:p>0,0089</text:p>
          </table:table-cell>
          <table:table-cell office:value-type="float" office:value="0.0123">
            <text:p>0,0123</text:p>
          </table:table-cell>
          <table:table-cell office:value-type="float" office:value="0.0178">
            <text:p>0,0178</text:p>
          </table:table-cell>
          <table:table-cell office:value-type="float" office:value="0.0256">
            <text:p>0,0256</text:p>
          </table:table-cell>
          <table:table-cell office:value-type="float" office:value="0.0279">
            <text:p>0,0279</text:p>
          </table:table-cell>
          <table:table-cell office:value-type="float" office:value="0.0375">
            <text:p>0,0375</text:p>
          </table:table-cell>
          <table:table-cell office:value-type="float" office:value="0.0474">
            <text:p>0,0474</text:p>
          </table:table-cell>
          <table:table-cell office:value-type="float" office:value="0.0513">
            <text:p>0,0513</text:p>
          </table:table-cell>
          <table:table-cell office:value-type="float" office:value="0.0626">
            <text:p>0,0626</text:p>
          </table:table-cell>
          <table:table-cell office:value-type="float" office:value="0.0684">
            <text:p>0,0684</text:p>
          </table:table-cell>
          <table:table-cell office:value-type="float" office:value="0.0751">
            <text:p>0,0751</text:p>
          </table:table-cell>
          <table:table-cell office:value-type="float" office:value="0.0825">
            <text:p>0,0825</text:p>
          </table:table-cell>
          <table:table-cell office:value-type="float" office:value="0.0909">
            <text:p>0,0909</text:p>
          </table:table-cell>
          <table:table-cell office:value-type="float" office:value="0.0958">
            <text:p>0,0958</text:p>
          </table:table-cell>
          <table:table-cell office:value-type="float" office:value="0.1084">
            <text:p>0,1084</text:p>
          </table:table-cell>
          <table:table-cell office:value-type="float" office:value="0.1108">
            <text:p>0,1108</text:p>
          </table:table-cell>
          <table:table-cell office:value-type="float" office:value="0.1166">
            <text:p>0,1166</text:p>
          </table:table-cell>
          <table:table-cell office:value-type="float" office:value="0.1269">
            <text:p>0,1269</text:p>
          </table:table-cell>
          <table:table-cell office:value-type="float" office:value="0.1381">
            <text:p>0,1381</text:p>
          </table:table-cell>
          <table:table-cell office:value-type="float" office:value="0.1393">
            <text:p>0,1393</text:p>
          </table:table-cell>
          <table:table-cell office:value-type="float" office:value="0.1517">
            <text:p>0,1517</text:p>
          </table:table-cell>
          <table:table-cell office:value-type="float" office:value="0.1606">
            <text:p>0,1606</text:p>
          </table:table-cell>
          <table:table-cell office:value-type="float" office:value="0.1721">
            <text:p>0,1721</text:p>
          </table:table-cell>
          <table:table-cell office:value-type="float" office:value="0.1746">
            <text:p>0,1746</text:p>
          </table:table-cell>
          <table:table-cell office:value-type="float" office:value="0.178">
            <text:p>0,178</text:p>
          </table:table-cell>
          <table:table-cell office:value-type="float" office:value="0.1898">
            <text:p>0,1898</text:p>
          </table:table-cell>
          <table:table-cell office:value-type="float" office:value="0.1922">
            <text:p>0,1922</text:p>
          </table:table-cell>
          <table:table-cell office:value-type="float" office:value="0.1991">
            <text:p>0,1991</text:p>
          </table:table-cell>
          <table:table-cell office:value-type="float" office:value="0.2041">
            <text:p>0,2041</text:p>
          </table:table-cell>
          <table:table-cell office:value-type="float" office:value="0.2087">
            <text:p>0,2087</text:p>
          </table:table-cell>
          <table:table-cell office:value-type="float" office:value="0.2134">
            <text:p>0,2134</text:p>
          </table:table-cell>
          <table:table-cell office:value-type="float" office:value="0.2202">
            <text:p>0,2202</text:p>
          </table:table-cell>
          <table:table-cell office:value-type="float" office:value="0.2175">
            <text:p>0,2175</text:p>
          </table:table-cell>
          <table:table-cell office:value-type="float" office:value="0.2291">
            <text:p>0,2291</text:p>
          </table:table-cell>
          <table:table-cell office:value-type="float" office:value="0.2358">
            <text:p>0,2358</text:p>
          </table:table-cell>
          <table:table-cell office:value-type="float" office:value="0.2359">
            <text:p>0,235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9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8">
            <text:p>0,0008</text:p>
          </table:table-cell>
          <table:table-cell office:value-type="float" office:value="0.0009">
            <text:p>0,0009</text:p>
          </table:table-cell>
          <table:table-cell office:value-type="float" office:value="0.0031">
            <text:p>0,0031</text:p>
          </table:table-cell>
          <table:table-cell office:value-type="float" office:value="0.0045">
            <text:p>0,0045</text:p>
          </table:table-cell>
          <table:table-cell office:value-type="float" office:value="0.0097">
            <text:p>0,0097</text:p>
          </table:table-cell>
          <table:table-cell office:value-type="float" office:value="0.0113">
            <text:p>0,0113</text:p>
          </table:table-cell>
          <table:table-cell office:value-type="float" office:value="0.0177">
            <text:p>0,0177</text:p>
          </table:table-cell>
          <table:table-cell office:value-type="float" office:value="0.021">
            <text:p>0,021</text:p>
          </table:table-cell>
          <table:table-cell office:value-type="float" office:value="0.027">
            <text:p>0,027</text:p>
          </table:table-cell>
          <table:table-cell office:value-type="float" office:value="0.0334">
            <text:p>0,0334</text:p>
          </table:table-cell>
          <table:table-cell office:value-type="float" office:value="0.0404">
            <text:p>0,0404</text:p>
          </table:table-cell>
          <table:table-cell office:value-type="float" office:value="0.0479">
            <text:p>0,0479</text:p>
          </table:table-cell>
          <table:table-cell office:value-type="float" office:value="0.0545">
            <text:p>0,0545</text:p>
          </table:table-cell>
          <table:table-cell office:value-type="float" office:value="0.0652">
            <text:p>0,0652</text:p>
          </table:table-cell>
          <table:table-cell office:value-type="float" office:value="0.0739">
            <text:p>0,0739</text:p>
          </table:table-cell>
          <table:table-cell office:value-type="float" office:value="0.0776">
            <text:p>0,0776</text:p>
          </table:table-cell>
          <table:table-cell office:value-type="float" office:value="0.0846">
            <text:p>0,0846</text:p>
          </table:table-cell>
          <table:table-cell office:value-type="float" office:value="0.0951">
            <text:p>0,0951</text:p>
          </table:table-cell>
          <table:table-cell office:value-type="float" office:value="0.1041">
            <text:p>0,1041</text:p>
          </table:table-cell>
          <table:table-cell office:value-type="float" office:value="0.1149">
            <text:p>0,1149</text:p>
          </table:table-cell>
          <table:table-cell office:value-type="float" office:value="0.1123">
            <text:p>0,1123</text:p>
          </table:table-cell>
          <table:table-cell office:value-type="float" office:value="0.1239">
            <text:p>0,1239</text:p>
          </table:table-cell>
          <table:table-cell office:value-type="float" office:value="0.134">
            <text:p>0,134</text:p>
          </table:table-cell>
          <table:table-cell office:value-type="float" office:value="0.1438">
            <text:p>0,1438</text:p>
          </table:table-cell>
          <table:table-cell office:value-type="float" office:value="0.1526">
            <text:p>0,1526</text:p>
          </table:table-cell>
          <table:table-cell office:value-type="float" office:value="0.1571">
            <text:p>0,1571</text:p>
          </table:table-cell>
          <table:table-cell office:value-type="float" office:value="0.1658">
            <text:p>0,1658</text:p>
          </table:table-cell>
          <table:table-cell office:value-type="float" office:value="0.1667">
            <text:p>0,1667</text:p>
          </table:table-cell>
          <table:table-cell office:value-type="float" office:value="0.1746">
            <text:p>0,1746</text:p>
          </table:table-cell>
          <table:table-cell office:value-type="float" office:value="0.1833">
            <text:p>0,1833</text:p>
          </table:table-cell>
          <table:table-cell office:value-type="float" office:value="0.1846">
            <text:p>0,1846</text:p>
          </table:table-cell>
          <table:table-cell office:value-type="float" office:value="0.1901">
            <text:p>0,1901</text:p>
          </table:table-cell>
          <table:table-cell office:value-type="float" office:value="0.2012">
            <text:p>0,2012</text:p>
          </table:table-cell>
          <table:table-cell office:value-type="float" office:value="0.2077">
            <text:p>0,2077</text:p>
          </table:table-cell>
          <table:table-cell office:value-type="float" office:value="0.2082">
            <text:p>0,2082</text:p>
          </table:table-cell>
          <table:table-cell office:value-type="float" office:value="0.2128">
            <text:p>0,2128</text:p>
          </table:table-cell>
          <table:table-cell office:value-type="float" office:value="0.2235">
            <text:p>0,2235</text:p>
          </table:table-cell>
          <table:table-cell office:value-type="float" office:value="0.2194">
            <text:p>0,2194</text:p>
          </table:table-cell>
          <table:table-cell office:value-type="float" office:value="0.2232">
            <text:p>0,2232</text:p>
          </table:table-cell>
          <table:table-cell office:value-type="float" office:value="0.2378">
            <text:p>0,237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06">
            <text:p>0,0006</text:p>
          </table:table-cell>
          <table:table-cell office:value-type="float" office:value="0.001">
            <text:p>0,001</text:p>
          </table:table-cell>
          <table:table-cell office:value-type="float" office:value="0.0021">
            <text:p>0,0021</text:p>
          </table:table-cell>
          <table:table-cell office:value-type="float" office:value="0.0035">
            <text:p>0,0035</text:p>
          </table:table-cell>
          <table:table-cell office:value-type="float" office:value="0.0081">
            <text:p>0,0081</text:p>
          </table:table-cell>
          <table:table-cell office:value-type="float" office:value="0.0094">
            <text:p>0,0094</text:p>
          </table:table-cell>
          <table:table-cell office:value-type="float" office:value="0.0162">
            <text:p>0,0162</text:p>
          </table:table-cell>
          <table:table-cell office:value-type="float" office:value="0.0195">
            <text:p>0,0195</text:p>
          </table:table-cell>
          <table:table-cell office:value-type="float" office:value="0.0244">
            <text:p>0,0244</text:p>
          </table:table-cell>
          <table:table-cell office:value-type="float" office:value="0.0298">
            <text:p>0,0298</text:p>
          </table:table-cell>
          <table:table-cell office:value-type="float" office:value="0.0385">
            <text:p>0,0385</text:p>
          </table:table-cell>
          <table:table-cell office:value-type="float" office:value="0.0406">
            <text:p>0,0406</text:p>
          </table:table-cell>
          <table:table-cell office:value-type="float" office:value="0.0523">
            <text:p>0,0523</text:p>
          </table:table-cell>
          <table:table-cell office:value-type="float" office:value="0.0587">
            <text:p>0,0587</text:p>
          </table:table-cell>
          <table:table-cell office:value-type="float" office:value="0.0708">
            <text:p>0,0708</text:p>
          </table:table-cell>
          <table:table-cell office:value-type="float" office:value="0.0783">
            <text:p>0,0783</text:p>
          </table:table-cell>
          <table:table-cell office:value-type="float" office:value="0.0844">
            <text:p>0,0844</text:p>
          </table:table-cell>
          <table:table-cell office:value-type="float" office:value="0.0872">
            <text:p>0,0872</text:p>
          </table:table-cell>
          <table:table-cell office:value-type="float" office:value="0.099">
            <text:p>0,099</text:p>
          </table:table-cell>
          <table:table-cell office:value-type="float" office:value="0.1033">
            <text:p>0,1033</text:p>
          </table:table-cell>
          <table:table-cell office:value-type="float" office:value="0.1185">
            <text:p>0,1185</text:p>
          </table:table-cell>
          <table:table-cell office:value-type="float" office:value="0.1227">
            <text:p>0,1227</text:p>
          </table:table-cell>
          <table:table-cell office:value-type="float" office:value="0.1295">
            <text:p>0,1295</text:p>
          </table:table-cell>
          <table:table-cell office:value-type="float" office:value="0.136">
            <text:p>0,136</text:p>
          </table:table-cell>
          <table:table-cell office:value-type="float" office:value="0.1442">
            <text:p>0,1442</text:p>
          </table:table-cell>
          <table:table-cell office:value-type="float" office:value="0.1559">
            <text:p>0,1559</text:p>
          </table:table-cell>
          <table:table-cell office:value-type="float" office:value="0.1579">
            <text:p>0,1579</text:p>
          </table:table-cell>
          <table:table-cell office:value-type="float" office:value="0.166">
            <text:p>0,166</text:p>
          </table:table-cell>
          <table:table-cell office:value-type="float" office:value="0.1665">
            <text:p>0,1665</text:p>
          </table:table-cell>
          <table:table-cell office:value-type="float" office:value="0.1744">
            <text:p>0,1744</text:p>
          </table:table-cell>
          <table:table-cell office:value-type="float" office:value="0.1833">
            <text:p>0,1833</text:p>
          </table:table-cell>
          <table:table-cell office:value-type="float" office:value="0.1896">
            <text:p>0,1896</text:p>
          </table:table-cell>
          <table:table-cell office:value-type="float" office:value="0.1986">
            <text:p>0,1986</text:p>
          </table:table-cell>
          <table:table-cell office:value-type="float" office:value="0.2012">
            <text:p>0,2012</text:p>
          </table:table-cell>
          <table:table-cell office:value-type="float" office:value="0.2051">
            <text:p>0,2051</text:p>
          </table:table-cell>
          <table:table-cell office:value-type="float" office:value="0.212">
            <text:p>0,212</text:p>
          </table:table-cell>
          <table:table-cell office:value-type="float" office:value="0.2178">
            <text:p>0,2178</text:p>
          </table:table-cell>
          <table:table-cell office:value-type="float" office:value="0.2274">
            <text:p>0,2274</text:p>
          </table:table-cell>
          <table:table-cell office:value-type="float" office:value="0.2316">
            <text:p>0,2316</text:p>
          </table:table-cell>
          <table:table-cell office:value-type="float" office:value="0.2347">
            <text:p>0,234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04">
            <text:p>0,0004</text:p>
          </table:table-cell>
          <table:table-cell office:value-type="float" office:value="0.001">
            <text:p>0,001</text:p>
          </table:table-cell>
          <table:table-cell office:value-type="float" office:value="0.0015">
            <text:p>0,0015</text:p>
          </table:table-cell>
          <table:table-cell office:value-type="float" office:value="0.0043">
            <text:p>0,0043</text:p>
          </table:table-cell>
          <table:table-cell office:value-type="float" office:value="0.0057">
            <text:p>0,0057</text:p>
          </table:table-cell>
          <table:table-cell office:value-type="float" office:value="0.0094">
            <text:p>0,0094</text:p>
          </table:table-cell>
          <table:table-cell office:value-type="float" office:value="0.0127">
            <text:p>0,0127</text:p>
          </table:table-cell>
          <table:table-cell office:value-type="float" office:value="0.0197">
            <text:p>0,0197</text:p>
          </table:table-cell>
          <table:table-cell office:value-type="float" office:value="0.0234">
            <text:p>0,0234</text:p>
          </table:table-cell>
          <table:table-cell office:value-type="float" office:value="0.0314">
            <text:p>0,0314</text:p>
          </table:table-cell>
          <table:table-cell office:value-type="float" office:value="0.0387">
            <text:p>0,0387</text:p>
          </table:table-cell>
          <table:table-cell office:value-type="float" office:value="0.0416">
            <text:p>0,0416</text:p>
          </table:table-cell>
          <table:table-cell office:value-type="float" office:value="0.0523">
            <text:p>0,0523</text:p>
          </table:table-cell>
          <table:table-cell office:value-type="float" office:value="0.0604">
            <text:p>0,0604</text:p>
          </table:table-cell>
          <table:table-cell office:value-type="float" office:value="0.0629">
            <text:p>0,0629</text:p>
          </table:table-cell>
          <table:table-cell office:value-type="float" office:value="0.0719">
            <text:p>0,0719</text:p>
          </table:table-cell>
          <table:table-cell office:value-type="float" office:value="0.076">
            <text:p>0,076</text:p>
          </table:table-cell>
          <table:table-cell office:value-type="float" office:value="0.0892">
            <text:p>0,0892</text:p>
          </table:table-cell>
          <table:table-cell office:value-type="float" office:value="0.0954">
            <text:p>0,0954</text:p>
          </table:table-cell>
          <table:table-cell office:value-type="float" office:value="0.1044">
            <text:p>0,1044</text:p>
          </table:table-cell>
          <table:table-cell office:value-type="float" office:value="0.1089">
            <text:p>0,1089</text:p>
          </table:table-cell>
          <table:table-cell office:value-type="float" office:value="0.1188">
            <text:p>0,1188</text:p>
          </table:table-cell>
          <table:table-cell office:value-type="float" office:value="0.1241">
            <text:p>0,1241</text:p>
          </table:table-cell>
          <table:table-cell office:value-type="float" office:value="0.1304">
            <text:p>0,1304</text:p>
          </table:table-cell>
          <table:table-cell office:value-type="float" office:value="0.1353">
            <text:p>0,1353</text:p>
          </table:table-cell>
          <table:table-cell office:value-type="float" office:value="0.1505">
            <text:p>0,1505</text:p>
          </table:table-cell>
          <table:table-cell office:value-type="float" office:value="0.1512">
            <text:p>0,1512</text:p>
          </table:table-cell>
          <table:table-cell office:value-type="float" office:value="0.161">
            <text:p>0,161</text:p>
          </table:table-cell>
          <table:table-cell office:value-type="float" office:value="0.1631">
            <text:p>0,1631</text:p>
          </table:table-cell>
          <table:table-cell office:value-type="float" office:value="0.1765">
            <text:p>0,1765</text:p>
          </table:table-cell>
          <table:table-cell office:value-type="float" office:value="0.1776">
            <text:p>0,1776</text:p>
          </table:table-cell>
          <table:table-cell office:value-type="float" office:value="0.1902">
            <text:p>0,1902</text:p>
          </table:table-cell>
          <table:table-cell office:value-type="float" office:value="0.1928">
            <text:p>0,1928</text:p>
          </table:table-cell>
          <table:table-cell office:value-type="float" office:value="0.1972">
            <text:p>0,1972</text:p>
          </table:table-cell>
          <table:table-cell office:value-type="float" office:value="0.1939">
            <text:p>0,1939</text:p>
          </table:table-cell>
          <table:table-cell office:value-type="float" office:value="0.212">
            <text:p>0,212</text:p>
          </table:table-cell>
          <table:table-cell office:value-type="float" office:value="0.2171">
            <text:p>0,2171</text:p>
          </table:table-cell>
          <table:table-cell office:value-type="float" office:value="0.2225">
            <text:p>0,2225</text:p>
          </table:table-cell>
          <table:table-cell office:value-type="float" office:value="0.2265">
            <text:p>0,2265</text:p>
          </table:table-cell>
          <table:table-cell office:value-type="float" office:value="0.2242">
            <text:p>0,224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8">
            <text:p>0,0008</text:p>
          </table:table-cell>
          <table:table-cell office:value-type="float" office:value="0.0023">
            <text:p>0,0023</text:p>
          </table:table-cell>
          <table:table-cell office:value-type="float" office:value="0.0037">
            <text:p>0,0037</text:p>
          </table:table-cell>
          <table:table-cell office:value-type="float" office:value="0.0052">
            <text:p>0,0052</text:p>
          </table:table-cell>
          <table:table-cell office:value-type="float" office:value="0.0098">
            <text:p>0,0098</text:p>
          </table:table-cell>
          <table:table-cell office:value-type="float" office:value="0.0123">
            <text:p>0,0123</text:p>
          </table:table-cell>
          <table:table-cell office:value-type="float" office:value="0.0143">
            <text:p>0,0143</text:p>
          </table:table-cell>
          <table:table-cell office:value-type="float" office:value="0.0217">
            <text:p>0,0217</text:p>
          </table:table-cell>
          <table:table-cell office:value-type="float" office:value="0.0287">
            <text:p>0,0287</text:p>
          </table:table-cell>
          <table:table-cell office:value-type="float" office:value="0.0333">
            <text:p>0,0333</text:p>
          </table:table-cell>
          <table:table-cell office:value-type="float" office:value="0.0407">
            <text:p>0,0407</text:p>
          </table:table-cell>
          <table:table-cell office:value-type="float" office:value="0.0484">
            <text:p>0,0484</text:p>
          </table:table-cell>
          <table:table-cell office:value-type="float" office:value="0.0558">
            <text:p>0,0558</text:p>
          </table:table-cell>
          <table:table-cell office:value-type="float" office:value="0.0679">
            <text:p>0,0679</text:p>
          </table:table-cell>
          <table:table-cell office:value-type="float" office:value="0.065">
            <text:p>0,065</text:p>
          </table:table-cell>
          <table:table-cell office:value-type="float" office:value="0.0782">
            <text:p>0,0782</text:p>
          </table:table-cell>
          <table:table-cell office:value-type="float" office:value="0.0959">
            <text:p>0,0959</text:p>
          </table:table-cell>
          <table:table-cell office:value-type="float" office:value="0.0919">
            <text:p>0,0919</text:p>
          </table:table-cell>
          <table:table-cell office:value-type="float" office:value="0.0971">
            <text:p>0,0971</text:p>
          </table:table-cell>
          <table:table-cell office:value-type="float" office:value="0.1075">
            <text:p>0,1075</text:p>
          </table:table-cell>
          <table:table-cell office:value-type="float" office:value="0.111">
            <text:p>0,111</text:p>
          </table:table-cell>
          <table:table-cell office:value-type="float" office:value="0.1277">
            <text:p>0,1277</text:p>
          </table:table-cell>
          <table:table-cell office:value-type="float" office:value="0.1326">
            <text:p>0,1326</text:p>
          </table:table-cell>
          <table:table-cell office:value-type="float" office:value="0.1406">
            <text:p>0,1406</text:p>
          </table:table-cell>
          <table:table-cell office:value-type="float" office:value="0.1373">
            <text:p>0,1373</text:p>
          </table:table-cell>
          <table:table-cell office:value-type="float" office:value="0.1533">
            <text:p>0,1533</text:p>
          </table:table-cell>
          <table:table-cell office:value-type="float" office:value="0.1615">
            <text:p>0,1615</text:p>
          </table:table-cell>
          <table:table-cell office:value-type="float" office:value="0.1644">
            <text:p>0,1644</text:p>
          </table:table-cell>
          <table:table-cell office:value-type="float" office:value="0.1741">
            <text:p>0,1741</text:p>
          </table:table-cell>
          <table:table-cell office:value-type="float" office:value="0.181">
            <text:p>0,181</text:p>
          </table:table-cell>
          <table:table-cell office:value-type="float" office:value="0.1783">
            <text:p>0,1783</text:p>
          </table:table-cell>
          <table:table-cell office:value-type="float" office:value="0.184">
            <text:p>0,184</text:p>
          </table:table-cell>
          <table:table-cell office:value-type="float" office:value="0.1922">
            <text:p>0,1922</text:p>
          </table:table-cell>
          <table:table-cell office:value-type="float" office:value="0.1969">
            <text:p>0,1969</text:p>
          </table:table-cell>
          <table:table-cell office:value-type="float" office:value="0.2069">
            <text:p>0,2069</text:p>
          </table:table-cell>
          <table:table-cell office:value-type="float" office:value="0.2147">
            <text:p>0,2147</text:p>
          </table:table-cell>
          <table:table-cell office:value-type="float" office:value="0.2096">
            <text:p>0,2096</text:p>
          </table:table-cell>
          <table:table-cell office:value-type="float" office:value="0.2199">
            <text:p>0,2199</text:p>
          </table:table-cell>
          <table:table-cell office:value-type="float" office:value="0.2221">
            <text:p>0,222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2">
            <text:p>0,0002</text:p>
          </table:table-cell>
          <table:table-cell office:value-type="float" office:value="0.0018">
            <text:p>0,0018</text:p>
          </table:table-cell>
          <table:table-cell office:value-type="float" office:value="0.0028">
            <text:p>0,0028</text:p>
          </table:table-cell>
          <table:table-cell office:value-type="float" office:value="0.0046">
            <text:p>0,0046</text:p>
          </table:table-cell>
          <table:table-cell office:value-type="float" office:value="0.0078">
            <text:p>0,0078</text:p>
          </table:table-cell>
          <table:table-cell office:value-type="float" office:value="0.0114">
            <text:p>0,0114</text:p>
          </table:table-cell>
          <table:table-cell office:value-type="float" office:value="0.0135">
            <text:p>0,0135</text:p>
          </table:table-cell>
          <table:table-cell office:value-type="float" office:value="0.0196">
            <text:p>0,0196</text:p>
          </table:table-cell>
          <table:table-cell office:value-type="float" office:value="0.0272">
            <text:p>0,0272</text:p>
          </table:table-cell>
          <table:table-cell office:value-type="float" office:value="0.0305">
            <text:p>0,0305</text:p>
          </table:table-cell>
          <table:table-cell office:value-type="float" office:value="0.0415">
            <text:p>0,0415</text:p>
          </table:table-cell>
          <table:table-cell office:value-type="float" office:value="0.0465">
            <text:p>0,0465</text:p>
          </table:table-cell>
          <table:table-cell office:value-type="float" office:value="0.0555">
            <text:p>0,0555</text:p>
          </table:table-cell>
          <table:table-cell office:value-type="float" office:value="0.0598">
            <text:p>0,0598</text:p>
          </table:table-cell>
          <table:table-cell office:value-type="float" office:value="0.0614">
            <text:p>0,0614</text:p>
          </table:table-cell>
          <table:table-cell office:value-type="float" office:value="0.0746">
            <text:p>0,0746</text:p>
          </table:table-cell>
          <table:table-cell office:value-type="float" office:value="0.0831">
            <text:p>0,0831</text:p>
          </table:table-cell>
          <table:table-cell office:value-type="float" office:value="0.0927">
            <text:p>0,0927</text:p>
          </table:table-cell>
          <table:table-cell office:value-type="float" office:value="0.097">
            <text:p>0,097</text:p>
          </table:table-cell>
          <table:table-cell office:value-type="float" office:value="0.1025">
            <text:p>0,1025</text:p>
          </table:table-cell>
          <table:table-cell office:value-type="float" office:value="0.1096">
            <text:p>0,1096</text:p>
          </table:table-cell>
          <table:table-cell office:value-type="float" office:value="0.1147">
            <text:p>0,1147</text:p>
          </table:table-cell>
          <table:table-cell office:value-type="float" office:value="0.1238">
            <text:p>0,1238</text:p>
          </table:table-cell>
          <table:table-cell office:value-type="float" office:value="0.1318">
            <text:p>0,1318</text:p>
          </table:table-cell>
          <table:table-cell office:value-type="float" office:value="0.1313">
            <text:p>0,1313</text:p>
          </table:table-cell>
          <table:table-cell office:value-type="float" office:value="0.1521">
            <text:p>0,1521</text:p>
          </table:table-cell>
          <table:table-cell office:value-type="float" office:value="0.1505">
            <text:p>0,1505</text:p>
          </table:table-cell>
          <table:table-cell office:value-type="float" office:value="0.1654">
            <text:p>0,1654</text:p>
          </table:table-cell>
          <table:table-cell office:value-type="float" office:value="0.1672">
            <text:p>0,1672</text:p>
          </table:table-cell>
          <table:table-cell office:value-type="float" office:value="0.162">
            <text:p>0,162</text:p>
          </table:table-cell>
          <table:table-cell office:value-type="float" office:value="0.1767">
            <text:p>0,1767</text:p>
          </table:table-cell>
          <table:table-cell office:value-type="float" office:value="0.1799">
            <text:p>0,1799</text:p>
          </table:table-cell>
          <table:table-cell office:value-type="float" office:value="0.1943">
            <text:p>0,1943</text:p>
          </table:table-cell>
          <table:table-cell office:value-type="float" office:value="0.1976">
            <text:p>0,1976</text:p>
          </table:table-cell>
          <table:table-cell office:value-type="float" office:value="0.1933">
            <text:p>0,1933</text:p>
          </table:table-cell>
          <table:table-cell office:value-type="float" office:value="0.2069">
            <text:p>0,2069</text:p>
          </table:table-cell>
          <table:table-cell office:value-type="float" office:value="0.2073">
            <text:p>0,2073</text:p>
          </table:table-cell>
          <table:table-cell office:value-type="float" office:value="0.2196">
            <text:p>0,2196</text:p>
          </table:table-cell>
          <table:table-cell office:value-type="float" office:value="0.2181">
            <text:p>0,218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008">
            <text:p>0,0008</text:p>
          </table:table-cell>
          <table:table-cell office:value-type="float" office:value="0.0017">
            <text:p>0,0017</text:p>
          </table:table-cell>
          <table:table-cell office:value-type="float" office:value="0.0018">
            <text:p>0,0018</text:p>
          </table:table-cell>
          <table:table-cell office:value-type="float" office:value="0.0042">
            <text:p>0,0042</text:p>
          </table:table-cell>
          <table:table-cell office:value-type="float" office:value="0.0072">
            <text:p>0,0072</text:p>
          </table:table-cell>
          <table:table-cell office:value-type="float" office:value="0.0117">
            <text:p>0,0117</text:p>
          </table:table-cell>
          <table:table-cell office:value-type="float" office:value="0.0143">
            <text:p>0,0143</text:p>
          </table:table-cell>
          <table:table-cell office:value-type="float" office:value="0.0172">
            <text:p>0,0172</text:p>
          </table:table-cell>
          <table:table-cell office:value-type="float" office:value="0.0249">
            <text:p>0,0249</text:p>
          </table:table-cell>
          <table:table-cell office:value-type="float" office:value="0.0285">
            <text:p>0,0285</text:p>
          </table:table-cell>
          <table:table-cell office:value-type="float" office:value="0.0359">
            <text:p>0,0359</text:p>
          </table:table-cell>
          <table:table-cell office:value-type="float" office:value="0.0396">
            <text:p>0,0396</text:p>
          </table:table-cell>
          <table:table-cell office:value-type="float" office:value="0.0506">
            <text:p>0,0506</text:p>
          </table:table-cell>
          <table:table-cell office:value-type="float" office:value="0.0561">
            <text:p>0,0561</text:p>
          </table:table-cell>
          <table:table-cell office:value-type="float" office:value="0.0626">
            <text:p>0,0626</text:p>
          </table:table-cell>
          <table:table-cell office:value-type="float" office:value="0.0743">
            <text:p>0,0743</text:p>
          </table:table-cell>
          <table:table-cell office:value-type="float" office:value="0.0842">
            <text:p>0,0842</text:p>
          </table:table-cell>
          <table:table-cell office:value-type="float" office:value="0.0877">
            <text:p>0,0877</text:p>
          </table:table-cell>
          <table:table-cell office:value-type="float" office:value="0.0884">
            <text:p>0,0884</text:p>
          </table:table-cell>
          <table:table-cell office:value-type="float" office:value="0.1044">
            <text:p>0,1044</text:p>
          </table:table-cell>
          <table:table-cell office:value-type="float" office:value="0.1089">
            <text:p>0,1089</text:p>
          </table:table-cell>
          <table:table-cell office:value-type="float" office:value="0.1188">
            <text:p>0,1188</text:p>
          </table:table-cell>
          <table:table-cell office:value-type="float" office:value="0.1204">
            <text:p>0,1204</text:p>
          </table:table-cell>
          <table:table-cell office:value-type="float" office:value="0.1317">
            <text:p>0,1317</text:p>
          </table:table-cell>
          <table:table-cell office:value-type="float" office:value="0.1343">
            <text:p>0,1343</text:p>
          </table:table-cell>
          <table:table-cell office:value-type="float" office:value="0.1467">
            <text:p>0,1467</text:p>
          </table:table-cell>
          <table:table-cell office:value-type="float" office:value="0.1426">
            <text:p>0,1426</text:p>
          </table:table-cell>
          <table:table-cell office:value-type="float" office:value="0.1534">
            <text:p>0,1534</text:p>
          </table:table-cell>
          <table:table-cell office:value-type="float" office:value="0.1644">
            <text:p>0,1644</text:p>
          </table:table-cell>
          <table:table-cell office:value-type="float" office:value="0.1585">
            <text:p>0,1585</text:p>
          </table:table-cell>
          <table:table-cell office:value-type="float" office:value="0.1736">
            <text:p>0,1736</text:p>
          </table:table-cell>
          <table:table-cell office:value-type="float" office:value="0.1815">
            <text:p>0,1815</text:p>
          </table:table-cell>
          <table:table-cell office:value-type="float" office:value="0.1885">
            <text:p>0,1885</text:p>
          </table:table-cell>
          <table:table-cell office:value-type="float" office:value="0.1881">
            <text:p>0,1881</text:p>
          </table:table-cell>
          <table:table-cell office:value-type="float" office:value="0.1977">
            <text:p>0,1977</text:p>
          </table:table-cell>
          <table:table-cell office:value-type="float" office:value="0.2104">
            <text:p>0,2104</text:p>
          </table:table-cell>
          <table:table-cell office:value-type="float" office:value="0.2093">
            <text:p>0,2093</text:p>
          </table:table-cell>
          <table:table-cell office:value-type="float" office:value="0.2046">
            <text:p>0,2046</text:p>
          </table:table-cell>
          <table:table-cell office:value-type="float" office:value="0.2118">
            <text:p>0,211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02">
            <text:p>0,0002</text:p>
          </table:table-cell>
          <table:table-cell table:number-columns-repeated="2" office:value-type="float" office:value="0.0004">
            <text:p>0,0004</text:p>
          </table:table-cell>
          <table:table-cell office:value-type="float" office:value="0.0031">
            <text:p>0,0031</text:p>
          </table:table-cell>
          <table:table-cell office:value-type="float" office:value="0.0041">
            <text:p>0,0041</text:p>
          </table:table-cell>
          <table:table-cell office:value-type="float" office:value="0.0054">
            <text:p>0,0054</text:p>
          </table:table-cell>
          <table:table-cell office:value-type="float" office:value="0.0104">
            <text:p>0,0104</text:p>
          </table:table-cell>
          <table:table-cell office:value-type="float" office:value="0.011">
            <text:p>0,011</text:p>
          </table:table-cell>
          <table:table-cell office:value-type="float" office:value="0.0198">
            <text:p>0,0198</text:p>
          </table:table-cell>
          <table:table-cell office:value-type="float" office:value="0.025">
            <text:p>0,025</text:p>
          </table:table-cell>
          <table:table-cell office:value-type="float" office:value="0.0283">
            <text:p>0,0283</text:p>
          </table:table-cell>
          <table:table-cell office:value-type="float" office:value="0.0365">
            <text:p>0,0365</text:p>
          </table:table-cell>
          <table:table-cell office:value-type="float" office:value="0.0425">
            <text:p>0,0425</text:p>
          </table:table-cell>
          <table:table-cell office:value-type="float" office:value="0.0504">
            <text:p>0,0504</text:p>
          </table:table-cell>
          <table:table-cell office:value-type="float" office:value="0.0571">
            <text:p>0,0571</text:p>
          </table:table-cell>
          <table:table-cell office:value-type="float" office:value="0.0605">
            <text:p>0,0605</text:p>
          </table:table-cell>
          <table:table-cell office:value-type="float" office:value="0.0695">
            <text:p>0,0695</text:p>
          </table:table-cell>
          <table:table-cell office:value-type="float" office:value="0.0715">
            <text:p>0,0715</text:p>
          </table:table-cell>
          <table:table-cell office:value-type="float" office:value="0.0853">
            <text:p>0,0853</text:p>
          </table:table-cell>
          <table:table-cell office:value-type="float" office:value="0.0837">
            <text:p>0,0837</text:p>
          </table:table-cell>
          <table:table-cell office:value-type="float" office:value="0.0972">
            <text:p>0,0972</text:p>
          </table:table-cell>
          <table:table-cell office:value-type="float" office:value="0.1037">
            <text:p>0,1037</text:p>
          </table:table-cell>
          <table:table-cell office:value-type="float" office:value="0.1132">
            <text:p>0,1132</text:p>
          </table:table-cell>
          <table:table-cell office:value-type="float" office:value="0.1223">
            <text:p>0,1223</text:p>
          </table:table-cell>
          <table:table-cell office:value-type="float" office:value="0.1316">
            <text:p>0,1316</text:p>
          </table:table-cell>
          <table:table-cell office:value-type="float" office:value="0.1382">
            <text:p>0,1382</text:p>
          </table:table-cell>
          <table:table-cell office:value-type="float" office:value="0.1425">
            <text:p>0,1425</text:p>
          </table:table-cell>
          <table:table-cell office:value-type="float" office:value="0.1408">
            <text:p>0,1408</text:p>
          </table:table-cell>
          <table:table-cell office:value-type="float" office:value="0.1562">
            <text:p>0,1562</text:p>
          </table:table-cell>
          <table:table-cell office:value-type="float" office:value="0.1573">
            <text:p>0,1573</text:p>
          </table:table-cell>
          <table:table-cell office:value-type="float" office:value="0.1716">
            <text:p>0,1716</text:p>
          </table:table-cell>
          <table:table-cell office:value-type="float" office:value="0.1766">
            <text:p>0,1766</text:p>
          </table:table-cell>
          <table:table-cell office:value-type="float" office:value="0.1803">
            <text:p>0,1803</text:p>
          </table:table-cell>
          <table:table-cell office:value-type="float" office:value="0.1872">
            <text:p>0,1872</text:p>
          </table:table-cell>
          <table:table-cell office:value-type="float" office:value="0.1867">
            <text:p>0,1867</text:p>
          </table:table-cell>
          <table:table-cell office:value-type="float" office:value="0.1995">
            <text:p>0,1995</text:p>
          </table:table-cell>
          <table:table-cell office:value-type="float" office:value="0.2003">
            <text:p>0,2003</text:p>
          </table:table-cell>
          <table:table-cell office:value-type="float" office:value="0.2037">
            <text:p>0,2037</text:p>
          </table:table-cell>
          <table:table-cell office:value-type="float" office:value="0.2026">
            <text:p>0,2026</text:p>
          </table:table-cell>
          <table:table-cell office:value-type="float" office:value="0.215">
            <text:p>0,2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001">
            <text:p>0,0001</text:p>
          </table:table-cell>
          <table:table-cell office:value-type="float" office:value="0.0004">
            <text:p>0,0004</text:p>
          </table:table-cell>
          <table:table-cell office:value-type="float" office:value="0.0009">
            <text:p>0,0009</text:p>
          </table:table-cell>
          <table:table-cell office:value-type="float" office:value="0.0019">
            <text:p>0,0019</text:p>
          </table:table-cell>
          <table:table-cell office:value-type="float" office:value="0.0042">
            <text:p>0,0042</text:p>
          </table:table-cell>
          <table:table-cell office:value-type="float" office:value="0.0051">
            <text:p>0,0051</text:p>
          </table:table-cell>
          <table:table-cell office:value-type="float" office:value="0.0093">
            <text:p>0,0093</text:p>
          </table:table-cell>
          <table:table-cell office:value-type="float" office:value="0.0108">
            <text:p>0,0108</text:p>
          </table:table-cell>
          <table:table-cell office:value-type="float" office:value="0.0179">
            <text:p>0,0179</text:p>
          </table:table-cell>
          <table:table-cell office:value-type="float" office:value="0.0218">
            <text:p>0,0218</text:p>
          </table:table-cell>
          <table:table-cell office:value-type="float" office:value="0.026">
            <text:p>0,026</text:p>
          </table:table-cell>
          <table:table-cell office:value-type="float" office:value="0.0344">
            <text:p>0,0344</text:p>
          </table:table-cell>
          <table:table-cell office:value-type="float" office:value="0.0383">
            <text:p>0,0383</text:p>
          </table:table-cell>
          <table:table-cell office:value-type="float" office:value="0.0481">
            <text:p>0,0481</text:p>
          </table:table-cell>
          <table:table-cell office:value-type="float" office:value="0.0549">
            <text:p>0,0549</text:p>
          </table:table-cell>
          <table:table-cell office:value-type="float" office:value="0.058">
            <text:p>0,058</text:p>
          </table:table-cell>
          <table:table-cell office:value-type="float" office:value="0.0717">
            <text:p>0,0717</text:p>
          </table:table-cell>
          <table:table-cell office:value-type="float" office:value="0.0698">
            <text:p>0,0698</text:p>
          </table:table-cell>
          <table:table-cell office:value-type="float" office:value="0.079">
            <text:p>0,079</text:p>
          </table:table-cell>
          <table:table-cell office:value-type="float" office:value="0.0827">
            <text:p>0,0827</text:p>
          </table:table-cell>
          <table:table-cell office:value-type="float" office:value="0.0981">
            <text:p>0,0981</text:p>
          </table:table-cell>
          <table:table-cell office:value-type="float" office:value="0.1003">
            <text:p>0,1003</text:p>
          </table:table-cell>
          <table:table-cell office:value-type="float" office:value="0.1056">
            <text:p>0,1056</text:p>
          </table:table-cell>
          <table:table-cell office:value-type="float" office:value="0.1183">
            <text:p>0,1183</text:p>
          </table:table-cell>
          <table:table-cell office:value-type="float" office:value="0.1208">
            <text:p>0,1208</text:p>
          </table:table-cell>
          <table:table-cell office:value-type="float" office:value="0.1318">
            <text:p>0,1318</text:p>
          </table:table-cell>
          <table:table-cell office:value-type="float" office:value="0.1354">
            <text:p>0,1354</text:p>
          </table:table-cell>
          <table:table-cell office:value-type="float" office:value="0.1375">
            <text:p>0,1375</text:p>
          </table:table-cell>
          <table:table-cell office:value-type="float" office:value="0.1495">
            <text:p>0,1495</text:p>
          </table:table-cell>
          <table:table-cell office:value-type="float" office:value="0.154">
            <text:p>0,154</text:p>
          </table:table-cell>
          <table:table-cell office:value-type="float" office:value="0.1538">
            <text:p>0,1538</text:p>
          </table:table-cell>
          <table:table-cell office:value-type="float" office:value="0.1661">
            <text:p>0,1661</text:p>
          </table:table-cell>
          <table:table-cell office:value-type="float" office:value="0.1707">
            <text:p>0,1707</text:p>
          </table:table-cell>
          <table:table-cell office:value-type="float" office:value="0.1837">
            <text:p>0,1837</text:p>
          </table:table-cell>
          <table:table-cell office:value-type="float" office:value="0.1872">
            <text:p>0,1872</text:p>
          </table:table-cell>
          <table:table-cell office:value-type="float" office:value="0.1911">
            <text:p>0,1911</text:p>
          </table:table-cell>
          <table:table-cell office:value-type="float" office:value="0.1983">
            <text:p>0,1983</text:p>
          </table:table-cell>
          <table:table-cell table:number-columns-repeated="2" office:value-type="float" office:value="0.2059">
            <text:p>0,2059</text:p>
          </table:table-cell>
          <table:table-cell office:value-type="float" office:value="0.2034">
            <text:p>0,203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004">
            <text:p>0,0004</text:p>
          </table:table-cell>
          <table:table-cell office:value-type="float" office:value="0.0022">
            <text:p>0,0022</text:p>
          </table:table-cell>
          <table:table-cell office:value-type="float" office:value="0.0037">
            <text:p>0,0037</text:p>
          </table:table-cell>
          <table:table-cell office:value-type="float" office:value="0.005">
            <text:p>0,005</text:p>
          </table:table-cell>
          <table:table-cell office:value-type="float" office:value="0.0074">
            <text:p>0,0074</text:p>
          </table:table-cell>
          <table:table-cell office:value-type="float" office:value="0.0104">
            <text:p>0,0104</text:p>
          </table:table-cell>
          <table:table-cell office:value-type="float" office:value="0.0148">
            <text:p>0,0148</text:p>
          </table:table-cell>
          <table:table-cell office:value-type="float" office:value="0.0191">
            <text:p>0,0191</text:p>
          </table:table-cell>
          <table:table-cell office:value-type="float" office:value="0.0248">
            <text:p>0,0248</text:p>
          </table:table-cell>
          <table:table-cell office:value-type="float" office:value="0.0298">
            <text:p>0,0298</text:p>
          </table:table-cell>
          <table:table-cell office:value-type="float" office:value="0.0398">
            <text:p>0,0398</text:p>
          </table:table-cell>
          <table:table-cell office:value-type="float" office:value="0.044">
            <text:p>0,044</text:p>
          </table:table-cell>
          <table:table-cell office:value-type="float" office:value="0.048">
            <text:p>0,048</text:p>
          </table:table-cell>
          <table:table-cell office:value-type="float" office:value="0.0575">
            <text:p>0,0575</text:p>
          </table:table-cell>
          <table:table-cell office:value-type="float" office:value="0.0645">
            <text:p>0,0645</text:p>
          </table:table-cell>
          <table:table-cell office:value-type="float" office:value="0.0705">
            <text:p>0,0705</text:p>
          </table:table-cell>
          <table:table-cell office:value-type="float" office:value="0.0801">
            <text:p>0,0801</text:p>
          </table:table-cell>
          <table:table-cell office:value-type="float" office:value="0.0843">
            <text:p>0,0843</text:p>
          </table:table-cell>
          <table:table-cell office:value-type="float" office:value="0.0963">
            <text:p>0,0963</text:p>
          </table:table-cell>
          <table:table-cell office:value-type="float" office:value="0.0978">
            <text:p>0,0978</text:p>
          </table:table-cell>
          <table:table-cell office:value-type="float" office:value="0.1037">
            <text:p>0,1037</text:p>
          </table:table-cell>
          <table:table-cell office:value-type="float" office:value="0.1133">
            <text:p>0,1133</text:p>
          </table:table-cell>
          <table:table-cell office:value-type="float" office:value="0.1154">
            <text:p>0,1154</text:p>
          </table:table-cell>
          <table:table-cell office:value-type="float" office:value="0.1282">
            <text:p>0,1282</text:p>
          </table:table-cell>
          <table:table-cell office:value-type="float" office:value="0.1278">
            <text:p>0,1278</text:p>
          </table:table-cell>
          <table:table-cell office:value-type="float" office:value="0.1401">
            <text:p>0,1401</text:p>
          </table:table-cell>
          <table:table-cell office:value-type="float" office:value="0.1498">
            <text:p>0,1498</text:p>
          </table:table-cell>
          <table:table-cell office:value-type="float" office:value="0.1585">
            <text:p>0,1585</text:p>
          </table:table-cell>
          <table:table-cell office:value-type="float" office:value="0.1537">
            <text:p>0,1537</text:p>
          </table:table-cell>
          <table:table-cell office:value-type="float" office:value="0.1544">
            <text:p>0,1544</text:p>
          </table:table-cell>
          <table:table-cell office:value-type="float" office:value="0.1657">
            <text:p>0,1657</text:p>
          </table:table-cell>
          <table:table-cell office:value-type="float" office:value="0.1749">
            <text:p>0,1749</text:p>
          </table:table-cell>
          <table:table-cell office:value-type="float" office:value="0.1736">
            <text:p>0,1736</text:p>
          </table:table-cell>
          <table:table-cell office:value-type="float" office:value="0.1898">
            <text:p>0,1898</text:p>
          </table:table-cell>
          <table:table-cell office:value-type="float" office:value="0.1871">
            <text:p>0,1871</text:p>
          </table:table-cell>
          <table:table-cell office:value-type="float" office:value="0.1898">
            <text:p>0,1898</text:p>
          </table:table-cell>
          <table:table-cell office:value-type="float" office:value="0.2056">
            <text:p>0,2056</text:p>
          </table:table-cell>
          <table:table-cell office:value-type="float" office:value="0.2037">
            <text:p>0,203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8">
            <text:p>0,0008</text:p>
          </table:table-cell>
          <table:table-cell office:value-type="float" office:value="0.0017">
            <text:p>0,0017</text:p>
          </table:table-cell>
          <table:table-cell office:value-type="float" office:value="0.0036">
            <text:p>0,0036</text:p>
          </table:table-cell>
          <table:table-cell office:value-type="float" office:value="0.0048">
            <text:p>0,0048</text:p>
          </table:table-cell>
          <table:table-cell office:value-type="float" office:value="0.0067">
            <text:p>0,0067</text:p>
          </table:table-cell>
          <table:table-cell office:value-type="float" office:value="0.0093">
            <text:p>0,0093</text:p>
          </table:table-cell>
          <table:table-cell office:value-type="float" office:value="0.0143">
            <text:p>0,0143</text:p>
          </table:table-cell>
          <table:table-cell office:value-type="float" office:value="0.0185">
            <text:p>0,0185</text:p>
          </table:table-cell>
          <table:table-cell office:value-type="float" office:value="0.0241">
            <text:p>0,0241</text:p>
          </table:table-cell>
          <table:table-cell office:value-type="float" office:value="0.0314">
            <text:p>0,0314</text:p>
          </table:table-cell>
          <table:table-cell office:value-type="float" office:value="0.0336">
            <text:p>0,0336</text:p>
          </table:table-cell>
          <table:table-cell office:value-type="float" office:value="0.0413">
            <text:p>0,0413</text:p>
          </table:table-cell>
          <table:table-cell office:value-type="float" office:value="0.0464">
            <text:p>0,0464</text:p>
          </table:table-cell>
          <table:table-cell office:value-type="float" office:value="0.0525">
            <text:p>0,0525</text:p>
          </table:table-cell>
          <table:table-cell office:value-type="float" office:value="0.059">
            <text:p>0,059</text:p>
          </table:table-cell>
          <table:table-cell office:value-type="float" office:value="0.0697">
            <text:p>0,0697</text:p>
          </table:table-cell>
          <table:table-cell office:value-type="float" office:value="0.0784">
            <text:p>0,0784</text:p>
          </table:table-cell>
          <table:table-cell office:value-type="float" office:value="0.089">
            <text:p>0,089</text:p>
          </table:table-cell>
          <table:table-cell office:value-type="float" office:value="0.0862">
            <text:p>0,0862</text:p>
          </table:table-cell>
          <table:table-cell office:value-type="float" office:value="0.0996">
            <text:p>0,0996</text:p>
          </table:table-cell>
          <table:table-cell office:value-type="float" office:value="0.1034">
            <text:p>0,1034</text:p>
          </table:table-cell>
          <table:table-cell office:value-type="float" office:value="0.1095">
            <text:p>0,1095</text:p>
          </table:table-cell>
          <table:table-cell office:value-type="float" office:value="0.1099">
            <text:p>0,1099</text:p>
          </table:table-cell>
          <table:table-cell office:value-type="float" office:value="0.1181">
            <text:p>0,1181</text:p>
          </table:table-cell>
          <table:table-cell office:value-type="float" office:value="0.1321">
            <text:p>0,1321</text:p>
          </table:table-cell>
          <table:table-cell office:value-type="float" office:value="0.133">
            <text:p>0,133</text:p>
          </table:table-cell>
          <table:table-cell office:value-type="float" office:value="0.1455">
            <text:p>0,1455</text:p>
          </table:table-cell>
          <table:table-cell office:value-type="float" office:value="0.1541">
            <text:p>0,1541</text:p>
          </table:table-cell>
          <table:table-cell office:value-type="float" office:value="0.1592">
            <text:p>0,1592</text:p>
          </table:table-cell>
          <table:table-cell office:value-type="float" office:value="0.1604">
            <text:p>0,1604</text:p>
          </table:table-cell>
          <table:table-cell office:value-type="float" office:value="0.1674">
            <text:p>0,1674</text:p>
          </table:table-cell>
          <table:table-cell office:value-type="float" office:value="0.1777">
            <text:p>0,1777</text:p>
          </table:table-cell>
          <table:table-cell office:value-type="float" office:value="0.1723">
            <text:p>0,1723</text:p>
          </table:table-cell>
          <table:table-cell office:value-type="float" office:value="0.1805">
            <text:p>0,1805</text:p>
          </table:table-cell>
          <table:table-cell office:value-type="float" office:value="0.1888">
            <text:p>0,1888</text:p>
          </table:table-cell>
          <table:table-cell office:value-type="float" office:value="0.1928">
            <text:p>0,1928</text:p>
          </table:table-cell>
          <table:table-cell office:value-type="float" office:value="0.1995">
            <text:p>0,1995</text:p>
          </table:table-cell>
          <table:table-cell office:value-type="float" office:value="0.203">
            <text:p>0,20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001">
            <text:p>0,0001</text:p>
          </table:table-cell>
          <table:table-cell office:value-type="float" office:value="0.0004">
            <text:p>0,0004</text:p>
          </table:table-cell>
          <table:table-cell office:value-type="float" office:value="0.001">
            <text:p>0,001</text:p>
          </table:table-cell>
          <table:table-cell office:value-type="float" office:value="0.0011">
            <text:p>0,0011</text:p>
          </table:table-cell>
          <table:table-cell office:value-type="float" office:value="0.0022">
            <text:p>0,0022</text:p>
          </table:table-cell>
          <table:table-cell office:value-type="float" office:value="0.0036">
            <text:p>0,0036</text:p>
          </table:table-cell>
          <table:table-cell office:value-type="float" office:value="0.0066">
            <text:p>0,0066</text:p>
          </table:table-cell>
          <table:table-cell office:value-type="float" office:value="0.01">
            <text:p>0,01</text:p>
          </table:table-cell>
          <table:table-cell office:value-type="float" office:value="0.0132">
            <text:p>0,0132</text:p>
          </table:table-cell>
          <table:table-cell office:value-type="float" office:value="0.0186">
            <text:p>0,0186</text:p>
          </table:table-cell>
          <table:table-cell office:value-type="float" office:value="0.0234">
            <text:p>0,0234</text:p>
          </table:table-cell>
          <table:table-cell office:value-type="float" office:value="0.0279">
            <text:p>0,0279</text:p>
          </table:table-cell>
          <table:table-cell office:value-type="float" office:value="0.0347">
            <text:p>0,0347</text:p>
          </table:table-cell>
          <table:table-cell office:value-type="float" office:value="0.0375">
            <text:p>0,0375</text:p>
          </table:table-cell>
          <table:table-cell office:value-type="float" office:value="0.0504">
            <text:p>0,0504</text:p>
          </table:table-cell>
          <table:table-cell office:value-type="float" office:value="0.0482">
            <text:p>0,0482</text:p>
          </table:table-cell>
          <table:table-cell office:value-type="float" office:value="0.0562">
            <text:p>0,0562</text:p>
          </table:table-cell>
          <table:table-cell office:value-type="float" office:value="0.0648">
            <text:p>0,0648</text:p>
          </table:table-cell>
          <table:table-cell office:value-type="float" office:value="0.0739">
            <text:p>0,0739</text:p>
          </table:table-cell>
          <table:table-cell office:value-type="float" office:value="0.0859">
            <text:p>0,0859</text:p>
          </table:table-cell>
          <table:table-cell office:value-type="float" office:value="0.0864">
            <text:p>0,0864</text:p>
          </table:table-cell>
          <table:table-cell office:value-type="float" office:value="0.0969">
            <text:p>0,0969</text:p>
          </table:table-cell>
          <table:table-cell office:value-type="float" office:value="0.0972">
            <text:p>0,0972</text:p>
          </table:table-cell>
          <table:table-cell office:value-type="float" office:value="0.1015">
            <text:p>0,1015</text:p>
          </table:table-cell>
          <table:table-cell office:value-type="float" office:value="0.1186">
            <text:p>0,1186</text:p>
          </table:table-cell>
          <table:table-cell office:value-type="float" office:value="0.1211">
            <text:p>0,1211</text:p>
          </table:table-cell>
          <table:table-cell office:value-type="float" office:value="0.1311">
            <text:p>0,1311</text:p>
          </table:table-cell>
          <table:table-cell office:value-type="float" office:value="0.1393">
            <text:p>0,1393</text:p>
          </table:table-cell>
          <table:table-cell office:value-type="float" office:value="0.1413">
            <text:p>0,1413</text:p>
          </table:table-cell>
          <table:table-cell office:value-type="float" office:value="0.1463">
            <text:p>0,1463</text:p>
          </table:table-cell>
          <table:table-cell office:value-type="float" office:value="0.1524">
            <text:p>0,1524</text:p>
          </table:table-cell>
          <table:table-cell office:value-type="float" office:value="0.1649">
            <text:p>0,1649</text:p>
          </table:table-cell>
          <table:table-cell office:value-type="float" office:value="0.1665">
            <text:p>0,1665</text:p>
          </table:table-cell>
          <table:table-cell office:value-type="float" office:value="0.1711">
            <text:p>0,1711</text:p>
          </table:table-cell>
          <table:table-cell office:value-type="float" office:value="0.1731">
            <text:p>0,1731</text:p>
          </table:table-cell>
          <table:table-cell office:value-type="float" office:value="0.1803">
            <text:p>0,1803</text:p>
          </table:table-cell>
          <table:table-cell office:value-type="float" office:value="0.1878">
            <text:p>0,1878</text:p>
          </table:table-cell>
          <table:table-cell office:value-type="float" office:value="0.1929">
            <text:p>0,1929</text:p>
          </table:table-cell>
          <table:table-cell office:value-type="float" office:value="0.196">
            <text:p>0,196</text:p>
          </table:table-cell>
          <table:table-cell office:value-type="float" office:value="0.2008">
            <text:p>0,200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4">
            <text:p>0,0004</text:p>
          </table:table-cell>
          <table:table-cell office:value-type="float" office:value="0.0011">
            <text:p>0,0011</text:p>
          </table:table-cell>
          <table:table-cell table:number-columns-repeated="2" office:value-type="float" office:value="0.0033">
            <text:p>0,0033</text:p>
          </table:table-cell>
          <table:table-cell office:value-type="float" office:value="0.0057">
            <text:p>0,0057</text:p>
          </table:table-cell>
          <table:table-cell office:value-type="float" office:value="0.0098">
            <text:p>0,0098</text:p>
          </table:table-cell>
          <table:table-cell office:value-type="float" office:value="0.0145">
            <text:p>0,0145</text:p>
          </table:table-cell>
          <table:table-cell office:value-type="float" office:value="0.0185">
            <text:p>0,0185</text:p>
          </table:table-cell>
          <table:table-cell office:value-type="float" office:value="0.0208">
            <text:p>0,0208</text:p>
          </table:table-cell>
          <table:table-cell office:value-type="float" office:value="0.0247">
            <text:p>0,0247</text:p>
          </table:table-cell>
          <table:table-cell office:value-type="float" office:value="0.0322">
            <text:p>0,0322</text:p>
          </table:table-cell>
          <table:table-cell office:value-type="float" office:value="0.0397">
            <text:p>0,0397</text:p>
          </table:table-cell>
          <table:table-cell office:value-type="float" office:value="0.044">
            <text:p>0,044</text:p>
          </table:table-cell>
          <table:table-cell office:value-type="float" office:value="0.0454">
            <text:p>0,0454</text:p>
          </table:table-cell>
          <table:table-cell office:value-type="float" office:value="0.0541">
            <text:p>0,0541</text:p>
          </table:table-cell>
          <table:table-cell office:value-type="float" office:value="0.0596">
            <text:p>0,0596</text:p>
          </table:table-cell>
          <table:table-cell office:value-type="float" office:value="0.0635">
            <text:p>0,0635</text:p>
          </table:table-cell>
          <table:table-cell office:value-type="float" office:value="0.0786">
            <text:p>0,0786</text:p>
          </table:table-cell>
          <table:table-cell office:value-type="float" office:value="0.0854">
            <text:p>0,0854</text:p>
          </table:table-cell>
          <table:table-cell office:value-type="float" office:value="0.0913">
            <text:p>0,0913</text:p>
          </table:table-cell>
          <table:table-cell office:value-type="float" office:value="0.0998">
            <text:p>0,0998</text:p>
          </table:table-cell>
          <table:table-cell office:value-type="float" office:value="0.1077">
            <text:p>0,1077</text:p>
          </table:table-cell>
          <table:table-cell office:value-type="float" office:value="0.1054">
            <text:p>0,1054</text:p>
          </table:table-cell>
          <table:table-cell office:value-type="float" office:value="0.1187">
            <text:p>0,1187</text:p>
          </table:table-cell>
          <table:table-cell office:value-type="float" office:value="0.1271">
            <text:p>0,1271</text:p>
          </table:table-cell>
          <table:table-cell office:value-type="float" office:value="0.1281">
            <text:p>0,1281</text:p>
          </table:table-cell>
          <table:table-cell office:value-type="float" office:value="0.1291">
            <text:p>0,1291</text:p>
          </table:table-cell>
          <table:table-cell office:value-type="float" office:value="0.144">
            <text:p>0,144</text:p>
          </table:table-cell>
          <table:table-cell office:value-type="float" office:value="0.1587">
            <text:p>0,1587</text:p>
          </table:table-cell>
          <table:table-cell office:value-type="float" office:value="0.1562">
            <text:p>0,1562</text:p>
          </table:table-cell>
          <table:table-cell office:value-type="float" office:value="0.1581">
            <text:p>0,1581</text:p>
          </table:table-cell>
          <table:table-cell office:value-type="float" office:value="0.1692">
            <text:p>0,1692</text:p>
          </table:table-cell>
          <table:table-cell office:value-type="float" office:value="0.167">
            <text:p>0,167</text:p>
          </table:table-cell>
          <table:table-cell office:value-type="float" office:value="0.1843">
            <text:p>0,1843</text:p>
          </table:table-cell>
          <table:table-cell office:value-type="float" office:value="0.1804">
            <text:p>0,1804</text:p>
          </table:table-cell>
          <table:table-cell office:value-type="float" office:value="0.1901">
            <text:p>0,1901</text:p>
          </table:table-cell>
          <table:table-cell office:value-type="float" office:value="0.1951">
            <text:p>0,1951</text:p>
          </table:table-cell>
          <table:table-cell office:value-type="float" office:value="0.1957">
            <text:p>0,195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3">
            <text:p>0,0003</text:p>
          </table:table-cell>
          <table:table-cell office:value-type="float" office:value="0.0011">
            <text:p>0,0011</text:p>
          </table:table-cell>
          <table:table-cell office:value-type="float" office:value="0.0019">
            <text:p>0,0019</text:p>
          </table:table-cell>
          <table:table-cell office:value-type="float" office:value="0.0031">
            <text:p>0,0031</text:p>
          </table:table-cell>
          <table:table-cell office:value-type="float" office:value="0.005">
            <text:p>0,005</text:p>
          </table:table-cell>
          <table:table-cell office:value-type="float" office:value="0.0092">
            <text:p>0,0092</text:p>
          </table:table-cell>
          <table:table-cell office:value-type="float" office:value="0.0133">
            <text:p>0,0133</text:p>
          </table:table-cell>
          <table:table-cell office:value-type="float" office:value="0.0156">
            <text:p>0,0156</text:p>
          </table:table-cell>
          <table:table-cell office:value-type="float" office:value="0.0216">
            <text:p>0,0216</text:p>
          </table:table-cell>
          <table:table-cell office:value-type="float" office:value="0.0265">
            <text:p>0,0265</text:p>
          </table:table-cell>
          <table:table-cell office:value-type="float" office:value="0.0292">
            <text:p>0,0292</text:p>
          </table:table-cell>
          <table:table-cell office:value-type="float" office:value="0.0381">
            <text:p>0,0381</text:p>
          </table:table-cell>
          <table:table-cell office:value-type="float" office:value="0.0421">
            <text:p>0,0421</text:p>
          </table:table-cell>
          <table:table-cell office:value-type="float" office:value="0.0428">
            <text:p>0,0428</text:p>
          </table:table-cell>
          <table:table-cell office:value-type="float" office:value="0.0514">
            <text:p>0,0514</text:p>
          </table:table-cell>
          <table:table-cell office:value-type="float" office:value="0.0616">
            <text:p>0,0616</text:p>
          </table:table-cell>
          <table:table-cell office:value-type="float" office:value="0.0602">
            <text:p>0,0602</text:p>
          </table:table-cell>
          <table:table-cell office:value-type="float" office:value="0.0762">
            <text:p>0,0762</text:p>
          </table:table-cell>
          <table:table-cell office:value-type="float" office:value="0.0793">
            <text:p>0,0793</text:p>
          </table:table-cell>
          <table:table-cell office:value-type="float" office:value="0.0819">
            <text:p>0,0819</text:p>
          </table:table-cell>
          <table:table-cell office:value-type="float" office:value="0.0992">
            <text:p>0,0992</text:p>
          </table:table-cell>
          <table:table-cell office:value-type="float" office:value="0.1009">
            <text:p>0,1009</text:p>
          </table:table-cell>
          <table:table-cell office:value-type="float" office:value="0.1129">
            <text:p>0,1129</text:p>
          </table:table-cell>
          <table:table-cell office:value-type="float" office:value="0.1154">
            <text:p>0,1154</text:p>
          </table:table-cell>
          <table:table-cell office:value-type="float" office:value="0.1261">
            <text:p>0,1261</text:p>
          </table:table-cell>
          <table:table-cell office:value-type="float" office:value="0.1271">
            <text:p>0,1271</text:p>
          </table:table-cell>
          <table:table-cell office:value-type="float" office:value="0.1335">
            <text:p>0,1335</text:p>
          </table:table-cell>
          <table:table-cell office:value-type="float" office:value="0.1348">
            <text:p>0,1348</text:p>
          </table:table-cell>
          <table:table-cell office:value-type="float" office:value="0.151">
            <text:p>0,151</text:p>
          </table:table-cell>
          <table:table-cell office:value-type="float" office:value="0.145">
            <text:p>0,145</text:p>
          </table:table-cell>
          <table:table-cell office:value-type="float" office:value="0.1551">
            <text:p>0,1551</text:p>
          </table:table-cell>
          <table:table-cell office:value-type="float" office:value="0.1714">
            <text:p>0,1714</text:p>
          </table:table-cell>
          <table:table-cell office:value-type="float" office:value="0.1693">
            <text:p>0,1693</text:p>
          </table:table-cell>
          <table:table-cell office:value-type="float" office:value="0.169">
            <text:p>0,169</text:p>
          </table:table-cell>
          <table:table-cell office:value-type="float" office:value="0.1791">
            <text:p>0,1791</text:p>
          </table:table-cell>
          <table:table-cell office:value-type="float" office:value="0.1841">
            <text:p>0,1841</text:p>
          </table:table-cell>
          <table:table-cell office:value-type="float" office:value="0.1902">
            <text:p>0,1902</text:p>
          </table:table-cell>
          <table:table-cell office:value-type="float" office:value="0.2011">
            <text:p>0,201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9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03">
            <text:p>0,0003</text:p>
          </table:table-cell>
          <table:table-cell office:value-type="float" office:value="0.0008">
            <text:p>0,0008</text:p>
          </table:table-cell>
          <table:table-cell office:value-type="float" office:value="0.0013">
            <text:p>0,0013</text:p>
          </table:table-cell>
          <table:table-cell office:value-type="float" office:value="0.0032">
            <text:p>0,0032</text:p>
          </table:table-cell>
          <table:table-cell office:value-type="float" office:value="0.0049">
            <text:p>0,0049</text:p>
          </table:table-cell>
          <table:table-cell office:value-type="float" office:value="0.0079">
            <text:p>0,0079</text:p>
          </table:table-cell>
          <table:table-cell office:value-type="float" office:value="0.0096">
            <text:p>0,0096</text:p>
          </table:table-cell>
          <table:table-cell office:value-type="float" office:value="0.0156">
            <text:p>0,0156</text:p>
          </table:table-cell>
          <table:table-cell office:value-type="float" office:value="0.0184">
            <text:p>0,0184</text:p>
          </table:table-cell>
          <table:table-cell office:value-type="float" office:value="0.0231">
            <text:p>0,0231</text:p>
          </table:table-cell>
          <table:table-cell office:value-type="float" office:value="0.0317">
            <text:p>0,0317</text:p>
          </table:table-cell>
          <table:table-cell office:value-type="float" office:value="0.0386">
            <text:p>0,0386</text:p>
          </table:table-cell>
          <table:table-cell office:value-type="float" office:value="0.0379">
            <text:p>0,0379</text:p>
          </table:table-cell>
          <table:table-cell office:value-type="float" office:value="0.0412">
            <text:p>0,0412</text:p>
          </table:table-cell>
          <table:table-cell office:value-type="float" office:value="0.0493">
            <text:p>0,0493</text:p>
          </table:table-cell>
          <table:table-cell office:value-type="float" office:value="0.056">
            <text:p>0,056</text:p>
          </table:table-cell>
          <table:table-cell office:value-type="float" office:value="0.0606">
            <text:p>0,0606</text:p>
          </table:table-cell>
          <table:table-cell office:value-type="float" office:value="0.0719">
            <text:p>0,0719</text:p>
          </table:table-cell>
          <table:table-cell office:value-type="float" office:value="0.0778">
            <text:p>0,0778</text:p>
          </table:table-cell>
          <table:table-cell office:value-type="float" office:value="0.085">
            <text:p>0,085</text:p>
          </table:table-cell>
          <table:table-cell office:value-type="float" office:value="0.0953">
            <text:p>0,0953</text:p>
          </table:table-cell>
          <table:table-cell office:value-type="float" office:value="0.0956">
            <text:p>0,0956</text:p>
          </table:table-cell>
          <table:table-cell office:value-type="float" office:value="0.1045">
            <text:p>0,1045</text:p>
          </table:table-cell>
          <table:table-cell office:value-type="float" office:value="0.1089">
            <text:p>0,1089</text:p>
          </table:table-cell>
          <table:table-cell office:value-type="float" office:value="0.1196">
            <text:p>0,1196</text:p>
          </table:table-cell>
          <table:table-cell office:value-type="float" office:value="0.1255">
            <text:p>0,1255</text:p>
          </table:table-cell>
          <table:table-cell office:value-type="float" office:value="0.1362">
            <text:p>0,1362</text:p>
          </table:table-cell>
          <table:table-cell office:value-type="float" office:value="0.1398">
            <text:p>0,1398</text:p>
          </table:table-cell>
          <table:table-cell office:value-type="float" office:value="0.1442">
            <text:p>0,1442</text:p>
          </table:table-cell>
          <table:table-cell office:value-type="float" office:value="0.1483">
            <text:p>0,1483</text:p>
          </table:table-cell>
          <table:table-cell office:value-type="float" office:value="0.1528">
            <text:p>0,1528</text:p>
          </table:table-cell>
          <table:table-cell office:value-type="float" office:value="0.1603">
            <text:p>0,1603</text:p>
          </table:table-cell>
          <table:table-cell office:value-type="float" office:value="0.1652">
            <text:p>0,1652</text:p>
          </table:table-cell>
          <table:table-cell office:value-type="float" office:value="0.1799">
            <text:p>0,1799</text:p>
          </table:table-cell>
          <table:table-cell office:value-type="float" office:value="0.1779">
            <text:p>0,1779</text:p>
          </table:table-cell>
          <table:table-cell office:value-type="float" office:value="0.1789">
            <text:p>0,1789</text:p>
          </table:table-cell>
          <table:table-cell office:value-type="float" office:value="0.1902">
            <text:p>0,1902</text:p>
          </table:table-cell>
          <table:table-cell office:value-type="float" office:value="0.193">
            <text:p>0,19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004">
            <text:p>0,0004</text:p>
          </table:table-cell>
          <table:table-cell office:value-type="float" office:value="0.0007">
            <text:p>0,0007</text:p>
          </table:table-cell>
          <table:table-cell office:value-type="float" office:value="0.0013">
            <text:p>0,0013</text:p>
          </table:table-cell>
          <table:table-cell office:value-type="float" office:value="0.0028">
            <text:p>0,0028</text:p>
          </table:table-cell>
          <table:table-cell office:value-type="float" office:value="0.0055">
            <text:p>0,0055</text:p>
          </table:table-cell>
          <table:table-cell office:value-type="float" office:value="0.0079">
            <text:p>0,0079</text:p>
          </table:table-cell>
          <table:table-cell office:value-type="float" office:value="0.0106">
            <text:p>0,0106</text:p>
          </table:table-cell>
          <table:table-cell office:value-type="float" office:value="0.0155">
            <text:p>0,0155</text:p>
          </table:table-cell>
          <table:table-cell office:value-type="float" office:value="0.0199">
            <text:p>0,0199</text:p>
          </table:table-cell>
          <table:table-cell office:value-type="float" office:value="0.0219">
            <text:p>0,0219</text:p>
          </table:table-cell>
          <table:table-cell office:value-type="float" office:value="0.0279">
            <text:p>0,0279</text:p>
          </table:table-cell>
          <table:table-cell office:value-type="float" office:value="0.0336">
            <text:p>0,0336</text:p>
          </table:table-cell>
          <table:table-cell office:value-type="float" office:value="0.0376">
            <text:p>0,0376</text:p>
          </table:table-cell>
          <table:table-cell office:value-type="float" office:value="0.0434">
            <text:p>0,0434</text:p>
          </table:table-cell>
          <table:table-cell office:value-type="float" office:value="0.0486">
            <text:p>0,0486</text:p>
          </table:table-cell>
          <table:table-cell office:value-type="float" office:value="0.0563">
            <text:p>0,0563</text:p>
          </table:table-cell>
          <table:table-cell office:value-type="float" office:value="0.0623">
            <text:p>0,0623</text:p>
          </table:table-cell>
          <table:table-cell office:value-type="float" office:value="0.07">
            <text:p>0,07</text:p>
          </table:table-cell>
          <table:table-cell office:value-type="float" office:value="0.0754">
            <text:p>0,0754</text:p>
          </table:table-cell>
          <table:table-cell office:value-type="float" office:value="0.0841">
            <text:p>0,0841</text:p>
          </table:table-cell>
          <table:table-cell office:value-type="float" office:value="0.0893">
            <text:p>0,0893</text:p>
          </table:table-cell>
          <table:table-cell office:value-type="float" office:value="0.0894">
            <text:p>0,0894</text:p>
          </table:table-cell>
          <table:table-cell office:value-type="float" office:value="0.1058">
            <text:p>0,1058</text:p>
          </table:table-cell>
          <table:table-cell office:value-type="float" office:value="0.1051">
            <text:p>0,1051</text:p>
          </table:table-cell>
          <table:table-cell office:value-type="float" office:value="0.1204">
            <text:p>0,1204</text:p>
          </table:table-cell>
          <table:table-cell office:value-type="float" office:value="0.1227">
            <text:p>0,1227</text:p>
          </table:table-cell>
          <table:table-cell office:value-type="float" office:value="0.1278">
            <text:p>0,1278</text:p>
          </table:table-cell>
          <table:table-cell office:value-type="float" office:value="0.1341">
            <text:p>0,1341</text:p>
          </table:table-cell>
          <table:table-cell office:value-type="float" office:value="0.145">
            <text:p>0,145</text:p>
          </table:table-cell>
          <table:table-cell office:value-type="float" office:value="0.1472">
            <text:p>0,1472</text:p>
          </table:table-cell>
          <table:table-cell office:value-type="float" office:value="0.1559">
            <text:p>0,1559</text:p>
          </table:table-cell>
          <table:table-cell office:value-type="float" office:value="0.1591">
            <text:p>0,1591</text:p>
          </table:table-cell>
          <table:table-cell office:value-type="float" office:value="0.1596">
            <text:p>0,1596</text:p>
          </table:table-cell>
          <table:table-cell office:value-type="float" office:value="0.1762">
            <text:p>0,1762</text:p>
          </table:table-cell>
          <table:table-cell office:value-type="float" office:value="0.1692">
            <text:p>0,1692</text:p>
          </table:table-cell>
          <table:table-cell office:value-type="float" office:value="0.1827">
            <text:p>0,1827</text:p>
          </table:table-cell>
          <table:table-cell office:value-type="float" office:value="0.1766">
            <text:p>0,1766</text:p>
          </table:table-cell>
          <table:table-cell office:value-type="float" office:value="0.1881">
            <text:p>0,188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1">
            <text:p>0,0001</text:p>
          </table:table-cell>
          <table:table-cell office:value-type="float" office:value="0.0007">
            <text:p>0,0007</text:p>
          </table:table-cell>
          <table:table-cell office:value-type="float" office:value="0.0013">
            <text:p>0,0013</text:p>
          </table:table-cell>
          <table:table-cell office:value-type="float" office:value="0.0033">
            <text:p>0,0033</text:p>
          </table:table-cell>
          <table:table-cell office:value-type="float" office:value="0.0036">
            <text:p>0,0036</text:p>
          </table:table-cell>
          <table:table-cell office:value-type="float" office:value="0.0071">
            <text:p>0,0071</text:p>
          </table:table-cell>
          <table:table-cell office:value-type="float" office:value="0.0093">
            <text:p>0,0093</text:p>
          </table:table-cell>
          <table:table-cell office:value-type="float" office:value="0.0145">
            <text:p>0,0145</text:p>
          </table:table-cell>
          <table:table-cell office:value-type="float" office:value="0.0185">
            <text:p>0,0185</text:p>
          </table:table-cell>
          <table:table-cell office:value-type="float" office:value="0.0223">
            <text:p>0,0223</text:p>
          </table:table-cell>
          <table:table-cell office:value-type="float" office:value="0.0279">
            <text:p>0,0279</text:p>
          </table:table-cell>
          <table:table-cell office:value-type="float" office:value="0.0306">
            <text:p>0,0306</text:p>
          </table:table-cell>
          <table:table-cell office:value-type="float" office:value="0.0333">
            <text:p>0,0333</text:p>
          </table:table-cell>
          <table:table-cell office:value-type="float" office:value="0.0397">
            <text:p>0,0397</text:p>
          </table:table-cell>
          <table:table-cell office:value-type="float" office:value="0.0489">
            <text:p>0,0489</text:p>
          </table:table-cell>
          <table:table-cell office:value-type="float" office:value="0.0527">
            <text:p>0,0527</text:p>
          </table:table-cell>
          <table:table-cell office:value-type="float" office:value="0.0572">
            <text:p>0,0572</text:p>
          </table:table-cell>
          <table:table-cell office:value-type="float" office:value="0.0669">
            <text:p>0,0669</text:p>
          </table:table-cell>
          <table:table-cell office:value-type="float" office:value="0.0762">
            <text:p>0,0762</text:p>
          </table:table-cell>
          <table:table-cell office:value-type="float" office:value="0.083">
            <text:p>0,083</text:p>
          </table:table-cell>
          <table:table-cell office:value-type="float" office:value="0.0813">
            <text:p>0,0813</text:p>
          </table:table-cell>
          <table:table-cell office:value-type="float" office:value="0.0945">
            <text:p>0,0945</text:p>
          </table:table-cell>
          <table:table-cell office:value-type="float" office:value="0.1028">
            <text:p>0,1028</text:p>
          </table:table-cell>
          <table:table-cell office:value-type="float" office:value="0.1067">
            <text:p>0,1067</text:p>
          </table:table-cell>
          <table:table-cell office:value-type="float" office:value="0.1167">
            <text:p>0,1167</text:p>
          </table:table-cell>
          <table:table-cell office:value-type="float" office:value="0.1208">
            <text:p>0,1208</text:p>
          </table:table-cell>
          <table:table-cell office:value-type="float" office:value="0.126">
            <text:p>0,126</text:p>
          </table:table-cell>
          <table:table-cell office:value-type="float" office:value="0.1321">
            <text:p>0,1321</text:p>
          </table:table-cell>
          <table:table-cell office:value-type="float" office:value="0.1361">
            <text:p>0,1361</text:p>
          </table:table-cell>
          <table:table-cell office:value-type="float" office:value="0.1483">
            <text:p>0,1483</text:p>
          </table:table-cell>
          <table:table-cell office:value-type="float" office:value="0.1482">
            <text:p>0,1482</text:p>
          </table:table-cell>
          <table:table-cell office:value-type="float" office:value="0.1497">
            <text:p>0,1497</text:p>
          </table:table-cell>
          <table:table-cell office:value-type="float" office:value="0.1553">
            <text:p>0,1553</text:p>
          </table:table-cell>
          <table:table-cell office:value-type="float" office:value="0.167">
            <text:p>0,167</text:p>
          </table:table-cell>
          <table:table-cell office:value-type="float" office:value="0.1688">
            <text:p>0,1688</text:p>
          </table:table-cell>
          <table:table-cell office:value-type="float" office:value="0.18">
            <text:p>0,18</text:p>
          </table:table-cell>
          <table:table-cell office:value-type="float" office:value="0.1856">
            <text:p>0,1856</text:p>
          </table:table-cell>
          <table:table-cell office:value-type="float" office:value="0.1888">
            <text:p>0,18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5">
            <text:p>0,0005</text:p>
          </table:table-cell>
          <table:table-cell office:value-type="float" office:value="0.0006">
            <text:p>0,0006</text:p>
          </table:table-cell>
          <table:table-cell office:value-type="float" office:value="0.0016">
            <text:p>0,0016</text:p>
          </table:table-cell>
          <table:table-cell office:value-type="float" office:value="0.0018">
            <text:p>0,0018</text:p>
          </table:table-cell>
          <table:table-cell office:value-type="float" office:value="0.0039">
            <text:p>0,0039</text:p>
          </table:table-cell>
          <table:table-cell office:value-type="float" office:value="0.0061">
            <text:p>0,0061</text:p>
          </table:table-cell>
          <table:table-cell office:value-type="float" office:value="0.0101">
            <text:p>0,0101</text:p>
          </table:table-cell>
          <table:table-cell office:value-type="float" office:value="0.0117">
            <text:p>0,0117</text:p>
          </table:table-cell>
          <table:table-cell office:value-type="float" office:value="0.017">
            <text:p>0,017</text:p>
          </table:table-cell>
          <table:table-cell office:value-type="float" office:value="0.0181">
            <text:p>0,0181</text:p>
          </table:table-cell>
          <table:table-cell office:value-type="float" office:value="0.0243">
            <text:p>0,0243</text:p>
          </table:table-cell>
          <table:table-cell office:value-type="float" office:value="0.031">
            <text:p>0,031</text:p>
          </table:table-cell>
          <table:table-cell office:value-type="float" office:value="0.0327">
            <text:p>0,0327</text:p>
          </table:table-cell>
          <table:table-cell office:value-type="float" office:value="0.0371">
            <text:p>0,0371</text:p>
          </table:table-cell>
          <table:table-cell office:value-type="float" office:value="0.0469">
            <text:p>0,0469</text:p>
          </table:table-cell>
          <table:table-cell office:value-type="float" office:value="0.0519">
            <text:p>0,0519</text:p>
          </table:table-cell>
          <table:table-cell office:value-type="float" office:value="0.0552">
            <text:p>0,0552</text:p>
          </table:table-cell>
          <table:table-cell office:value-type="float" office:value="0.0628">
            <text:p>0,0628</text:p>
          </table:table-cell>
          <table:table-cell office:value-type="float" office:value="0.0777">
            <text:p>0,0777</text:p>
          </table:table-cell>
          <table:table-cell office:value-type="float" office:value="0.0783">
            <text:p>0,0783</text:p>
          </table:table-cell>
          <table:table-cell office:value-type="float" office:value="0.0871">
            <text:p>0,0871</text:p>
          </table:table-cell>
          <table:table-cell office:value-type="float" office:value="0.0919">
            <text:p>0,0919</text:p>
          </table:table-cell>
          <table:table-cell office:value-type="float" office:value="0.1033">
            <text:p>0,1033</text:p>
          </table:table-cell>
          <table:table-cell office:value-type="float" office:value="0.1087">
            <text:p>0,1087</text:p>
          </table:table-cell>
          <table:table-cell office:value-type="float" office:value="0.1062">
            <text:p>0,1062</text:p>
          </table:table-cell>
          <table:table-cell office:value-type="float" office:value="0.1122">
            <text:p>0,1122</text:p>
          </table:table-cell>
          <table:table-cell office:value-type="float" office:value="0.1226">
            <text:p>0,1226</text:p>
          </table:table-cell>
          <table:table-cell office:value-type="float" office:value="0.1372">
            <text:p>0,1372</text:p>
          </table:table-cell>
          <table:table-cell office:value-type="float" office:value="0.1388">
            <text:p>0,1388</text:p>
          </table:table-cell>
          <table:table-cell office:value-type="float" office:value="0.1393">
            <text:p>0,1393</text:p>
          </table:table-cell>
          <table:table-cell office:value-type="float" office:value="0.1515">
            <text:p>0,1515</text:p>
          </table:table-cell>
          <table:table-cell office:value-type="float" office:value="0.1434">
            <text:p>0,1434</text:p>
          </table:table-cell>
          <table:table-cell office:value-type="float" office:value="0.1617">
            <text:p>0,1617</text:p>
          </table:table-cell>
          <table:table-cell office:value-type="float" office:value="0.1693">
            <text:p>0,1693</text:p>
          </table:table-cell>
          <table:table-cell office:value-type="float" office:value="0.1626">
            <text:p>0,1626</text:p>
          </table:table-cell>
          <table:table-cell office:value-type="float" office:value="0.1698">
            <text:p>0,1698</text:p>
          </table:table-cell>
          <table:table-cell office:value-type="float" office:value="0.1745">
            <text:p>0,1745</text:p>
          </table:table-cell>
          <table:table-cell office:value-type="float" office:value="0.1883">
            <text:p>0,188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9">
            <text:p>0,0009</text:p>
          </table:table-cell>
          <table:table-cell office:value-type="float" office:value="0.0014">
            <text:p>0,0014</text:p>
          </table:table-cell>
          <table:table-cell office:value-type="float" office:value="0.0023">
            <text:p>0,0023</text:p>
          </table:table-cell>
          <table:table-cell office:value-type="float" office:value="0.0032">
            <text:p>0,0032</text:p>
          </table:table-cell>
          <table:table-cell office:value-type="float" office:value="0.006">
            <text:p>0,006</text:p>
          </table:table-cell>
          <table:table-cell office:value-type="float" office:value="0.0095">
            <text:p>0,0095</text:p>
          </table:table-cell>
          <table:table-cell office:value-type="float" office:value="0.0119">
            <text:p>0,0119</text:p>
          </table:table-cell>
          <table:table-cell office:value-type="float" office:value="0.0139">
            <text:p>0,0139</text:p>
          </table:table-cell>
          <table:table-cell office:value-type="float" office:value="0.017">
            <text:p>0,017</text:p>
          </table:table-cell>
          <table:table-cell office:value-type="float" office:value="0.0254">
            <text:p>0,0254</text:p>
          </table:table-cell>
          <table:table-cell office:value-type="float" office:value="0.0291">
            <text:p>0,0291</text:p>
          </table:table-cell>
          <table:table-cell office:value-type="float" office:value="0.0347">
            <text:p>0,0347</text:p>
          </table:table-cell>
          <table:table-cell office:value-type="float" office:value="0.0372">
            <text:p>0,0372</text:p>
          </table:table-cell>
          <table:table-cell office:value-type="float" office:value="0.0456">
            <text:p>0,0456</text:p>
          </table:table-cell>
          <table:table-cell office:value-type="float" office:value="0.0473">
            <text:p>0,0473</text:p>
          </table:table-cell>
          <table:table-cell office:value-type="float" office:value="0.0581">
            <text:p>0,0581</text:p>
          </table:table-cell>
          <table:table-cell office:value-type="float" office:value="0.0693">
            <text:p>0,0693</text:p>
          </table:table-cell>
          <table:table-cell office:value-type="float" office:value="0.0743">
            <text:p>0,0743</text:p>
          </table:table-cell>
          <table:table-cell office:value-type="float" office:value="0.0773">
            <text:p>0,0773</text:p>
          </table:table-cell>
          <table:table-cell office:value-type="float" office:value="0.0838">
            <text:p>0,0838</text:p>
          </table:table-cell>
          <table:table-cell office:value-type="float" office:value="0.0837">
            <text:p>0,0837</text:p>
          </table:table-cell>
          <table:table-cell office:value-type="float" office:value="0.0957">
            <text:p>0,0957</text:p>
          </table:table-cell>
          <table:table-cell office:value-type="float" office:value="0.1034">
            <text:p>0,1034</text:p>
          </table:table-cell>
          <table:table-cell office:value-type="float" office:value="0.1063">
            <text:p>0,1063</text:p>
          </table:table-cell>
          <table:table-cell office:value-type="float" office:value="0.1126">
            <text:p>0,1126</text:p>
          </table:table-cell>
          <table:table-cell office:value-type="float" office:value="0.1161">
            <text:p>0,1161</text:p>
          </table:table-cell>
          <table:table-cell office:value-type="float" office:value="0.1353">
            <text:p>0,1353</text:p>
          </table:table-cell>
          <table:table-cell office:value-type="float" office:value="0.1334">
            <text:p>0,1334</text:p>
          </table:table-cell>
          <table:table-cell office:value-type="float" office:value="0.143">
            <text:p>0,143</text:p>
          </table:table-cell>
          <table:table-cell office:value-type="float" office:value="0.1429">
            <text:p>0,1429</text:p>
          </table:table-cell>
          <table:table-cell office:value-type="float" office:value="0.1504">
            <text:p>0,1504</text:p>
          </table:table-cell>
          <table:table-cell office:value-type="float" office:value="0.1506">
            <text:p>0,1506</text:p>
          </table:table-cell>
          <table:table-cell office:value-type="float" office:value="0.1568">
            <text:p>0,1568</text:p>
          </table:table-cell>
          <table:table-cell office:value-type="float" office:value="0.1644">
            <text:p>0,1644</text:p>
          </table:table-cell>
          <table:table-cell office:value-type="float" office:value="0.168">
            <text:p>0,168</text:p>
          </table:table-cell>
          <table:table-cell office:value-type="float" office:value="0.1774">
            <text:p>0,1774</text:p>
          </table:table-cell>
          <table:table-cell office:value-type="float" office:value="0.1766">
            <text:p>0,176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3">
            <text:p>0,0003</text:p>
          </table:table-cell>
          <table:table-cell office:value-type="float" office:value="0.0005">
            <text:p>0,0005</text:p>
          </table:table-cell>
          <table:table-cell office:value-type="float" office:value="0.0009">
            <text:p>0,0009</text:p>
          </table:table-cell>
          <table:table-cell office:value-type="float" office:value="0.0019">
            <text:p>0,0019</text:p>
          </table:table-cell>
          <table:table-cell office:value-type="float" office:value="0.0039">
            <text:p>0,0039</text:p>
          </table:table-cell>
          <table:table-cell office:value-type="float" office:value="0.0055">
            <text:p>0,0055</text:p>
          </table:table-cell>
          <table:table-cell office:value-type="float" office:value="0.0078">
            <text:p>0,0078</text:p>
          </table:table-cell>
          <table:table-cell office:value-type="float" office:value="0.0088">
            <text:p>0,0088</text:p>
          </table:table-cell>
          <table:table-cell office:value-type="float" office:value="0.0129">
            <text:p>0,0129</text:p>
          </table:table-cell>
          <table:table-cell office:value-type="float" office:value="0.0169">
            <text:p>0,0169</text:p>
          </table:table-cell>
          <table:table-cell office:value-type="float" office:value="0.0213">
            <text:p>0,0213</text:p>
          </table:table-cell>
          <table:table-cell office:value-type="float" office:value="0.0278">
            <text:p>0,0278</text:p>
          </table:table-cell>
          <table:table-cell office:value-type="float" office:value="0.0353">
            <text:p>0,0353</text:p>
          </table:table-cell>
          <table:table-cell office:value-type="float" office:value="0.0381">
            <text:p>0,0381</text:p>
          </table:table-cell>
          <table:table-cell office:value-type="float" office:value="0.041">
            <text:p>0,041</text:p>
          </table:table-cell>
          <table:table-cell office:value-type="float" office:value="0.0506">
            <text:p>0,0506</text:p>
          </table:table-cell>
          <table:table-cell office:value-type="float" office:value="0.0567">
            <text:p>0,0567</text:p>
          </table:table-cell>
          <table:table-cell office:value-type="float" office:value="0.0582">
            <text:p>0,0582</text:p>
          </table:table-cell>
          <table:table-cell office:value-type="float" office:value="0.0735">
            <text:p>0,0735</text:p>
          </table:table-cell>
          <table:table-cell office:value-type="float" office:value="0.0756">
            <text:p>0,0756</text:p>
          </table:table-cell>
          <table:table-cell office:value-type="float" office:value="0.0808">
            <text:p>0,0808</text:p>
          </table:table-cell>
          <table:table-cell office:value-type="float" office:value="0.0914">
            <text:p>0,0914</text:p>
          </table:table-cell>
          <table:table-cell office:value-type="float" office:value="0.0927">
            <text:p>0,0927</text:p>
          </table:table-cell>
          <table:table-cell office:value-type="float" office:value="0.1036">
            <text:p>0,1036</text:p>
          </table:table-cell>
          <table:table-cell office:value-type="float" office:value="0.1009">
            <text:p>0,1009</text:p>
          </table:table-cell>
          <table:table-cell office:value-type="float" office:value="0.1189">
            <text:p>0,1189</text:p>
          </table:table-cell>
          <table:table-cell office:value-type="float" office:value="0.1112">
            <text:p>0,1112</text:p>
          </table:table-cell>
          <table:table-cell office:value-type="float" office:value="0.1251">
            <text:p>0,1251</text:p>
          </table:table-cell>
          <table:table-cell office:value-type="float" office:value="0.1236">
            <text:p>0,1236</text:p>
          </table:table-cell>
          <table:table-cell office:value-type="float" office:value="0.1332">
            <text:p>0,1332</text:p>
          </table:table-cell>
          <table:table-cell office:value-type="float" office:value="0.1393">
            <text:p>0,1393</text:p>
          </table:table-cell>
          <table:table-cell office:value-type="float" office:value="0.1434">
            <text:p>0,1434</text:p>
          </table:table-cell>
          <table:table-cell office:value-type="float" office:value="0.1556">
            <text:p>0,1556</text:p>
          </table:table-cell>
          <table:table-cell office:value-type="float" office:value="0.1635">
            <text:p>0,1635</text:p>
          </table:table-cell>
          <table:table-cell office:value-type="float" office:value="0.1663">
            <text:p>0,1663</text:p>
          </table:table-cell>
          <table:table-cell office:value-type="float" office:value="0.1666">
            <text:p>0,1666</text:p>
          </table:table-cell>
          <table:table-cell office:value-type="float" office:value="0.1735">
            <text:p>0,1735</text:p>
          </table:table-cell>
          <table:table-cell office:value-type="float" office:value="0.1823">
            <text:p>0,182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3">
            <text:p>0,0003</text:p>
          </table:table-cell>
          <table:table-cell office:value-type="float" office:value="0.0008">
            <text:p>0,0008</text:p>
          </table:table-cell>
          <table:table-cell office:value-type="float" office:value="0.0007">
            <text:p>0,0007</text:p>
          </table:table-cell>
          <table:table-cell office:value-type="float" office:value="0.0024">
            <text:p>0,0024</text:p>
          </table:table-cell>
          <table:table-cell office:value-type="float" office:value="0.0026">
            <text:p>0,0026</text:p>
          </table:table-cell>
          <table:table-cell office:value-type="float" office:value="0.0048">
            <text:p>0,0048</text:p>
          </table:table-cell>
          <table:table-cell office:value-type="float" office:value="0.0074">
            <text:p>0,0074</text:p>
          </table:table-cell>
          <table:table-cell office:value-type="float" office:value="0.0099">
            <text:p>0,0099</text:p>
          </table:table-cell>
          <table:table-cell office:value-type="float" office:value="0.0131">
            <text:p>0,0131</text:p>
          </table:table-cell>
          <table:table-cell office:value-type="float" office:value="0.0179">
            <text:p>0,0179</text:p>
          </table:table-cell>
          <table:table-cell office:value-type="float" office:value="0.0162">
            <text:p>0,0162</text:p>
          </table:table-cell>
          <table:table-cell office:value-type="float" office:value="0.0253">
            <text:p>0,0253</text:p>
          </table:table-cell>
          <table:table-cell office:value-type="float" office:value="0.036">
            <text:p>0,036</text:p>
          </table:table-cell>
          <table:table-cell office:value-type="float" office:value="0.0352">
            <text:p>0,0352</text:p>
          </table:table-cell>
          <table:table-cell office:value-type="float" office:value="0.0419">
            <text:p>0,0419</text:p>
          </table:table-cell>
          <table:table-cell office:value-type="float" office:value="0.0497">
            <text:p>0,0497</text:p>
          </table:table-cell>
          <table:table-cell office:value-type="float" office:value="0.0501">
            <text:p>0,0501</text:p>
          </table:table-cell>
          <table:table-cell office:value-type="float" office:value="0.0596">
            <text:p>0,0596</text:p>
          </table:table-cell>
          <table:table-cell office:value-type="float" office:value="0.0663">
            <text:p>0,0663</text:p>
          </table:table-cell>
          <table:table-cell office:value-type="float" office:value="0.0688">
            <text:p>0,0688</text:p>
          </table:table-cell>
          <table:table-cell office:value-type="float" office:value="0.0802">
            <text:p>0,0802</text:p>
          </table:table-cell>
          <table:table-cell office:value-type="float" office:value="0.0823">
            <text:p>0,0823</text:p>
          </table:table-cell>
          <table:table-cell office:value-type="float" office:value="0.0913">
            <text:p>0,0913</text:p>
          </table:table-cell>
          <table:table-cell office:value-type="float" office:value="0.0923">
            <text:p>0,0923</text:p>
          </table:table-cell>
          <table:table-cell office:value-type="float" office:value="0.1029">
            <text:p>0,1029</text:p>
          </table:table-cell>
          <table:table-cell office:value-type="float" office:value="0.1107">
            <text:p>0,1107</text:p>
          </table:table-cell>
          <table:table-cell office:value-type="float" office:value="0.1159">
            <text:p>0,1159</text:p>
          </table:table-cell>
          <table:table-cell office:value-type="float" office:value="0.1262">
            <text:p>0,1262</text:p>
          </table:table-cell>
          <table:table-cell office:value-type="float" office:value="0.1282">
            <text:p>0,1282</text:p>
          </table:table-cell>
          <table:table-cell office:value-type="float" office:value="0.1383">
            <text:p>0,1383</text:p>
          </table:table-cell>
          <table:table-cell office:value-type="float" office:value="0.1411">
            <text:p>0,1411</text:p>
          </table:table-cell>
          <table:table-cell office:value-type="float" office:value="0.1464">
            <text:p>0,1464</text:p>
          </table:table-cell>
          <table:table-cell office:value-type="float" office:value="0.1456">
            <text:p>0,1456</text:p>
          </table:table-cell>
          <table:table-cell office:value-type="float" office:value="0.1562">
            <text:p>0,1562</text:p>
          </table:table-cell>
          <table:table-cell office:value-type="float" office:value="0.1553">
            <text:p>0,1553</text:p>
          </table:table-cell>
          <table:table-cell office:value-type="float" office:value="0.1654">
            <text:p>0,1654</text:p>
          </table:table-cell>
          <table:table-cell office:value-type="float" office:value="0.1707">
            <text:p>0,1707</text:p>
          </table:table-cell>
          <table:table-cell office:value-type="float" office:value="0.1744">
            <text:p>0,174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1">
            <text:p>0,0001</text:p>
          </table:table-cell>
          <table:table-cell office:value-type="float" office:value="0.0002">
            <text:p>0,0002</text:p>
          </table:table-cell>
          <table:table-cell office:value-type="float" office:value="0.0006">
            <text:p>0,0006</text:p>
          </table:table-cell>
          <table:table-cell office:value-type="float" office:value="0.0016">
            <text:p>0,0016</text:p>
          </table:table-cell>
          <table:table-cell office:value-type="float" office:value="0.0025">
            <text:p>0,0025</text:p>
          </table:table-cell>
          <table:table-cell office:value-type="float" office:value="0.004">
            <text:p>0,004</text:p>
          </table:table-cell>
          <table:table-cell office:value-type="float" office:value="0.0073">
            <text:p>0,0073</text:p>
          </table:table-cell>
          <table:table-cell office:value-type="float" office:value="0.0089">
            <text:p>0,0089</text:p>
          </table:table-cell>
          <table:table-cell office:value-type="float" office:value="0.0124">
            <text:p>0,0124</text:p>
          </table:table-cell>
          <table:table-cell office:value-type="float" office:value="0.018">
            <text:p>0,018</text:p>
          </table:table-cell>
          <table:table-cell office:value-type="float" office:value="0.0199">
            <text:p>0,0199</text:p>
          </table:table-cell>
          <table:table-cell office:value-type="float" office:value="0.027">
            <text:p>0,027</text:p>
          </table:table-cell>
          <table:table-cell office:value-type="float" office:value="0.0282">
            <text:p>0,0282</text:p>
          </table:table-cell>
          <table:table-cell office:value-type="float" office:value="0.0364">
            <text:p>0,0364</text:p>
          </table:table-cell>
          <table:table-cell office:value-type="float" office:value="0.0422">
            <text:p>0,0422</text:p>
          </table:table-cell>
          <table:table-cell office:value-type="float" office:value="0.048">
            <text:p>0,048</text:p>
          </table:table-cell>
          <table:table-cell office:value-type="float" office:value="0.0532">
            <text:p>0,0532</text:p>
          </table:table-cell>
          <table:table-cell office:value-type="float" office:value="0.0565">
            <text:p>0,0565</text:p>
          </table:table-cell>
          <table:table-cell office:value-type="float" office:value="0.0661">
            <text:p>0,0661</text:p>
          </table:table-cell>
          <table:table-cell office:value-type="float" office:value="0.0717">
            <text:p>0,0717</text:p>
          </table:table-cell>
          <table:table-cell office:value-type="float" office:value="0.0747">
            <text:p>0,0747</text:p>
          </table:table-cell>
          <table:table-cell office:value-type="float" office:value="0.0816">
            <text:p>0,0816</text:p>
          </table:table-cell>
          <table:table-cell office:value-type="float" office:value="0.0838">
            <text:p>0,0838</text:p>
          </table:table-cell>
          <table:table-cell office:value-type="float" office:value="0.0927">
            <text:p>0,0927</text:p>
          </table:table-cell>
          <table:table-cell office:value-type="float" office:value="0.0991">
            <text:p>0,0991</text:p>
          </table:table-cell>
          <table:table-cell office:value-type="float" office:value="0.1074">
            <text:p>0,1074</text:p>
          </table:table-cell>
          <table:table-cell office:value-type="float" office:value="0.1107">
            <text:p>0,1107</text:p>
          </table:table-cell>
          <table:table-cell office:value-type="float" office:value="0.1221">
            <text:p>0,1221</text:p>
          </table:table-cell>
          <table:table-cell office:value-type="float" office:value="0.1333">
            <text:p>0,1333</text:p>
          </table:table-cell>
          <table:table-cell office:value-type="float" office:value="0.1258">
            <text:p>0,1258</text:p>
          </table:table-cell>
          <table:table-cell office:value-type="float" office:value="0.1381">
            <text:p>0,1381</text:p>
          </table:table-cell>
          <table:table-cell office:value-type="float" office:value="0.1491">
            <text:p>0,1491</text:p>
          </table:table-cell>
          <table:table-cell office:value-type="float" office:value="0.1463">
            <text:p>0,1463</text:p>
          </table:table-cell>
          <table:table-cell office:value-type="float" office:value="0.1522">
            <text:p>0,1522</text:p>
          </table:table-cell>
          <table:table-cell office:value-type="float" office:value="0.1552">
            <text:p>0,1552</text:p>
          </table:table-cell>
          <table:table-cell office:value-type="float" office:value="0.1704">
            <text:p>0,1704</text:p>
          </table:table-cell>
          <table:table-cell office:value-type="float" office:value="0.1791">
            <text:p>0,1791</text:p>
          </table:table-cell>
          <table:table-cell office:value-type="float" office:value="0.185">
            <text:p>0,18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0.0002">
            <text:p>0,0002</text:p>
          </table:table-cell>
          <table:table-cell office:value-type="float" office:value="0.0013">
            <text:p>0,0013</text:p>
          </table:table-cell>
          <table:table-cell table:number-columns-repeated="2" office:value-type="float" office:value="0.0019">
            <text:p>0,0019</text:p>
          </table:table-cell>
          <table:table-cell office:value-type="float" office:value="0.0054">
            <text:p>0,0054</text:p>
          </table:table-cell>
          <table:table-cell office:value-type="float" office:value="0.0061">
            <text:p>0,0061</text:p>
          </table:table-cell>
          <table:table-cell office:value-type="float" office:value="0.0079">
            <text:p>0,0079</text:p>
          </table:table-cell>
          <table:table-cell office:value-type="float" office:value="0.0121">
            <text:p>0,0121</text:p>
          </table:table-cell>
          <table:table-cell office:value-type="float" office:value="0.0158">
            <text:p>0,0158</text:p>
          </table:table-cell>
          <table:table-cell office:value-type="float" office:value="0.0201">
            <text:p>0,0201</text:p>
          </table:table-cell>
          <table:table-cell office:value-type="float" office:value="0.023">
            <text:p>0,023</text:p>
          </table:table-cell>
          <table:table-cell office:value-type="float" office:value="0.0266">
            <text:p>0,0266</text:p>
          </table:table-cell>
          <table:table-cell office:value-type="float" office:value="0.0359">
            <text:p>0,0359</text:p>
          </table:table-cell>
          <table:table-cell office:value-type="float" office:value="0.0408">
            <text:p>0,0408</text:p>
          </table:table-cell>
          <table:table-cell office:value-type="float" office:value="0.0439">
            <text:p>0,0439</text:p>
          </table:table-cell>
          <table:table-cell office:value-type="float" office:value="0.0505">
            <text:p>0,0505</text:p>
          </table:table-cell>
          <table:table-cell office:value-type="float" office:value="0.0543">
            <text:p>0,0543</text:p>
          </table:table-cell>
          <table:table-cell office:value-type="float" office:value="0.0605">
            <text:p>0,0605</text:p>
          </table:table-cell>
          <table:table-cell office:value-type="float" office:value="0.0665">
            <text:p>0,0665</text:p>
          </table:table-cell>
          <table:table-cell office:value-type="float" office:value="0.0744">
            <text:p>0,0744</text:p>
          </table:table-cell>
          <table:table-cell office:value-type="float" office:value="0.0809">
            <text:p>0,0809</text:p>
          </table:table-cell>
          <table:table-cell office:value-type="float" office:value="0.093">
            <text:p>0,093</text:p>
          </table:table-cell>
          <table:table-cell office:value-type="float" office:value="0.0981">
            <text:p>0,0981</text:p>
          </table:table-cell>
          <table:table-cell office:value-type="float" office:value="0.1114">
            <text:p>0,1114</text:p>
          </table:table-cell>
          <table:table-cell office:value-type="float" office:value="0.1056">
            <text:p>0,1056</text:p>
          </table:table-cell>
          <table:table-cell office:value-type="float" office:value="0.1098">
            <text:p>0,1098</text:p>
          </table:table-cell>
          <table:table-cell office:value-type="float" office:value="0.113">
            <text:p>0,113</text:p>
          </table:table-cell>
          <table:table-cell office:value-type="float" office:value="0.1261">
            <text:p>0,1261</text:p>
          </table:table-cell>
          <table:table-cell office:value-type="float" office:value="0.1287">
            <text:p>0,1287</text:p>
          </table:table-cell>
          <table:table-cell office:value-type="float" office:value="0.1335">
            <text:p>0,1335</text:p>
          </table:table-cell>
          <table:table-cell office:value-type="float" office:value="0.1407">
            <text:p>0,1407</text:p>
          </table:table-cell>
          <table:table-cell office:value-type="float" office:value="0.1449">
            <text:p>0,1449</text:p>
          </table:table-cell>
          <table:table-cell office:value-type="float" office:value="0.1538">
            <text:p>0,1538</text:p>
          </table:table-cell>
          <table:table-cell office:value-type="float" office:value="0.1591">
            <text:p>0,1591</text:p>
          </table:table-cell>
          <table:table-cell office:value-type="float" office:value="0.1697">
            <text:p>0,1697</text:p>
          </table:table-cell>
          <table:table-cell office:value-type="float" office:value="0.1692">
            <text:p>0,1692</text:p>
          </table:table-cell>
          <table:table-cell office:value-type="float" office:value="0.1673">
            <text:p>0,167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4">
            <text:p>0,0004</text:p>
          </table:table-cell>
          <table:table-cell office:value-type="float" office:value="0.0008">
            <text:p>0,0008</text:p>
          </table:table-cell>
          <table:table-cell office:value-type="float" office:value="0.0012">
            <text:p>0,0012</text:p>
          </table:table-cell>
          <table:table-cell office:value-type="float" office:value="0.0024">
            <text:p>0,0024</text:p>
          </table:table-cell>
          <table:table-cell office:value-type="float" office:value="0.004">
            <text:p>0,004</text:p>
          </table:table-cell>
          <table:table-cell office:value-type="float" office:value="0.0063">
            <text:p>0,0063</text:p>
          </table:table-cell>
          <table:table-cell office:value-type="float" office:value="0.0088">
            <text:p>0,0088</text:p>
          </table:table-cell>
          <table:table-cell office:value-type="float" office:value="0.0111">
            <text:p>0,0111</text:p>
          </table:table-cell>
          <table:table-cell office:value-type="float" office:value="0.0164">
            <text:p>0,0164</text:p>
          </table:table-cell>
          <table:table-cell office:value-type="float" office:value="0.016">
            <text:p>0,016</text:p>
          </table:table-cell>
          <table:table-cell office:value-type="float" office:value="0.0214">
            <text:p>0,0214</text:p>
          </table:table-cell>
          <table:table-cell office:value-type="float" office:value="0.0268">
            <text:p>0,0268</text:p>
          </table:table-cell>
          <table:table-cell office:value-type="float" office:value="0.0296">
            <text:p>0,0296</text:p>
          </table:table-cell>
          <table:table-cell office:value-type="float" office:value="0.0383">
            <text:p>0,0383</text:p>
          </table:table-cell>
          <table:table-cell office:value-type="float" office:value="0.0435">
            <text:p>0,0435</text:p>
          </table:table-cell>
          <table:table-cell office:value-type="float" office:value="0.0501">
            <text:p>0,0501</text:p>
          </table:table-cell>
          <table:table-cell office:value-type="float" office:value="0.0559">
            <text:p>0,0559</text:p>
          </table:table-cell>
          <table:table-cell office:value-type="float" office:value="0.0546">
            <text:p>0,0546</text:p>
          </table:table-cell>
          <table:table-cell office:value-type="float" office:value="0.066">
            <text:p>0,066</text:p>
          </table:table-cell>
          <table:table-cell office:value-type="float" office:value="0.0782">
            <text:p>0,0782</text:p>
          </table:table-cell>
          <table:table-cell office:value-type="float" office:value="0.0764">
            <text:p>0,0764</text:p>
          </table:table-cell>
          <table:table-cell office:value-type="float" office:value="0.0749">
            <text:p>0,0749</text:p>
          </table:table-cell>
          <table:table-cell office:value-type="float" office:value="0.0914">
            <text:p>0,0914</text:p>
          </table:table-cell>
          <table:table-cell office:value-type="float" office:value="0.0913">
            <text:p>0,0913</text:p>
          </table:table-cell>
          <table:table-cell office:value-type="float" office:value="0.1004">
            <text:p>0,1004</text:p>
          </table:table-cell>
          <table:table-cell office:value-type="float" office:value="0.1062">
            <text:p>0,1062</text:p>
          </table:table-cell>
          <table:table-cell office:value-type="float" office:value="0.1181">
            <text:p>0,1181</text:p>
          </table:table-cell>
          <table:table-cell office:value-type="float" office:value="0.1178">
            <text:p>0,1178</text:p>
          </table:table-cell>
          <table:table-cell office:value-type="float" office:value="0.1233">
            <text:p>0,1233</text:p>
          </table:table-cell>
          <table:table-cell office:value-type="float" office:value="0.1284">
            <text:p>0,1284</text:p>
          </table:table-cell>
          <table:table-cell table:number-columns-repeated="2" office:value-type="float" office:value="0.1385">
            <text:p>0,1385</text:p>
          </table:table-cell>
          <table:table-cell office:value-type="float" office:value="0.1509">
            <text:p>0,1509</text:p>
          </table:table-cell>
          <table:table-cell office:value-type="float" office:value="0.1516">
            <text:p>0,1516</text:p>
          </table:table-cell>
          <table:table-cell office:value-type="float" office:value="0.152">
            <text:p>0,152</text:p>
          </table:table-cell>
          <table:table-cell office:value-type="float" office:value="0.1628">
            <text:p>0,1628</text:p>
          </table:table-cell>
          <table:table-cell office:value-type="float" office:value="0.1675">
            <text:p>0,167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004">
            <text:p>0,0004</text:p>
          </table:table-cell>
          <table:table-cell office:value-type="float" office:value="0.0007">
            <text:p>0,0007</text:p>
          </table:table-cell>
          <table:table-cell office:value-type="float" office:value="0.0019">
            <text:p>0,0019</text:p>
          </table:table-cell>
          <table:table-cell office:value-type="float" office:value="0.0024">
            <text:p>0,0024</text:p>
          </table:table-cell>
          <table:table-cell office:value-type="float" office:value="0.0048">
            <text:p>0,0048</text:p>
          </table:table-cell>
          <table:table-cell office:value-type="float" office:value="0.0059">
            <text:p>0,0059</text:p>
          </table:table-cell>
          <table:table-cell office:value-type="float" office:value="0.0078">
            <text:p>0,0078</text:p>
          </table:table-cell>
          <table:table-cell office:value-type="float" office:value="0.009">
            <text:p>0,009</text:p>
          </table:table-cell>
          <table:table-cell office:value-type="float" office:value="0.0155">
            <text:p>0,0155</text:p>
          </table:table-cell>
          <table:table-cell office:value-type="float" office:value="0.0179">
            <text:p>0,0179</text:p>
          </table:table-cell>
          <table:table-cell office:value-type="float" office:value="0.0239">
            <text:p>0,0239</text:p>
          </table:table-cell>
          <table:table-cell office:value-type="float" office:value="0.0253">
            <text:p>0,0253</text:p>
          </table:table-cell>
          <table:table-cell office:value-type="float" office:value="0.0299">
            <text:p>0,0299</text:p>
          </table:table-cell>
          <table:table-cell office:value-type="float" office:value="0.0365">
            <text:p>0,0365</text:p>
          </table:table-cell>
          <table:table-cell office:value-type="float" office:value="0.0393">
            <text:p>0,0393</text:p>
          </table:table-cell>
          <table:table-cell office:value-type="float" office:value="0.0421">
            <text:p>0,0421</text:p>
          </table:table-cell>
          <table:table-cell office:value-type="float" office:value="0.0509">
            <text:p>0,0509</text:p>
          </table:table-cell>
          <table:table-cell office:value-type="float" office:value="0.0572">
            <text:p>0,0572</text:p>
          </table:table-cell>
          <table:table-cell office:value-type="float" office:value="0.0646">
            <text:p>0,0646</text:p>
          </table:table-cell>
          <table:table-cell office:value-type="float" office:value="0.0734">
            <text:p>0,0734</text:p>
          </table:table-cell>
          <table:table-cell office:value-type="float" office:value="0.0782">
            <text:p>0,0782</text:p>
          </table:table-cell>
          <table:table-cell office:value-type="float" office:value="0.0825">
            <text:p>0,0825</text:p>
          </table:table-cell>
          <table:table-cell office:value-type="float" office:value="0.0946">
            <text:p>0,0946</text:p>
          </table:table-cell>
          <table:table-cell office:value-type="float" office:value="0.0981">
            <text:p>0,0981</text:p>
          </table:table-cell>
          <table:table-cell office:value-type="float" office:value="0.1066">
            <text:p>0,1066</text:p>
          </table:table-cell>
          <table:table-cell office:value-type="float" office:value="0.1076">
            <text:p>0,1076</text:p>
          </table:table-cell>
          <table:table-cell office:value-type="float" office:value="0.107">
            <text:p>0,107</text:p>
          </table:table-cell>
          <table:table-cell office:value-type="float" office:value="0.1213">
            <text:p>0,1213</text:p>
          </table:table-cell>
          <table:table-cell office:value-type="float" office:value="0.1214">
            <text:p>0,1214</text:p>
          </table:table-cell>
          <table:table-cell office:value-type="float" office:value="0.1344">
            <text:p>0,1344</text:p>
          </table:table-cell>
          <table:table-cell office:value-type="float" office:value="0.1315">
            <text:p>0,1315</text:p>
          </table:table-cell>
          <table:table-cell office:value-type="float" office:value="0.1388">
            <text:p>0,1388</text:p>
          </table:table-cell>
          <table:table-cell office:value-type="float" office:value="0.145">
            <text:p>0,145</text:p>
          </table:table-cell>
          <table:table-cell office:value-type="float" office:value="0.1505">
            <text:p>0,1505</text:p>
          </table:table-cell>
          <table:table-cell office:value-type="float" office:value="0.1564">
            <text:p>0,1564</text:p>
          </table:table-cell>
          <table:table-cell office:value-type="float" office:value="0.1571">
            <text:p>0,1571</text:p>
          </table:table-cell>
          <table:table-cell office:value-type="float" office:value="0.1715">
            <text:p>0,171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1">
            <text:p>0,001</text:p>
          </table:table-cell>
          <table:table-cell office:value-type="float" office:value="0.0008">
            <text:p>0,0008</text:p>
          </table:table-cell>
          <table:table-cell office:value-type="float" office:value="0.0017">
            <text:p>0,0017</text:p>
          </table:table-cell>
          <table:table-cell office:value-type="float" office:value="0.0025">
            <text:p>0,0025</text:p>
          </table:table-cell>
          <table:table-cell office:value-type="float" office:value="0.0049">
            <text:p>0,0049</text:p>
          </table:table-cell>
          <table:table-cell office:value-type="float" office:value="0.007">
            <text:p>0,007</text:p>
          </table:table-cell>
          <table:table-cell office:value-type="float" office:value="0.0099">
            <text:p>0,0099</text:p>
          </table:table-cell>
          <table:table-cell office:value-type="float" office:value="0.0136">
            <text:p>0,0136</text:p>
          </table:table-cell>
          <table:table-cell office:value-type="float" office:value="0.0161">
            <text:p>0,0161</text:p>
          </table:table-cell>
          <table:table-cell office:value-type="float" office:value="0.0207">
            <text:p>0,0207</text:p>
          </table:table-cell>
          <table:table-cell office:value-type="float" office:value="0.0255">
            <text:p>0,0255</text:p>
          </table:table-cell>
          <table:table-cell office:value-type="float" office:value="0.0271">
            <text:p>0,0271</text:p>
          </table:table-cell>
          <table:table-cell office:value-type="float" office:value="0.0313">
            <text:p>0,0313</text:p>
          </table:table-cell>
          <table:table-cell office:value-type="float" office:value="0.041">
            <text:p>0,041</text:p>
          </table:table-cell>
          <table:table-cell office:value-type="float" office:value="0.0474">
            <text:p>0,0474</text:p>
          </table:table-cell>
          <table:table-cell office:value-type="float" office:value="0.0541">
            <text:p>0,0541</text:p>
          </table:table-cell>
          <table:table-cell office:value-type="float" office:value="0.0562">
            <text:p>0,0562</text:p>
          </table:table-cell>
          <table:table-cell office:value-type="float" office:value="0.0708">
            <text:p>0,0708</text:p>
          </table:table-cell>
          <table:table-cell office:value-type="float" office:value="0.0712">
            <text:p>0,0712</text:p>
          </table:table-cell>
          <table:table-cell office:value-type="float" office:value="0.0772">
            <text:p>0,0772</text:p>
          </table:table-cell>
          <table:table-cell office:value-type="float" office:value="0.0838">
            <text:p>0,0838</text:p>
          </table:table-cell>
          <table:table-cell office:value-type="float" office:value="0.085">
            <text:p>0,085</text:p>
          </table:table-cell>
          <table:table-cell office:value-type="float" office:value="0.0991">
            <text:p>0,0991</text:p>
          </table:table-cell>
          <table:table-cell office:value-type="float" office:value="0.0906">
            <text:p>0,0906</text:p>
          </table:table-cell>
          <table:table-cell office:value-type="float" office:value="0.1046">
            <text:p>0,1046</text:p>
          </table:table-cell>
          <table:table-cell office:value-type="float" office:value="0.1113">
            <text:p>0,1113</text:p>
          </table:table-cell>
          <table:table-cell office:value-type="float" office:value="0.1131">
            <text:p>0,1131</text:p>
          </table:table-cell>
          <table:table-cell office:value-type="float" office:value="0.1211">
            <text:p>0,1211</text:p>
          </table:table-cell>
          <table:table-cell office:value-type="float" office:value="0.1224">
            <text:p>0,1224</text:p>
          </table:table-cell>
          <table:table-cell office:value-type="float" office:value="0.1345">
            <text:p>0,1345</text:p>
          </table:table-cell>
          <table:table-cell office:value-type="float" office:value="0.1425">
            <text:p>0,1425</text:p>
          </table:table-cell>
          <table:table-cell office:value-type="float" office:value="0.1462">
            <text:p>0,1462</text:p>
          </table:table-cell>
          <table:table-cell office:value-type="float" office:value="0.1546">
            <text:p>0,1546</text:p>
          </table:table-cell>
          <table:table-cell office:value-type="float" office:value="0.1539">
            <text:p>0,1539</text:p>
          </table:table-cell>
          <table:table-cell office:value-type="float" office:value="0.1653">
            <text:p>0,1653</text:p>
          </table:table-cell>
          <table:table-cell office:value-type="float" office:value="0.1652">
            <text:p>0,165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1">
            <text:p>0,0001</text:p>
          </table:table-cell>
          <table:table-cell table:number-columns-repeated="2" office:value-type="float" office:value="0.0003">
            <text:p>0,0003</text:p>
          </table:table-cell>
          <table:table-cell office:value-type="float" office:value="0.0006">
            <text:p>0,0006</text:p>
          </table:table-cell>
          <table:table-cell office:value-type="float" office:value="0.0009">
            <text:p>0,0009</text:p>
          </table:table-cell>
          <table:table-cell office:value-type="float" office:value="0.0019">
            <text:p>0,0019</text:p>
          </table:table-cell>
          <table:table-cell office:value-type="float" office:value="0.0028">
            <text:p>0,0028</text:p>
          </table:table-cell>
          <table:table-cell office:value-type="float" office:value="0.005">
            <text:p>0,005</text:p>
          </table:table-cell>
          <table:table-cell office:value-type="float" office:value="0.0067">
            <text:p>0,0067</text:p>
          </table:table-cell>
          <table:table-cell office:value-type="float" office:value="0.0096">
            <text:p>0,0096</text:p>
          </table:table-cell>
          <table:table-cell office:value-type="float" office:value="0.013">
            <text:p>0,013</text:p>
          </table:table-cell>
          <table:table-cell office:value-type="float" office:value="0.0173">
            <text:p>0,0173</text:p>
          </table:table-cell>
          <table:table-cell office:value-type="float" office:value="0.019">
            <text:p>0,019</text:p>
          </table:table-cell>
          <table:table-cell office:value-type="float" office:value="0.0212">
            <text:p>0,0212</text:p>
          </table:table-cell>
          <table:table-cell office:value-type="float" office:value="0.026">
            <text:p>0,026</text:p>
          </table:table-cell>
          <table:table-cell office:value-type="float" office:value="0.0346">
            <text:p>0,0346</text:p>
          </table:table-cell>
          <table:table-cell office:value-type="float" office:value="0.0417">
            <text:p>0,0417</text:p>
          </table:table-cell>
          <table:table-cell office:value-type="float" office:value="0.0456">
            <text:p>0,0456</text:p>
          </table:table-cell>
          <table:table-cell office:value-type="float" office:value="0.0525">
            <text:p>0,0525</text:p>
          </table:table-cell>
          <table:table-cell office:value-type="float" office:value="0.057">
            <text:p>0,057</text:p>
          </table:table-cell>
          <table:table-cell office:value-type="float" office:value="0.0618">
            <text:p>0,0618</text:p>
          </table:table-cell>
          <table:table-cell office:value-type="float" office:value="0.0638">
            <text:p>0,0638</text:p>
          </table:table-cell>
          <table:table-cell office:value-type="float" office:value="0.07">
            <text:p>0,07</text:p>
          </table:table-cell>
          <table:table-cell office:value-type="float" office:value="0.0819">
            <text:p>0,0819</text:p>
          </table:table-cell>
          <table:table-cell office:value-type="float" office:value="0.0861">
            <text:p>0,0861</text:p>
          </table:table-cell>
          <table:table-cell office:value-type="float" office:value="0.0975">
            <text:p>0,0975</text:p>
          </table:table-cell>
          <table:table-cell office:value-type="float" office:value="0.0999">
            <text:p>0,0999</text:p>
          </table:table-cell>
          <table:table-cell office:value-type="float" office:value="0.103">
            <text:p>0,103</text:p>
          </table:table-cell>
          <table:table-cell office:value-type="float" office:value="0.1149">
            <text:p>0,1149</text:p>
          </table:table-cell>
          <table:table-cell office:value-type="float" office:value="0.109">
            <text:p>0,109</text:p>
          </table:table-cell>
          <table:table-cell office:value-type="float" office:value="0.1154">
            <text:p>0,1154</text:p>
          </table:table-cell>
          <table:table-cell office:value-type="float" office:value="0.1231">
            <text:p>0,1231</text:p>
          </table:table-cell>
          <table:table-cell office:value-type="float" office:value="0.132">
            <text:p>0,132</text:p>
          </table:table-cell>
          <table:table-cell office:value-type="float" office:value="0.1361">
            <text:p>0,1361</text:p>
          </table:table-cell>
          <table:table-cell office:value-type="float" office:value="0.1391">
            <text:p>0,1391</text:p>
          </table:table-cell>
          <table:table-cell office:value-type="float" office:value="0.1453">
            <text:p>0,1453</text:p>
          </table:table-cell>
          <table:table-cell office:value-type="float" office:value="0.1532">
            <text:p>0,1532</text:p>
          </table:table-cell>
          <table:table-cell office:value-type="float" office:value="0.1586">
            <text:p>0,1586</text:p>
          </table:table-cell>
          <table:table-cell office:value-type="float" office:value="0.1662">
            <text:p>0,16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007">
            <text:p>0,0007</text:p>
          </table:table-cell>
          <table:table-cell office:value-type="float" office:value="0.0012">
            <text:p>0,0012</text:p>
          </table:table-cell>
          <table:table-cell office:value-type="float" office:value="0.0023">
            <text:p>0,0023</text:p>
          </table:table-cell>
          <table:table-cell office:value-type="float" office:value="0.0043">
            <text:p>0,0043</text:p>
          </table:table-cell>
          <table:table-cell office:value-type="float" office:value="0.0067">
            <text:p>0,0067</text:p>
          </table:table-cell>
          <table:table-cell office:value-type="float" office:value="0.008">
            <text:p>0,008</text:p>
          </table:table-cell>
          <table:table-cell office:value-type="float" office:value="0.0108">
            <text:p>0,0108</text:p>
          </table:table-cell>
          <table:table-cell office:value-type="float" office:value="0.0159">
            <text:p>0,0159</text:p>
          </table:table-cell>
          <table:table-cell office:value-type="float" office:value="0.0206">
            <text:p>0,0206</text:p>
          </table:table-cell>
          <table:table-cell office:value-type="float" office:value="0.0227">
            <text:p>0,0227</text:p>
          </table:table-cell>
          <table:table-cell office:value-type="float" office:value="0.0277">
            <text:p>0,0277</text:p>
          </table:table-cell>
          <table:table-cell office:value-type="float" office:value="0.0338">
            <text:p>0,0338</text:p>
          </table:table-cell>
          <table:table-cell office:value-type="float" office:value="0.0387">
            <text:p>0,0387</text:p>
          </table:table-cell>
          <table:table-cell office:value-type="float" office:value="0.0379">
            <text:p>0,0379</text:p>
          </table:table-cell>
          <table:table-cell office:value-type="float" office:value="0.0538">
            <text:p>0,0538</text:p>
          </table:table-cell>
          <table:table-cell office:value-type="float" office:value="0.0522">
            <text:p>0,0522</text:p>
          </table:table-cell>
          <table:table-cell office:value-type="float" office:value="0.0625">
            <text:p>0,0625</text:p>
          </table:table-cell>
          <table:table-cell office:value-type="float" office:value="0.0595">
            <text:p>0,0595</text:p>
          </table:table-cell>
          <table:table-cell office:value-type="float" office:value="0.0705">
            <text:p>0,0705</text:p>
          </table:table-cell>
          <table:table-cell office:value-type="float" office:value="0.082">
            <text:p>0,082</text:p>
          </table:table-cell>
          <table:table-cell office:value-type="float" office:value="0.0834">
            <text:p>0,0834</text:p>
          </table:table-cell>
          <table:table-cell office:value-type="float" office:value="0.0851">
            <text:p>0,0851</text:p>
          </table:table-cell>
          <table:table-cell office:value-type="float" office:value="0.0911">
            <text:p>0,0911</text:p>
          </table:table-cell>
          <table:table-cell office:value-type="float" office:value="0.0991">
            <text:p>0,0991</text:p>
          </table:table-cell>
          <table:table-cell office:value-type="float" office:value="0.1027">
            <text:p>0,1027</text:p>
          </table:table-cell>
          <table:table-cell office:value-type="float" office:value="0.1095">
            <text:p>0,1095</text:p>
          </table:table-cell>
          <table:table-cell office:value-type="float" office:value="0.1182">
            <text:p>0,1182</text:p>
          </table:table-cell>
          <table:table-cell office:value-type="float" office:value="0.124">
            <text:p>0,124</text:p>
          </table:table-cell>
          <table:table-cell office:value-type="float" office:value="0.1314">
            <text:p>0,1314</text:p>
          </table:table-cell>
          <table:table-cell office:value-type="float" office:value="0.1349">
            <text:p>0,1349</text:p>
          </table:table-cell>
          <table:table-cell office:value-type="float" office:value="0.1461">
            <text:p>0,1461</text:p>
          </table:table-cell>
          <table:table-cell office:value-type="float" office:value="0.1446">
            <text:p>0,1446</text:p>
          </table:table-cell>
          <table:table-cell office:value-type="float" office:value="0.1448">
            <text:p>0,1448</text:p>
          </table:table-cell>
          <table:table-cell office:value-type="float" office:value="0.1531">
            <text:p>0,1531</text:p>
          </table:table-cell>
          <table:table-cell office:value-type="float" office:value="0.1542">
            <text:p>0,154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0.0001">
            <text:p>0,0001</text:p>
          </table:table-cell>
          <table:table-cell office:value-type="float" office:value="0.0002">
            <text:p>0,0002</text:p>
          </table:table-cell>
          <table:table-cell office:value-type="float" office:value="0.001">
            <text:p>0,001</text:p>
          </table:table-cell>
          <table:table-cell office:value-type="float" office:value="0.0016">
            <text:p>0,0016</text:p>
          </table:table-cell>
          <table:table-cell office:value-type="float" office:value="0.0028">
            <text:p>0,0028</text:p>
          </table:table-cell>
          <table:table-cell office:value-type="float" office:value="0.0031">
            <text:p>0,0031</text:p>
          </table:table-cell>
          <table:table-cell office:value-type="float" office:value="0.005">
            <text:p>0,005</text:p>
          </table:table-cell>
          <table:table-cell office:value-type="float" office:value="0.0098">
            <text:p>0,0098</text:p>
          </table:table-cell>
          <table:table-cell office:value-type="float" office:value="0.0113">
            <text:p>0,0113</text:p>
          </table:table-cell>
          <table:table-cell office:value-type="float" office:value="0.0135">
            <text:p>0,0135</text:p>
          </table:table-cell>
          <table:table-cell office:value-type="float" office:value="0.0175">
            <text:p>0,0175</text:p>
          </table:table-cell>
          <table:table-cell office:value-type="float" office:value="0.0248">
            <text:p>0,0248</text:p>
          </table:table-cell>
          <table:table-cell office:value-type="float" office:value="0.0266">
            <text:p>0,0266</text:p>
          </table:table-cell>
          <table:table-cell office:value-type="float" office:value="0.0319">
            <text:p>0,0319</text:p>
          </table:table-cell>
          <table:table-cell office:value-type="float" office:value="0.0357">
            <text:p>0,0357</text:p>
          </table:table-cell>
          <table:table-cell office:value-type="float" office:value="0.039">
            <text:p>0,039</text:p>
          </table:table-cell>
          <table:table-cell office:value-type="float" office:value="0.0487">
            <text:p>0,0487</text:p>
          </table:table-cell>
          <table:table-cell office:value-type="float" office:value="0.0542">
            <text:p>0,0542</text:p>
          </table:table-cell>
          <table:table-cell office:value-type="float" office:value="0.0563">
            <text:p>0,0563</text:p>
          </table:table-cell>
          <table:table-cell office:value-type="float" office:value="0.0644">
            <text:p>0,0644</text:p>
          </table:table-cell>
          <table:table-cell office:value-type="float" office:value="0.0658">
            <text:p>0,0658</text:p>
          </table:table-cell>
          <table:table-cell office:value-type="float" office:value="0.0796">
            <text:p>0,0796</text:p>
          </table:table-cell>
          <table:table-cell office:value-type="float" office:value="0.0807">
            <text:p>0,0807</text:p>
          </table:table-cell>
          <table:table-cell office:value-type="float" office:value="0.0806">
            <text:p>0,0806</text:p>
          </table:table-cell>
          <table:table-cell office:value-type="float" office:value="0.0939">
            <text:p>0,0939</text:p>
          </table:table-cell>
          <table:table-cell office:value-type="float" office:value="0.1033">
            <text:p>0,1033</text:p>
          </table:table-cell>
          <table:table-cell office:value-type="float" office:value="0.1047">
            <text:p>0,1047</text:p>
          </table:table-cell>
          <table:table-cell office:value-type="float" office:value="0.1178">
            <text:p>0,1178</text:p>
          </table:table-cell>
          <table:table-cell office:value-type="float" office:value="0.1139">
            <text:p>0,1139</text:p>
          </table:table-cell>
          <table:table-cell office:value-type="float" office:value="0.1231">
            <text:p>0,1231</text:p>
          </table:table-cell>
          <table:table-cell office:value-type="float" office:value="0.1245">
            <text:p>0,1245</text:p>
          </table:table-cell>
          <table:table-cell office:value-type="float" office:value="0.1367">
            <text:p>0,1367</text:p>
          </table:table-cell>
          <table:table-cell office:value-type="float" office:value="0.1359">
            <text:p>0,1359</text:p>
          </table:table-cell>
          <table:table-cell office:value-type="float" office:value="0.1399">
            <text:p>0,1399</text:p>
          </table:table-cell>
          <table:table-cell office:value-type="float" office:value="0.1462">
            <text:p>0,1462</text:p>
          </table:table-cell>
          <table:table-cell office:value-type="float" office:value="0.1566">
            <text:p>0,1566</text:p>
          </table:table-cell>
          <table:table-cell office:value-type="float" office:value="0.1609">
            <text:p>0,1609</text:p>
          </table:table-cell>
          <table:table-cell/>
        </table:table-row>
      </table:table>
      <table:table table:name="Tabelle1_4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sigma=1.0E-4</text:p>
          </table:table-cell>
          <table:table-cell office:value-type="string">
            <text:p>sigma=0.0010</text:p>
          </table:table-cell>
          <table:table-cell office:value-type="string">
            <text:p>sigma=0.01</text:p>
          </table:table-cell>
          <table:table-cell office:value-type="string">
            <text:p>sigma=0.1</text:p>
          </table:table-cell>
          <table:table-cell office:value-type="string">
            <text:p>sigma=1.0</text:p>
          </table:table-cell>
          <table:table-cell office:value-type="string">
            <text:p>sigma=10.0</text:p>
          </table:table-cell>
          <table:table-cell>
            <draw:frame table:end-cell-address="Tabelle1_4.AB62" table:end-x="1.412cm" table:end-y="0.151cm" draw:z-index="0" draw:style-name="gr1" svg:width="46.46cm" svg:height="27.587cm" svg:x="0.115cm" svg:y="0.113cm">
              <draw:object draw:notify-on-update-of-ranges="Tabelle1_4.A2:Tabelle1_4.A101 Tabelle1_4.B1:Tabelle1_4.B1 Tabelle1_4.B2:Tabelle1_4.B101 Tabelle1_4.C1:Tabelle1_4.C1 Tabelle1_4.C2:Tabelle1_4.C101 Tabelle1_4.D1:Tabelle1_4.D1 Tabelle1_4.D2:Tabelle1_4.D101 Tabelle1_4.E1:Tabelle1_4.E1 Tabelle1_4.E2:Tabelle1_4.E101 Tabelle1_4.F1:Tabelle1_4.F1 Tabelle1_4.F2:Tabelle1_4.F101 Tabelle1_4.G1:Tabelle1_4.G1 Tabelle1_4.G2:Tabelle1_4.G1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5" office:value-type="float" office:value="1">
            <text:p>1</text:p>
          </table:table-cell>
          <table:table-cell office:value-type="float" office:value="0.9998">
            <text:p>0,999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0.9994">
            <text:p>0,999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5" office:value-type="float" office:value="1">
            <text:p>1</text:p>
          </table:table-cell>
          <table:table-cell office:value-type="float" office:value="0.9988">
            <text:p>0,998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5" office:value-type="float" office:value="1">
            <text:p>1</text:p>
          </table:table-cell>
          <table:table-cell office:value-type="float" office:value="0.9941">
            <text:p>0,994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1">
            <text:p>1</text:p>
          </table:table-cell>
          <table:table-cell office:value-type="float" office:value="0.9918">
            <text:p>0,99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5" office:value-type="float" office:value="1">
            <text:p>1</text:p>
          </table:table-cell>
          <table:table-cell office:value-type="float" office:value="0.9861">
            <text:p>0,98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5" office:value-type="float" office:value="1">
            <text:p>1</text:p>
          </table:table-cell>
          <table:table-cell office:value-type="float" office:value="0.9748">
            <text:p>0,974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5" office:value-type="float" office:value="1">
            <text:p>1</text:p>
          </table:table-cell>
          <table:table-cell office:value-type="float" office:value="0.9609">
            <text:p>0,960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5" office:value-type="float" office:value="1">
            <text:p>1</text:p>
          </table:table-cell>
          <table:table-cell office:value-type="float" office:value="0.9406">
            <text:p>0,940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5" office:value-type="float" office:value="1">
            <text:p>1</text:p>
          </table:table-cell>
          <table:table-cell office:value-type="float" office:value="0.9169">
            <text:p>0,916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5" office:value-type="float" office:value="1">
            <text:p>1</text:p>
          </table:table-cell>
          <table:table-cell office:value-type="float" office:value="0.8879">
            <text:p>0,887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5" office:value-type="float" office:value="1">
            <text:p>1</text:p>
          </table:table-cell>
          <table:table-cell office:value-type="float" office:value="0.8493">
            <text:p>0,849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5" office:value-type="float" office:value="1">
            <text:p>1</text:p>
          </table:table-cell>
          <table:table-cell office:value-type="float" office:value="0.7961">
            <text:p>0,796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5" office:value-type="float" office:value="1">
            <text:p>1</text:p>
          </table:table-cell>
          <table:table-cell office:value-type="float" office:value="0.7554">
            <text:p>0,755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5" office:value-type="float" office:value="1">
            <text:p>1</text:p>
          </table:table-cell>
          <table:table-cell office:value-type="float" office:value="0.7065">
            <text:p>0,706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6497">
            <text:p>0,649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float" office:value="1">
            <text:p>1</text:p>
          </table:table-cell>
          <table:table-cell office:value-type="float" office:value="0.9891">
            <text:p>0,9891</text:p>
          </table:table-cell>
          <table:table-cell office:value-type="float" office:value="0.581">
            <text:p>0,58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1">
            <text:p>1</text:p>
          </table:table-cell>
          <table:table-cell office:value-type="float" office:value="0.8061">
            <text:p>0,8061</text:p>
          </table:table-cell>
          <table:table-cell office:value-type="float" office:value="0.5324">
            <text:p>0,532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0.3016">
            <text:p>0,3016</text:p>
          </table:table-cell>
          <table:table-cell office:value-type="float" office:value="0.4776">
            <text:p>0,477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337">
            <text:p>0,0337</text:p>
          </table:table-cell>
          <table:table-cell office:value-type="float" office:value="0.4279">
            <text:p>0,427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5">
            <text:p>0,0005</text:p>
          </table:table-cell>
          <table:table-cell office:value-type="float" office:value="0.3776">
            <text:p>0,377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0.3278">
            <text:p>0,327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0.2789">
            <text:p>0,278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float" office:value="0.2414">
            <text:p>0,241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office:value-type="float" office:value="0.2086">
            <text:p>0,208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office:value-type="float" office:value="0.1803">
            <text:p>0,180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office:value-type="float" office:value="0.1507">
            <text:p>0,150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4">
            <text:p>0,1254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office:value-type="float" office:value="0.107">
            <text:p>0,107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office:value-type="float" office:value="0.0918">
            <text:p>0,091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0.0753">
            <text:p>0,075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606">
            <text:p>0,060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26">
            <text:p>0,052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office:value-type="float" office:value="0.0438">
            <text:p>0,0438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office:value-type="float" office:value="0.0334">
            <text:p>0,033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82">
            <text:p>0,02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0.024">
            <text:p>0,02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office:value-type="float" office:value="0.022">
            <text:p>0,02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4">
            <text:p>0,016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4">
            <text:p>0,014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5">
            <text:p>0,009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84">
            <text:p>0,008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office:value-type="float" office:value="0.0067">
            <text:p>0,006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5" office:value-type="float" office:value="0">
            <text:p>0</text:p>
          </table:table-cell>
          <table:table-cell office:value-type="float" office:value="0.0051">
            <text:p>0,005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39">
            <text:p>0,003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44">
            <text:p>0,004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office:value-type="float" office:value="0.0024">
            <text:p>0,002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4">
            <text:p>0,001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3">
            <text:p>0,001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24">
            <text:p>0,002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2">
            <text:p>0,001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3">
            <text:p>0,001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7">
            <text:p>0,000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4">
            <text:p>0,000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5">
            <text:p>0,000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2">
            <text:p>0,000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1">
            <text:p>0,000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2">
            <text:p>0,000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2">
            <text:p>0,000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1">
            <text:p>0,000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1">
            <text:p>0,00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5" office:value-type="float" office:value="0">
            <text:p>0</text:p>
          </table:table-cell>
          <table:table-cell office:value-type="float" office:value="0.0002">
            <text:p>0,000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/>
        </table:table-row>
      </table:table>
      <table:table table:name="Tabelle1_3" table:style-name="ta1" table:print="false">
        <table:table-column table:style-name="co1" table:default-cell-style-name="Default"/>
        <table:table-column table:style-name="co9" table:number-columns-repeated="25" table:default-cell-style-name="Default"/>
        <table:table-column table:style-name="co3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d0=1</text:p>
          </table:table-cell>
          <table:table-cell office:value-type="string">
            <text:p>d0=2</text:p>
          </table:table-cell>
          <table:table-cell office:value-type="string">
            <text:p>d0=3</text:p>
          </table:table-cell>
          <table:table-cell office:value-type="string">
            <text:p>d0=4</text:p>
          </table:table-cell>
          <table:table-cell office:value-type="string">
            <text:p>d0=5</text:p>
          </table:table-cell>
          <table:table-cell office:value-type="string">
            <text:p>d0=6</text:p>
          </table:table-cell>
          <table:table-cell office:value-type="string">
            <text:p>d0=7</text:p>
          </table:table-cell>
          <table:table-cell office:value-type="string">
            <text:p>d0=8</text:p>
          </table:table-cell>
          <table:table-cell office:value-type="string">
            <text:p>d0=9</text:p>
          </table:table-cell>
          <table:table-cell office:value-type="string">
            <text:p>d0=10</text:p>
          </table:table-cell>
          <table:table-cell office:value-type="string">
            <text:p>d0=11</text:p>
          </table:table-cell>
          <table:table-cell office:value-type="string">
            <text:p>d0=12</text:p>
          </table:table-cell>
          <table:table-cell office:value-type="string">
            <text:p>d0=13</text:p>
          </table:table-cell>
          <table:table-cell office:value-type="string">
            <text:p>d0=14</text:p>
          </table:table-cell>
          <table:table-cell office:value-type="string">
            <text:p>d0=15</text:p>
          </table:table-cell>
          <table:table-cell office:value-type="string">
            <text:p>d0=16</text:p>
          </table:table-cell>
          <table:table-cell office:value-type="string">
            <text:p>d0=17</text:p>
          </table:table-cell>
          <table:table-cell office:value-type="string">
            <text:p>d0=18</text:p>
          </table:table-cell>
          <table:table-cell office:value-type="string">
            <text:p>d0=19</text:p>
          </table:table-cell>
          <table:table-cell office:value-type="string">
            <text:p>d0=20</text:p>
          </table:table-cell>
          <table:table-cell office:value-type="string">
            <text:p>d0=21</text:p>
          </table:table-cell>
          <table:table-cell office:value-type="string">
            <text:p>d0=22</text:p>
          </table:table-cell>
          <table:table-cell office:value-type="string">
            <text:p>d0=23</text:p>
          </table:table-cell>
          <table:table-cell office:value-type="string">
            <text:p>d0=24</text:p>
          </table:table-cell>
          <table:table-cell office:value-type="string">
            <text:p>d0=25</text:p>
          </table:table-cell>
          <table:table-cell>
            <draw:frame table:end-cell-address="Tabelle1_3.AR63" table:end-x="1.019cm" table:end-y="0.114cm" draw:z-index="0" draw:style-name="gr1" svg:width="39.287cm" svg:height="28.001cm" svg:x="0.12cm" svg:y="0.113cm">
              <draw:object draw:notify-on-update-of-ranges="Tabelle1_3.A1:Tabelle1_3.A1 Tabelle1_3.A2:Tabelle1_3.A101 Tabelle1_3.B1:Tabelle1_3.B1 Tabelle1_3.B2:Tabelle1_3.B101 Tabelle1_3.C1:Tabelle1_3.C1 Tabelle1_3.C2:Tabelle1_3.C101 Tabelle1_3.D1:Tabelle1_3.D1 Tabelle1_3.D2:Tabelle1_3.D101 Tabelle1_3.E1:Tabelle1_3.E1 Tabelle1_3.E2:Tabelle1_3.E101 Tabelle1_3.F1:Tabelle1_3.F1 Tabelle1_3.F2:Tabelle1_3.F101 Tabelle1_3.G1:Tabelle1_3.G1 Tabelle1_3.G2:Tabelle1_3.G101 Tabelle1_3.H1:Tabelle1_3.H1 Tabelle1_3.H2:Tabelle1_3.H101 Tabelle1_3.I1:Tabelle1_3.I1 Tabelle1_3.I2:Tabelle1_3.I101 Tabelle1_3.J1:Tabelle1_3.J1 Tabelle1_3.J2:Tabelle1_3.J101 Tabelle1_3.K1:Tabelle1_3.K1 Tabelle1_3.K2:Tabelle1_3.K101 Tabelle1_3.L1:Tabelle1_3.L1 Tabelle1_3.L2:Tabelle1_3.L101 Tabelle1_3.M1:Tabelle1_3.M1 Tabelle1_3.M2:Tabelle1_3.M101 Tabelle1_3.N1:Tabelle1_3.N1 Tabelle1_3.N2:Tabelle1_3.N101 Tabelle1_3.O1:Tabelle1_3.O1 Tabelle1_3.O2:Tabelle1_3.O101 Tabelle1_3.P1:Tabelle1_3.P1 Tabelle1_3.P2:Tabelle1_3.P101 Tabelle1_3.Q1:Tabelle1_3.Q1 Tabelle1_3.Q2:Tabelle1_3.Q101 Tabelle1_3.R1:Tabelle1_3.R1 Tabelle1_3.R2:Tabelle1_3.R101 Tabelle1_3.S1:Tabelle1_3.S1 Tabelle1_3.S2:Tabelle1_3.S101 Tabelle1_3.T1:Tabelle1_3.T1 Tabelle1_3.T2:Tabelle1_3.T101 Tabelle1_3.U1:Tabelle1_3.U1 Tabelle1_3.U2:Tabelle1_3.U101 Tabelle1_3.V1:Tabelle1_3.V1 Tabelle1_3.V2:Tabelle1_3.V101 Tabelle1_3.W1:Tabelle1_3.W1 Tabelle1_3.W2:Tabelle1_3.W101 Tabelle1_3.X1:Tabelle1_3.X1 Tabelle1_3.X2:Tabelle1_3.X101 Tabelle1_3.Y1:Tabelle1_3.Y1 Tabelle1_3.Y2:Tabelle1_3.Y101 Tabelle1_3.Z1:Tabelle1_3.Z1 Tabelle1_3.Z2:Tabelle1_3.Z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2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883">
            <text:p>0,9883</text:p>
          </table:table-cell>
          <table:table-cell table:number-columns-repeated="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898">
            <text:p>0,9898</text:p>
          </table:table-cell>
          <table:table-cell table:number-columns-repeated="2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76">
            <text:p>0,9876</text:p>
          </table:table-cell>
          <table:table-cell table:number-columns-repeated="2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1">
            <text:p>0,0111</text:p>
          </table:table-cell>
          <table:table-cell table:number-columns-repeated="2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0.9895">
            <text:p>0,9895</text:p>
          </table:table-cell>
          <table:table-cell table:number-columns-repeated="2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0.1166">
            <text:p>0,1166</text:p>
          </table:table-cell>
          <table:table-cell table:number-columns-repeated="2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number-columns-repeated="2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0.9889">
            <text:p>0,9889</text:p>
          </table:table-cell>
          <table:table-cell table:number-columns-repeated="2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0.2985">
            <text:p>0,2985</text:p>
          </table:table-cell>
          <table:table-cell table:number-columns-repeated="2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0.0006">
            <text:p>0,0006</text:p>
          </table:table-cell>
          <table:table-cell table:number-columns-repeated="2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0.9878">
            <text:p>0,9878</text:p>
          </table:table-cell>
          <table:table-cell table:number-columns-repeated="1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0.4793">
            <text:p>0,4793</text:p>
          </table:table-cell>
          <table:table-cell table:number-columns-repeated="1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0.0104">
            <text:p>0,0104</text:p>
          </table:table-cell>
          <table:table-cell table:number-columns-repeated="1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 office:value-type="float" office:value="0.9903">
            <text:p>0,9903</text:p>
          </table:table-cell>
          <table:table-cell table:number-columns-repeated="1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float" office:value="0.6074">
            <text:p>0,6074</text:p>
          </table:table-cell>
          <table:table-cell table:number-columns-repeated="1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 office:value-type="float" office:value="0.0469">
            <text:p>0,0469</text:p>
          </table:table-cell>
          <table:table-cell table:number-columns-repeated="1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9899">
            <text:p>0,9899</text:p>
          </table:table-cell>
          <table:table-cell table:number-columns-repeated="1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7" office:value-type="float" office:value="0">
            <text:p>0</text:p>
          </table:table-cell>
          <table:table-cell office:value-type="float" office:value="0.6912">
            <text:p>0,6912</text:p>
          </table:table-cell>
          <table:table-cell table:number-columns-repeated="1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7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1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4">
            <text:p>0,0014</text:p>
          </table:table-cell>
          <table:table-cell office:value-type="float" office:value="0.9894">
            <text:p>0,9894</text:p>
          </table:table-cell>
          <table:table-cell table:number-columns-repeated="1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office:value-type="float" office:value="0.7586">
            <text:p>0,7586</text:p>
          </table:table-cell>
          <table:table-cell table:number-columns-repeated="1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8" office:value-type="float" office:value="0">
            <text:p>0</text:p>
          </table:table-cell>
          <table:table-cell office:value-type="float" office:value="0.2119">
            <text:p>0,2119</text:p>
          </table:table-cell>
          <table:table-cell office:value-type="float" office:value="0.9999">
            <text:p>0,9999</text:p>
          </table:table-cell>
          <table:table-cell table:number-columns-repeated="1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0.0121">
            <text:p>0,0121</text:p>
          </table:table-cell>
          <table:table-cell office:value-type="float" office:value="0.9887">
            <text:p>0,9887</text:p>
          </table:table-cell>
          <table:table-cell table:number-columns-repeated="1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9" office:value-type="float" office:value="0">
            <text:p>0</text:p>
          </table:table-cell>
          <table:table-cell office:value-type="float" office:value="0.808">
            <text:p>0,808</text:p>
          </table:table-cell>
          <table:table-cell table:number-columns-repeated="1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9" office:value-type="float" office:value="0">
            <text:p>0</text:p>
          </table:table-cell>
          <table:table-cell office:value-type="float" office:value="0.2971">
            <text:p>0,2971</text:p>
          </table:table-cell>
          <table:table-cell office:value-type="float" office:value="0.9998">
            <text:p>0,9998</text:p>
          </table:table-cell>
          <table:table-cell table:number-columns-repeated="1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9" office:value-type="float" office:value="0">
            <text:p>0</text:p>
          </table:table-cell>
          <table:table-cell office:value-type="float" office:value="0.0343">
            <text:p>0,0343</text:p>
          </table:table-cell>
          <table:table-cell office:value-type="float" office:value="0.9883">
            <text:p>0,9883</text:p>
          </table:table-cell>
          <table:table-cell table:number-columns-repeated="1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9" office:value-type="float" office:value="0">
            <text:p>0</text:p>
          </table:table-cell>
          <table:table-cell office:value-type="float" office:value="0.0009">
            <text:p>0,0009</text:p>
          </table:table-cell>
          <table:table-cell office:value-type="float" office:value="0.8459">
            <text:p>0,8459</text:p>
          </table:table-cell>
          <table:table-cell table:number-columns-repeated="1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10" office:value-type="float" office:value="0">
            <text:p>0</text:p>
          </table:table-cell>
          <table:table-cell office:value-type="float" office:value="0.3987">
            <text:p>0,3987</text:p>
          </table:table-cell>
          <table:table-cell office:value-type="float" office:value="0.9998">
            <text:p>0,9998</text:p>
          </table:table-cell>
          <table:table-cell table:number-columns-repeated="1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666">
            <text:p>0,0666</text:p>
          </table:table-cell>
          <table:table-cell office:value-type="float" office:value="0.9902">
            <text:p>0,9902</text:p>
          </table:table-cell>
          <table:table-cell table:number-columns-repeated="1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37">
            <text:p>0,0037</text:p>
          </table:table-cell>
          <table:table-cell office:value-type="float" office:value="0.8701">
            <text:p>0,8701</text:p>
          </table:table-cell>
          <table:table-cell table:number-columns-repeated="1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4727">
            <text:p>0,4727</text:p>
          </table:table-cell>
          <table:table-cell office:value-type="float" office:value="0.9996">
            <text:p>0,9996</text:p>
          </table:table-cell>
          <table:table-cell table:number-columns-repeated="1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11" office:value-type="float" office:value="0">
            <text:p>0</text:p>
          </table:table-cell>
          <table:table-cell office:value-type="float" office:value="0.1203">
            <text:p>0,1203</text:p>
          </table:table-cell>
          <table:table-cell office:value-type="float" office:value="0.9882">
            <text:p>0,9882</text:p>
          </table:table-cell>
          <table:table-cell table:number-columns-repeated="1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11" office:value-type="float" office:value="0">
            <text:p>0</text:p>
          </table:table-cell>
          <table:table-cell office:value-type="float" office:value="0.0111">
            <text:p>0,0111</text:p>
          </table:table-cell>
          <table:table-cell office:value-type="float" office:value="0.8923">
            <text:p>0,8923</text:p>
          </table:table-cell>
          <table:table-cell table:number-columns-repeated="1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5">
            <text:p>0,0005</text:p>
          </table:table-cell>
          <table:table-cell office:value-type="float" office:value="0.5452">
            <text:p>0,5452</text:p>
          </table:table-cell>
          <table:table-cell office:value-type="float" office:value="0.9995">
            <text:p>0,9995</text:p>
          </table:table-cell>
          <table:table-cell table:number-columns-repeated="1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1753">
            <text:p>0,1753</text:p>
          </table:table-cell>
          <table:table-cell office:value-type="float" office:value="0.9888">
            <text:p>0,9888</text:p>
          </table:table-cell>
          <table:table-cell table:number-columns-repeated="1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12" office:value-type="float" office:value="0">
            <text:p>0</text:p>
          </table:table-cell>
          <table:table-cell office:value-type="float" office:value="0.0249">
            <text:p>0,0249</text:p>
          </table:table-cell>
          <table:table-cell office:value-type="float" office:value="0.8929">
            <text:p>0,8929</text:p>
          </table:table-cell>
          <table:table-cell office:value-type="float" office:value="0.9998">
            <text:p>0,999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011">
            <text:p>0,0011</text:p>
          </table:table-cell>
          <table:table-cell office:value-type="float" office:value="0.6051">
            <text:p>0,6051</text:p>
          </table:table-cell>
          <table:table-cell office:value-type="float" office:value="0.9996">
            <text:p>0,999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13" office:value-type="float" office:value="0">
            <text:p>0</text:p>
          </table:table-cell>
          <table:table-cell office:value-type="float" office:value="0.2373">
            <text:p>0,2373</text:p>
          </table:table-cell>
          <table:table-cell office:value-type="float" office:value="0.9886">
            <text:p>0,988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13" office:value-type="float" office:value="0">
            <text:p>0</text:p>
          </table:table-cell>
          <table:table-cell office:value-type="float" office:value="0.0485">
            <text:p>0,0485</text:p>
          </table:table-cell>
          <table:table-cell office:value-type="float" office:value="0.9141">
            <text:p>0,9141</text:p>
          </table:table-cell>
          <table:table-cell office:value-type="float" office:value="0.9999">
            <text:p>0,9999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43">
            <text:p>0,0043</text:p>
          </table:table-cell>
          <table:table-cell office:value-type="float" office:value="0.6574">
            <text:p>0,6574</text:p>
          </table:table-cell>
          <table:table-cell office:value-type="float" office:value="0.9997">
            <text:p>0,9997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14" office:value-type="float" office:value="0">
            <text:p>0</text:p>
          </table:table-cell>
          <table:table-cell office:value-type="float" office:value="0.303">
            <text:p>0,303</text:p>
          </table:table-cell>
          <table:table-cell office:value-type="float" office:value="0.9883">
            <text:p>0,9883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14" office:value-type="float" office:value="0">
            <text:p>0</text:p>
          </table:table-cell>
          <table:table-cell office:value-type="float" office:value="0.0785">
            <text:p>0,0785</text:p>
          </table:table-cell>
          <table:table-cell office:value-type="float" office:value="0.922">
            <text:p>0,922</text:p>
          </table:table-cell>
          <table:table-cell table:number-columns-repeated="9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14" office:value-type="float" office:value="0">
            <text:p>0</text:p>
          </table:table-cell>
          <table:table-cell office:value-type="float" office:value="0.0121">
            <text:p>0,0121</text:p>
          </table:table-cell>
          <table:table-cell office:value-type="float" office:value="0.6971">
            <text:p>0,6971</text:p>
          </table:table-cell>
          <table:table-cell office:value-type="float" office:value="0.9996">
            <text:p>0,9996</text:p>
          </table:table-cell>
          <table:table-cell table:number-columns-repeated="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09">
            <text:p>0,0009</text:p>
          </table:table-cell>
          <table:table-cell office:value-type="float" office:value="0.3601">
            <text:p>0,3601</text:p>
          </table:table-cell>
          <table:table-cell office:value-type="float" office:value="0.9885">
            <text:p>0,9885</text:p>
          </table:table-cell>
          <table:table-cell table:number-columns-repeated="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1193">
            <text:p>0,1193</text:p>
          </table:table-cell>
          <table:table-cell office:value-type="float" office:value="0.9214">
            <text:p>0,9214</text:p>
          </table:table-cell>
          <table:table-cell table:number-columns-repeated="8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15" office:value-type="float" office:value="0">
            <text:p>0</text:p>
          </table:table-cell>
          <table:table-cell office:value-type="float" office:value="0.0226">
            <text:p>0,0226</text:p>
          </table:table-cell>
          <table:table-cell office:value-type="float" office:value="0.7389">
            <text:p>0,7389</text:p>
          </table:table-cell>
          <table:table-cell office:value-type="float" office:value="0.9991">
            <text:p>0,9991</text:p>
          </table:table-cell>
          <table:table-cell table:number-columns-repeated="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15" office:value-type="float" office:value="0">
            <text:p>0</text:p>
          </table:table-cell>
          <table:table-cell office:value-type="float" office:value="0.003">
            <text:p>0,003</text:p>
          </table:table-cell>
          <table:table-cell office:value-type="float" office:value="0.4336">
            <text:p>0,4336</text:p>
          </table:table-cell>
          <table:table-cell office:value-type="float" office:value="0.9886">
            <text:p>0,9886</text:p>
          </table:table-cell>
          <table:table-cell table:number-columns-repeated="7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16" office:value-type="float" office:value="0">
            <text:p>0</text:p>
          </table:table-cell>
          <table:table-cell office:value-type="float" office:value="0.1571">
            <text:p>0,1571</text:p>
          </table:table-cell>
          <table:table-cell office:value-type="float" office:value="0.933">
            <text:p>0,933</text:p>
          </table:table-cell>
          <table:table-cell office:value-type="float" office:value="0.9998">
            <text:p>0,9998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16" office:value-type="float" office:value="0">
            <text:p>0</text:p>
          </table:table-cell>
          <table:table-cell office:value-type="float" office:value="0.0352">
            <text:p>0,0352</text:p>
          </table:table-cell>
          <table:table-cell office:value-type="float" office:value="0.7646">
            <text:p>0,7646</text:p>
          </table:table-cell>
          <table:table-cell office:value-type="float" office:value="0.999">
            <text:p>0,999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16" office:value-type="float" office:value="0">
            <text:p>0</text:p>
          </table:table-cell>
          <table:table-cell office:value-type="float" office:value="0.0054">
            <text:p>0,0054</text:p>
          </table:table-cell>
          <table:table-cell office:value-type="float" office:value="0.4775">
            <text:p>0,4775</text:p>
          </table:table-cell>
          <table:table-cell office:value-type="float" office:value="0.9912">
            <text:p>0,9912</text:p>
          </table:table-cell>
          <table:table-cell table:number-columns-repeated="6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16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207">
            <text:p>0,207</text:p>
          </table:table-cell>
          <table:table-cell office:value-type="float" office:value="0.9402">
            <text:p>0,9402</text:p>
          </table:table-cell>
          <table:table-cell office:value-type="float" office:value="0.9996">
            <text:p>0,9996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17" office:value-type="float" office:value="0">
            <text:p>0</text:p>
          </table:table-cell>
          <table:table-cell office:value-type="float" office:value="0.0644">
            <text:p>0,0644</text:p>
          </table:table-cell>
          <table:table-cell office:value-type="float" office:value="0.7938">
            <text:p>0,7938</text:p>
          </table:table-cell>
          <table:table-cell office:value-type="float" office:value="0.9984">
            <text:p>0,9984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17" office:value-type="float" office:value="0">
            <text:p>0</text:p>
          </table:table-cell>
          <table:table-cell office:value-type="float" office:value="0.0124">
            <text:p>0,0124</text:p>
          </table:table-cell>
          <table:table-cell office:value-type="float" office:value="0.5246">
            <text:p>0,5246</text:p>
          </table:table-cell>
          <table:table-cell office:value-type="float" office:value="0.9887">
            <text:p>0,9887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17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2587">
            <text:p>0,2587</text:p>
          </table:table-cell>
          <table:table-cell office:value-type="float" office:value="0.9436">
            <text:p>0,9436</text:p>
          </table:table-cell>
          <table:table-cell table:number-columns-repeated="5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18" office:value-type="float" office:value="0">
            <text:p>0</text:p>
          </table:table-cell>
          <table:table-cell office:value-type="float" office:value="0.0858">
            <text:p>0,0858</text:p>
          </table:table-cell>
          <table:table-cell office:value-type="float" office:value="0.806">
            <text:p>0,806</text:p>
          </table:table-cell>
          <table:table-cell office:value-type="float" office:value="0.9986">
            <text:p>0,9986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18" office:value-type="float" office:value="0">
            <text:p>0</text:p>
          </table:table-cell>
          <table:table-cell office:value-type="float" office:value="0.0199">
            <text:p>0,0199</text:p>
          </table:table-cell>
          <table:table-cell office:value-type="float" office:value="0.5677">
            <text:p>0,5677</text:p>
          </table:table-cell>
          <table:table-cell office:value-type="float" office:value="0.9919">
            <text:p>0,9919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18" office:value-type="float" office:value="0">
            <text:p>0</text:p>
          </table:table-cell>
          <table:table-cell office:value-type="float" office:value="0.0027">
            <text:p>0,0027</text:p>
          </table:table-cell>
          <table:table-cell office:value-type="float" office:value="0.2981">
            <text:p>0,2981</text:p>
          </table:table-cell>
          <table:table-cell office:value-type="float" office:value="0.9472">
            <text:p>0,9472</text:p>
          </table:table-cell>
          <table:table-cell office:value-type="float" office:value="0.9998">
            <text:p>0,9998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1187">
            <text:p>0,1187</text:p>
          </table:table-cell>
          <table:table-cell office:value-type="float" office:value="0.8227">
            <text:p>0,8227</text:p>
          </table:table-cell>
          <table:table-cell office:value-type="float" office:value="0.9984">
            <text:p>0,9984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19" office:value-type="float" office:value="0">
            <text:p>0</text:p>
          </table:table-cell>
          <table:table-cell office:value-type="float" office:value="0.0322">
            <text:p>0,0322</text:p>
          </table:table-cell>
          <table:table-cell office:value-type="float" office:value="0.6154">
            <text:p>0,6154</text:p>
          </table:table-cell>
          <table:table-cell office:value-type="float" office:value="0.9903">
            <text:p>0,9903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19" office:value-type="float" office:value="0">
            <text:p>0</text:p>
          </table:table-cell>
          <table:table-cell office:value-type="float" office:value="0.0063">
            <text:p>0,0063</text:p>
          </table:table-cell>
          <table:table-cell office:value-type="float" office:value="0.3496">
            <text:p>0,3496</text:p>
          </table:table-cell>
          <table:table-cell office:value-type="float" office:value="0.9528">
            <text:p>0,9528</text:p>
          </table:table-cell>
          <table:table-cell office:value-type="float" office:value="0.9999">
            <text:p>0,9999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19" office:value-type="float" office:value="0">
            <text:p>0</text:p>
          </table:table-cell>
          <table:table-cell office:value-type="float" office:value="0.0008">
            <text:p>0,0008</text:p>
          </table:table-cell>
          <table:table-cell office:value-type="float" office:value="0.1521">
            <text:p>0,1521</text:p>
          </table:table-cell>
          <table:table-cell office:value-type="float" office:value="0.8413">
            <text:p>0,8413</text:p>
          </table:table-cell>
          <table:table-cell office:value-type="float" office:value="0.9985">
            <text:p>0,998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19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489">
            <text:p>0,0489</text:p>
          </table:table-cell>
          <table:table-cell office:value-type="float" office:value="0.6405">
            <text:p>0,6405</text:p>
          </table:table-cell>
          <table:table-cell office:value-type="float" office:value="0.989">
            <text:p>0,989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0" office:value-type="float" office:value="0">
            <text:p>0</text:p>
          </table:table-cell>
          <table:table-cell office:value-type="float" office:value="0.011">
            <text:p>0,011</text:p>
          </table:table-cell>
          <table:table-cell office:value-type="float" office:value="0.3891">
            <text:p>0,3891</text:p>
          </table:table-cell>
          <table:table-cell office:value-type="float" office:value="0.9513">
            <text:p>0,9513</text:p>
          </table:table-cell>
          <table:table-cell office:value-type="float" office:value="0.9997">
            <text:p>0,999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0" office:value-type="float" office:value="0">
            <text:p>0</text:p>
          </table:table-cell>
          <table:table-cell office:value-type="float" office:value="0.0017">
            <text:p>0,0017</text:p>
          </table:table-cell>
          <table:table-cell office:value-type="float" office:value="0.186">
            <text:p>0,186</text:p>
          </table:table-cell>
          <table:table-cell office:value-type="float" office:value="0.8598">
            <text:p>0,8598</text:p>
          </table:table-cell>
          <table:table-cell office:value-type="float" office:value="0.9983">
            <text:p>0,998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0" office:value-type="float" office:value="0">
            <text:p>0</text:p>
          </table:table-cell>
          <table:table-cell office:value-type="float" office:value="0.0005">
            <text:p>0,0005</text:p>
          </table:table-cell>
          <table:table-cell office:value-type="float" office:value="0.0666">
            <text:p>0,0666</text:p>
          </table:table-cell>
          <table:table-cell office:value-type="float" office:value="0.6697">
            <text:p>0,6697</text:p>
          </table:table-cell>
          <table:table-cell office:value-type="float" office:value="0.9877">
            <text:p>0,9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1" office:value-type="float" office:value="0">
            <text:p>0</text:p>
          </table:table-cell>
          <table:table-cell office:value-type="float" office:value="0.0195">
            <text:p>0,0195</text:p>
          </table:table-cell>
          <table:table-cell office:value-type="float" office:value="0.4301">
            <text:p>0,4301</text:p>
          </table:table-cell>
          <table:table-cell office:value-type="float" office:value="0.952">
            <text:p>0,952</text:p>
          </table:table-cell>
          <table:table-cell office:value-type="float" office:value="0.9997">
            <text:p>0,999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1" office:value-type="float" office:value="0">
            <text:p>0</text:p>
          </table:table-cell>
          <table:table-cell office:value-type="float" office:value="0.0039">
            <text:p>0,0039</text:p>
          </table:table-cell>
          <table:table-cell office:value-type="float" office:value="0.2241">
            <text:p>0,2241</text:p>
          </table:table-cell>
          <table:table-cell office:value-type="float" office:value="0.8727">
            <text:p>0,8727</text:p>
          </table:table-cell>
          <table:table-cell office:value-type="float" office:value="0.9984">
            <text:p>0,998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1" office:value-type="float" office:value="0">
            <text:p>0</text:p>
          </table:table-cell>
          <table:table-cell office:value-type="float" office:value="0.0004">
            <text:p>0,0004</text:p>
          </table:table-cell>
          <table:table-cell office:value-type="float" office:value="0.0922">
            <text:p>0,0922</text:p>
          </table:table-cell>
          <table:table-cell office:value-type="float" office:value="0.7017">
            <text:p>0,7017</text:p>
          </table:table-cell>
          <table:table-cell office:value-type="float" office:value="0.9875">
            <text:p>0,98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1" office:value-type="float" office:value="0">
            <text:p>0</text:p>
          </table:table-cell>
          <table:table-cell office:value-type="float" office:value="0.0001">
            <text:p>0,0001</text:p>
          </table:table-cell>
          <table:table-cell office:value-type="float" office:value="0.0318">
            <text:p>0,0318</text:p>
          </table:table-cell>
          <table:table-cell office:value-type="float" office:value="0.474">
            <text:p>0,474</text:p>
          </table:table-cell>
          <table:table-cell office:value-type="float" office:value="0.9586">
            <text:p>0,958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2" office:value-type="float" office:value="0">
            <text:p>0</text:p>
          </table:table-cell>
          <table:table-cell office:value-type="float" office:value="0.0073">
            <text:p>0,0073</text:p>
          </table:table-cell>
          <table:table-cell office:value-type="float" office:value="0.2626">
            <text:p>0,2626</text:p>
          </table:table-cell>
          <table:table-cell office:value-type="float" office:value="0.8776">
            <text:p>0,877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2" office:value-type="float" office:value="0">
            <text:p>0</text:p>
          </table:table-cell>
          <table:table-cell office:value-type="float" office:value="0.0021">
            <text:p>0,0021</text:p>
          </table:table-cell>
          <table:table-cell office:value-type="float" office:value="0.1141">
            <text:p>0,1141</text:p>
          </table:table-cell>
          <table:table-cell office:value-type="float" office:value="0.7248">
            <text:p>0,724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2" office:value-type="float" office:value="0">
            <text:p>0</text:p>
          </table:table-cell>
          <table:table-cell office:value-type="float" office:value="0.0002">
            <text:p>0,0002</text:p>
          </table:table-cell>
          <table:table-cell office:value-type="float" office:value="0.0402">
            <text:p>0,0402</text:p>
          </table:table-cell>
          <table:table-cell office:value-type="float" office:value="0.5122">
            <text:p>0,512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3" office:value-type="float" office:value="0">
            <text:p>0</text:p>
          </table:table-cell>
          <table:table-cell office:value-type="float" office:value="0.0126">
            <text:p>0,0126</text:p>
          </table:table-cell>
          <table:table-cell office:value-type="float" office:value="0.3041">
            <text:p>0,304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3" office:value-type="float" office:value="0">
            <text:p>0</text:p>
          </table:table-cell>
          <table:table-cell office:value-type="float" office:value="0.002">
            <text:p>0,002</text:p>
          </table:table-cell>
          <table:table-cell office:value-type="float" office:value="0.1488">
            <text:p>0,148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3" office:value-type="float" office:value="0">
            <text:p>0</text:p>
          </table:table-cell>
          <table:table-cell office:value-type="float" office:value="0.0006">
            <text:p>0,0006</text:p>
          </table:table-cell>
          <table:table-cell office:value-type="float" office:value="0.0524">
            <text:p>0,052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4" office:value-type="float" office:value="0">
            <text:p>0</text:p>
          </table:table-cell>
          <table:table-cell office:value-type="float" office:value="0.0169">
            <text:p>0,016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4" office:value-type="float" office:value="0">
            <text:p>0</text:p>
          </table:table-cell>
          <table:table-cell office:value-type="float" office:value="0.0042">
            <text:p>0,004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4" office:value-type="float" office:value="0">
            <text:p>0</text:p>
          </table:table-cell>
          <table:table-cell office:value-type="float" office:value="0.0009">
            <text:p>0,000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5" office:value-type="float" office:value="0">
            <text:p>0</text:p>
          </table:table-cell>
          <table:table-cell/>
        </table:table-row>
      </table:table>
      <table:table table:name="Tabelle1" table:style-name="ta1" table:print="false">
        <table:table-column table:style-name="co1" table:default-cell-style-name="Default"/>
        <table:table-column table:style-name="co10" table:number-columns-repeated="9" table:default-cell-style-name="Default"/>
        <table:table-column table:style-name="co11" table:number-columns-repeated="16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gamma=1</text:p>
          </table:table-cell>
          <table:table-cell office:value-type="string">
            <text:p>gamma=2</text:p>
          </table:table-cell>
          <table:table-cell office:value-type="string">
            <text:p>gamma=3</text:p>
          </table:table-cell>
          <table:table-cell office:value-type="string">
            <text:p>gamma=4</text:p>
          </table:table-cell>
          <table:table-cell office:value-type="string">
            <text:p>gamma=5</text:p>
          </table:table-cell>
          <table:table-cell office:value-type="string">
            <text:p>gamma=6</text:p>
          </table:table-cell>
          <table:table-cell office:value-type="string">
            <text:p>gamma=7</text:p>
          </table:table-cell>
          <table:table-cell office:value-type="string">
            <text:p>gamma=8</text:p>
          </table:table-cell>
          <table:table-cell office:value-type="string">
            <text:p>gamma=9</text:p>
          </table:table-cell>
          <table:table-cell office:value-type="string">
            <text:p>gamma=10</text:p>
          </table:table-cell>
          <table:table-cell office:value-type="string">
            <text:p>gamma=11</text:p>
          </table:table-cell>
          <table:table-cell office:value-type="string">
            <text:p>gamma=12</text:p>
          </table:table-cell>
          <table:table-cell office:value-type="string">
            <text:p>gamma=13</text:p>
          </table:table-cell>
          <table:table-cell office:value-type="string">
            <text:p>gamma=14</text:p>
          </table:table-cell>
          <table:table-cell office:value-type="string">
            <text:p>gamma=15</text:p>
          </table:table-cell>
          <table:table-cell office:value-type="string">
            <text:p>gamma=16</text:p>
          </table:table-cell>
          <table:table-cell office:value-type="string">
            <text:p>gamma=17</text:p>
          </table:table-cell>
          <table:table-cell office:value-type="string">
            <text:p>gamma=18</text:p>
          </table:table-cell>
          <table:table-cell office:value-type="string">
            <text:p>gamma=19</text:p>
          </table:table-cell>
          <table:table-cell office:value-type="string">
            <text:p>gamma=20</text:p>
          </table:table-cell>
          <table:table-cell office:value-type="string">
            <text:p>gamma=21</text:p>
          </table:table-cell>
          <table:table-cell office:value-type="string">
            <text:p>gamma=22</text:p>
          </table:table-cell>
          <table:table-cell office:value-type="string">
            <text:p>gamma=23</text:p>
          </table:table-cell>
          <table:table-cell office:value-type="string">
            <text:p>gamma=24</text:p>
          </table:table-cell>
          <table:table-cell office:value-type="string">
            <text:p>gamma=25</text:p>
          </table:table-cell>
          <table:table-cell table:number-columns-repeated="3"/>
        </table:table-row>
        <table:table-row table:style-name="ro1">
          <table:table-cell table:number-columns-repeated="26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5" office:value-type="float" office:value="1">
            <text:p>1</text:p>
          </table:table-cell>
          <table:table-cell table:number-columns-repeated="2"/>
          <table:table-cell>
            <draw:frame table:end-cell-address="Tabelle1.AW73" table:end-x="1.981cm" table:end-y="0.452cm" draw:z-index="0" draw:style-name="gr1" svg:width="46.987cm" svg:height="30.756cm" svg:x="0.157cm" svg:y="0.407cm">
              <draw:object draw:notify-on-update-of-ranges="Tabelle1.A1:Tabelle1.A1 Tabelle1.A2:Tabelle1.A101 Tabelle1.B1:Tabelle1.B1 Tabelle1.B2:Tabelle1.B101 Tabelle1.C1:Tabelle1.C1 Tabelle1.C2:Tabelle1.C101 Tabelle1.D1:Tabelle1.D1 Tabelle1.D2:Tabelle1.D101 Tabelle1.E1:Tabelle1.E1 Tabelle1.E2:Tabelle1.E101 Tabelle1.F1:Tabelle1.F1 Tabelle1.F2:Tabelle1.F101 Tabelle1.G1:Tabelle1.G1 Tabelle1.G2:Tabelle1.G101 Tabelle1.H1:Tabelle1.H1 Tabelle1.H2:Tabelle1.H101 Tabelle1.I1:Tabelle1.I1 Tabelle1.I2:Tabelle1.I101 Tabelle1.J1:Tabelle1.J1 Tabelle1.J2:Tabelle1.J101 Tabelle1.K1:Tabelle1.K1 Tabelle1.K2:Tabelle1.K101 Tabelle1.L1:Tabelle1.L1 Tabelle1.L2:Tabelle1.L101 Tabelle1.M1:Tabelle1.M1 Tabelle1.M2:Tabelle1.M101 Tabelle1.N1:Tabelle1.N1 Tabelle1.N2:Tabelle1.N101 Tabelle1.O1:Tabelle1.O1 Tabelle1.O2:Tabelle1.O101 Tabelle1.P1:Tabelle1.P1 Tabelle1.P2:Tabelle1.P101 Tabelle1.Q1:Tabelle1.Q1 Tabelle1.Q2:Tabelle1.Q101 Tabelle1.R1:Tabelle1.R1 Tabelle1.R2:Tabelle1.R101 Tabelle1.S1:Tabelle1.S1 Tabelle1.S2:Tabelle1.S101 Tabelle1.T1:Tabelle1.T1 Tabelle1.T2:Tabelle1.T101 Tabelle1.U1:Tabelle1.U1 Tabelle1.U2:Tabelle1.U101 Tabelle1.V1:Tabelle1.V1 Tabelle1.V2:Tabelle1.V101 Tabelle1.W1:Tabelle1.W1 Tabelle1.W2:Tabelle1.W101 Tabelle1.X1:Tabelle1.X1 Tabelle1.X2:Tabelle1.X101 Tabelle1.Y1:Tabelle1.Y1 Tabelle1.Y2:Tabelle1.Y101 Tabelle1.Z1:Tabelle1.Z1 Tabelle1.Z2:Tabelle1.Z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22" office:value-type="float" office:value="1">
            <text:p>1</text:p>
          </table:table-cell>
          <table:table-cell office:value-type="float" office:value="0.9992">
            <text:p>0,9992</text:p>
          </table:table-cell>
          <table:table-cell office:value-type="float" office:value="0.8495">
            <text:p>0,8495</text:p>
          </table:table-cell>
          <table:table-cell office:value-type="float" office:value="0.15">
            <text:p>0,1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19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9445">
            <text:p>0,9445</text:p>
          </table:table-cell>
          <table:table-cell office:value-type="float" office:value="0.2487">
            <text:p>0,2487</text:p>
          </table:table-cell>
          <table:table-cell office:value-type="float" office:value="0.0011">
            <text:p>0,00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18" office:value-type="float" office:value="1">
            <text:p>1</text:p>
          </table:table-cell>
          <table:table-cell office:value-type="float" office:value="0.934">
            <text:p>0,934</text:p>
          </table:table-cell>
          <table:table-cell office:value-type="float" office:value="0.1408">
            <text:p>0,1408</text:p>
          </table:table-cell>
          <table:table-cell office:value-type="float" office:value="0.0003">
            <text:p>0,0003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16" office:value-type="float" office:value="1">
            <text:p>1</text:p>
          </table:table-cell>
          <table:table-cell office:value-type="float" office:value="0.9953">
            <text:p>0,9953</text:p>
          </table:table-cell>
          <table:table-cell office:value-type="float" office:value="0.4249">
            <text:p>0,4249</text:p>
          </table:table-cell>
          <table:table-cell office:value-type="float" office:value="0.001">
            <text:p>0,001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15" office:value-type="float" office:value="1">
            <text:p>1</text:p>
          </table:table-cell>
          <table:table-cell office:value-type="float" office:value="0.9668">
            <text:p>0,9668</text:p>
          </table:table-cell>
          <table:table-cell office:value-type="float" office:value="0.121">
            <text:p>0,121</text:p>
          </table:table-cell>
          <table:table-cell office:value-type="float" office:value="0.0001">
            <text:p>0,0001</text:p>
          </table:table-cell>
          <table:table-cell table:number-columns-repeated="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14" office:value-type="float" office:value="1">
            <text:p>1</text:p>
          </table:table-cell>
          <table:table-cell office:value-type="float" office:value="0.9538">
            <text:p>0,9538</text:p>
          </table:table-cell>
          <table:table-cell office:value-type="float" office:value="0.0601">
            <text:p>0,0601</text:p>
          </table:table-cell>
          <table:table-cell table:number-columns-repeated="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13" office:value-type="float" office:value="1">
            <text:p>1</text:p>
          </table:table-cell>
          <table:table-cell office:value-type="float" office:value="0.9801">
            <text:p>0,9801</text:p>
          </table:table-cell>
          <table:table-cell office:value-type="float" office:value="0.0826">
            <text:p>0,0826</text:p>
          </table:table-cell>
          <table:table-cell table:number-columns-repeated="1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12" office:value-type="float" office:value="1">
            <text:p>1</text:p>
          </table:table-cell>
          <table:table-cell office:value-type="float" office:value="0.9991">
            <text:p>0,9991</text:p>
          </table:table-cell>
          <table:table-cell office:value-type="float" office:value="0.2564">
            <text:p>0,2564</text:p>
          </table:table-cell>
          <table:table-cell table:number-columns-repeated="1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12" office:value-type="float" office:value="1">
            <text:p>1</text:p>
          </table:table-cell>
          <table:table-cell office:value-type="float" office:value="0.7133">
            <text:p>0,7133</text:p>
          </table:table-cell>
          <table:table-cell office:value-type="float" office:value="0.001">
            <text:p>0,001</text:p>
          </table:table-cell>
          <table:table-cell table:number-columns-repeated="11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11" office:value-type="float" office:value="1">
            <text:p>1</text:p>
          </table:table-cell>
          <table:table-cell office:value-type="float" office:value="0.9876">
            <text:p>0,9876</text:p>
          </table:table-cell>
          <table:table-cell office:value-type="float" office:value="0.0414">
            <text:p>0,0414</text:p>
          </table:table-cell>
          <table:table-cell table:number-columns-repeated="1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11" office:value-type="float" office:value="1">
            <text:p>1</text:p>
          </table:table-cell>
          <table:table-cell office:value-type="float" office:value="0.5859">
            <text:p>0,5859</text:p>
          </table:table-cell>
          <table:table-cell table:number-columns-repeated="1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10" office:value-type="float" office:value="1">
            <text:p>1</text:p>
          </table:table-cell>
          <table:table-cell office:value-type="float" office:value="0.9946">
            <text:p>0,9946</text:p>
          </table:table-cell>
          <table:table-cell office:value-type="float" office:value="0.0437">
            <text:p>0,0437</text:p>
          </table:table-cell>
          <table:table-cell table:number-columns-repeated="1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10" office:value-type="float" office:value="1">
            <text:p>1</text:p>
          </table:table-cell>
          <table:table-cell office:value-type="float" office:value="0.7959">
            <text:p>0,7959</text:p>
          </table:table-cell>
          <table:table-cell office:value-type="float" office:value="0.0002">
            <text:p>0,0002</text:p>
          </table:table-cell>
          <table:table-cell table:number-columns-repeated="1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9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1979">
            <text:p>0,1979</text:p>
          </table:table-cell>
          <table:table-cell table:number-columns-repeated="1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9" office:value-type="float" office:value="1">
            <text:p>1</text:p>
          </table:table-cell>
          <table:table-cell office:value-type="float" office:value="0.9872">
            <text:p>0,9872</text:p>
          </table:table-cell>
          <table:table-cell office:value-type="float" office:value="0.0061">
            <text:p>0,0061</text:p>
          </table:table-cell>
          <table:table-cell table:number-columns-repeated="1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9" office:value-type="float" office:value="1">
            <text:p>1</text:p>
          </table:table-cell>
          <table:table-cell office:value-type="float" office:value="0.7993">
            <text:p>0,7993</text:p>
          </table:table-cell>
          <table:table-cell office:value-type="float" office:value="0.0001">
            <text:p>0,0001</text:p>
          </table:table-cell>
          <table:table-cell table:number-columns-repeated="1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9" office:value-type="float" office:value="1">
            <text:p>1</text:p>
          </table:table-cell>
          <table:table-cell office:value-type="float" office:value="0.3057">
            <text:p>0,3057</text:p>
          </table:table-cell>
          <table:table-cell table:number-columns-repeated="1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8" office:value-type="float" office:value="1">
            <text:p>1</text:p>
          </table:table-cell>
          <table:table-cell office:value-type="float" office:value="0.9999">
            <text:p>0,9999</text:p>
          </table:table-cell>
          <table:table-cell office:value-type="float" office:value="0.0331">
            <text:p>0,0331</text:p>
          </table:table-cell>
          <table:table-cell table:number-columns-repeated="1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8" office:value-type="float" office:value="1">
            <text:p>1</text:p>
          </table:table-cell>
          <table:table-cell office:value-type="float" office:value="0.9832">
            <text:p>0,9832</text:p>
          </table:table-cell>
          <table:table-cell office:value-type="float" office:value="0.0008">
            <text:p>0,0008</text:p>
          </table:table-cell>
          <table:table-cell table:number-columns-repeated="1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8" office:value-type="float" office:value="1">
            <text:p>1</text:p>
          </table:table-cell>
          <table:table-cell office:value-type="float" office:value="0.8504">
            <text:p>0,8504</text:p>
          </table:table-cell>
          <table:table-cell table:number-columns-repeated="1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8" office:value-type="float" office:value="1">
            <text:p>1</text:p>
          </table:table-cell>
          <table:table-cell office:value-type="float" office:value="0.4839">
            <text:p>0,4839</text:p>
          </table:table-cell>
          <table:table-cell table:number-columns-repeated="1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8" office:value-type="float" office:value="1">
            <text:p>1</text:p>
          </table:table-cell>
          <table:table-cell office:value-type="float" office:value="0.1295">
            <text:p>0,1295</text:p>
          </table:table-cell>
          <table:table-cell table:number-columns-repeated="1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7" office:value-type="float" office:value="1">
            <text:p>1</text:p>
          </table:table-cell>
          <table:table-cell office:value-type="float" office:value="0.9998">
            <text:p>0,9998</text:p>
          </table:table-cell>
          <table:table-cell office:value-type="float" office:value="0.0157">
            <text:p>0,0157</text:p>
          </table:table-cell>
          <table:table-cell table:number-columns-repeated="1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7" office:value-type="float" office:value="1">
            <text:p>1</text:p>
          </table:table-cell>
          <table:table-cell office:value-type="float" office:value="0.997">
            <text:p>0,997</text:p>
          </table:table-cell>
          <table:table-cell office:value-type="float" office:value="0.0007">
            <text:p>0,0007</text:p>
          </table:table-cell>
          <table:table-cell table:number-columns-repeated="1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number-columns-repeated="7" office:value-type="float" office:value="1">
            <text:p>1</text:p>
          </table:table-cell>
          <table:table-cell office:value-type="float" office:value="0.9668">
            <text:p>0,9668</text:p>
          </table:table-cell>
          <table:table-cell table:number-columns-repeated="1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7" office:value-type="float" office:value="1">
            <text:p>1</text:p>
          </table:table-cell>
          <table:table-cell office:value-type="float" office:value="0.8372">
            <text:p>0,8372</text:p>
          </table:table-cell>
          <table:table-cell table:number-columns-repeated="1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number-columns-repeated="7" office:value-type="float" office:value="1">
            <text:p>1</text:p>
          </table:table-cell>
          <table:table-cell office:value-type="float" office:value="0.5536">
            <text:p>0,5536</text:p>
          </table:table-cell>
          <table:table-cell table:number-columns-repeated="1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7" office:value-type="float" office:value="1">
            <text:p>1</text:p>
          </table:table-cell>
          <table:table-cell office:value-type="float" office:value="0.244">
            <text:p>0,244</text:p>
          </table:table-cell>
          <table:table-cell table:number-columns-repeated="1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7" office:value-type="float" office:value="1">
            <text:p>1</text:p>
          </table:table-cell>
          <table:table-cell office:value-type="float" office:value="0.0668">
            <text:p>0,0668</text:p>
          </table:table-cell>
          <table:table-cell table:number-columns-repeated="1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number-columns-repeated="7" office:value-type="float" office:value="1">
            <text:p>1</text:p>
          </table:table-cell>
          <table:table-cell office:value-type="float" office:value="0.0097">
            <text:p>0,0097</text:p>
          </table:table-cell>
          <table:table-cell table:number-columns-repeated="1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number-columns-repeated="6" office:value-type="float" office:value="1">
            <text:p>1</text:p>
          </table:table-cell>
          <table:table-cell office:value-type="float" office:value="0.9997">
            <text:p>0,9997</text:p>
          </table:table-cell>
          <table:table-cell office:value-type="float" office:value="0.0008">
            <text:p>0,0008</text:p>
          </table:table-cell>
          <table:table-cell table:number-columns-repeated="17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number-columns-repeated="6" office:value-type="float" office:value="1">
            <text:p>1</text:p>
          </table:table-cell>
          <table:table-cell office:value-type="float" office:value="0.998">
            <text:p>0,998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number-columns-repeated="6" office:value-type="float" office:value="1">
            <text:p>1</text:p>
          </table:table-cell>
          <table:table-cell office:value-type="float" office:value="0.9905">
            <text:p>0,9905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number-columns-repeated="6" office:value-type="float" office:value="1">
            <text:p>1</text:p>
          </table:table-cell>
          <table:table-cell office:value-type="float" office:value="0.9536">
            <text:p>0,9536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6" office:value-type="float" office:value="1">
            <text:p>1</text:p>
          </table:table-cell>
          <table:table-cell office:value-type="float" office:value="0.8586">
            <text:p>0,8586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number-columns-repeated="6" office:value-type="float" office:value="1">
            <text:p>1</text:p>
          </table:table-cell>
          <table:table-cell office:value-type="float" office:value="0.6839">
            <text:p>0,6839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number-columns-repeated="6" office:value-type="float" office:value="1">
            <text:p>1</text:p>
          </table:table-cell>
          <table:table-cell office:value-type="float" office:value="0.4562">
            <text:p>0,4562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number-columns-repeated="6" office:value-type="float" office:value="1">
            <text:p>1</text:p>
          </table:table-cell>
          <table:table-cell office:value-type="float" office:value="0.2387">
            <text:p>0,2387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number-columns-repeated="6" office:value-type="float" office:value="1">
            <text:p>1</text:p>
          </table:table-cell>
          <table:table-cell office:value-type="float" office:value="0.1013">
            <text:p>0,1013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number-columns-repeated="6" office:value-type="float" office:value="1">
            <text:p>1</text:p>
          </table:table-cell>
          <table:table-cell office:value-type="float" office:value="0.0352">
            <text:p>0,0352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number-columns-repeated="6" office:value-type="float" office:value="1">
            <text:p>1</text:p>
          </table:table-cell>
          <table:table-cell office:value-type="float" office:value="0.0093">
            <text:p>0,0093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number-columns-repeated="6" office:value-type="float" office:value="1">
            <text:p>1</text:p>
          </table:table-cell>
          <table:table-cell office:value-type="float" office:value="0.0018">
            <text:p>0,0018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number-columns-repeated="6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number-columns-repeated="6" office:value-type="float" office:value="1">
            <text:p>1</text:p>
          </table:table-cell>
          <table:table-cell office:value-type="float" office:value="0.0001">
            <text:p>0,0001</text:p>
          </table:table-cell>
          <table:table-cell table:number-columns-repeated="1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office:value-type="float" office:value="0.9997">
            <text:p>0,9997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float" office:value="1">
            <text:p>1</text:p>
          </table:table-cell>
          <table:table-cell office:value-type="float" office:value="0.9986">
            <text:p>0,9986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number-columns-repeated="5" office:value-type="float" office:value="1">
            <text:p>1</text:p>
          </table:table-cell>
          <table:table-cell office:value-type="float" office:value="0.9939">
            <text:p>0,9939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5" office:value-type="float" office:value="1">
            <text:p>1</text:p>
          </table:table-cell>
          <table:table-cell office:value-type="float" office:value="0.9824">
            <text:p>0,9824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number-columns-repeated="5" office:value-type="float" office:value="1">
            <text:p>1</text:p>
          </table:table-cell>
          <table:table-cell office:value-type="float" office:value="0.9496">
            <text:p>0,9496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number-columns-repeated="5" office:value-type="float" office:value="1">
            <text:p>1</text:p>
          </table:table-cell>
          <table:table-cell office:value-type="float" office:value="0.8868">
            <text:p>0,8868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number-columns-repeated="5" office:value-type="float" office:value="1">
            <text:p>1</text:p>
          </table:table-cell>
          <table:table-cell office:value-type="float" office:value="0.7983">
            <text:p>0,7983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number-columns-repeated="5" office:value-type="float" office:value="1">
            <text:p>1</text:p>
          </table:table-cell>
          <table:table-cell office:value-type="float" office:value="0.6709">
            <text:p>0,6709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5" office:value-type="float" office:value="1">
            <text:p>1</text:p>
          </table:table-cell>
          <table:table-cell office:value-type="float" office:value="0.5178">
            <text:p>0,5178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number-columns-repeated="5" office:value-type="float" office:value="1">
            <text:p>1</text:p>
          </table:table-cell>
          <table:table-cell office:value-type="float" office:value="0.3663">
            <text:p>0,3663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number-columns-repeated="5" office:value-type="float" office:value="1">
            <text:p>1</text:p>
          </table:table-cell>
          <table:table-cell office:value-type="float" office:value="0.2426">
            <text:p>0,2426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number-columns-repeated="5" office:value-type="float" office:value="1">
            <text:p>1</text:p>
          </table:table-cell>
          <table:table-cell office:value-type="float" office:value="0.1387">
            <text:p>0,1387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number-columns-repeated="5" office:value-type="float" office:value="1">
            <text:p>1</text:p>
          </table:table-cell>
          <table:table-cell office:value-type="float" office:value="0.0787">
            <text:p>0,0787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float" office:value="1">
            <text:p>1</text:p>
          </table:table-cell>
          <table:table-cell office:value-type="float" office:value="0.0359">
            <text:p>0,0359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5" office:value-type="float" office:value="1">
            <text:p>1</text:p>
          </table:table-cell>
          <table:table-cell office:value-type="float" office:value="0.0154">
            <text:p>0,0154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0.0062">
            <text:p>0,0062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number-columns-repeated="5" office:value-type="float" office:value="1">
            <text:p>1</text:p>
          </table:table-cell>
          <table:table-cell office:value-type="float" office:value="0.0028">
            <text:p>0,0028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number-columns-repeated="5" office:value-type="float" office:value="1">
            <text:p>1</text:p>
          </table:table-cell>
          <table:table-cell office:value-type="float" office:value="0.0006">
            <text:p>0,0006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number-columns-repeated="5" office:value-type="float" office:value="1">
            <text:p>1</text:p>
          </table:table-cell>
          <table:table-cell office:value-type="float" office:value="0.0001">
            <text:p>0,0001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number-columns-repeated="5" office:value-type="float" office:value="1">
            <text:p>1</text:p>
          </table:table-cell>
          <table:table-cell office:value-type="float" office:value="0.0002">
            <text:p>0,0002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number-columns-repeated="5" office:value-type="float" office:value="1">
            <text:p>1</text:p>
          </table:table-cell>
          <table:table-cell office:value-type="float" office:value="0.0001">
            <text:p>0,0001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5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5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number-columns-repeated="5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9">
            <text:p>0,9999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8">
            <text:p>0,9998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6">
            <text:p>0,9996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">
            <text:p>0,999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4" office:value-type="float" office:value="1">
            <text:p>1</text:p>
          </table:table-cell>
          <table:table-cell office:value-type="float" office:value="0.9984">
            <text:p>0,9984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float" office:value="1">
            <text:p>1</text:p>
          </table:table-cell>
          <table:table-cell office:value-type="float" office:value="0.9949">
            <text:p>0,9949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number-columns-repeated="4" office:value-type="float" office:value="1">
            <text:p>1</text:p>
          </table:table-cell>
          <table:table-cell office:value-type="float" office:value="0.9887">
            <text:p>0,9887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number-columns-repeated="4" office:value-type="float" office:value="1">
            <text:p>1</text:p>
          </table:table-cell>
          <table:table-cell office:value-type="float" office:value="0.9784">
            <text:p>0,9784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float" office:value="1">
            <text:p>1</text:p>
          </table:table-cell>
          <table:table-cell office:value-type="float" office:value="0.9614">
            <text:p>0,9614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number-columns-repeated="4" office:value-type="float" office:value="1">
            <text:p>1</text:p>
          </table:table-cell>
          <table:table-cell office:value-type="float" office:value="0.939">
            <text:p>0,939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float" office:value="1">
            <text:p>1</text:p>
          </table:table-cell>
          <table:table-cell office:value-type="float" office:value="0.9078">
            <text:p>0,9078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number-columns-repeated="4" office:value-type="float" office:value="1">
            <text:p>1</text:p>
          </table:table-cell>
          <table:table-cell office:value-type="float" office:value="0.8727">
            <text:p>0,8727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number-columns-repeated="4" office:value-type="float" office:value="1">
            <text:p>1</text:p>
          </table:table-cell>
          <table:table-cell office:value-type="float" office:value="0.8111">
            <text:p>0,8111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number-columns-repeated="4" office:value-type="float" office:value="1">
            <text:p>1</text:p>
          </table:table-cell>
          <table:table-cell office:value-type="float" office:value="0.7501">
            <text:p>0,7501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number-columns-repeated="4" office:value-type="float" office:value="1">
            <text:p>1</text:p>
          </table:table-cell>
          <table:table-cell office:value-type="float" office:value="0.671">
            <text:p>0,671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number-columns-repeated="4" office:value-type="float" office:value="1">
            <text:p>1</text:p>
          </table:table-cell>
          <table:table-cell office:value-type="float" office:value="0.5883">
            <text:p>0,5883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1">
            <text:p>1</text:p>
          </table:table-cell>
          <table:table-cell office:value-type="float" office:value="0.5069">
            <text:p>0,5069</text:p>
          </table:table-cell>
          <table:table-cell table:number-columns-repeated="20" office:value-type="float" office:value="0">
            <text:p>0</text:p>
          </table:table-cell>
          <table:table-cell table:number-columns-repeated="3"/>
        </table:table-row>
      </table:table>
      <table:table table:name="Tabelle1_2" table:style-name="ta1" table:print="false">
        <table:table-column table:style-name="co1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gamma=1</text:p>
          </table:table-cell>
          <table:table-cell office:value-type="string">
            <text:p>gamma=2</text:p>
          </table:table-cell>
          <table:table-cell office:value-type="string">
            <text:p>gamma=3</text:p>
          </table:table-cell>
          <table:table-cell office:value-type="string">
            <text:p>gamma=4</text:p>
          </table:table-cell>
          <table:table-cell office:value-type="string">
            <text:p>gamma=5</text:p>
          </table:table-cell>
          <table:table-cell office:value-type="string">
            <text:p>gamma=6</text:p>
          </table:table-cell>
          <table:table-cell office:value-type="string">
            <text:p>gamma=7</text:p>
          </table:table-cell>
          <table:table-cell office:value-type="string">
            <text:p>gamma=8</text:p>
          </table:table-cell>
          <table:table-cell office:value-type="string">
            <text:p>gamma=9</text:p>
          </table:table-cell>
          <table:table-cell office:value-type="string">
            <text:p>gamma=10</text:p>
          </table:table-cell>
          <table:table-cell/>
        </table:table-row>
        <table:table-row table:style-name="ro1">
          <table:table-cell table:number-columns-repeated="1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9" office:value-type="float" office:value="1">
            <text:p>1</text:p>
          </table:table-cell>
          <table:table-cell office:value-type="float" office:value="0.986">
            <text:p>0,98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9" office:value-type="float" office:value="1">
            <text:p>1</text:p>
          </table:table-cell>
          <table:table-cell office:value-type="float" office:value="0.806">
            <text:p>0,80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9" office:value-type="float" office:value="1">
            <text:p>1</text:p>
          </table:table-cell>
          <table:table-cell office:value-type="float" office:value="0.301">
            <text:p>0,30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9" office:value-type="float" office:value="1">
            <text:p>1</text:p>
          </table:table-cell>
          <table:table-cell office:value-type="float" office:value="0.033">
            <text:p>0,0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8" office:value-type="float" office:value="1">
            <text:p>1</text:p>
          </table:table-cell>
          <table:table-cell office:value-type="float" office:value="0.978">
            <text:p>0,978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8" office:value-type="float" office:value="1">
            <text:p>1</text:p>
          </table:table-cell>
          <table:table-cell office:value-type="float" office:value="0.853">
            <text:p>0,85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8" office:value-type="float" office:value="1">
            <text:p>1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8" office:value-type="float" office:value="1">
            <text:p>1</text:p>
          </table:table-cell>
          <table:table-cell office:value-type="float" office:value="0.117">
            <text:p>0,11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8" office:value-type="float" office:value="1">
            <text:p>1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7" office:value-type="float" office:value="1">
            <text:p>1</text:p>
          </table:table-cell>
          <table:table-cell office:value-type="float" office:value="0.997">
            <text:p>0,997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7" office:value-type="float" office:value="1">
            <text:p>1</text:p>
          </table:table-cell>
          <table:table-cell office:value-type="float" office:value="0.967">
            <text:p>0,96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7" office:value-type="float" office:value="1">
            <text:p>1</text:p>
          </table:table-cell>
          <table:table-cell office:value-type="float" office:value="0.839">
            <text:p>0,8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7" office:value-type="float" office:value="1">
            <text:p>1</text:p>
          </table:table-cell>
          <table:table-cell office:value-type="float" office:value="0.558">
            <text:p>0,5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7" office:value-type="float" office:value="1">
            <text:p>1</text:p>
          </table:table-cell>
          <table:table-cell office:value-type="float" office:value="0.255">
            <text:p>0,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7" office:value-type="float" office:value="1">
            <text:p>1</text:p>
          </table:table-cell>
          <table:table-cell office:value-type="float" office:value="0.068">
            <text:p>0,0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7" office:value-type="float" office:value="1">
            <text:p>1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Tabelle1_2.Y94" table:end-x="1.647cm" table:end-y="0.425cm" draw:z-index="0" draw:style-name="gr1" svg:width="30.888cm" svg:height="21.997cm" svg:x="0.114cm" svg:y="0.106cm">
              <draw:object draw:notify-on-update-of-ranges="Tabelle1_2.A1:Tabelle1_2.A1 Tabelle1_2.A2:Tabelle1_2.A101 Tabelle1_2.B1:Tabelle1_2.B1 Tabelle1_2.B2:Tabelle1_2.B101 Tabelle1_2.C1:Tabelle1_2.C1 Tabelle1_2.C2:Tabelle1_2.C101 Tabelle1_2.D1:Tabelle1_2.D1 Tabelle1_2.D2:Tabelle1_2.D101 Tabelle1_2.E1:Tabelle1_2.E1 Tabelle1_2.E2:Tabelle1_2.E101 Tabelle1_2.F1:Tabelle1_2.F1 Tabelle1_2.F2:Tabelle1_2.F101 Tabelle1_2.G1:Tabelle1_2.G1 Tabelle1_2.G2:Tabelle1_2.G101 Tabelle1_2.H1:Tabelle1_2.H1 Tabelle1_2.H2:Tabelle1_2.H101 Tabelle1_2.I1:Tabelle1_2.I1 Tabelle1_2.I2:Tabelle1_2.I101 Tabelle1_2.J1:Tabelle1_2.J1 Tabelle1_2.J2:Tabelle1_2.J101 Tabelle1_2.K1:Tabelle1_2.K1 Tabelle1_2.K2:Tabelle1_2.K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6" office:value-type="float" office:value="1">
            <text:p>1</text:p>
          </table:table-cell>
          <table:table-cell office:value-type="float" office:value="0.999">
            <text:p>0,999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6" office:value-type="float" office:value="1">
            <text:p>1</text:p>
          </table:table-cell>
          <table:table-cell office:value-type="float" office:value="0.998">
            <text:p>0,99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6" office:value-type="float" office:value="1">
            <text:p>1</text:p>
          </table:table-cell>
          <table:table-cell office:value-type="float" office:value="0.99">
            <text:p>0,9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6" office:value-type="float" office:value="1">
            <text:p>1</text:p>
          </table:table-cell>
          <table:table-cell office:value-type="float" office:value="0.954">
            <text:p>0,9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6" office:value-type="float" office:value="1">
            <text:p>1</text:p>
          </table:table-cell>
          <table:table-cell office:value-type="float" office:value="0.86">
            <text:p>0,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6" office:value-type="float" office:value="1">
            <text:p>1</text:p>
          </table:table-cell>
          <table:table-cell office:value-type="float" office:value="0.672">
            <text:p>0,67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6" office:value-type="float" office:value="1">
            <text:p>1</text:p>
          </table:table-cell>
          <table:table-cell office:value-type="float" office:value="0.433">
            <text:p>0,43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6" office:value-type="float" office:value="1">
            <text:p>1</text:p>
          </table:table-cell>
          <table:table-cell office:value-type="float" office:value="0.243">
            <text:p>0,24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6" office:value-type="float" office:value="1">
            <text:p>1</text:p>
          </table:table-cell>
          <table:table-cell office:value-type="float" office:value="0.111">
            <text:p>0,11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6" office:value-type="float" office:value="1">
            <text:p>1</text:p>
          </table:table-cell>
          <table:table-cell office:value-type="float" office:value="0.032">
            <text:p>0,03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6" office:value-type="float" office:value="1">
            <text:p>1</text:p>
          </table:table-cell>
          <table:table-cell office:value-type="float" office:value="0.007">
            <text:p>0,00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6" office:value-type="float" office:value="1">
            <text:p>1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float" office:value="1">
            <text:p>1</text:p>
          </table:table-cell>
          <table:table-cell office:value-type="float" office:value="0.998">
            <text:p>0,99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5" office:value-type="float" office:value="1">
            <text:p>1</text:p>
          </table:table-cell>
          <table:table-cell office:value-type="float" office:value="0.996">
            <text:p>0,99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5" office:value-type="float" office:value="1">
            <text:p>1</text:p>
          </table:table-cell>
          <table:table-cell office:value-type="float" office:value="0.975">
            <text:p>0,97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5" office:value-type="float" office:value="1">
            <text:p>1</text:p>
          </table:table-cell>
          <table:table-cell office:value-type="float" office:value="0.941">
            <text:p>0,9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5" office:value-type="float" office:value="1">
            <text:p>1</text:p>
          </table:table-cell>
          <table:table-cell office:value-type="float" office:value="0.874">
            <text:p>0,87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5" office:value-type="float" office:value="1">
            <text:p>1</text:p>
          </table:table-cell>
          <table:table-cell office:value-type="float" office:value="0.784">
            <text:p>0,78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5" office:value-type="float" office:value="1">
            <text:p>1</text:p>
          </table:table-cell>
          <table:table-cell office:value-type="float" office:value="0.649">
            <text:p>0,6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5" office:value-type="float" office:value="1">
            <text:p>1</text:p>
          </table:table-cell>
          <table:table-cell office:value-type="float" office:value="0.519">
            <text:p>0,5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5" office:value-type="float" office:value="1">
            <text:p>1</text:p>
          </table:table-cell>
          <table:table-cell office:value-type="float" office:value="0.353">
            <text:p>0,35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5" office:value-type="float" office:value="1">
            <text:p>1</text:p>
          </table:table-cell>
          <table:table-cell office:value-type="float" office:value="0.227">
            <text:p>0,2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5" office:value-type="float" office:value="1">
            <text:p>1</text:p>
          </table:table-cell>
          <table:table-cell office:value-type="float" office:value="0.146">
            <text:p>0,14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5" office:value-type="float" office:value="1">
            <text:p>1</text:p>
          </table:table-cell>
          <table:table-cell office:value-type="float" office:value="0.067">
            <text:p>0,06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float" office:value="1">
            <text:p>1</text:p>
          </table:table-cell>
          <table:table-cell office:value-type="float" office:value="0.038">
            <text:p>0,0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5" office:value-type="float" office:value="1">
            <text:p>1</text:p>
          </table:table-cell>
          <table:table-cell office:value-type="float" office:value="0.018">
            <text:p>0,01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0.005">
            <text:p>0,00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5" office:value-type="float" office:value="1">
            <text:p>1</text:p>
          </table:table-cell>
          <table:table-cell office:value-type="float" office:value="0.007">
            <text:p>0,00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5" office:value-type="float" office:value="1">
            <text:p>1</text:p>
          </table:table-cell>
          <table:table-cell office:value-type="float" office:value="0.002">
            <text:p>0,00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5" office:value-type="float" office:value="1">
            <text:p>1</text:p>
          </table:table-cell>
          <table:table-cell office:value-type="float" office:value="0.001">
            <text:p>0,00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4" office:value-type="float" office:value="1">
            <text:p>1</text:p>
          </table:table-cell>
          <table:table-cell office:value-type="float" office:value="0.999">
            <text:p>0,999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4" office:value-type="float" office:value="1">
            <text:p>1</text:p>
          </table:table-cell>
          <table:table-cell office:value-type="float" office:value="0.997">
            <text:p>0,997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4" office:value-type="float" office:value="1">
            <text:p>1</text:p>
          </table:table-cell>
          <table:table-cell office:value-type="float" office:value="0.997">
            <text:p>0,997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float" office:value="1">
            <text:p>1</text:p>
          </table:table-cell>
          <table:table-cell office:value-type="float" office:value="0.996">
            <text:p>0,996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4" office:value-type="float" office:value="1">
            <text:p>1</text:p>
          </table:table-cell>
          <table:table-cell office:value-type="float" office:value="0.983">
            <text:p>0,98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4" office:value-type="float" office:value="1">
            <text:p>1</text:p>
          </table:table-cell>
          <table:table-cell office:value-type="float" office:value="0.974">
            <text:p>0,974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float" office:value="1">
            <text:p>1</text:p>
          </table:table-cell>
          <table:table-cell office:value-type="float" office:value="0.97">
            <text:p>0,97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4" office:value-type="float" office:value="1">
            <text:p>1</text:p>
          </table:table-cell>
          <table:table-cell office:value-type="float" office:value="0.931">
            <text:p>0,93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float" office:value="1">
            <text:p>1</text:p>
          </table:table-cell>
          <table:table-cell office:value-type="float" office:value="0.906">
            <text:p>0,906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4" office:value-type="float" office:value="1">
            <text:p>1</text:p>
          </table:table-cell>
          <table:table-cell office:value-type="float" office:value="0.857">
            <text:p>0,857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4" office:value-type="float" office:value="1">
            <text:p>1</text:p>
          </table:table-cell>
          <table:table-cell office:value-type="float" office:value="0.821">
            <text:p>0,82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4" office:value-type="float" office:value="1">
            <text:p>1</text:p>
          </table:table-cell>
          <table:table-cell office:value-type="float" office:value="0.745">
            <text:p>0,745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4" office:value-type="float" office:value="1">
            <text:p>1</text:p>
          </table:table-cell>
          <table:table-cell office:value-type="float" office:value="0.686">
            <text:p>0,686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4" office:value-type="float" office:value="1">
            <text:p>1</text:p>
          </table:table-cell>
          <table:table-cell office:value-type="float" office:value="0.582">
            <text:p>0,58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1">
            <text:p>1</text:p>
          </table:table-cell>
          <table:table-cell office:value-type="float" office:value="0.481">
            <text:p>0,481</text:p>
          </table:table-cell>
          <table:table-cell table:number-columns-repeated="5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09:25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 Neubrand</meta:initial-creator>
    <meta:creation-date>2012-01-09T08:42:25.59</meta:creation-date>
    <dc:date>2012-01-09T09:25:53.83</dc:date>
    <dc:creator>Philipp Neubrand</dc:creator>
    <meta:editing-duration>PT28M13S</meta:editing-duration>
    <meta:editing-cycles>9</meta:editing-cycles>
    <meta:generator>OpenOffice.org/3.3$Win32 OpenOffice.org_project/330m20$Build-9567</meta:generator>
    <meta:document-statistic meta:table-count="6" meta:cell-count="1282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889cm" svg:height="21.998cm" xlink:href=".." xlink:type="simple" chart:class="chart:line" chart:style-name="ch1">
        <chart:title svg:x="13.614cm" svg:y="0.575cm" chart:style-name="ch2">
          <text:p>Parameteranalyse</text:p>
        </chart:title>
        <chart:subtitle svg:x="13.178cm" svg:y="1.793cm" chart:style-name="ch3">
          <text:p>d0 = 10, sigma=1, i=1000</text:p>
        </chart:subtitle>
        <chart:legend chart:legend-position="end" svg:x="28.36cm" svg:y="8.549cm" chart:style-name="ch4"/>
        <chart:plot-area chart:style-name="ch5" table:cell-range-address="Tabelle1_2.A1:Tabelle1_2.K101" chart:data-source-has-labels="both" svg:x="1.655cm" svg:y="3.354cm" svg:width="25.471cm" svg:height="17.197cm">
          <chartooo:coordinate-region svg:x="2.382cm" svg:y="3.567cm" svg:width="24.464cm" svg:height="15.887cm"/>
          <chart:axis chart:dimension="x" chart:name="primary-x" chart:style-name="ch6">
            <chart:title svg:x="13.711cm" svg:y="20.991cm" chart:style-name="ch7">
              <text:p>distance</text:p>
            </chart:title>
            <chart:categories table:cell-range-address="Tabelle1_2.A2:Tabelle1_2.A101"/>
            <chart:grid chart:style-name="ch8" chart:class="major"/>
          </chart:axis>
          <chart:axis chart:dimension="y" chart:name="primary-y" chart:style-name="ch6">
            <chart:title svg:x="0.451cm" svg:y="12.75cm" chart:style-name="ch9">
              <text:p>probability</text:p>
            </chart:title>
            <chart:grid chart:style-name="ch8" chart:class="major"/>
          </chart:axis>
          <chart:series chart:style-name="ch10" chart:values-cell-range-address="Tabelle1_2.B2:Tabelle1_2.B101" chart:label-cell-address="Tabelle1_2.B1:Tabelle1_2.B1" chart:class="chart:line">
            <chart:data-point chart:repeated="100"/>
          </chart:series>
          <chart:series chart:style-name="ch11" chart:values-cell-range-address="Tabelle1_2.C2:Tabelle1_2.C101" chart:label-cell-address="Tabelle1_2.C1:Tabelle1_2.C1" chart:class="chart:line">
            <chart:data-point chart:repeated="100"/>
          </chart:series>
          <chart:series chart:style-name="ch12" chart:values-cell-range-address="Tabelle1_2.D2:Tabelle1_2.D101" chart:label-cell-address="Tabelle1_2.D1:Tabelle1_2.D1" chart:class="chart:line">
            <chart:data-point chart:repeated="100"/>
          </chart:series>
          <chart:series chart:style-name="ch13" chart:values-cell-range-address="Tabelle1_2.E2:Tabelle1_2.E101" chart:label-cell-address="Tabelle1_2.E1:Tabelle1_2.E1" chart:class="chart:line">
            <chart:data-point chart:repeated="100"/>
          </chart:series>
          <chart:series chart:style-name="ch14" chart:values-cell-range-address="Tabelle1_2.F2:Tabelle1_2.F101" chart:label-cell-address="Tabelle1_2.F1:Tabelle1_2.F1" chart:class="chart:line">
            <chart:data-point chart:repeated="100"/>
          </chart:series>
          <chart:series chart:style-name="ch15" chart:values-cell-range-address="Tabelle1_2.G2:Tabelle1_2.G101" chart:label-cell-address="Tabelle1_2.G1:Tabelle1_2.G1" chart:class="chart:line">
            <chart:data-point chart:repeated="100"/>
          </chart:series>
          <chart:series chart:style-name="ch16" chart:values-cell-range-address="Tabelle1_2.H2:Tabelle1_2.H101" chart:label-cell-address="Tabelle1_2.H1:Tabelle1_2.H1" chart:class="chart:line">
            <chart:data-point chart:repeated="100"/>
          </chart:series>
          <chart:series chart:style-name="ch17" chart:values-cell-range-address="Tabelle1_2.I2:Tabelle1_2.I101" chart:label-cell-address="Tabelle1_2.I1:Tabelle1_2.I1" chart:class="chart:line">
            <chart:data-point chart:repeated="100"/>
          </chart:series>
          <chart:series chart:style-name="ch18" chart:values-cell-range-address="Tabelle1_2.J2:Tabelle1_2.J101" chart:label-cell-address="Tabelle1_2.J1:Tabelle1_2.J1" chart:class="chart:line">
            <chart:data-point chart:repeated="100"/>
          </chart:series>
          <chart:series chart:style-name="ch19" chart:values-cell-range-address="Tabelle1_2.K2:Tabelle1_2.K101" chart:label-cell-address="Tabelle1_2.K1:Tabelle1_2.K1" chart:class="chart:line">
            <chart:data-point chart:repeated="1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ma=1</text:p>
                <draw:g>
                  <svg:desc>Tabelle1_2.B1:Tabelle1_2.B1</svg:desc>
                </draw:g>
              </table:table-cell>
              <table:table-cell office:value-type="string">
                <text:p>gamma=2</text:p>
                <draw:g>
                  <svg:desc>Tabelle1_2.C1:Tabelle1_2.C1</svg:desc>
                </draw:g>
              </table:table-cell>
              <table:table-cell office:value-type="string">
                <text:p>gamma=3</text:p>
                <draw:g>
                  <svg:desc>Tabelle1_2.D1:Tabelle1_2.D1</svg:desc>
                </draw:g>
              </table:table-cell>
              <table:table-cell office:value-type="string">
                <text:p>gamma=4</text:p>
                <draw:g>
                  <svg:desc>Tabelle1_2.E1:Tabelle1_2.E1</svg:desc>
                </draw:g>
              </table:table-cell>
              <table:table-cell office:value-type="string">
                <text:p>gamma=5</text:p>
                <draw:g>
                  <svg:desc>Tabelle1_2.F1:Tabelle1_2.F1</svg:desc>
                </draw:g>
              </table:table-cell>
              <table:table-cell office:value-type="string">
                <text:p>gamma=6</text:p>
                <draw:g>
                  <svg:desc>Tabelle1_2.G1:Tabelle1_2.G1</svg:desc>
                </draw:g>
              </table:table-cell>
              <table:table-cell office:value-type="string">
                <text:p>gamma=7</text:p>
                <draw:g>
                  <svg:desc>Tabelle1_2.H1:Tabelle1_2.H1</svg:desc>
                </draw:g>
              </table:table-cell>
              <table:table-cell office:value-type="string">
                <text:p>gamma=8</text:p>
                <draw:g>
                  <svg:desc>Tabelle1_2.I1:Tabelle1_2.I1</svg:desc>
                </draw:g>
              </table:table-cell>
              <table:table-cell office:value-type="string">
                <text:p>gamma=9</text:p>
                <draw:g>
                  <svg:desc>Tabelle1_2.J1:Tabelle1_2.J1</svg:desc>
                </draw:g>
              </table:table-cell>
              <table:table-cell office:value-type="string">
                <text:p>gamma=10</text:p>
                <draw:g>
                  <svg:desc>Tabelle1_2.K1:Tabelle1_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2.A2:Tabelle1_2.A101</svg:desc>
                </draw:g>
              </table:table-cell>
              <table:table-cell office:value-type="float" office:value="1">
                <text:p>1</text:p>
                <draw:g>
                  <svg:desc>Tabelle1_2.B2:Tabelle1_2.B101</svg:desc>
                </draw:g>
              </table:table-cell>
              <table:table-cell office:value-type="float" office:value="1">
                <text:p>1</text:p>
                <draw:g>
                  <svg:desc>Tabelle1_2.C2:Tabelle1_2.C101</svg:desc>
                </draw:g>
              </table:table-cell>
              <table:table-cell office:value-type="float" office:value="1">
                <text:p>1</text:p>
                <draw:g>
                  <svg:desc>Tabelle1_2.D2:Tabelle1_2.D101</svg:desc>
                </draw:g>
              </table:table-cell>
              <table:table-cell office:value-type="float" office:value="1">
                <text:p>1</text:p>
                <draw:g>
                  <svg:desc>Tabelle1_2.E2:Tabelle1_2.E101</svg:desc>
                </draw:g>
              </table:table-cell>
              <table:table-cell office:value-type="float" office:value="1">
                <text:p>1</text:p>
                <draw:g>
                  <svg:desc>Tabelle1_2.F2:Tabelle1_2.F101</svg:desc>
                </draw:g>
              </table:table-cell>
              <table:table-cell office:value-type="float" office:value="1">
                <text:p>1</text:p>
                <draw:g>
                  <svg:desc>Tabelle1_2.G2:Tabelle1_2.G101</svg:desc>
                </draw:g>
              </table:table-cell>
              <table:table-cell office:value-type="float" office:value="1">
                <text:p>1</text:p>
                <draw:g>
                  <svg:desc>Tabelle1_2.H2:Tabelle1_2.H101</svg:desc>
                </draw:g>
              </table:table-cell>
              <table:table-cell office:value-type="float" office:value="1">
                <text:p>1</text:p>
                <draw:g>
                  <svg:desc>Tabelle1_2.I2:Tabelle1_2.I101</svg:desc>
                </draw:g>
              </table:table-cell>
              <table:table-cell office:value-type="float" office:value="1">
                <text:p>1</text:p>
                <draw:g>
                  <svg:desc>Tabelle1_2.J2:Tabelle1_2.J101</svg:desc>
                </draw:g>
              </table:table-cell>
              <table:table-cell office:value-type="float" office:value="1">
                <text:p>1</text:p>
                <draw:g>
                  <svg:desc>Tabelle1_2.K2:Tabelle1_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">
                <text:p>0.97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3">
                <text:p>0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7">
                <text:p>0.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7">
                <text:p>0.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9">
                <text:p>0.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58">
                <text:p>0.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8">
                <text:p>0.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">
                <text:p>0.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4">
                <text:p>0.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2">
                <text:p>0.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3">
                <text:p>0.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">
                <text:p>0.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1">
                <text:p>0.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84">
                <text:p>0.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9">
                <text:p>0.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19">
                <text:p>0.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53">
                <text:p>0.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27">
                <text:p>0.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6">
                <text:p>0.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7">
                <text:p>0.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">
                <text:p>0.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4">
                <text:p>0.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1">
                <text:p>0.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06">
                <text:p>0.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">
                <text:p>0.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45">
                <text:p>0.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6">
                <text:p>0.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82">
                <text:p>0.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6.988cm" svg:height="30.757cm" xlink:href=".." xlink:type="simple" chart:class="chart:line" chart:style-name="ch1">
        <chart:title svg:x="21.836cm" svg:y="0.751cm" chart:style-name="ch2">
          <text:p>Parameterstudie</text:p>
        </chart:title>
        <chart:subtitle svg:x="21.228cm" svg:y="2.145cm" chart:style-name="ch3">
          <text:p>d0=10, sigma=1, i=10000</text:p>
        </chart:subtitle>
        <chart:legend chart:legend-position="end" svg:x="44.459cm" svg:y="9.358cm" chart:style-name="ch4"/>
        <chart:plot-area chart:style-name="ch5" table:cell-range-address="Tabelle1.A1:Tabelle1.Z101" chart:data-source-has-labels="both" svg:x="1.977cm" svg:y="4.058cm" svg:width="40.604cm" svg:height="25.076cm">
          <chartooo:coordinate-region svg:x="2.704cm" svg:y="4.271cm" svg:width="39.597cm" svg:height="23.766cm"/>
          <chart:axis chart:dimension="x" chart:name="primary-x" chart:style-name="ch6">
            <chart:title svg:x="21.6cm" svg:y="29.75cm" chart:style-name="ch7">
              <text:p>distance</text:p>
            </chart:title>
            <chart:categories table:cell-range-address="Tabelle1.A2:Tabelle1.A101"/>
          </chart:axis>
          <chart:axis chart:dimension="y" chart:name="primary-y" chart:style-name="ch6">
            <chart:title svg:x="0.451cm" svg:y="16.759cm" chart:style-name="ch8">
              <text:p>P</text:p>
            </chart:title>
            <chart:grid chart:style-name="ch9" chart:class="major"/>
          </chart:axis>
          <chart:series chart:style-name="ch10" chart:values-cell-range-address="Tabelle1.B2:Tabelle1.B101" chart:label-cell-address="Tabelle1.B1:Tabelle1.B1" chart:class="chart:line">
            <chart:data-point chart:repeated="100"/>
          </chart:series>
          <chart:series chart:style-name="ch11" chart:values-cell-range-address="Tabelle1.C2:Tabelle1.C101" chart:label-cell-address="Tabelle1.C1:Tabelle1.C1" chart:class="chart:line">
            <chart:data-point chart:repeated="100"/>
          </chart:series>
          <chart:series chart:style-name="ch12" chart:values-cell-range-address="Tabelle1.D2:Tabelle1.D101" chart:label-cell-address="Tabelle1.D1:Tabelle1.D1" chart:class="chart:line">
            <chart:data-point chart:repeated="100"/>
          </chart:series>
          <chart:series chart:style-name="ch13" chart:values-cell-range-address="Tabelle1.E2:Tabelle1.E101" chart:label-cell-address="Tabelle1.E1:Tabelle1.E1" chart:class="chart:line">
            <chart:data-point chart:repeated="100"/>
          </chart:series>
          <chart:series chart:style-name="ch14" chart:values-cell-range-address="Tabelle1.F2:Tabelle1.F101" chart:label-cell-address="Tabelle1.F1:Tabelle1.F1" chart:class="chart:line">
            <chart:data-point chart:repeated="100"/>
          </chart:series>
          <chart:series chart:style-name="ch15" chart:values-cell-range-address="Tabelle1.G2:Tabelle1.G101" chart:label-cell-address="Tabelle1.G1:Tabelle1.G1" chart:class="chart:line">
            <chart:data-point chart:repeated="100"/>
          </chart:series>
          <chart:series chart:style-name="ch16" chart:values-cell-range-address="Tabelle1.H2:Tabelle1.H101" chart:label-cell-address="Tabelle1.H1:Tabelle1.H1" chart:class="chart:line">
            <chart:data-point chart:repeated="100"/>
          </chart:series>
          <chart:series chart:style-name="ch17" chart:values-cell-range-address="Tabelle1.I2:Tabelle1.I101" chart:label-cell-address="Tabelle1.I1:Tabelle1.I1" chart:class="chart:line">
            <chart:data-point chart:repeated="100"/>
          </chart:series>
          <chart:series chart:style-name="ch18" chart:values-cell-range-address="Tabelle1.J2:Tabelle1.J101" chart:label-cell-address="Tabelle1.J1:Tabelle1.J1" chart:class="chart:line">
            <chart:data-point chart:repeated="100"/>
          </chart:series>
          <chart:series chart:style-name="ch19" chart:values-cell-range-address="Tabelle1.K2:Tabelle1.K101" chart:label-cell-address="Tabelle1.K1:Tabelle1.K1" chart:class="chart:line">
            <chart:data-point chart:repeated="100"/>
          </chart:series>
          <chart:series chart:style-name="ch20" chart:values-cell-range-address="Tabelle1.L2:Tabelle1.L101" chart:label-cell-address="Tabelle1.L1:Tabelle1.L1" chart:class="chart:line">
            <chart:data-point chart:repeated="100"/>
          </chart:series>
          <chart:series chart:style-name="ch21" chart:values-cell-range-address="Tabelle1.M2:Tabelle1.M101" chart:label-cell-address="Tabelle1.M1:Tabelle1.M1" chart:class="chart:line">
            <chart:data-point chart:repeated="100"/>
          </chart:series>
          <chart:series chart:style-name="ch10" chart:values-cell-range-address="Tabelle1.N2:Tabelle1.N101" chart:label-cell-address="Tabelle1.N1:Tabelle1.N1" chart:class="chart:line">
            <chart:data-point chart:repeated="100"/>
          </chart:series>
          <chart:series chart:style-name="ch11" chart:values-cell-range-address="Tabelle1.O2:Tabelle1.O101" chart:label-cell-address="Tabelle1.O1:Tabelle1.O1" chart:class="chart:line">
            <chart:data-point chart:repeated="100"/>
          </chart:series>
          <chart:series chart:style-name="ch12" chart:values-cell-range-address="Tabelle1.P2:Tabelle1.P101" chart:label-cell-address="Tabelle1.P1:Tabelle1.P1" chart:class="chart:line">
            <chart:data-point chart:repeated="100"/>
          </chart:series>
          <chart:series chart:style-name="ch13" chart:values-cell-range-address="Tabelle1.Q2:Tabelle1.Q101" chart:label-cell-address="Tabelle1.Q1:Tabelle1.Q1" chart:class="chart:line">
            <chart:data-point chart:repeated="100"/>
          </chart:series>
          <chart:series chart:style-name="ch14" chart:values-cell-range-address="Tabelle1.R2:Tabelle1.R101" chart:label-cell-address="Tabelle1.R1:Tabelle1.R1" chart:class="chart:line">
            <chart:data-point chart:repeated="100"/>
          </chart:series>
          <chart:series chart:style-name="ch15" chart:values-cell-range-address="Tabelle1.S2:Tabelle1.S101" chart:label-cell-address="Tabelle1.S1:Tabelle1.S1" chart:class="chart:line">
            <chart:data-point chart:repeated="100"/>
          </chart:series>
          <chart:series chart:style-name="ch16" chart:values-cell-range-address="Tabelle1.T2:Tabelle1.T101" chart:label-cell-address="Tabelle1.T1:Tabelle1.T1" chart:class="chart:line">
            <chart:data-point chart:repeated="100"/>
          </chart:series>
          <chart:series chart:style-name="ch17" chart:values-cell-range-address="Tabelle1.U2:Tabelle1.U101" chart:label-cell-address="Tabelle1.U1:Tabelle1.U1" chart:class="chart:line">
            <chart:data-point chart:repeated="100"/>
          </chart:series>
          <chart:series chart:style-name="ch18" chart:values-cell-range-address="Tabelle1.V2:Tabelle1.V101" chart:label-cell-address="Tabelle1.V1:Tabelle1.V1" chart:class="chart:line">
            <chart:data-point chart:repeated="100"/>
          </chart:series>
          <chart:series chart:style-name="ch19" chart:values-cell-range-address="Tabelle1.W2:Tabelle1.W101" chart:label-cell-address="Tabelle1.W1:Tabelle1.W1" chart:class="chart:line">
            <chart:data-point chart:repeated="100"/>
          </chart:series>
          <chart:series chart:style-name="ch20" chart:values-cell-range-address="Tabelle1.X2:Tabelle1.X101" chart:label-cell-address="Tabelle1.X1:Tabelle1.X1" chart:class="chart:line">
            <chart:data-point chart:repeated="100"/>
          </chart:series>
          <chart:series chart:style-name="ch21" chart:values-cell-range-address="Tabelle1.Y2:Tabelle1.Y101" chart:label-cell-address="Tabelle1.Y1:Tabelle1.Y1" chart:class="chart:line">
            <chart:data-point chart:repeated="100"/>
          </chart:series>
          <chart:series chart:style-name="ch10" chart:values-cell-range-address="Tabelle1.Z2:Tabelle1.Z101" chart:label-cell-address="Tabelle1.Z1:Tabelle1.Z1" chart:class="chart:line">
            <chart:data-point chart:repeated="10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ma=1</text:p>
                <draw:g>
                  <svg:desc>Tabelle1.B1:Tabelle1.B1</svg:desc>
                </draw:g>
              </table:table-cell>
              <table:table-cell office:value-type="string">
                <text:p>gamma=2</text:p>
                <draw:g>
                  <svg:desc>Tabelle1.C1:Tabelle1.C1</svg:desc>
                </draw:g>
              </table:table-cell>
              <table:table-cell office:value-type="string">
                <text:p>gamma=3</text:p>
                <draw:g>
                  <svg:desc>Tabelle1.D1:Tabelle1.D1</svg:desc>
                </draw:g>
              </table:table-cell>
              <table:table-cell office:value-type="string">
                <text:p>gamma=4</text:p>
                <draw:g>
                  <svg:desc>Tabelle1.E1:Tabelle1.E1</svg:desc>
                </draw:g>
              </table:table-cell>
              <table:table-cell office:value-type="string">
                <text:p>gamma=5</text:p>
                <draw:g>
                  <svg:desc>Tabelle1.F1:Tabelle1.F1</svg:desc>
                </draw:g>
              </table:table-cell>
              <table:table-cell office:value-type="string">
                <text:p>gamma=6</text:p>
                <draw:g>
                  <svg:desc>Tabelle1.G1:Tabelle1.G1</svg:desc>
                </draw:g>
              </table:table-cell>
              <table:table-cell office:value-type="string">
                <text:p>gamma=7</text:p>
                <draw:g>
                  <svg:desc>Tabelle1.H1:Tabelle1.H1</svg:desc>
                </draw:g>
              </table:table-cell>
              <table:table-cell office:value-type="string">
                <text:p>gamma=8</text:p>
                <draw:g>
                  <svg:desc>Tabelle1.I1:Tabelle1.I1</svg:desc>
                </draw:g>
              </table:table-cell>
              <table:table-cell office:value-type="string">
                <text:p>gamma=9</text:p>
                <draw:g>
                  <svg:desc>Tabelle1.J1:Tabelle1.J1</svg:desc>
                </draw:g>
              </table:table-cell>
              <table:table-cell office:value-type="string">
                <text:p>gamma=10</text:p>
                <draw:g>
                  <svg:desc>Tabelle1.K1:Tabelle1.K1</svg:desc>
                </draw:g>
              </table:table-cell>
              <table:table-cell office:value-type="string">
                <text:p>gamma=11</text:p>
                <draw:g>
                  <svg:desc>Tabelle1.L1:Tabelle1.L1</svg:desc>
                </draw:g>
              </table:table-cell>
              <table:table-cell office:value-type="string">
                <text:p>gamma=12</text:p>
                <draw:g>
                  <svg:desc>Tabelle1.M1:Tabelle1.M1</svg:desc>
                </draw:g>
              </table:table-cell>
              <table:table-cell office:value-type="string">
                <text:p>gamma=13</text:p>
                <draw:g>
                  <svg:desc>Tabelle1.N1:Tabelle1.N1</svg:desc>
                </draw:g>
              </table:table-cell>
              <table:table-cell office:value-type="string">
                <text:p>gamma=14</text:p>
                <draw:g>
                  <svg:desc>Tabelle1.O1:Tabelle1.O1</svg:desc>
                </draw:g>
              </table:table-cell>
              <table:table-cell office:value-type="string">
                <text:p>gamma=15</text:p>
                <draw:g>
                  <svg:desc>Tabelle1.P1:Tabelle1.P1</svg:desc>
                </draw:g>
              </table:table-cell>
              <table:table-cell office:value-type="string">
                <text:p>gamma=16</text:p>
                <draw:g>
                  <svg:desc>Tabelle1.Q1:Tabelle1.Q1</svg:desc>
                </draw:g>
              </table:table-cell>
              <table:table-cell office:value-type="string">
                <text:p>gamma=17</text:p>
                <draw:g>
                  <svg:desc>Tabelle1.R1:Tabelle1.R1</svg:desc>
                </draw:g>
              </table:table-cell>
              <table:table-cell office:value-type="string">
                <text:p>gamma=18</text:p>
                <draw:g>
                  <svg:desc>Tabelle1.S1:Tabelle1.S1</svg:desc>
                </draw:g>
              </table:table-cell>
              <table:table-cell office:value-type="string">
                <text:p>gamma=19</text:p>
                <draw:g>
                  <svg:desc>Tabelle1.T1:Tabelle1.T1</svg:desc>
                </draw:g>
              </table:table-cell>
              <table:table-cell office:value-type="string">
                <text:p>gamma=20</text:p>
                <draw:g>
                  <svg:desc>Tabelle1.U1:Tabelle1.U1</svg:desc>
                </draw:g>
              </table:table-cell>
              <table:table-cell office:value-type="string">
                <text:p>gamma=21</text:p>
                <draw:g>
                  <svg:desc>Tabelle1.V1:Tabelle1.V1</svg:desc>
                </draw:g>
              </table:table-cell>
              <table:table-cell office:value-type="string">
                <text:p>gamma=22</text:p>
                <draw:g>
                  <svg:desc>Tabelle1.W1:Tabelle1.W1</svg:desc>
                </draw:g>
              </table:table-cell>
              <table:table-cell office:value-type="string">
                <text:p>gamma=23</text:p>
                <draw:g>
                  <svg:desc>Tabelle1.X1:Tabelle1.X1</svg:desc>
                </draw:g>
              </table:table-cell>
              <table:table-cell office:value-type="string">
                <text:p>gamma=24</text:p>
                <draw:g>
                  <svg:desc>Tabelle1.Y1:Tabelle1.Y1</svg:desc>
                </draw:g>
              </table:table-cell>
              <table:table-cell office:value-type="string">
                <text:p>gamma=25</text:p>
                <draw:g>
                  <svg:desc>Tabelle1.Z1:Tabelle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.A2:Tabelle1.A101</svg:desc>
                </draw:g>
              </table:table-cell>
              <table:table-cell office:value-type="float" office:value="1">
                <text:p>1</text:p>
                <draw:g>
                  <svg:desc>Tabelle1.B2:Tabelle1.B101</svg:desc>
                </draw:g>
              </table:table-cell>
              <table:table-cell office:value-type="float" office:value="1">
                <text:p>1</text:p>
                <draw:g>
                  <svg:desc>Tabelle1.C2:Tabelle1.C101</svg:desc>
                </draw:g>
              </table:table-cell>
              <table:table-cell office:value-type="float" office:value="1">
                <text:p>1</text:p>
                <draw:g>
                  <svg:desc>Tabelle1.D2:Tabelle1.D101</svg:desc>
                </draw:g>
              </table:table-cell>
              <table:table-cell office:value-type="float" office:value="1">
                <text:p>1</text:p>
                <draw:g>
                  <svg:desc>Tabelle1.E2:Tabelle1.E101</svg:desc>
                </draw:g>
              </table:table-cell>
              <table:table-cell office:value-type="float" office:value="1">
                <text:p>1</text:p>
                <draw:g>
                  <svg:desc>Tabelle1.F2:Tabelle1.F101</svg:desc>
                </draw:g>
              </table:table-cell>
              <table:table-cell office:value-type="float" office:value="1">
                <text:p>1</text:p>
                <draw:g>
                  <svg:desc>Tabelle1.G2:Tabelle1.G101</svg:desc>
                </draw:g>
              </table:table-cell>
              <table:table-cell office:value-type="float" office:value="1">
                <text:p>1</text:p>
                <draw:g>
                  <svg:desc>Tabelle1.H2:Tabelle1.H101</svg:desc>
                </draw:g>
              </table:table-cell>
              <table:table-cell office:value-type="float" office:value="1">
                <text:p>1</text:p>
                <draw:g>
                  <svg:desc>Tabelle1.I2:Tabelle1.I101</svg:desc>
                </draw:g>
              </table:table-cell>
              <table:table-cell office:value-type="float" office:value="1">
                <text:p>1</text:p>
                <draw:g>
                  <svg:desc>Tabelle1.J2:Tabelle1.J101</svg:desc>
                </draw:g>
              </table:table-cell>
              <table:table-cell office:value-type="float" office:value="1">
                <text:p>1</text:p>
                <draw:g>
                  <svg:desc>Tabelle1.K2:Tabelle1.K101</svg:desc>
                </draw:g>
              </table:table-cell>
              <table:table-cell office:value-type="float" office:value="1">
                <text:p>1</text:p>
                <draw:g>
                  <svg:desc>Tabelle1.L2:Tabelle1.L101</svg:desc>
                </draw:g>
              </table:table-cell>
              <table:table-cell office:value-type="float" office:value="1">
                <text:p>1</text:p>
                <draw:g>
                  <svg:desc>Tabelle1.M2:Tabelle1.M101</svg:desc>
                </draw:g>
              </table:table-cell>
              <table:table-cell office:value-type="float" office:value="1">
                <text:p>1</text:p>
                <draw:g>
                  <svg:desc>Tabelle1.N2:Tabelle1.N101</svg:desc>
                </draw:g>
              </table:table-cell>
              <table:table-cell office:value-type="float" office:value="1">
                <text:p>1</text:p>
                <draw:g>
                  <svg:desc>Tabelle1.O2:Tabelle1.O101</svg:desc>
                </draw:g>
              </table:table-cell>
              <table:table-cell office:value-type="float" office:value="1">
                <text:p>1</text:p>
                <draw:g>
                  <svg:desc>Tabelle1.P2:Tabelle1.P101</svg:desc>
                </draw:g>
              </table:table-cell>
              <table:table-cell office:value-type="float" office:value="1">
                <text:p>1</text:p>
                <draw:g>
                  <svg:desc>Tabelle1.Q2:Tabelle1.Q101</svg:desc>
                </draw:g>
              </table:table-cell>
              <table:table-cell office:value-type="float" office:value="1">
                <text:p>1</text:p>
                <draw:g>
                  <svg:desc>Tabelle1.R2:Tabelle1.R101</svg:desc>
                </draw:g>
              </table:table-cell>
              <table:table-cell office:value-type="float" office:value="1">
                <text:p>1</text:p>
                <draw:g>
                  <svg:desc>Tabelle1.S2:Tabelle1.S101</svg:desc>
                </draw:g>
              </table:table-cell>
              <table:table-cell office:value-type="float" office:value="1">
                <text:p>1</text:p>
                <draw:g>
                  <svg:desc>Tabelle1.T2:Tabelle1.T101</svg:desc>
                </draw:g>
              </table:table-cell>
              <table:table-cell office:value-type="float" office:value="1">
                <text:p>1</text:p>
                <draw:g>
                  <svg:desc>Tabelle1.U2:Tabelle1.U101</svg:desc>
                </draw:g>
              </table:table-cell>
              <table:table-cell office:value-type="float" office:value="1">
                <text:p>1</text:p>
                <draw:g>
                  <svg:desc>Tabelle1.V2:Tabelle1.V101</svg:desc>
                </draw:g>
              </table:table-cell>
              <table:table-cell office:value-type="float" office:value="1">
                <text:p>1</text:p>
                <draw:g>
                  <svg:desc>Tabelle1.W2:Tabelle1.W101</svg:desc>
                </draw:g>
              </table:table-cell>
              <table:table-cell office:value-type="float" office:value="1">
                <text:p>1</text:p>
                <draw:g>
                  <svg:desc>Tabelle1.X2:Tabelle1.X101</svg:desc>
                </draw:g>
              </table:table-cell>
              <table:table-cell office:value-type="float" office:value="1">
                <text:p>1</text:p>
                <draw:g>
                  <svg:desc>Tabelle1.Y2:Tabelle1.Y101</svg:desc>
                </draw:g>
              </table:table-cell>
              <table:table-cell office:value-type="float" office:value="1">
                <text:p>1</text:p>
                <draw:g>
                  <svg:desc>Tabelle1.Z2:Tabelle1.Z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2">
                <text:p>0.9992</text:p>
              </table:table-cell>
              <table:table-cell office:value-type="float" office:value="0.8495">
                <text:p>0.849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445">
                <text:p>0.9445</text:p>
              </table:table-cell>
              <table:table-cell office:value-type="float" office:value="0.2487">
                <text:p>0.2487</text:p>
              </table:table-cell>
              <table:table-cell office:value-type="float" office:value="0.0011">
                <text:p>0.0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  <table:table-cell office:value-type="float" office:value="0.1408">
                <text:p>0.1408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3">
                <text:p>0.9953</text:p>
              </table:table-cell>
              <table:table-cell office:value-type="float" office:value="0.4249">
                <text:p>0.424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8">
                <text:p>0.9668</text:p>
              </table:table-cell>
              <table:table-cell office:value-type="float" office:value="0.121">
                <text:p>0.12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38">
                <text:p>0.9538</text:p>
              </table:table-cell>
              <table:table-cell office:value-type="float" office:value="0.0601">
                <text:p>0.0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01">
                <text:p>0.9801</text:p>
              </table:table-cell>
              <table:table-cell office:value-type="float" office:value="0.0826">
                <text:p>0.0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1">
                <text:p>0.9991</text:p>
              </table:table-cell>
              <table:table-cell office:value-type="float" office:value="0.2564">
                <text:p>0.2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33">
                <text:p>0.713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76">
                <text:p>0.9876</text:p>
              </table:table-cell>
              <table:table-cell office:value-type="float" office:value="0.0414">
                <text:p>0.0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859">
                <text:p>0.5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6">
                <text:p>0.9946</text:p>
              </table:table-cell>
              <table:table-cell office:value-type="float" office:value="0.0437">
                <text:p>0.0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59">
                <text:p>0.7959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1979">
                <text:p>0.1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72">
                <text:p>0.9872</text:p>
              </table:table-cell>
              <table:table-cell office:value-type="float" office:value="0.0061">
                <text:p>0.0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93">
                <text:p>0.799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057">
                <text:p>0.3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0331">
                <text:p>0.0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2">
                <text:p>0.9832</text:p>
              </table:table-cell>
              <table:table-cell office:value-type="float" office:value="0.0008">
                <text:p>0.0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04">
                <text:p>0.8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839">
                <text:p>0.4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295">
                <text:p>0.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0157">
                <text:p>0.0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0007">
                <text:p>0.0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8">
                <text:p>0.9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72">
                <text:p>0.8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536">
                <text:p>0.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68">
                <text:p>0.0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97">
                <text:p>0.0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0008">
                <text:p>0.0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">
                <text:p>0.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5">
                <text:p>0.9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36">
                <text:p>0.9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86">
                <text:p>0.8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39">
                <text:p>0.6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562">
                <text:p>0.4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387">
                <text:p>0.2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13">
                <text:p>0.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52">
                <text:p>0.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93">
                <text:p>0.0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6">
                <text:p>0.9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9">
                <text:p>0.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24">
                <text:p>0.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96">
                <text:p>0.9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68">
                <text:p>0.8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83">
                <text:p>0.7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09">
                <text:p>0.6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178">
                <text:p>0.5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663">
                <text:p>0.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26">
                <text:p>0.2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87">
                <text:p>0.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787">
                <text:p>0.0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59">
                <text:p>0.0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154">
                <text:p>0.0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2">
                <text:p>0.0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28">
                <text:p>0.0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6">
                <text:p>0.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4">
                <text:p>0.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9">
                <text:p>0.9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87">
                <text:p>0.9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4">
                <text:p>0.9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14">
                <text:p>0.9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9">
                <text:p>0.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078">
                <text:p>0.9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27">
                <text:p>0.8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11">
                <text:p>0.8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01">
                <text:p>0.7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71">
                <text:p>0.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883">
                <text:p>0.5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69">
                <text:p>0.5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9.288cm" svg:height="28.002cm" xlink:href=".." xlink:type="simple" chart:class="chart:line" chart:style-name="ch1">
        <chart:title svg:x="18.952cm" svg:y="0.696cm" chart:style-name="ch2">
          <text:p>Studie</text:p>
        </chart:title>
        <chart:subtitle svg:x="16.875cm" svg:y="2.035cm" chart:style-name="ch3">
          <text:p>gamma=10, sigma=1, i=10.000</text:p>
        </chart:subtitle>
        <chart:legend chart:legend-position="end" svg:x="37.526cm" svg:y="7.981cm" chart:style-name="ch4"/>
        <chart:plot-area chart:style-name="ch5" table:cell-range-address="Tabelle1_3.A1:Tabelle1_3.Z101" chart:data-source-has-labels="both" svg:x="1.823cm" svg:y="3.838cm" svg:width="34.133cm" svg:height="22.596cm">
          <chartooo:coordinate-region svg:x="2.55cm" svg:y="4.051cm" svg:width="33.126cm" svg:height="21.286cm"/>
          <chart:axis chart:dimension="x" chart:name="primary-x" chart:style-name="ch6">
            <chart:title svg:x="18.21cm" svg:y="26.995cm" chart:style-name="ch7">
              <text:p>distance</text:p>
            </chart:title>
            <chart:categories table:cell-range-address="Tabelle1_3.A2:Tabelle1_3.A101"/>
            <chart:grid chart:style-name="ch8" chart:class="major"/>
          </chart:axis>
          <chart:axis chart:dimension="y" chart:name="primary-y" chart:style-name="ch6">
            <chart:title svg:x="0.451cm" svg:y="15.299cm" chart:style-name="ch9">
              <text:p>P</text:p>
            </chart:title>
            <chart:grid chart:style-name="ch8" chart:class="major"/>
          </chart:axis>
          <chart:series chart:style-name="ch10" chart:values-cell-range-address="Tabelle1_3.B2:Tabelle1_3.B101" chart:label-cell-address="Tabelle1_3.B1:Tabelle1_3.B1" chart:class="chart:line">
            <chart:data-point chart:repeated="100"/>
          </chart:series>
          <chart:series chart:style-name="ch11" chart:values-cell-range-address="Tabelle1_3.C2:Tabelle1_3.C101" chart:label-cell-address="Tabelle1_3.C1:Tabelle1_3.C1" chart:class="chart:line">
            <chart:data-point chart:repeated="100"/>
          </chart:series>
          <chart:series chart:style-name="ch12" chart:values-cell-range-address="Tabelle1_3.D2:Tabelle1_3.D101" chart:label-cell-address="Tabelle1_3.D1:Tabelle1_3.D1" chart:class="chart:line">
            <chart:data-point chart:repeated="100"/>
          </chart:series>
          <chart:series chart:style-name="ch13" chart:values-cell-range-address="Tabelle1_3.E2:Tabelle1_3.E101" chart:label-cell-address="Tabelle1_3.E1:Tabelle1_3.E1" chart:class="chart:line">
            <chart:data-point chart:repeated="100"/>
          </chart:series>
          <chart:series chart:style-name="ch14" chart:values-cell-range-address="Tabelle1_3.F2:Tabelle1_3.F101" chart:label-cell-address="Tabelle1_3.F1:Tabelle1_3.F1" chart:class="chart:line">
            <chart:data-point chart:repeated="100"/>
          </chart:series>
          <chart:series chart:style-name="ch15" chart:values-cell-range-address="Tabelle1_3.G2:Tabelle1_3.G101" chart:label-cell-address="Tabelle1_3.G1:Tabelle1_3.G1" chart:class="chart:line">
            <chart:data-point chart:repeated="100"/>
          </chart:series>
          <chart:series chart:style-name="ch16" chart:values-cell-range-address="Tabelle1_3.H2:Tabelle1_3.H101" chart:label-cell-address="Tabelle1_3.H1:Tabelle1_3.H1" chart:class="chart:line">
            <chart:data-point chart:repeated="100"/>
          </chart:series>
          <chart:series chart:style-name="ch17" chart:values-cell-range-address="Tabelle1_3.I2:Tabelle1_3.I101" chart:label-cell-address="Tabelle1_3.I1:Tabelle1_3.I1" chart:class="chart:line">
            <chart:data-point chart:repeated="100"/>
          </chart:series>
          <chart:series chart:style-name="ch18" chart:values-cell-range-address="Tabelle1_3.J2:Tabelle1_3.J101" chart:label-cell-address="Tabelle1_3.J1:Tabelle1_3.J1" chart:class="chart:line">
            <chart:data-point chart:repeated="100"/>
          </chart:series>
          <chart:series chart:style-name="ch19" chart:values-cell-range-address="Tabelle1_3.K2:Tabelle1_3.K101" chart:label-cell-address="Tabelle1_3.K1:Tabelle1_3.K1" chart:class="chart:line">
            <chart:data-point chart:repeated="100"/>
          </chart:series>
          <chart:series chart:style-name="ch20" chart:values-cell-range-address="Tabelle1_3.L2:Tabelle1_3.L101" chart:label-cell-address="Tabelle1_3.L1:Tabelle1_3.L1" chart:class="chart:line">
            <chart:data-point chart:repeated="100"/>
          </chart:series>
          <chart:series chart:style-name="ch21" chart:values-cell-range-address="Tabelle1_3.M2:Tabelle1_3.M101" chart:label-cell-address="Tabelle1_3.M1:Tabelle1_3.M1" chart:class="chart:line">
            <chart:data-point chart:repeated="100"/>
          </chart:series>
          <chart:series chart:style-name="ch10" chart:values-cell-range-address="Tabelle1_3.N2:Tabelle1_3.N101" chart:label-cell-address="Tabelle1_3.N1:Tabelle1_3.N1" chart:class="chart:line">
            <chart:data-point chart:repeated="100"/>
          </chart:series>
          <chart:series chart:style-name="ch11" chart:values-cell-range-address="Tabelle1_3.O2:Tabelle1_3.O101" chart:label-cell-address="Tabelle1_3.O1:Tabelle1_3.O1" chart:class="chart:line">
            <chart:data-point chart:repeated="100"/>
          </chart:series>
          <chart:series chart:style-name="ch12" chart:values-cell-range-address="Tabelle1_3.P2:Tabelle1_3.P101" chart:label-cell-address="Tabelle1_3.P1:Tabelle1_3.P1" chart:class="chart:line">
            <chart:data-point chart:repeated="100"/>
          </chart:series>
          <chart:series chart:style-name="ch13" chart:values-cell-range-address="Tabelle1_3.Q2:Tabelle1_3.Q101" chart:label-cell-address="Tabelle1_3.Q1:Tabelle1_3.Q1" chart:class="chart:line">
            <chart:data-point chart:repeated="100"/>
          </chart:series>
          <chart:series chart:style-name="ch14" chart:values-cell-range-address="Tabelle1_3.R2:Tabelle1_3.R101" chart:label-cell-address="Tabelle1_3.R1:Tabelle1_3.R1" chart:class="chart:line">
            <chart:data-point chart:repeated="100"/>
          </chart:series>
          <chart:series chart:style-name="ch15" chart:values-cell-range-address="Tabelle1_3.S2:Tabelle1_3.S101" chart:label-cell-address="Tabelle1_3.S1:Tabelle1_3.S1" chart:class="chart:line">
            <chart:data-point chart:repeated="100"/>
          </chart:series>
          <chart:series chart:style-name="ch16" chart:values-cell-range-address="Tabelle1_3.T2:Tabelle1_3.T101" chart:label-cell-address="Tabelle1_3.T1:Tabelle1_3.T1" chart:class="chart:line">
            <chart:data-point chart:repeated="100"/>
          </chart:series>
          <chart:series chart:style-name="ch17" chart:values-cell-range-address="Tabelle1_3.U2:Tabelle1_3.U101" chart:label-cell-address="Tabelle1_3.U1:Tabelle1_3.U1" chart:class="chart:line">
            <chart:data-point chart:repeated="100"/>
          </chart:series>
          <chart:series chart:style-name="ch18" chart:values-cell-range-address="Tabelle1_3.V2:Tabelle1_3.V101" chart:label-cell-address="Tabelle1_3.V1:Tabelle1_3.V1" chart:class="chart:line">
            <chart:data-point chart:repeated="100"/>
          </chart:series>
          <chart:series chart:style-name="ch19" chart:values-cell-range-address="Tabelle1_3.W2:Tabelle1_3.W101" chart:label-cell-address="Tabelle1_3.W1:Tabelle1_3.W1" chart:class="chart:line">
            <chart:data-point chart:repeated="100"/>
          </chart:series>
          <chart:series chart:style-name="ch20" chart:values-cell-range-address="Tabelle1_3.X2:Tabelle1_3.X101" chart:label-cell-address="Tabelle1_3.X1:Tabelle1_3.X1" chart:class="chart:line">
            <chart:data-point chart:repeated="100"/>
          </chart:series>
          <chart:series chart:style-name="ch21" chart:values-cell-range-address="Tabelle1_3.Y2:Tabelle1_3.Y101" chart:label-cell-address="Tabelle1_3.Y1:Tabelle1_3.Y1" chart:class="chart:line">
            <chart:data-point chart:repeated="100"/>
          </chart:series>
          <chart:series chart:style-name="ch10" chart:values-cell-range-address="Tabelle1_3.Z2:Tabelle1_3.Z101" chart:label-cell-address="Tabelle1_3.Z1:Tabelle1_3.Z1" chart:class="chart:line">
            <chart:data-point chart:repeated="10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0=1</text:p>
                <draw:g>
                  <svg:desc>Tabelle1_3.B1:Tabelle1_3.B1</svg:desc>
                </draw:g>
              </table:table-cell>
              <table:table-cell office:value-type="string">
                <text:p>d0=2</text:p>
                <draw:g>
                  <svg:desc>Tabelle1_3.C1:Tabelle1_3.C1</svg:desc>
                </draw:g>
              </table:table-cell>
              <table:table-cell office:value-type="string">
                <text:p>d0=3</text:p>
                <draw:g>
                  <svg:desc>Tabelle1_3.D1:Tabelle1_3.D1</svg:desc>
                </draw:g>
              </table:table-cell>
              <table:table-cell office:value-type="string">
                <text:p>d0=4</text:p>
                <draw:g>
                  <svg:desc>Tabelle1_3.E1:Tabelle1_3.E1</svg:desc>
                </draw:g>
              </table:table-cell>
              <table:table-cell office:value-type="string">
                <text:p>d0=5</text:p>
                <draw:g>
                  <svg:desc>Tabelle1_3.F1:Tabelle1_3.F1</svg:desc>
                </draw:g>
              </table:table-cell>
              <table:table-cell office:value-type="string">
                <text:p>d0=6</text:p>
                <draw:g>
                  <svg:desc>Tabelle1_3.G1:Tabelle1_3.G1</svg:desc>
                </draw:g>
              </table:table-cell>
              <table:table-cell office:value-type="string">
                <text:p>d0=7</text:p>
                <draw:g>
                  <svg:desc>Tabelle1_3.H1:Tabelle1_3.H1</svg:desc>
                </draw:g>
              </table:table-cell>
              <table:table-cell office:value-type="string">
                <text:p>d0=8</text:p>
                <draw:g>
                  <svg:desc>Tabelle1_3.I1:Tabelle1_3.I1</svg:desc>
                </draw:g>
              </table:table-cell>
              <table:table-cell office:value-type="string">
                <text:p>d0=9</text:p>
                <draw:g>
                  <svg:desc>Tabelle1_3.J1:Tabelle1_3.J1</svg:desc>
                </draw:g>
              </table:table-cell>
              <table:table-cell office:value-type="string">
                <text:p>d0=10</text:p>
                <draw:g>
                  <svg:desc>Tabelle1_3.K1:Tabelle1_3.K1</svg:desc>
                </draw:g>
              </table:table-cell>
              <table:table-cell office:value-type="string">
                <text:p>d0=11</text:p>
                <draw:g>
                  <svg:desc>Tabelle1_3.L1:Tabelle1_3.L1</svg:desc>
                </draw:g>
              </table:table-cell>
              <table:table-cell office:value-type="string">
                <text:p>d0=12</text:p>
                <draw:g>
                  <svg:desc>Tabelle1_3.M1:Tabelle1_3.M1</svg:desc>
                </draw:g>
              </table:table-cell>
              <table:table-cell office:value-type="string">
                <text:p>d0=13</text:p>
                <draw:g>
                  <svg:desc>Tabelle1_3.N1:Tabelle1_3.N1</svg:desc>
                </draw:g>
              </table:table-cell>
              <table:table-cell office:value-type="string">
                <text:p>d0=14</text:p>
                <draw:g>
                  <svg:desc>Tabelle1_3.O1:Tabelle1_3.O1</svg:desc>
                </draw:g>
              </table:table-cell>
              <table:table-cell office:value-type="string">
                <text:p>d0=15</text:p>
                <draw:g>
                  <svg:desc>Tabelle1_3.P1:Tabelle1_3.P1</svg:desc>
                </draw:g>
              </table:table-cell>
              <table:table-cell office:value-type="string">
                <text:p>d0=16</text:p>
                <draw:g>
                  <svg:desc>Tabelle1_3.Q1:Tabelle1_3.Q1</svg:desc>
                </draw:g>
              </table:table-cell>
              <table:table-cell office:value-type="string">
                <text:p>d0=17</text:p>
                <draw:g>
                  <svg:desc>Tabelle1_3.R1:Tabelle1_3.R1</svg:desc>
                </draw:g>
              </table:table-cell>
              <table:table-cell office:value-type="string">
                <text:p>d0=18</text:p>
                <draw:g>
                  <svg:desc>Tabelle1_3.S1:Tabelle1_3.S1</svg:desc>
                </draw:g>
              </table:table-cell>
              <table:table-cell office:value-type="string">
                <text:p>d0=19</text:p>
                <draw:g>
                  <svg:desc>Tabelle1_3.T1:Tabelle1_3.T1</svg:desc>
                </draw:g>
              </table:table-cell>
              <table:table-cell office:value-type="string">
                <text:p>d0=20</text:p>
                <draw:g>
                  <svg:desc>Tabelle1_3.U1:Tabelle1_3.U1</svg:desc>
                </draw:g>
              </table:table-cell>
              <table:table-cell office:value-type="string">
                <text:p>d0=21</text:p>
                <draw:g>
                  <svg:desc>Tabelle1_3.V1:Tabelle1_3.V1</svg:desc>
                </draw:g>
              </table:table-cell>
              <table:table-cell office:value-type="string">
                <text:p>d0=22</text:p>
                <draw:g>
                  <svg:desc>Tabelle1_3.W1:Tabelle1_3.W1</svg:desc>
                </draw:g>
              </table:table-cell>
              <table:table-cell office:value-type="string">
                <text:p>d0=23</text:p>
                <draw:g>
                  <svg:desc>Tabelle1_3.X1:Tabelle1_3.X1</svg:desc>
                </draw:g>
              </table:table-cell>
              <table:table-cell office:value-type="string">
                <text:p>d0=24</text:p>
                <draw:g>
                  <svg:desc>Tabelle1_3.Y1:Tabelle1_3.Y1</svg:desc>
                </draw:g>
              </table:table-cell>
              <table:table-cell office:value-type="string">
                <text:p>d0=25</text:p>
                <draw:g>
                  <svg:desc>Tabelle1_3.Z1:Tabelle1_3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3.A2:Tabelle1_3.A101</svg:desc>
                </draw:g>
              </table:table-cell>
              <table:table-cell office:value-type="float" office:value="1">
                <text:p>1</text:p>
                <draw:g>
                  <svg:desc>Tabelle1_3.B2:Tabelle1_3.B101</svg:desc>
                </draw:g>
              </table:table-cell>
              <table:table-cell office:value-type="float" office:value="1">
                <text:p>1</text:p>
                <draw:g>
                  <svg:desc>Tabelle1_3.C2:Tabelle1_3.C101</svg:desc>
                </draw:g>
              </table:table-cell>
              <table:table-cell office:value-type="float" office:value="1">
                <text:p>1</text:p>
                <draw:g>
                  <svg:desc>Tabelle1_3.D2:Tabelle1_3.D101</svg:desc>
                </draw:g>
              </table:table-cell>
              <table:table-cell office:value-type="float" office:value="1">
                <text:p>1</text:p>
                <draw:g>
                  <svg:desc>Tabelle1_3.E2:Tabelle1_3.E101</svg:desc>
                </draw:g>
              </table:table-cell>
              <table:table-cell office:value-type="float" office:value="1">
                <text:p>1</text:p>
                <draw:g>
                  <svg:desc>Tabelle1_3.F2:Tabelle1_3.F101</svg:desc>
                </draw:g>
              </table:table-cell>
              <table:table-cell office:value-type="float" office:value="1">
                <text:p>1</text:p>
                <draw:g>
                  <svg:desc>Tabelle1_3.G2:Tabelle1_3.G101</svg:desc>
                </draw:g>
              </table:table-cell>
              <table:table-cell office:value-type="float" office:value="1">
                <text:p>1</text:p>
                <draw:g>
                  <svg:desc>Tabelle1_3.H2:Tabelle1_3.H101</svg:desc>
                </draw:g>
              </table:table-cell>
              <table:table-cell office:value-type="float" office:value="1">
                <text:p>1</text:p>
                <draw:g>
                  <svg:desc>Tabelle1_3.I2:Tabelle1_3.I101</svg:desc>
                </draw:g>
              </table:table-cell>
              <table:table-cell office:value-type="float" office:value="1">
                <text:p>1</text:p>
                <draw:g>
                  <svg:desc>Tabelle1_3.J2:Tabelle1_3.J101</svg:desc>
                </draw:g>
              </table:table-cell>
              <table:table-cell office:value-type="float" office:value="1">
                <text:p>1</text:p>
                <draw:g>
                  <svg:desc>Tabelle1_3.K2:Tabelle1_3.K101</svg:desc>
                </draw:g>
              </table:table-cell>
              <table:table-cell office:value-type="float" office:value="1">
                <text:p>1</text:p>
                <draw:g>
                  <svg:desc>Tabelle1_3.L2:Tabelle1_3.L101</svg:desc>
                </draw:g>
              </table:table-cell>
              <table:table-cell office:value-type="float" office:value="1">
                <text:p>1</text:p>
                <draw:g>
                  <svg:desc>Tabelle1_3.M2:Tabelle1_3.M101</svg:desc>
                </draw:g>
              </table:table-cell>
              <table:table-cell office:value-type="float" office:value="1">
                <text:p>1</text:p>
                <draw:g>
                  <svg:desc>Tabelle1_3.N2:Tabelle1_3.N101</svg:desc>
                </draw:g>
              </table:table-cell>
              <table:table-cell office:value-type="float" office:value="1">
                <text:p>1</text:p>
                <draw:g>
                  <svg:desc>Tabelle1_3.O2:Tabelle1_3.O101</svg:desc>
                </draw:g>
              </table:table-cell>
              <table:table-cell office:value-type="float" office:value="1">
                <text:p>1</text:p>
                <draw:g>
                  <svg:desc>Tabelle1_3.P2:Tabelle1_3.P101</svg:desc>
                </draw:g>
              </table:table-cell>
              <table:table-cell office:value-type="float" office:value="1">
                <text:p>1</text:p>
                <draw:g>
                  <svg:desc>Tabelle1_3.Q2:Tabelle1_3.Q101</svg:desc>
                </draw:g>
              </table:table-cell>
              <table:table-cell office:value-type="float" office:value="1">
                <text:p>1</text:p>
                <draw:g>
                  <svg:desc>Tabelle1_3.R2:Tabelle1_3.R101</svg:desc>
                </draw:g>
              </table:table-cell>
              <table:table-cell office:value-type="float" office:value="1">
                <text:p>1</text:p>
                <draw:g>
                  <svg:desc>Tabelle1_3.S2:Tabelle1_3.S101</svg:desc>
                </draw:g>
              </table:table-cell>
              <table:table-cell office:value-type="float" office:value="1">
                <text:p>1</text:p>
                <draw:g>
                  <svg:desc>Tabelle1_3.T2:Tabelle1_3.T101</svg:desc>
                </draw:g>
              </table:table-cell>
              <table:table-cell office:value-type="float" office:value="1">
                <text:p>1</text:p>
                <draw:g>
                  <svg:desc>Tabelle1_3.U2:Tabelle1_3.U101</svg:desc>
                </draw:g>
              </table:table-cell>
              <table:table-cell office:value-type="float" office:value="1">
                <text:p>1</text:p>
                <draw:g>
                  <svg:desc>Tabelle1_3.V2:Tabelle1_3.V101</svg:desc>
                </draw:g>
              </table:table-cell>
              <table:table-cell office:value-type="float" office:value="1">
                <text:p>1</text:p>
                <draw:g>
                  <svg:desc>Tabelle1_3.W2:Tabelle1_3.W101</svg:desc>
                </draw:g>
              </table:table-cell>
              <table:table-cell office:value-type="float" office:value="1">
                <text:p>1</text:p>
                <draw:g>
                  <svg:desc>Tabelle1_3.X2:Tabelle1_3.X101</svg:desc>
                </draw:g>
              </table:table-cell>
              <table:table-cell office:value-type="float" office:value="1">
                <text:p>1</text:p>
                <draw:g>
                  <svg:desc>Tabelle1_3.Y2:Tabelle1_3.Y101</svg:desc>
                </draw:g>
              </table:table-cell>
              <table:table-cell office:value-type="float" office:value="1">
                <text:p>1</text:p>
                <draw:g>
                  <svg:desc>Tabelle1_3.Z2:Tabelle1_3.Z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3">
                <text:p>0.9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9898">
                <text:p>0.98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76">
                <text:p>0.98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">
                <text:p>0.0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95">
                <text:p>0.98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6">
                <text:p>0.11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89">
                <text:p>0.9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85">
                <text:p>0.29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78">
                <text:p>0.98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93">
                <text:p>0.47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4">
                <text:p>0.0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03">
                <text:p>0.9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74">
                <text:p>0.60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69">
                <text:p>0.04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9899">
                <text:p>0.98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12">
                <text:p>0.69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">
                <text:p>0.0014</text:p>
              </table:table-cell>
              <table:table-cell office:value-type="float" office:value="0.9894">
                <text:p>0.98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86">
                <text:p>0.75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19">
                <text:p>0.2119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  <table:table-cell office:value-type="float" office:value="0.9887">
                <text:p>0.98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8">
                <text:p>0.8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71">
                <text:p>0.2971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3">
                <text:p>0.0343</text:p>
              </table:table-cell>
              <table:table-cell office:value-type="float" office:value="0.9883">
                <text:p>0.9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">
                <text:p>0.0009</text:p>
              </table:table-cell>
              <table:table-cell office:value-type="float" office:value="0.8459">
                <text:p>0.84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87">
                <text:p>0.3987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6">
                <text:p>0.0666</text:p>
              </table:table-cell>
              <table:table-cell office:value-type="float" office:value="0.9902">
                <text:p>0.9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">
                <text:p>0.0037</text:p>
              </table:table-cell>
              <table:table-cell office:value-type="float" office:value="0.8701">
                <text:p>0.87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4727">
                <text:p>0.4727</text:p>
              </table:table-cell>
              <table:table-cell office:value-type="float" office:value="0.9996">
                <text:p>0.9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03">
                <text:p>0.1203</text:p>
              </table:table-cell>
              <table:table-cell office:value-type="float" office:value="0.9882">
                <text:p>0.9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1">
                <text:p>0.0111</text:p>
              </table:table-cell>
              <table:table-cell office:value-type="float" office:value="0.8923">
                <text:p>0.8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5452">
                <text:p>0.5452</text:p>
              </table:table-cell>
              <table:table-cell office:value-type="float" office:value="0.9995">
                <text:p>0.9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1753">
                <text:p>0.1753</text:p>
              </table:table-cell>
              <table:table-cell office:value-type="float" office:value="0.9888">
                <text:p>0.98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9">
                <text:p>0.0249</text:p>
              </table:table-cell>
              <table:table-cell office:value-type="float" office:value="0.8929">
                <text:p>0.8929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">
                <text:p>0.0011</text:p>
              </table:table-cell>
              <table:table-cell office:value-type="float" office:value="0.6051">
                <text:p>0.6051</text:p>
              </table:table-cell>
              <table:table-cell office:value-type="float" office:value="0.9996">
                <text:p>0.9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73">
                <text:p>0.2373</text:p>
              </table:table-cell>
              <table:table-cell office:value-type="float" office:value="0.9886">
                <text:p>0.9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85">
                <text:p>0.0485</text:p>
              </table:table-cell>
              <table:table-cell office:value-type="float" office:value="0.9141">
                <text:p>0.9141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">
                <text:p>0.0043</text:p>
              </table:table-cell>
              <table:table-cell office:value-type="float" office:value="0.6574">
                <text:p>0.6574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3">
                <text:p>0.303</text:p>
              </table:table-cell>
              <table:table-cell office:value-type="float" office:value="0.9883">
                <text:p>0.9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5">
                <text:p>0.0785</text:p>
              </table:table-cell>
              <table:table-cell office:value-type="float" office:value="0.922">
                <text:p>0.9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  <table:table-cell office:value-type="float" office:value="0.6971">
                <text:p>0.6971</text:p>
              </table:table-cell>
              <table:table-cell office:value-type="float" office:value="0.9996">
                <text:p>0.9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">
                <text:p>0.0009</text:p>
              </table:table-cell>
              <table:table-cell office:value-type="float" office:value="0.3601">
                <text:p>0.3601</text:p>
              </table:table-cell>
              <table:table-cell office:value-type="float" office:value="0.9885">
                <text:p>0.9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1193">
                <text:p>0.1193</text:p>
              </table:table-cell>
              <table:table-cell office:value-type="float" office:value="0.9214">
                <text:p>0.9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6">
                <text:p>0.0226</text:p>
              </table:table-cell>
              <table:table-cell office:value-type="float" office:value="0.7389">
                <text:p>0.7389</text:p>
              </table:table-cell>
              <table:table-cell office:value-type="float" office:value="0.9991">
                <text:p>0.99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4336">
                <text:p>0.4336</text:p>
              </table:table-cell>
              <table:table-cell office:value-type="float" office:value="0.9886">
                <text:p>0.9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71">
                <text:p>0.1571</text:p>
              </table:table-cell>
              <table:table-cell office:value-type="float" office:value="0.933">
                <text:p>0.933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2">
                <text:p>0.0352</text:p>
              </table:table-cell>
              <table:table-cell office:value-type="float" office:value="0.7646">
                <text:p>0.7646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4">
                <text:p>0.0054</text:p>
              </table:table-cell>
              <table:table-cell office:value-type="float" office:value="0.4775">
                <text:p>0.4775</text:p>
              </table:table-cell>
              <table:table-cell office:value-type="float" office:value="0.9912">
                <text:p>0.99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207">
                <text:p>0.207</text:p>
              </table:table-cell>
              <table:table-cell office:value-type="float" office:value="0.9402">
                <text:p>0.9402</text:p>
              </table:table-cell>
              <table:table-cell office:value-type="float" office:value="0.9996">
                <text:p>0.9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44">
                <text:p>0.0644</text:p>
              </table:table-cell>
              <table:table-cell office:value-type="float" office:value="0.7938">
                <text:p>0.7938</text:p>
              </table:table-cell>
              <table:table-cell office:value-type="float" office:value="0.9984">
                <text:p>0.9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  <table:table-cell office:value-type="float" office:value="0.5246">
                <text:p>0.5246</text:p>
              </table:table-cell>
              <table:table-cell office:value-type="float" office:value="0.9887">
                <text:p>0.98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2587">
                <text:p>0.2587</text:p>
              </table:table-cell>
              <table:table-cell office:value-type="float" office:value="0.9436">
                <text:p>0.94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8">
                <text:p>0.0858</text:p>
              </table:table-cell>
              <table:table-cell office:value-type="float" office:value="0.806">
                <text:p>0.806</text:p>
              </table:table-cell>
              <table:table-cell office:value-type="float" office:value="0.9986">
                <text:p>0.99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9">
                <text:p>0.0199</text:p>
              </table:table-cell>
              <table:table-cell office:value-type="float" office:value="0.5677">
                <text:p>0.5677</text:p>
              </table:table-cell>
              <table:table-cell office:value-type="float" office:value="0.9919">
                <text:p>0.99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">
                <text:p>0.0027</text:p>
              </table:table-cell>
              <table:table-cell office:value-type="float" office:value="0.2981">
                <text:p>0.2981</text:p>
              </table:table-cell>
              <table:table-cell office:value-type="float" office:value="0.9472">
                <text:p>0.9472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1187">
                <text:p>0.1187</text:p>
              </table:table-cell>
              <table:table-cell office:value-type="float" office:value="0.8227">
                <text:p>0.8227</text:p>
              </table:table-cell>
              <table:table-cell office:value-type="float" office:value="0.9984">
                <text:p>0.9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2">
                <text:p>0.0322</text:p>
              </table:table-cell>
              <table:table-cell office:value-type="float" office:value="0.6154">
                <text:p>0.6154</text:p>
              </table:table-cell>
              <table:table-cell office:value-type="float" office:value="0.9903">
                <text:p>0.9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3">
                <text:p>0.0063</text:p>
              </table:table-cell>
              <table:table-cell office:value-type="float" office:value="0.3496">
                <text:p>0.3496</text:p>
              </table:table-cell>
              <table:table-cell office:value-type="float" office:value="0.9528">
                <text:p>0.9528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1521">
                <text:p>0.1521</text:p>
              </table:table-cell>
              <table:table-cell office:value-type="float" office:value="0.8413">
                <text:p>0.8413</text:p>
              </table:table-cell>
              <table:table-cell office:value-type="float" office:value="0.9985">
                <text:p>0.99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489">
                <text:p>0.0489</text:p>
              </table:table-cell>
              <table:table-cell office:value-type="float" office:value="0.6405">
                <text:p>0.6405</text:p>
              </table:table-cell>
              <table:table-cell office:value-type="float" office:value="0.989">
                <text:p>0.9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3891">
                <text:p>0.3891</text:p>
              </table:table-cell>
              <table:table-cell office:value-type="float" office:value="0.9513">
                <text:p>0.951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">
                <text:p>0.0017</text:p>
              </table:table-cell>
              <table:table-cell office:value-type="float" office:value="0.186">
                <text:p>0.186</text:p>
              </table:table-cell>
              <table:table-cell office:value-type="float" office:value="0.8598">
                <text:p>0.8598</text:p>
              </table:table-cell>
              <table:table-cell office:value-type="float" office:value="0.9983">
                <text:p>0.9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666">
                <text:p>0.0666</text:p>
              </table:table-cell>
              <table:table-cell office:value-type="float" office:value="0.6697">
                <text:p>0.6697</text:p>
              </table:table-cell>
              <table:table-cell office:value-type="float" office:value="0.9877">
                <text:p>0.9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">
                <text:p>0.0195</text:p>
              </table:table-cell>
              <table:table-cell office:value-type="float" office:value="0.4301">
                <text:p>0.4301</text:p>
              </table:table-cell>
              <table:table-cell office:value-type="float" office:value="0.952">
                <text:p>0.952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">
                <text:p>0.0039</text:p>
              </table:table-cell>
              <table:table-cell office:value-type="float" office:value="0.2241">
                <text:p>0.2241</text:p>
              </table:table-cell>
              <table:table-cell office:value-type="float" office:value="0.8727">
                <text:p>0.8727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922">
                <text:p>0.0922</text:p>
              </table:table-cell>
              <table:table-cell office:value-type="float" office:value="0.7017">
                <text:p>0.7017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318">
                <text:p>0.0318</text:p>
              </table:table-cell>
              <table:table-cell office:value-type="float" office:value="0.474">
                <text:p>0.474</text:p>
              </table:table-cell>
              <table:table-cell office:value-type="float" office:value="0.9586">
                <text:p>0.9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3">
                <text:p>0.0073</text:p>
              </table:table-cell>
              <table:table-cell office:value-type="float" office:value="0.2626">
                <text:p>0.2626</text:p>
              </table:table-cell>
              <table:table-cell office:value-type="float" office:value="0.8776">
                <text:p>0.8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  <table:table-cell office:value-type="float" office:value="0.1141">
                <text:p>0.1141</text:p>
              </table:table-cell>
              <table:table-cell office:value-type="float" office:value="0.7248">
                <text:p>0.7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402">
                <text:p>0.0402</text:p>
              </table:table-cell>
              <table:table-cell office:value-type="float" office:value="0.5122">
                <text:p>0.5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6">
                <text:p>0.0126</text:p>
              </table:table-cell>
              <table:table-cell office:value-type="float" office:value="0.3041">
                <text:p>0.3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1488">
                <text:p>0.1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6.461cm" svg:height="27.588cm" xlink:href=".." xlink:type="simple" chart:class="chart:line" chart:style-name="ch1">
        <chart:title svg:x="21.572cm" svg:y="0.687cm" chart:style-name="ch2">
          <text:p>Parameterstudie</text:p>
        </chart:title>
        <chart:subtitle svg:x="20.726cm" svg:y="2.017cm" chart:style-name="ch3">
          <text:p>gamma=10, d0=10, i=10000</text:p>
        </chart:subtitle>
        <chart:legend chart:legend-position="end" svg:x="43.482cm" svg:y="12.296cm" chart:style-name="ch4"/>
        <chart:plot-area chart:style-name="ch5" table:cell-range-address="Tabelle1_4.A1:Tabelle1_4.G101" chart:data-source-has-labels="both" svg:x="1.967cm" svg:y="3.802cm" svg:width="39.657cm" svg:height="22.227cm">
          <chartooo:coordinate-region svg:x="2.694cm" svg:y="4.014cm" svg:width="38.65cm" svg:height="20.918cm"/>
          <chart:axis chart:dimension="x" chart:name="primary-x" chart:style-name="ch6">
            <chart:title svg:x="21.116cm" svg:y="26.581cm" chart:style-name="ch7">
              <text:p>distance</text:p>
            </chart:title>
            <chart:categories table:cell-range-address="Tabelle1_4.A2:Tabelle1_4.A101"/>
            <chart:grid chart:style-name="ch8" chart:class="major"/>
          </chart:axis>
          <chart:axis chart:dimension="y" chart:name="primary-y" chart:style-name="ch6">
            <chart:title svg:x="0.451cm" svg:y="15.078cm" chart:style-name="ch9">
              <text:p>P</text:p>
            </chart:title>
            <chart:grid chart:style-name="ch8" chart:class="major"/>
          </chart:axis>
          <chart:series chart:style-name="ch10" chart:values-cell-range-address="Tabelle1_4.B2:Tabelle1_4.B101" chart:label-cell-address="Tabelle1_4.B1:Tabelle1_4.B1" chart:class="chart:line">
            <chart:data-point chart:repeated="100"/>
          </chart:series>
          <chart:series chart:style-name="ch11" chart:values-cell-range-address="Tabelle1_4.C2:Tabelle1_4.C101" chart:label-cell-address="Tabelle1_4.C1:Tabelle1_4.C1" chart:class="chart:line">
            <chart:data-point chart:repeated="100"/>
          </chart:series>
          <chart:series chart:style-name="ch12" chart:values-cell-range-address="Tabelle1_4.D2:Tabelle1_4.D101" chart:label-cell-address="Tabelle1_4.D1:Tabelle1_4.D1" chart:class="chart:line">
            <chart:data-point chart:repeated="100"/>
          </chart:series>
          <chart:series chart:style-name="ch13" chart:values-cell-range-address="Tabelle1_4.E2:Tabelle1_4.E101" chart:label-cell-address="Tabelle1_4.E1:Tabelle1_4.E1" chart:class="chart:line">
            <chart:data-point chart:repeated="100"/>
          </chart:series>
          <chart:series chart:style-name="ch14" chart:values-cell-range-address="Tabelle1_4.F2:Tabelle1_4.F101" chart:label-cell-address="Tabelle1_4.F1:Tabelle1_4.F1" chart:class="chart:line">
            <chart:data-point chart:repeated="100"/>
          </chart:series>
          <chart:series chart:style-name="ch15" chart:values-cell-range-address="Tabelle1_4.G2:Tabelle1_4.G101" chart:label-cell-address="Tabelle1_4.G1:Tabelle1_4.G1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a=1.0E-4</text:p>
                <draw:g>
                  <svg:desc>Tabelle1_4.B1:Tabelle1_4.B1</svg:desc>
                </draw:g>
              </table:table-cell>
              <table:table-cell office:value-type="string">
                <text:p>sigma=0.0010</text:p>
                <draw:g>
                  <svg:desc>Tabelle1_4.C1:Tabelle1_4.C1</svg:desc>
                </draw:g>
              </table:table-cell>
              <table:table-cell office:value-type="string">
                <text:p>sigma=0.01</text:p>
                <draw:g>
                  <svg:desc>Tabelle1_4.D1:Tabelle1_4.D1</svg:desc>
                </draw:g>
              </table:table-cell>
              <table:table-cell office:value-type="string">
                <text:p>sigma=0.1</text:p>
                <draw:g>
                  <svg:desc>Tabelle1_4.E1:Tabelle1_4.E1</svg:desc>
                </draw:g>
              </table:table-cell>
              <table:table-cell office:value-type="string">
                <text:p>sigma=1.0</text:p>
                <draw:g>
                  <svg:desc>Tabelle1_4.F1:Tabelle1_4.F1</svg:desc>
                </draw:g>
              </table:table-cell>
              <table:table-cell office:value-type="string">
                <text:p>sigma=10.0</text:p>
                <draw:g>
                  <svg:desc>Tabelle1_4.G1:Tabelle1_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4.A2:Tabelle1_4.A101</svg:desc>
                </draw:g>
              </table:table-cell>
              <table:table-cell office:value-type="float" office:value="1">
                <text:p>1</text:p>
                <draw:g>
                  <svg:desc>Tabelle1_4.B2:Tabelle1_4.B101</svg:desc>
                </draw:g>
              </table:table-cell>
              <table:table-cell office:value-type="float" office:value="1">
                <text:p>1</text:p>
                <draw:g>
                  <svg:desc>Tabelle1_4.C2:Tabelle1_4.C101</svg:desc>
                </draw:g>
              </table:table-cell>
              <table:table-cell office:value-type="float" office:value="1">
                <text:p>1</text:p>
                <draw:g>
                  <svg:desc>Tabelle1_4.D2:Tabelle1_4.D101</svg:desc>
                </draw:g>
              </table:table-cell>
              <table:table-cell office:value-type="float" office:value="1">
                <text:p>1</text:p>
                <draw:g>
                  <svg:desc>Tabelle1_4.E2:Tabelle1_4.E101</svg:desc>
                </draw:g>
              </table:table-cell>
              <table:table-cell office:value-type="float" office:value="1">
                <text:p>1</text:p>
                <draw:g>
                  <svg:desc>Tabelle1_4.F2:Tabelle1_4.F101</svg:desc>
                </draw:g>
              </table:table-cell>
              <table:table-cell office:value-type="float" office:value="1">
                <text:p>1</text:p>
                <draw:g>
                  <svg:desc>Tabelle1_4.G2:Tabelle1_4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1">
                <text:p>0.9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18">
                <text:p>0.9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06">
                <text:p>0.9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9">
                <text:p>0.9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79">
                <text:p>0.88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93">
                <text:p>0.84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61">
                <text:p>0.7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065">
                <text:p>0.7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6497">
                <text:p>0.6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91">
                <text:p>0.9891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61">
                <text:p>0.8061</text:p>
              </table:table-cell>
              <table:table-cell office:value-type="float" office:value="0.5324">
                <text:p>0.5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16">
                <text:p>0.3016</text:p>
              </table:table-cell>
              <table:table-cell office:value-type="float" office:value="0.4776">
                <text:p>0.4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7">
                <text:p>0.0337</text:p>
              </table:table-cell>
              <table:table-cell office:value-type="float" office:value="0.4279">
                <text:p>0.4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3776">
                <text:p>0.3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78">
                <text:p>0.3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89">
                <text:p>0.2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14">
                <text:p>0.2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86">
                <text:p>0.2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03">
                <text:p>0.1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07">
                <text:p>0.1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4">
                <text:p>0.1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3">
                <text:p>0.0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61.892cm" svg:height="31.051cm" xlink:href=".." xlink:type="simple" chart:class="chart:line" chart:style-name="ch1">
        <chart:title svg:x="30.254cm" svg:y="0.757cm" chart:style-name="ch2">
          <text:p>Studie</text:p>
        </chart:title>
        <chart:subtitle svg:x="28.442cm" svg:y="2.157cm" chart:style-name="ch3">
          <text:p>gamma=10, d0=10, i=10000</text:p>
        </chart:subtitle>
        <chart:legend chart:legend-position="end" svg:x="59.575cm" svg:y="3.555cm" chart:style-name="ch4"/>
        <chart:plot-area chart:style-name="ch5" table:cell-range-address="Tabelle1_5.A1:Tabelle1_5.AY101" chart:data-source-has-labels="both" svg:x="2.275cm" svg:y="4.082cm" svg:width="54.826cm" svg:height="25.34cm">
          <chartooo:coordinate-region svg:x="3.002cm" svg:y="4.295cm" svg:width="53.819cm" svg:height="24.454cm"/>
          <chart:axis chart:dimension="x" chart:name="primary-x" chart:style-name="ch6">
            <chart:title svg:x="29.009cm" svg:y="30.044cm" chart:style-name="ch7">
              <text:p>distance</text:p>
            </chart:title>
            <chart:categories table:cell-range-address="Tabelle1_5.A2:Tabelle1_5.A101"/>
            <chart:grid chart:style-name="ch8" chart:class="major"/>
          </chart:axis>
          <chart:axis chart:dimension="y" chart:name="primary-y" chart:style-name="ch6">
            <chart:title svg:x="0.451cm" svg:y="16.915cm" chart:style-name="ch9">
              <text:p>P</text:p>
            </chart:title>
            <chart:grid chart:style-name="ch8" chart:class="major"/>
          </chart:axis>
          <chart:series chart:style-name="ch10" chart:values-cell-range-address="Tabelle1_5.B2:Tabelle1_5.B101" chart:label-cell-address="Tabelle1_5.B1:Tabelle1_5.B1" chart:class="chart:line">
            <chart:data-point chart:repeated="100"/>
          </chart:series>
          <chart:series chart:style-name="ch11" chart:values-cell-range-address="Tabelle1_5.C2:Tabelle1_5.C101" chart:label-cell-address="Tabelle1_5.C1:Tabelle1_5.C1" chart:class="chart:line">
            <chart:data-point chart:repeated="100"/>
          </chart:series>
          <chart:series chart:style-name="ch12" chart:values-cell-range-address="Tabelle1_5.D2:Tabelle1_5.D101" chart:label-cell-address="Tabelle1_5.D1:Tabelle1_5.D1" chart:class="chart:line">
            <chart:data-point chart:repeated="100"/>
          </chart:series>
          <chart:series chart:style-name="ch13" chart:values-cell-range-address="Tabelle1_5.E2:Tabelle1_5.E101" chart:label-cell-address="Tabelle1_5.E1:Tabelle1_5.E1" chart:class="chart:line">
            <chart:data-point chart:repeated="100"/>
          </chart:series>
          <chart:series chart:style-name="ch14" chart:values-cell-range-address="Tabelle1_5.F2:Tabelle1_5.F101" chart:label-cell-address="Tabelle1_5.F1:Tabelle1_5.F1" chart:class="chart:line">
            <chart:data-point chart:repeated="100"/>
          </chart:series>
          <chart:series chart:style-name="ch15" chart:values-cell-range-address="Tabelle1_5.G2:Tabelle1_5.G101" chart:label-cell-address="Tabelle1_5.G1:Tabelle1_5.G1" chart:class="chart:line">
            <chart:data-point chart:repeated="100"/>
          </chart:series>
          <chart:series chart:style-name="ch16" chart:values-cell-range-address="Tabelle1_5.H2:Tabelle1_5.H101" chart:label-cell-address="Tabelle1_5.H1:Tabelle1_5.H1" chart:class="chart:line">
            <chart:data-point chart:repeated="100"/>
          </chart:series>
          <chart:series chart:style-name="ch17" chart:values-cell-range-address="Tabelle1_5.I2:Tabelle1_5.I101" chart:label-cell-address="Tabelle1_5.I1:Tabelle1_5.I1" chart:class="chart:line">
            <chart:data-point chart:repeated="100"/>
          </chart:series>
          <chart:series chart:style-name="ch18" chart:values-cell-range-address="Tabelle1_5.J2:Tabelle1_5.J101" chart:label-cell-address="Tabelle1_5.J1:Tabelle1_5.J1" chart:class="chart:line">
            <chart:data-point chart:repeated="100"/>
          </chart:series>
          <chart:series chart:style-name="ch19" chart:values-cell-range-address="Tabelle1_5.K2:Tabelle1_5.K101" chart:label-cell-address="Tabelle1_5.K1:Tabelle1_5.K1" chart:class="chart:line">
            <chart:data-point chart:repeated="100"/>
          </chart:series>
          <chart:series chart:style-name="ch20" chart:values-cell-range-address="Tabelle1_5.L2:Tabelle1_5.L101" chart:label-cell-address="Tabelle1_5.L1:Tabelle1_5.L1" chart:class="chart:line">
            <chart:data-point chart:repeated="100"/>
          </chart:series>
          <chart:series chart:style-name="ch21" chart:values-cell-range-address="Tabelle1_5.M2:Tabelle1_5.M101" chart:label-cell-address="Tabelle1_5.M1:Tabelle1_5.M1" chart:class="chart:line">
            <chart:data-point chart:repeated="100"/>
          </chart:series>
          <chart:series chart:style-name="ch10" chart:values-cell-range-address="Tabelle1_5.N2:Tabelle1_5.N101" chart:label-cell-address="Tabelle1_5.N1:Tabelle1_5.N1" chart:class="chart:line">
            <chart:data-point chart:repeated="100"/>
          </chart:series>
          <chart:series chart:style-name="ch11" chart:values-cell-range-address="Tabelle1_5.O2:Tabelle1_5.O101" chart:label-cell-address="Tabelle1_5.O1:Tabelle1_5.O1" chart:class="chart:line">
            <chart:data-point chart:repeated="100"/>
          </chart:series>
          <chart:series chart:style-name="ch12" chart:values-cell-range-address="Tabelle1_5.P2:Tabelle1_5.P101" chart:label-cell-address="Tabelle1_5.P1:Tabelle1_5.P1" chart:class="chart:line">
            <chart:data-point chart:repeated="100"/>
          </chart:series>
          <chart:series chart:style-name="ch13" chart:values-cell-range-address="Tabelle1_5.Q2:Tabelle1_5.Q101" chart:label-cell-address="Tabelle1_5.Q1:Tabelle1_5.Q1" chart:class="chart:line">
            <chart:data-point chart:repeated="100"/>
          </chart:series>
          <chart:series chart:style-name="ch14" chart:values-cell-range-address="Tabelle1_5.R2:Tabelle1_5.R101" chart:label-cell-address="Tabelle1_5.R1:Tabelle1_5.R1" chart:class="chart:line">
            <chart:data-point chart:repeated="100"/>
          </chart:series>
          <chart:series chart:style-name="ch15" chart:values-cell-range-address="Tabelle1_5.S2:Tabelle1_5.S101" chart:label-cell-address="Tabelle1_5.S1:Tabelle1_5.S1" chart:class="chart:line">
            <chart:data-point chart:repeated="100"/>
          </chart:series>
          <chart:series chart:style-name="ch16" chart:values-cell-range-address="Tabelle1_5.T2:Tabelle1_5.T101" chart:label-cell-address="Tabelle1_5.T1:Tabelle1_5.T1" chart:class="chart:line">
            <chart:data-point chart:repeated="100"/>
          </chart:series>
          <chart:series chart:style-name="ch17" chart:values-cell-range-address="Tabelle1_5.U2:Tabelle1_5.U101" chart:label-cell-address="Tabelle1_5.U1:Tabelle1_5.U1" chart:class="chart:line">
            <chart:data-point chart:repeated="100"/>
          </chart:series>
          <chart:series chart:style-name="ch18" chart:values-cell-range-address="Tabelle1_5.V2:Tabelle1_5.V101" chart:label-cell-address="Tabelle1_5.V1:Tabelle1_5.V1" chart:class="chart:line">
            <chart:data-point chart:repeated="100"/>
          </chart:series>
          <chart:series chart:style-name="ch19" chart:values-cell-range-address="Tabelle1_5.W2:Tabelle1_5.W101" chart:label-cell-address="Tabelle1_5.W1:Tabelle1_5.W1" chart:class="chart:line">
            <chart:data-point chart:repeated="100"/>
          </chart:series>
          <chart:series chart:style-name="ch20" chart:values-cell-range-address="Tabelle1_5.X2:Tabelle1_5.X101" chart:label-cell-address="Tabelle1_5.X1:Tabelle1_5.X1" chart:class="chart:line">
            <chart:data-point chart:repeated="100"/>
          </chart:series>
          <chart:series chart:style-name="ch21" chart:values-cell-range-address="Tabelle1_5.Y2:Tabelle1_5.Y101" chart:label-cell-address="Tabelle1_5.Y1:Tabelle1_5.Y1" chart:class="chart:line">
            <chart:data-point chart:repeated="100"/>
          </chart:series>
          <chart:series chart:style-name="ch10" chart:values-cell-range-address="Tabelle1_5.Z2:Tabelle1_5.Z101" chart:label-cell-address="Tabelle1_5.Z1:Tabelle1_5.Z1" chart:class="chart:line">
            <chart:data-point chart:repeated="100"/>
          </chart:series>
          <chart:series chart:style-name="ch11" chart:values-cell-range-address="Tabelle1_5.AA2:Tabelle1_5.AA101" chart:label-cell-address="Tabelle1_5.AA1:Tabelle1_5.AA1" chart:class="chart:line">
            <chart:data-point chart:repeated="100"/>
          </chart:series>
          <chart:series chart:style-name="ch12" chart:values-cell-range-address="Tabelle1_5.AB2:Tabelle1_5.AB101" chart:label-cell-address="Tabelle1_5.AB1:Tabelle1_5.AB1" chart:class="chart:line">
            <chart:data-point chart:repeated="100"/>
          </chart:series>
          <chart:series chart:style-name="ch13" chart:values-cell-range-address="Tabelle1_5.AC2:Tabelle1_5.AC101" chart:label-cell-address="Tabelle1_5.AC1:Tabelle1_5.AC1" chart:class="chart:line">
            <chart:data-point chart:repeated="100"/>
          </chart:series>
          <chart:series chart:style-name="ch14" chart:values-cell-range-address="Tabelle1_5.AD2:Tabelle1_5.AD101" chart:label-cell-address="Tabelle1_5.AD1:Tabelle1_5.AD1" chart:class="chart:line">
            <chart:data-point chart:repeated="100"/>
          </chart:series>
          <chart:series chart:style-name="ch15" chart:values-cell-range-address="Tabelle1_5.AE2:Tabelle1_5.AE101" chart:label-cell-address="Tabelle1_5.AE1:Tabelle1_5.AE1" chart:class="chart:line">
            <chart:data-point chart:repeated="100"/>
          </chart:series>
          <chart:series chart:style-name="ch16" chart:values-cell-range-address="Tabelle1_5.AF2:Tabelle1_5.AF101" chart:label-cell-address="Tabelle1_5.AF1:Tabelle1_5.AF1" chart:class="chart:line">
            <chart:data-point chart:repeated="100"/>
          </chart:series>
          <chart:series chart:style-name="ch17" chart:values-cell-range-address="Tabelle1_5.AG2:Tabelle1_5.AG101" chart:label-cell-address="Tabelle1_5.AG1:Tabelle1_5.AG1" chart:class="chart:line">
            <chart:data-point chart:repeated="100"/>
          </chart:series>
          <chart:series chart:style-name="ch18" chart:values-cell-range-address="Tabelle1_5.AH2:Tabelle1_5.AH101" chart:label-cell-address="Tabelle1_5.AH1:Tabelle1_5.AH1" chart:class="chart:line">
            <chart:data-point chart:repeated="100"/>
          </chart:series>
          <chart:series chart:style-name="ch19" chart:values-cell-range-address="Tabelle1_5.AI2:Tabelle1_5.AI101" chart:label-cell-address="Tabelle1_5.AI1:Tabelle1_5.AI1" chart:class="chart:line">
            <chart:data-point chart:repeated="100"/>
          </chart:series>
          <chart:series chart:style-name="ch20" chart:values-cell-range-address="Tabelle1_5.AJ2:Tabelle1_5.AJ101" chart:label-cell-address="Tabelle1_5.AJ1:Tabelle1_5.AJ1" chart:class="chart:line">
            <chart:data-point chart:repeated="100"/>
          </chart:series>
          <chart:series chart:style-name="ch21" chart:values-cell-range-address="Tabelle1_5.AK2:Tabelle1_5.AK101" chart:label-cell-address="Tabelle1_5.AK1:Tabelle1_5.AK1" chart:class="chart:line">
            <chart:data-point chart:repeated="100"/>
          </chart:series>
          <chart:series chart:style-name="ch10" chart:values-cell-range-address="Tabelle1_5.AL2:Tabelle1_5.AL101" chart:label-cell-address="Tabelle1_5.AL1:Tabelle1_5.AL1" chart:class="chart:line">
            <chart:data-point chart:repeated="100"/>
          </chart:series>
          <chart:series chart:style-name="ch11" chart:values-cell-range-address="Tabelle1_5.AM2:Tabelle1_5.AM101" chart:label-cell-address="Tabelle1_5.AM1:Tabelle1_5.AM1" chart:class="chart:line">
            <chart:data-point chart:repeated="100"/>
          </chart:series>
          <chart:series chart:style-name="ch12" chart:values-cell-range-address="Tabelle1_5.AN2:Tabelle1_5.AN101" chart:label-cell-address="Tabelle1_5.AN1:Tabelle1_5.AN1" chart:class="chart:line">
            <chart:data-point chart:repeated="100"/>
          </chart:series>
          <chart:series chart:style-name="ch13" chart:values-cell-range-address="Tabelle1_5.AO2:Tabelle1_5.AO101" chart:label-cell-address="Tabelle1_5.AO1:Tabelle1_5.AO1" chart:class="chart:line">
            <chart:data-point chart:repeated="100"/>
          </chart:series>
          <chart:series chart:style-name="ch14" chart:values-cell-range-address="Tabelle1_5.AP2:Tabelle1_5.AP101" chart:label-cell-address="Tabelle1_5.AP1:Tabelle1_5.AP1" chart:class="chart:line">
            <chart:data-point chart:repeated="100"/>
          </chart:series>
          <chart:series chart:style-name="ch15" chart:values-cell-range-address="Tabelle1_5.AQ2:Tabelle1_5.AQ101" chart:label-cell-address="Tabelle1_5.AQ1:Tabelle1_5.AQ1" chart:class="chart:line">
            <chart:data-point chart:repeated="100"/>
          </chart:series>
          <chart:series chart:style-name="ch16" chart:values-cell-range-address="Tabelle1_5.AR2:Tabelle1_5.AR101" chart:label-cell-address="Tabelle1_5.AR1:Tabelle1_5.AR1" chart:class="chart:line">
            <chart:data-point chart:repeated="100"/>
          </chart:series>
          <chart:series chart:style-name="ch17" chart:values-cell-range-address="Tabelle1_5.AS2:Tabelle1_5.AS101" chart:label-cell-address="Tabelle1_5.AS1:Tabelle1_5.AS1" chart:class="chart:line">
            <chart:data-point chart:repeated="100"/>
          </chart:series>
          <chart:series chart:style-name="ch18" chart:values-cell-range-address="Tabelle1_5.AT2:Tabelle1_5.AT101" chart:label-cell-address="Tabelle1_5.AT1:Tabelle1_5.AT1" chart:class="chart:line">
            <chart:data-point chart:repeated="100"/>
          </chart:series>
          <chart:series chart:style-name="ch19" chart:values-cell-range-address="Tabelle1_5.AU2:Tabelle1_5.AU101" chart:label-cell-address="Tabelle1_5.AU1:Tabelle1_5.AU1" chart:class="chart:line">
            <chart:data-point chart:repeated="100"/>
          </chart:series>
          <chart:series chart:style-name="ch20" chart:values-cell-range-address="Tabelle1_5.AV2:Tabelle1_5.AV101" chart:label-cell-address="Tabelle1_5.AV1:Tabelle1_5.AV1" chart:class="chart:line">
            <chart:data-point chart:repeated="100"/>
          </chart:series>
          <chart:series chart:style-name="ch21" chart:values-cell-range-address="Tabelle1_5.AW2:Tabelle1_5.AW101" chart:label-cell-address="Tabelle1_5.AW1:Tabelle1_5.AW1" chart:class="chart:line">
            <chart:data-point chart:repeated="100"/>
          </chart:series>
          <chart:series chart:style-name="ch10" chart:values-cell-range-address="Tabelle1_5.AX2:Tabelle1_5.AX101" chart:label-cell-address="Tabelle1_5.AX1:Tabelle1_5.AX1" chart:class="chart:line">
            <chart:data-point chart:repeated="100"/>
          </chart:series>
          <chart:series chart:style-name="ch11" chart:values-cell-range-address="Tabelle1_5.AY2:Tabelle1_5.AY101" chart:label-cell-address="Tabelle1_5.AY1:Tabelle1_5.AY1" chart:class="chart:line">
            <chart:data-point chart:repeated="10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a=1</text:p>
                <draw:g>
                  <svg:desc>Tabelle1_5.B1:Tabelle1_5.B1</svg:desc>
                </draw:g>
              </table:table-cell>
              <table:table-cell office:value-type="string">
                <text:p>sigma=2</text:p>
                <draw:g>
                  <svg:desc>Tabelle1_5.C1:Tabelle1_5.C1</svg:desc>
                </draw:g>
              </table:table-cell>
              <table:table-cell office:value-type="string">
                <text:p>sigma=3</text:p>
                <draw:g>
                  <svg:desc>Tabelle1_5.D1:Tabelle1_5.D1</svg:desc>
                </draw:g>
              </table:table-cell>
              <table:table-cell office:value-type="string">
                <text:p>sigma=4</text:p>
                <draw:g>
                  <svg:desc>Tabelle1_5.E1:Tabelle1_5.E1</svg:desc>
                </draw:g>
              </table:table-cell>
              <table:table-cell office:value-type="string">
                <text:p>sigma=5</text:p>
                <draw:g>
                  <svg:desc>Tabelle1_5.F1:Tabelle1_5.F1</svg:desc>
                </draw:g>
              </table:table-cell>
              <table:table-cell office:value-type="string">
                <text:p>sigma=6</text:p>
                <draw:g>
                  <svg:desc>Tabelle1_5.G1:Tabelle1_5.G1</svg:desc>
                </draw:g>
              </table:table-cell>
              <table:table-cell office:value-type="string">
                <text:p>sigma=7</text:p>
                <draw:g>
                  <svg:desc>Tabelle1_5.H1:Tabelle1_5.H1</svg:desc>
                </draw:g>
              </table:table-cell>
              <table:table-cell office:value-type="string">
                <text:p>sigma=8</text:p>
                <draw:g>
                  <svg:desc>Tabelle1_5.I1:Tabelle1_5.I1</svg:desc>
                </draw:g>
              </table:table-cell>
              <table:table-cell office:value-type="string">
                <text:p>sigma=9</text:p>
                <draw:g>
                  <svg:desc>Tabelle1_5.J1:Tabelle1_5.J1</svg:desc>
                </draw:g>
              </table:table-cell>
              <table:table-cell office:value-type="string">
                <text:p>sigma=10</text:p>
                <draw:g>
                  <svg:desc>Tabelle1_5.K1:Tabelle1_5.K1</svg:desc>
                </draw:g>
              </table:table-cell>
              <table:table-cell office:value-type="string">
                <text:p>sigma=11</text:p>
                <draw:g>
                  <svg:desc>Tabelle1_5.L1:Tabelle1_5.L1</svg:desc>
                </draw:g>
              </table:table-cell>
              <table:table-cell office:value-type="string">
                <text:p>sigma=12</text:p>
                <draw:g>
                  <svg:desc>Tabelle1_5.M1:Tabelle1_5.M1</svg:desc>
                </draw:g>
              </table:table-cell>
              <table:table-cell office:value-type="string">
                <text:p>sigma=13</text:p>
                <draw:g>
                  <svg:desc>Tabelle1_5.N1:Tabelle1_5.N1</svg:desc>
                </draw:g>
              </table:table-cell>
              <table:table-cell office:value-type="string">
                <text:p>sigma=14</text:p>
                <draw:g>
                  <svg:desc>Tabelle1_5.O1:Tabelle1_5.O1</svg:desc>
                </draw:g>
              </table:table-cell>
              <table:table-cell office:value-type="string">
                <text:p>sigma=15</text:p>
                <draw:g>
                  <svg:desc>Tabelle1_5.P1:Tabelle1_5.P1</svg:desc>
                </draw:g>
              </table:table-cell>
              <table:table-cell office:value-type="string">
                <text:p>sigma=16</text:p>
                <draw:g>
                  <svg:desc>Tabelle1_5.Q1:Tabelle1_5.Q1</svg:desc>
                </draw:g>
              </table:table-cell>
              <table:table-cell office:value-type="string">
                <text:p>sigma=17</text:p>
                <draw:g>
                  <svg:desc>Tabelle1_5.R1:Tabelle1_5.R1</svg:desc>
                </draw:g>
              </table:table-cell>
              <table:table-cell office:value-type="string">
                <text:p>sigma=18</text:p>
                <draw:g>
                  <svg:desc>Tabelle1_5.S1:Tabelle1_5.S1</svg:desc>
                </draw:g>
              </table:table-cell>
              <table:table-cell office:value-type="string">
                <text:p>sigma=19</text:p>
                <draw:g>
                  <svg:desc>Tabelle1_5.T1:Tabelle1_5.T1</svg:desc>
                </draw:g>
              </table:table-cell>
              <table:table-cell office:value-type="string">
                <text:p>sigma=20</text:p>
                <draw:g>
                  <svg:desc>Tabelle1_5.U1:Tabelle1_5.U1</svg:desc>
                </draw:g>
              </table:table-cell>
              <table:table-cell office:value-type="string">
                <text:p>sigma=21</text:p>
                <draw:g>
                  <svg:desc>Tabelle1_5.V1:Tabelle1_5.V1</svg:desc>
                </draw:g>
              </table:table-cell>
              <table:table-cell office:value-type="string">
                <text:p>sigma=22</text:p>
                <draw:g>
                  <svg:desc>Tabelle1_5.W1:Tabelle1_5.W1</svg:desc>
                </draw:g>
              </table:table-cell>
              <table:table-cell office:value-type="string">
                <text:p>sigma=23</text:p>
                <draw:g>
                  <svg:desc>Tabelle1_5.X1:Tabelle1_5.X1</svg:desc>
                </draw:g>
              </table:table-cell>
              <table:table-cell office:value-type="string">
                <text:p>sigma=24</text:p>
                <draw:g>
                  <svg:desc>Tabelle1_5.Y1:Tabelle1_5.Y1</svg:desc>
                </draw:g>
              </table:table-cell>
              <table:table-cell office:value-type="string">
                <text:p>sigma=25</text:p>
                <draw:g>
                  <svg:desc>Tabelle1_5.Z1:Tabelle1_5.Z1</svg:desc>
                </draw:g>
              </table:table-cell>
              <table:table-cell office:value-type="string">
                <text:p>sigma=26</text:p>
                <draw:g>
                  <svg:desc>Tabelle1_5.AA1:Tabelle1_5.AA1</svg:desc>
                </draw:g>
              </table:table-cell>
              <table:table-cell office:value-type="string">
                <text:p>sigma=27</text:p>
                <draw:g>
                  <svg:desc>Tabelle1_5.AB1:Tabelle1_5.AB1</svg:desc>
                </draw:g>
              </table:table-cell>
              <table:table-cell office:value-type="string">
                <text:p>sigma=28</text:p>
                <draw:g>
                  <svg:desc>Tabelle1_5.AC1:Tabelle1_5.AC1</svg:desc>
                </draw:g>
              </table:table-cell>
              <table:table-cell office:value-type="string">
                <text:p>sigma=29</text:p>
                <draw:g>
                  <svg:desc>Tabelle1_5.AD1:Tabelle1_5.AD1</svg:desc>
                </draw:g>
              </table:table-cell>
              <table:table-cell office:value-type="string">
                <text:p>sigma=30</text:p>
                <draw:g>
                  <svg:desc>Tabelle1_5.AE1:Tabelle1_5.AE1</svg:desc>
                </draw:g>
              </table:table-cell>
              <table:table-cell office:value-type="string">
                <text:p>sigma=31</text:p>
                <draw:g>
                  <svg:desc>Tabelle1_5.AF1:Tabelle1_5.AF1</svg:desc>
                </draw:g>
              </table:table-cell>
              <table:table-cell office:value-type="string">
                <text:p>sigma=32</text:p>
                <draw:g>
                  <svg:desc>Tabelle1_5.AG1:Tabelle1_5.AG1</svg:desc>
                </draw:g>
              </table:table-cell>
              <table:table-cell office:value-type="string">
                <text:p>sigma=33</text:p>
                <draw:g>
                  <svg:desc>Tabelle1_5.AH1:Tabelle1_5.AH1</svg:desc>
                </draw:g>
              </table:table-cell>
              <table:table-cell office:value-type="string">
                <text:p>sigma=34</text:p>
                <draw:g>
                  <svg:desc>Tabelle1_5.AI1:Tabelle1_5.AI1</svg:desc>
                </draw:g>
              </table:table-cell>
              <table:table-cell office:value-type="string">
                <text:p>sigma=35</text:p>
                <draw:g>
                  <svg:desc>Tabelle1_5.AJ1:Tabelle1_5.AJ1</svg:desc>
                </draw:g>
              </table:table-cell>
              <table:table-cell office:value-type="string">
                <text:p>sigma=36</text:p>
                <draw:g>
                  <svg:desc>Tabelle1_5.AK1:Tabelle1_5.AK1</svg:desc>
                </draw:g>
              </table:table-cell>
              <table:table-cell office:value-type="string">
                <text:p>sigma=37</text:p>
                <draw:g>
                  <svg:desc>Tabelle1_5.AL1:Tabelle1_5.AL1</svg:desc>
                </draw:g>
              </table:table-cell>
              <table:table-cell office:value-type="string">
                <text:p>sigma=38</text:p>
                <draw:g>
                  <svg:desc>Tabelle1_5.AM1:Tabelle1_5.AM1</svg:desc>
                </draw:g>
              </table:table-cell>
              <table:table-cell office:value-type="string">
                <text:p>sigma=39</text:p>
                <draw:g>
                  <svg:desc>Tabelle1_5.AN1:Tabelle1_5.AN1</svg:desc>
                </draw:g>
              </table:table-cell>
              <table:table-cell office:value-type="string">
                <text:p>sigma=40</text:p>
                <draw:g>
                  <svg:desc>Tabelle1_5.AO1:Tabelle1_5.AO1</svg:desc>
                </draw:g>
              </table:table-cell>
              <table:table-cell office:value-type="string">
                <text:p>sigma=41</text:p>
                <draw:g>
                  <svg:desc>Tabelle1_5.AP1:Tabelle1_5.AP1</svg:desc>
                </draw:g>
              </table:table-cell>
              <table:table-cell office:value-type="string">
                <text:p>sigma=42</text:p>
                <draw:g>
                  <svg:desc>Tabelle1_5.AQ1:Tabelle1_5.AQ1</svg:desc>
                </draw:g>
              </table:table-cell>
              <table:table-cell office:value-type="string">
                <text:p>sigma=43</text:p>
                <draw:g>
                  <svg:desc>Tabelle1_5.AR1:Tabelle1_5.AR1</svg:desc>
                </draw:g>
              </table:table-cell>
              <table:table-cell office:value-type="string">
                <text:p>sigma=44</text:p>
                <draw:g>
                  <svg:desc>Tabelle1_5.AS1:Tabelle1_5.AS1</svg:desc>
                </draw:g>
              </table:table-cell>
              <table:table-cell office:value-type="string">
                <text:p>sigma=45</text:p>
                <draw:g>
                  <svg:desc>Tabelle1_5.AT1:Tabelle1_5.AT1</svg:desc>
                </draw:g>
              </table:table-cell>
              <table:table-cell office:value-type="string">
                <text:p>sigma=46</text:p>
                <draw:g>
                  <svg:desc>Tabelle1_5.AU1:Tabelle1_5.AU1</svg:desc>
                </draw:g>
              </table:table-cell>
              <table:table-cell office:value-type="string">
                <text:p>sigma=47</text:p>
                <draw:g>
                  <svg:desc>Tabelle1_5.AV1:Tabelle1_5.AV1</svg:desc>
                </draw:g>
              </table:table-cell>
              <table:table-cell office:value-type="string">
                <text:p>sigma=48</text:p>
                <draw:g>
                  <svg:desc>Tabelle1_5.AW1:Tabelle1_5.AW1</svg:desc>
                </draw:g>
              </table:table-cell>
              <table:table-cell office:value-type="string">
                <text:p>sigma=49</text:p>
                <draw:g>
                  <svg:desc>Tabelle1_5.AX1:Tabelle1_5.AX1</svg:desc>
                </draw:g>
              </table:table-cell>
              <table:table-cell office:value-type="string">
                <text:p>sigma=50</text:p>
                <draw:g>
                  <svg:desc>Tabelle1_5.AY1:Tabelle1_5.A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1_5.A2:Tabelle1_5.A101</svg:desc>
                </draw:g>
              </table:table-cell>
              <table:table-cell office:value-type="float" office:value="1">
                <text:p>1</text:p>
                <draw:g>
                  <svg:desc>Tabelle1_5.B2:Tabelle1_5.B101</svg:desc>
                </draw:g>
              </table:table-cell>
              <table:table-cell office:value-type="float" office:value="1">
                <text:p>1</text:p>
                <draw:g>
                  <svg:desc>Tabelle1_5.C2:Tabelle1_5.C101</svg:desc>
                </draw:g>
              </table:table-cell>
              <table:table-cell office:value-type="float" office:value="1">
                <text:p>1</text:p>
                <draw:g>
                  <svg:desc>Tabelle1_5.D2:Tabelle1_5.D101</svg:desc>
                </draw:g>
              </table:table-cell>
              <table:table-cell office:value-type="float" office:value="1">
                <text:p>1</text:p>
                <draw:g>
                  <svg:desc>Tabelle1_5.E2:Tabelle1_5.E101</svg:desc>
                </draw:g>
              </table:table-cell>
              <table:table-cell office:value-type="float" office:value="1">
                <text:p>1</text:p>
                <draw:g>
                  <svg:desc>Tabelle1_5.F2:Tabelle1_5.F101</svg:desc>
                </draw:g>
              </table:table-cell>
              <table:table-cell office:value-type="float" office:value="1">
                <text:p>1</text:p>
                <draw:g>
                  <svg:desc>Tabelle1_5.G2:Tabelle1_5.G101</svg:desc>
                </draw:g>
              </table:table-cell>
              <table:table-cell office:value-type="float" office:value="1">
                <text:p>1</text:p>
                <draw:g>
                  <svg:desc>Tabelle1_5.H2:Tabelle1_5.H101</svg:desc>
                </draw:g>
              </table:table-cell>
              <table:table-cell office:value-type="float" office:value="1">
                <text:p>1</text:p>
                <draw:g>
                  <svg:desc>Tabelle1_5.I2:Tabelle1_5.I101</svg:desc>
                </draw:g>
              </table:table-cell>
              <table:table-cell office:value-type="float" office:value="1">
                <text:p>1</text:p>
                <draw:g>
                  <svg:desc>Tabelle1_5.J2:Tabelle1_5.J101</svg:desc>
                </draw:g>
              </table:table-cell>
              <table:table-cell office:value-type="float" office:value="1">
                <text:p>1</text:p>
                <draw:g>
                  <svg:desc>Tabelle1_5.K2:Tabelle1_5.K101</svg:desc>
                </draw:g>
              </table:table-cell>
              <table:table-cell office:value-type="float" office:value="1">
                <text:p>1</text:p>
                <draw:g>
                  <svg:desc>Tabelle1_5.L2:Tabelle1_5.L101</svg:desc>
                </draw:g>
              </table:table-cell>
              <table:table-cell office:value-type="float" office:value="1">
                <text:p>1</text:p>
                <draw:g>
                  <svg:desc>Tabelle1_5.M2:Tabelle1_5.M101</svg:desc>
                </draw:g>
              </table:table-cell>
              <table:table-cell office:value-type="float" office:value="1">
                <text:p>1</text:p>
                <draw:g>
                  <svg:desc>Tabelle1_5.N2:Tabelle1_5.N101</svg:desc>
                </draw:g>
              </table:table-cell>
              <table:table-cell office:value-type="float" office:value="1">
                <text:p>1</text:p>
                <draw:g>
                  <svg:desc>Tabelle1_5.O2:Tabelle1_5.O101</svg:desc>
                </draw:g>
              </table:table-cell>
              <table:table-cell office:value-type="float" office:value="1">
                <text:p>1</text:p>
                <draw:g>
                  <svg:desc>Tabelle1_5.P2:Tabelle1_5.P101</svg:desc>
                </draw:g>
              </table:table-cell>
              <table:table-cell office:value-type="float" office:value="1">
                <text:p>1</text:p>
                <draw:g>
                  <svg:desc>Tabelle1_5.Q2:Tabelle1_5.Q101</svg:desc>
                </draw:g>
              </table:table-cell>
              <table:table-cell office:value-type="float" office:value="1">
                <text:p>1</text:p>
                <draw:g>
                  <svg:desc>Tabelle1_5.R2:Tabelle1_5.R101</svg:desc>
                </draw:g>
              </table:table-cell>
              <table:table-cell office:value-type="float" office:value="1">
                <text:p>1</text:p>
                <draw:g>
                  <svg:desc>Tabelle1_5.S2:Tabelle1_5.S101</svg:desc>
                </draw:g>
              </table:table-cell>
              <table:table-cell office:value-type="float" office:value="1">
                <text:p>1</text:p>
                <draw:g>
                  <svg:desc>Tabelle1_5.T2:Tabelle1_5.T101</svg:desc>
                </draw:g>
              </table:table-cell>
              <table:table-cell office:value-type="float" office:value="1">
                <text:p>1</text:p>
                <draw:g>
                  <svg:desc>Tabelle1_5.U2:Tabelle1_5.U101</svg:desc>
                </draw:g>
              </table:table-cell>
              <table:table-cell office:value-type="float" office:value="1">
                <text:p>1</text:p>
                <draw:g>
                  <svg:desc>Tabelle1_5.V2:Tabelle1_5.V101</svg:desc>
                </draw:g>
              </table:table-cell>
              <table:table-cell office:value-type="float" office:value="1">
                <text:p>1</text:p>
                <draw:g>
                  <svg:desc>Tabelle1_5.W2:Tabelle1_5.W101</svg:desc>
                </draw:g>
              </table:table-cell>
              <table:table-cell office:value-type="float" office:value="1">
                <text:p>1</text:p>
                <draw:g>
                  <svg:desc>Tabelle1_5.X2:Tabelle1_5.X101</svg:desc>
                </draw:g>
              </table:table-cell>
              <table:table-cell office:value-type="float" office:value="1">
                <text:p>1</text:p>
                <draw:g>
                  <svg:desc>Tabelle1_5.Y2:Tabelle1_5.Y101</svg:desc>
                </draw:g>
              </table:table-cell>
              <table:table-cell office:value-type="float" office:value="1">
                <text:p>1</text:p>
                <draw:g>
                  <svg:desc>Tabelle1_5.Z2:Tabelle1_5.Z101</svg:desc>
                </draw:g>
              </table:table-cell>
              <table:table-cell office:value-type="float" office:value="1">
                <text:p>1</text:p>
                <draw:g>
                  <svg:desc>Tabelle1_5.AA2:Tabelle1_5.AA101</svg:desc>
                </draw:g>
              </table:table-cell>
              <table:table-cell office:value-type="float" office:value="1">
                <text:p>1</text:p>
                <draw:g>
                  <svg:desc>Tabelle1_5.AB2:Tabelle1_5.AB101</svg:desc>
                </draw:g>
              </table:table-cell>
              <table:table-cell office:value-type="float" office:value="1">
                <text:p>1</text:p>
                <draw:g>
                  <svg:desc>Tabelle1_5.AC2:Tabelle1_5.AC101</svg:desc>
                </draw:g>
              </table:table-cell>
              <table:table-cell office:value-type="float" office:value="1">
                <text:p>1</text:p>
                <draw:g>
                  <svg:desc>Tabelle1_5.AD2:Tabelle1_5.AD101</svg:desc>
                </draw:g>
              </table:table-cell>
              <table:table-cell office:value-type="float" office:value="1">
                <text:p>1</text:p>
                <draw:g>
                  <svg:desc>Tabelle1_5.AE2:Tabelle1_5.AE101</svg:desc>
                </draw:g>
              </table:table-cell>
              <table:table-cell office:value-type="float" office:value="1">
                <text:p>1</text:p>
                <draw:g>
                  <svg:desc>Tabelle1_5.AF2:Tabelle1_5.AF101</svg:desc>
                </draw:g>
              </table:table-cell>
              <table:table-cell office:value-type="float" office:value="1">
                <text:p>1</text:p>
                <draw:g>
                  <svg:desc>Tabelle1_5.AG2:Tabelle1_5.AG101</svg:desc>
                </draw:g>
              </table:table-cell>
              <table:table-cell office:value-type="float" office:value="1">
                <text:p>1</text:p>
                <draw:g>
                  <svg:desc>Tabelle1_5.AH2:Tabelle1_5.AH101</svg:desc>
                </draw:g>
              </table:table-cell>
              <table:table-cell office:value-type="float" office:value="1">
                <text:p>1</text:p>
                <draw:g>
                  <svg:desc>Tabelle1_5.AI2:Tabelle1_5.AI101</svg:desc>
                </draw:g>
              </table:table-cell>
              <table:table-cell office:value-type="float" office:value="1">
                <text:p>1</text:p>
                <draw:g>
                  <svg:desc>Tabelle1_5.AJ2:Tabelle1_5.AJ101</svg:desc>
                </draw:g>
              </table:table-cell>
              <table:table-cell office:value-type="float" office:value="1">
                <text:p>1</text:p>
                <draw:g>
                  <svg:desc>Tabelle1_5.AK2:Tabelle1_5.AK101</svg:desc>
                </draw:g>
              </table:table-cell>
              <table:table-cell office:value-type="float" office:value="1">
                <text:p>1</text:p>
                <draw:g>
                  <svg:desc>Tabelle1_5.AL2:Tabelle1_5.AL101</svg:desc>
                </draw:g>
              </table:table-cell>
              <table:table-cell office:value-type="float" office:value="0.9999">
                <text:p>0.9999</text:p>
                <draw:g>
                  <svg:desc>Tabelle1_5.AM2:Tabelle1_5.AM101</svg:desc>
                </draw:g>
              </table:table-cell>
              <table:table-cell office:value-type="float" office:value="1">
                <text:p>1</text:p>
                <draw:g>
                  <svg:desc>Tabelle1_5.AN2:Tabelle1_5.AN101</svg:desc>
                </draw:g>
              </table:table-cell>
              <table:table-cell office:value-type="float" office:value="1">
                <text:p>1</text:p>
                <draw:g>
                  <svg:desc>Tabelle1_5.AO2:Tabelle1_5.AO101</svg:desc>
                </draw:g>
              </table:table-cell>
              <table:table-cell office:value-type="float" office:value="0.9999">
                <text:p>0.9999</text:p>
                <draw:g>
                  <svg:desc>Tabelle1_5.AP2:Tabelle1_5.AP101</svg:desc>
                </draw:g>
              </table:table-cell>
              <table:table-cell office:value-type="float" office:value="0.9998">
                <text:p>0.9998</text:p>
                <draw:g>
                  <svg:desc>Tabelle1_5.AQ2:Tabelle1_5.AQ101</svg:desc>
                </draw:g>
              </table:table-cell>
              <table:table-cell office:value-type="float" office:value="0.9997">
                <text:p>0.9997</text:p>
                <draw:g>
                  <svg:desc>Tabelle1_5.AR2:Tabelle1_5.AR101</svg:desc>
                </draw:g>
              </table:table-cell>
              <table:table-cell office:value-type="float" office:value="0.9995">
                <text:p>0.9995</text:p>
                <draw:g>
                  <svg:desc>Tabelle1_5.AS2:Tabelle1_5.AS101</svg:desc>
                </draw:g>
              </table:table-cell>
              <table:table-cell office:value-type="float" office:value="0.9999">
                <text:p>0.9999</text:p>
                <draw:g>
                  <svg:desc>Tabelle1_5.AT2:Tabelle1_5.AT101</svg:desc>
                </draw:g>
              </table:table-cell>
              <table:table-cell office:value-type="float" office:value="0.9996">
                <text:p>0.9996</text:p>
                <draw:g>
                  <svg:desc>Tabelle1_5.AU2:Tabelle1_5.AU101</svg:desc>
                </draw:g>
              </table:table-cell>
              <table:table-cell office:value-type="float" office:value="0.9996">
                <text:p>0.9996</text:p>
                <draw:g>
                  <svg:desc>Tabelle1_5.AV2:Tabelle1_5.AV101</svg:desc>
                </draw:g>
              </table:table-cell>
              <table:table-cell office:value-type="float" office:value="0.9993">
                <text:p>0.9993</text:p>
                <draw:g>
                  <svg:desc>Tabelle1_5.AW2:Tabelle1_5.AW101</svg:desc>
                </draw:g>
              </table:table-cell>
              <table:table-cell office:value-type="float" office:value="0.999">
                <text:p>0.999</text:p>
                <draw:g>
                  <svg:desc>Tabelle1_5.AX2:Tabelle1_5.AX101</svg:desc>
                </draw:g>
              </table:table-cell>
              <table:table-cell office:value-type="float" office:value="0.9988">
                <text:p>0.9988</text:p>
                <draw:g>
                  <svg:desc>Tabelle1_5.AY2:Tabelle1_5.AY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0.9996">
                <text:p>0.9996</text:p>
              </table:table-cell>
              <table:table-cell office:value-type="float" office:value="0.9994">
                <text:p>0.9994</text:p>
              </table:table-cell>
              <table:table-cell office:value-type="float" office:value="0.9992">
                <text:p>0.9992</text:p>
              </table:table-cell>
              <table:table-cell office:value-type="float" office:value="0.9993">
                <text:p>0.9993</text:p>
              </table:table-cell>
              <table:table-cell office:value-type="float" office:value="0.9986">
                <text:p>0.9986</text:p>
              </table:table-cell>
              <table:table-cell office:value-type="float" office:value="0.9985">
                <text:p>0.9985</text:p>
              </table:table-cell>
              <table:table-cell office:value-type="float" office:value="0.9983">
                <text:p>0.9983</text:p>
              </table:table-cell>
              <table:table-cell office:value-type="float" office:value="0.9975">
                <text:p>0.9975</text:p>
              </table:table-cell>
              <table:table-cell office:value-type="float" office:value="0.9972">
                <text:p>0.9972</text:p>
              </table:table-cell>
              <table:table-cell office:value-type="float" office:value="0.9962">
                <text:p>0.9962</text:p>
              </table:table-cell>
              <table:table-cell office:value-type="float" office:value="0.9948">
                <text:p>0.9948</text:p>
              </table:table-cell>
              <table:table-cell office:value-type="float" office:value="0.9949">
                <text:p>0.9949</text:p>
              </table:table-cell>
              <table:table-cell office:value-type="float" office:value="0.9947">
                <text:p>0.9947</text:p>
              </table:table-cell>
              <table:table-cell office:value-type="float" office:value="0.9931">
                <text:p>0.9931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9">
                <text:p>0.9999</text:p>
              </table:table-cell>
              <table:table-cell office:value-type="float" office:value="0.9998">
                <text:p>0.9998</text:p>
              </table:table-cell>
              <table:table-cell office:value-type="float" office:value="0.9998">
                <text:p>0.9998</text:p>
              </table:table-cell>
              <table:table-cell office:value-type="float" office:value="0.9995">
                <text:p>0.9995</text:p>
              </table:table-cell>
              <table:table-cell office:value-type="float" office:value="0.999">
                <text:p>0.999</text:p>
              </table:table-cell>
              <table:table-cell office:value-type="float" office:value="0.9989">
                <text:p>0.9989</text:p>
              </table:table-cell>
              <table:table-cell office:value-type="float" office:value="0.9989">
                <text:p>0.9989</text:p>
              </table:table-cell>
              <table:table-cell office:value-type="float" office:value="0.9984">
                <text:p>0.9984</text:p>
              </table:table-cell>
              <table:table-cell office:value-type="float" office:value="0.9971">
                <text:p>0.9971</text:p>
              </table:table-cell>
              <table:table-cell office:value-type="float" office:value="0.9964">
                <text:p>0.9964</text:p>
              </table:table-cell>
              <table:table-cell office:value-type="float" office:value="0.9953">
                <text:p>0.9953</text:p>
              </table:table-cell>
              <table:table-cell office:value-type="float" office:value="0.9954">
                <text:p>0.9954</text:p>
              </table:table-cell>
              <table:table-cell office:value-type="float" office:value="0.9924">
                <text:p>0.9924</text:p>
              </table:table-cell>
              <table:table-cell office:value-type="float" office:value="0.9926">
                <text:p>0.9926</text:p>
              </table:table-cell>
              <table:table-cell office:value-type="float" office:value="0.9912">
                <text:p>0.9912</text:p>
              </table:table-cell>
              <table:table-cell office:value-type="float" office:value="0.992">
                <text:p>0.992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985">
                <text:p>0.985</text:p>
              </table:table-cell>
              <table:table-cell office:value-type="float" office:value="0.9816">
                <text:p>0.9816</text:p>
              </table:table-cell>
              <table:table-cell office:value-type="float" office:value="0.9804">
                <text:p>0.9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6">
                <text:p>0.9996</text:p>
              </table:table-cell>
              <table:table-cell office:value-type="float" office:value="0.9998">
                <text:p>0.9998</text:p>
              </table:table-cell>
              <table:table-cell office:value-type="float" office:value="0.9992">
                <text:p>0.9992</text:p>
              </table:table-cell>
              <table:table-cell office:value-type="float" office:value="0.9994">
                <text:p>0.9994</text:p>
              </table:table-cell>
              <table:table-cell office:value-type="float" office:value="0.9989">
                <text:p>0.9989</text:p>
              </table:table-cell>
              <table:table-cell office:value-type="float" office:value="0.9984">
                <text:p>0.9984</text:p>
              </table:table-cell>
              <table:table-cell office:value-type="float" office:value="0.9981">
                <text:p>0.9981</text:p>
              </table:table-cell>
              <table:table-cell office:value-type="float" office:value="0.9975">
                <text:p>0.9975</text:p>
              </table:table-cell>
              <table:table-cell office:value-type="float" office:value="0.997">
                <text:p>0.997</text:p>
              </table:table-cell>
              <table:table-cell office:value-type="float" office:value="0.9957">
                <text:p>0.9957</text:p>
              </table:table-cell>
              <table:table-cell office:value-type="float" office:value="0.9959">
                <text:p>0.9959</text:p>
              </table:table-cell>
              <table:table-cell office:value-type="float" office:value="0.994">
                <text:p>0.994</text:p>
              </table:table-cell>
              <table:table-cell office:value-type="float" office:value="0.9903">
                <text:p>0.9903</text:p>
              </table:table-cell>
              <table:table-cell office:value-type="float" office:value="0.9899">
                <text:p>0.9899</text:p>
              </table:table-cell>
              <table:table-cell office:value-type="float" office:value="0.99">
                <text:p>0.99</text:p>
              </table:table-cell>
              <table:table-cell office:value-type="float" office:value="0.9892">
                <text:p>0.9892</text:p>
              </table:table-cell>
              <table:table-cell office:value-type="float" office:value="0.9856">
                <text:p>0.9856</text:p>
              </table:table-cell>
              <table:table-cell office:value-type="float" office:value="0.983">
                <text:p>0.983</text:p>
              </table:table-cell>
              <table:table-cell office:value-type="float" office:value="0.984">
                <text:p>0.984</text:p>
              </table:table-cell>
              <table:table-cell office:value-type="float" office:value="0.9811">
                <text:p>0.9811</text:p>
              </table:table-cell>
              <table:table-cell office:value-type="float" office:value="0.9766">
                <text:p>0.9766</text:p>
              </table:table-cell>
              <table:table-cell office:value-type="float" office:value="0.9737">
                <text:p>0.9737</text:p>
              </table:table-cell>
              <table:table-cell office:value-type="float" office:value="0.9747">
                <text:p>0.9747</text:p>
              </table:table-cell>
              <table:table-cell office:value-type="float" office:value="0.9701">
                <text:p>0.9701</text:p>
              </table:table-cell>
              <table:table-cell office:value-type="float" office:value="0.9655">
                <text:p>0.9655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9998">
                <text:p>0.9998</text:p>
              </table:table-cell>
              <table:table-cell office:value-type="float" office:value="0.9998">
                <text:p>0.9998</text:p>
              </table:table-cell>
              <table:table-cell office:value-type="float" office:value="0.9988">
                <text:p>0.9988</text:p>
              </table:table-cell>
              <table:table-cell office:value-type="float" office:value="0.9993">
                <text:p>0.9993</text:p>
              </table:table-cell>
              <table:table-cell office:value-type="float" office:value="0.9988">
                <text:p>0.9988</text:p>
              </table:table-cell>
              <table:table-cell office:value-type="float" office:value="0.9987">
                <text:p>0.9987</text:p>
              </table:table-cell>
              <table:table-cell office:value-type="float" office:value="0.9973">
                <text:p>0.9973</text:p>
              </table:table-cell>
              <table:table-cell office:value-type="float" office:value="0.997">
                <text:p>0.997</text:p>
              </table:table-cell>
              <table:table-cell office:value-type="float" office:value="0.9952">
                <text:p>0.9952</text:p>
              </table:table-cell>
              <table:table-cell office:value-type="float" office:value="0.9938">
                <text:p>0.9938</text:p>
              </table:table-cell>
              <table:table-cell office:value-type="float" office:value="0.9921">
                <text:p>0.9921</text:p>
              </table:table-cell>
              <table:table-cell office:value-type="float" office:value="0.991">
                <text:p>0.991</text:p>
              </table:table-cell>
              <table:table-cell office:value-type="float" office:value="0.9883">
                <text:p>0.9883</text:p>
              </table:table-cell>
              <table:table-cell office:value-type="float" office:value="0.9865">
                <text:p>0.9865</text:p>
              </table:table-cell>
              <table:table-cell office:value-type="float" office:value="0.9866">
                <text:p>0.9866</text:p>
              </table:table-cell>
              <table:table-cell office:value-type="float" office:value="0.9825">
                <text:p>0.9825</text:p>
              </table:table-cell>
              <table:table-cell office:value-type="float" office:value="0.98">
                <text:p>0.98</text:p>
              </table:table-cell>
              <table:table-cell office:value-type="float" office:value="0.9787">
                <text:p>0.9787</text:p>
              </table:table-cell>
              <table:table-cell office:value-type="float" office:value="0.9732">
                <text:p>0.9732</text:p>
              </table:table-cell>
              <table:table-cell office:value-type="float" office:value="0.9728">
                <text:p>0.9728</text:p>
              </table:table-cell>
              <table:table-cell office:value-type="float" office:value="0.9714">
                <text:p>0.9714</text:p>
              </table:table-cell>
              <table:table-cell office:value-type="float" office:value="0.9658">
                <text:p>0.9658</text:p>
              </table:table-cell>
              <table:table-cell office:value-type="float" office:value="0.9622">
                <text:p>0.9622</text:p>
              </table:table-cell>
              <table:table-cell office:value-type="float" office:value="0.9599">
                <text:p>0.9599</text:p>
              </table:table-cell>
              <table:table-cell office:value-type="float" office:value="0.9545">
                <text:p>0.9545</text:p>
              </table:table-cell>
              <table:table-cell office:value-type="float" office:value="0.9498">
                <text:p>0.9498</text:p>
              </table:table-cell>
              <table:table-cell office:value-type="float" office:value="0.951">
                <text:p>0.951</text:p>
              </table:table-cell>
              <table:table-cell office:value-type="float" office:value="0.9473">
                <text:p>0.9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6">
                <text:p>0.9996</text:p>
              </table:table-cell>
              <table:table-cell office:value-type="float" office:value="0.9992">
                <text:p>0.9992</text:p>
              </table:table-cell>
              <table:table-cell office:value-type="float" office:value="0.9991">
                <text:p>0.9991</text:p>
              </table:table-cell>
              <table:table-cell office:value-type="float" office:value="0.9978">
                <text:p>0.9978</text:p>
              </table:table-cell>
              <table:table-cell office:value-type="float" office:value="0.9979">
                <text:p>0.9979</text:p>
              </table:table-cell>
              <table:table-cell office:value-type="float" office:value="0.9969">
                <text:p>0.9969</text:p>
              </table:table-cell>
              <table:table-cell office:value-type="float" office:value="0.9971">
                <text:p>0.9971</text:p>
              </table:table-cell>
              <table:table-cell office:value-type="float" office:value="0.9932">
                <text:p>0.9932</text:p>
              </table:table-cell>
              <table:table-cell office:value-type="float" office:value="0.9927">
                <text:p>0.9927</text:p>
              </table:table-cell>
              <table:table-cell office:value-type="float" office:value="0.9911">
                <text:p>0.9911</text:p>
              </table:table-cell>
              <table:table-cell office:value-type="float" office:value="0.9895">
                <text:p>0.9895</text:p>
              </table:table-cell>
              <table:table-cell office:value-type="float" office:value="0.9875">
                <text:p>0.9875</text:p>
              </table:table-cell>
              <table:table-cell office:value-type="float" office:value="0.984">
                <text:p>0.984</text:p>
              </table:table-cell>
              <table:table-cell office:value-type="float" office:value="0.9801">
                <text:p>0.9801</text:p>
              </table:table-cell>
              <table:table-cell office:value-type="float" office:value="0.9754">
                <text:p>0.9754</text:p>
              </table:table-cell>
              <table:table-cell office:value-type="float" office:value="0.977">
                <text:p>0.977</text:p>
              </table:table-cell>
              <table:table-cell office:value-type="float" office:value="0.9718">
                <text:p>0.9718</text:p>
              </table:table-cell>
              <table:table-cell office:value-type="float" office:value="0.9694">
                <text:p>0.9694</text:p>
              </table:table-cell>
              <table:table-cell office:value-type="float" office:value="0.9692">
                <text:p>0.9692</text:p>
              </table:table-cell>
              <table:table-cell office:value-type="float" office:value="0.9625">
                <text:p>0.9625</text:p>
              </table:table-cell>
              <table:table-cell office:value-type="float" office:value="0.9581">
                <text:p>0.9581</text:p>
              </table:table-cell>
              <table:table-cell office:value-type="float" office:value="0.958">
                <text:p>0.958</text:p>
              </table:table-cell>
              <table:table-cell office:value-type="float" office:value="0.9501">
                <text:p>0.9501</text:p>
              </table:table-cell>
              <table:table-cell office:value-type="float" office:value="0.9514">
                <text:p>0.9514</text:p>
              </table:table-cell>
              <table:table-cell office:value-type="float" office:value="0.9445">
                <text:p>0.9445</text:p>
              </table:table-cell>
              <table:table-cell office:value-type="float" office:value="0.9386">
                <text:p>0.9386</text:p>
              </table:table-cell>
              <table:table-cell office:value-type="float" office:value="0.9318">
                <text:p>0.9318</text:p>
              </table:table-cell>
              <table:table-cell office:value-type="float" office:value="0.933">
                <text:p>0.933</text:p>
              </table:table-cell>
              <table:table-cell office:value-type="float" office:value="0.9224">
                <text:p>0.9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86">
                <text:p>0.9986</text:p>
              </table:table-cell>
              <table:table-cell office:value-type="float" office:value="0.9986">
                <text:p>0.9986</text:p>
              </table:table-cell>
              <table:table-cell office:value-type="float" office:value="0.9979">
                <text:p>0.9979</text:p>
              </table:table-cell>
              <table:table-cell office:value-type="float" office:value="0.9976">
                <text:p>0.9976</text:p>
              </table:table-cell>
              <table:table-cell office:value-type="float" office:value="0.9963">
                <text:p>0.9963</text:p>
              </table:table-cell>
              <table:table-cell office:value-type="float" office:value="0.9965">
                <text:p>0.9965</text:p>
              </table:table-cell>
              <table:table-cell office:value-type="float" office:value="0.9945">
                <text:p>0.9945</text:p>
              </table:table-cell>
              <table:table-cell office:value-type="float" office:value="0.9935">
                <text:p>0.9935</text:p>
              </table:table-cell>
              <table:table-cell office:value-type="float" office:value="0.9909">
                <text:p>0.9909</text:p>
              </table:table-cell>
              <table:table-cell office:value-type="float" office:value="0.9888">
                <text:p>0.9888</text:p>
              </table:table-cell>
              <table:table-cell office:value-type="float" office:value="0.9842">
                <text:p>0.9842</text:p>
              </table:table-cell>
              <table:table-cell office:value-type="float" office:value="0.9861">
                <text:p>0.9861</text:p>
              </table:table-cell>
              <table:table-cell office:value-type="float" office:value="0.9782">
                <text:p>0.9782</text:p>
              </table:table-cell>
              <table:table-cell office:value-type="float" office:value="0.9789">
                <text:p>0.9789</text:p>
              </table:table-cell>
              <table:table-cell office:value-type="float" office:value="0.9771">
                <text:p>0.9771</text:p>
              </table:table-cell>
              <table:table-cell office:value-type="float" office:value="0.9703">
                <text:p>0.9703</text:p>
              </table:table-cell>
              <table:table-cell office:value-type="float" office:value="0.9663">
                <text:p>0.9663</text:p>
              </table:table-cell>
              <table:table-cell office:value-type="float" office:value="0.9629">
                <text:p>0.9629</text:p>
              </table:table-cell>
              <table:table-cell office:value-type="float" office:value="0.9624">
                <text:p>0.9624</text:p>
              </table:table-cell>
              <table:table-cell office:value-type="float" office:value="0.9496">
                <text:p>0.9496</text:p>
              </table:table-cell>
              <table:table-cell office:value-type="float" office:value="0.9516">
                <text:p>0.9516</text:p>
              </table:table-cell>
              <table:table-cell office:value-type="float" office:value="0.9437">
                <text:p>0.9437</text:p>
              </table:table-cell>
              <table:table-cell office:value-type="float" office:value="0.9459">
                <text:p>0.9459</text:p>
              </table:table-cell>
              <table:table-cell office:value-type="float" office:value="0.9356">
                <text:p>0.9356</text:p>
              </table:table-cell>
              <table:table-cell office:value-type="float" office:value="0.9336">
                <text:p>0.9336</text:p>
              </table:table-cell>
              <table:table-cell office:value-type="float" office:value="0.9275">
                <text:p>0.9275</text:p>
              </table:table-cell>
              <table:table-cell office:value-type="float" office:value="0.9238">
                <text:p>0.9238</text:p>
              </table:table-cell>
              <table:table-cell office:value-type="float" office:value="0.9227">
                <text:p>0.9227</text:p>
              </table:table-cell>
              <table:table-cell office:value-type="float" office:value="0.9231">
                <text:p>0.9231</text:p>
              </table:table-cell>
              <table:table-cell office:value-type="float" office:value="0.9116">
                <text:p>0.9116</text:p>
              </table:table-cell>
              <table:table-cell office:value-type="float" office:value="0.9058">
                <text:p>0.9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9997">
                <text:p>0.9997</text:p>
              </table:table-cell>
              <table:table-cell office:value-type="float" office:value="0.9994">
                <text:p>0.9994</text:p>
              </table:table-cell>
              <table:table-cell office:value-type="float" office:value="0.9997">
                <text:p>0.9997</text:p>
              </table:table-cell>
              <table:table-cell office:value-type="float" office:value="0.9987">
                <text:p>0.9987</text:p>
              </table:table-cell>
              <table:table-cell office:value-type="float" office:value="0.998">
                <text:p>0.998</text:p>
              </table:table-cell>
              <table:table-cell office:value-type="float" office:value="0.996">
                <text:p>0.996</text:p>
              </table:table-cell>
              <table:table-cell office:value-type="float" office:value="0.9951">
                <text:p>0.9951</text:p>
              </table:table-cell>
              <table:table-cell office:value-type="float" office:value="0.9946">
                <text:p>0.9946</text:p>
              </table:table-cell>
              <table:table-cell office:value-type="float" office:value="0.9928">
                <text:p>0.9928</text:p>
              </table:table-cell>
              <table:table-cell office:value-type="float" office:value="0.9908">
                <text:p>0.9908</text:p>
              </table:table-cell>
              <table:table-cell office:value-type="float" office:value="0.9855">
                <text:p>0.9855</text:p>
              </table:table-cell>
              <table:table-cell office:value-type="float" office:value="0.9824">
                <text:p>0.9824</text:p>
              </table:table-cell>
              <table:table-cell office:value-type="float" office:value="0.9814">
                <text:p>0.9814</text:p>
              </table:table-cell>
              <table:table-cell office:value-type="float" office:value="0.977">
                <text:p>0.977</text:p>
              </table:table-cell>
              <table:table-cell office:value-type="float" office:value="0.9739">
                <text:p>0.9739</text:p>
              </table:table-cell>
              <table:table-cell office:value-type="float" office:value="0.9699">
                <text:p>0.9699</text:p>
              </table:table-cell>
              <table:table-cell office:value-type="float" office:value="0.9658">
                <text:p>0.9658</text:p>
              </table:table-cell>
              <table:table-cell office:value-type="float" office:value="0.9624">
                <text:p>0.9624</text:p>
              </table:table-cell>
              <table:table-cell office:value-type="float" office:value="0.9592">
                <text:p>0.9592</text:p>
              </table:table-cell>
              <table:table-cell office:value-type="float" office:value="0.9527">
                <text:p>0.9527</text:p>
              </table:table-cell>
              <table:table-cell office:value-type="float" office:value="0.9469">
                <text:p>0.9469</text:p>
              </table:table-cell>
              <table:table-cell office:value-type="float" office:value="0.9453">
                <text:p>0.9453</text:p>
              </table:table-cell>
              <table:table-cell office:value-type="float" office:value="0.9392">
                <text:p>0.9392</text:p>
              </table:table-cell>
              <table:table-cell office:value-type="float" office:value="0.9341">
                <text:p>0.9341</text:p>
              </table:table-cell>
              <table:table-cell office:value-type="float" office:value="0.9274">
                <text:p>0.9274</text:p>
              </table:table-cell>
              <table:table-cell office:value-type="float" office:value="0.9289">
                <text:p>0.9289</text:p>
              </table:table-cell>
              <table:table-cell office:value-type="float" office:value="0.9231">
                <text:p>0.9231</text:p>
              </table:table-cell>
              <table:table-cell office:value-type="float" office:value="0.9091">
                <text:p>0.9091</text:p>
              </table:table-cell>
              <table:table-cell office:value-type="float" office:value="0.9073">
                <text:p>0.9073</text:p>
              </table:table-cell>
              <table:table-cell office:value-type="float" office:value="0.904">
                <text:p>0.904</text:p>
              </table:table-cell>
              <table:table-cell office:value-type="float" office:value="0.9044">
                <text:p>0.9044</text:p>
              </table:table-cell>
              <table:table-cell office:value-type="float" office:value="0.894">
                <text:p>0.894</text:p>
              </table:table-cell>
              <table:table-cell office:value-type="float" office:value="0.8914">
                <text:p>0.8914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6">
                <text:p>0.9996</text:p>
              </table:table-cell>
              <table:table-cell office:value-type="float" office:value="0.9993">
                <text:p>0.9993</text:p>
              </table:table-cell>
              <table:table-cell office:value-type="float" office:value="0.9993">
                <text:p>0.9993</text:p>
              </table:table-cell>
              <table:table-cell office:value-type="float" office:value="0.9972">
                <text:p>0.9972</text:p>
              </table:table-cell>
              <table:table-cell office:value-type="float" office:value="0.9962">
                <text:p>0.9962</text:p>
              </table:table-cell>
              <table:table-cell office:value-type="float" office:value="0.9959">
                <text:p>0.9959</text:p>
              </table:table-cell>
              <table:table-cell office:value-type="float" office:value="0.9941">
                <text:p>0.9941</text:p>
              </table:table-cell>
              <table:table-cell office:value-type="float" office:value="0.9912">
                <text:p>0.9912</text:p>
              </table:table-cell>
              <table:table-cell office:value-type="float" office:value="0.9909">
                <text:p>0.9909</text:p>
              </table:table-cell>
              <table:table-cell office:value-type="float" office:value="0.9877">
                <text:p>0.9877</text:p>
              </table:table-cell>
              <table:table-cell office:value-type="float" office:value="0.9839">
                <text:p>0.9839</text:p>
              </table:table-cell>
              <table:table-cell office:value-type="float" office:value="0.9791">
                <text:p>0.9791</text:p>
              </table:table-cell>
              <table:table-cell office:value-type="float" office:value="0.9749">
                <text:p>0.9749</text:p>
              </table:table-cell>
              <table:table-cell office:value-type="float" office:value="0.9713">
                <text:p>0.9713</text:p>
              </table:table-cell>
              <table:table-cell office:value-type="float" office:value="0.9638">
                <text:p>0.9638</text:p>
              </table:table-cell>
              <table:table-cell office:value-type="float" office:value="0.9646">
                <text:p>0.9646</text:p>
              </table:table-cell>
              <table:table-cell office:value-type="float" office:value="0.9573">
                <text:p>0.9573</text:p>
              </table:table-cell>
              <table:table-cell office:value-type="float" office:value="0.9514">
                <text:p>0.9514</text:p>
              </table:table-cell>
              <table:table-cell office:value-type="float" office:value="0.943">
                <text:p>0.943</text:p>
              </table:table-cell>
              <table:table-cell office:value-type="float" office:value="0.9362">
                <text:p>0.9362</text:p>
              </table:table-cell>
              <table:table-cell office:value-type="float" office:value="0.9379">
                <text:p>0.9379</text:p>
              </table:table-cell>
              <table:table-cell office:value-type="float" office:value="0.9347">
                <text:p>0.9347</text:p>
              </table:table-cell>
              <table:table-cell office:value-type="float" office:value="0.9235">
                <text:p>0.9235</text:p>
              </table:table-cell>
              <table:table-cell office:value-type="float" office:value="0.924">
                <text:p>0.924</text:p>
              </table:table-cell>
              <table:table-cell office:value-type="float" office:value="0.9169">
                <text:p>0.9169</text:p>
              </table:table-cell>
              <table:table-cell office:value-type="float" office:value="0.914">
                <text:p>0.914</text:p>
              </table:table-cell>
              <table:table-cell office:value-type="float" office:value="0.9035">
                <text:p>0.9035</text:p>
              </table:table-cell>
              <table:table-cell office:value-type="float" office:value="0.8958">
                <text:p>0.8958</text:p>
              </table:table-cell>
              <table:table-cell office:value-type="float" office:value="0.8958">
                <text:p>0.8958</text:p>
              </table:table-cell>
              <table:table-cell office:value-type="float" office:value="0.89">
                <text:p>0.89</text:p>
              </table:table-cell>
              <table:table-cell office:value-type="float" office:value="0.8823">
                <text:p>0.8823</text:p>
              </table:table-cell>
              <table:table-cell office:value-type="float" office:value="0.8785">
                <text:p>0.8785</text:p>
              </table:table-cell>
              <table:table-cell office:value-type="float" office:value="0.878">
                <text:p>0.878</text:p>
              </table:table-cell>
              <table:table-cell office:value-type="float" office:value="0.8657">
                <text:p>0.8657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8">
                <text:p>0.9998</text:p>
              </table:table-cell>
              <table:table-cell office:value-type="float" office:value="0.9994">
                <text:p>0.9994</text:p>
              </table:table-cell>
              <table:table-cell office:value-type="float" office:value="0.9989">
                <text:p>0.9989</text:p>
              </table:table-cell>
              <table:table-cell office:value-type="float" office:value="0.9982">
                <text:p>0.9982</text:p>
              </table:table-cell>
              <table:table-cell office:value-type="float" office:value="0.9973">
                <text:p>0.9973</text:p>
              </table:table-cell>
              <table:table-cell office:value-type="float" office:value="0.9964">
                <text:p>0.9964</text:p>
              </table:table-cell>
              <table:table-cell office:value-type="float" office:value="0.9937">
                <text:p>0.9937</text:p>
              </table:table-cell>
              <table:table-cell office:value-type="float" office:value="0.9918">
                <text:p>0.9918</text:p>
              </table:table-cell>
              <table:table-cell office:value-type="float" office:value="0.989">
                <text:p>0.989</text:p>
              </table:table-cell>
              <table:table-cell office:value-type="float" office:value="0.9886">
                <text:p>0.9886</text:p>
              </table:table-cell>
              <table:table-cell office:value-type="float" office:value="0.9815">
                <text:p>0.9815</text:p>
              </table:table-cell>
              <table:table-cell office:value-type="float" office:value="0.977">
                <text:p>0.977</text:p>
              </table:table-cell>
              <table:table-cell office:value-type="float" office:value="0.9748">
                <text:p>0.9748</text:p>
              </table:table-cell>
              <table:table-cell office:value-type="float" office:value="0.97">
                <text:p>0.97</text:p>
              </table:table-cell>
              <table:table-cell office:value-type="float" office:value="0.9606">
                <text:p>0.9606</text:p>
              </table:table-cell>
              <table:table-cell office:value-type="float" office:value="0.9593">
                <text:p>0.9593</text:p>
              </table:table-cell>
              <table:table-cell office:value-type="float" office:value="0.9512">
                <text:p>0.9512</text:p>
              </table:table-cell>
              <table:table-cell office:value-type="float" office:value="0.9494">
                <text:p>0.9494</text:p>
              </table:table-cell>
              <table:table-cell office:value-type="float" office:value="0.9399">
                <text:p>0.9399</text:p>
              </table:table-cell>
              <table:table-cell office:value-type="float" office:value="0.9388">
                <text:p>0.9388</text:p>
              </table:table-cell>
              <table:table-cell office:value-type="float" office:value="0.9318">
                <text:p>0.9318</text:p>
              </table:table-cell>
              <table:table-cell office:value-type="float" office:value="0.9255">
                <text:p>0.9255</text:p>
              </table:table-cell>
              <table:table-cell office:value-type="float" office:value="0.9205">
                <text:p>0.9205</text:p>
              </table:table-cell>
              <table:table-cell office:value-type="float" office:value="0.9136">
                <text:p>0.9136</text:p>
              </table:table-cell>
              <table:table-cell office:value-type="float" office:value="0.9066">
                <text:p>0.9066</text:p>
              </table:table-cell>
              <table:table-cell office:value-type="float" office:value="0.9014">
                <text:p>0.9014</text:p>
              </table:table-cell>
              <table:table-cell office:value-type="float" office:value="0.901">
                <text:p>0.901</text:p>
              </table:table-cell>
              <table:table-cell office:value-type="float" office:value="0.8875">
                <text:p>0.8875</text:p>
              </table:table-cell>
              <table:table-cell office:value-type="float" office:value="0.8862">
                <text:p>0.8862</text:p>
              </table:table-cell>
              <table:table-cell office:value-type="float" office:value="0.8787">
                <text:p>0.8787</text:p>
              </table:table-cell>
              <table:table-cell office:value-type="float" office:value="0.8732">
                <text:p>0.8732</text:p>
              </table:table-cell>
              <table:table-cell office:value-type="float" office:value="0.8675">
                <text:p>0.8675</text:p>
              </table:table-cell>
              <table:table-cell office:value-type="float" office:value="0.8617">
                <text:p>0.8617</text:p>
              </table:table-cell>
              <table:table-cell office:value-type="float" office:value="0.8535">
                <text:p>0.8535</text:p>
              </table:table-cell>
              <table:table-cell office:value-type="float" office:value="0.8534">
                <text:p>0.8534</text:p>
              </table:table-cell>
              <table:table-cell office:value-type="float" office:value="0.8532">
                <text:p>0.8532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1">
                <text:p>1</text:p>
              </table:table-cell>
              <table:table-cell office:value-type="float" office:value="0.9994">
                <text:p>0.9994</text:p>
              </table:table-cell>
              <table:table-cell office:value-type="float" office:value="0.9987">
                <text:p>0.9987</text:p>
              </table:table-cell>
              <table:table-cell office:value-type="float" office:value="0.9979">
                <text:p>0.9979</text:p>
              </table:table-cell>
              <table:table-cell office:value-type="float" office:value="0.9978">
                <text:p>0.9978</text:p>
              </table:table-cell>
              <table:table-cell office:value-type="float" office:value="0.9944">
                <text:p>0.9944</text:p>
              </table:table-cell>
              <table:table-cell office:value-type="float" office:value="0.9921">
                <text:p>0.9921</text:p>
              </table:table-cell>
              <table:table-cell office:value-type="float" office:value="0.9891">
                <text:p>0.9891</text:p>
              </table:table-cell>
              <table:table-cell office:value-type="float" office:value="0.985">
                <text:p>0.985</text:p>
              </table:table-cell>
              <table:table-cell office:value-type="float" office:value="0.9815">
                <text:p>0.9815</text:p>
              </table:table-cell>
              <table:table-cell office:value-type="float" office:value="0.977">
                <text:p>0.977</text:p>
              </table:table-cell>
              <table:table-cell office:value-type="float" office:value="0.9724">
                <text:p>0.9724</text:p>
              </table:table-cell>
              <table:table-cell office:value-type="float" office:value="0.9693">
                <text:p>0.9693</text:p>
              </table:table-cell>
              <table:table-cell office:value-type="float" office:value="0.9628">
                <text:p>0.9628</text:p>
              </table:table-cell>
              <table:table-cell office:value-type="float" office:value="0.9568">
                <text:p>0.9568</text:p>
              </table:table-cell>
              <table:table-cell office:value-type="float" office:value="0.9523">
                <text:p>0.9523</text:p>
              </table:table-cell>
              <table:table-cell office:value-type="float" office:value="0.9435">
                <text:p>0.9435</text:p>
              </table:table-cell>
              <table:table-cell office:value-type="float" office:value="0.9365">
                <text:p>0.9365</text:p>
              </table:table-cell>
              <table:table-cell office:value-type="float" office:value="0.9317">
                <text:p>0.9317</text:p>
              </table:table-cell>
              <table:table-cell office:value-type="float" office:value="0.9272">
                <text:p>0.9272</text:p>
              </table:table-cell>
              <table:table-cell office:value-type="float" office:value="0.9214">
                <text:p>0.9214</text:p>
              </table:table-cell>
              <table:table-cell office:value-type="float" office:value="0.917">
                <text:p>0.917</text:p>
              </table:table-cell>
              <table:table-cell office:value-type="float" office:value="0.9135">
                <text:p>0.9135</text:p>
              </table:table-cell>
              <table:table-cell office:value-type="float" office:value="0.8982">
                <text:p>0.8982</text:p>
              </table:table-cell>
              <table:table-cell office:value-type="float" office:value="0.8951">
                <text:p>0.8951</text:p>
              </table:table-cell>
              <table:table-cell office:value-type="float" office:value="0.8892">
                <text:p>0.8892</text:p>
              </table:table-cell>
              <table:table-cell office:value-type="float" office:value="0.8859">
                <text:p>0.8859</text:p>
              </table:table-cell>
              <table:table-cell office:value-type="float" office:value="0.8756">
                <text:p>0.8756</text:p>
              </table:table-cell>
              <table:table-cell office:value-type="float" office:value="0.8672">
                <text:p>0.8672</text:p>
              </table:table-cell>
              <table:table-cell office:value-type="float" office:value="0.8702">
                <text:p>0.8702</text:p>
              </table:table-cell>
              <table:table-cell office:value-type="float" office:value="0.8585">
                <text:p>0.8585</text:p>
              </table:table-cell>
              <table:table-cell office:value-type="float" office:value="0.8509">
                <text:p>0.8509</text:p>
              </table:table-cell>
              <table:table-cell office:value-type="float" office:value="0.843">
                <text:p>0.843</text:p>
              </table:table-cell>
              <table:table-cell office:value-type="float" office:value="0.8443">
                <text:p>0.8443</text:p>
              </table:table-cell>
              <table:table-cell office:value-type="float" office:value="0.8327">
                <text:p>0.8327</text:p>
              </table:table-cell>
              <table:table-cell office:value-type="float" office:value="0.8383">
                <text:p>0.8383</text:p>
              </table:table-cell>
              <table:table-cell office:value-type="float" office:value="0.826">
                <text:p>0.826</text:p>
              </table:table-cell>
              <table:table-cell office:value-type="float" office:value="0.8263">
                <text:p>0.8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7">
                <text:p>0.9997</text:p>
              </table:table-cell>
              <table:table-cell office:value-type="float" office:value="0.999">
                <text:p>0.999</text:p>
              </table:table-cell>
              <table:table-cell office:value-type="float" office:value="0.9976">
                <text:p>0.9976</text:p>
              </table:table-cell>
              <table:table-cell office:value-type="float" office:value="0.9959">
                <text:p>0.9959</text:p>
              </table:table-cell>
              <table:table-cell office:value-type="float" office:value="0.9931">
                <text:p>0.9931</text:p>
              </table:table-cell>
              <table:table-cell office:value-type="float" office:value="0.9906">
                <text:p>0.9906</text:p>
              </table:table-cell>
              <table:table-cell office:value-type="float" office:value="0.9861">
                <text:p>0.9861</text:p>
              </table:table-cell>
              <table:table-cell office:value-type="float" office:value="0.982">
                <text:p>0.982</text:p>
              </table:table-cell>
              <table:table-cell office:value-type="float" office:value="0.9785">
                <text:p>0.9785</text:p>
              </table:table-cell>
              <table:table-cell office:value-type="float" office:value="0.9744">
                <text:p>0.9744</text:p>
              </table:table-cell>
              <table:table-cell office:value-type="float" office:value="0.9659">
                <text:p>0.9659</text:p>
              </table:table-cell>
              <table:table-cell office:value-type="float" office:value="0.9638">
                <text:p>0.9638</text:p>
              </table:table-cell>
              <table:table-cell office:value-type="float" office:value="0.9574">
                <text:p>0.9574</text:p>
              </table:table-cell>
              <table:table-cell office:value-type="float" office:value="0.9516">
                <text:p>0.9516</text:p>
              </table:table-cell>
              <table:table-cell office:value-type="float" office:value="0.9427">
                <text:p>0.9427</text:p>
              </table:table-cell>
              <table:table-cell office:value-type="float" office:value="0.9371">
                <text:p>0.9371</text:p>
              </table:table-cell>
              <table:table-cell office:value-type="float" office:value="0.9295">
                <text:p>0.9295</text:p>
              </table:table-cell>
              <table:table-cell office:value-type="float" office:value="0.9284">
                <text:p>0.9284</text:p>
              </table:table-cell>
              <table:table-cell office:value-type="float" office:value="0.9122">
                <text:p>0.9122</text:p>
              </table:table-cell>
              <table:table-cell office:value-type="float" office:value="0.9009">
                <text:p>0.9009</text:p>
              </table:table-cell>
              <table:table-cell office:value-type="float" office:value="0.9063">
                <text:p>0.9063</text:p>
              </table:table-cell>
              <table:table-cell office:value-type="float" office:value="0.8949">
                <text:p>0.8949</text:p>
              </table:table-cell>
              <table:table-cell office:value-type="float" office:value="0.8831">
                <text:p>0.8831</text:p>
              </table:table-cell>
              <table:table-cell office:value-type="float" office:value="0.8805">
                <text:p>0.8805</text:p>
              </table:table-cell>
              <table:table-cell office:value-type="float" office:value="0.8807">
                <text:p>0.8807</text:p>
              </table:table-cell>
              <table:table-cell office:value-type="float" office:value="0.8703">
                <text:p>0.8703</text:p>
              </table:table-cell>
              <table:table-cell office:value-type="float" office:value="0.8658">
                <text:p>0.8658</text:p>
              </table:table-cell>
              <table:table-cell office:value-type="float" office:value="0.852">
                <text:p>0.852</text:p>
              </table:table-cell>
              <table:table-cell office:value-type="float" office:value="0.8498">
                <text:p>0.8498</text:p>
              </table:table-cell>
              <table:table-cell office:value-type="float" office:value="0.8487">
                <text:p>0.8487</text:p>
              </table:table-cell>
              <table:table-cell office:value-type="float" office:value="0.8302">
                <text:p>0.8302</text:p>
              </table:table-cell>
              <table:table-cell office:value-type="float" office:value="0.8312">
                <text:p>0.8312</text:p>
              </table:table-cell>
              <table:table-cell office:value-type="float" office:value="0.821">
                <text:p>0.821</text:p>
              </table:table-cell>
              <table:table-cell office:value-type="float" office:value="0.8219">
                <text:p>0.8219</text:p>
              </table:table-cell>
              <table:table-cell office:value-type="float" office:value="0.8181">
                <text:p>0.8181</text:p>
              </table:table-cell>
              <table:table-cell office:value-type="float" office:value="0.8128">
                <text:p>0.8128</text:p>
              </table:table-cell>
              <table:table-cell office:value-type="float" office:value="0.8126">
                <text:p>0.8126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6">
                <text:p>0.9996</text:p>
              </table:table-cell>
              <table:table-cell office:value-type="float" office:value="0.9998">
                <text:p>0.9998</text:p>
              </table:table-cell>
              <table:table-cell office:value-type="float" office:value="0.9979">
                <text:p>0.9979</text:p>
              </table:table-cell>
              <table:table-cell office:value-type="float" office:value="0.9955">
                <text:p>0.9955</text:p>
              </table:table-cell>
              <table:table-cell office:value-type="float" office:value="0.9945">
                <text:p>0.9945</text:p>
              </table:table-cell>
              <table:table-cell office:value-type="float" office:value="0.9914">
                <text:p>0.9914</text:p>
              </table:table-cell>
              <table:table-cell office:value-type="float" office:value="0.9897">
                <text:p>0.9897</text:p>
              </table:table-cell>
              <table:table-cell office:value-type="float" office:value="0.9834">
                <text:p>0.9834</text:p>
              </table:table-cell>
              <table:table-cell office:value-type="float" office:value="0.9805">
                <text:p>0.9805</text:p>
              </table:table-cell>
              <table:table-cell office:value-type="float" office:value="0.9738">
                <text:p>0.9738</text:p>
              </table:table-cell>
              <table:table-cell office:value-type="float" office:value="0.9678">
                <text:p>0.9678</text:p>
              </table:table-cell>
              <table:table-cell office:value-type="float" office:value="0.9583">
                <text:p>0.9583</text:p>
              </table:table-cell>
              <table:table-cell office:value-type="float" office:value="0.9536">
                <text:p>0.9536</text:p>
              </table:table-cell>
              <table:table-cell office:value-type="float" office:value="0.9438">
                <text:p>0.9438</text:p>
              </table:table-cell>
              <table:table-cell office:value-type="float" office:value="0.9463">
                <text:p>0.9463</text:p>
              </table:table-cell>
              <table:table-cell office:value-type="float" office:value="0.9317">
                <text:p>0.9317</text:p>
              </table:table-cell>
              <table:table-cell office:value-type="float" office:value="0.9218">
                <text:p>0.9218</text:p>
              </table:table-cell>
              <table:table-cell office:value-type="float" office:value="0.9127">
                <text:p>0.9127</text:p>
              </table:table-cell>
              <table:table-cell office:value-type="float" office:value="0.9066">
                <text:p>0.9066</text:p>
              </table:table-cell>
              <table:table-cell office:value-type="float" office:value="0.9037">
                <text:p>0.9037</text:p>
              </table:table-cell>
              <table:table-cell office:value-type="float" office:value="0.8919">
                <text:p>0.8919</text:p>
              </table:table-cell>
              <table:table-cell office:value-type="float" office:value="0.8881">
                <text:p>0.8881</text:p>
              </table:table-cell>
              <table:table-cell office:value-type="float" office:value="0.8828">
                <text:p>0.8828</text:p>
              </table:table-cell>
              <table:table-cell office:value-type="float" office:value="0.8726">
                <text:p>0.8726</text:p>
              </table:table-cell>
              <table:table-cell office:value-type="float" office:value="0.8694">
                <text:p>0.8694</text:p>
              </table:table-cell>
              <table:table-cell office:value-type="float" office:value="0.8535">
                <text:p>0.8535</text:p>
              </table:table-cell>
              <table:table-cell office:value-type="float" office:value="0.8489">
                <text:p>0.8489</text:p>
              </table:table-cell>
              <table:table-cell office:value-type="float" office:value="0.8468">
                <text:p>0.8468</text:p>
              </table:table-cell>
              <table:table-cell office:value-type="float" office:value="0.8384">
                <text:p>0.8384</text:p>
              </table:table-cell>
              <table:table-cell office:value-type="float" office:value="0.8325">
                <text:p>0.8325</text:p>
              </table:table-cell>
              <table:table-cell office:value-type="float" office:value="0.8272">
                <text:p>0.8272</text:p>
              </table:table-cell>
              <table:table-cell office:value-type="float" office:value="0.8215">
                <text:p>0.8215</text:p>
              </table:table-cell>
              <table:table-cell office:value-type="float" office:value="0.8218">
                <text:p>0.8218</text:p>
              </table:table-cell>
              <table:table-cell office:value-type="float" office:value="0.8135">
                <text:p>0.8135</text:p>
              </table:table-cell>
              <table:table-cell office:value-type="float" office:value="0.8075">
                <text:p>0.8075</text:p>
              </table:table-cell>
              <table:table-cell office:value-type="float" office:value="0.8036">
                <text:p>0.8036</text:p>
              </table:table-cell>
              <table:table-cell office:value-type="float" office:value="0.8022">
                <text:p>0.8022</text:p>
              </table:table-cell>
              <table:table-cell office:value-type="float" office:value="0.7961">
                <text:p>0.7961</text:p>
              </table:table-cell>
              <table:table-cell office:value-type="float" office:value="0.787">
                <text:p>0.787</text:p>
              </table:table-cell>
              <table:table-cell office:value-type="float" office:value="0.7832">
                <text:p>0.7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999">
                <text:p>0.9999</text:p>
              </table:table-cell>
              <table:table-cell office:value-type="float" office:value="0.9984">
                <text:p>0.9984</text:p>
              </table:table-cell>
              <table:table-cell office:value-type="float" office:value="0.9962">
                <text:p>0.9962</text:p>
              </table:table-cell>
              <table:table-cell office:value-type="float" office:value="0.9942">
                <text:p>0.9942</text:p>
              </table:table-cell>
              <table:table-cell office:value-type="float" office:value="0.9919">
                <text:p>0.9919</text:p>
              </table:table-cell>
              <table:table-cell office:value-type="float" office:value="0.9878">
                <text:p>0.9878</text:p>
              </table:table-cell>
              <table:table-cell office:value-type="float" office:value="0.9803">
                <text:p>0.9803</text:p>
              </table:table-cell>
              <table:table-cell office:value-type="float" office:value="0.9742">
                <text:p>0.9742</text:p>
              </table:table-cell>
              <table:table-cell office:value-type="float" office:value="0.9736">
                <text:p>0.9736</text:p>
              </table:table-cell>
              <table:table-cell office:value-type="float" office:value="0.9601">
                <text:p>0.9601</text:p>
              </table:table-cell>
              <table:table-cell office:value-type="float" office:value="0.9554">
                <text:p>0.9554</text:p>
              </table:table-cell>
              <table:table-cell office:value-type="float" office:value="0.9483">
                <text:p>0.9483</text:p>
              </table:table-cell>
              <table:table-cell office:value-type="float" office:value="0.9347">
                <text:p>0.9347</text:p>
              </table:table-cell>
              <table:table-cell office:value-type="float" office:value="0.9287">
                <text:p>0.9287</text:p>
              </table:table-cell>
              <table:table-cell office:value-type="float" office:value="0.9221">
                <text:p>0.9221</text:p>
              </table:table-cell>
              <table:table-cell office:value-type="float" office:value="0.9146">
                <text:p>0.9146</text:p>
              </table:table-cell>
              <table:table-cell office:value-type="float" office:value="0.9085">
                <text:p>0.9085</text:p>
              </table:table-cell>
              <table:table-cell office:value-type="float" office:value="0.8978">
                <text:p>0.8978</text:p>
              </table:table-cell>
              <table:table-cell office:value-type="float" office:value="0.8866">
                <text:p>0.8866</text:p>
              </table:table-cell>
              <table:table-cell office:value-type="float" office:value="0.8906">
                <text:p>0.8906</text:p>
              </table:table-cell>
              <table:table-cell office:value-type="float" office:value="0.8803">
                <text:p>0.8803</text:p>
              </table:table-cell>
              <table:table-cell office:value-type="float" office:value="0.8674">
                <text:p>0.8674</text:p>
              </table:table-cell>
              <table:table-cell office:value-type="float" office:value="0.8608">
                <text:p>0.8608</text:p>
              </table:table-cell>
              <table:table-cell office:value-type="float" office:value="0.8548">
                <text:p>0.8548</text:p>
              </table:table-cell>
              <table:table-cell office:value-type="float" office:value="0.8472">
                <text:p>0.8472</text:p>
              </table:table-cell>
              <table:table-cell office:value-type="float" office:value="0.8381">
                <text:p>0.8381</text:p>
              </table:table-cell>
              <table:table-cell office:value-type="float" office:value="0.8349">
                <text:p>0.8349</text:p>
              </table:table-cell>
              <table:table-cell office:value-type="float" office:value="0.8332">
                <text:p>0.8332</text:p>
              </table:table-cell>
              <table:table-cell office:value-type="float" office:value="0.8195">
                <text:p>0.8195</text:p>
              </table:table-cell>
              <table:table-cell office:value-type="float" office:value="0.8104">
                <text:p>0.8104</text:p>
              </table:table-cell>
              <table:table-cell office:value-type="float" office:value="0.8036">
                <text:p>0.8036</text:p>
              </table:table-cell>
              <table:table-cell office:value-type="float" office:value="0.8058">
                <text:p>0.8058</text:p>
              </table:table-cell>
              <table:table-cell office:value-type="float" office:value="0.7907">
                <text:p>0.7907</text:p>
              </table:table-cell>
              <table:table-cell office:value-type="float" office:value="0.8022">
                <text:p>0.8022</text:p>
              </table:table-cell>
              <table:table-cell office:value-type="float" office:value="0.7869">
                <text:p>0.7869</text:p>
              </table:table-cell>
              <table:table-cell office:value-type="float" office:value="0.7744">
                <text:p>0.7744</text:p>
              </table:table-cell>
              <table:table-cell office:value-type="float" office:value="0.7744">
                <text:p>0.7744</text:p>
              </table:table-cell>
              <table:table-cell office:value-type="float" office:value="0.7758">
                <text:p>0.7758</text:p>
              </table:table-cell>
              <table:table-cell office:value-type="float" office:value="0.7711">
                <text:p>0.7711</text:p>
              </table:table-cell>
              <table:table-cell office:value-type="float" office:value="0.7658">
                <text:p>0.7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1">
                <text:p>0.9991</text:p>
              </table:table-cell>
              <table:table-cell office:value-type="float" office:value="0.998">
                <text:p>0.998</text:p>
              </table:table-cell>
              <table:table-cell office:value-type="float" office:value="0.9964">
                <text:p>0.9964</text:p>
              </table:table-cell>
              <table:table-cell office:value-type="float" office:value="0.9946">
                <text:p>0.9946</text:p>
              </table:table-cell>
              <table:table-cell office:value-type="float" office:value="0.9892">
                <text:p>0.9892</text:p>
              </table:table-cell>
              <table:table-cell office:value-type="float" office:value="0.9836">
                <text:p>0.9836</text:p>
              </table:table-cell>
              <table:table-cell office:value-type="float" office:value="0.9795">
                <text:p>0.9795</text:p>
              </table:table-cell>
              <table:table-cell office:value-type="float" office:value="0.9728">
                <text:p>0.9728</text:p>
              </table:table-cell>
              <table:table-cell office:value-type="float" office:value="0.9669">
                <text:p>0.9669</text:p>
              </table:table-cell>
              <table:table-cell office:value-type="float" office:value="0.9579">
                <text:p>0.9579</text:p>
              </table:table-cell>
              <table:table-cell office:value-type="float" office:value="0.9448">
                <text:p>0.9448</text:p>
              </table:table-cell>
              <table:table-cell office:value-type="float" office:value="0.9375">
                <text:p>0.9375</text:p>
              </table:table-cell>
              <table:table-cell office:value-type="float" office:value="0.9339">
                <text:p>0.9339</text:p>
              </table:table-cell>
              <table:table-cell office:value-type="float" office:value="0.9246">
                <text:p>0.9246</text:p>
              </table:table-cell>
              <table:table-cell office:value-type="float" office:value="0.9112">
                <text:p>0.9112</text:p>
              </table:table-cell>
              <table:table-cell office:value-type="float" office:value="0.9118">
                <text:p>0.9118</text:p>
              </table:table-cell>
              <table:table-cell office:value-type="float" office:value="0.894">
                <text:p>0.894</text:p>
              </table:table-cell>
              <table:table-cell office:value-type="float" office:value="0.8859">
                <text:p>0.8859</text:p>
              </table:table-cell>
              <table:table-cell office:value-type="float" office:value="0.8824">
                <text:p>0.8824</text:p>
              </table:table-cell>
              <table:table-cell office:value-type="float" office:value="0.8762">
                <text:p>0.8762</text:p>
              </table:table-cell>
              <table:table-cell office:value-type="float" office:value="0.8681">
                <text:p>0.8681</text:p>
              </table:table-cell>
              <table:table-cell office:value-type="float" office:value="0.8544">
                <text:p>0.8544</text:p>
              </table:table-cell>
              <table:table-cell office:value-type="float" office:value="0.8437">
                <text:p>0.8437</text:p>
              </table:table-cell>
              <table:table-cell office:value-type="float" office:value="0.841">
                <text:p>0.841</text:p>
              </table:table-cell>
              <table:table-cell office:value-type="float" office:value="0.8306">
                <text:p>0.8306</text:p>
              </table:table-cell>
              <table:table-cell office:value-type="float" office:value="0.8215">
                <text:p>0.8215</text:p>
              </table:table-cell>
              <table:table-cell office:value-type="float" office:value="0.8182">
                <text:p>0.8182</text:p>
              </table:table-cell>
              <table:table-cell office:value-type="float" office:value="0.815">
                <text:p>0.815</text:p>
              </table:table-cell>
              <table:table-cell office:value-type="float" office:value="0.8032">
                <text:p>0.8032</text:p>
              </table:table-cell>
              <table:table-cell office:value-type="float" office:value="0.8017">
                <text:p>0.8017</text:p>
              </table:table-cell>
              <table:table-cell office:value-type="float" office:value="0.792">
                <text:p>0.792</text:p>
              </table:table-cell>
              <table:table-cell office:value-type="float" office:value="0.7891">
                <text:p>0.7891</text:p>
              </table:table-cell>
              <table:table-cell office:value-type="float" office:value="0.7898">
                <text:p>0.7898</text:p>
              </table:table-cell>
              <table:table-cell office:value-type="float" office:value="0.774">
                <text:p>0.774</text:p>
              </table:table-cell>
              <table:table-cell office:value-type="float" office:value="0.7727">
                <text:p>0.7727</text:p>
              </table:table-cell>
              <table:table-cell office:value-type="float" office:value="0.7687">
                <text:p>0.7687</text:p>
              </table:table-cell>
              <table:table-cell office:value-type="float" office:value="0.7574">
                <text:p>0.7574</text:p>
              </table:table-cell>
              <table:table-cell office:value-type="float" office:value="0.7597">
                <text:p>0.7597</text:p>
              </table:table-cell>
              <table:table-cell office:value-type="float" office:value="0.7504">
                <text:p>0.7504</text:p>
              </table:table-cell>
              <table:table-cell office:value-type="float" office:value="0.7448">
                <text:p>0.7448</text:p>
              </table:table-cell>
              <table:table-cell office:value-type="float" office:value="0.7407">
                <text:p>0.7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986">
                <text:p>0.9986</text:p>
              </table:table-cell>
              <table:table-cell office:value-type="float" office:value="0.9976">
                <text:p>0.9976</text:p>
              </table:table-cell>
              <table:table-cell office:value-type="float" office:value="0.9935">
                <text:p>0.9935</text:p>
              </table:table-cell>
              <table:table-cell office:value-type="float" office:value="0.9891">
                <text:p>0.9891</text:p>
              </table:table-cell>
              <table:table-cell office:value-type="float" office:value="0.9827">
                <text:p>0.9827</text:p>
              </table:table-cell>
              <table:table-cell office:value-type="float" office:value="0.9785">
                <text:p>0.9785</text:p>
              </table:table-cell>
              <table:table-cell office:value-type="float" office:value="0.9677">
                <text:p>0.9677</text:p>
              </table:table-cell>
              <table:table-cell office:value-type="float" office:value="0.9581">
                <text:p>0.9581</text:p>
              </table:table-cell>
              <table:table-cell office:value-type="float" office:value="0.9548">
                <text:p>0.9548</text:p>
              </table:table-cell>
              <table:table-cell office:value-type="float" office:value="0.9449">
                <text:p>0.9449</text:p>
              </table:table-cell>
              <table:table-cell office:value-type="float" office:value="0.9313">
                <text:p>0.9313</text:p>
              </table:table-cell>
              <table:table-cell office:value-type="float" office:value="0.9255">
                <text:p>0.9255</text:p>
              </table:table-cell>
              <table:table-cell office:value-type="float" office:value="0.9104">
                <text:p>0.9104</text:p>
              </table:table-cell>
              <table:table-cell office:value-type="float" office:value="0.9037">
                <text:p>0.9037</text:p>
              </table:table-cell>
              <table:table-cell office:value-type="float" office:value="0.8878">
                <text:p>0.8878</text:p>
              </table:table-cell>
              <table:table-cell office:value-type="float" office:value="0.8937">
                <text:p>0.8937</text:p>
              </table:table-cell>
              <table:table-cell office:value-type="float" office:value="0.8841">
                <text:p>0.8841</text:p>
              </table:table-cell>
              <table:table-cell office:value-type="float" office:value="0.8674">
                <text:p>0.8674</text:p>
              </table:table-cell>
              <table:table-cell office:value-type="float" office:value="0.854">
                <text:p>0.854</text:p>
              </table:table-cell>
              <table:table-cell office:value-type="float" office:value="0.8499">
                <text:p>0.8499</text:p>
              </table:table-cell>
              <table:table-cell office:value-type="float" office:value="0.8426">
                <text:p>0.8426</text:p>
              </table:table-cell>
              <table:table-cell office:value-type="float" office:value="0.8286">
                <text:p>0.8286</text:p>
              </table:table-cell>
              <table:table-cell office:value-type="float" office:value="0.8272">
                <text:p>0.8272</text:p>
              </table:table-cell>
              <table:table-cell office:value-type="float" office:value="0.8171">
                <text:p>0.8171</text:p>
              </table:table-cell>
              <table:table-cell office:value-type="float" office:value="0.8111">
                <text:p>0.8111</text:p>
              </table:table-cell>
              <table:table-cell office:value-type="float" office:value="0.8026">
                <text:p>0.8026</text:p>
              </table:table-cell>
              <table:table-cell office:value-type="float" office:value="0.7963">
                <text:p>0.7963</text:p>
              </table:table-cell>
              <table:table-cell office:value-type="float" office:value="0.789">
                <text:p>0.789</text:p>
              </table:table-cell>
              <table:table-cell office:value-type="float" office:value="0.7881">
                <text:p>0.7881</text:p>
              </table:table-cell>
              <table:table-cell office:value-type="float" office:value="0.7721">
                <text:p>0.7721</text:p>
              </table:table-cell>
              <table:table-cell office:value-type="float" office:value="0.7724">
                <text:p>0.7724</text:p>
              </table:table-cell>
              <table:table-cell office:value-type="float" office:value="0.7638">
                <text:p>0.7638</text:p>
              </table:table-cell>
              <table:table-cell office:value-type="float" office:value="0.7545">
                <text:p>0.7545</text:p>
              </table:table-cell>
              <table:table-cell office:value-type="float" office:value="0.7601">
                <text:p>0.7601</text:p>
              </table:table-cell>
              <table:table-cell office:value-type="float" office:value="0.7555">
                <text:p>0.7555</text:p>
              </table:table-cell>
              <table:table-cell office:value-type="float" office:value="0.7524">
                <text:p>0.7524</text:p>
              </table:table-cell>
              <table:table-cell office:value-type="float" office:value="0.7429">
                <text:p>0.7429</text:p>
              </table:table-cell>
              <table:table-cell office:value-type="float" office:value="0.7362">
                <text:p>0.7362</text:p>
              </table:table-cell>
              <table:table-cell office:value-type="float" office:value="0.7317">
                <text:p>0.7317</text:p>
              </table:table-cell>
              <table:table-cell office:value-type="float" office:value="0.7361">
                <text:p>0.7361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987">
                <text:p>0.9987</text:p>
              </table:table-cell>
              <table:table-cell office:value-type="float" office:value="0.9955">
                <text:p>0.9955</text:p>
              </table:table-cell>
              <table:table-cell office:value-type="float" office:value="0.9925">
                <text:p>0.9925</text:p>
              </table:table-cell>
              <table:table-cell office:value-type="float" office:value="0.9863">
                <text:p>0.9863</text:p>
              </table:table-cell>
              <table:table-cell office:value-type="float" office:value="0.9824">
                <text:p>0.9824</text:p>
              </table:table-cell>
              <table:table-cell office:value-type="float" office:value="0.975">
                <text:p>0.975</text:p>
              </table:table-cell>
              <table:table-cell office:value-type="float" office:value="0.9635">
                <text:p>0.9635</text:p>
              </table:table-cell>
              <table:table-cell office:value-type="float" office:value="0.9563">
                <text:p>0.9563</text:p>
              </table:table-cell>
              <table:table-cell office:value-type="float" office:value="0.9429">
                <text:p>0.9429</text:p>
              </table:table-cell>
              <table:table-cell office:value-type="float" office:value="0.9368">
                <text:p>0.9368</text:p>
              </table:table-cell>
              <table:table-cell office:value-type="float" office:value="0.9212">
                <text:p>0.9212</text:p>
              </table:table-cell>
              <table:table-cell office:value-type="float" office:value="0.9137">
                <text:p>0.9137</text:p>
              </table:table-cell>
              <table:table-cell office:value-type="float" office:value="0.8989">
                <text:p>0.8989</text:p>
              </table:table-cell>
              <table:table-cell office:value-type="float" office:value="0.8989">
                <text:p>0.8989</text:p>
              </table:table-cell>
              <table:table-cell office:value-type="float" office:value="0.8812">
                <text:p>0.8812</text:p>
              </table:table-cell>
              <table:table-cell office:value-type="float" office:value="0.8702">
                <text:p>0.8702</text:p>
              </table:table-cell>
              <table:table-cell office:value-type="float" office:value="0.8568">
                <text:p>0.8568</text:p>
              </table:table-cell>
              <table:table-cell office:value-type="float" office:value="0.8589">
                <text:p>0.8589</text:p>
              </table:table-cell>
              <table:table-cell office:value-type="float" office:value="0.8462">
                <text:p>0.8462</text:p>
              </table:table-cell>
              <table:table-cell office:value-type="float" office:value="0.8341">
                <text:p>0.8341</text:p>
              </table:table-cell>
              <table:table-cell office:value-type="float" office:value="0.8344">
                <text:p>0.8344</text:p>
              </table:table-cell>
              <table:table-cell office:value-type="float" office:value="0.8196">
                <text:p>0.8196</text:p>
              </table:table-cell>
              <table:table-cell office:value-type="float" office:value="0.8105">
                <text:p>0.8105</text:p>
              </table:table-cell>
              <table:table-cell office:value-type="float" office:value="0.8013">
                <text:p>0.8013</text:p>
              </table:table-cell>
              <table:table-cell office:value-type="float" office:value="0.7987">
                <text:p>0.7987</text:p>
              </table:table-cell>
              <table:table-cell office:value-type="float" office:value="0.7895">
                <text:p>0.7895</text:p>
              </table:table-cell>
              <table:table-cell office:value-type="float" office:value="0.7803">
                <text:p>0.7803</text:p>
              </table:table-cell>
              <table:table-cell office:value-type="float" office:value="0.7729">
                <text:p>0.7729</text:p>
              </table:table-cell>
              <table:table-cell office:value-type="float" office:value="0.768">
                <text:p>0.768</text:p>
              </table:table-cell>
              <table:table-cell office:value-type="float" office:value="0.7679">
                <text:p>0.7679</text:p>
              </table:table-cell>
              <table:table-cell office:value-type="float" office:value="0.7599">
                <text:p>0.7599</text:p>
              </table:table-cell>
              <table:table-cell office:value-type="float" office:value="0.7568">
                <text:p>0.7568</text:p>
              </table:table-cell>
              <table:table-cell office:value-type="float" office:value="0.7506">
                <text:p>0.7506</text:p>
              </table:table-cell>
              <table:table-cell office:value-type="float" office:value="0.7425">
                <text:p>0.7425</text:p>
              </table:table-cell>
              <table:table-cell office:value-type="float" office:value="0.7423">
                <text:p>0.7423</text:p>
              </table:table-cell>
              <table:table-cell office:value-type="float" office:value="0.7268">
                <text:p>0.7268</text:p>
              </table:table-cell>
              <table:table-cell office:value-type="float" office:value="0.7334">
                <text:p>0.7334</text:p>
              </table:table-cell>
              <table:table-cell office:value-type="float" office:value="0.7231">
                <text:p>0.7231</text:p>
              </table:table-cell>
              <table:table-cell office:value-type="float" office:value="0.7155">
                <text:p>0.7155</text:p>
              </table:table-cell>
              <table:table-cell office:value-type="float" office:value="0.7069">
                <text:p>0.7069</text:p>
              </table:table-cell>
              <table:table-cell office:value-type="float" office:value="0.715">
                <text:p>0.715</text:p>
              </table:table-cell>
              <table:table-cell office:value-type="float" office:value="0.7022">
                <text:p>0.7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7">
                <text:p>0.9997</text:p>
              </table:table-cell>
              <table:table-cell office:value-type="float" office:value="0.9987">
                <text:p>0.9987</text:p>
              </table:table-cell>
              <table:table-cell office:value-type="float" office:value="0.9966">
                <text:p>0.9966</text:p>
              </table:table-cell>
              <table:table-cell office:value-type="float" office:value="0.9931">
                <text:p>0.9931</text:p>
              </table:table-cell>
              <table:table-cell office:value-type="float" office:value="0.9886">
                <text:p>0.9886</text:p>
              </table:table-cell>
              <table:table-cell office:value-type="float" office:value="0.9791">
                <text:p>0.9791</text:p>
              </table:table-cell>
              <table:table-cell office:value-type="float" office:value="0.9728">
                <text:p>0.9728</text:p>
              </table:table-cell>
              <table:table-cell office:value-type="float" office:value="0.9617">
                <text:p>0.9617</text:p>
              </table:table-cell>
              <table:table-cell office:value-type="float" office:value="0.9496">
                <text:p>0.9496</text:p>
              </table:table-cell>
              <table:table-cell office:value-type="float" office:value="0.9432">
                <text:p>0.9432</text:p>
              </table:table-cell>
              <table:table-cell office:value-type="float" office:value="0.9225">
                <text:p>0.9225</text:p>
              </table:table-cell>
              <table:table-cell office:value-type="float" office:value="0.9165">
                <text:p>0.9165</text:p>
              </table:table-cell>
              <table:table-cell office:value-type="float" office:value="0.9078">
                <text:p>0.9078</text:p>
              </table:table-cell>
              <table:table-cell office:value-type="float" office:value="0.8878">
                <text:p>0.8878</text:p>
              </table:table-cell>
              <table:table-cell office:value-type="float" office:value="0.8835">
                <text:p>0.8835</text:p>
              </table:table-cell>
              <table:table-cell office:value-type="float" office:value="0.8708">
                <text:p>0.8708</text:p>
              </table:table-cell>
              <table:table-cell office:value-type="float" office:value="0.8555">
                <text:p>0.8555</text:p>
              </table:table-cell>
              <table:table-cell office:value-type="float" office:value="0.8532">
                <text:p>0.8532</text:p>
              </table:table-cell>
              <table:table-cell office:value-type="float" office:value="0.8382">
                <text:p>0.8382</text:p>
              </table:table-cell>
              <table:table-cell office:value-type="float" office:value="0.831">
                <text:p>0.831</text:p>
              </table:table-cell>
              <table:table-cell office:value-type="float" office:value="0.8229">
                <text:p>0.8229</text:p>
              </table:table-cell>
              <table:table-cell office:value-type="float" office:value="0.8139">
                <text:p>0.8139</text:p>
              </table:table-cell>
              <table:table-cell office:value-type="float" office:value="0.8062">
                <text:p>0.8062</text:p>
              </table:table-cell>
              <table:table-cell office:value-type="float" office:value="0.7984">
                <text:p>0.7984</text:p>
              </table:table-cell>
              <table:table-cell office:value-type="float" office:value="0.7821">
                <text:p>0.7821</text:p>
              </table:table-cell>
              <table:table-cell office:value-type="float" office:value="0.7756">
                <text:p>0.7756</text:p>
              </table:table-cell>
              <table:table-cell office:value-type="float" office:value="0.7769">
                <text:p>0.7769</text:p>
              </table:table-cell>
              <table:table-cell office:value-type="float" office:value="0.7683">
                <text:p>0.7683</text:p>
              </table:table-cell>
              <table:table-cell office:value-type="float" office:value="0.7544">
                <text:p>0.7544</text:p>
              </table:table-cell>
              <table:table-cell office:value-type="float" office:value="0.7482">
                <text:p>0.7482</text:p>
              </table:table-cell>
              <table:table-cell office:value-type="float" office:value="0.7512">
                <text:p>0.7512</text:p>
              </table:table-cell>
              <table:table-cell office:value-type="float" office:value="0.7424">
                <text:p>0.7424</text:p>
              </table:table-cell>
              <table:table-cell office:value-type="float" office:value="0.7384">
                <text:p>0.7384</text:p>
              </table:table-cell>
              <table:table-cell office:value-type="float" office:value="0.7191">
                <text:p>0.7191</text:p>
              </table:table-cell>
              <table:table-cell office:value-type="float" office:value="0.722">
                <text:p>0.722</text:p>
              </table:table-cell>
              <table:table-cell office:value-type="float" office:value="0.7221">
                <text:p>0.7221</text:p>
              </table:table-cell>
              <table:table-cell office:value-type="float" office:value="0.7262">
                <text:p>0.7262</text:p>
              </table:table-cell>
              <table:table-cell office:value-type="float" office:value="0.7134">
                <text:p>0.7134</text:p>
              </table:table-cell>
              <table:table-cell office:value-type="float" office:value="0.7154">
                <text:p>0.7154</text:p>
              </table:table-cell>
              <table:table-cell office:value-type="float" office:value="0.6922">
                <text:p>0.6922</text:p>
              </table:table-cell>
              <table:table-cell office:value-type="float" office:value="0.703">
                <text:p>0.703</text:p>
              </table:table-cell>
              <table:table-cell office:value-type="float" office:value="0.6997">
                <text:p>0.6997</text:p>
              </table:table-cell>
              <table:table-cell office:value-type="float" office:value="0.6947">
                <text:p>0.6947</text:p>
              </table:table-cell>
              <table:table-cell office:value-type="float" office:value="0.6903">
                <text:p>0.6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">
                <text:p>0.9995</text:p>
              </table:table-cell>
              <table:table-cell office:value-type="float" office:value="0.9961">
                <text:p>0.9961</text:p>
              </table:table-cell>
              <table:table-cell office:value-type="float" office:value="0.9931">
                <text:p>0.9931</text:p>
              </table:table-cell>
              <table:table-cell office:value-type="float" office:value="0.9858">
                <text:p>0.9858</text:p>
              </table:table-cell>
              <table:table-cell office:value-type="float" office:value="0.9774">
                <text:p>0.9774</text:p>
              </table:table-cell>
              <table:table-cell office:value-type="float" office:value="0.9669">
                <text:p>0.9669</text:p>
              </table:table-cell>
              <table:table-cell office:value-type="float" office:value="0.9565">
                <text:p>0.9565</text:p>
              </table:table-cell>
              <table:table-cell office:value-type="float" office:value="0.9451">
                <text:p>0.9451</text:p>
              </table:table-cell>
              <table:table-cell office:value-type="float" office:value="0.9299">
                <text:p>0.9299</text:p>
              </table:table-cell>
              <table:table-cell office:value-type="float" office:value="0.9092">
                <text:p>0.9092</text:p>
              </table:table-cell>
              <table:table-cell office:value-type="float" office:value="0.9093">
                <text:p>0.9093</text:p>
              </table:table-cell>
              <table:table-cell office:value-type="float" office:value="0.8946">
                <text:p>0.8946</text:p>
              </table:table-cell>
              <table:table-cell office:value-type="float" office:value="0.8788">
                <text:p>0.8788</text:p>
              </table:table-cell>
              <table:table-cell office:value-type="float" office:value="0.8791">
                <text:p>0.8791</text:p>
              </table:table-cell>
              <table:table-cell office:value-type="float" office:value="0.8521">
                <text:p>0.8521</text:p>
              </table:table-cell>
              <table:table-cell office:value-type="float" office:value="0.8391">
                <text:p>0.8391</text:p>
              </table:table-cell>
              <table:table-cell office:value-type="float" office:value="0.8278">
                <text:p>0.8278</text:p>
              </table:table-cell>
              <table:table-cell office:value-type="float" office:value="0.8288">
                <text:p>0.8288</text:p>
              </table:table-cell>
              <table:table-cell office:value-type="float" office:value="0.8098">
                <text:p>0.8098</text:p>
              </table:table-cell>
              <table:table-cell office:value-type="float" office:value="0.8007">
                <text:p>0.8007</text:p>
              </table:table-cell>
              <table:table-cell office:value-type="float" office:value="0.7896">
                <text:p>0.7896</text:p>
              </table:table-cell>
              <table:table-cell office:value-type="float" office:value="0.7866">
                <text:p>0.7866</text:p>
              </table:table-cell>
              <table:table-cell office:value-type="float" office:value="0.7793">
                <text:p>0.7793</text:p>
              </table:table-cell>
              <table:table-cell office:value-type="float" office:value="0.7668">
                <text:p>0.7668</text:p>
              </table:table-cell>
              <table:table-cell office:value-type="float" office:value="0.7633">
                <text:p>0.7633</text:p>
              </table:table-cell>
              <table:table-cell office:value-type="float" office:value="0.7649">
                <text:p>0.7649</text:p>
              </table:table-cell>
              <table:table-cell office:value-type="float" office:value="0.7486">
                <text:p>0.7486</text:p>
              </table:table-cell>
              <table:table-cell office:value-type="float" office:value="0.7476">
                <text:p>0.7476</text:p>
              </table:table-cell>
              <table:table-cell office:value-type="float" office:value="0.7432">
                <text:p>0.7432</text:p>
              </table:table-cell>
              <table:table-cell office:value-type="float" office:value="0.7265">
                <text:p>0.7265</text:p>
              </table:table-cell>
              <table:table-cell office:value-type="float" office:value="0.7345">
                <text:p>0.7345</text:p>
              </table:table-cell>
              <table:table-cell office:value-type="float" office:value="0.7226">
                <text:p>0.7226</text:p>
              </table:table-cell>
              <table:table-cell office:value-type="float" office:value="0.7127">
                <text:p>0.7127</text:p>
              </table:table-cell>
              <table:table-cell office:value-type="float" office:value="0.7116">
                <text:p>0.7116</text:p>
              </table:table-cell>
              <table:table-cell office:value-type="float" office:value="0.7043">
                <text:p>0.7043</text:p>
              </table:table-cell>
              <table:table-cell office:value-type="float" office:value="0.702">
                <text:p>0.702</text:p>
              </table:table-cell>
              <table:table-cell office:value-type="float" office:value="0.6967">
                <text:p>0.6967</text:p>
              </table:table-cell>
              <table:table-cell office:value-type="float" office:value="0.6918">
                <text:p>0.6918</text:p>
              </table:table-cell>
              <table:table-cell office:value-type="float" office:value="0.6979">
                <text:p>0.6979</text:p>
              </table:table-cell>
              <table:table-cell office:value-type="float" office:value="0.6897">
                <text:p>0.6897</text:p>
              </table:table-cell>
              <table:table-cell office:value-type="float" office:value="0.6854">
                <text:p>0.6854</text:p>
              </table:table-cell>
              <table:table-cell office:value-type="float" office:value="0.6809">
                <text:p>0.6809</text:p>
              </table:table-cell>
              <table:table-cell office:value-type="float" office:value="0.6696">
                <text:p>0.6696</text:p>
              </table:table-cell>
              <table:table-cell office:value-type="float" office:value="0.6787">
                <text:p>0.6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4">
                <text:p>0.9994</text:p>
              </table:table-cell>
              <table:table-cell office:value-type="float" office:value="0.998">
                <text:p>0.998</text:p>
              </table:table-cell>
              <table:table-cell office:value-type="float" office:value="0.9939">
                <text:p>0.9939</text:p>
              </table:table-cell>
              <table:table-cell office:value-type="float" office:value="0.9875">
                <text:p>0.9875</text:p>
              </table:table-cell>
              <table:table-cell office:value-type="float" office:value="0.9757">
                <text:p>0.9757</text:p>
              </table:table-cell>
              <table:table-cell office:value-type="float" office:value="0.9632">
                <text:p>0.9632</text:p>
              </table:table-cell>
              <table:table-cell office:value-type="float" office:value="0.9518">
                <text:p>0.9518</text:p>
              </table:table-cell>
              <table:table-cell office:value-type="float" office:value="0.9388">
                <text:p>0.9388</text:p>
              </table:table-cell>
              <table:table-cell office:value-type="float" office:value="0.928">
                <text:p>0.928</text:p>
              </table:table-cell>
              <table:table-cell office:value-type="float" office:value="0.9102">
                <text:p>0.9102</text:p>
              </table:table-cell>
              <table:table-cell office:value-type="float" office:value="0.8975">
                <text:p>0.8975</text:p>
              </table:table-cell>
              <table:table-cell office:value-type="float" office:value="0.8832">
                <text:p>0.8832</text:p>
              </table:table-cell>
              <table:table-cell office:value-type="float" office:value="0.8646">
                <text:p>0.8646</text:p>
              </table:table-cell>
              <table:table-cell office:value-type="float" office:value="0.8645">
                <text:p>0.8645</text:p>
              </table:table-cell>
              <table:table-cell office:value-type="float" office:value="0.8466">
                <text:p>0.8466</text:p>
              </table:table-cell>
              <table:table-cell office:value-type="float" office:value="0.8347">
                <text:p>0.8347</text:p>
              </table:table-cell>
              <table:table-cell office:value-type="float" office:value="0.816">
                <text:p>0.816</text:p>
              </table:table-cell>
              <table:table-cell office:value-type="float" office:value="0.8081">
                <text:p>0.8081</text:p>
              </table:table-cell>
              <table:table-cell office:value-type="float" office:value="0.7968">
                <text:p>0.7968</text:p>
              </table:table-cell>
              <table:table-cell office:value-type="float" office:value="0.7848">
                <text:p>0.7848</text:p>
              </table:table-cell>
              <table:table-cell office:value-type="float" office:value="0.7785">
                <text:p>0.7785</text:p>
              </table:table-cell>
              <table:table-cell office:value-type="float" office:value="0.7783">
                <text:p>0.7783</text:p>
              </table:table-cell>
              <table:table-cell office:value-type="float" office:value="0.7609">
                <text:p>0.7609</text:p>
              </table:table-cell>
              <table:table-cell office:value-type="float" office:value="0.7502">
                <text:p>0.7502</text:p>
              </table:table-cell>
              <table:table-cell office:value-type="float" office:value="0.7511">
                <text:p>0.7511</text:p>
              </table:table-cell>
              <table:table-cell office:value-type="float" office:value="0.7406">
                <text:p>0.7406</text:p>
              </table:table-cell>
              <table:table-cell office:value-type="float" office:value="0.7373">
                <text:p>0.7373</text:p>
              </table:table-cell>
              <table:table-cell office:value-type="float" office:value="0.7307">
                <text:p>0.7307</text:p>
              </table:table-cell>
              <table:table-cell office:value-type="float" office:value="0.718">
                <text:p>0.718</text:p>
              </table:table-cell>
              <table:table-cell office:value-type="float" office:value="0.7213">
                <text:p>0.7213</text:p>
              </table:table-cell>
              <table:table-cell office:value-type="float" office:value="0.7037">
                <text:p>0.7037</text:p>
              </table:table-cell>
              <table:table-cell office:value-type="float" office:value="0.7061">
                <text:p>0.7061</text:p>
              </table:table-cell>
              <table:table-cell office:value-type="float" office:value="0.7066">
                <text:p>0.7066</text:p>
              </table:table-cell>
              <table:table-cell office:value-type="float" office:value="0.6957">
                <text:p>0.6957</text:p>
              </table:table-cell>
              <table:table-cell office:value-type="float" office:value="0.6927">
                <text:p>0.6927</text:p>
              </table:table-cell>
              <table:table-cell office:value-type="float" office:value="0.6951">
                <text:p>0.6951</text:p>
              </table:table-cell>
              <table:table-cell office:value-type="float" office:value="0.6844">
                <text:p>0.6844</text:p>
              </table:table-cell>
              <table:table-cell office:value-type="float" office:value="0.681">
                <text:p>0.681</text:p>
              </table:table-cell>
              <table:table-cell office:value-type="float" office:value="0.672">
                <text:p>0.672</text:p>
              </table:table-cell>
              <table:table-cell office:value-type="float" office:value="0.6647">
                <text:p>0.6647</text:p>
              </table:table-cell>
              <table:table-cell office:value-type="float" office:value="0.6715">
                <text:p>0.6715</text:p>
              </table:table-cell>
              <table:table-cell office:value-type="float" office:value="0.6624">
                <text:p>0.6624</text:p>
              </table:table-cell>
              <table:table-cell office:value-type="float" office:value="0.6608">
                <text:p>0.6608</text:p>
              </table:table-cell>
              <table:table-cell office:value-type="float" office:value="0.6532">
                <text:p>0.6532</text:p>
              </table:table-cell>
              <table:table-cell office:value-type="float" office:value="0.6592">
                <text:p>0.6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">
                <text:p>0.999</text:p>
              </table:table-cell>
              <table:table-cell office:value-type="float" office:value="0.9943">
                <text:p>0.9943</text:p>
              </table:table-cell>
              <table:table-cell office:value-type="float" office:value="0.9857">
                <text:p>0.9857</text:p>
              </table:table-cell>
              <table:table-cell office:value-type="float" office:value="0.9792">
                <text:p>0.9792</text:p>
              </table:table-cell>
              <table:table-cell office:value-type="float" office:value="0.9635">
                <text:p>0.9635</text:p>
              </table:table-cell>
              <table:table-cell office:value-type="float" office:value="0.9495">
                <text:p>0.9495</text:p>
              </table:table-cell>
              <table:table-cell office:value-type="float" office:value="0.9313">
                <text:p>0.9313</text:p>
              </table:table-cell>
              <table:table-cell office:value-type="float" office:value="0.923">
                <text:p>0.923</text:p>
              </table:table-cell>
              <table:table-cell office:value-type="float" office:value="0.8946">
                <text:p>0.8946</text:p>
              </table:table-cell>
              <table:table-cell office:value-type="float" office:value="0.8818">
                <text:p>0.8818</text:p>
              </table:table-cell>
              <table:table-cell office:value-type="float" office:value="0.8632">
                <text:p>0.8632</text:p>
              </table:table-cell>
              <table:table-cell office:value-type="float" office:value="0.8583">
                <text:p>0.8583</text:p>
              </table:table-cell>
              <table:table-cell office:value-type="float" office:value="0.83">
                <text:p>0.83</text:p>
              </table:table-cell>
              <table:table-cell office:value-type="float" office:value="0.8263">
                <text:p>0.8263</text:p>
              </table:table-cell>
              <table:table-cell office:value-type="float" office:value="0.8175">
                <text:p>0.8175</text:p>
              </table:table-cell>
              <table:table-cell office:value-type="float" office:value="0.8039">
                <text:p>0.8039</text:p>
              </table:table-cell>
              <table:table-cell office:value-type="float" office:value="0.7908">
                <text:p>0.7908</text:p>
              </table:table-cell>
              <table:table-cell office:value-type="float" office:value="0.776">
                <text:p>0.776</text:p>
              </table:table-cell>
              <table:table-cell office:value-type="float" office:value="0.7766">
                <text:p>0.7766</text:p>
              </table:table-cell>
              <table:table-cell office:value-type="float" office:value="0.7672">
                <text:p>0.7672</text:p>
              </table:table-cell>
              <table:table-cell office:value-type="float" office:value="0.7535">
                <text:p>0.7535</text:p>
              </table:table-cell>
              <table:table-cell office:value-type="float" office:value="0.7463">
                <text:p>0.7463</text:p>
              </table:table-cell>
              <table:table-cell office:value-type="float" office:value="0.7442">
                <text:p>0.7442</text:p>
              </table:table-cell>
              <table:table-cell office:value-type="float" office:value="0.7332">
                <text:p>0.7332</text:p>
              </table:table-cell>
              <table:table-cell office:value-type="float" office:value="0.7201">
                <text:p>0.7201</text:p>
              </table:table-cell>
              <table:table-cell office:value-type="float" office:value="0.7205">
                <text:p>0.7205</text:p>
              </table:table-cell>
              <table:table-cell office:value-type="float" office:value="0.7085">
                <text:p>0.7085</text:p>
              </table:table-cell>
              <table:table-cell office:value-type="float" office:value="0.7055">
                <text:p>0.7055</text:p>
              </table:table-cell>
              <table:table-cell office:value-type="float" office:value="0.6991">
                <text:p>0.6991</text:p>
              </table:table-cell>
              <table:table-cell office:value-type="float" office:value="0.6981">
                <text:p>0.6981</text:p>
              </table:table-cell>
              <table:table-cell office:value-type="float" office:value="0.6943">
                <text:p>0.6943</text:p>
              </table:table-cell>
              <table:table-cell office:value-type="float" office:value="0.6885">
                <text:p>0.6885</text:p>
              </table:table-cell>
              <table:table-cell office:value-type="float" office:value="0.6841">
                <text:p>0.6841</text:p>
              </table:table-cell>
              <table:table-cell office:value-type="float" office:value="0.6758">
                <text:p>0.6758</text:p>
              </table:table-cell>
              <table:table-cell office:value-type="float" office:value="0.6733">
                <text:p>0.6733</text:p>
              </table:table-cell>
              <table:table-cell office:value-type="float" office:value="0.6699">
                <text:p>0.6699</text:p>
              </table:table-cell>
              <table:table-cell office:value-type="float" office:value="0.6589">
                <text:p>0.6589</text:p>
              </table:table-cell>
              <table:table-cell office:value-type="float" office:value="0.6653">
                <text:p>0.6653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23">
                <text:p>0.6523</text:p>
              </table:table-cell>
              <table:table-cell office:value-type="float" office:value="0.6508">
                <text:p>0.6508</text:p>
              </table:table-cell>
              <table:table-cell office:value-type="float" office:value="0.6525">
                <text:p>0.6525</text:p>
              </table:table-cell>
              <table:table-cell office:value-type="float" office:value="0.6378">
                <text:p>0.6378</text:p>
              </table:table-cell>
              <table:table-cell office:value-type="float" office:value="0.6309">
                <text:p>0.6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">
                <text:p>0.9993</text:p>
              </table:table-cell>
              <table:table-cell office:value-type="float" office:value="0.9963">
                <text:p>0.9963</text:p>
              </table:table-cell>
              <table:table-cell office:value-type="float" office:value="0.9859">
                <text:p>0.9859</text:p>
              </table:table-cell>
              <table:table-cell office:value-type="float" office:value="0.9762">
                <text:p>0.9762</text:p>
              </table:table-cell>
              <table:table-cell office:value-type="float" office:value="0.9597">
                <text:p>0.9597</text:p>
              </table:table-cell>
              <table:table-cell office:value-type="float" office:value="0.9463">
                <text:p>0.9463</text:p>
              </table:table-cell>
              <table:table-cell office:value-type="float" office:value="0.9276">
                <text:p>0.9276</text:p>
              </table:table-cell>
              <table:table-cell office:value-type="float" office:value="0.9011">
                <text:p>0.9011</text:p>
              </table:table-cell>
              <table:table-cell office:value-type="float" office:value="0.894">
                <text:p>0.894</text:p>
              </table:table-cell>
              <table:table-cell office:value-type="float" office:value="0.8699">
                <text:p>0.8699</text:p>
              </table:table-cell>
              <table:table-cell office:value-type="float" office:value="0.8576">
                <text:p>0.8576</text:p>
              </table:table-cell>
              <table:table-cell office:value-type="float" office:value="0.8368">
                <text:p>0.8368</text:p>
              </table:table-cell>
              <table:table-cell office:value-type="float" office:value="0.8247">
                <text:p>0.8247</text:p>
              </table:table-cell>
              <table:table-cell office:value-type="float" office:value="0.8112">
                <text:p>0.8112</text:p>
              </table:table-cell>
              <table:table-cell office:value-type="float" office:value="0.7998">
                <text:p>0.7998</text:p>
              </table:table-cell>
              <table:table-cell office:value-type="float" office:value="0.7957">
                <text:p>0.7957</text:p>
              </table:table-cell>
              <table:table-cell office:value-type="float" office:value="0.7746">
                <text:p>0.7746</text:p>
              </table:table-cell>
              <table:table-cell office:value-type="float" office:value="0.7632">
                <text:p>0.7632</text:p>
              </table:table-cell>
              <table:table-cell office:value-type="float" office:value="0.7643">
                <text:p>0.7643</text:p>
              </table:table-cell>
              <table:table-cell office:value-type="float" office:value="0.7486">
                <text:p>0.7486</text:p>
              </table:table-cell>
              <table:table-cell office:value-type="float" office:value="0.7375">
                <text:p>0.7375</text:p>
              </table:table-cell>
              <table:table-cell office:value-type="float" office:value="0.7205">
                <text:p>0.7205</text:p>
              </table:table-cell>
              <table:table-cell office:value-type="float" office:value="0.7195">
                <text:p>0.7195</text:p>
              </table:table-cell>
              <table:table-cell office:value-type="float" office:value="0.722">
                <text:p>0.722</text:p>
              </table:table-cell>
              <table:table-cell office:value-type="float" office:value="0.7129">
                <text:p>0.7129</text:p>
              </table:table-cell>
              <table:table-cell office:value-type="float" office:value="0.6998">
                <text:p>0.6998</text:p>
              </table:table-cell>
              <table:table-cell office:value-type="float" office:value="0.6964">
                <text:p>0.6964</text:p>
              </table:table-cell>
              <table:table-cell office:value-type="float" office:value="0.6856">
                <text:p>0.6856</text:p>
              </table:table-cell>
              <table:table-cell office:value-type="float" office:value="0.6816">
                <text:p>0.6816</text:p>
              </table:table-cell>
              <table:table-cell office:value-type="float" office:value="0.681">
                <text:p>0.681</text:p>
              </table:table-cell>
              <table:table-cell office:value-type="float" office:value="0.6855">
                <text:p>0.6855</text:p>
              </table:table-cell>
              <table:table-cell office:value-type="float" office:value="0.6746">
                <text:p>0.6746</text:p>
              </table:table-cell>
              <table:table-cell office:value-type="float" office:value="0.6625">
                <text:p>0.6625</text:p>
              </table:table-cell>
              <table:table-cell office:value-type="float" office:value="0.6654">
                <text:p>0.6654</text:p>
              </table:table-cell>
              <table:table-cell office:value-type="float" office:value="0.6583">
                <text:p>0.6583</text:p>
              </table:table-cell>
              <table:table-cell office:value-type="float" office:value="0.6544">
                <text:p>0.6544</text:p>
              </table:table-cell>
              <table:table-cell office:value-type="float" office:value="0.6548">
                <text:p>0.6548</text:p>
              </table:table-cell>
              <table:table-cell office:value-type="float" office:value="0.6453">
                <text:p>0.6453</text:p>
              </table:table-cell>
              <table:table-cell office:value-type="float" office:value="0.6409">
                <text:p>0.6409</text:p>
              </table:table-cell>
              <table:table-cell office:value-type="float" office:value="0.647">
                <text:p>0.647</text:p>
              </table:table-cell>
              <table:table-cell office:value-type="float" office:value="0.6346">
                <text:p>0.6346</text:p>
              </table:table-cell>
              <table:table-cell office:value-type="float" office:value="0.6352">
                <text:p>0.6352</text:p>
              </table:table-cell>
              <table:table-cell office:value-type="float" office:value="0.6323">
                <text:p>0.6323</text:p>
              </table:table-cell>
              <table:table-cell office:value-type="float" office:value="0.6383">
                <text:p>0.6383</text:p>
              </table:table-cell>
              <table:table-cell office:value-type="float" office:value="0.6258">
                <text:p>0.6258</text:p>
              </table:table-cell>
              <table:table-cell office:value-type="float" office:value="0.6247">
                <text:p>0.6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6">
                <text:p>0.9996</text:p>
              </table:table-cell>
              <table:table-cell office:value-type="float" office:value="0.996">
                <text:p>0.996</text:p>
              </table:table-cell>
              <table:table-cell office:value-type="float" office:value="0.9897">
                <text:p>0.9897</text:p>
              </table:table-cell>
              <table:table-cell office:value-type="float" office:value="0.9758">
                <text:p>0.9758</text:p>
              </table:table-cell>
              <table:table-cell office:value-type="float" office:value="0.9548">
                <text:p>0.9548</text:p>
              </table:table-cell>
              <table:table-cell office:value-type="float" office:value="0.9413">
                <text:p>0.9413</text:p>
              </table:table-cell>
              <table:table-cell office:value-type="float" office:value="0.9141">
                <text:p>0.9141</text:p>
              </table:table-cell>
              <table:table-cell office:value-type="float" office:value="0.9001">
                <text:p>0.9001</text:p>
              </table:table-cell>
              <table:table-cell office:value-type="float" office:value="0.8791">
                <text:p>0.8791</text:p>
              </table:table-cell>
              <table:table-cell office:value-type="float" office:value="0.8605">
                <text:p>0.8605</text:p>
              </table:table-cell>
              <table:table-cell office:value-type="float" office:value="0.8399">
                <text:p>0.8399</text:p>
              </table:table-cell>
              <table:table-cell office:value-type="float" office:value="0.8238">
                <text:p>0.8238</text:p>
              </table:table-cell>
              <table:table-cell office:value-type="float" office:value="0.8052">
                <text:p>0.8052</text:p>
              </table:table-cell>
              <table:table-cell office:value-type="float" office:value="0.7901">
                <text:p>0.7901</text:p>
              </table:table-cell>
              <table:table-cell office:value-type="float" office:value="0.7772">
                <text:p>0.7772</text:p>
              </table:table-cell>
              <table:table-cell office:value-type="float" office:value="0.7703">
                <text:p>0.7703</text:p>
              </table:table-cell>
              <table:table-cell office:value-type="float" office:value="0.7619">
                <text:p>0.7619</text:p>
              </table:table-cell>
              <table:table-cell office:value-type="float" office:value="0.7455">
                <text:p>0.7455</text:p>
              </table:table-cell>
              <table:table-cell office:value-type="float" office:value="0.7337">
                <text:p>0.7337</text:p>
              </table:table-cell>
              <table:table-cell office:value-type="float" office:value="0.735">
                <text:p>0.735</text:p>
              </table:table-cell>
              <table:table-cell office:value-type="float" office:value="0.7192">
                <text:p>0.7192</text:p>
              </table:table-cell>
              <table:table-cell office:value-type="float" office:value="0.7047">
                <text:p>0.7047</text:p>
              </table:table-cell>
              <table:table-cell office:value-type="float" office:value="0.7074">
                <text:p>0.7074</text:p>
              </table:table-cell>
              <table:table-cell office:value-type="float" office:value="0.6953">
                <text:p>0.6953</text:p>
              </table:table-cell>
              <table:table-cell office:value-type="float" office:value="0.6907">
                <text:p>0.6907</text:p>
              </table:table-cell>
              <table:table-cell office:value-type="float" office:value="0.6831">
                <text:p>0.6831</text:p>
              </table:table-cell>
              <table:table-cell office:value-type="float" office:value="0.6807">
                <text:p>0.6807</text:p>
              </table:table-cell>
              <table:table-cell office:value-type="float" office:value="0.6724">
                <text:p>0.6724</text:p>
              </table:table-cell>
              <table:table-cell office:value-type="float" office:value="0.6701">
                <text:p>0.6701</text:p>
              </table:table-cell>
              <table:table-cell office:value-type="float" office:value="0.6651">
                <text:p>0.6651</text:p>
              </table:table-cell>
              <table:table-cell office:value-type="float" office:value="0.6586">
                <text:p>0.6586</text:p>
              </table:table-cell>
              <table:table-cell office:value-type="float" office:value="0.6556">
                <text:p>0.6556</text:p>
              </table:table-cell>
              <table:table-cell office:value-type="float" office:value="0.6547">
                <text:p>0.6547</text:p>
              </table:table-cell>
              <table:table-cell office:value-type="float" office:value="0.6488">
                <text:p>0.6488</text:p>
              </table:table-cell>
              <table:table-cell office:value-type="float" office:value="0.6486">
                <text:p>0.6486</text:p>
              </table:table-cell>
              <table:table-cell office:value-type="float" office:value="0.6391">
                <text:p>0.6391</text:p>
              </table:table-cell>
              <table:table-cell office:value-type="float" office:value="0.6395">
                <text:p>0.6395</text:p>
              </table:table-cell>
              <table:table-cell office:value-type="float" office:value="0.6298">
                <text:p>0.6298</text:p>
              </table:table-cell>
              <table:table-cell office:value-type="float" office:value="0.6379">
                <text:p>0.6379</text:p>
              </table:table-cell>
              <table:table-cell office:value-type="float" office:value="0.6288">
                <text:p>0.6288</text:p>
              </table:table-cell>
              <table:table-cell office:value-type="float" office:value="0.6334">
                <text:p>0.6334</text:p>
              </table:table-cell>
              <table:table-cell office:value-type="float" office:value="0.6232">
                <text:p>0.6232</text:p>
              </table:table-cell>
              <table:table-cell office:value-type="float" office:value="0.6276">
                <text:p>0.6276</text:p>
              </table:table-cell>
              <table:table-cell office:value-type="float" office:value="0.6134">
                <text:p>0.6134</text:p>
              </table:table-cell>
              <table:table-cell office:value-type="float" office:value="0.6146">
                <text:p>0.6146</text:p>
              </table:table-cell>
              <table:table-cell office:value-type="float" office:value="0.6117">
                <text:p>0.6117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">
                <text:p>0.998</text:p>
              </table:table-cell>
              <table:table-cell office:value-type="float" office:value="0.991">
                <text:p>0.991</text:p>
              </table:table-cell>
              <table:table-cell office:value-type="float" office:value="0.9764">
                <text:p>0.9764</text:p>
              </table:table-cell>
              <table:table-cell office:value-type="float" office:value="0.9583">
                <text:p>0.9583</text:p>
              </table:table-cell>
              <table:table-cell office:value-type="float" office:value="0.9324">
                <text:p>0.9324</text:p>
              </table:table-cell>
              <table:table-cell office:value-type="float" office:value="0.9117">
                <text:p>0.9117</text:p>
              </table:table-cell>
              <table:table-cell office:value-type="float" office:value="0.8796">
                <text:p>0.8796</text:p>
              </table:table-cell>
              <table:table-cell office:value-type="float" office:value="0.8662">
                <text:p>0.8662</text:p>
              </table:table-cell>
              <table:table-cell office:value-type="float" office:value="0.8477">
                <text:p>0.8477</text:p>
              </table:table-cell>
              <table:table-cell office:value-type="float" office:value="0.822">
                <text:p>0.822</text:p>
              </table:table-cell>
              <table:table-cell office:value-type="float" office:value="0.8055">
                <text:p>0.8055</text:p>
              </table:table-cell>
              <table:table-cell office:value-type="float" office:value="0.7925">
                <text:p>0.7925</text:p>
              </table:table-cell>
              <table:table-cell office:value-type="float" office:value="0.7821">
                <text:p>0.7821</text:p>
              </table:table-cell>
              <table:table-cell office:value-type="float" office:value="0.758">
                <text:p>0.758</text:p>
              </table:table-cell>
              <table:table-cell office:value-type="float" office:value="0.7429">
                <text:p>0.7429</text:p>
              </table:table-cell>
              <table:table-cell office:value-type="float" office:value="0.7378">
                <text:p>0.7378</text:p>
              </table:table-cell>
              <table:table-cell office:value-type="float" office:value="0.7206">
                <text:p>0.7206</text:p>
              </table:table-cell>
              <table:table-cell office:value-type="float" office:value="0.7111">
                <text:p>0.7111</text:p>
              </table:table-cell>
              <table:table-cell office:value-type="float" office:value="0.7043">
                <text:p>0.7043</text:p>
              </table:table-cell>
              <table:table-cell office:value-type="float" office:value="0.7006">
                <text:p>0.7006</text:p>
              </table:table-cell>
              <table:table-cell office:value-type="float" office:value="0.6971">
                <text:p>0.6971</text:p>
              </table:table-cell>
              <table:table-cell office:value-type="float" office:value="0.6871">
                <text:p>0.6871</text:p>
              </table:table-cell>
              <table:table-cell office:value-type="float" office:value="0.6774">
                <text:p>0.6774</text:p>
              </table:table-cell>
              <table:table-cell office:value-type="float" office:value="0.6713">
                <text:p>0.6713</text:p>
              </table:table-cell>
              <table:table-cell office:value-type="float" office:value="0.6691">
                <text:p>0.6691</text:p>
              </table:table-cell>
              <table:table-cell office:value-type="float" office:value="0.6654">
                <text:p>0.6654</text:p>
              </table:table-cell>
              <table:table-cell office:value-type="float" office:value="0.6617">
                <text:p>0.6617</text:p>
              </table:table-cell>
              <table:table-cell office:value-type="float" office:value="0.6499">
                <text:p>0.6499</text:p>
              </table:table-cell>
              <table:table-cell office:value-type="float" office:value="0.6457">
                <text:p>0.6457</text:p>
              </table:table-cell>
              <table:table-cell office:value-type="float" office:value="0.6344">
                <text:p>0.6344</text:p>
              </table:table-cell>
              <table:table-cell office:value-type="float" office:value="0.6389">
                <text:p>0.6389</text:p>
              </table:table-cell>
              <table:table-cell office:value-type="float" office:value="0.6307">
                <text:p>0.6307</text:p>
              </table:table-cell>
              <table:table-cell office:value-type="float" office:value="0.6336">
                <text:p>0.6336</text:p>
              </table:table-cell>
              <table:table-cell office:value-type="float" office:value="0.6318">
                <text:p>0.6318</text:p>
              </table:table-cell>
              <table:table-cell office:value-type="float" office:value="0.6222">
                <text:p>0.6222</text:p>
              </table:table-cell>
              <table:table-cell office:value-type="float" office:value="0.6233">
                <text:p>0.6233</text:p>
              </table:table-cell>
              <table:table-cell office:value-type="float" office:value="0.6165">
                <text:p>0.6165</text:p>
              </table:table-cell>
              <table:table-cell office:value-type="float" office:value="0.6171">
                <text:p>0.6171</text:p>
              </table:table-cell>
              <table:table-cell office:value-type="float" office:value="0.6152">
                <text:p>0.6152</text:p>
              </table:table-cell>
              <table:table-cell office:value-type="float" office:value="0.6182">
                <text:p>0.6182</text:p>
              </table:table-cell>
              <table:table-cell office:value-type="float" office:value="0.6082">
                <text:p>0.6082</text:p>
              </table:table-cell>
              <table:table-cell office:value-type="float" office:value="0.6113">
                <text:p>0.6113</text:p>
              </table:table-cell>
              <table:table-cell office:value-type="float" office:value="0.6035">
                <text:p>0.6035</text:p>
              </table:table-cell>
              <table:table-cell office:value-type="float" office:value="0.595">
                <text:p>0.595</text:p>
              </table:table-cell>
              <table:table-cell office:value-type="float" office:value="0.6043">
                <text:p>0.6043</text:p>
              </table:table-cell>
              <table:table-cell office:value-type="float" office:value="0.5989">
                <text:p>0.5989</text:p>
              </table:table-cell>
              <table:table-cell office:value-type="float" office:value="0.5953">
                <text:p>0.5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">
                <text:p>0.9995</text:p>
              </table:table-cell>
              <table:table-cell office:value-type="float" office:value="0.9938">
                <text:p>0.9938</text:p>
              </table:table-cell>
              <table:table-cell office:value-type="float" office:value="0.9789">
                <text:p>0.9789</text:p>
              </table:table-cell>
              <table:table-cell office:value-type="float" office:value="0.9568">
                <text:p>0.9568</text:p>
              </table:table-cell>
              <table:table-cell office:value-type="float" office:value="0.928">
                <text:p>0.928</text:p>
              </table:table-cell>
              <table:table-cell office:value-type="float" office:value="0.9045">
                <text:p>0.9045</text:p>
              </table:table-cell>
              <table:table-cell office:value-type="float" office:value="0.8663">
                <text:p>0.8663</text:p>
              </table:table-cell>
              <table:table-cell office:value-type="float" office:value="0.8454">
                <text:p>0.8454</text:p>
              </table:table-cell>
              <table:table-cell office:value-type="float" office:value="0.8294">
                <text:p>0.8294</text:p>
              </table:table-cell>
              <table:table-cell office:value-type="float" office:value="0.8026">
                <text:p>0.8026</text:p>
              </table:table-cell>
              <table:table-cell office:value-type="float" office:value="0.792">
                <text:p>0.792</text:p>
              </table:table-cell>
              <table:table-cell office:value-type="float" office:value="0.768">
                <text:p>0.768</text:p>
              </table:table-cell>
              <table:table-cell office:value-type="float" office:value="0.7493">
                <text:p>0.7493</text:p>
              </table:table-cell>
              <table:table-cell office:value-type="float" office:value="0.7407">
                <text:p>0.7407</text:p>
              </table:table-cell>
              <table:table-cell office:value-type="float" office:value="0.7255">
                <text:p>0.7255</text:p>
              </table:table-cell>
              <table:table-cell office:value-type="float" office:value="0.7112">
                <text:p>0.7112</text:p>
              </table:table-cell>
              <table:table-cell office:value-type="float" office:value="0.7055">
                <text:p>0.7055</text:p>
              </table:table-cell>
              <table:table-cell office:value-type="float" office:value="0.6971">
                <text:p>0.6971</text:p>
              </table:table-cell>
              <table:table-cell office:value-type="float" office:value="0.6915">
                <text:p>0.6915</text:p>
              </table:table-cell>
              <table:table-cell office:value-type="float" office:value="0.6806">
                <text:p>0.6806</text:p>
              </table:table-cell>
              <table:table-cell office:value-type="float" office:value="0.6711">
                <text:p>0.6711</text:p>
              </table:table-cell>
              <table:table-cell office:value-type="float" office:value="0.6713">
                <text:p>0.6713</text:p>
              </table:table-cell>
              <table:table-cell office:value-type="float" office:value="0.669">
                <text:p>0.669</text:p>
              </table:table-cell>
              <table:table-cell office:value-type="float" office:value="0.6561">
                <text:p>0.6561</text:p>
              </table:table-cell>
              <table:table-cell office:value-type="float" office:value="0.6507">
                <text:p>0.6507</text:p>
              </table:table-cell>
              <table:table-cell office:value-type="float" office:value="0.6399">
                <text:p>0.6399</text:p>
              </table:table-cell>
              <table:table-cell office:value-type="float" office:value="0.6351">
                <text:p>0.6351</text:p>
              </table:table-cell>
              <table:table-cell office:value-type="float" office:value="0.6397">
                <text:p>0.6397</text:p>
              </table:table-cell>
              <table:table-cell office:value-type="float" office:value="0.6365">
                <text:p>0.6365</text:p>
              </table:table-cell>
              <table:table-cell office:value-type="float" office:value="0.6298">
                <text:p>0.6298</text:p>
              </table:table-cell>
              <table:table-cell office:value-type="float" office:value="0.627">
                <text:p>0.627</text:p>
              </table:table-cell>
              <table:table-cell office:value-type="float" office:value="0.6162">
                <text:p>0.6162</text:p>
              </table:table-cell>
              <table:table-cell office:value-type="float" office:value="0.6157">
                <text:p>0.6157</text:p>
              </table:table-cell>
              <table:table-cell office:value-type="float" office:value="0.6057">
                <text:p>0.6057</text:p>
              </table:table-cell>
              <table:table-cell office:value-type="float" office:value="0.6134">
                <text:p>0.6134</text:p>
              </table:table-cell>
              <table:table-cell office:value-type="float" office:value="0.6097">
                <text:p>0.6097</text:p>
              </table:table-cell>
              <table:table-cell office:value-type="float" office:value="0.6016">
                <text:p>0.6016</text:p>
              </table:table-cell>
              <table:table-cell office:value-type="float" office:value="0.6034">
                <text:p>0.6034</text:p>
              </table:table-cell>
              <table:table-cell office:value-type="float" office:value="0.601">
                <text:p>0.601</text:p>
              </table:table-cell>
              <table:table-cell office:value-type="float" office:value="0.5953">
                <text:p>0.5953</text:p>
              </table:table-cell>
              <table:table-cell office:value-type="float" office:value="0.6018">
                <text:p>0.6018</text:p>
              </table:table-cell>
              <table:table-cell office:value-type="float" office:value="0.5954">
                <text:p>0.5954</text:p>
              </table:table-cell>
              <table:table-cell office:value-type="float" office:value="0.5919">
                <text:p>0.5919</text:p>
              </table:table-cell>
              <table:table-cell office:value-type="float" office:value="0.5918">
                <text:p>0.5918</text:p>
              </table:table-cell>
              <table:table-cell office:value-type="float" office:value="0.5877">
                <text:p>0.5877</text:p>
              </table:table-cell>
              <table:table-cell office:value-type="float" office:value="0.5766">
                <text:p>0.5766</text:p>
              </table:table-cell>
              <table:table-cell office:value-type="float" office:value="0.5838">
                <text:p>0.5838</text:p>
              </table:table-cell>
              <table:table-cell office:value-type="float" office:value="0.5794">
                <text:p>0.5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74">
                <text:p>0.9974</text:p>
              </table:table-cell>
              <table:table-cell office:value-type="float" office:value="0.9824">
                <text:p>0.9824</text:p>
              </table:table-cell>
              <table:table-cell office:value-type="float" office:value="0.958">
                <text:p>0.958</text:p>
              </table:table-cell>
              <table:table-cell office:value-type="float" office:value="0.9194">
                <text:p>0.9194</text:p>
              </table:table-cell>
              <table:table-cell office:value-type="float" office:value="0.8929">
                <text:p>0.8929</text:p>
              </table:table-cell>
              <table:table-cell office:value-type="float" office:value="0.8592">
                <text:p>0.8592</text:p>
              </table:table-cell>
              <table:table-cell office:value-type="float" office:value="0.8292">
                <text:p>0.8292</text:p>
              </table:table-cell>
              <table:table-cell office:value-type="float" office:value="0.8005">
                <text:p>0.8005</text:p>
              </table:table-cell>
              <table:table-cell office:value-type="float" office:value="0.7774">
                <text:p>0.7774</text:p>
              </table:table-cell>
              <table:table-cell office:value-type="float" office:value="0.764">
                <text:p>0.764</text:p>
              </table:table-cell>
              <table:table-cell office:value-type="float" office:value="0.7409">
                <text:p>0.7409</text:p>
              </table:table-cell>
              <table:table-cell office:value-type="float" office:value="0.7324">
                <text:p>0.7324</text:p>
              </table:table-cell>
              <table:table-cell office:value-type="float" office:value="0.7069">
                <text:p>0.7069</text:p>
              </table:table-cell>
              <table:table-cell office:value-type="float" office:value="0.7004">
                <text:p>0.7004</text:p>
              </table:table-cell>
              <table:table-cell office:value-type="float" office:value="0.698">
                <text:p>0.698</text:p>
              </table:table-cell>
              <table:table-cell office:value-type="float" office:value="0.6801">
                <text:p>0.6801</text:p>
              </table:table-cell>
              <table:table-cell office:value-type="float" office:value="0.6743">
                <text:p>0.6743</text:p>
              </table:table-cell>
              <table:table-cell office:value-type="float" office:value="0.6668">
                <text:p>0.6668</text:p>
              </table:table-cell>
              <table:table-cell office:value-type="float" office:value="0.6666">
                <text:p>0.6666</text:p>
              </table:table-cell>
              <table:table-cell office:value-type="float" office:value="0.652">
                <text:p>0.652</text:p>
              </table:table-cell>
              <table:table-cell office:value-type="float" office:value="0.6457">
                <text:p>0.6457</text:p>
              </table:table-cell>
              <table:table-cell office:value-type="float" office:value="0.6447">
                <text:p>0.6447</text:p>
              </table:table-cell>
              <table:table-cell office:value-type="float" office:value="0.6358">
                <text:p>0.6358</text:p>
              </table:table-cell>
              <table:table-cell office:value-type="float" office:value="0.626">
                <text:p>0.626</text:p>
              </table:table-cell>
              <table:table-cell office:value-type="float" office:value="0.6281">
                <text:p>0.6281</text:p>
              </table:table-cell>
              <table:table-cell office:value-type="float" office:value="0.6205">
                <text:p>0.6205</text:p>
              </table:table-cell>
              <table:table-cell office:value-type="float" office:value="0.6163">
                <text:p>0.6163</text:p>
              </table:table-cell>
              <table:table-cell office:value-type="float" office:value="0.6119">
                <text:p>0.6119</text:p>
              </table:table-cell>
              <table:table-cell office:value-type="float" office:value="0.6081">
                <text:p>0.6081</text:p>
              </table:table-cell>
              <table:table-cell office:value-type="float" office:value="0.605">
                <text:p>0.605</text:p>
              </table:table-cell>
              <table:table-cell office:value-type="float" office:value="0.6039">
                <text:p>0.6039</text:p>
              </table:table-cell>
              <table:table-cell office:value-type="float" office:value="0.5954">
                <text:p>0.5954</text:p>
              </table:table-cell>
              <table:table-cell office:value-type="float" office:value="0.5998">
                <text:p>0.5998</text:p>
              </table:table-cell>
              <table:table-cell office:value-type="float" office:value="0.594">
                <text:p>0.594</text:p>
              </table:table-cell>
              <table:table-cell office:value-type="float" office:value="0.5885">
                <text:p>0.5885</text:p>
              </table:table-cell>
              <table:table-cell office:value-type="float" office:value="0.5949">
                <text:p>0.5949</text:p>
              </table:table-cell>
              <table:table-cell office:value-type="float" office:value="0.5873">
                <text:p>0.5873</text:p>
              </table:table-cell>
              <table:table-cell office:value-type="float" office:value="0.5819">
                <text:p>0.5819</text:p>
              </table:table-cell>
              <table:table-cell office:value-type="float" office:value="0.5813">
                <text:p>0.5813</text:p>
              </table:table-cell>
              <table:table-cell office:value-type="float" office:value="0.582">
                <text:p>0.582</text:p>
              </table:table-cell>
              <table:table-cell office:value-type="float" office:value="0.5713">
                <text:p>0.5713</text:p>
              </table:table-cell>
              <table:table-cell office:value-type="float" office:value="0.5774">
                <text:p>0.5774</text:p>
              </table:table-cell>
              <table:table-cell office:value-type="float" office:value="0.5803">
                <text:p>0.5803</text:p>
              </table:table-cell>
              <table:table-cell office:value-type="float" office:value="0.577">
                <text:p>0.577</text:p>
              </table:table-cell>
              <table:table-cell office:value-type="float" office:value="0.5679">
                <text:p>0.5679</text:p>
              </table:table-cell>
              <table:table-cell office:value-type="float" office:value="0.5675">
                <text:p>0.5675</text:p>
              </table:table-cell>
              <table:table-cell office:value-type="float" office:value="0.5748">
                <text:p>0.5748</text:p>
              </table:table-cell>
              <table:table-cell office:value-type="float" office:value="0.5699">
                <text:p>0.5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888">
                <text:p>0.9888</text:p>
              </table:table-cell>
              <table:table-cell office:value-type="float" office:value="0.9582">
                <text:p>0.9582</text:p>
              </table:table-cell>
              <table:table-cell office:value-type="float" office:value="0.9137">
                <text:p>0.9137</text:p>
              </table:table-cell>
              <table:table-cell office:value-type="float" office:value="0.8792">
                <text:p>0.8792</text:p>
              </table:table-cell>
              <table:table-cell office:value-type="float" office:value="0.8411">
                <text:p>0.8411</text:p>
              </table:table-cell>
              <table:table-cell office:value-type="float" office:value="0.801">
                <text:p>0.801</text:p>
              </table:table-cell>
              <table:table-cell office:value-type="float" office:value="0.7758">
                <text:p>0.7758</text:p>
              </table:table-cell>
              <table:table-cell office:value-type="float" office:value="0.7562">
                <text:p>0.7562</text:p>
              </table:table-cell>
              <table:table-cell office:value-type="float" office:value="0.7303">
                <text:p>0.7303</text:p>
              </table:table-cell>
              <table:table-cell office:value-type="float" office:value="0.7202">
                <text:p>0.7202</text:p>
              </table:table-cell>
              <table:table-cell office:value-type="float" office:value="0.7052">
                <text:p>0.7052</text:p>
              </table:table-cell>
              <table:table-cell office:value-type="float" office:value="0.6849">
                <text:p>0.6849</text:p>
              </table:table-cell>
              <table:table-cell office:value-type="float" office:value="0.6732">
                <text:p>0.6732</text:p>
              </table:table-cell>
              <table:table-cell office:value-type="float" office:value="0.6647">
                <text:p>0.6647</text:p>
              </table:table-cell>
              <table:table-cell office:value-type="float" office:value="0.6593">
                <text:p>0.6593</text:p>
              </table:table-cell>
              <table:table-cell office:value-type="float" office:value="0.6502">
                <text:p>0.6502</text:p>
              </table:table-cell>
              <table:table-cell office:value-type="float" office:value="0.647">
                <text:p>0.647</text:p>
              </table:table-cell>
              <table:table-cell office:value-type="float" office:value="0.6306">
                <text:p>0.6306</text:p>
              </table:table-cell>
              <table:table-cell office:value-type="float" office:value="0.631">
                <text:p>0.631</text:p>
              </table:table-cell>
              <table:table-cell office:value-type="float" office:value="0.6233">
                <text:p>0.6233</text:p>
              </table:table-cell>
              <table:table-cell office:value-type="float" office:value="0.6256">
                <text:p>0.6256</text:p>
              </table:table-cell>
              <table:table-cell office:value-type="float" office:value="0.608">
                <text:p>0.608</text:p>
              </table:table-cell>
              <table:table-cell office:value-type="float" office:value="0.6024">
                <text:p>0.6024</text:p>
              </table:table-cell>
              <table:table-cell office:value-type="float" office:value="0.6038">
                <text:p>0.6038</text:p>
              </table:table-cell>
              <table:table-cell office:value-type="float" office:value="0.5989">
                <text:p>0.5989</text:p>
              </table:table-cell>
              <table:table-cell office:value-type="float" office:value="0.6013">
                <text:p>0.6013</text:p>
              </table:table-cell>
              <table:table-cell office:value-type="float" office:value="0.5912">
                <text:p>0.5912</text:p>
              </table:table-cell>
              <table:table-cell office:value-type="float" office:value="0.5844">
                <text:p>0.5844</text:p>
              </table:table-cell>
              <table:table-cell office:value-type="float" office:value="0.5863">
                <text:p>0.5863</text:p>
              </table:table-cell>
              <table:table-cell office:value-type="float" office:value="0.5812">
                <text:p>0.5812</text:p>
              </table:table-cell>
              <table:table-cell office:value-type="float" office:value="0.5833">
                <text:p>0.5833</text:p>
              </table:table-cell>
              <table:table-cell office:value-type="float" office:value="0.5771">
                <text:p>0.5771</text:p>
              </table:table-cell>
              <table:table-cell office:value-type="float" office:value="0.5857">
                <text:p>0.5857</text:p>
              </table:table-cell>
              <table:table-cell office:value-type="float" office:value="0.5761">
                <text:p>0.5761</text:p>
              </table:table-cell>
              <table:table-cell office:value-type="float" office:value="0.568">
                <text:p>0.568</text:p>
              </table:table-cell>
              <table:table-cell office:value-type="float" office:value="0.5729">
                <text:p>0.5729</text:p>
              </table:table-cell>
              <table:table-cell office:value-type="float" office:value="0.5735">
                <text:p>0.5735</text:p>
              </table:table-cell>
              <table:table-cell office:value-type="float" office:value="0.5601">
                <text:p>0.5601</text:p>
              </table:table-cell>
              <table:table-cell office:value-type="float" office:value="0.5729">
                <text:p>0.5729</text:p>
              </table:table-cell>
              <table:table-cell office:value-type="float" office:value="0.5718">
                <text:p>0.5718</text:p>
              </table:table-cell>
              <table:table-cell office:value-type="float" office:value="0.5683">
                <text:p>0.5683</text:p>
              </table:table-cell>
              <table:table-cell office:value-type="float" office:value="0.5606">
                <text:p>0.5606</text:p>
              </table:table-cell>
              <table:table-cell office:value-type="float" office:value="0.567">
                <text:p>0.567</text:p>
              </table:table-cell>
              <table:table-cell office:value-type="float" office:value="0.5597">
                <text:p>0.5597</text:p>
              </table:table-cell>
              <table:table-cell office:value-type="float" office:value="0.5644">
                <text:p>0.5644</text:p>
              </table:table-cell>
              <table:table-cell office:value-type="float" office:value="0.5463">
                <text:p>0.5463</text:p>
              </table:table-cell>
              <table:table-cell office:value-type="float" office:value="0.5506">
                <text:p>0.5506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9969">
                <text:p>0.9969</text:p>
              </table:table-cell>
              <table:table-cell office:value-type="float" office:value="0.9562">
                <text:p>0.9562</text:p>
              </table:table-cell>
              <table:table-cell office:value-type="float" office:value="0.9124">
                <text:p>0.9124</text:p>
              </table:table-cell>
              <table:table-cell office:value-type="float" office:value="0.856">
                <text:p>0.856</text:p>
              </table:table-cell>
              <table:table-cell office:value-type="float" office:value="0.8168">
                <text:p>0.8168</text:p>
              </table:table-cell>
              <table:table-cell office:value-type="float" office:value="0.7753">
                <text:p>0.7753</text:p>
              </table:table-cell>
              <table:table-cell office:value-type="float" office:value="0.7464">
                <text:p>0.7464</text:p>
              </table:table-cell>
              <table:table-cell office:value-type="float" office:value="0.7237">
                <text:p>0.7237</text:p>
              </table:table-cell>
              <table:table-cell office:value-type="float" office:value="0.7058">
                <text:p>0.7058</text:p>
              </table:table-cell>
              <table:table-cell office:value-type="float" office:value="0.6849">
                <text:p>0.6849</text:p>
              </table:table-cell>
              <table:table-cell office:value-type="float" office:value="0.6772">
                <text:p>0.6772</text:p>
              </table:table-cell>
              <table:table-cell office:value-type="float" office:value="0.661">
                <text:p>0.661</text:p>
              </table:table-cell>
              <table:table-cell office:value-type="float" office:value="0.6536">
                <text:p>0.6536</text:p>
              </table:table-cell>
              <table:table-cell office:value-type="float" office:value="0.6409">
                <text:p>0.6409</text:p>
              </table:table-cell>
              <table:table-cell office:value-type="float" office:value="0.6297">
                <text:p>0.6297</text:p>
              </table:table-cell>
              <table:table-cell office:value-type="float" office:value="0.6204">
                <text:p>0.6204</text:p>
              </table:table-cell>
              <table:table-cell office:value-type="float" office:value="0.612">
                <text:p>0.612</text:p>
              </table:table-cell>
              <table:table-cell office:value-type="float" office:value="0.6119">
                <text:p>0.6119</text:p>
              </table:table-cell>
              <table:table-cell office:value-type="float" office:value="0.6059">
                <text:p>0.6059</text:p>
              </table:table-cell>
              <table:table-cell office:value-type="float" office:value="0.602">
                <text:p>0.602</text:p>
              </table:table-cell>
              <table:table-cell office:value-type="float" office:value="0.5886">
                <text:p>0.5886</text:p>
              </table:table-cell>
              <table:table-cell office:value-type="float" office:value="0.5856">
                <text:p>0.5856</text:p>
              </table:table-cell>
              <table:table-cell office:value-type="float" office:value="0.586">
                <text:p>0.586</text:p>
              </table:table-cell>
              <table:table-cell office:value-type="float" office:value="0.5858">
                <text:p>0.5858</text:p>
              </table:table-cell>
              <table:table-cell office:value-type="float" office:value="0.5832">
                <text:p>0.5832</text:p>
              </table:table-cell>
              <table:table-cell office:value-type="float" office:value="0.5807">
                <text:p>0.5807</text:p>
              </table:table-cell>
              <table:table-cell office:value-type="float" office:value="0.5748">
                <text:p>0.5748</text:p>
              </table:table-cell>
              <table:table-cell office:value-type="float" office:value="0.5678">
                <text:p>0.5678</text:p>
              </table:table-cell>
              <table:table-cell office:value-type="float" office:value="0.5701">
                <text:p>0.5701</text:p>
              </table:table-cell>
              <table:table-cell office:value-type="float" office:value="0.5784">
                <text:p>0.5784</text:p>
              </table:table-cell>
              <table:table-cell office:value-type="float" office:value="0.5696">
                <text:p>0.5696</text:p>
              </table:table-cell>
              <table:table-cell office:value-type="float" office:value="0.5726">
                <text:p>0.5726</text:p>
              </table:table-cell>
              <table:table-cell office:value-type="float" office:value="0.5615">
                <text:p>0.5615</text:p>
              </table:table-cell>
              <table:table-cell office:value-type="float" office:value="0.5638">
                <text:p>0.5638</text:p>
              </table:table-cell>
              <table:table-cell office:value-type="float" office:value="0.5597">
                <text:p>0.5597</text:p>
              </table:table-cell>
              <table:table-cell office:value-type="float" office:value="0.5635">
                <text:p>0.5635</text:p>
              </table:table-cell>
              <table:table-cell office:value-type="float" office:value="0.5516">
                <text:p>0.5516</text:p>
              </table:table-cell>
              <table:table-cell office:value-type="float" office:value="0.5552">
                <text:p>0.5552</text:p>
              </table:table-cell>
              <table:table-cell office:value-type="float" office:value="0.555">
                <text:p>0.555</text:p>
              </table:table-cell>
              <table:table-cell office:value-type="float" office:value="0.5536">
                <text:p>0.5536</text:p>
              </table:table-cell>
              <table:table-cell office:value-type="float" office:value="0.5492">
                <text:p>0.5492</text:p>
              </table:table-cell>
              <table:table-cell office:value-type="float" office:value="0.5476">
                <text:p>0.5476</text:p>
              </table:table-cell>
              <table:table-cell office:value-type="float" office:value="0.5495">
                <text:p>0.5495</text:p>
              </table:table-cell>
              <table:table-cell office:value-type="float" office:value="0.5509">
                <text:p>0.5509</text:p>
              </table:table-cell>
              <table:table-cell office:value-type="float" office:value="0.547">
                <text:p>0.547</text:p>
              </table:table-cell>
              <table:table-cell office:value-type="float" office:value="0.547">
                <text:p>0.547</text:p>
              </table:table-cell>
              <table:table-cell office:value-type="float" office:value="0.5417">
                <text:p>0.5417</text:p>
              </table:table-cell>
              <table:table-cell office:value-type="float" office:value="0.5461">
                <text:p>0.5461</text:p>
              </table:table-cell>
              <table:table-cell office:value-type="float" office:value="0.5449">
                <text:p>0.5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8">
                <text:p>0.9998</text:p>
              </table:table-cell>
              <table:table-cell office:value-type="float" office:value="0.9709">
                <text:p>0.9709</text:p>
              </table:table-cell>
              <table:table-cell office:value-type="float" office:value="0.8972">
                <text:p>0.8972</text:p>
              </table:table-cell>
              <table:table-cell office:value-type="float" office:value="0.8365">
                <text:p>0.8365</text:p>
              </table:table-cell>
              <table:table-cell office:value-type="float" office:value="0.7782">
                <text:p>0.7782</text:p>
              </table:table-cell>
              <table:table-cell office:value-type="float" office:value="0.7356">
                <text:p>0.7356</text:p>
              </table:table-cell>
              <table:table-cell office:value-type="float" office:value="0.7036">
                <text:p>0.7036</text:p>
              </table:table-cell>
              <table:table-cell office:value-type="float" office:value="0.6919">
                <text:p>0.6919</text:p>
              </table:table-cell>
              <table:table-cell office:value-type="float" office:value="0.6603">
                <text:p>0.6603</text:p>
              </table:table-cell>
              <table:table-cell office:value-type="float" office:value="0.6494">
                <text:p>0.6494</text:p>
              </table:table-cell>
              <table:table-cell office:value-type="float" office:value="0.6385">
                <text:p>0.6385</text:p>
              </table:table-cell>
              <table:table-cell office:value-type="float" office:value="0.6197">
                <text:p>0.6197</text:p>
              </table:table-cell>
              <table:table-cell office:value-type="float" office:value="0.616">
                <text:p>0.616</text:p>
              </table:table-cell>
              <table:table-cell office:value-type="float" office:value="0.6096">
                <text:p>0.6096</text:p>
              </table:table-cell>
              <table:table-cell office:value-type="float" office:value="0.5943">
                <text:p>0.5943</text:p>
              </table:table-cell>
              <table:table-cell office:value-type="float" office:value="0.5944">
                <text:p>0.5944</text:p>
              </table:table-cell>
              <table:table-cell office:value-type="float" office:value="0.593">
                <text:p>0.593</text:p>
              </table:table-cell>
              <table:table-cell office:value-type="float" office:value="0.5821">
                <text:p>0.5821</text:p>
              </table:table-cell>
              <table:table-cell office:value-type="float" office:value="0.5855">
                <text:p>0.5855</text:p>
              </table:table-cell>
              <table:table-cell office:value-type="float" office:value="0.5808">
                <text:p>0.5808</text:p>
              </table:table-cell>
              <table:table-cell office:value-type="float" office:value="0.5715">
                <text:p>0.5715</text:p>
              </table:table-cell>
              <table:table-cell office:value-type="float" office:value="0.5761">
                <text:p>0.5761</text:p>
              </table:table-cell>
              <table:table-cell office:value-type="float" office:value="0.5644">
                <text:p>0.5644</text:p>
              </table:table-cell>
              <table:table-cell office:value-type="float" office:value="0.5576">
                <text:p>0.5576</text:p>
              </table:table-cell>
              <table:table-cell office:value-type="float" office:value="0.5603">
                <text:p>0.5603</text:p>
              </table:table-cell>
              <table:table-cell office:value-type="float" office:value="0.5585">
                <text:p>0.5585</text:p>
              </table:table-cell>
              <table:table-cell office:value-type="float" office:value="0.5573">
                <text:p>0.5573</text:p>
              </table:table-cell>
              <table:table-cell office:value-type="float" office:value="0.5539">
                <text:p>0.5539</text:p>
              </table:table-cell>
              <table:table-cell office:value-type="float" office:value="0.5477">
                <text:p>0.5477</text:p>
              </table:table-cell>
              <table:table-cell office:value-type="float" office:value="0.5474">
                <text:p>0.5474</text:p>
              </table:table-cell>
              <table:table-cell office:value-type="float" office:value="0.5525">
                <text:p>0.5525</text:p>
              </table:table-cell>
              <table:table-cell office:value-type="float" office:value="0.5455">
                <text:p>0.5455</text:p>
              </table:table-cell>
              <table:table-cell office:value-type="float" office:value="0.5489">
                <text:p>0.5489</text:p>
              </table:table-cell>
              <table:table-cell office:value-type="float" office:value="0.5427">
                <text:p>0.5427</text:p>
              </table:table-cell>
              <table:table-cell office:value-type="float" office:value="0.5415">
                <text:p>0.5415</text:p>
              </table:table-cell>
              <table:table-cell office:value-type="float" office:value="0.5331">
                <text:p>0.5331</text:p>
              </table:table-cell>
              <table:table-cell office:value-type="float" office:value="0.5364">
                <text:p>0.5364</text:p>
              </table:table-cell>
              <table:table-cell office:value-type="float" office:value="0.5415">
                <text:p>0.5415</text:p>
              </table:table-cell>
              <table:table-cell office:value-type="float" office:value="0.537">
                <text:p>0.537</text:p>
              </table:table-cell>
              <table:table-cell office:value-type="float" office:value="0.5393">
                <text:p>0.5393</text:p>
              </table:table-cell>
              <table:table-cell office:value-type="float" office:value="0.5404">
                <text:p>0.5404</text:p>
              </table:table-cell>
              <table:table-cell office:value-type="float" office:value="0.5359">
                <text:p>0.5359</text:p>
              </table:table-cell>
              <table:table-cell office:value-type="float" office:value="0.5321">
                <text:p>0.5321</text:p>
              </table:table-cell>
              <table:table-cell office:value-type="float" office:value="0.5324">
                <text:p>0.5324</text:p>
              </table:table-cell>
              <table:table-cell office:value-type="float" office:value="0.5297">
                <text:p>0.5297</text:p>
              </table:table-cell>
              <table:table-cell office:value-type="float" office:value="0.5279">
                <text:p>0.5279</text:p>
              </table:table-cell>
              <table:table-cell office:value-type="float" office:value="0.5407">
                <text:p>0.5407</text:p>
              </table:table-cell>
              <table:table-cell office:value-type="float" office:value="0.5328">
                <text:p>0.5328</text:p>
              </table:table-cell>
              <table:table-cell office:value-type="float" office:value="0.5324">
                <text:p>0.5324</text:p>
              </table:table-cell>
              <table:table-cell office:value-type="float" office:value="0.5271">
                <text:p>0.5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78">
                <text:p>0.9878</text:p>
              </table:table-cell>
              <table:table-cell office:value-type="float" office:value="0.868">
                <text:p>0.868</text:p>
              </table:table-cell>
              <table:table-cell office:value-type="float" office:value="0.7708">
                <text:p>0.7708</text:p>
              </table:table-cell>
              <table:table-cell office:value-type="float" office:value="0.7234">
                <text:p>0.7234</text:p>
              </table:table-cell>
              <table:table-cell office:value-type="float" office:value="0.681">
                <text:p>0.681</text:p>
              </table:table-cell>
              <table:table-cell office:value-type="float" office:value="0.6476">
                <text:p>0.6476</text:p>
              </table:table-cell>
              <table:table-cell office:value-type="float" office:value="0.6301">
                <text:p>0.6301</text:p>
              </table:table-cell>
              <table:table-cell office:value-type="float" office:value="0.6083">
                <text:p>0.6083</text:p>
              </table:table-cell>
              <table:table-cell office:value-type="float" office:value="0.6054">
                <text:p>0.6054</text:p>
              </table:table-cell>
              <table:table-cell office:value-type="float" office:value="0.5958">
                <text:p>0.5958</text:p>
              </table:table-cell>
              <table:table-cell office:value-type="float" office:value="0.5796">
                <text:p>0.5796</text:p>
              </table:table-cell>
              <table:table-cell office:value-type="float" office:value="0.5755">
                <text:p>0.5755</text:p>
              </table:table-cell>
              <table:table-cell office:value-type="float" office:value="0.5725">
                <text:p>0.5725</text:p>
              </table:table-cell>
              <table:table-cell office:value-type="float" office:value="0.5685">
                <text:p>0.5685</text:p>
              </table:table-cell>
              <table:table-cell office:value-type="float" office:value="0.5584">
                <text:p>0.5584</text:p>
              </table:table-cell>
              <table:table-cell office:value-type="float" office:value="0.559">
                <text:p>0.559</text:p>
              </table:table-cell>
              <table:table-cell office:value-type="float" office:value="0.556">
                <text:p>0.556</text:p>
              </table:table-cell>
              <table:table-cell office:value-type="float" office:value="0.5493">
                <text:p>0.5493</text:p>
              </table:table-cell>
              <table:table-cell office:value-type="float" office:value="0.5443">
                <text:p>0.5443</text:p>
              </table:table-cell>
              <table:table-cell office:value-type="float" office:value="0.5445">
                <text:p>0.5445</text:p>
              </table:table-cell>
              <table:table-cell office:value-type="float" office:value="0.539">
                <text:p>0.539</text:p>
              </table:table-cell>
              <table:table-cell office:value-type="float" office:value="0.5417">
                <text:p>0.5417</text:p>
              </table:table-cell>
              <table:table-cell office:value-type="float" office:value="0.5395">
                <text:p>0.5395</text:p>
              </table:table-cell>
              <table:table-cell office:value-type="float" office:value="0.5475">
                <text:p>0.5475</text:p>
              </table:table-cell>
              <table:table-cell office:value-type="float" office:value="0.5321">
                <text:p>0.5321</text:p>
              </table:table-cell>
              <table:table-cell office:value-type="float" office:value="0.5324">
                <text:p>0.5324</text:p>
              </table:table-cell>
              <table:table-cell office:value-type="float" office:value="0.5425">
                <text:p>0.5425</text:p>
              </table:table-cell>
              <table:table-cell office:value-type="float" office:value="0.5357">
                <text:p>0.5357</text:p>
              </table:table-cell>
              <table:table-cell office:value-type="float" office:value="0.5247">
                <text:p>0.5247</text:p>
              </table:table-cell>
              <table:table-cell office:value-type="float" office:value="0.5343">
                <text:p>0.5343</text:p>
              </table:table-cell>
              <table:table-cell office:value-type="float" office:value="0.5303">
                <text:p>0.5303</text:p>
              </table:table-cell>
              <table:table-cell office:value-type="float" office:value="0.5262">
                <text:p>0.5262</text:p>
              </table:table-cell>
              <table:table-cell office:value-type="float" office:value="0.5317">
                <text:p>0.5317</text:p>
              </table:table-cell>
              <table:table-cell office:value-type="float" office:value="0.5313">
                <text:p>0.5313</text:p>
              </table:table-cell>
              <table:table-cell office:value-type="float" office:value="0.5296">
                <text:p>0.5296</text:p>
              </table:table-cell>
              <table:table-cell office:value-type="float" office:value="0.5287">
                <text:p>0.5287</text:p>
              </table:table-cell>
              <table:table-cell office:value-type="float" office:value="0.5326">
                <text:p>0.5326</text:p>
              </table:table-cell>
              <table:table-cell office:value-type="float" office:value="0.5222">
                <text:p>0.5222</text:p>
              </table:table-cell>
              <table:table-cell office:value-type="float" office:value="0.5247">
                <text:p>0.5247</text:p>
              </table:table-cell>
              <table:table-cell office:value-type="float" office:value="0.5204">
                <text:p>0.5204</text:p>
              </table:table-cell>
              <table:table-cell office:value-type="float" office:value="0.5226">
                <text:p>0.5226</text:p>
              </table:table-cell>
              <table:table-cell office:value-type="float" office:value="0.5249">
                <text:p>0.5249</text:p>
              </table:table-cell>
              <table:table-cell office:value-type="float" office:value="0.5199">
                <text:p>0.5199</text:p>
              </table:table-cell>
              <table:table-cell office:value-type="float" office:value="0.5213">
                <text:p>0.5213</text:p>
              </table:table-cell>
              <table:table-cell office:value-type="float" office:value="0.5186">
                <text:p>0.5186</text:p>
              </table:table-cell>
              <table:table-cell office:value-type="float" office:value="0.5157">
                <text:p>0.5157</text:p>
              </table:table-cell>
              <table:table-cell office:value-type="float" office:value="0.5236">
                <text:p>0.5236</text:p>
              </table:table-cell>
              <table:table-cell office:value-type="float" office:value="0.5229">
                <text:p>0.5229</text:p>
              </table:table-cell>
              <table:table-cell office:value-type="float" office:value="0.5156">
                <text:p>0.5156</text:p>
              </table:table-cell>
              <table:table-cell office:value-type="float" office:value="0.5129">
                <text:p>0.5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66">
                <text:p>0.8066</text:p>
              </table:table-cell>
              <table:table-cell office:value-type="float" office:value="0.6693">
                <text:p>0.6693</text:p>
              </table:table-cell>
              <table:table-cell office:value-type="float" office:value="0.6132">
                <text:p>0.6132</text:p>
              </table:table-cell>
              <table:table-cell office:value-type="float" office:value="0.5876">
                <text:p>0.5876</text:p>
              </table:table-cell>
              <table:table-cell office:value-type="float" office:value="0.5717">
                <text:p>0.5717</text:p>
              </table:table-cell>
              <table:table-cell office:value-type="float" office:value="0.5508">
                <text:p>0.5508</text:p>
              </table:table-cell>
              <table:table-cell office:value-type="float" office:value="0.5578">
                <text:p>0.5578</text:p>
              </table:table-cell>
              <table:table-cell office:value-type="float" office:value="0.5411">
                <text:p>0.5411</text:p>
              </table:table-cell>
              <table:table-cell office:value-type="float" office:value="0.5396">
                <text:p>0.5396</text:p>
              </table:table-cell>
              <table:table-cell office:value-type="float" office:value="0.5396">
                <text:p>0.5396</text:p>
              </table:table-cell>
              <table:table-cell office:value-type="float" office:value="0.5325">
                <text:p>0.5325</text:p>
              </table:table-cell>
              <table:table-cell office:value-type="float" office:value="0.5306">
                <text:p>0.5306</text:p>
              </table:table-cell>
              <table:table-cell office:value-type="float" office:value="0.5318">
                <text:p>0.5318</text:p>
              </table:table-cell>
              <table:table-cell office:value-type="float" office:value="0.5253">
                <text:p>0.5253</text:p>
              </table:table-cell>
              <table:table-cell office:value-type="float" office:value="0.5182">
                <text:p>0.5182</text:p>
              </table:table-cell>
              <table:table-cell office:value-type="float" office:value="0.5199">
                <text:p>0.5199</text:p>
              </table:table-cell>
              <table:table-cell office:value-type="float" office:value="0.5193">
                <text:p>0.5193</text:p>
              </table:table-cell>
              <table:table-cell office:value-type="float" office:value="0.5229">
                <text:p>0.5229</text:p>
              </table:table-cell>
              <table:table-cell office:value-type="float" office:value="0.5218">
                <text:p>0.5218</text:p>
              </table:table-cell>
              <table:table-cell office:value-type="float" office:value="0.5163">
                <text:p>0.5163</text:p>
              </table:table-cell>
              <table:table-cell office:value-type="float" office:value="0.5193">
                <text:p>0.5193</text:p>
              </table:table-cell>
              <table:table-cell office:value-type="float" office:value="0.5199">
                <text:p>0.5199</text:p>
              </table:table-cell>
              <table:table-cell office:value-type="float" office:value="0.516">
                <text:p>0.516</text:p>
              </table:table-cell>
              <table:table-cell office:value-type="float" office:value="0.5114">
                <text:p>0.5114</text:p>
              </table:table-cell>
              <table:table-cell office:value-type="float" office:value="0.5121">
                <text:p>0.5121</text:p>
              </table:table-cell>
              <table:table-cell office:value-type="float" office:value="0.514">
                <text:p>0.514</text:p>
              </table:table-cell>
              <table:table-cell office:value-type="float" office:value="0.5114">
                <text:p>0.5114</text:p>
              </table:table-cell>
              <table:table-cell office:value-type="float" office:value="0.5144">
                <text:p>0.5144</text:p>
              </table:table-cell>
              <table:table-cell office:value-type="float" office:value="0.5178">
                <text:p>0.5178</text:p>
              </table:table-cell>
              <table:table-cell office:value-type="float" office:value="0.512">
                <text:p>0.512</text:p>
              </table:table-cell>
              <table:table-cell office:value-type="float" office:value="0.5121">
                <text:p>0.5121</text:p>
              </table:table-cell>
              <table:table-cell office:value-type="float" office:value="0.5036">
                <text:p>0.5036</text:p>
              </table:table-cell>
              <table:table-cell office:value-type="float" office:value="0.5072">
                <text:p>0.5072</text:p>
              </table:table-cell>
              <table:table-cell office:value-type="float" office:value="0.5131">
                <text:p>0.5131</text:p>
              </table:table-cell>
              <table:table-cell office:value-type="float" office:value="0.5118">
                <text:p>0.5118</text:p>
              </table:table-cell>
              <table:table-cell office:value-type="float" office:value="0.5126">
                <text:p>0.5126</text:p>
              </table:table-cell>
              <table:table-cell office:value-type="float" office:value="0.511">
                <text:p>0.511</text:p>
              </table:table-cell>
              <table:table-cell office:value-type="float" office:value="0.5071">
                <text:p>0.5071</text:p>
              </table:table-cell>
              <table:table-cell office:value-type="float" office:value="0.5086">
                <text:p>0.5086</text:p>
              </table:table-cell>
              <table:table-cell office:value-type="float" office:value="0.5033">
                <text:p>0.5033</text:p>
              </table:table-cell>
              <table:table-cell office:value-type="float" office:value="0.5059">
                <text:p>0.5059</text:p>
              </table:table-cell>
              <table:table-cell office:value-type="float" office:value="0.5017">
                <text:p>0.5017</text:p>
              </table:table-cell>
              <table:table-cell office:value-type="float" office:value="0.5108">
                <text:p>0.5108</text:p>
              </table:table-cell>
              <table:table-cell office:value-type="float" office:value="0.5091">
                <text:p>0.5091</text:p>
              </table:table-cell>
              <table:table-cell office:value-type="float" office:value="0.5133">
                <text:p>0.5133</text:p>
              </table:table-cell>
              <table:table-cell office:value-type="float" office:value="0.5121">
                <text:p>0.5121</text:p>
              </table:table-cell>
              <table:table-cell office:value-type="float" office:value="0.5043">
                <text:p>0.5043</text:p>
              </table:table-cell>
              <table:table-cell office:value-type="float" office:value="0.5043">
                <text:p>0.5043</text:p>
              </table:table-cell>
              <table:table-cell office:value-type="float" office:value="0.508">
                <text:p>0.508</text:p>
              </table:table-cell>
              <table:table-cell office:value-type="float" office:value="0.5099">
                <text:p>0.5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17">
                <text:p>0.3017</text:p>
              </table:table-cell>
              <table:table-cell office:value-type="float" office:value="0.3911">
                <text:p>0.3911</text:p>
              </table:table-cell>
              <table:table-cell office:value-type="float" office:value="0.4239">
                <text:p>0.4239</text:p>
              </table:table-cell>
              <table:table-cell office:value-type="float" office:value="0.4495">
                <text:p>0.4495</text:p>
              </table:table-cell>
              <table:table-cell office:value-type="float" office:value="0.465">
                <text:p>0.465</text:p>
              </table:table-cell>
              <table:table-cell office:value-type="float" office:value="0.4633">
                <text:p>0.4633</text:p>
              </table:table-cell>
              <table:table-cell office:value-type="float" office:value="0.4715">
                <text:p>0.4715</text:p>
              </table:table-cell>
              <table:table-cell office:value-type="float" office:value="0.4722">
                <text:p>0.4722</text:p>
              </table:table-cell>
              <table:table-cell office:value-type="float" office:value="0.4829">
                <text:p>0.4829</text:p>
              </table:table-cell>
              <table:table-cell office:value-type="float" office:value="0.4743">
                <text:p>0.4743</text:p>
              </table:table-cell>
              <table:table-cell office:value-type="float" office:value="0.4812">
                <text:p>0.4812</text:p>
              </table:table-cell>
              <table:table-cell office:value-type="float" office:value="0.4735">
                <text:p>0.4735</text:p>
              </table:table-cell>
              <table:table-cell office:value-type="float" office:value="0.4818">
                <text:p>0.4818</text:p>
              </table:table-cell>
              <table:table-cell office:value-type="float" office:value="0.4853">
                <text:p>0.4853</text:p>
              </table:table-cell>
              <table:table-cell office:value-type="float" office:value="0.4918">
                <text:p>0.4918</text:p>
              </table:table-cell>
              <table:table-cell office:value-type="float" office:value="0.4905">
                <text:p>0.4905</text:p>
              </table:table-cell>
              <table:table-cell office:value-type="float" office:value="0.4879">
                <text:p>0.4879</text:p>
              </table:table-cell>
              <table:table-cell office:value-type="float" office:value="0.4832">
                <text:p>0.4832</text:p>
              </table:table-cell>
              <table:table-cell office:value-type="float" office:value="0.4941">
                <text:p>0.4941</text:p>
              </table:table-cell>
              <table:table-cell office:value-type="float" office:value="0.4867">
                <text:p>0.4867</text:p>
              </table:table-cell>
              <table:table-cell office:value-type="float" office:value="0.4946">
                <text:p>0.4946</text:p>
              </table:table-cell>
              <table:table-cell office:value-type="float" office:value="0.4982">
                <text:p>0.4982</text:p>
              </table:table-cell>
              <table:table-cell office:value-type="float" office:value="0.4885">
                <text:p>0.4885</text:p>
              </table:table-cell>
              <table:table-cell office:value-type="float" office:value="0.492">
                <text:p>0.492</text:p>
              </table:table-cell>
              <table:table-cell office:value-type="float" office:value="0.4885">
                <text:p>0.4885</text:p>
              </table:table-cell>
              <table:table-cell office:value-type="float" office:value="0.4893">
                <text:p>0.4893</text:p>
              </table:table-cell>
              <table:table-cell office:value-type="float" office:value="0.4948">
                <text:p>0.4948</text:p>
              </table:table-cell>
              <table:table-cell office:value-type="float" office:value="0.4888">
                <text:p>0.4888</text:p>
              </table:table-cell>
              <table:table-cell office:value-type="float" office:value="0.4909">
                <text:p>0.4909</text:p>
              </table:table-cell>
              <table:table-cell office:value-type="float" office:value="0.4901">
                <text:p>0.4901</text:p>
              </table:table-cell>
              <table:table-cell office:value-type="float" office:value="0.4967">
                <text:p>0.4967</text:p>
              </table:table-cell>
              <table:table-cell office:value-type="float" office:value="0.4942">
                <text:p>0.4942</text:p>
              </table:table-cell>
              <table:table-cell office:value-type="float" office:value="0.4929">
                <text:p>0.4929</text:p>
              </table:table-cell>
              <table:table-cell office:value-type="float" office:value="0.4963">
                <text:p>0.4963</text:p>
              </table:table-cell>
              <table:table-cell office:value-type="float" office:value="0.4964">
                <text:p>0.4964</text:p>
              </table:table-cell>
              <table:table-cell office:value-type="float" office:value="0.4903">
                <text:p>0.4903</text:p>
              </table:table-cell>
              <table:table-cell office:value-type="float" office:value="0.4943">
                <text:p>0.4943</text:p>
              </table:table-cell>
              <table:table-cell office:value-type="float" office:value="0.4924">
                <text:p>0.4924</text:p>
              </table:table-cell>
              <table:table-cell office:value-type="float" office:value="0.4954">
                <text:p>0.4954</text:p>
              </table:table-cell>
              <table:table-cell office:value-type="float" office:value="0.4968">
                <text:p>0.4968</text:p>
              </table:table-cell>
              <table:table-cell office:value-type="float" office:value="0.4956">
                <text:p>0.4956</text:p>
              </table:table-cell>
              <table:table-cell office:value-type="float" office:value="0.4927">
                <text:p>0.4927</text:p>
              </table:table-cell>
              <table:table-cell office:value-type="float" office:value="0.49">
                <text:p>0.49</text:p>
              </table:table-cell>
              <table:table-cell office:value-type="float" office:value="0.4991">
                <text:p>0.4991</text:p>
              </table:table-cell>
              <table:table-cell office:value-type="float" office:value="0.4914">
                <text:p>0.4914</text:p>
              </table:table-cell>
              <table:table-cell office:value-type="float" office:value="0.4941">
                <text:p>0.4941</text:p>
              </table:table-cell>
              <table:table-cell office:value-type="float" office:value="0.5001">
                <text:p>0.5001</text:p>
              </table:table-cell>
              <table:table-cell office:value-type="float" office:value="0.4902">
                <text:p>0.4902</text:p>
              </table:table-cell>
              <table:table-cell office:value-type="float" office:value="0.5038">
                <text:p>0.5038</text:p>
              </table:table-cell>
              <table:table-cell office:value-type="float" office:value="0.4993">
                <text:p>0.4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8">
                <text:p>0.0338</text:p>
              </table:table-cell>
              <table:table-cell office:value-type="float" office:value="0.1767">
                <text:p>0.1767</text:p>
              </table:table-cell>
              <table:table-cell office:value-type="float" office:value="0.2654">
                <text:p>0.2654</text:p>
              </table:table-cell>
              <table:table-cell office:value-type="float" office:value="0.3148">
                <text:p>0.3148</text:p>
              </table:table-cell>
              <table:table-cell office:value-type="float" office:value="0.3586">
                <text:p>0.3586</text:p>
              </table:table-cell>
              <table:table-cell office:value-type="float" office:value="0.3779">
                <text:p>0.3779</text:p>
              </table:table-cell>
              <table:table-cell office:value-type="float" office:value="0.3978">
                <text:p>0.3978</text:p>
              </table:table-cell>
              <table:table-cell office:value-type="float" office:value="0.4019">
                <text:p>0.4019</text:p>
              </table:table-cell>
              <table:table-cell office:value-type="float" office:value="0.4166">
                <text:p>0.4166</text:p>
              </table:table-cell>
              <table:table-cell office:value-type="float" office:value="0.4276">
                <text:p>0.4276</text:p>
              </table:table-cell>
              <table:table-cell office:value-type="float" office:value="0.4341">
                <text:p>0.4341</text:p>
              </table:table-cell>
              <table:table-cell office:value-type="float" office:value="0.4435">
                <text:p>0.4435</text:p>
              </table:table-cell>
              <table:table-cell office:value-type="float" office:value="0.4351">
                <text:p>0.4351</text:p>
              </table:table-cell>
              <table:table-cell office:value-type="float" office:value="0.4447">
                <text:p>0.4447</text:p>
              </table:table-cell>
              <table:table-cell office:value-type="float" office:value="0.4544">
                <text:p>0.4544</text:p>
              </table:table-cell>
              <table:table-cell office:value-type="float" office:value="0.4662">
                <text:p>0.4662</text:p>
              </table:table-cell>
              <table:table-cell office:value-type="float" office:value="0.4532">
                <text:p>0.4532</text:p>
              </table:table-cell>
              <table:table-cell office:value-type="float" office:value="0.4573">
                <text:p>0.4573</text:p>
              </table:table-cell>
              <table:table-cell office:value-type="float" office:value="0.4607">
                <text:p>0.4607</text:p>
              </table:table-cell>
              <table:table-cell office:value-type="float" office:value="0.4622">
                <text:p>0.4622</text:p>
              </table:table-cell>
              <table:table-cell office:value-type="float" office:value="0.4641">
                <text:p>0.4641</text:p>
              </table:table-cell>
              <table:table-cell office:value-type="float" office:value="0.4718">
                <text:p>0.4718</text:p>
              </table:table-cell>
              <table:table-cell office:value-type="float" office:value="0.4665">
                <text:p>0.4665</text:p>
              </table:table-cell>
              <table:table-cell office:value-type="float" office:value="0.4693">
                <text:p>0.4693</text:p>
              </table:table-cell>
              <table:table-cell office:value-type="float" office:value="0.4683">
                <text:p>0.4683</text:p>
              </table:table-cell>
              <table:table-cell office:value-type="float" office:value="0.4808">
                <text:p>0.4808</text:p>
              </table:table-cell>
              <table:table-cell office:value-type="float" office:value="0.469">
                <text:p>0.469</text:p>
              </table:table-cell>
              <table:table-cell office:value-type="float" office:value="0.4776">
                <text:p>0.4776</text:p>
              </table:table-cell>
              <table:table-cell office:value-type="float" office:value="0.4692">
                <text:p>0.4692</text:p>
              </table:table-cell>
              <table:table-cell office:value-type="float" office:value="0.4757">
                <text:p>0.4757</text:p>
              </table:table-cell>
              <table:table-cell office:value-type="float" office:value="0.4816">
                <text:p>0.4816</text:p>
              </table:table-cell>
              <table:table-cell office:value-type="float" office:value="0.478">
                <text:p>0.478</text:p>
              </table:table-cell>
              <table:table-cell office:value-type="float" office:value="0.4789">
                <text:p>0.4789</text:p>
              </table:table-cell>
              <table:table-cell office:value-type="float" office:value="0.4776">
                <text:p>0.4776</text:p>
              </table:table-cell>
              <table:table-cell office:value-type="float" office:value="0.4876">
                <text:p>0.4876</text:p>
              </table:table-cell>
              <table:table-cell office:value-type="float" office:value="0.4742">
                <text:p>0.4742</text:p>
              </table:table-cell>
              <table:table-cell office:value-type="float" office:value="0.475">
                <text:p>0.475</text:p>
              </table:table-cell>
              <table:table-cell office:value-type="float" office:value="0.477">
                <text:p>0.477</text:p>
              </table:table-cell>
              <table:table-cell office:value-type="float" office:value="0.4726">
                <text:p>0.4726</text:p>
              </table:table-cell>
              <table:table-cell office:value-type="float" office:value="0.4789">
                <text:p>0.4789</text:p>
              </table:table-cell>
              <table:table-cell office:value-type="float" office:value="0.4793">
                <text:p>0.4793</text:p>
              </table:table-cell>
              <table:table-cell office:value-type="float" office:value="0.4813">
                <text:p>0.4813</text:p>
              </table:table-cell>
              <table:table-cell office:value-type="float" office:value="0.4738">
                <text:p>0.4738</text:p>
              </table:table-cell>
              <table:table-cell office:value-type="float" office:value="0.4889">
                <text:p>0.4889</text:p>
              </table:table-cell>
              <table:table-cell office:value-type="float" office:value="0.4794">
                <text:p>0.4794</text:p>
              </table:table-cell>
              <table:table-cell office:value-type="float" office:value="0.4875">
                <text:p>0.4875</text:p>
              </table:table-cell>
              <table:table-cell office:value-type="float" office:value="0.4839">
                <text:p>0.4839</text:p>
              </table:table-cell>
              <table:table-cell office:value-type="float" office:value="0.4831">
                <text:p>0.4831</text:p>
              </table:table-cell>
              <table:table-cell office:value-type="float" office:value="0.4839">
                <text:p>0.4839</text:p>
              </table:table-cell>
              <table:table-cell office:value-type="float" office:value="0.4794">
                <text:p>0.4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">
                <text:p>0.0003</text:p>
              </table:table-cell>
              <table:table-cell office:value-type="float" office:value="0.0538">
                <text:p>0.0538</text:p>
              </table:table-cell>
              <table:table-cell office:value-type="float" office:value="0.1487">
                <text:p>0.1487</text:p>
              </table:table-cell>
              <table:table-cell office:value-type="float" office:value="0.2164">
                <text:p>0.2164</text:p>
              </table:table-cell>
              <table:table-cell office:value-type="float" office:value="0.2581">
                <text:p>0.2581</text:p>
              </table:table-cell>
              <table:table-cell office:value-type="float" office:value="0.2926">
                <text:p>0.2926</text:p>
              </table:table-cell>
              <table:table-cell office:value-type="float" office:value="0.3352">
                <text:p>0.3352</text:p>
              </table:table-cell>
              <table:table-cell office:value-type="float" office:value="0.3471">
                <text:p>0.3471</text:p>
              </table:table-cell>
              <table:table-cell office:value-type="float" office:value="0.3584">
                <text:p>0.3584</text:p>
              </table:table-cell>
              <table:table-cell office:value-type="float" office:value="0.3762">
                <text:p>0.3762</text:p>
              </table:table-cell>
              <table:table-cell office:value-type="float" office:value="0.3866">
                <text:p>0.3866</text:p>
              </table:table-cell>
              <table:table-cell office:value-type="float" office:value="0.3953">
                <text:p>0.3953</text:p>
              </table:table-cell>
              <table:table-cell office:value-type="float" office:value="0.4082">
                <text:p>0.4082</text:p>
              </table:table-cell>
              <table:table-cell office:value-type="float" office:value="0.4126">
                <text:p>0.4126</text:p>
              </table:table-cell>
              <table:table-cell office:value-type="float" office:value="0.4215">
                <text:p>0.4215</text:p>
              </table:table-cell>
              <table:table-cell office:value-type="float" office:value="0.4229">
                <text:p>0.4229</text:p>
              </table:table-cell>
              <table:table-cell office:value-type="float" office:value="0.4257">
                <text:p>0.4257</text:p>
              </table:table-cell>
              <table:table-cell office:value-type="float" office:value="0.4299">
                <text:p>0.4299</text:p>
              </table:table-cell>
              <table:table-cell office:value-type="float" office:value="0.4283">
                <text:p>0.4283</text:p>
              </table:table-cell>
              <table:table-cell office:value-type="float" office:value="0.4285">
                <text:p>0.4285</text:p>
              </table:table-cell>
              <table:table-cell office:value-type="float" office:value="0.4397">
                <text:p>0.4397</text:p>
              </table:table-cell>
              <table:table-cell office:value-type="float" office:value="0.442">
                <text:p>0.442</text:p>
              </table:table-cell>
              <table:table-cell office:value-type="float" office:value="0.4476">
                <text:p>0.4476</text:p>
              </table:table-cell>
              <table:table-cell office:value-type="float" office:value="0.4528">
                <text:p>0.4528</text:p>
              </table:table-cell>
              <table:table-cell office:value-type="float" office:value="0.4462">
                <text:p>0.4462</text:p>
              </table:table-cell>
              <table:table-cell office:value-type="float" office:value="0.4519">
                <text:p>0.4519</text:p>
              </table:table-cell>
              <table:table-cell office:value-type="float" office:value="0.4582">
                <text:p>0.4582</text:p>
              </table:table-cell>
              <table:table-cell office:value-type="float" office:value="0.4527">
                <text:p>0.4527</text:p>
              </table:table-cell>
              <table:table-cell office:value-type="float" office:value="0.4476">
                <text:p>0.4476</text:p>
              </table:table-cell>
              <table:table-cell office:value-type="float" office:value="0.4627">
                <text:p>0.4627</text:p>
              </table:table-cell>
              <table:table-cell office:value-type="float" office:value="0.4587">
                <text:p>0.4587</text:p>
              </table:table-cell>
              <table:table-cell office:value-type="float" office:value="0.4651">
                <text:p>0.4651</text:p>
              </table:table-cell>
              <table:table-cell office:value-type="float" office:value="0.4636">
                <text:p>0.4636</text:p>
              </table:table-cell>
              <table:table-cell office:value-type="float" office:value="0.4595">
                <text:p>0.4595</text:p>
              </table:table-cell>
              <table:table-cell office:value-type="float" office:value="0.4698">
                <text:p>0.4698</text:p>
              </table:table-cell>
              <table:table-cell office:value-type="float" office:value="0.4618">
                <text:p>0.4618</text:p>
              </table:table-cell>
              <table:table-cell office:value-type="float" office:value="0.4613">
                <text:p>0.4613</text:p>
              </table:table-cell>
              <table:table-cell office:value-type="float" office:value="0.4616">
                <text:p>0.4616</text:p>
              </table:table-cell>
              <table:table-cell office:value-type="float" office:value="0.4726">
                <text:p>0.4726</text:p>
              </table:table-cell>
              <table:table-cell office:value-type="float" office:value="0.4667">
                <text:p>0.4667</text:p>
              </table:table-cell>
              <table:table-cell office:value-type="float" office:value="0.4647">
                <text:p>0.4647</text:p>
              </table:table-cell>
              <table:table-cell office:value-type="float" office:value="0.4702">
                <text:p>0.4702</text:p>
              </table:table-cell>
              <table:table-cell office:value-type="float" office:value="0.4766">
                <text:p>0.4766</text:p>
              </table:table-cell>
              <table:table-cell office:value-type="float" office:value="0.475">
                <text:p>0.475</text:p>
              </table:table-cell>
              <table:table-cell office:value-type="float" office:value="0.4728">
                <text:p>0.4728</text:p>
              </table:table-cell>
              <table:table-cell office:value-type="float" office:value="0.4734">
                <text:p>0.4734</text:p>
              </table:table-cell>
              <table:table-cell office:value-type="float" office:value="0.4696">
                <text:p>0.4696</text:p>
              </table:table-cell>
              <table:table-cell office:value-type="float" office:value="0.4744">
                <text:p>0.4744</text:p>
              </table:table-cell>
              <table:table-cell office:value-type="float" office:value="0.4695">
                <text:p>0.4695</text:p>
              </table:table-cell>
              <table:table-cell office:value-type="float" office:value="0.4754">
                <text:p>0.47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711">
                <text:p>0.0711</text:p>
              </table:table-cell>
              <table:table-cell office:value-type="float" office:value="0.1377">
                <text:p>0.1377</text:p>
              </table:table-cell>
              <table:table-cell office:value-type="float" office:value="0.1909">
                <text:p>0.1909</text:p>
              </table:table-cell>
              <table:table-cell office:value-type="float" office:value="0.2365">
                <text:p>0.2365</text:p>
              </table:table-cell>
              <table:table-cell office:value-type="float" office:value="0.2628">
                <text:p>0.2628</text:p>
              </table:table-cell>
              <table:table-cell office:value-type="float" office:value="0.2944">
                <text:p>0.2944</text:p>
              </table:table-cell>
              <table:table-cell office:value-type="float" office:value="0.3126">
                <text:p>0.3126</text:p>
              </table:table-cell>
              <table:table-cell office:value-type="float" office:value="0.329">
                <text:p>0.329</text:p>
              </table:table-cell>
              <table:table-cell office:value-type="float" office:value="0.3413">
                <text:p>0.3413</text:p>
              </table:table-cell>
              <table:table-cell office:value-type="float" office:value="0.3534">
                <text:p>0.3534</text:p>
              </table:table-cell>
              <table:table-cell office:value-type="float" office:value="0.3667">
                <text:p>0.3667</text:p>
              </table:table-cell>
              <table:table-cell office:value-type="float" office:value="0.379">
                <text:p>0.379</text:p>
              </table:table-cell>
              <table:table-cell office:value-type="float" office:value="0.3817">
                <text:p>0.3817</text:p>
              </table:table-cell>
              <table:table-cell office:value-type="float" office:value="0.3928">
                <text:p>0.3928</text:p>
              </table:table-cell>
              <table:table-cell office:value-type="float" office:value="0.3988">
                <text:p>0.3988</text:p>
              </table:table-cell>
              <table:table-cell office:value-type="float" office:value="0.4023">
                <text:p>0.4023</text:p>
              </table:table-cell>
              <table:table-cell office:value-type="float" office:value="0.4051">
                <text:p>0.4051</text:p>
              </table:table-cell>
              <table:table-cell office:value-type="float" office:value="0.4107">
                <text:p>0.4107</text:p>
              </table:table-cell>
              <table:table-cell office:value-type="float" office:value="0.4228">
                <text:p>0.4228</text:p>
              </table:table-cell>
              <table:table-cell office:value-type="float" office:value="0.4293">
                <text:p>0.4293</text:p>
              </table:table-cell>
              <table:table-cell office:value-type="float" office:value="0.4257">
                <text:p>0.4257</text:p>
              </table:table-cell>
              <table:table-cell office:value-type="float" office:value="0.4172">
                <text:p>0.4172</text:p>
              </table:table-cell>
              <table:table-cell office:value-type="float" office:value="0.4299">
                <text:p>0.4299</text:p>
              </table:table-cell>
              <table:table-cell office:value-type="float" office:value="0.4361">
                <text:p>0.4361</text:p>
              </table:table-cell>
              <table:table-cell office:value-type="float" office:value="0.4281">
                <text:p>0.4281</text:p>
              </table:table-cell>
              <table:table-cell office:value-type="float" office:value="0.4348">
                <text:p>0.4348</text:p>
              </table:table-cell>
              <table:table-cell office:value-type="float" office:value="0.4409">
                <text:p>0.4409</text:p>
              </table:table-cell>
              <table:table-cell office:value-type="float" office:value="0.4434">
                <text:p>0.4434</text:p>
              </table:table-cell>
              <table:table-cell office:value-type="float" office:value="0.4482">
                <text:p>0.4482</text:p>
              </table:table-cell>
              <table:table-cell office:value-type="float" office:value="0.4467">
                <text:p>0.4467</text:p>
              </table:table-cell>
              <table:table-cell office:value-type="float" office:value="0.4508">
                <text:p>0.4508</text:p>
              </table:table-cell>
              <table:table-cell office:value-type="float" office:value="0.4505">
                <text:p>0.4505</text:p>
              </table:table-cell>
              <table:table-cell office:value-type="float" office:value="0.4447">
                <text:p>0.4447</text:p>
              </table:table-cell>
              <table:table-cell office:value-type="float" office:value="0.4497">
                <text:p>0.4497</text:p>
              </table:table-cell>
              <table:table-cell office:value-type="float" office:value="0.4537">
                <text:p>0.4537</text:p>
              </table:table-cell>
              <table:table-cell office:value-type="float" office:value="0.4461">
                <text:p>0.4461</text:p>
              </table:table-cell>
              <table:table-cell office:value-type="float" office:value="0.4529">
                <text:p>0.4529</text:p>
              </table:table-cell>
              <table:table-cell office:value-type="float" office:value="0.4529">
                <text:p>0.4529</text:p>
              </table:table-cell>
              <table:table-cell office:value-type="float" office:value="0.4612">
                <text:p>0.4612</text:p>
              </table:table-cell>
              <table:table-cell office:value-type="float" office:value="0.4599">
                <text:p>0.4599</text:p>
              </table:table-cell>
              <table:table-cell office:value-type="float" office:value="0.4588">
                <text:p>0.4588</text:p>
              </table:table-cell>
              <table:table-cell office:value-type="float" office:value="0.4565">
                <text:p>0.4565</text:p>
              </table:table-cell>
              <table:table-cell office:value-type="float" office:value="0.4604">
                <text:p>0.4604</text:p>
              </table:table-cell>
              <table:table-cell office:value-type="float" office:value="0.4576">
                <text:p>0.4576</text:p>
              </table:table-cell>
              <table:table-cell office:value-type="float" office:value="0.4573">
                <text:p>0.4573</text:p>
              </table:table-cell>
              <table:table-cell office:value-type="float" office:value="0.4635">
                <text:p>0.4635</text:p>
              </table:table-cell>
              <table:table-cell office:value-type="float" office:value="0.478">
                <text:p>0.478</text:p>
              </table:table-cell>
              <table:table-cell office:value-type="float" office:value="0.4612">
                <text:p>0.4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24">
                <text:p>0.0024</text:p>
              </table:table-cell>
              <table:table-cell office:value-type="float" office:value="0.0313">
                <text:p>0.0313</text:p>
              </table:table-cell>
              <table:table-cell office:value-type="float" office:value="0.0809">
                <text:p>0.0809</text:p>
              </table:table-cell>
              <table:table-cell office:value-type="float" office:value="0.1309">
                <text:p>0.1309</text:p>
              </table:table-cell>
              <table:table-cell office:value-type="float" office:value="0.1726">
                <text:p>0.1726</text:p>
              </table:table-cell>
              <table:table-cell office:value-type="float" office:value="0.2118">
                <text:p>0.2118</text:p>
              </table:table-cell>
              <table:table-cell office:value-type="float" office:value="0.2378">
                <text:p>0.2378</text:p>
              </table:table-cell>
              <table:table-cell office:value-type="float" office:value="0.2647">
                <text:p>0.2647</text:p>
              </table:table-cell>
              <table:table-cell office:value-type="float" office:value="0.2855">
                <text:p>0.2855</text:p>
              </table:table-cell>
              <table:table-cell office:value-type="float" office:value="0.2964">
                <text:p>0.2964</text:p>
              </table:table-cell>
              <table:table-cell office:value-type="float" office:value="0.3207">
                <text:p>0.3207</text:p>
              </table:table-cell>
              <table:table-cell office:value-type="float" office:value="0.3269">
                <text:p>0.3269</text:p>
              </table:table-cell>
              <table:table-cell office:value-type="float" office:value="0.349">
                <text:p>0.349</text:p>
              </table:table-cell>
              <table:table-cell office:value-type="float" office:value="0.3543">
                <text:p>0.3543</text:p>
              </table:table-cell>
              <table:table-cell office:value-type="float" office:value="0.3638">
                <text:p>0.3638</text:p>
              </table:table-cell>
              <table:table-cell office:value-type="float" office:value="0.3737">
                <text:p>0.3737</text:p>
              </table:table-cell>
              <table:table-cell office:value-type="float" office:value="0.3775">
                <text:p>0.3775</text:p>
              </table:table-cell>
              <table:table-cell office:value-type="float" office:value="0.3792">
                <text:p>0.3792</text:p>
              </table:table-cell>
              <table:table-cell office:value-type="float" office:value="0.3911">
                <text:p>0.3911</text:p>
              </table:table-cell>
              <table:table-cell office:value-type="float" office:value="0.3967">
                <text:p>0.3967</text:p>
              </table:table-cell>
              <table:table-cell office:value-type="float" office:value="0.3959">
                <text:p>0.3959</text:p>
              </table:table-cell>
              <table:table-cell office:value-type="float" office:value="0.3956">
                <text:p>0.3956</text:p>
              </table:table-cell>
              <table:table-cell office:value-type="float" office:value="0.3999">
                <text:p>0.3999</text:p>
              </table:table-cell>
              <table:table-cell office:value-type="float" office:value="0.4154">
                <text:p>0.4154</text:p>
              </table:table-cell>
              <table:table-cell office:value-type="float" office:value="0.4126">
                <text:p>0.4126</text:p>
              </table:table-cell>
              <table:table-cell office:value-type="float" office:value="0.4215">
                <text:p>0.4215</text:p>
              </table:table-cell>
              <table:table-cell office:value-type="float" office:value="0.4209">
                <text:p>0.4209</text:p>
              </table:table-cell>
              <table:table-cell office:value-type="float" office:value="0.4213">
                <text:p>0.4213</text:p>
              </table:table-cell>
              <table:table-cell office:value-type="float" office:value="0.4225">
                <text:p>0.4225</text:p>
              </table:table-cell>
              <table:table-cell office:value-type="float" office:value="0.4349">
                <text:p>0.4349</text:p>
              </table:table-cell>
              <table:table-cell office:value-type="float" office:value="0.4246">
                <text:p>0.4246</text:p>
              </table:table-cell>
              <table:table-cell office:value-type="float" office:value="0.4291">
                <text:p>0.4291</text:p>
              </table:table-cell>
              <table:table-cell office:value-type="float" office:value="0.4366">
                <text:p>0.4366</text:p>
              </table:table-cell>
              <table:table-cell office:value-type="float" office:value="0.4429">
                <text:p>0.4429</text:p>
              </table:table-cell>
              <table:table-cell office:value-type="float" office:value="0.4432">
                <text:p>0.4432</text:p>
              </table:table-cell>
              <table:table-cell office:value-type="float" office:value="0.4398">
                <text:p>0.4398</text:p>
              </table:table-cell>
              <table:table-cell office:value-type="float" office:value="0.4388">
                <text:p>0.4388</text:p>
              </table:table-cell>
              <table:table-cell office:value-type="float" office:value="0.4352">
                <text:p>0.4352</text:p>
              </table:table-cell>
              <table:table-cell office:value-type="float" office:value="0.4572">
                <text:p>0.4572</text:p>
              </table:table-cell>
              <table:table-cell office:value-type="float" office:value="0.4543">
                <text:p>0.4543</text:p>
              </table:table-cell>
              <table:table-cell office:value-type="float" office:value="0.4462">
                <text:p>0.4462</text:p>
              </table:table-cell>
              <table:table-cell office:value-type="float" office:value="0.445">
                <text:p>0.445</text:p>
              </table:table-cell>
              <table:table-cell office:value-type="float" office:value="0.4462">
                <text:p>0.4462</text:p>
              </table:table-cell>
              <table:table-cell office:value-type="float" office:value="0.4467">
                <text:p>0.4467</text:p>
              </table:table-cell>
              <table:table-cell office:value-type="float" office:value="0.4533">
                <text:p>0.4533</text:p>
              </table:table-cell>
              <table:table-cell office:value-type="float" office:value="0.4497">
                <text:p>0.4497</text:p>
              </table:table-cell>
              <table:table-cell office:value-type="float" office:value="0.4507">
                <text:p>0.4507</text:p>
              </table:table-cell>
              <table:table-cell office:value-type="float" office:value="0.4487">
                <text:p>0.4487</text:p>
              </table:table-cell>
              <table:table-cell office:value-type="float" office:value="0.4547">
                <text:p>0.4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109">
                <text:p>0.0109</text:p>
              </table:table-cell>
              <table:table-cell office:value-type="float" office:value="0.0446">
                <text:p>0.0446</text:p>
              </table:table-cell>
              <table:table-cell office:value-type="float" office:value="0.0874">
                <text:p>0.0874</text:p>
              </table:table-cell>
              <table:table-cell office:value-type="float" office:value="0.1276">
                <text:p>0.1276</text:p>
              </table:table-cell>
              <table:table-cell office:value-type="float" office:value="0.1597">
                <text:p>0.1597</text:p>
              </table:table-cell>
              <table:table-cell office:value-type="float" office:value="0.199">
                <text:p>0.199</text:p>
              </table:table-cell>
              <table:table-cell office:value-type="float" office:value="0.2243">
                <text:p>0.2243</text:p>
              </table:table-cell>
              <table:table-cell office:value-type="float" office:value="0.2552">
                <text:p>0.2552</text:p>
              </table:table-cell>
              <table:table-cell office:value-type="float" office:value="0.269">
                <text:p>0.269</text:p>
              </table:table-cell>
              <table:table-cell office:value-type="float" office:value="0.2797">
                <text:p>0.2797</text:p>
              </table:table-cell>
              <table:table-cell office:value-type="float" office:value="0.3027">
                <text:p>0.3027</text:p>
              </table:table-cell>
              <table:table-cell office:value-type="float" office:value="0.3112">
                <text:p>0.3112</text:p>
              </table:table-cell>
              <table:table-cell office:value-type="float" office:value="0.3231">
                <text:p>0.3231</text:p>
              </table:table-cell>
              <table:table-cell office:value-type="float" office:value="0.3347">
                <text:p>0.3347</text:p>
              </table:table-cell>
              <table:table-cell office:value-type="float" office:value="0.3472">
                <text:p>0.3472</text:p>
              </table:table-cell>
              <table:table-cell office:value-type="float" office:value="0.3553">
                <text:p>0.3553</text:p>
              </table:table-cell>
              <table:table-cell office:value-type="float" office:value="0.3536">
                <text:p>0.3536</text:p>
              </table:table-cell>
              <table:table-cell office:value-type="float" office:value="0.3726">
                <text:p>0.3726</text:p>
              </table:table-cell>
              <table:table-cell office:value-type="float" office:value="0.3733">
                <text:p>0.3733</text:p>
              </table:table-cell>
              <table:table-cell office:value-type="float" office:value="0.3749">
                <text:p>0.3749</text:p>
              </table:table-cell>
              <table:table-cell office:value-type="float" office:value="0.3829">
                <text:p>0.3829</text:p>
              </table:table-cell>
              <table:table-cell office:value-type="float" office:value="0.3919">
                <text:p>0.3919</text:p>
              </table:table-cell>
              <table:table-cell office:value-type="float" office:value="0.3999">
                <text:p>0.3999</text:p>
              </table:table-cell>
              <table:table-cell office:value-type="float" office:value="0.3924">
                <text:p>0.3924</text:p>
              </table:table-cell>
              <table:table-cell office:value-type="float" office:value="0.4067">
                <text:p>0.4067</text:p>
              </table:table-cell>
              <table:table-cell office:value-type="float" office:value="0.3964">
                <text:p>0.3964</text:p>
              </table:table-cell>
              <table:table-cell office:value-type="float" office:value="0.3944">
                <text:p>0.3944</text:p>
              </table:table-cell>
              <table:table-cell office:value-type="float" office:value="0.3994">
                <text:p>0.3994</text:p>
              </table:table-cell>
              <table:table-cell office:value-type="float" office:value="0.4113">
                <text:p>0.4113</text:p>
              </table:table-cell>
              <table:table-cell office:value-type="float" office:value="0.4163">
                <text:p>0.4163</text:p>
              </table:table-cell>
              <table:table-cell office:value-type="float" office:value="0.4118">
                <text:p>0.4118</text:p>
              </table:table-cell>
              <table:table-cell office:value-type="float" office:value="0.4151">
                <text:p>0.4151</text:p>
              </table:table-cell>
              <table:table-cell office:value-type="float" office:value="0.4174">
                <text:p>0.4174</text:p>
              </table:table-cell>
              <table:table-cell office:value-type="float" office:value="0.4183">
                <text:p>0.4183</text:p>
              </table:table-cell>
              <table:table-cell office:value-type="float" office:value="0.4289">
                <text:p>0.4289</text:p>
              </table:table-cell>
              <table:table-cell office:value-type="float" office:value="0.4283">
                <text:p>0.4283</text:p>
              </table:table-cell>
              <table:table-cell office:value-type="float" office:value="0.4254">
                <text:p>0.4254</text:p>
              </table:table-cell>
              <table:table-cell office:value-type="float" office:value="0.4332">
                <text:p>0.4332</text:p>
              </table:table-cell>
              <table:table-cell office:value-type="float" office:value="0.4414">
                <text:p>0.4414</text:p>
              </table:table-cell>
              <table:table-cell office:value-type="float" office:value="0.4333">
                <text:p>0.4333</text:p>
              </table:table-cell>
              <table:table-cell office:value-type="float" office:value="0.4385">
                <text:p>0.4385</text:p>
              </table:table-cell>
              <table:table-cell office:value-type="float" office:value="0.4357">
                <text:p>0.4357</text:p>
              </table:table-cell>
              <table:table-cell office:value-type="float" office:value="0.4396">
                <text:p>0.4396</text:p>
              </table:table-cell>
              <table:table-cell office:value-type="float" office:value="0.4362">
                <text:p>0.4362</text:p>
              </table:table-cell>
              <table:table-cell office:value-type="float" office:value="0.4441">
                <text:p>0.4441</text:p>
              </table:table-cell>
              <table:table-cell office:value-type="float" office:value="0.4481">
                <text:p>0.4481</text:p>
              </table:table-cell>
              <table:table-cell office:value-type="float" office:value="0.4415">
                <text:p>0.4415</text:p>
              </table:table-cell>
              <table:table-cell office:value-type="float" office:value="0.4471">
                <text:p>0.4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4">
                <text:p>0.0044</text:p>
              </table:table-cell>
              <table:table-cell office:value-type="float" office:value="0.0261">
                <text:p>0.0261</text:p>
              </table:table-cell>
              <table:table-cell office:value-type="float" office:value="0.0531">
                <text:p>0.0531</text:p>
              </table:table-cell>
              <table:table-cell office:value-type="float" office:value="0.0869">
                <text:p>0.0869</text:p>
              </table:table-cell>
              <table:table-cell office:value-type="float" office:value="0.1276">
                <text:p>0.1276</text:p>
              </table:table-cell>
              <table:table-cell office:value-type="float" office:value="0.1612">
                <text:p>0.1612</text:p>
              </table:table-cell>
              <table:table-cell office:value-type="float" office:value="0.1878">
                <text:p>0.1878</text:p>
              </table:table-cell>
              <table:table-cell office:value-type="float" office:value="0.2141">
                <text:p>0.2141</text:p>
              </table:table-cell>
              <table:table-cell office:value-type="float" office:value="0.2309">
                <text:p>0.2309</text:p>
              </table:table-cell>
              <table:table-cell office:value-type="float" office:value="0.2526">
                <text:p>0.2526</text:p>
              </table:table-cell>
              <table:table-cell office:value-type="float" office:value="0.271">
                <text:p>0.271</text:p>
              </table:table-cell>
              <table:table-cell office:value-type="float" office:value="0.2874">
                <text:p>0.2874</text:p>
              </table:table-cell>
              <table:table-cell office:value-type="float" office:value="0.2904">
                <text:p>0.2904</text:p>
              </table:table-cell>
              <table:table-cell office:value-type="float" office:value="0.3201">
                <text:p>0.3201</text:p>
              </table:table-cell>
              <table:table-cell office:value-type="float" office:value="0.3189">
                <text:p>0.3189</text:p>
              </table:table-cell>
              <table:table-cell office:value-type="float" office:value="0.3284">
                <text:p>0.3284</text:p>
              </table:table-cell>
              <table:table-cell office:value-type="float" office:value="0.3342">
                <text:p>0.3342</text:p>
              </table:table-cell>
              <table:table-cell office:value-type="float" office:value="0.3502">
                <text:p>0.3502</text:p>
              </table:table-cell>
              <table:table-cell office:value-type="float" office:value="0.3495">
                <text:p>0.3495</text:p>
              </table:table-cell>
              <table:table-cell office:value-type="float" office:value="0.3628">
                <text:p>0.3628</text:p>
              </table:table-cell>
              <table:table-cell office:value-type="float" office:value="0.3578">
                <text:p>0.3578</text:p>
              </table:table-cell>
              <table:table-cell office:value-type="float" office:value="0.3707">
                <text:p>0.3707</text:p>
              </table:table-cell>
              <table:table-cell office:value-type="float" office:value="0.3758">
                <text:p>0.3758</text:p>
              </table:table-cell>
              <table:table-cell office:value-type="float" office:value="0.3762">
                <text:p>0.3762</text:p>
              </table:table-cell>
              <table:table-cell office:value-type="float" office:value="0.3784">
                <text:p>0.3784</text:p>
              </table:table-cell>
              <table:table-cell office:value-type="float" office:value="0.3819">
                <text:p>0.3819</text:p>
              </table:table-cell>
              <table:table-cell office:value-type="float" office:value="0.3986">
                <text:p>0.3986</text:p>
              </table:table-cell>
              <table:table-cell office:value-type="float" office:value="0.4014">
                <text:p>0.4014</text:p>
              </table:table-cell>
              <table:table-cell office:value-type="float" office:value="0.3918">
                <text:p>0.3918</text:p>
              </table:table-cell>
              <table:table-cell office:value-type="float" office:value="0.3959">
                <text:p>0.3959</text:p>
              </table:table-cell>
              <table:table-cell office:value-type="float" office:value="0.4116">
                <text:p>0.4116</text:p>
              </table:table-cell>
              <table:table-cell office:value-type="float" office:value="0.4061">
                <text:p>0.4061</text:p>
              </table:table-cell>
              <table:table-cell office:value-type="float" office:value="0.4009">
                <text:p>0.4009</text:p>
              </table:table-cell>
              <table:table-cell office:value-type="float" office:value="0.4073">
                <text:p>0.4073</text:p>
              </table:table-cell>
              <table:table-cell office:value-type="float" office:value="0.4123">
                <text:p>0.4123</text:p>
              </table:table-cell>
              <table:table-cell office:value-type="float" office:value="0.4123">
                <text:p>0.4123</text:p>
              </table:table-cell>
              <table:table-cell office:value-type="float" office:value="0.4266">
                <text:p>0.4266</text:p>
              </table:table-cell>
              <table:table-cell office:value-type="float" office:value="0.4244">
                <text:p>0.4244</text:p>
              </table:table-cell>
              <table:table-cell office:value-type="float" office:value="0.4191">
                <text:p>0.4191</text:p>
              </table:table-cell>
              <table:table-cell office:value-type="float" office:value="0.4227">
                <text:p>0.4227</text:p>
              </table:table-cell>
              <table:table-cell office:value-type="float" office:value="0.4259">
                <text:p>0.4259</text:p>
              </table:table-cell>
              <table:table-cell office:value-type="float" office:value="0.4242">
                <text:p>0.4242</text:p>
              </table:table-cell>
              <table:table-cell office:value-type="float" office:value="0.4224">
                <text:p>0.4224</text:p>
              </table:table-cell>
              <table:table-cell office:value-type="float" office:value="0.4418">
                <text:p>0.4418</text:p>
              </table:table-cell>
              <table:table-cell office:value-type="float" office:value="0.4325">
                <text:p>0.4325</text:p>
              </table:table-cell>
              <table:table-cell office:value-type="float" office:value="0.4295">
                <text:p>0.4295</text:p>
              </table:table-cell>
              <table:table-cell office:value-type="float" office:value="0.4364">
                <text:p>0.4364</text:p>
              </table:table-cell>
              <table:table-cell office:value-type="float" office:value="0.4386">
                <text:p>0.4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23">
                <text:p>0.0123</text:p>
              </table:table-cell>
              <table:table-cell office:value-type="float" office:value="0.0338">
                <text:p>0.0338</text:p>
              </table:table-cell>
              <table:table-cell office:value-type="float" office:value="0.0627">
                <text:p>0.0627</text:p>
              </table:table-cell>
              <table:table-cell office:value-type="float" office:value="0.0999">
                <text:p>0.0999</text:p>
              </table:table-cell>
              <table:table-cell office:value-type="float" office:value="0.1275">
                <text:p>0.1275</text:p>
              </table:table-cell>
              <table:table-cell office:value-type="float" office:value="0.1529">
                <text:p>0.1529</text:p>
              </table:table-cell>
              <table:table-cell office:value-type="float" office:value="0.1843">
                <text:p>0.1843</text:p>
              </table:table-cell>
              <table:table-cell office:value-type="float" office:value="0.2104">
                <text:p>0.2104</text:p>
              </table:table-cell>
              <table:table-cell office:value-type="float" office:value="0.2238">
                <text:p>0.2238</text:p>
              </table:table-cell>
              <table:table-cell office:value-type="float" office:value="0.2387">
                <text:p>0.2387</text:p>
              </table:table-cell>
              <table:table-cell office:value-type="float" office:value="0.2606">
                <text:p>0.2606</text:p>
              </table:table-cell>
              <table:table-cell office:value-type="float" office:value="0.2827">
                <text:p>0.2827</text:p>
              </table:table-cell>
              <table:table-cell office:value-type="float" office:value="0.2784">
                <text:p>0.2784</text:p>
              </table:table-cell>
              <table:table-cell office:value-type="float" office:value="0.2996">
                <text:p>0.2996</text:p>
              </table:table-cell>
              <table:table-cell office:value-type="float" office:value="0.3076">
                <text:p>0.3076</text:p>
              </table:table-cell>
              <table:table-cell office:value-type="float" office:value="0.3146">
                <text:p>0.3146</text:p>
              </table:table-cell>
              <table:table-cell office:value-type="float" office:value="0.3167">
                <text:p>0.3167</text:p>
              </table:table-cell>
              <table:table-cell office:value-type="float" office:value="0.3308">
                <text:p>0.3308</text:p>
              </table:table-cell>
              <table:table-cell office:value-type="float" office:value="0.3452">
                <text:p>0.3452</text:p>
              </table:table-cell>
              <table:table-cell office:value-type="float" office:value="0.3458">
                <text:p>0.3458</text:p>
              </table:table-cell>
              <table:table-cell office:value-type="float" office:value="0.3532">
                <text:p>0.3532</text:p>
              </table:table-cell>
              <table:table-cell office:value-type="float" office:value="0.3609">
                <text:p>0.3609</text:p>
              </table:table-cell>
              <table:table-cell office:value-type="float" office:value="0.361">
                <text:p>0.361</text:p>
              </table:table-cell>
              <table:table-cell office:value-type="float" office:value="0.3588">
                <text:p>0.3588</text:p>
              </table:table-cell>
              <table:table-cell office:value-type="float" office:value="0.3705">
                <text:p>0.3705</text:p>
              </table:table-cell>
              <table:table-cell office:value-type="float" office:value="0.379">
                <text:p>0.379</text:p>
              </table:table-cell>
              <table:table-cell office:value-type="float" office:value="0.3783">
                <text:p>0.3783</text:p>
              </table:table-cell>
              <table:table-cell office:value-type="float" office:value="0.3809">
                <text:p>0.3809</text:p>
              </table:table-cell>
              <table:table-cell office:value-type="float" office:value="0.3867">
                <text:p>0.3867</text:p>
              </table:table-cell>
              <table:table-cell office:value-type="float" office:value="0.3889">
                <text:p>0.3889</text:p>
              </table:table-cell>
              <table:table-cell office:value-type="float" office:value="0.3908">
                <text:p>0.3908</text:p>
              </table:table-cell>
              <table:table-cell office:value-type="float" office:value="0.3923">
                <text:p>0.3923</text:p>
              </table:table-cell>
              <table:table-cell office:value-type="float" office:value="0.3944">
                <text:p>0.3944</text:p>
              </table:table-cell>
              <table:table-cell office:value-type="float" office:value="0.4125">
                <text:p>0.4125</text:p>
              </table:table-cell>
              <table:table-cell office:value-type="float" office:value="0.4062">
                <text:p>0.4062</text:p>
              </table:table-cell>
              <table:table-cell office:value-type="float" office:value="0.4115">
                <text:p>0.4115</text:p>
              </table:table-cell>
              <table:table-cell office:value-type="float" office:value="0.4109">
                <text:p>0.4109</text:p>
              </table:table-cell>
              <table:table-cell office:value-type="float" office:value="0.4106">
                <text:p>0.4106</text:p>
              </table:table-cell>
              <table:table-cell office:value-type="float" office:value="0.4167">
                <text:p>0.4167</text:p>
              </table:table-cell>
              <table:table-cell office:value-type="float" office:value="0.4236">
                <text:p>0.4236</text:p>
              </table:table-cell>
              <table:table-cell office:value-type="float" office:value="0.4151">
                <text:p>0.4151</text:p>
              </table:table-cell>
              <table:table-cell office:value-type="float" office:value="0.4172">
                <text:p>0.4172</text:p>
              </table:table-cell>
              <table:table-cell office:value-type="float" office:value="0.4191">
                <text:p>0.4191</text:p>
              </table:table-cell>
              <table:table-cell office:value-type="float" office:value="0.4164">
                <text:p>0.4164</text:p>
              </table:table-cell>
              <table:table-cell office:value-type="float" office:value="0.4314">
                <text:p>0.4314</text:p>
              </table:table-cell>
              <table:table-cell office:value-type="float" office:value="0.4197">
                <text:p>0.4197</text:p>
              </table:table-cell>
              <table:table-cell office:value-type="float" office:value="0.4301">
                <text:p>0.4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066">
                <text:p>0.0066</text:p>
              </table:table-cell>
              <table:table-cell office:value-type="float" office:value="0.0195">
                <text:p>0.0195</text:p>
              </table:table-cell>
              <table:table-cell office:value-type="float" office:value="0.0434">
                <text:p>0.0434</text:p>
              </table:table-cell>
              <table:table-cell office:value-type="float" office:value="0.0776">
                <text:p>0.0776</text:p>
              </table:table-cell>
              <table:table-cell office:value-type="float" office:value="0.0972">
                <text:p>0.0972</text:p>
              </table:table-cell>
              <table:table-cell office:value-type="float" office:value="0.1248">
                <text:p>0.1248</text:p>
              </table:table-cell>
              <table:table-cell office:value-type="float" office:value="0.1531">
                <text:p>0.1531</text:p>
              </table:table-cell>
              <table:table-cell office:value-type="float" office:value="0.1784">
                <text:p>0.1784</text:p>
              </table:table-cell>
              <table:table-cell office:value-type="float" office:value="0.1989">
                <text:p>0.1989</text:p>
              </table:table-cell>
              <table:table-cell office:value-type="float" office:value="0.2237">
                <text:p>0.2237</text:p>
              </table:table-cell>
              <table:table-cell office:value-type="float" office:value="0.2287">
                <text:p>0.2287</text:p>
              </table:table-cell>
              <table:table-cell office:value-type="float" office:value="0.2527">
                <text:p>0.2527</text:p>
              </table:table-cell>
              <table:table-cell office:value-type="float" office:value="0.2562">
                <text:p>0.2562</text:p>
              </table:table-cell>
              <table:table-cell office:value-type="float" office:value="0.2757">
                <text:p>0.2757</text:p>
              </table:table-cell>
              <table:table-cell office:value-type="float" office:value="0.287">
                <text:p>0.287</text:p>
              </table:table-cell>
              <table:table-cell office:value-type="float" office:value="0.2966">
                <text:p>0.2966</text:p>
              </table:table-cell>
              <table:table-cell office:value-type="float" office:value="0.309">
                <text:p>0.309</text:p>
              </table:table-cell>
              <table:table-cell office:value-type="float" office:value="0.313">
                <text:p>0.313</text:p>
              </table:table-cell>
              <table:table-cell office:value-type="float" office:value="0.3159">
                <text:p>0.3159</text:p>
              </table:table-cell>
              <table:table-cell office:value-type="float" office:value="0.3366">
                <text:p>0.3366</text:p>
              </table:table-cell>
              <table:table-cell office:value-type="float" office:value="0.3316">
                <text:p>0.3316</text:p>
              </table:table-cell>
              <table:table-cell office:value-type="float" office:value="0.3356">
                <text:p>0.3356</text:p>
              </table:table-cell>
              <table:table-cell office:value-type="float" office:value="0.3531">
                <text:p>0.3531</text:p>
              </table:table-cell>
              <table:table-cell office:value-type="float" office:value="0.3492">
                <text:p>0.3492</text:p>
              </table:table-cell>
              <table:table-cell office:value-type="float" office:value="0.3516">
                <text:p>0.3516</text:p>
              </table:table-cell>
              <table:table-cell office:value-type="float" office:value="0.3666">
                <text:p>0.3666</text:p>
              </table:table-cell>
              <table:table-cell office:value-type="float" office:value="0.3671">
                <text:p>0.3671</text:p>
              </table:table-cell>
              <table:table-cell office:value-type="float" office:value="0.3745">
                <text:p>0.3745</text:p>
              </table:table-cell>
              <table:table-cell office:value-type="float" office:value="0.374">
                <text:p>0.374</text:p>
              </table:table-cell>
              <table:table-cell office:value-type="float" office:value="0.375">
                <text:p>0.375</text:p>
              </table:table-cell>
              <table:table-cell office:value-type="float" office:value="0.3802">
                <text:p>0.3802</text:p>
              </table:table-cell>
              <table:table-cell office:value-type="float" office:value="0.3833">
                <text:p>0.3833</text:p>
              </table:table-cell>
              <table:table-cell office:value-type="float" office:value="0.3846">
                <text:p>0.3846</text:p>
              </table:table-cell>
              <table:table-cell office:value-type="float" office:value="0.3944">
                <text:p>0.3944</text:p>
              </table:table-cell>
              <table:table-cell office:value-type="float" office:value="0.3911">
                <text:p>0.3911</text:p>
              </table:table-cell>
              <table:table-cell office:value-type="float" office:value="0.4071">
                <text:p>0.4071</text:p>
              </table:table-cell>
              <table:table-cell office:value-type="float" office:value="0.4066">
                <text:p>0.4066</text:p>
              </table:table-cell>
              <table:table-cell office:value-type="float" office:value="0.4053">
                <text:p>0.4053</text:p>
              </table:table-cell>
              <table:table-cell office:value-type="float" office:value="0.4065">
                <text:p>0.4065</text:p>
              </table:table-cell>
              <table:table-cell office:value-type="float" office:value="0.4055">
                <text:p>0.4055</text:p>
              </table:table-cell>
              <table:table-cell office:value-type="float" office:value="0.4018">
                <text:p>0.4018</text:p>
              </table:table-cell>
              <table:table-cell office:value-type="float" office:value="0.4086">
                <text:p>0.4086</text:p>
              </table:table-cell>
              <table:table-cell office:value-type="float" office:value="0.4062">
                <text:p>0.4062</text:p>
              </table:table-cell>
              <table:table-cell office:value-type="float" office:value="0.4176">
                <text:p>0.4176</text:p>
              </table:table-cell>
              <table:table-cell office:value-type="float" office:value="0.4111">
                <text:p>0.4111</text:p>
              </table:table-cell>
              <table:table-cell office:value-type="float" office:value="0.4163">
                <text:p>0.4163</text:p>
              </table:table-cell>
              <table:table-cell office:value-type="float" office:value="0.4189">
                <text:p>0.4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2">
                <text:p>0.002</text:p>
              </table:table-cell>
              <table:table-cell office:value-type="float" office:value="0.0125">
                <text:p>0.0125</text:p>
              </table:table-cell>
              <table:table-cell office:value-type="float" office:value="0.0274">
                <text:p>0.0274</text:p>
              </table:table-cell>
              <table:table-cell office:value-type="float" office:value="0.0541">
                <text:p>0.0541</text:p>
              </table:table-cell>
              <table:table-cell office:value-type="float" office:value="0.0791">
                <text:p>0.0791</text:p>
              </table:table-cell>
              <table:table-cell office:value-type="float" office:value="0.1077">
                <text:p>0.1077</text:p>
              </table:table-cell>
              <table:table-cell office:value-type="float" office:value="0.128">
                <text:p>0.128</text:p>
              </table:table-cell>
              <table:table-cell office:value-type="float" office:value="0.149">
                <text:p>0.149</text:p>
              </table:table-cell>
              <table:table-cell office:value-type="float" office:value="0.1692">
                <text:p>0.1692</text:p>
              </table:table-cell>
              <table:table-cell office:value-type="float" office:value="0.1967">
                <text:p>0.1967</text:p>
              </table:table-cell>
              <table:table-cell office:value-type="float" office:value="0.2073">
                <text:p>0.2073</text:p>
              </table:table-cell>
              <table:table-cell office:value-type="float" office:value="0.2318">
                <text:p>0.2318</text:p>
              </table:table-cell>
              <table:table-cell office:value-type="float" office:value="0.246">
                <text:p>0.246</text:p>
              </table:table-cell>
              <table:table-cell office:value-type="float" office:value="0.257">
                <text:p>0.257</text:p>
              </table:table-cell>
              <table:table-cell office:value-type="float" office:value="0.2683">
                <text:p>0.2683</text:p>
              </table:table-cell>
              <table:table-cell office:value-type="float" office:value="0.2803">
                <text:p>0.2803</text:p>
              </table:table-cell>
              <table:table-cell office:value-type="float" office:value="0.286">
                <text:p>0.286</text:p>
              </table:table-cell>
              <table:table-cell office:value-type="float" office:value="0.295">
                <text:p>0.295</text:p>
              </table:table-cell>
              <table:table-cell office:value-type="float" office:value="0.3049">
                <text:p>0.3049</text:p>
              </table:table-cell>
              <table:table-cell office:value-type="float" office:value="0.3">
                <text:p>0.3</text:p>
              </table:table-cell>
              <table:table-cell office:value-type="float" office:value="0.3192">
                <text:p>0.3192</text:p>
              </table:table-cell>
              <table:table-cell office:value-type="float" office:value="0.3267">
                <text:p>0.3267</text:p>
              </table:table-cell>
              <table:table-cell office:value-type="float" office:value="0.3333">
                <text:p>0.3333</text:p>
              </table:table-cell>
              <table:table-cell office:value-type="float" office:value="0.3294">
                <text:p>0.3294</text:p>
              </table:table-cell>
              <table:table-cell office:value-type="float" office:value="0.3398">
                <text:p>0.3398</text:p>
              </table:table-cell>
              <table:table-cell office:value-type="float" office:value="0.3574">
                <text:p>0.3574</text:p>
              </table:table-cell>
              <table:table-cell office:value-type="float" office:value="0.3567">
                <text:p>0.3567</text:p>
              </table:table-cell>
              <table:table-cell office:value-type="float" office:value="0.35">
                <text:p>0.35</text:p>
              </table:table-cell>
              <table:table-cell office:value-type="float" office:value="0.3718">
                <text:p>0.3718</text:p>
              </table:table-cell>
              <table:table-cell office:value-type="float" office:value="0.373">
                <text:p>0.373</text:p>
              </table:table-cell>
              <table:table-cell office:value-type="float" office:value="0.3736">
                <text:p>0.3736</text:p>
              </table:table-cell>
              <table:table-cell office:value-type="float" office:value="0.3748">
                <text:p>0.3748</text:p>
              </table:table-cell>
              <table:table-cell office:value-type="float" office:value="0.3767">
                <text:p>0.3767</text:p>
              </table:table-cell>
              <table:table-cell office:value-type="float" office:value="0.3768">
                <text:p>0.3768</text:p>
              </table:table-cell>
              <table:table-cell office:value-type="float" office:value="0.3827">
                <text:p>0.3827</text:p>
              </table:table-cell>
              <table:table-cell office:value-type="float" office:value="0.3887">
                <text:p>0.3887</text:p>
              </table:table-cell>
              <table:table-cell office:value-type="float" office:value="0.3943">
                <text:p>0.3943</text:p>
              </table:table-cell>
              <table:table-cell office:value-type="float" office:value="0.396">
                <text:p>0.396</text:p>
              </table:table-cell>
              <table:table-cell office:value-type="float" office:value="0.3949">
                <text:p>0.3949</text:p>
              </table:table-cell>
              <table:table-cell office:value-type="float" office:value="0.3926">
                <text:p>0.3926</text:p>
              </table:table-cell>
              <table:table-cell office:value-type="float" office:value="0.3998">
                <text:p>0.3998</text:p>
              </table:table-cell>
              <table:table-cell office:value-type="float" office:value="0.4026">
                <text:p>0.4026</text:p>
              </table:table-cell>
              <table:table-cell office:value-type="float" office:value="0.4123">
                <text:p>0.4123</text:p>
              </table:table-cell>
              <table:table-cell office:value-type="float" office:value="0.4088">
                <text:p>0.4088</text:p>
              </table:table-cell>
              <table:table-cell office:value-type="float" office:value="0.4069">
                <text:p>0.4069</text:p>
              </table:table-cell>
              <table:table-cell office:value-type="float" office:value="0.4048">
                <text:p>0.4048</text:p>
              </table:table-cell>
              <table:table-cell office:value-type="float" office:value="0.4167">
                <text:p>0.4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.0071">
                <text:p>0.0071</text:p>
              </table:table-cell>
              <table:table-cell office:value-type="float" office:value="0.0192">
                <text:p>0.0192</text:p>
              </table:table-cell>
              <table:table-cell office:value-type="float" office:value="0.0405">
                <text:p>0.0405</text:p>
              </table:table-cell>
              <table:table-cell office:value-type="float" office:value="0.0639">
                <text:p>0.0639</text:p>
              </table:table-cell>
              <table:table-cell office:value-type="float" office:value="0.0897">
                <text:p>0.0897</text:p>
              </table:table-cell>
              <table:table-cell office:value-type="float" office:value="0.1059">
                <text:p>0.1059</text:p>
              </table:table-cell>
              <table:table-cell office:value-type="float" office:value="0.1285">
                <text:p>0.1285</text:p>
              </table:table-cell>
              <table:table-cell office:value-type="float" office:value="0.1536">
                <text:p>0.1536</text:p>
              </table:table-cell>
              <table:table-cell office:value-type="float" office:value="0.172">
                <text:p>0.172</text:p>
              </table:table-cell>
              <table:table-cell office:value-type="float" office:value="0.1858">
                <text:p>0.1858</text:p>
              </table:table-cell>
              <table:table-cell office:value-type="float" office:value="0.2017">
                <text:p>0.2017</text:p>
              </table:table-cell>
              <table:table-cell office:value-type="float" office:value="0.2247">
                <text:p>0.2247</text:p>
              </table:table-cell>
              <table:table-cell office:value-type="float" office:value="0.2326">
                <text:p>0.2326</text:p>
              </table:table-cell>
              <table:table-cell office:value-type="float" office:value="0.251">
                <text:p>0.251</text:p>
              </table:table-cell>
              <table:table-cell office:value-type="float" office:value="0.2567">
                <text:p>0.2567</text:p>
              </table:table-cell>
              <table:table-cell office:value-type="float" office:value="0.2709">
                <text:p>0.2709</text:p>
              </table:table-cell>
              <table:table-cell office:value-type="float" office:value="0.286">
                <text:p>0.286</text:p>
              </table:table-cell>
              <table:table-cell office:value-type="float" office:value="0.2825">
                <text:p>0.2825</text:p>
              </table:table-cell>
              <table:table-cell office:value-type="float" office:value="0.2964">
                <text:p>0.2964</text:p>
              </table:table-cell>
              <table:table-cell office:value-type="float" office:value="0.3128">
                <text:p>0.3128</text:p>
              </table:table-cell>
              <table:table-cell office:value-type="float" office:value="0.3153">
                <text:p>0.3153</text:p>
              </table:table-cell>
              <table:table-cell office:value-type="float" office:value="0.3156">
                <text:p>0.3156</text:p>
              </table:table-cell>
              <table:table-cell office:value-type="float" office:value="0.3288">
                <text:p>0.3288</text:p>
              </table:table-cell>
              <table:table-cell office:value-type="float" office:value="0.3294">
                <text:p>0.3294</text:p>
              </table:table-cell>
              <table:table-cell office:value-type="float" office:value="0.3361">
                <text:p>0.3361</text:p>
              </table:table-cell>
              <table:table-cell office:value-type="float" office:value="0.3439">
                <text:p>0.3439</text:p>
              </table:table-cell>
              <table:table-cell office:value-type="float" office:value="0.3435">
                <text:p>0.3435</text:p>
              </table:table-cell>
              <table:table-cell office:value-type="float" office:value="0.3481">
                <text:p>0.3481</text:p>
              </table:table-cell>
              <table:table-cell office:value-type="float" office:value="0.3531">
                <text:p>0.3531</text:p>
              </table:table-cell>
              <table:table-cell office:value-type="float" office:value="0.357">
                <text:p>0.357</text:p>
              </table:table-cell>
              <table:table-cell office:value-type="float" office:value="0.3588">
                <text:p>0.3588</text:p>
              </table:table-cell>
              <table:table-cell office:value-type="float" office:value="0.3579">
                <text:p>0.3579</text:p>
              </table:table-cell>
              <table:table-cell office:value-type="float" office:value="0.3753">
                <text:p>0.3753</text:p>
              </table:table-cell>
              <table:table-cell office:value-type="float" office:value="0.3722">
                <text:p>0.3722</text:p>
              </table:table-cell>
              <table:table-cell office:value-type="float" office:value="0.3803">
                <text:p>0.3803</text:p>
              </table:table-cell>
              <table:table-cell office:value-type="float" office:value="0.3752">
                <text:p>0.3752</text:p>
              </table:table-cell>
              <table:table-cell office:value-type="float" office:value="0.3844">
                <text:p>0.3844</text:p>
              </table:table-cell>
              <table:table-cell office:value-type="float" office:value="0.3821">
                <text:p>0.3821</text:p>
              </table:table-cell>
              <table:table-cell office:value-type="float" office:value="0.3912">
                <text:p>0.3912</text:p>
              </table:table-cell>
              <table:table-cell office:value-type="float" office:value="0.3975">
                <text:p>0.3975</text:p>
              </table:table-cell>
              <table:table-cell office:value-type="float" office:value="0.3927">
                <text:p>0.3927</text:p>
              </table:table-cell>
              <table:table-cell office:value-type="float" office:value="0.3909">
                <text:p>0.3909</text:p>
              </table:table-cell>
              <table:table-cell office:value-type="float" office:value="0.3975">
                <text:p>0.3975</text:p>
              </table:table-cell>
              <table:table-cell office:value-type="float" office:value="0.3905">
                <text:p>0.3905</text:p>
              </table:table-cell>
              <table:table-cell office:value-type="float" office:value="0.3983">
                <text:p>0.3983</text:p>
              </table:table-cell>
              <table:table-cell office:value-type="float" office:value="0.4094">
                <text:p>0.4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">
                <text:p>0.0007</text:p>
              </table:table-cell>
              <table:table-cell office:value-type="float" office:value="0.0042">
                <text:p>0.0042</text:p>
              </table:table-cell>
              <table:table-cell office:value-type="float" office:value="0.0136">
                <text:p>0.0136</text:p>
              </table:table-cell>
              <table:table-cell office:value-type="float" office:value="0.028">
                <text:p>0.028</text:p>
              </table:table-cell>
              <table:table-cell office:value-type="float" office:value="0.0473">
                <text:p>0.0473</text:p>
              </table:table-cell>
              <table:table-cell office:value-type="float" office:value="0.068">
                <text:p>0.068</text:p>
              </table:table-cell>
              <table:table-cell office:value-type="float" office:value="0.0943">
                <text:p>0.0943</text:p>
              </table:table-cell>
              <table:table-cell office:value-type="float" office:value="0.1063">
                <text:p>0.1063</text:p>
              </table:table-cell>
              <table:table-cell office:value-type="float" office:value="0.1297">
                <text:p>0.1297</text:p>
              </table:table-cell>
              <table:table-cell office:value-type="float" office:value="0.1559">
                <text:p>0.1559</text:p>
              </table:table-cell>
              <table:table-cell office:value-type="float" office:value="0.1681">
                <text:p>0.1681</text:p>
              </table:table-cell>
              <table:table-cell office:value-type="float" office:value="0.1764">
                <text:p>0.1764</text:p>
              </table:table-cell>
              <table:table-cell office:value-type="float" office:value="0.1993">
                <text:p>0.1993</text:p>
              </table:table-cell>
              <table:table-cell office:value-type="float" office:value="0.2124">
                <text:p>0.2124</text:p>
              </table:table-cell>
              <table:table-cell office:value-type="float" office:value="0.2305">
                <text:p>0.2305</text:p>
              </table:table-cell>
              <table:table-cell office:value-type="float" office:value="0.2387">
                <text:p>0.2387</text:p>
              </table:table-cell>
              <table:table-cell office:value-type="float" office:value="0.254">
                <text:p>0.254</text:p>
              </table:table-cell>
              <table:table-cell office:value-type="float" office:value="0.2641">
                <text:p>0.2641</text:p>
              </table:table-cell>
              <table:table-cell office:value-type="float" office:value="0.2718">
                <text:p>0.2718</text:p>
              </table:table-cell>
              <table:table-cell office:value-type="float" office:value="0.2847">
                <text:p>0.2847</text:p>
              </table:table-cell>
              <table:table-cell office:value-type="float" office:value="0.286">
                <text:p>0.286</text:p>
              </table:table-cell>
              <table:table-cell office:value-type="float" office:value="0.2991">
                <text:p>0.2991</text:p>
              </table:table-cell>
              <table:table-cell office:value-type="float" office:value="0.2958">
                <text:p>0.2958</text:p>
              </table:table-cell>
              <table:table-cell office:value-type="float" office:value="0.3069">
                <text:p>0.3069</text:p>
              </table:table-cell>
              <table:table-cell office:value-type="float" office:value="0.3175">
                <text:p>0.3175</text:p>
              </table:table-cell>
              <table:table-cell office:value-type="float" office:value="0.3211">
                <text:p>0.3211</text:p>
              </table:table-cell>
              <table:table-cell office:value-type="float" office:value="0.3236">
                <text:p>0.3236</text:p>
              </table:table-cell>
              <table:table-cell office:value-type="float" office:value="0.3272">
                <text:p>0.3272</text:p>
              </table:table-cell>
              <table:table-cell office:value-type="float" office:value="0.3456">
                <text:p>0.3456</text:p>
              </table:table-cell>
              <table:table-cell office:value-type="float" office:value="0.3474">
                <text:p>0.3474</text:p>
              </table:table-cell>
              <table:table-cell office:value-type="float" office:value="0.3546">
                <text:p>0.3546</text:p>
              </table:table-cell>
              <table:table-cell office:value-type="float" office:value="0.3497">
                <text:p>0.3497</text:p>
              </table:table-cell>
              <table:table-cell office:value-type="float" office:value="0.3506">
                <text:p>0.3506</text:p>
              </table:table-cell>
              <table:table-cell office:value-type="float" office:value="0.3586">
                <text:p>0.3586</text:p>
              </table:table-cell>
              <table:table-cell office:value-type="float" office:value="0.3599">
                <text:p>0.3599</text:p>
              </table:table-cell>
              <table:table-cell office:value-type="float" office:value="0.3593">
                <text:p>0.3593</text:p>
              </table:table-cell>
              <table:table-cell office:value-type="float" office:value="0.3725">
                <text:p>0.3725</text:p>
              </table:table-cell>
              <table:table-cell office:value-type="float" office:value="0.3739">
                <text:p>0.3739</text:p>
              </table:table-cell>
              <table:table-cell office:value-type="float" office:value="0.3742">
                <text:p>0.3742</text:p>
              </table:table-cell>
              <table:table-cell office:value-type="float" office:value="0.371">
                <text:p>0.371</text:p>
              </table:table-cell>
              <table:table-cell office:value-type="float" office:value="0.3832">
                <text:p>0.3832</text:p>
              </table:table-cell>
              <table:table-cell office:value-type="float" office:value="0.3828">
                <text:p>0.3828</text:p>
              </table:table-cell>
              <table:table-cell office:value-type="float" office:value="0.3794">
                <text:p>0.3794</text:p>
              </table:table-cell>
              <table:table-cell office:value-type="float" office:value="0.3911">
                <text:p>0.3911</text:p>
              </table:table-cell>
              <table:table-cell office:value-type="float" office:value="0.395">
                <text:p>0.395</text:p>
              </table:table-cell>
              <table:table-cell office:value-type="float" office:value="0.3841">
                <text:p>0.3841</text:p>
              </table:table-cell>
              <table:table-cell office:value-type="float" office:value="0.3933">
                <text:p>0.3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21">
                <text:p>0.0021</text:p>
              </table:table-cell>
              <table:table-cell office:value-type="float" office:value="0.0096">
                <text:p>0.0096</text:p>
              </table:table-cell>
              <table:table-cell office:value-type="float" office:value="0.0206">
                <text:p>0.0206</text:p>
              </table:table-cell>
              <table:table-cell office:value-type="float" office:value="0.0374">
                <text:p>0.0374</text:p>
              </table:table-cell>
              <table:table-cell office:value-type="float" office:value="0.0543">
                <text:p>0.0543</text:p>
              </table:table-cell>
              <table:table-cell office:value-type="float" office:value="0.0758">
                <text:p>0.0758</text:p>
              </table:table-cell>
              <table:table-cell office:value-type="float" office:value="0.0922">
                <text:p>0.0922</text:p>
              </table:table-cell>
              <table:table-cell office:value-type="float" office:value="0.1187">
                <text:p>0.1187</text:p>
              </table:table-cell>
              <table:table-cell office:value-type="float" office:value="0.1316">
                <text:p>0.1316</text:p>
              </table:table-cell>
              <table:table-cell office:value-type="float" office:value="0.1513">
                <text:p>0.1513</text:p>
              </table:table-cell>
              <table:table-cell office:value-type="float" office:value="0.1683">
                <text:p>0.1683</text:p>
              </table:table-cell>
              <table:table-cell office:value-type="float" office:value="0.1876">
                <text:p>0.1876</text:p>
              </table:table-cell>
              <table:table-cell office:value-type="float" office:value="0.203">
                <text:p>0.203</text:p>
              </table:table-cell>
              <table:table-cell office:value-type="float" office:value="0.211">
                <text:p>0.211</text:p>
              </table:table-cell>
              <table:table-cell office:value-type="float" office:value="0.2207">
                <text:p>0.2207</text:p>
              </table:table-cell>
              <table:table-cell office:value-type="float" office:value="0.2382">
                <text:p>0.2382</text:p>
              </table:table-cell>
              <table:table-cell office:value-type="float" office:value="0.2443">
                <text:p>0.2443</text:p>
              </table:table-cell>
              <table:table-cell office:value-type="float" office:value="0.263">
                <text:p>0.263</text:p>
              </table:table-cell>
              <table:table-cell office:value-type="float" office:value="0.2661">
                <text:p>0.2661</text:p>
              </table:table-cell>
              <table:table-cell office:value-type="float" office:value="0.2742">
                <text:p>0.2742</text:p>
              </table:table-cell>
              <table:table-cell office:value-type="float" office:value="0.2704">
                <text:p>0.2704</text:p>
              </table:table-cell>
              <table:table-cell office:value-type="float" office:value="0.2959">
                <text:p>0.2959</text:p>
              </table:table-cell>
              <table:table-cell office:value-type="float" office:value="0.3059">
                <text:p>0.3059</text:p>
              </table:table-cell>
              <table:table-cell office:value-type="float" office:value="0.2926">
                <text:p>0.2926</text:p>
              </table:table-cell>
              <table:table-cell office:value-type="float" office:value="0.3086">
                <text:p>0.3086</text:p>
              </table:table-cell>
              <table:table-cell office:value-type="float" office:value="0.3144">
                <text:p>0.3144</text:p>
              </table:table-cell>
              <table:table-cell office:value-type="float" office:value="0.3199">
                <text:p>0.3199</text:p>
              </table:table-cell>
              <table:table-cell office:value-type="float" office:value="0.3264">
                <text:p>0.3264</text:p>
              </table:table-cell>
              <table:table-cell office:value-type="float" office:value="0.3285">
                <text:p>0.3285</text:p>
              </table:table-cell>
              <table:table-cell office:value-type="float" office:value="0.329">
                <text:p>0.329</text:p>
              </table:table-cell>
              <table:table-cell office:value-type="float" office:value="0.3431">
                <text:p>0.3431</text:p>
              </table:table-cell>
              <table:table-cell office:value-type="float" office:value="0.3447">
                <text:p>0.3447</text:p>
              </table:table-cell>
              <table:table-cell office:value-type="float" office:value="0.3559">
                <text:p>0.3559</text:p>
              </table:table-cell>
              <table:table-cell office:value-type="float" office:value="0.3525">
                <text:p>0.3525</text:p>
              </table:table-cell>
              <table:table-cell office:value-type="float" office:value="0.3589">
                <text:p>0.3589</text:p>
              </table:table-cell>
              <table:table-cell office:value-type="float" office:value="0.3654">
                <text:p>0.3654</text:p>
              </table:table-cell>
              <table:table-cell office:value-type="float" office:value="0.3675">
                <text:p>0.3675</text:p>
              </table:table-cell>
              <table:table-cell office:value-type="float" office:value="0.3743">
                <text:p>0.3743</text:p>
              </table:table-cell>
              <table:table-cell office:value-type="float" office:value="0.3664">
                <text:p>0.3664</text:p>
              </table:table-cell>
              <table:table-cell office:value-type="float" office:value="0.3759">
                <text:p>0.3759</text:p>
              </table:table-cell>
              <table:table-cell office:value-type="float" office:value="0.3813">
                <text:p>0.3813</text:p>
              </table:table-cell>
              <table:table-cell office:value-type="float" office:value="0.3817">
                <text:p>0.3817</text:p>
              </table:table-cell>
              <table:table-cell office:value-type="float" office:value="0.3753">
                <text:p>0.3753</text:p>
              </table:table-cell>
              <table:table-cell office:value-type="float" office:value="0.3826">
                <text:p>0.3826</text:p>
              </table:table-cell>
              <table:table-cell office:value-type="float" office:value="0.3818">
                <text:p>0.3818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11">
                <text:p>0.0011</text:p>
              </table:table-cell>
              <table:table-cell office:value-type="float" office:value="0.0054">
                <text:p>0.0054</text:p>
              </table:table-cell>
              <table:table-cell office:value-type="float" office:value="0.017">
                <text:p>0.017</text:p>
              </table:table-cell>
              <table:table-cell office:value-type="float" office:value="0.0301">
                <text:p>0.0301</text:p>
              </table:table-cell>
              <table:table-cell office:value-type="float" office:value="0.0457">
                <text:p>0.0457</text:p>
              </table:table-cell>
              <table:table-cell office:value-type="float" office:value="0.0633">
                <text:p>0.0633</text:p>
              </table:table-cell>
              <table:table-cell office:value-type="float" office:value="0.0798">
                <text:p>0.0798</text:p>
              </table:table-cell>
              <table:table-cell office:value-type="float" office:value="0.0959">
                <text:p>0.0959</text:p>
              </table:table-cell>
              <table:table-cell office:value-type="float" office:value="0.1204">
                <text:p>0.1204</text:p>
              </table:table-cell>
              <table:table-cell office:value-type="float" office:value="0.1338">
                <text:p>0.1338</text:p>
              </table:table-cell>
              <table:table-cell office:value-type="float" office:value="0.1541">
                <text:p>0.1541</text:p>
              </table:table-cell>
              <table:table-cell office:value-type="float" office:value="0.171">
                <text:p>0.171</text:p>
              </table:table-cell>
              <table:table-cell office:value-type="float" office:value="0.1896">
                <text:p>0.1896</text:p>
              </table:table-cell>
              <table:table-cell office:value-type="float" office:value="0.199">
                <text:p>0.199</text:p>
              </table:table-cell>
              <table:table-cell office:value-type="float" office:value="0.202">
                <text:p>0.202</text:p>
              </table:table-cell>
              <table:table-cell office:value-type="float" office:value="0.2236">
                <text:p>0.2236</text:p>
              </table:table-cell>
              <table:table-cell office:value-type="float" office:value="0.2371">
                <text:p>0.2371</text:p>
              </table:table-cell>
              <table:table-cell office:value-type="float" office:value="0.2453">
                <text:p>0.2453</text:p>
              </table:table-cell>
              <table:table-cell office:value-type="float" office:value="0.2532">
                <text:p>0.2532</text:p>
              </table:table-cell>
              <table:table-cell office:value-type="float" office:value="0.2601">
                <text:p>0.2601</text:p>
              </table:table-cell>
              <table:table-cell office:value-type="float" office:value="0.2744">
                <text:p>0.2744</text:p>
              </table:table-cell>
              <table:table-cell office:value-type="float" office:value="0.2844">
                <text:p>0.2844</text:p>
              </table:table-cell>
              <table:table-cell office:value-type="float" office:value="0.28">
                <text:p>0.28</text:p>
              </table:table-cell>
              <table:table-cell office:value-type="float" office:value="0.2842">
                <text:p>0.2842</text:p>
              </table:table-cell>
              <table:table-cell office:value-type="float" office:value="0.2964">
                <text:p>0.2964</text:p>
              </table:table-cell>
              <table:table-cell office:value-type="float" office:value="0.3091">
                <text:p>0.3091</text:p>
              </table:table-cell>
              <table:table-cell office:value-type="float" office:value="0.3122">
                <text:p>0.3122</text:p>
              </table:table-cell>
              <table:table-cell office:value-type="float" office:value="0.3164">
                <text:p>0.3164</text:p>
              </table:table-cell>
              <table:table-cell office:value-type="float" office:value="0.3253">
                <text:p>0.3253</text:p>
              </table:table-cell>
              <table:table-cell office:value-type="float" office:value="0.3319">
                <text:p>0.3319</text:p>
              </table:table-cell>
              <table:table-cell office:value-type="float" office:value="0.3346">
                <text:p>0.3346</text:p>
              </table:table-cell>
              <table:table-cell office:value-type="float" office:value="0.3335">
                <text:p>0.3335</text:p>
              </table:table-cell>
              <table:table-cell office:value-type="float" office:value="0.338">
                <text:p>0.338</text:p>
              </table:table-cell>
              <table:table-cell office:value-type="float" office:value="0.3486">
                <text:p>0.3486</text:p>
              </table:table-cell>
              <table:table-cell office:value-type="float" office:value="0.3438">
                <text:p>0.3438</text:p>
              </table:table-cell>
              <table:table-cell office:value-type="float" office:value="0.3471">
                <text:p>0.3471</text:p>
              </table:table-cell>
              <table:table-cell office:value-type="float" office:value="0.356">
                <text:p>0.356</text:p>
              </table:table-cell>
              <table:table-cell office:value-type="float" office:value="0.3594">
                <text:p>0.3594</text:p>
              </table:table-cell>
              <table:table-cell office:value-type="float" office:value="0.367">
                <text:p>0.367</text:p>
              </table:table-cell>
              <table:table-cell office:value-type="float" office:value="0.3752">
                <text:p>0.3752</text:p>
              </table:table-cell>
              <table:table-cell office:value-type="float" office:value="0.3667">
                <text:p>0.3667</text:p>
              </table:table-cell>
              <table:table-cell office:value-type="float" office:value="0.3627">
                <text:p>0.3627</text:p>
              </table:table-cell>
              <table:table-cell office:value-type="float" office:value="0.3676">
                <text:p>0.3676</text:p>
              </table:table-cell>
              <table:table-cell office:value-type="float" office:value="0.3654">
                <text:p>0.3654</text:p>
              </table:table-cell>
              <table:table-cell office:value-type="float" office:value="0.3832">
                <text:p>0.3832</text:p>
              </table:table-cell>
              <table:table-cell office:value-type="float" office:value="0.3759">
                <text:p>0.3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">
                <text:p>0.0007</text:p>
              </table:table-cell>
              <table:table-cell office:value-type="float" office:value="0.0025">
                <text:p>0.0025</text:p>
              </table:table-cell>
              <table:table-cell office:value-type="float" office:value="0.0095">
                <text:p>0.0095</text:p>
              </table:table-cell>
              <table:table-cell office:value-type="float" office:value="0.022">
                <text:p>0.022</text:p>
              </table:table-cell>
              <table:table-cell office:value-type="float" office:value="0.0333">
                <text:p>0.0333</text:p>
              </table:table-cell>
              <table:table-cell office:value-type="float" office:value="0.0491">
                <text:p>0.0491</text:p>
              </table:table-cell>
              <table:table-cell office:value-type="float" office:value="0.0747">
                <text:p>0.0747</text:p>
              </table:table-cell>
              <table:table-cell office:value-type="float" office:value="0.0839">
                <text:p>0.0839</text:p>
              </table:table-cell>
              <table:table-cell office:value-type="float" office:value="0.1009">
                <text:p>0.1009</text:p>
              </table:table-cell>
              <table:table-cell office:value-type="float" office:value="0.1182">
                <text:p>0.1182</text:p>
              </table:table-cell>
              <table:table-cell office:value-type="float" office:value="0.1328">
                <text:p>0.1328</text:p>
              </table:table-cell>
              <table:table-cell office:value-type="float" office:value="0.1527">
                <text:p>0.1527</text:p>
              </table:table-cell>
              <table:table-cell office:value-type="float" office:value="0.1703">
                <text:p>0.1703</text:p>
              </table:table-cell>
              <table:table-cell office:value-type="float" office:value="0.1784">
                <text:p>0.1784</text:p>
              </table:table-cell>
              <table:table-cell office:value-type="float" office:value="0.1967">
                <text:p>0.1967</text:p>
              </table:table-cell>
              <table:table-cell office:value-type="float" office:value="0.2119">
                <text:p>0.2119</text:p>
              </table:table-cell>
              <table:table-cell office:value-type="float" office:value="0.2168">
                <text:p>0.2168</text:p>
              </table:table-cell>
              <table:table-cell office:value-type="float" office:value="0.2309">
                <text:p>0.2309</text:p>
              </table:table-cell>
              <table:table-cell office:value-type="float" office:value="0.2407">
                <text:p>0.2407</text:p>
              </table:table-cell>
              <table:table-cell office:value-type="float" office:value="0.2482">
                <text:p>0.2482</text:p>
              </table:table-cell>
              <table:table-cell office:value-type="float" office:value="0.2608">
                <text:p>0.2608</text:p>
              </table:table-cell>
              <table:table-cell office:value-type="float" office:value="0.2633">
                <text:p>0.2633</text:p>
              </table:table-cell>
              <table:table-cell office:value-type="float" office:value="0.2729">
                <text:p>0.2729</text:p>
              </table:table-cell>
              <table:table-cell office:value-type="float" office:value="0.2806">
                <text:p>0.2806</text:p>
              </table:table-cell>
              <table:table-cell office:value-type="float" office:value="0.2945">
                <text:p>0.2945</text:p>
              </table:table-cell>
              <table:table-cell office:value-type="float" office:value="0.292">
                <text:p>0.292</text:p>
              </table:table-cell>
              <table:table-cell office:value-type="float" office:value="0.3031">
                <text:p>0.3031</text:p>
              </table:table-cell>
              <table:table-cell office:value-type="float" office:value="0.3074">
                <text:p>0.3074</text:p>
              </table:table-cell>
              <table:table-cell office:value-type="float" office:value="0.315">
                <text:p>0.315</text:p>
              </table:table-cell>
              <table:table-cell office:value-type="float" office:value="0.326">
                <text:p>0.326</text:p>
              </table:table-cell>
              <table:table-cell office:value-type="float" office:value="0.3256">
                <text:p>0.3256</text:p>
              </table:table-cell>
              <table:table-cell office:value-type="float" office:value="0.3247">
                <text:p>0.3247</text:p>
              </table:table-cell>
              <table:table-cell office:value-type="float" office:value="0.3374">
                <text:p>0.3374</text:p>
              </table:table-cell>
              <table:table-cell office:value-type="float" office:value="0.3339">
                <text:p>0.3339</text:p>
              </table:table-cell>
              <table:table-cell office:value-type="float" office:value="0.3349">
                <text:p>0.3349</text:p>
              </table:table-cell>
              <table:table-cell office:value-type="float" office:value="0.3373">
                <text:p>0.3373</text:p>
              </table:table-cell>
              <table:table-cell office:value-type="float" office:value="0.3477">
                <text:p>0.3477</text:p>
              </table:table-cell>
              <table:table-cell office:value-type="float" office:value="0.3558">
                <text:p>0.3558</text:p>
              </table:table-cell>
              <table:table-cell office:value-type="float" office:value="0.3529">
                <text:p>0.3529</text:p>
              </table:table-cell>
              <table:table-cell office:value-type="float" office:value="0.3501">
                <text:p>0.3501</text:p>
              </table:table-cell>
              <table:table-cell office:value-type="float" office:value="0.3532">
                <text:p>0.3532</text:p>
              </table:table-cell>
              <table:table-cell office:value-type="float" office:value="0.3615">
                <text:p>0.3615</text:p>
              </table:table-cell>
              <table:table-cell office:value-type="float" office:value="0.3547">
                <text:p>0.3547</text:p>
              </table:table-cell>
              <table:table-cell office:value-type="float" office:value="0.3724">
                <text:p>0.3724</text:p>
              </table:table-cell>
              <table:table-cell office:value-type="float" office:value="0.3637">
                <text:p>0.3637</text:p>
              </table:table-cell>
              <table:table-cell office:value-type="float" office:value="0.3793">
                <text:p>0.3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23">
                <text:p>0.0023</text:p>
              </table:table-cell>
              <table:table-cell office:value-type="float" office:value="0.0065">
                <text:p>0.0065</text:p>
              </table:table-cell>
              <table:table-cell office:value-type="float" office:value="0.0168">
                <text:p>0.0168</text:p>
              </table:table-cell>
              <table:table-cell office:value-type="float" office:value="0.0298">
                <text:p>0.0298</text:p>
              </table:table-cell>
              <table:table-cell office:value-type="float" office:value="0.0427">
                <text:p>0.0427</text:p>
              </table:table-cell>
              <table:table-cell office:value-type="float" office:value="0.0608">
                <text:p>0.0608</text:p>
              </table:table-cell>
              <table:table-cell office:value-type="float" office:value="0.0725">
                <text:p>0.0725</text:p>
              </table:table-cell>
              <table:table-cell office:value-type="float" office:value="0.0953">
                <text:p>0.0953</text:p>
              </table:table-cell>
              <table:table-cell office:value-type="float" office:value="0.1089">
                <text:p>0.1089</text:p>
              </table:table-cell>
              <table:table-cell office:value-type="float" office:value="0.1259">
                <text:p>0.1259</text:p>
              </table:table-cell>
              <table:table-cell office:value-type="float" office:value="0.1393">
                <text:p>0.1393</text:p>
              </table:table-cell>
              <table:table-cell office:value-type="float" office:value="0.1605">
                <text:p>0.1605</text:p>
              </table:table-cell>
              <table:table-cell office:value-type="float" office:value="0.1674">
                <text:p>0.1674</text:p>
              </table:table-cell>
              <table:table-cell office:value-type="float" office:value="0.1851">
                <text:p>0.1851</text:p>
              </table:table-cell>
              <table:table-cell office:value-type="float" office:value="0.1952">
                <text:p>0.1952</text:p>
              </table:table-cell>
              <table:table-cell office:value-type="float" office:value="0.2024">
                <text:p>0.2024</text:p>
              </table:table-cell>
              <table:table-cell office:value-type="float" office:value="0.2172">
                <text:p>0.2172</text:p>
              </table:table-cell>
              <table:table-cell office:value-type="float" office:value="0.2287">
                <text:p>0.2287</text:p>
              </table:table-cell>
              <table:table-cell office:value-type="float" office:value="0.2414">
                <text:p>0.2414</text:p>
              </table:table-cell>
              <table:table-cell office:value-type="float" office:value="0.2506">
                <text:p>0.2506</text:p>
              </table:table-cell>
              <table:table-cell office:value-type="float" office:value="0.2554">
                <text:p>0.2554</text:p>
              </table:table-cell>
              <table:table-cell office:value-type="float" office:value="0.2642">
                <text:p>0.2642</text:p>
              </table:table-cell>
              <table:table-cell office:value-type="float" office:value="0.2614">
                <text:p>0.2614</text:p>
              </table:table-cell>
              <table:table-cell office:value-type="float" office:value="0.2772">
                <text:p>0.2772</text:p>
              </table:table-cell>
              <table:table-cell office:value-type="float" office:value="0.2857">
                <text:p>0.2857</text:p>
              </table:table-cell>
              <table:table-cell office:value-type="float" office:value="0.2913">
                <text:p>0.2913</text:p>
              </table:table-cell>
              <table:table-cell office:value-type="float" office:value="0.2907">
                <text:p>0.2907</text:p>
              </table:table-cell>
              <table:table-cell office:value-type="float" office:value="0.302">
                <text:p>0.302</text:p>
              </table:table-cell>
              <table:table-cell office:value-type="float" office:value="0.3036">
                <text:p>0.3036</text:p>
              </table:table-cell>
              <table:table-cell office:value-type="float" office:value="0.3142">
                <text:p>0.3142</text:p>
              </table:table-cell>
              <table:table-cell office:value-type="float" office:value="0.311">
                <text:p>0.311</text:p>
              </table:table-cell>
              <table:table-cell office:value-type="float" office:value="0.3173">
                <text:p>0.3173</text:p>
              </table:table-cell>
              <table:table-cell office:value-type="float" office:value="0.3216">
                <text:p>0.3216</text:p>
              </table:table-cell>
              <table:table-cell office:value-type="float" office:value="0.3322">
                <text:p>0.3322</text:p>
              </table:table-cell>
              <table:table-cell office:value-type="float" office:value="0.3309">
                <text:p>0.3309</text:p>
              </table:table-cell>
              <table:table-cell office:value-type="float" office:value="0.3465">
                <text:p>0.3465</text:p>
              </table:table-cell>
              <table:table-cell office:value-type="float" office:value="0.3411">
                <text:p>0.3411</text:p>
              </table:table-cell>
              <table:table-cell office:value-type="float" office:value="0.3425">
                <text:p>0.3425</text:p>
              </table:table-cell>
              <table:table-cell office:value-type="float" office:value="0.355">
                <text:p>0.355</text:p>
              </table:table-cell>
              <table:table-cell office:value-type="float" office:value="0.35">
                <text:p>0.35</text:p>
              </table:table-cell>
              <table:table-cell office:value-type="float" office:value="0.355">
                <text:p>0.355</text:p>
              </table:table-cell>
              <table:table-cell office:value-type="float" office:value="0.3534">
                <text:p>0.3534</text:p>
              </table:table-cell>
              <table:table-cell office:value-type="float" office:value="0.3646">
                <text:p>0.3646</text:p>
              </table:table-cell>
              <table:table-cell office:value-type="float" office:value="0.362">
                <text:p>0.362</text:p>
              </table:table-cell>
              <table:table-cell office:value-type="float" office:value="0.3682">
                <text:p>0.3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8">
                <text:p>0.0008</text:p>
              </table:table-cell>
              <table:table-cell office:value-type="float" office:value="0.0041">
                <text:p>0.0041</text:p>
              </table:table-cell>
              <table:table-cell office:value-type="float" office:value="0.0125">
                <text:p>0.0125</text:p>
              </table:table-cell>
              <table:table-cell office:value-type="float" office:value="0.0218">
                <text:p>0.0218</text:p>
              </table:table-cell>
              <table:table-cell office:value-type="float" office:value="0.0352">
                <text:p>0.0352</text:p>
              </table:table-cell>
              <table:table-cell office:value-type="float" office:value="0.0518">
                <text:p>0.0518</text:p>
              </table:table-cell>
              <table:table-cell office:value-type="float" office:value="0.0636">
                <text:p>0.0636</text:p>
              </table:table-cell>
              <table:table-cell office:value-type="float" office:value="0.079">
                <text:p>0.079</text:p>
              </table:table-cell>
              <table:table-cell office:value-type="float" office:value="0.095">
                <text:p>0.095</text:p>
              </table:table-cell>
              <table:table-cell office:value-type="float" office:value="0.1159">
                <text:p>0.1159</text:p>
              </table:table-cell>
              <table:table-cell office:value-type="float" office:value="0.1345">
                <text:p>0.1345</text:p>
              </table:table-cell>
              <table:table-cell office:value-type="float" office:value="0.1397">
                <text:p>0.1397</text:p>
              </table:table-cell>
              <table:table-cell office:value-type="float" office:value="0.1564">
                <text:p>0.1564</text:p>
              </table:table-cell>
              <table:table-cell office:value-type="float" office:value="0.1715">
                <text:p>0.1715</text:p>
              </table:table-cell>
              <table:table-cell office:value-type="float" office:value="0.1784">
                <text:p>0.1784</text:p>
              </table:table-cell>
              <table:table-cell office:value-type="float" office:value="0.1905">
                <text:p>0.1905</text:p>
              </table:table-cell>
              <table:table-cell office:value-type="float" office:value="0.2109">
                <text:p>0.2109</text:p>
              </table:table-cell>
              <table:table-cell office:value-type="float" office:value="0.2169">
                <text:p>0.2169</text:p>
              </table:table-cell>
              <table:table-cell office:value-type="float" office:value="0.2221">
                <text:p>0.2221</text:p>
              </table:table-cell>
              <table:table-cell office:value-type="float" office:value="0.2368">
                <text:p>0.2368</text:p>
              </table:table-cell>
              <table:table-cell office:value-type="float" office:value="0.2461">
                <text:p>0.2461</text:p>
              </table:table-cell>
              <table:table-cell office:value-type="float" office:value="0.2502">
                <text:p>0.2502</text:p>
              </table:table-cell>
              <table:table-cell office:value-type="float" office:value="0.2604">
                <text:p>0.2604</text:p>
              </table:table-cell>
              <table:table-cell office:value-type="float" office:value="0.2701">
                <text:p>0.2701</text:p>
              </table:table-cell>
              <table:table-cell office:value-type="float" office:value="0.2759">
                <text:p>0.2759</text:p>
              </table:table-cell>
              <table:table-cell office:value-type="float" office:value="0.2831">
                <text:p>0.2831</text:p>
              </table:table-cell>
              <table:table-cell office:value-type="float" office:value="0.2868">
                <text:p>0.2868</text:p>
              </table:table-cell>
              <table:table-cell office:value-type="float" office:value="0.289">
                <text:p>0.289</text:p>
              </table:table-cell>
              <table:table-cell office:value-type="float" office:value="0.2982">
                <text:p>0.2982</text:p>
              </table:table-cell>
              <table:table-cell office:value-type="float" office:value="0.3024">
                <text:p>0.3024</text:p>
              </table:table-cell>
              <table:table-cell office:value-type="float" office:value="0.3098">
                <text:p>0.3098</text:p>
              </table:table-cell>
              <table:table-cell office:value-type="float" office:value="0.3048">
                <text:p>0.3048</text:p>
              </table:table-cell>
              <table:table-cell office:value-type="float" office:value="0.3141">
                <text:p>0.3141</text:p>
              </table:table-cell>
              <table:table-cell office:value-type="float" office:value="0.3297">
                <text:p>0.3297</text:p>
              </table:table-cell>
              <table:table-cell office:value-type="float" office:value="0.3281">
                <text:p>0.3281</text:p>
              </table:table-cell>
              <table:table-cell office:value-type="float" office:value="0.3221">
                <text:p>0.3221</text:p>
              </table:table-cell>
              <table:table-cell office:value-type="float" office:value="0.3378">
                <text:p>0.3378</text:p>
              </table:table-cell>
              <table:table-cell office:value-type="float" office:value="0.3371">
                <text:p>0.3371</text:p>
              </table:table-cell>
              <table:table-cell office:value-type="float" office:value="0.3351">
                <text:p>0.3351</text:p>
              </table:table-cell>
              <table:table-cell office:value-type="float" office:value="0.3514">
                <text:p>0.3514</text:p>
              </table:table-cell>
              <table:table-cell office:value-type="float" office:value="0.3548">
                <text:p>0.3548</text:p>
              </table:table-cell>
              <table:table-cell office:value-type="float" office:value="0.3467">
                <text:p>0.3467</text:p>
              </table:table-cell>
              <table:table-cell office:value-type="float" office:value="0.3626">
                <text:p>0.3626</text:p>
              </table:table-cell>
              <table:table-cell office:value-type="float" office:value="0.3491">
                <text:p>0.3491</text:p>
              </table:table-cell>
              <table:table-cell office:value-type="float" office:value="0.3611">
                <text:p>0.3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7">
                <text:p>0.0007</text:p>
              </table:table-cell>
              <table:table-cell office:value-type="float" office:value="0.0036">
                <text:p>0.0036</text:p>
              </table:table-cell>
              <table:table-cell office:value-type="float" office:value="0.0091">
                <text:p>0.0091</text:p>
              </table:table-cell>
              <table:table-cell office:value-type="float" office:value="0.0162">
                <text:p>0.0162</text:p>
              </table:table-cell>
              <table:table-cell office:value-type="float" office:value="0.0305">
                <text:p>0.0305</text:p>
              </table:table-cell>
              <table:table-cell office:value-type="float" office:value="0.0398">
                <text:p>0.0398</text:p>
              </table:table-cell>
              <table:table-cell office:value-type="float" office:value="0.0556">
                <text:p>0.0556</text:p>
              </table:table-cell>
              <table:table-cell office:value-type="float" office:value="0.0689">
                <text:p>0.0689</text:p>
              </table:table-cell>
              <table:table-cell office:value-type="float" office:value="0.0898">
                <text:p>0.0898</text:p>
              </table:table-cell>
              <table:table-cell office:value-type="float" office:value="0.1059">
                <text:p>0.1059</text:p>
              </table:table-cell>
              <table:table-cell office:value-type="float" office:value="0.1142">
                <text:p>0.1142</text:p>
              </table:table-cell>
              <table:table-cell office:value-type="float" office:value="0.1206">
                <text:p>0.1206</text:p>
              </table:table-cell>
              <table:table-cell office:value-type="float" office:value="0.141">
                <text:p>0.141</text:p>
              </table:table-cell>
              <table:table-cell office:value-type="float" office:value="0.1646">
                <text:p>0.1646</text:p>
              </table:table-cell>
              <table:table-cell office:value-type="float" office:value="0.1631">
                <text:p>0.1631</text:p>
              </table:table-cell>
              <table:table-cell office:value-type="float" office:value="0.1925">
                <text:p>0.1925</text:p>
              </table:table-cell>
              <table:table-cell office:value-type="float" office:value="0.1886">
                <text:p>0.1886</text:p>
              </table:table-cell>
              <table:table-cell office:value-type="float" office:value="0.2016">
                <text:p>0.2016</text:p>
              </table:table-cell>
              <table:table-cell office:value-type="float" office:value="0.2194">
                <text:p>0.2194</text:p>
              </table:table-cell>
              <table:table-cell office:value-type="float" office:value="0.2251">
                <text:p>0.2251</text:p>
              </table:table-cell>
              <table:table-cell office:value-type="float" office:value="0.2358">
                <text:p>0.2358</text:p>
              </table:table-cell>
              <table:table-cell office:value-type="float" office:value="0.2378">
                <text:p>0.2378</text:p>
              </table:table-cell>
              <table:table-cell office:value-type="float" office:value="0.2434">
                <text:p>0.2434</text:p>
              </table:table-cell>
              <table:table-cell office:value-type="float" office:value="0.2608">
                <text:p>0.2608</text:p>
              </table:table-cell>
              <table:table-cell office:value-type="float" office:value="0.2679">
                <text:p>0.2679</text:p>
              </table:table-cell>
              <table:table-cell office:value-type="float" office:value="0.2701">
                <text:p>0.2701</text:p>
              </table:table-cell>
              <table:table-cell office:value-type="float" office:value="0.2846">
                <text:p>0.2846</text:p>
              </table:table-cell>
              <table:table-cell office:value-type="float" office:value="0.279">
                <text:p>0.279</text:p>
              </table:table-cell>
              <table:table-cell office:value-type="float" office:value="0.2846">
                <text:p>0.2846</text:p>
              </table:table-cell>
              <table:table-cell office:value-type="float" office:value="0.2982">
                <text:p>0.2982</text:p>
              </table:table-cell>
              <table:table-cell office:value-type="float" office:value="0.2952">
                <text:p>0.2952</text:p>
              </table:table-cell>
              <table:table-cell office:value-type="float" office:value="0.2991">
                <text:p>0.2991</text:p>
              </table:table-cell>
              <table:table-cell office:value-type="float" office:value="0.3063">
                <text:p>0.3063</text:p>
              </table:table-cell>
              <table:table-cell office:value-type="float" office:value="0.307">
                <text:p>0.307</text:p>
              </table:table-cell>
              <table:table-cell office:value-type="float" office:value="0.3158">
                <text:p>0.3158</text:p>
              </table:table-cell>
              <table:table-cell office:value-type="float" office:value="0.3159">
                <text:p>0.3159</text:p>
              </table:table-cell>
              <table:table-cell office:value-type="float" office:value="0.3252">
                <text:p>0.3252</text:p>
              </table:table-cell>
              <table:table-cell office:value-type="float" office:value="0.3323">
                <text:p>0.3323</text:p>
              </table:table-cell>
              <table:table-cell office:value-type="float" office:value="0.3378">
                <text:p>0.3378</text:p>
              </table:table-cell>
              <table:table-cell office:value-type="float" office:value="0.3433">
                <text:p>0.3433</text:p>
              </table:table-cell>
              <table:table-cell office:value-type="float" office:value="0.3346">
                <text:p>0.3346</text:p>
              </table:table-cell>
              <table:table-cell office:value-type="float" office:value="0.3467">
                <text:p>0.3467</text:p>
              </table:table-cell>
              <table:table-cell office:value-type="float" office:value="0.3483">
                <text:p>0.3483</text:p>
              </table:table-cell>
              <table:table-cell office:value-type="float" office:value="0.3494">
                <text:p>0.3494</text:p>
              </table:table-cell>
              <table:table-cell office:value-type="float" office:value="0.3559">
                <text:p>0.3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025">
                <text:p>0.0025</text:p>
              </table:table-cell>
              <table:table-cell office:value-type="float" office:value="0.0064">
                <text:p>0.0064</text:p>
              </table:table-cell>
              <table:table-cell office:value-type="float" office:value="0.0134">
                <text:p>0.0134</text:p>
              </table:table-cell>
              <table:table-cell office:value-type="float" office:value="0.0237">
                <text:p>0.0237</text:p>
              </table:table-cell>
              <table:table-cell office:value-type="float" office:value="0.0372">
                <text:p>0.0372</text:p>
              </table:table-cell>
              <table:table-cell office:value-type="float" office:value="0.0456">
                <text:p>0.0456</text:p>
              </table:table-cell>
              <table:table-cell office:value-type="float" office:value="0.0656">
                <text:p>0.0656</text:p>
              </table:table-cell>
              <table:table-cell office:value-type="float" office:value="0.0746">
                <text:p>0.0746</text:p>
              </table:table-cell>
              <table:table-cell office:value-type="float" office:value="0.0893">
                <text:p>0.0893</text:p>
              </table:table-cell>
              <table:table-cell office:value-type="float" office:value="0.103">
                <text:p>0.103</text:p>
              </table:table-cell>
              <table:table-cell office:value-type="float" office:value="0.122">
                <text:p>0.122</text:p>
              </table:table-cell>
              <table:table-cell office:value-type="float" office:value="0.1366">
                <text:p>0.1366</text:p>
              </table:table-cell>
              <table:table-cell office:value-type="float" office:value="0.1431">
                <text:p>0.1431</text:p>
              </table:table-cell>
              <table:table-cell office:value-type="float" office:value="0.1607">
                <text:p>0.1607</text:p>
              </table:table-cell>
              <table:table-cell office:value-type="float" office:value="0.1659">
                <text:p>0.1659</text:p>
              </table:table-cell>
              <table:table-cell office:value-type="float" office:value="0.1826">
                <text:p>0.1826</text:p>
              </table:table-cell>
              <table:table-cell office:value-type="float" office:value="0.1904">
                <text:p>0.1904</text:p>
              </table:table-cell>
              <table:table-cell office:value-type="float" office:value="0.2047">
                <text:p>0.2047</text:p>
              </table:table-cell>
              <table:table-cell office:value-type="float" office:value="0.2129">
                <text:p>0.2129</text:p>
              </table:table-cell>
              <table:table-cell office:value-type="float" office:value="0.2225">
                <text:p>0.2225</text:p>
              </table:table-cell>
              <table:table-cell office:value-type="float" office:value="0.2317">
                <text:p>0.2317</text:p>
              </table:table-cell>
              <table:table-cell office:value-type="float" office:value="0.2429">
                <text:p>0.2429</text:p>
              </table:table-cell>
              <table:table-cell office:value-type="float" office:value="0.2416">
                <text:p>0.2416</text:p>
              </table:table-cell>
              <table:table-cell office:value-type="float" office:value="0.2596">
                <text:p>0.2596</text:p>
              </table:table-cell>
              <table:table-cell office:value-type="float" office:value="0.2621">
                <text:p>0.2621</text:p>
              </table:table-cell>
              <table:table-cell office:value-type="float" office:value="0.2657">
                <text:p>0.2657</text:p>
              </table:table-cell>
              <table:table-cell office:value-type="float" office:value="0.2735">
                <text:p>0.2735</text:p>
              </table:table-cell>
              <table:table-cell office:value-type="float" office:value="0.2809">
                <text:p>0.2809</text:p>
              </table:table-cell>
              <table:table-cell office:value-type="float" office:value="0.2818">
                <text:p>0.2818</text:p>
              </table:table-cell>
              <table:table-cell office:value-type="float" office:value="0.2874">
                <text:p>0.2874</text:p>
              </table:table-cell>
              <table:table-cell office:value-type="float" office:value="0.2951">
                <text:p>0.2951</text:p>
              </table:table-cell>
              <table:table-cell office:value-type="float" office:value="0.2987">
                <text:p>0.2987</text:p>
              </table:table-cell>
              <table:table-cell office:value-type="float" office:value="0.296">
                <text:p>0.296</text:p>
              </table:table-cell>
              <table:table-cell office:value-type="float" office:value="0.3106">
                <text:p>0.3106</text:p>
              </table:table-cell>
              <table:table-cell office:value-type="float" office:value="0.3151">
                <text:p>0.3151</text:p>
              </table:table-cell>
              <table:table-cell office:value-type="float" office:value="0.3179">
                <text:p>0.3179</text:p>
              </table:table-cell>
              <table:table-cell office:value-type="float" office:value="0.3138">
                <text:p>0.3138</text:p>
              </table:table-cell>
              <table:table-cell office:value-type="float" office:value="0.3256">
                <text:p>0.3256</text:p>
              </table:table-cell>
              <table:table-cell office:value-type="float" office:value="0.3268">
                <text:p>0.3268</text:p>
              </table:table-cell>
              <table:table-cell office:value-type="float" office:value="0.3293">
                <text:p>0.3293</text:p>
              </table:table-cell>
              <table:table-cell office:value-type="float" office:value="0.3345">
                <text:p>0.3345</text:p>
              </table:table-cell>
              <table:table-cell office:value-type="float" office:value="0.3358">
                <text:p>0.3358</text:p>
              </table:table-cell>
              <table:table-cell office:value-type="float" office:value="0.3404">
                <text:p>0.3404</text:p>
              </table:table-cell>
              <table:table-cell office:value-type="float" office:value="0.3432">
                <text:p>0.34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13">
                <text:p>0.0013</text:p>
              </table:table-cell>
              <table:table-cell office:value-type="float" office:value="0.0045">
                <text:p>0.0045</text:p>
              </table:table-cell>
              <table:table-cell office:value-type="float" office:value="0.0103">
                <text:p>0.0103</text:p>
              </table:table-cell>
              <table:table-cell office:value-type="float" office:value="0.0182">
                <text:p>0.0182</text:p>
              </table:table-cell>
              <table:table-cell office:value-type="float" office:value="0.0277">
                <text:p>0.0277</text:p>
              </table:table-cell>
              <table:table-cell office:value-type="float" office:value="0.0462">
                <text:p>0.0462</text:p>
              </table:table-cell>
              <table:table-cell office:value-type="float" office:value="0.057">
                <text:p>0.057</text:p>
              </table:table-cell>
              <table:table-cell office:value-type="float" office:value="0.066">
                <text:p>0.066</text:p>
              </table:table-cell>
              <table:table-cell office:value-type="float" office:value="0.0824">
                <text:p>0.0824</text:p>
              </table:table-cell>
              <table:table-cell office:value-type="float" office:value="0.0984">
                <text:p>0.0984</text:p>
              </table:table-cell>
              <table:table-cell office:value-type="float" office:value="0.1063">
                <text:p>0.1063</text:p>
              </table:table-cell>
              <table:table-cell office:value-type="float" office:value="0.123">
                <text:p>0.123</text:p>
              </table:table-cell>
              <table:table-cell office:value-type="float" office:value="0.1338">
                <text:p>0.1338</text:p>
              </table:table-cell>
              <table:table-cell office:value-type="float" office:value="0.1557">
                <text:p>0.1557</text:p>
              </table:table-cell>
              <table:table-cell office:value-type="float" office:value="0.1529">
                <text:p>0.1529</text:p>
              </table:table-cell>
              <table:table-cell office:value-type="float" office:value="0.1703">
                <text:p>0.1703</text:p>
              </table:table-cell>
              <table:table-cell office:value-type="float" office:value="0.1829">
                <text:p>0.1829</text:p>
              </table:table-cell>
              <table:table-cell office:value-type="float" office:value="0.1932">
                <text:p>0.1932</text:p>
              </table:table-cell>
              <table:table-cell office:value-type="float" office:value="0.2113">
                <text:p>0.2113</text:p>
              </table:table-cell>
              <table:table-cell office:value-type="float" office:value="0.2111">
                <text:p>0.2111</text:p>
              </table:table-cell>
              <table:table-cell office:value-type="float" office:value="0.225">
                <text:p>0.225</text:p>
              </table:table-cell>
              <table:table-cell office:value-type="float" office:value="0.2204">
                <text:p>0.2204</text:p>
              </table:table-cell>
              <table:table-cell office:value-type="float" office:value="0.2385">
                <text:p>0.2385</text:p>
              </table:table-cell>
              <table:table-cell office:value-type="float" office:value="0.2445">
                <text:p>0.2445</text:p>
              </table:table-cell>
              <table:table-cell office:value-type="float" office:value="0.2524">
                <text:p>0.2524</text:p>
              </table:table-cell>
              <table:table-cell office:value-type="float" office:value="0.2611">
                <text:p>0.2611</text:p>
              </table:table-cell>
              <table:table-cell office:value-type="float" office:value="0.2642">
                <text:p>0.2642</text:p>
              </table:table-cell>
              <table:table-cell office:value-type="float" office:value="0.2665">
                <text:p>0.2665</text:p>
              </table:table-cell>
              <table:table-cell office:value-type="float" office:value="0.2757">
                <text:p>0.2757</text:p>
              </table:table-cell>
              <table:table-cell office:value-type="float" office:value="0.2882">
                <text:p>0.2882</text:p>
              </table:table-cell>
              <table:table-cell office:value-type="float" office:value="0.289">
                <text:p>0.289</text:p>
              </table:table-cell>
              <table:table-cell office:value-type="float" office:value="0.2936">
                <text:p>0.2936</text:p>
              </table:table-cell>
              <table:table-cell office:value-type="float" office:value="0.2966">
                <text:p>0.2966</text:p>
              </table:table-cell>
              <table:table-cell office:value-type="float" office:value="0.3083">
                <text:p>0.3083</text:p>
              </table:table-cell>
              <table:table-cell office:value-type="float" office:value="0.3101">
                <text:p>0.3101</text:p>
              </table:table-cell>
              <table:table-cell office:value-type="float" office:value="0.3069">
                <text:p>0.3069</text:p>
              </table:table-cell>
              <table:table-cell office:value-type="float" office:value="0.3186">
                <text:p>0.3186</text:p>
              </table:table-cell>
              <table:table-cell office:value-type="float" office:value="0.326">
                <text:p>0.326</text:p>
              </table:table-cell>
              <table:table-cell office:value-type="float" office:value="0.3278">
                <text:p>0.3278</text:p>
              </table:table-cell>
              <table:table-cell office:value-type="float" office:value="0.3282">
                <text:p>0.3282</text:p>
              </table:table-cell>
              <table:table-cell office:value-type="float" office:value="0.3244">
                <text:p>0.3244</text:p>
              </table:table-cell>
              <table:table-cell office:value-type="float" office:value="0.3324">
                <text:p>0.3324</text:p>
              </table:table-cell>
              <table:table-cell office:value-type="float" office:value="0.336">
                <text:p>0.336</text:p>
              </table:table-cell>
              <table:table-cell office:value-type="float" office:value="0.3397">
                <text:p>0.3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35">
                <text:p>0.0035</text:p>
              </table:table-cell>
              <table:table-cell office:value-type="float" office:value="0.0081">
                <text:p>0.0081</text:p>
              </table:table-cell>
              <table:table-cell office:value-type="float" office:value="0.0156">
                <text:p>0.0156</text:p>
              </table:table-cell>
              <table:table-cell office:value-type="float" office:value="0.0204">
                <text:p>0.0204</text:p>
              </table:table-cell>
              <table:table-cell office:value-type="float" office:value="0.0347">
                <text:p>0.0347</text:p>
              </table:table-cell>
              <table:table-cell office:value-type="float" office:value="0.0481">
                <text:p>0.0481</text:p>
              </table:table-cell>
              <table:table-cell office:value-type="float" office:value="0.0648">
                <text:p>0.0648</text:p>
              </table:table-cell>
              <table:table-cell office:value-type="float" office:value="0.0782">
                <text:p>0.0782</text:p>
              </table:table-cell>
              <table:table-cell office:value-type="float" office:value="0.0871">
                <text:p>0.0871</text:p>
              </table:table-cell>
              <table:table-cell office:value-type="float" office:value="0.1024">
                <text:p>0.1024</text:p>
              </table:table-cell>
              <table:table-cell office:value-type="float" office:value="0.1038">
                <text:p>0.1038</text:p>
              </table:table-cell>
              <table:table-cell office:value-type="float" office:value="0.1191">
                <text:p>0.1191</text:p>
              </table:table-cell>
              <table:table-cell office:value-type="float" office:value="0.1409">
                <text:p>0.1409</text:p>
              </table:table-cell>
              <table:table-cell office:value-type="float" office:value="0.15">
                <text:p>0.15</text:p>
              </table:table-cell>
              <table:table-cell office:value-type="float" office:value="0.1562">
                <text:p>0.1562</text:p>
              </table:table-cell>
              <table:table-cell office:value-type="float" office:value="0.1743">
                <text:p>0.1743</text:p>
              </table:table-cell>
              <table:table-cell office:value-type="float" office:value="0.187">
                <text:p>0.187</text:p>
              </table:table-cell>
              <table:table-cell office:value-type="float" office:value="0.1906">
                <text:p>0.1906</text:p>
              </table:table-cell>
              <table:table-cell office:value-type="float" office:value="0.2065">
                <text:p>0.2065</text:p>
              </table:table-cell>
              <table:table-cell office:value-type="float" office:value="0.2171">
                <text:p>0.2171</text:p>
              </table:table-cell>
              <table:table-cell office:value-type="float" office:value="0.225">
                <text:p>0.225</text:p>
              </table:table-cell>
              <table:table-cell office:value-type="float" office:value="0.2226">
                <text:p>0.2226</text:p>
              </table:table-cell>
              <table:table-cell office:value-type="float" office:value="0.2362">
                <text:p>0.2362</text:p>
              </table:table-cell>
              <table:table-cell office:value-type="float" office:value="0.2481">
                <text:p>0.2481</text:p>
              </table:table-cell>
              <table:table-cell office:value-type="float" office:value="0.2464">
                <text:p>0.2464</text:p>
              </table:table-cell>
              <table:table-cell office:value-type="float" office:value="0.254">
                <text:p>0.254</text:p>
              </table:table-cell>
              <table:table-cell office:value-type="float" office:value="0.2593">
                <text:p>0.2593</text:p>
              </table:table-cell>
              <table:table-cell office:value-type="float" office:value="0.269">
                <text:p>0.269</text:p>
              </table:table-cell>
              <table:table-cell office:value-type="float" office:value="0.2764">
                <text:p>0.2764</text:p>
              </table:table-cell>
              <table:table-cell office:value-type="float" office:value="0.2771">
                <text:p>0.2771</text:p>
              </table:table-cell>
              <table:table-cell office:value-type="float" office:value="0.2814">
                <text:p>0.2814</text:p>
              </table:table-cell>
              <table:table-cell office:value-type="float" office:value="0.2918">
                <text:p>0.2918</text:p>
              </table:table-cell>
              <table:table-cell office:value-type="float" office:value="0.303">
                <text:p>0.303</text:p>
              </table:table-cell>
              <table:table-cell office:value-type="float" office:value="0.3028">
                <text:p>0.3028</text:p>
              </table:table-cell>
              <table:table-cell office:value-type="float" office:value="0.3049">
                <text:p>0.3049</text:p>
              </table:table-cell>
              <table:table-cell office:value-type="float" office:value="0.3063">
                <text:p>0.3063</text:p>
              </table:table-cell>
              <table:table-cell office:value-type="float" office:value="0.3177">
                <text:p>0.3177</text:p>
              </table:table-cell>
              <table:table-cell office:value-type="float" office:value="0.3062">
                <text:p>0.3062</text:p>
              </table:table-cell>
              <table:table-cell office:value-type="float" office:value="0.3179">
                <text:p>0.3179</text:p>
              </table:table-cell>
              <table:table-cell office:value-type="float" office:value="0.3206">
                <text:p>0.3206</text:p>
              </table:table-cell>
              <table:table-cell office:value-type="float" office:value="0.322">
                <text:p>0.322</text:p>
              </table:table-cell>
              <table:table-cell office:value-type="float" office:value="0.3296">
                <text:p>0.3296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026">
                <text:p>0.0026</text:p>
              </table:table-cell>
              <table:table-cell office:value-type="float" office:value="0.0072">
                <text:p>0.0072</text:p>
              </table:table-cell>
              <table:table-cell office:value-type="float" office:value="0.0145">
                <text:p>0.0145</text:p>
              </table:table-cell>
              <table:table-cell office:value-type="float" office:value="0.0191">
                <text:p>0.0191</text:p>
              </table:table-cell>
              <table:table-cell office:value-type="float" office:value="0.0314">
                <text:p>0.0314</text:p>
              </table:table-cell>
              <table:table-cell office:value-type="float" office:value="0.0412">
                <text:p>0.0412</text:p>
              </table:table-cell>
              <table:table-cell office:value-type="float" office:value="0.0565">
                <text:p>0.0565</text:p>
              </table:table-cell>
              <table:table-cell office:value-type="float" office:value="0.065">
                <text:p>0.065</text:p>
              </table:table-cell>
              <table:table-cell office:value-type="float" office:value="0.079">
                <text:p>0.079</text:p>
              </table:table-cell>
              <table:table-cell office:value-type="float" office:value="0.0947">
                <text:p>0.0947</text:p>
              </table:table-cell>
              <table:table-cell office:value-type="float" office:value="0.1109">
                <text:p>0.1109</text:p>
              </table:table-cell>
              <table:table-cell office:value-type="float" office:value="0.1176">
                <text:p>0.1176</text:p>
              </table:table-cell>
              <table:table-cell office:value-type="float" office:value="0.1296">
                <text:p>0.1296</text:p>
              </table:table-cell>
              <table:table-cell office:value-type="float" office:value="0.1412">
                <text:p>0.1412</text:p>
              </table:table-cell>
              <table:table-cell office:value-type="float" office:value="0.1594">
                <text:p>0.1594</text:p>
              </table:table-cell>
              <table:table-cell office:value-type="float" office:value="0.1623">
                <text:p>0.1623</text:p>
              </table:table-cell>
              <table:table-cell office:value-type="float" office:value="0.1765">
                <text:p>0.1765</text:p>
              </table:table-cell>
              <table:table-cell office:value-type="float" office:value="0.1898">
                <text:p>0.1898</text:p>
              </table:table-cell>
              <table:table-cell office:value-type="float" office:value="0.1915">
                <text:p>0.1915</text:p>
              </table:table-cell>
              <table:table-cell office:value-type="float" office:value="0.2006">
                <text:p>0.2006</text:p>
              </table:table-cell>
              <table:table-cell office:value-type="float" office:value="0.2115">
                <text:p>0.2115</text:p>
              </table:table-cell>
              <table:table-cell office:value-type="float" office:value="0.2211">
                <text:p>0.2211</text:p>
              </table:table-cell>
              <table:table-cell office:value-type="float" office:value="0.2243">
                <text:p>0.2243</text:p>
              </table:table-cell>
              <table:table-cell office:value-type="float" office:value="0.236">
                <text:p>0.236</text:p>
              </table:table-cell>
              <table:table-cell office:value-type="float" office:value="0.2385">
                <text:p>0.2385</text:p>
              </table:table-cell>
              <table:table-cell office:value-type="float" office:value="0.2478">
                <text:p>0.2478</text:p>
              </table:table-cell>
              <table:table-cell office:value-type="float" office:value="0.2652">
                <text:p>0.2652</text:p>
              </table:table-cell>
              <table:table-cell office:value-type="float" office:value="0.2688">
                <text:p>0.2688</text:p>
              </table:table-cell>
              <table:table-cell office:value-type="float" office:value="0.2622">
                <text:p>0.2622</text:p>
              </table:table-cell>
              <table:table-cell office:value-type="float" office:value="0.2684">
                <text:p>0.2684</text:p>
              </table:table-cell>
              <table:table-cell office:value-type="float" office:value="0.273">
                <text:p>0.273</text:p>
              </table:table-cell>
              <table:table-cell office:value-type="float" office:value="0.2886">
                <text:p>0.2886</text:p>
              </table:table-cell>
              <table:table-cell office:value-type="float" office:value="0.2911">
                <text:p>0.2911</text:p>
              </table:table-cell>
              <table:table-cell office:value-type="float" office:value="0.293">
                <text:p>0.293</text:p>
              </table:table-cell>
              <table:table-cell office:value-type="float" office:value="0.2994">
                <text:p>0.2994</text:p>
              </table:table-cell>
              <table:table-cell office:value-type="float" office:value="0.3037">
                <text:p>0.3037</text:p>
              </table:table-cell>
              <table:table-cell office:value-type="float" office:value="0.3052">
                <text:p>0.3052</text:p>
              </table:table-cell>
              <table:table-cell office:value-type="float" office:value="0.3094">
                <text:p>0.3094</text:p>
              </table:table-cell>
              <table:table-cell office:value-type="float" office:value="0.3075">
                <text:p>0.3075</text:p>
              </table:table-cell>
              <table:table-cell office:value-type="float" office:value="0.3219">
                <text:p>0.3219</text:p>
              </table:table-cell>
              <table:table-cell office:value-type="float" office:value="0.3232">
                <text:p>0.3232</text:p>
              </table:table-cell>
              <table:table-cell office:value-type="float" office:value="0.3258">
                <text:p>0.3258</text:p>
              </table:table-cell>
              <table:table-cell office:value-type="float" office:value="0.3225">
                <text:p>0.3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  <table:table-cell office:value-type="float" office:value="0.0022">
                <text:p>0.0022</text:p>
              </table:table-cell>
              <table:table-cell office:value-type="float" office:value="0.0049">
                <text:p>0.0049</text:p>
              </table:table-cell>
              <table:table-cell office:value-type="float" office:value="0.0096">
                <text:p>0.0096</text:p>
              </table:table-cell>
              <table:table-cell office:value-type="float" office:value="0.0168">
                <text:p>0.0168</text:p>
              </table:table-cell>
              <table:table-cell office:value-type="float" office:value="0.0262">
                <text:p>0.0262</text:p>
              </table:table-cell>
              <table:table-cell office:value-type="float" office:value="0.0374">
                <text:p>0.0374</text:p>
              </table:table-cell>
              <table:table-cell office:value-type="float" office:value="0.0488">
                <text:p>0.0488</text:p>
              </table:table-cell>
              <table:table-cell office:value-type="float" office:value="0.0591">
                <text:p>0.0591</text:p>
              </table:table-cell>
              <table:table-cell office:value-type="float" office:value="0.0692">
                <text:p>0.0692</text:p>
              </table:table-cell>
              <table:table-cell office:value-type="float" office:value="0.0816">
                <text:p>0.0816</text:p>
              </table:table-cell>
              <table:table-cell office:value-type="float" office:value="0.099">
                <text:p>0.099</text:p>
              </table:table-cell>
              <table:table-cell office:value-type="float" office:value="0.1073">
                <text:p>0.1073</text:p>
              </table:table-cell>
              <table:table-cell office:value-type="float" office:value="0.1237">
                <text:p>0.1237</text:p>
              </table:table-cell>
              <table:table-cell office:value-type="float" office:value="0.1341">
                <text:p>0.1341</text:p>
              </table:table-cell>
              <table:table-cell office:value-type="float" office:value="0.1435">
                <text:p>0.1435</text:p>
              </table:table-cell>
              <table:table-cell office:value-type="float" office:value="0.1564">
                <text:p>0.1564</text:p>
              </table:table-cell>
              <table:table-cell office:value-type="float" office:value="0.1656">
                <text:p>0.1656</text:p>
              </table:table-cell>
              <table:table-cell office:value-type="float" office:value="0.1748">
                <text:p>0.1748</text:p>
              </table:table-cell>
              <table:table-cell office:value-type="float" office:value="0.1811">
                <text:p>0.1811</text:p>
              </table:table-cell>
              <table:table-cell office:value-type="float" office:value="0.1978">
                <text:p>0.1978</text:p>
              </table:table-cell>
              <table:table-cell office:value-type="float" office:value="0.2071">
                <text:p>0.2071</text:p>
              </table:table-cell>
              <table:table-cell office:value-type="float" office:value="0.2091">
                <text:p>0.2091</text:p>
              </table:table-cell>
              <table:table-cell office:value-type="float" office:value="0.2239">
                <text:p>0.2239</text:p>
              </table:table-cell>
              <table:table-cell office:value-type="float" office:value="0.2219">
                <text:p>0.2219</text:p>
              </table:table-cell>
              <table:table-cell office:value-type="float" office:value="0.2309">
                <text:p>0.2309</text:p>
              </table:table-cell>
              <table:table-cell office:value-type="float" office:value="0.2413">
                <text:p>0.2413</text:p>
              </table:table-cell>
              <table:table-cell office:value-type="float" office:value="0.2475">
                <text:p>0.2475</text:p>
              </table:table-cell>
              <table:table-cell office:value-type="float" office:value="0.252">
                <text:p>0.252</text:p>
              </table:table-cell>
              <table:table-cell office:value-type="float" office:value="0.258">
                <text:p>0.258</text:p>
              </table:table-cell>
              <table:table-cell office:value-type="float" office:value="0.2651">
                <text:p>0.2651</text:p>
              </table:table-cell>
              <table:table-cell office:value-type="float" office:value="0.2715">
                <text:p>0.2715</text:p>
              </table:table-cell>
              <table:table-cell office:value-type="float" office:value="0.2816">
                <text:p>0.2816</text:p>
              </table:table-cell>
              <table:table-cell office:value-type="float" office:value="0.2848">
                <text:p>0.2848</text:p>
              </table:table-cell>
              <table:table-cell office:value-type="float" office:value="0.2862">
                <text:p>0.2862</text:p>
              </table:table-cell>
              <table:table-cell office:value-type="float" office:value="0.2932">
                <text:p>0.2932</text:p>
              </table:table-cell>
              <table:table-cell office:value-type="float" office:value="0.2967">
                <text:p>0.2967</text:p>
              </table:table-cell>
              <table:table-cell office:value-type="float" office:value="0.3021">
                <text:p>0.3021</text:p>
              </table:table-cell>
              <table:table-cell office:value-type="float" office:value="0.2965">
                <text:p>0.2965</text:p>
              </table:table-cell>
              <table:table-cell office:value-type="float" office:value="0.3065">
                <text:p>0.3065</text:p>
              </table:table-cell>
              <table:table-cell office:value-type="float" office:value="0.3111">
                <text:p>0.3111</text:p>
              </table:table-cell>
              <table:table-cell office:value-type="float" office:value="0.3073">
                <text:p>0.3073</text:p>
              </table:table-cell>
              <table:table-cell office:value-type="float" office:value="0.3122">
                <text:p>0.3122</text:p>
              </table:table-cell>
              <table:table-cell office:value-type="float" office:value="0.3223">
                <text:p>0.3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012">
                <text:p>0.0012</text:p>
              </table:table-cell>
              <table:table-cell office:value-type="float" office:value="0.0042">
                <text:p>0.0042</text:p>
              </table:table-cell>
              <table:table-cell office:value-type="float" office:value="0.0086">
                <text:p>0.0086</text:p>
              </table:table-cell>
              <table:table-cell office:value-type="float" office:value="0.0127">
                <text:p>0.0127</text:p>
              </table:table-cell>
              <table:table-cell office:value-type="float" office:value="0.0226">
                <text:p>0.0226</text:p>
              </table:table-cell>
              <table:table-cell office:value-type="float" office:value="0.0348">
                <text:p>0.0348</text:p>
              </table:table-cell>
              <table:table-cell office:value-type="float" office:value="0.0411">
                <text:p>0.0411</text:p>
              </table:table-cell>
              <table:table-cell office:value-type="float" office:value="0.0495">
                <text:p>0.0495</text:p>
              </table:table-cell>
              <table:table-cell office:value-type="float" office:value="0.0688">
                <text:p>0.0688</text:p>
              </table:table-cell>
              <table:table-cell office:value-type="float" office:value="0.0762">
                <text:p>0.0762</text:p>
              </table:table-cell>
              <table:table-cell office:value-type="float" office:value="0.0958">
                <text:p>0.0958</text:p>
              </table:table-cell>
              <table:table-cell office:value-type="float" office:value="0.1048">
                <text:p>0.1048</text:p>
              </table:table-cell>
              <table:table-cell office:value-type="float" office:value="0.117">
                <text:p>0.117</text:p>
              </table:table-cell>
              <table:table-cell office:value-type="float" office:value="0.1228">
                <text:p>0.1228</text:p>
              </table:table-cell>
              <table:table-cell office:value-type="float" office:value="0.1393">
                <text:p>0.1393</text:p>
              </table:table-cell>
              <table:table-cell office:value-type="float" office:value="0.1432">
                <text:p>0.1432</text:p>
              </table:table-cell>
              <table:table-cell office:value-type="float" office:value="0.1597">
                <text:p>0.1597</text:p>
              </table:table-cell>
              <table:table-cell office:value-type="float" office:value="0.1649">
                <text:p>0.1649</text:p>
              </table:table-cell>
              <table:table-cell office:value-type="float" office:value="0.1736">
                <text:p>0.1736</text:p>
              </table:table-cell>
              <table:table-cell office:value-type="float" office:value="0.1868">
                <text:p>0.1868</text:p>
              </table:table-cell>
              <table:table-cell office:value-type="float" office:value="0.1979">
                <text:p>0.1979</text:p>
              </table:table-cell>
              <table:table-cell office:value-type="float" office:value="0.2036">
                <text:p>0.2036</text:p>
              </table:table-cell>
              <table:table-cell office:value-type="float" office:value="0.2067">
                <text:p>0.2067</text:p>
              </table:table-cell>
              <table:table-cell office:value-type="float" office:value="0.2096">
                <text:p>0.2096</text:p>
              </table:table-cell>
              <table:table-cell office:value-type="float" office:value="0.2233">
                <text:p>0.2233</text:p>
              </table:table-cell>
              <table:table-cell office:value-type="float" office:value="0.2343">
                <text:p>0.2343</text:p>
              </table:table-cell>
              <table:table-cell office:value-type="float" office:value="0.2349">
                <text:p>0.2349</text:p>
              </table:table-cell>
              <table:table-cell office:value-type="float" office:value="0.2462">
                <text:p>0.2462</text:p>
              </table:table-cell>
              <table:table-cell office:value-type="float" office:value="0.2495">
                <text:p>0.2495</text:p>
              </table:table-cell>
              <table:table-cell office:value-type="float" office:value="0.2613">
                <text:p>0.2613</text:p>
              </table:table-cell>
              <table:table-cell office:value-type="float" office:value="0.2652">
                <text:p>0.2652</text:p>
              </table:table-cell>
              <table:table-cell office:value-type="float" office:value="0.2646">
                <text:p>0.2646</text:p>
              </table:table-cell>
              <table:table-cell office:value-type="float" office:value="0.2792">
                <text:p>0.2792</text:p>
              </table:table-cell>
              <table:table-cell office:value-type="float" office:value="0.2847">
                <text:p>0.2847</text:p>
              </table:table-cell>
              <table:table-cell office:value-type="float" office:value="0.2776">
                <text:p>0.2776</text:p>
              </table:table-cell>
              <table:table-cell office:value-type="float" office:value="0.2942">
                <text:p>0.2942</text:p>
              </table:table-cell>
              <table:table-cell office:value-type="float" office:value="0.2877">
                <text:p>0.2877</text:p>
              </table:table-cell>
              <table:table-cell office:value-type="float" office:value="0.2879">
                <text:p>0.2879</text:p>
              </table:table-cell>
              <table:table-cell office:value-type="float" office:value="0.3011">
                <text:p>0.3011</text:p>
              </table:table-cell>
              <table:table-cell office:value-type="float" office:value="0.2993">
                <text:p>0.2993</text:p>
              </table:table-cell>
              <table:table-cell office:value-type="float" office:value="0.3114">
                <text:p>0.3114</text:p>
              </table:table-cell>
              <table:table-cell office:value-type="float" office:value="0.312">
                <text:p>0.312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0029">
                <text:p>0.0029</text:p>
              </table:table-cell>
              <table:table-cell office:value-type="float" office:value="0.0065">
                <text:p>0.0065</text:p>
              </table:table-cell>
              <table:table-cell office:value-type="float" office:value="0.0131">
                <text:p>0.0131</text:p>
              </table:table-cell>
              <table:table-cell office:value-type="float" office:value="0.0197">
                <text:p>0.0197</text:p>
              </table:table-cell>
              <table:table-cell office:value-type="float" office:value="0.0256">
                <text:p>0.0256</text:p>
              </table:table-cell>
              <table:table-cell office:value-type="float" office:value="0.0373">
                <text:p>0.0373</text:p>
              </table:table-cell>
              <table:table-cell office:value-type="float" office:value="0.0493">
                <text:p>0.0493</text:p>
              </table:table-cell>
              <table:table-cell office:value-type="float" office:value="0.0612">
                <text:p>0.0612</text:p>
              </table:table-cell>
              <table:table-cell office:value-type="float" office:value="0.0699">
                <text:p>0.0699</text:p>
              </table:table-cell>
              <table:table-cell office:value-type="float" office:value="0.0841">
                <text:p>0.0841</text:p>
              </table:table-cell>
              <table:table-cell office:value-type="float" office:value="0.0954">
                <text:p>0.0954</text:p>
              </table:table-cell>
              <table:table-cell office:value-type="float" office:value="0.1035">
                <text:p>0.1035</text:p>
              </table:table-cell>
              <table:table-cell office:value-type="float" office:value="0.1132">
                <text:p>0.1132</text:p>
              </table:table-cell>
              <table:table-cell office:value-type="float" office:value="0.1301">
                <text:p>0.1301</text:p>
              </table:table-cell>
              <table:table-cell office:value-type="float" office:value="0.1365">
                <text:p>0.1365</text:p>
              </table:table-cell>
              <table:table-cell office:value-type="float" office:value="0.1507">
                <text:p>0.1507</text:p>
              </table:table-cell>
              <table:table-cell office:value-type="float" office:value="0.1587">
                <text:p>0.1587</text:p>
              </table:table-cell>
              <table:table-cell office:value-type="float" office:value="0.163">
                <text:p>0.163</text:p>
              </table:table-cell>
              <table:table-cell office:value-type="float" office:value="0.1824">
                <text:p>0.1824</text:p>
              </table:table-cell>
              <table:table-cell office:value-type="float" office:value="0.1856">
                <text:p>0.1856</text:p>
              </table:table-cell>
              <table:table-cell office:value-type="float" office:value="0.2052">
                <text:p>0.2052</text:p>
              </table:table-cell>
              <table:table-cell office:value-type="float" office:value="0.2088">
                <text:p>0.2088</text:p>
              </table:table-cell>
              <table:table-cell office:value-type="float" office:value="0.2126">
                <text:p>0.2126</text:p>
              </table:table-cell>
              <table:table-cell office:value-type="float" office:value="0.2171">
                <text:p>0.2171</text:p>
              </table:table-cell>
              <table:table-cell office:value-type="float" office:value="0.2333">
                <text:p>0.2333</text:p>
              </table:table-cell>
              <table:table-cell office:value-type="float" office:value="0.2337">
                <text:p>0.2337</text:p>
              </table:table-cell>
              <table:table-cell office:value-type="float" office:value="0.247">
                <text:p>0.247</text:p>
              </table:table-cell>
              <table:table-cell office:value-type="float" office:value="0.2482">
                <text:p>0.2482</text:p>
              </table:table-cell>
              <table:table-cell office:value-type="float" office:value="0.2487">
                <text:p>0.2487</text:p>
              </table:table-cell>
              <table:table-cell office:value-type="float" office:value="0.2667">
                <text:p>0.2667</text:p>
              </table:table-cell>
              <table:table-cell office:value-type="float" office:value="0.256">
                <text:p>0.256</text:p>
              </table:table-cell>
              <table:table-cell office:value-type="float" office:value="0.2763">
                <text:p>0.2763</text:p>
              </table:table-cell>
              <table:table-cell office:value-type="float" office:value="0.2774">
                <text:p>0.2774</text:p>
              </table:table-cell>
              <table:table-cell office:value-type="float" office:value="0.2724">
                <text:p>0.2724</text:p>
              </table:table-cell>
              <table:table-cell office:value-type="float" office:value="0.2824">
                <text:p>0.2824</text:p>
              </table:table-cell>
              <table:table-cell office:value-type="float" office:value="0.2835">
                <text:p>0.2835</text:p>
              </table:table-cell>
              <table:table-cell office:value-type="float" office:value="0.2887">
                <text:p>0.2887</text:p>
              </table:table-cell>
              <table:table-cell office:value-type="float" office:value="0.2903">
                <text:p>0.2903</text:p>
              </table:table-cell>
              <table:table-cell office:value-type="float" office:value="0.3062">
                <text:p>0.3062</text:p>
              </table:table-cell>
              <table:table-cell office:value-type="float" office:value="0.3091">
                <text:p>0.3091</text:p>
              </table:table-cell>
              <table:table-cell office:value-type="float" office:value="0.3117">
                <text:p>0.3117</text:p>
              </table:table-cell>
              <table:table-cell office:value-type="float" office:value="0.3084">
                <text:p>0.30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8">
                <text:p>0.0008</text:p>
              </table:table-cell>
              <table:table-cell office:value-type="float" office:value="0.0023">
                <text:p>0.0023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66">
                <text:p>0.0166</text:p>
              </table:table-cell>
              <table:table-cell office:value-type="float" office:value="0.0258">
                <text:p>0.0258</text:p>
              </table:table-cell>
              <table:table-cell office:value-type="float" office:value="0.0335">
                <text:p>0.0335</text:p>
              </table:table-cell>
              <table:table-cell office:value-type="float" office:value="0.0443">
                <text:p>0.0443</text:p>
              </table:table-cell>
              <table:table-cell office:value-type="float" office:value="0.0541">
                <text:p>0.0541</text:p>
              </table:table-cell>
              <table:table-cell office:value-type="float" office:value="0.0699">
                <text:p>0.0699</text:p>
              </table:table-cell>
              <table:table-cell office:value-type="float" office:value="0.0698">
                <text:p>0.0698</text:p>
              </table:table-cell>
              <table:table-cell office:value-type="float" office:value="0.0835">
                <text:p>0.0835</text:p>
              </table:table-cell>
              <table:table-cell office:value-type="float" office:value="0.0954">
                <text:p>0.0954</text:p>
              </table:table-cell>
              <table:table-cell office:value-type="float" office:value="0.117">
                <text:p>0.117</text:p>
              </table:table-cell>
              <table:table-cell office:value-type="float" office:value="0.1231">
                <text:p>0.1231</text:p>
              </table:table-cell>
              <table:table-cell office:value-type="float" office:value="0.1295">
                <text:p>0.1295</text:p>
              </table:table-cell>
              <table:table-cell office:value-type="float" office:value="0.1351">
                <text:p>0.1351</text:p>
              </table:table-cell>
              <table:table-cell office:value-type="float" office:value="0.147">
                <text:p>0.147</text:p>
              </table:table-cell>
              <table:table-cell office:value-type="float" office:value="0.1614">
                <text:p>0.1614</text:p>
              </table:table-cell>
              <table:table-cell office:value-type="float" office:value="0.1698">
                <text:p>0.1698</text:p>
              </table:table-cell>
              <table:table-cell office:value-type="float" office:value="0.1755">
                <text:p>0.1755</text:p>
              </table:table-cell>
              <table:table-cell office:value-type="float" office:value="0.1867">
                <text:p>0.1867</text:p>
              </table:table-cell>
              <table:table-cell office:value-type="float" office:value="0.1846">
                <text:p>0.1846</text:p>
              </table:table-cell>
              <table:table-cell office:value-type="float" office:value="0.2054">
                <text:p>0.2054</text:p>
              </table:table-cell>
              <table:table-cell office:value-type="float" office:value="0.2138">
                <text:p>0.2138</text:p>
              </table:table-cell>
              <table:table-cell office:value-type="float" office:value="0.222">
                <text:p>0.222</text:p>
              </table:table-cell>
              <table:table-cell office:value-type="float" office:value="0.2258">
                <text:p>0.2258</text:p>
              </table:table-cell>
              <table:table-cell office:value-type="float" office:value="0.2304">
                <text:p>0.2304</text:p>
              </table:table-cell>
              <table:table-cell office:value-type="float" office:value="0.2403">
                <text:p>0.2403</text:p>
              </table:table-cell>
              <table:table-cell office:value-type="float" office:value="0.248">
                <text:p>0.248</text:p>
              </table:table-cell>
              <table:table-cell office:value-type="float" office:value="0.2598">
                <text:p>0.2598</text:p>
              </table:table-cell>
              <table:table-cell office:value-type="float" office:value="0.2627">
                <text:p>0.2627</text:p>
              </table:table-cell>
              <table:table-cell office:value-type="float" office:value="0.2492">
                <text:p>0.2492</text:p>
              </table:table-cell>
              <table:table-cell office:value-type="float" office:value="0.2695">
                <text:p>0.2695</text:p>
              </table:table-cell>
              <table:table-cell office:value-type="float" office:value="0.2771">
                <text:p>0.2771</text:p>
              </table:table-cell>
              <table:table-cell office:value-type="float" office:value="0.2778">
                <text:p>0.2778</text:p>
              </table:table-cell>
              <table:table-cell office:value-type="float" office:value="0.2784">
                <text:p>0.2784</text:p>
              </table:table-cell>
              <table:table-cell office:value-type="float" office:value="0.2848">
                <text:p>0.2848</text:p>
              </table:table-cell>
              <table:table-cell office:value-type="float" office:value="0.2895">
                <text:p>0.2895</text:p>
              </table:table-cell>
              <table:table-cell office:value-type="float" office:value="0.2938">
                <text:p>0.2938</text:p>
              </table:table-cell>
              <table:table-cell office:value-type="float" office:value="0.3068">
                <text:p>0.3068</text:p>
              </table:table-cell>
              <table:table-cell office:value-type="float" office:value="0.2993">
                <text:p>0.2993</text:p>
              </table:table-cell>
              <table:table-cell office:value-type="float" office:value="0.3111">
                <text:p>0.3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">
                <text:p>0.0007</text:p>
              </table:table-cell>
              <table:table-cell office:value-type="float" office:value="0.0017">
                <text:p>0.0017</text:p>
              </table:table-cell>
              <table:table-cell office:value-type="float" office:value="0.0055">
                <text:p>0.0055</text:p>
              </table:table-cell>
              <table:table-cell office:value-type="float" office:value="0.0081">
                <text:p>0.0081</text:p>
              </table:table-cell>
              <table:table-cell office:value-type="float" office:value="0.0134">
                <text:p>0.0134</text:p>
              </table:table-cell>
              <table:table-cell office:value-type="float" office:value="0.0241">
                <text:p>0.0241</text:p>
              </table:table-cell>
              <table:table-cell office:value-type="float" office:value="0.031">
                <text:p>0.031</text:p>
              </table:table-cell>
              <table:table-cell office:value-type="float" office:value="0.0377">
                <text:p>0.0377</text:p>
              </table:table-cell>
              <table:table-cell office:value-type="float" office:value="0.0454">
                <text:p>0.0454</text:p>
              </table:table-cell>
              <table:table-cell office:value-type="float" office:value="0.0611">
                <text:p>0.0611</text:p>
              </table:table-cell>
              <table:table-cell office:value-type="float" office:value="0.0725">
                <text:p>0.0725</text:p>
              </table:table-cell>
              <table:table-cell office:value-type="float" office:value="0.0724">
                <text:p>0.0724</text:p>
              </table:table-cell>
              <table:table-cell office:value-type="float" office:value="0.0892">
                <text:p>0.0892</text:p>
              </table:table-cell>
              <table:table-cell office:value-type="float" office:value="0.1069">
                <text:p>0.1069</text:p>
              </table:table-cell>
              <table:table-cell office:value-type="float" office:value="0.1155">
                <text:p>0.1155</text:p>
              </table:table-cell>
              <table:table-cell office:value-type="float" office:value="0.1278">
                <text:p>0.1278</text:p>
              </table:table-cell>
              <table:table-cell office:value-type="float" office:value="0.1391">
                <text:p>0.1391</text:p>
              </table:table-cell>
              <table:table-cell office:value-type="float" office:value="0.1436">
                <text:p>0.1436</text:p>
              </table:table-cell>
              <table:table-cell office:value-type="float" office:value="0.1533">
                <text:p>0.1533</text:p>
              </table:table-cell>
              <table:table-cell office:value-type="float" office:value="0.157">
                <text:p>0.157</text:p>
              </table:table-cell>
              <table:table-cell office:value-type="float" office:value="0.1687">
                <text:p>0.1687</text:p>
              </table:table-cell>
              <table:table-cell office:value-type="float" office:value="0.1797">
                <text:p>0.1797</text:p>
              </table:table-cell>
              <table:table-cell office:value-type="float" office:value="0.1903">
                <text:p>0.1903</text:p>
              </table:table-cell>
              <table:table-cell office:value-type="float" office:value="0.2009">
                <text:p>0.2009</text:p>
              </table:table-cell>
              <table:table-cell office:value-type="float" office:value="0.2049">
                <text:p>0.2049</text:p>
              </table:table-cell>
              <table:table-cell office:value-type="float" office:value="0.2052">
                <text:p>0.2052</text:p>
              </table:table-cell>
              <table:table-cell office:value-type="float" office:value="0.2145">
                <text:p>0.2145</text:p>
              </table:table-cell>
              <table:table-cell office:value-type="float" office:value="0.2238">
                <text:p>0.2238</text:p>
              </table:table-cell>
              <table:table-cell office:value-type="float" office:value="0.2371">
                <text:p>0.2371</text:p>
              </table:table-cell>
              <table:table-cell office:value-type="float" office:value="0.237">
                <text:p>0.237</text:p>
              </table:table-cell>
              <table:table-cell office:value-type="float" office:value="0.2425">
                <text:p>0.2425</text:p>
              </table:table-cell>
              <table:table-cell office:value-type="float" office:value="0.2474">
                <text:p>0.2474</text:p>
              </table:table-cell>
              <table:table-cell office:value-type="float" office:value="0.2532">
                <text:p>0.2532</text:p>
              </table:table-cell>
              <table:table-cell office:value-type="float" office:value="0.2557">
                <text:p>0.2557</text:p>
              </table:table-cell>
              <table:table-cell office:value-type="float" office:value="0.266">
                <text:p>0.266</text:p>
              </table:table-cell>
              <table:table-cell office:value-type="float" office:value="0.2756">
                <text:p>0.2756</text:p>
              </table:table-cell>
              <table:table-cell office:value-type="float" office:value="0.2722">
                <text:p>0.2722</text:p>
              </table:table-cell>
              <table:table-cell office:value-type="float" office:value="0.2788">
                <text:p>0.2788</text:p>
              </table:table-cell>
              <table:table-cell office:value-type="float" office:value="0.2814">
                <text:p>0.2814</text:p>
              </table:table-cell>
              <table:table-cell office:value-type="float" office:value="0.2849">
                <text:p>0.2849</text:p>
              </table:table-cell>
              <table:table-cell office:value-type="float" office:value="0.2961">
                <text:p>0.2961</text:p>
              </table:table-cell>
              <table:table-cell office:value-type="float" office:value="0.2922">
                <text:p>0.2922</text:p>
              </table:table-cell>
              <table:table-cell office:value-type="float" office:value="0.2897">
                <text:p>0.2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6">
                <text:p>0.0006</text:p>
              </table:table-cell>
              <table:table-cell office:value-type="float" office:value="0.0009">
                <text:p>0.0009</text:p>
              </table:table-cell>
              <table:table-cell office:value-type="float" office:value="0.0032">
                <text:p>0.0032</text:p>
              </table:table-cell>
              <table:table-cell office:value-type="float" office:value="0.0063">
                <text:p>0.0063</text:p>
              </table:table-cell>
              <table:table-cell office:value-type="float" office:value="0.0123">
                <text:p>0.0123</text:p>
              </table:table-cell>
              <table:table-cell office:value-type="float" office:value="0.02">
                <text:p>0.02</text:p>
              </table:table-cell>
              <table:table-cell office:value-type="float" office:value="0.0237">
                <text:p>0.0237</text:p>
              </table:table-cell>
              <table:table-cell office:value-type="float" office:value="0.035">
                <text:p>0.035</text:p>
              </table:table-cell>
              <table:table-cell office:value-type="float" office:value="0.0441">
                <text:p>0.0441</text:p>
              </table:table-cell>
              <table:table-cell office:value-type="float" office:value="0.0552">
                <text:p>0.0552</text:p>
              </table:table-cell>
              <table:table-cell office:value-type="float" office:value="0.0671">
                <text:p>0.0671</text:p>
              </table:table-cell>
              <table:table-cell office:value-type="float" office:value="0.0724">
                <text:p>0.0724</text:p>
              </table:table-cell>
              <table:table-cell office:value-type="float" office:value="0.0882">
                <text:p>0.0882</text:p>
              </table:table-cell>
              <table:table-cell office:value-type="float" office:value="0.0936">
                <text:p>0.0936</text:p>
              </table:table-cell>
              <table:table-cell office:value-type="float" office:value="0.105">
                <text:p>0.105</text:p>
              </table:table-cell>
              <table:table-cell office:value-type="float" office:value="0.1171">
                <text:p>0.1171</text:p>
              </table:table-cell>
              <table:table-cell office:value-type="float" office:value="0.1286">
                <text:p>0.1286</text:p>
              </table:table-cell>
              <table:table-cell office:value-type="float" office:value="0.1308">
                <text:p>0.1308</text:p>
              </table:table-cell>
              <table:table-cell office:value-type="float" office:value="0.1471">
                <text:p>0.1471</text:p>
              </table:table-cell>
              <table:table-cell office:value-type="float" office:value="0.158">
                <text:p>0.158</text:p>
              </table:table-cell>
              <table:table-cell office:value-type="float" office:value="0.1703">
                <text:p>0.1703</text:p>
              </table:table-cell>
              <table:table-cell office:value-type="float" office:value="0.1746">
                <text:p>0.1746</text:p>
              </table:table-cell>
              <table:table-cell office:value-type="float" office:value="0.1806">
                <text:p>0.1806</text:p>
              </table:table-cell>
              <table:table-cell office:value-type="float" office:value="0.1857">
                <text:p>0.1857</text:p>
              </table:table-cell>
              <table:table-cell office:value-type="float" office:value="0.198">
                <text:p>0.198</text:p>
              </table:table-cell>
              <table:table-cell office:value-type="float" office:value="0.208">
                <text:p>0.208</text:p>
              </table:table-cell>
              <table:table-cell office:value-type="float" office:value="0.2158">
                <text:p>0.2158</text:p>
              </table:table-cell>
              <table:table-cell office:value-type="float" office:value="0.2275">
                <text:p>0.2275</text:p>
              </table:table-cell>
              <table:table-cell office:value-type="float" office:value="0.2239">
                <text:p>0.2239</text:p>
              </table:table-cell>
              <table:table-cell office:value-type="float" office:value="0.2296">
                <text:p>0.2296</text:p>
              </table:table-cell>
              <table:table-cell office:value-type="float" office:value="0.2329">
                <text:p>0.2329</text:p>
              </table:table-cell>
              <table:table-cell office:value-type="float" office:value="0.2491">
                <text:p>0.2491</text:p>
              </table:table-cell>
              <table:table-cell office:value-type="float" office:value="0.244">
                <text:p>0.244</text:p>
              </table:table-cell>
              <table:table-cell office:value-type="float" office:value="0.2546">
                <text:p>0.2546</text:p>
              </table:table-cell>
              <table:table-cell office:value-type="float" office:value="0.2588">
                <text:p>0.2588</text:p>
              </table:table-cell>
              <table:table-cell office:value-type="float" office:value="0.2716">
                <text:p>0.2716</text:p>
              </table:table-cell>
              <table:table-cell office:value-type="float" office:value="0.2668">
                <text:p>0.2668</text:p>
              </table:table-cell>
              <table:table-cell office:value-type="float" office:value="0.273">
                <text:p>0.273</text:p>
              </table:table-cell>
              <table:table-cell office:value-type="float" office:value="0.2815">
                <text:p>0.2815</text:p>
              </table:table-cell>
              <table:table-cell office:value-type="float" office:value="0.2884">
                <text:p>0.2884</text:p>
              </table:table-cell>
              <table:table-cell office:value-type="float" office:value="0.2799">
                <text:p>0.2799</text:p>
              </table:table-cell>
              <table:table-cell office:value-type="float" office:value="0.2973">
                <text:p>0.2973</text:p>
              </table:table-cell>
              <table:table-cell office:value-type="float" office:value="0.2943">
                <text:p>0.2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0013">
                <text:p>0.0013</text:p>
              </table:table-cell>
              <table:table-cell office:value-type="float" office:value="0.0032">
                <text:p>0.0032</text:p>
              </table:table-cell>
              <table:table-cell office:value-type="float" office:value="0.0069">
                <text:p>0.0069</text:p>
              </table:table-cell>
              <table:table-cell office:value-type="float" office:value="0.0095">
                <text:p>0.0095</text:p>
              </table:table-cell>
              <table:table-cell office:value-type="float" office:value="0.0154">
                <text:p>0.0154</text:p>
              </table:table-cell>
              <table:table-cell office:value-type="float" office:value="0.0216">
                <text:p>0.0216</text:p>
              </table:table-cell>
              <table:table-cell office:value-type="float" office:value="0.0332">
                <text:p>0.0332</text:p>
              </table:table-cell>
              <table:table-cell office:value-type="float" office:value="0.0411">
                <text:p>0.0411</text:p>
              </table:table-cell>
              <table:table-cell office:value-type="float" office:value="0.0484">
                <text:p>0.0484</text:p>
              </table:table-cell>
              <table:table-cell office:value-type="float" office:value="0.0599">
                <text:p>0.0599</text:p>
              </table:table-cell>
              <table:table-cell office:value-type="float" office:value="0.0696">
                <text:p>0.0696</text:p>
              </table:table-cell>
              <table:table-cell office:value-type="float" office:value="0.081">
                <text:p>0.081</text:p>
              </table:table-cell>
              <table:table-cell office:value-type="float" office:value="0.0952">
                <text:p>0.0952</text:p>
              </table:table-cell>
              <table:table-cell office:value-type="float" office:value="0.0992">
                <text:p>0.0992</text:p>
              </table:table-cell>
              <table:table-cell office:value-type="float" office:value="0.1155">
                <text:p>0.1155</text:p>
              </table:table-cell>
              <table:table-cell office:value-type="float" office:value="0.1208">
                <text:p>0.1208</text:p>
              </table:table-cell>
              <table:table-cell office:value-type="float" office:value="0.1246">
                <text:p>0.1246</text:p>
              </table:table-cell>
              <table:table-cell office:value-type="float" office:value="0.1397">
                <text:p>0.1397</text:p>
              </table:table-cell>
              <table:table-cell office:value-type="float" office:value="0.1447">
                <text:p>0.1447</text:p>
              </table:table-cell>
              <table:table-cell office:value-type="float" office:value="0.1631">
                <text:p>0.1631</text:p>
              </table:table-cell>
              <table:table-cell office:value-type="float" office:value="0.1685">
                <text:p>0.1685</text:p>
              </table:table-cell>
              <table:table-cell office:value-type="float" office:value="0.1719">
                <text:p>0.1719</text:p>
              </table:table-cell>
              <table:table-cell office:value-type="float" office:value="0.1887">
                <text:p>0.1887</text:p>
              </table:table-cell>
              <table:table-cell office:value-type="float" office:value="0.1914">
                <text:p>0.1914</text:p>
              </table:table-cell>
              <table:table-cell office:value-type="float" office:value="0.1977">
                <text:p>0.1977</text:p>
              </table:table-cell>
              <table:table-cell office:value-type="float" office:value="0.2087">
                <text:p>0.2087</text:p>
              </table:table-cell>
              <table:table-cell office:value-type="float" office:value="0.2077">
                <text:p>0.2077</text:p>
              </table:table-cell>
              <table:table-cell office:value-type="float" office:value="0.2203">
                <text:p>0.2203</text:p>
              </table:table-cell>
              <table:table-cell office:value-type="float" office:value="0.2251">
                <text:p>0.2251</text:p>
              </table:table-cell>
              <table:table-cell office:value-type="float" office:value="0.234">
                <text:p>0.234</text:p>
              </table:table-cell>
              <table:table-cell office:value-type="float" office:value="0.241">
                <text:p>0.241</text:p>
              </table:table-cell>
              <table:table-cell office:value-type="float" office:value="0.2413">
                <text:p>0.2413</text:p>
              </table:table-cell>
              <table:table-cell office:value-type="float" office:value="0.2409">
                <text:p>0.2409</text:p>
              </table:table-cell>
              <table:table-cell office:value-type="float" office:value="0.2522">
                <text:p>0.2522</text:p>
              </table:table-cell>
              <table:table-cell office:value-type="float" office:value="0.2607">
                <text:p>0.2607</text:p>
              </table:table-cell>
              <table:table-cell office:value-type="float" office:value="0.2606">
                <text:p>0.2606</text:p>
              </table:table-cell>
              <table:table-cell office:value-type="float" office:value="0.2662">
                <text:p>0.2662</text:p>
              </table:table-cell>
              <table:table-cell office:value-type="float" office:value="0.2749">
                <text:p>0.2749</text:p>
              </table:table-cell>
              <table:table-cell office:value-type="float" office:value="0.2748">
                <text:p>0.2748</text:p>
              </table:table-cell>
              <table:table-cell office:value-type="float" office:value="0.2771">
                <text:p>0.2771</text:p>
              </table:table-cell>
              <table:table-cell office:value-type="float" office:value="0.2844">
                <text:p>0.2844</text:p>
              </table:table-cell>
              <table:table-cell office:value-type="float" office:value="0.2935">
                <text:p>0.29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06">
                <text:p>0.0006</text:p>
              </table:table-cell>
              <table:table-cell office:value-type="float" office:value="0.0016">
                <text:p>0.0016</text:p>
              </table:table-cell>
              <table:table-cell office:value-type="float" office:value="0.0048">
                <text:p>0.0048</text:p>
              </table:table-cell>
              <table:table-cell office:value-type="float" office:value="0.0074">
                <text:p>0.0074</text:p>
              </table:table-cell>
              <table:table-cell office:value-type="float" office:value="0.013">
                <text:p>0.013</text:p>
              </table:table-cell>
              <table:table-cell office:value-type="float" office:value="0.0227">
                <text:p>0.0227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452">
                <text:p>0.0452</text:p>
              </table:table-cell>
              <table:table-cell office:value-type="float" office:value="0.0486">
                <text:p>0.0486</text:p>
              </table:table-cell>
              <table:table-cell office:value-type="float" office:value="0.0679">
                <text:p>0.0679</text:p>
              </table:table-cell>
              <table:table-cell office:value-type="float" office:value="0.0718">
                <text:p>0.0718</text:p>
              </table:table-cell>
              <table:table-cell office:value-type="float" office:value="0.0843">
                <text:p>0.0843</text:p>
              </table:table-cell>
              <table:table-cell office:value-type="float" office:value="0.0946">
                <text:p>0.0946</text:p>
              </table:table-cell>
              <table:table-cell office:value-type="float" office:value="0.1072">
                <text:p>0.1072</text:p>
              </table:table-cell>
              <table:table-cell office:value-type="float" office:value="0.1169">
                <text:p>0.1169</text:p>
              </table:table-cell>
              <table:table-cell office:value-type="float" office:value="0.1194">
                <text:p>0.1194</text:p>
              </table:table-cell>
              <table:table-cell office:value-type="float" office:value="0.1387">
                <text:p>0.1387</text:p>
              </table:table-cell>
              <table:table-cell office:value-type="float" office:value="0.1448">
                <text:p>0.1448</text:p>
              </table:table-cell>
              <table:table-cell office:value-type="float" office:value="0.1609">
                <text:p>0.1609</text:p>
              </table:table-cell>
              <table:table-cell office:value-type="float" office:value="0.1634">
                <text:p>0.1634</text:p>
              </table:table-cell>
              <table:table-cell office:value-type="float" office:value="0.1741">
                <text:p>0.1741</text:p>
              </table:table-cell>
              <table:table-cell office:value-type="float" office:value="0.1804">
                <text:p>0.1804</text:p>
              </table:table-cell>
              <table:table-cell office:value-type="float" office:value="0.188">
                <text:p>0.188</text:p>
              </table:table-cell>
              <table:table-cell office:value-type="float" office:value="0.1942">
                <text:p>0.1942</text:p>
              </table:table-cell>
              <table:table-cell office:value-type="float" office:value="0.2014">
                <text:p>0.2014</text:p>
              </table:table-cell>
              <table:table-cell office:value-type="float" office:value="0.2127">
                <text:p>0.2127</text:p>
              </table:table-cell>
              <table:table-cell office:value-type="float" office:value="0.2147">
                <text:p>0.2147</text:p>
              </table:table-cell>
              <table:table-cell office:value-type="float" office:value="0.223">
                <text:p>0.223</text:p>
              </table:table-cell>
              <table:table-cell office:value-type="float" office:value="0.2263">
                <text:p>0.2263</text:p>
              </table:table-cell>
              <table:table-cell office:value-type="float" office:value="0.2268">
                <text:p>0.2268</text:p>
              </table:table-cell>
              <table:table-cell office:value-type="float" office:value="0.2473">
                <text:p>0.2473</text:p>
              </table:table-cell>
              <table:table-cell office:value-type="float" office:value="0.2441">
                <text:p>0.2441</text:p>
              </table:table-cell>
              <table:table-cell office:value-type="float" office:value="0.2504">
                <text:p>0.2504</text:p>
              </table:table-cell>
              <table:table-cell office:value-type="float" office:value="0.2583">
                <text:p>0.2583</text:p>
              </table:table-cell>
              <table:table-cell office:value-type="float" office:value="0.2618">
                <text:p>0.2618</text:p>
              </table:table-cell>
              <table:table-cell office:value-type="float" office:value="0.2606">
                <text:p>0.2606</text:p>
              </table:table-cell>
              <table:table-cell office:value-type="float" office:value="0.2678">
                <text:p>0.2678</text:p>
              </table:table-cell>
              <table:table-cell office:value-type="float" office:value="0.2753">
                <text:p>0.2753</text:p>
              </table:table-cell>
              <table:table-cell office:value-type="float" office:value="0.2811">
                <text:p>0.2811</text:p>
              </table:table-cell>
              <table:table-cell office:value-type="float" office:value="0.2851">
                <text:p>0.2851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023">
                <text:p>0.0023</text:p>
              </table:table-cell>
              <table:table-cell office:value-type="float" office:value="0.0039">
                <text:p>0.0039</text:p>
              </table:table-cell>
              <table:table-cell office:value-type="float" office:value="0.0065">
                <text:p>0.0065</text:p>
              </table:table-cell>
              <table:table-cell office:value-type="float" office:value="0.0106">
                <text:p>0.0106</text:p>
              </table:table-cell>
              <table:table-cell office:value-type="float" office:value="0.0159">
                <text:p>0.0159</text:p>
              </table:table-cell>
              <table:table-cell office:value-type="float" office:value="0.0239">
                <text:p>0.0239</text:p>
              </table:table-cell>
              <table:table-cell office:value-type="float" office:value="0.0299">
                <text:p>0.0299</text:p>
              </table:table-cell>
              <table:table-cell office:value-type="float" office:value="0.0389">
                <text:p>0.0389</text:p>
              </table:table-cell>
              <table:table-cell office:value-type="float" office:value="0.0498">
                <text:p>0.0498</text:p>
              </table:table-cell>
              <table:table-cell office:value-type="float" office:value="0.0596">
                <text:p>0.0596</text:p>
              </table:table-cell>
              <table:table-cell office:value-type="float" office:value="0.0732">
                <text:p>0.0732</text:p>
              </table:table-cell>
              <table:table-cell office:value-type="float" office:value="0.0766">
                <text:p>0.0766</text:p>
              </table:table-cell>
              <table:table-cell office:value-type="float" office:value="0.0868">
                <text:p>0.0868</text:p>
              </table:table-cell>
              <table:table-cell office:value-type="float" office:value="0.1007">
                <text:p>0.1007</text:p>
              </table:table-cell>
              <table:table-cell office:value-type="float" office:value="0.1048">
                <text:p>0.1048</text:p>
              </table:table-cell>
              <table:table-cell office:value-type="float" office:value="0.1209">
                <text:p>0.1209</text:p>
              </table:table-cell>
              <table:table-cell office:value-type="float" office:value="0.1245">
                <text:p>0.1245</text:p>
              </table:table-cell>
              <table:table-cell office:value-type="float" office:value="0.137">
                <text:p>0.137</text:p>
              </table:table-cell>
              <table:table-cell office:value-type="float" office:value="0.1465">
                <text:p>0.1465</text:p>
              </table:table-cell>
              <table:table-cell office:value-type="float" office:value="0.1567">
                <text:p>0.1567</text:p>
              </table:table-cell>
              <table:table-cell office:value-type="float" office:value="0.1637">
                <text:p>0.1637</text:p>
              </table:table-cell>
              <table:table-cell office:value-type="float" office:value="0.1769">
                <text:p>0.1769</text:p>
              </table:table-cell>
              <table:table-cell office:value-type="float" office:value="0.1807">
                <text:p>0.1807</text:p>
              </table:table-cell>
              <table:table-cell office:value-type="float" office:value="0.1828">
                <text:p>0.1828</text:p>
              </table:table-cell>
              <table:table-cell office:value-type="float" office:value="0.1916">
                <text:p>0.1916</text:p>
              </table:table-cell>
              <table:table-cell office:value-type="float" office:value="0.2007">
                <text:p>0.2007</text:p>
              </table:table-cell>
              <table:table-cell office:value-type="float" office:value="0.2076">
                <text:p>0.2076</text:p>
              </table:table-cell>
              <table:table-cell office:value-type="float" office:value="0.2128">
                <text:p>0.2128</text:p>
              </table:table-cell>
              <table:table-cell office:value-type="float" office:value="0.2254">
                <text:p>0.2254</text:p>
              </table:table-cell>
              <table:table-cell office:value-type="float" office:value="0.2268">
                <text:p>0.2268</text:p>
              </table:table-cell>
              <table:table-cell office:value-type="float" office:value="0.2317">
                <text:p>0.2317</text:p>
              </table:table-cell>
              <table:table-cell office:value-type="float" office:value="0.2418">
                <text:p>0.2418</text:p>
              </table:table-cell>
              <table:table-cell office:value-type="float" office:value="0.245">
                <text:p>0.245</text:p>
              </table:table-cell>
              <table:table-cell office:value-type="float" office:value="0.2582">
                <text:p>0.2582</text:p>
              </table:table-cell>
              <table:table-cell office:value-type="float" office:value="0.251">
                <text:p>0.251</text:p>
              </table:table-cell>
              <table:table-cell office:value-type="float" office:value="0.2547">
                <text:p>0.2547</text:p>
              </table:table-cell>
              <table:table-cell office:value-type="float" office:value="0.2673">
                <text:p>0.2673</text:p>
              </table:table-cell>
              <table:table-cell office:value-type="float" office:value="0.2663">
                <text:p>0.2663</text:p>
              </table:table-cell>
              <table:table-cell office:value-type="float" office:value="0.2743">
                <text:p>0.2743</text:p>
              </table:table-cell>
              <table:table-cell office:value-type="float" office:value="0.2765">
                <text:p>0.2765</text:p>
              </table:table-cell>
              <table:table-cell office:value-type="float" office:value="0.2751">
                <text:p>0.2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  <table:table-cell office:value-type="float" office:value="0.0016">
                <text:p>0.0016</text:p>
              </table:table-cell>
              <table:table-cell office:value-type="float" office:value="0.0041">
                <text:p>0.0041</text:p>
              </table:table-cell>
              <table:table-cell office:value-type="float" office:value="0.0073">
                <text:p>0.0073</text:p>
              </table:table-cell>
              <table:table-cell office:value-type="float" office:value="0.01">
                <text:p>0.01</text:p>
              </table:table-cell>
              <table:table-cell office:value-type="float" office:value="0.0198">
                <text:p>0.0198</text:p>
              </table:table-cell>
              <table:table-cell office:value-type="float" office:value="0.0243">
                <text:p>0.0243</text:p>
              </table:table-cell>
              <table:table-cell office:value-type="float" office:value="0.031">
                <text:p>0.031</text:p>
              </table:table-cell>
              <table:table-cell office:value-type="float" office:value="0.0356">
                <text:p>0.0356</text:p>
              </table:table-cell>
              <table:table-cell office:value-type="float" office:value="0.0473">
                <text:p>0.0473</text:p>
              </table:table-cell>
              <table:table-cell office:value-type="float" office:value="0.0533">
                <text:p>0.0533</text:p>
              </table:table-cell>
              <table:table-cell office:value-type="float" office:value="0.0655">
                <text:p>0.0655</text:p>
              </table:table-cell>
              <table:table-cell office:value-type="float" office:value="0.0743">
                <text:p>0.0743</text:p>
              </table:table-cell>
              <table:table-cell office:value-type="float" office:value="0.0823">
                <text:p>0.0823</text:p>
              </table:table-cell>
              <table:table-cell office:value-type="float" office:value="0.0986">
                <text:p>0.0986</text:p>
              </table:table-cell>
              <table:table-cell office:value-type="float" office:value="0.102">
                <text:p>0.102</text:p>
              </table:table-cell>
              <table:table-cell office:value-type="float" office:value="0.1174">
                <text:p>0.1174</text:p>
              </table:table-cell>
              <table:table-cell office:value-type="float" office:value="0.1253">
                <text:p>0.1253</text:p>
              </table:table-cell>
              <table:table-cell office:value-type="float" office:value="0.1275">
                <text:p>0.1275</text:p>
              </table:table-cell>
              <table:table-cell office:value-type="float" office:value="0.1457">
                <text:p>0.1457</text:p>
              </table:table-cell>
              <table:table-cell office:value-type="float" office:value="0.1497">
                <text:p>0.1497</text:p>
              </table:table-cell>
              <table:table-cell office:value-type="float" office:value="0.1585">
                <text:p>0.1585</text:p>
              </table:table-cell>
              <table:table-cell office:value-type="float" office:value="0.1632">
                <text:p>0.1632</text:p>
              </table:table-cell>
              <table:table-cell office:value-type="float" office:value="0.1712">
                <text:p>0.1712</text:p>
              </table:table-cell>
              <table:table-cell office:value-type="float" office:value="0.1843">
                <text:p>0.1843</text:p>
              </table:table-cell>
              <table:table-cell office:value-type="float" office:value="0.1921">
                <text:p>0.1921</text:p>
              </table:table-cell>
              <table:table-cell office:value-type="float" office:value="0.1902">
                <text:p>0.1902</text:p>
              </table:table-cell>
              <table:table-cell office:value-type="float" office:value="0.2041">
                <text:p>0.2041</text:p>
              </table:table-cell>
              <table:table-cell office:value-type="float" office:value="0.2109">
                <text:p>0.2109</text:p>
              </table:table-cell>
              <table:table-cell office:value-type="float" office:value="0.2092">
                <text:p>0.2092</text:p>
              </table:table-cell>
              <table:table-cell office:value-type="float" office:value="0.2224">
                <text:p>0.2224</text:p>
              </table:table-cell>
              <table:table-cell office:value-type="float" office:value="0.2264">
                <text:p>0.2264</text:p>
              </table:table-cell>
              <table:table-cell office:value-type="float" office:value="0.2322">
                <text:p>0.2322</text:p>
              </table:table-cell>
              <table:table-cell office:value-type="float" office:value="0.2396">
                <text:p>0.2396</text:p>
              </table:table-cell>
              <table:table-cell office:value-type="float" office:value="0.2382">
                <text:p>0.2382</text:p>
              </table:table-cell>
              <table:table-cell office:value-type="float" office:value="0.239">
                <text:p>0.239</text:p>
              </table:table-cell>
              <table:table-cell office:value-type="float" office:value="0.2569">
                <text:p>0.2569</text:p>
              </table:table-cell>
              <table:table-cell office:value-type="float" office:value="0.2637">
                <text:p>0.2637</text:p>
              </table:table-cell>
              <table:table-cell office:value-type="float" office:value="0.2568">
                <text:p>0.2568</text:p>
              </table:table-cell>
              <table:table-cell office:value-type="float" office:value="0.2652">
                <text:p>0.2652</text:p>
              </table:table-cell>
              <table:table-cell office:value-type="float" office:value="0.2692">
                <text:p>0.2692</text:p>
              </table:table-cell>
              <table:table-cell office:value-type="float" office:value="0.2729">
                <text:p>0.27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28">
                <text:p>0.0028</text:p>
              </table:table-cell>
              <table:table-cell office:value-type="float" office:value="0.0041">
                <text:p>0.0041</text:p>
              </table:table-cell>
              <table:table-cell office:value-type="float" office:value="0.0079">
                <text:p>0.0079</text:p>
              </table:table-cell>
              <table:table-cell office:value-type="float" office:value="0.0145">
                <text:p>0.0145</text:p>
              </table:table-cell>
              <table:table-cell office:value-type="float" office:value="0.0191">
                <text:p>0.0191</text:p>
              </table:table-cell>
              <table:table-cell office:value-type="float" office:value="0.0297">
                <text:p>0.0297</text:p>
              </table:table-cell>
              <table:table-cell office:value-type="float" office:value="0.0347">
                <text:p>0.0347</text:p>
              </table:table-cell>
              <table:table-cell office:value-type="float" office:value="0.0452">
                <text:p>0.0452</text:p>
              </table:table-cell>
              <table:table-cell office:value-type="float" office:value="0.0527">
                <text:p>0.0527</text:p>
              </table:table-cell>
              <table:table-cell office:value-type="float" office:value="0.0626">
                <text:p>0.0626</text:p>
              </table:table-cell>
              <table:table-cell office:value-type="float" office:value="0.0771">
                <text:p>0.0771</text:p>
              </table:table-cell>
              <table:table-cell office:value-type="float" office:value="0.0746">
                <text:p>0.0746</text:p>
              </table:table-cell>
              <table:table-cell office:value-type="float" office:value="0.0894">
                <text:p>0.0894</text:p>
              </table:table-cell>
              <table:table-cell office:value-type="float" office:value="0.0983">
                <text:p>0.0983</text:p>
              </table:table-cell>
              <table:table-cell office:value-type="float" office:value="0.0992">
                <text:p>0.0992</text:p>
              </table:table-cell>
              <table:table-cell office:value-type="float" office:value="0.1182">
                <text:p>0.1182</text:p>
              </table:table-cell>
              <table:table-cell office:value-type="float" office:value="0.1214">
                <text:p>0.1214</text:p>
              </table:table-cell>
              <table:table-cell office:value-type="float" office:value="0.1405">
                <text:p>0.1405</text:p>
              </table:table-cell>
              <table:table-cell office:value-type="float" office:value="0.1437">
                <text:p>0.1437</text:p>
              </table:table-cell>
              <table:table-cell office:value-type="float" office:value="0.1562">
                <text:p>0.1562</text:p>
              </table:table-cell>
              <table:table-cell office:value-type="float" office:value="0.1612">
                <text:p>0.1612</text:p>
              </table:table-cell>
              <table:table-cell office:value-type="float" office:value="0.1686">
                <text:p>0.1686</text:p>
              </table:table-cell>
              <table:table-cell office:value-type="float" office:value="0.1763">
                <text:p>0.1763</text:p>
              </table:table-cell>
              <table:table-cell office:value-type="float" office:value="0.1832">
                <text:p>0.1832</text:p>
              </table:table-cell>
              <table:table-cell office:value-type="float" office:value="0.1881">
                <text:p>0.1881</text:p>
              </table:table-cell>
              <table:table-cell office:value-type="float" office:value="0.2031">
                <text:p>0.2031</text:p>
              </table:table-cell>
              <table:table-cell office:value-type="float" office:value="0.194">
                <text:p>0.194</text:p>
              </table:table-cell>
              <table:table-cell office:value-type="float" office:value="0.2144">
                <text:p>0.2144</text:p>
              </table:table-cell>
              <table:table-cell office:value-type="float" office:value="0.2209">
                <text:p>0.2209</text:p>
              </table:table-cell>
              <table:table-cell office:value-type="float" office:value="0.2202">
                <text:p>0.2202</text:p>
              </table:table-cell>
              <table:table-cell office:value-type="float" office:value="0.2272">
                <text:p>0.2272</text:p>
              </table:table-cell>
              <table:table-cell office:value-type="float" office:value="0.2326">
                <text:p>0.2326</text:p>
              </table:table-cell>
              <table:table-cell office:value-type="float" office:value="0.2347">
                <text:p>0.2347</text:p>
              </table:table-cell>
              <table:table-cell office:value-type="float" office:value="0.2437">
                <text:p>0.2437</text:p>
              </table:table-cell>
              <table:table-cell office:value-type="float" office:value="0.2407">
                <text:p>0.2407</text:p>
              </table:table-cell>
              <table:table-cell office:value-type="float" office:value="0.2548">
                <text:p>0.2548</text:p>
              </table:table-cell>
              <table:table-cell office:value-type="float" office:value="0.255">
                <text:p>0.255</text:p>
              </table:table-cell>
              <table:table-cell office:value-type="float" office:value="0.2572">
                <text:p>0.2572</text:p>
              </table:table-cell>
              <table:table-cell office:value-type="float" office:value="0.2587">
                <text:p>0.2587</text:p>
              </table:table-cell>
              <table:table-cell office:value-type="float" office:value="0.2683">
                <text:p>0.26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38">
                <text:p>0.0038</text:p>
              </table:table-cell>
              <table:table-cell office:value-type="float" office:value="0.0103">
                <text:p>0.0103</text:p>
              </table:table-cell>
              <table:table-cell office:value-type="float" office:value="0.0112">
                <text:p>0.0112</text:p>
              </table:table-cell>
              <table:table-cell office:value-type="float" office:value="0.0165">
                <text:p>0.0165</text:p>
              </table:table-cell>
              <table:table-cell office:value-type="float" office:value="0.0245">
                <text:p>0.0245</text:p>
              </table:table-cell>
              <table:table-cell office:value-type="float" office:value="0.0348">
                <text:p>0.0348</text:p>
              </table:table-cell>
              <table:table-cell office:value-type="float" office:value="0.0432">
                <text:p>0.0432</text:p>
              </table:table-cell>
              <table:table-cell office:value-type="float" office:value="0.0481">
                <text:p>0.0481</text:p>
              </table:table-cell>
              <table:table-cell office:value-type="float" office:value="0.0564">
                <text:p>0.0564</text:p>
              </table:table-cell>
              <table:table-cell office:value-type="float" office:value="0.0651">
                <text:p>0.0651</text:p>
              </table:table-cell>
              <table:table-cell office:value-type="float" office:value="0.079">
                <text:p>0.079</text:p>
              </table:table-cell>
              <table:table-cell office:value-type="float" office:value="0.0841">
                <text:p>0.0841</text:p>
              </table:table-cell>
              <table:table-cell office:value-type="float" office:value="0.0975">
                <text:p>0.0975</text:p>
              </table:table-cell>
              <table:table-cell office:value-type="float" office:value="0.1061">
                <text:p>0.1061</text:p>
              </table:table-cell>
              <table:table-cell office:value-type="float" office:value="0.1197">
                <text:p>0.1197</text:p>
              </table:table-cell>
              <table:table-cell office:value-type="float" office:value="0.1141">
                <text:p>0.1141</text:p>
              </table:table-cell>
              <table:table-cell office:value-type="float" office:value="0.1243">
                <text:p>0.1243</text:p>
              </table:table-cell>
              <table:table-cell office:value-type="float" office:value="0.1366">
                <text:p>0.1366</text:p>
              </table:table-cell>
              <table:table-cell office:value-type="float" office:value="0.1436">
                <text:p>0.1436</text:p>
              </table:table-cell>
              <table:table-cell office:value-type="float" office:value="0.1531">
                <text:p>0.1531</text:p>
              </table:table-cell>
              <table:table-cell office:value-type="float" office:value="0.157">
                <text:p>0.157</text:p>
              </table:table-cell>
              <table:table-cell office:value-type="float" office:value="0.1712">
                <text:p>0.1712</text:p>
              </table:table-cell>
              <table:table-cell office:value-type="float" office:value="0.1765">
                <text:p>0.1765</text:p>
              </table:table-cell>
              <table:table-cell office:value-type="float" office:value="0.1849">
                <text:p>0.1849</text:p>
              </table:table-cell>
              <table:table-cell office:value-type="float" office:value="0.1957">
                <text:p>0.1957</text:p>
              </table:table-cell>
              <table:table-cell office:value-type="float" office:value="0.1967">
                <text:p>0.1967</text:p>
              </table:table-cell>
              <table:table-cell office:value-type="float" office:value="0.2048">
                <text:p>0.2048</text:p>
              </table:table-cell>
              <table:table-cell office:value-type="float" office:value="0.2084">
                <text:p>0.2084</text:p>
              </table:table-cell>
              <table:table-cell office:value-type="float" office:value="0.2186">
                <text:p>0.2186</text:p>
              </table:table-cell>
              <table:table-cell office:value-type="float" office:value="0.227">
                <text:p>0.227</text:p>
              </table:table-cell>
              <table:table-cell office:value-type="float" office:value="0.2297">
                <text:p>0.2297</text:p>
              </table:table-cell>
              <table:table-cell office:value-type="float" office:value="0.2433">
                <text:p>0.2433</text:p>
              </table:table-cell>
              <table:table-cell office:value-type="float" office:value="0.2362">
                <text:p>0.2362</text:p>
              </table:table-cell>
              <table:table-cell office:value-type="float" office:value="0.253">
                <text:p>0.253</text:p>
              </table:table-cell>
              <table:table-cell office:value-type="float" office:value="0.2451">
                <text:p>0.2451</text:p>
              </table:table-cell>
              <table:table-cell office:value-type="float" office:value="0.2505">
                <text:p>0.2505</text:p>
              </table:table-cell>
              <table:table-cell office:value-type="float" office:value="0.2583">
                <text:p>0.2583</text:p>
              </table:table-cell>
              <table:table-cell office:value-type="float" office:value="0.258">
                <text:p>0.258</text:p>
              </table:table-cell>
              <table:table-cell office:value-type="float" office:value="0.2645">
                <text:p>0.2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8">
                <text:p>0.0008</text:p>
              </table:table-cell>
              <table:table-cell office:value-type="float" office:value="0.0015">
                <text:p>0.0015</text:p>
              </table:table-cell>
              <table:table-cell office:value-type="float" office:value="0.0031">
                <text:p>0.0031</text:p>
              </table:table-cell>
              <table:table-cell office:value-type="float" office:value="0.0072">
                <text:p>0.0072</text:p>
              </table:table-cell>
              <table:table-cell office:value-type="float" office:value="0.011">
                <text:p>0.011</text:p>
              </table:table-cell>
              <table:table-cell office:value-type="float" office:value="0.0148">
                <text:p>0.0148</text:p>
              </table:table-cell>
              <table:table-cell office:value-type="float" office:value="0.0239">
                <text:p>0.0239</text:p>
              </table:table-cell>
              <table:table-cell office:value-type="float" office:value="0.0283">
                <text:p>0.0283</text:p>
              </table:table-cell>
              <table:table-cell office:value-type="float" office:value="0.0352">
                <text:p>0.0352</text:p>
              </table:table-cell>
              <table:table-cell office:value-type="float" office:value="0.0475">
                <text:p>0.0475</text:p>
              </table:table-cell>
              <table:table-cell office:value-type="float" office:value="0.0561">
                <text:p>0.0561</text:p>
              </table:table-cell>
              <table:table-cell office:value-type="float" office:value="0.0644">
                <text:p>0.0644</text:p>
              </table:table-cell>
              <table:table-cell office:value-type="float" office:value="0.0726">
                <text:p>0.0726</text:p>
              </table:table-cell>
              <table:table-cell office:value-type="float" office:value="0.0795">
                <text:p>0.0795</text:p>
              </table:table-cell>
              <table:table-cell office:value-type="float" office:value="0.0909">
                <text:p>0.0909</text:p>
              </table:table-cell>
              <table:table-cell office:value-type="float" office:value="0.1042">
                <text:p>0.1042</text:p>
              </table:table-cell>
              <table:table-cell office:value-type="float" office:value="0.1041">
                <text:p>0.1041</text:p>
              </table:table-cell>
              <table:table-cell office:value-type="float" office:value="0.1184">
                <text:p>0.1184</text:p>
              </table:table-cell>
              <table:table-cell office:value-type="float" office:value="0.1267">
                <text:p>0.1267</text:p>
              </table:table-cell>
              <table:table-cell office:value-type="float" office:value="0.1329">
                <text:p>0.1329</text:p>
              </table:table-cell>
              <table:table-cell office:value-type="float" office:value="0.1488">
                <text:p>0.1488</text:p>
              </table:table-cell>
              <table:table-cell office:value-type="float" office:value="0.1567">
                <text:p>0.1567</text:p>
              </table:table-cell>
              <table:table-cell office:value-type="float" office:value="0.1554">
                <text:p>0.1554</text:p>
              </table:table-cell>
              <table:table-cell office:value-type="float" office:value="0.1666">
                <text:p>0.1666</text:p>
              </table:table-cell>
              <table:table-cell office:value-type="float" office:value="0.1678">
                <text:p>0.1678</text:p>
              </table:table-cell>
              <table:table-cell office:value-type="float" office:value="0.178">
                <text:p>0.178</text:p>
              </table:table-cell>
              <table:table-cell office:value-type="float" office:value="0.1986">
                <text:p>0.1986</text:p>
              </table:table-cell>
              <table:table-cell office:value-type="float" office:value="0.1906">
                <text:p>0.1906</text:p>
              </table:table-cell>
              <table:table-cell office:value-type="float" office:value="0.2021">
                <text:p>0.2021</text:p>
              </table:table-cell>
              <table:table-cell office:value-type="float" office:value="0.2116">
                <text:p>0.2116</text:p>
              </table:table-cell>
              <table:table-cell office:value-type="float" office:value="0.206">
                <text:p>0.206</text:p>
              </table:table-cell>
              <table:table-cell office:value-type="float" office:value="0.2187">
                <text:p>0.2187</text:p>
              </table:table-cell>
              <table:table-cell office:value-type="float" office:value="0.2308">
                <text:p>0.2308</text:p>
              </table:table-cell>
              <table:table-cell office:value-type="float" office:value="0.2332">
                <text:p>0.2332</text:p>
              </table:table-cell>
              <table:table-cell office:value-type="float" office:value="0.2352">
                <text:p>0.2352</text:p>
              </table:table-cell>
              <table:table-cell office:value-type="float" office:value="0.2342">
                <text:p>0.2342</text:p>
              </table:table-cell>
              <table:table-cell office:value-type="float" office:value="0.2447">
                <text:p>0.2447</text:p>
              </table:table-cell>
              <table:table-cell office:value-type="float" office:value="0.2449">
                <text:p>0.2449</text:p>
              </table:table-cell>
              <table:table-cell office:value-type="float" office:value="0.2522">
                <text:p>0.2522</text:p>
              </table:table-cell>
              <table:table-cell office:value-type="float" office:value="0.2578">
                <text:p>0.2578</text:p>
              </table:table-cell>
              <table:table-cell office:value-type="float" office:value="0.2653">
                <text:p>0.2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016">
                <text:p>0.0016</text:p>
              </table:table-cell>
              <table:table-cell office:value-type="float" office:value="0.0037">
                <text:p>0.0037</text:p>
              </table:table-cell>
              <table:table-cell office:value-type="float" office:value="0.005">
                <text:p>0.005</text:p>
              </table:table-cell>
              <table:table-cell office:value-type="float" office:value="0.0098">
                <text:p>0.0098</text:p>
              </table:table-cell>
              <table:table-cell office:value-type="float" office:value="0.0132">
                <text:p>0.0132</text:p>
              </table:table-cell>
              <table:table-cell office:value-type="float" office:value="0.0218">
                <text:p>0.0218</text:p>
              </table:table-cell>
              <table:table-cell office:value-type="float" office:value="0.0269">
                <text:p>0.0269</text:p>
              </table:table-cell>
              <table:table-cell office:value-type="float" office:value="0.0379">
                <text:p>0.0379</text:p>
              </table:table-cell>
              <table:table-cell office:value-type="float" office:value="0.0416">
                <text:p>0.0416</text:p>
              </table:table-cell>
              <table:table-cell office:value-type="float" office:value="0.0534">
                <text:p>0.0534</text:p>
              </table:table-cell>
              <table:table-cell office:value-type="float" office:value="0.0604">
                <text:p>0.0604</text:p>
              </table:table-cell>
              <table:table-cell office:value-type="float" office:value="0.0699">
                <text:p>0.0699</text:p>
              </table:table-cell>
              <table:table-cell office:value-type="float" office:value="0.0773">
                <text:p>0.0773</text:p>
              </table:table-cell>
              <table:table-cell office:value-type="float" office:value="0.0852">
                <text:p>0.0852</text:p>
              </table:table-cell>
              <table:table-cell office:value-type="float" office:value="0.091">
                <text:p>0.091</text:p>
              </table:table-cell>
              <table:table-cell office:value-type="float" office:value="0.0969">
                <text:p>0.0969</text:p>
              </table:table-cell>
              <table:table-cell office:value-type="float" office:value="0.1096">
                <text:p>0.1096</text:p>
              </table:table-cell>
              <table:table-cell office:value-type="float" office:value="0.1164">
                <text:p>0.1164</text:p>
              </table:table-cell>
              <table:table-cell office:value-type="float" office:value="0.1366">
                <text:p>0.1366</text:p>
              </table:table-cell>
              <table:table-cell office:value-type="float" office:value="0.1398">
                <text:p>0.1398</text:p>
              </table:table-cell>
              <table:table-cell office:value-type="float" office:value="0.153">
                <text:p>0.153</text:p>
              </table:table-cell>
              <table:table-cell office:value-type="float" office:value="0.1502">
                <text:p>0.1502</text:p>
              </table:table-cell>
              <table:table-cell office:value-type="float" office:value="0.1616">
                <text:p>0.1616</text:p>
              </table:table-cell>
              <table:table-cell office:value-type="float" office:value="0.1682">
                <text:p>0.1682</text:p>
              </table:table-cell>
              <table:table-cell office:value-type="float" office:value="0.1752">
                <text:p>0.1752</text:p>
              </table:table-cell>
              <table:table-cell office:value-type="float" office:value="0.1804">
                <text:p>0.1804</text:p>
              </table:table-cell>
              <table:table-cell office:value-type="float" office:value="0.1878">
                <text:p>0.1878</text:p>
              </table:table-cell>
              <table:table-cell office:value-type="float" office:value="0.1955">
                <text:p>0.1955</text:p>
              </table:table-cell>
              <table:table-cell office:value-type="float" office:value="0.2023">
                <text:p>0.2023</text:p>
              </table:table-cell>
              <table:table-cell office:value-type="float" office:value="0.201">
                <text:p>0.201</text:p>
              </table:table-cell>
              <table:table-cell office:value-type="float" office:value="0.2057">
                <text:p>0.2057</text:p>
              </table:table-cell>
              <table:table-cell office:value-type="float" office:value="0.221">
                <text:p>0.221</text:p>
              </table:table-cell>
              <table:table-cell office:value-type="float" office:value="0.2245">
                <text:p>0.2245</text:p>
              </table:table-cell>
              <table:table-cell office:value-type="float" office:value="0.2279">
                <text:p>0.2279</text:p>
              </table:table-cell>
              <table:table-cell office:value-type="float" office:value="0.2331">
                <text:p>0.2331</text:p>
              </table:table-cell>
              <table:table-cell office:value-type="float" office:value="0.2397">
                <text:p>0.2397</text:p>
              </table:table-cell>
              <table:table-cell office:value-type="float" office:value="0.2441">
                <text:p>0.2441</text:p>
              </table:table-cell>
              <table:table-cell office:value-type="float" office:value="0.256">
                <text:p>0.256</text:p>
              </table:table-cell>
              <table:table-cell office:value-type="float" office:value="0.259">
                <text:p>0.259</text:p>
              </table:table-cell>
              <table:table-cell office:value-type="float" office:value="0.2588">
                <text:p>0.2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5">
                <text:p>0.0005</text:p>
              </table:table-cell>
              <table:table-cell office:value-type="float" office:value="0.0012">
                <text:p>0.0012</text:p>
              </table:table-cell>
              <table:table-cell office:value-type="float" office:value="0.0023">
                <text:p>0.0023</text:p>
              </table:table-cell>
              <table:table-cell office:value-type="float" office:value="0.0052">
                <text:p>0.0052</text:p>
              </table:table-cell>
              <table:table-cell office:value-type="float" office:value="0.0088">
                <text:p>0.0088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259">
                <text:p>0.0259</text:p>
              </table:table-cell>
              <table:table-cell office:value-type="float" office:value="0.0322">
                <text:p>0.0322</text:p>
              </table:table-cell>
              <table:table-cell office:value-type="float" office:value="0.0376">
                <text:p>0.0376</text:p>
              </table:table-cell>
              <table:table-cell office:value-type="float" office:value="0.05">
                <text:p>0.05</text:p>
              </table:table-cell>
              <table:table-cell office:value-type="float" office:value="0.0578">
                <text:p>0.0578</text:p>
              </table:table-cell>
              <table:table-cell office:value-type="float" office:value="0.0603">
                <text:p>0.0603</text:p>
              </table:table-cell>
              <table:table-cell office:value-type="float" office:value="0.0773">
                <text:p>0.0773</text:p>
              </table:table-cell>
              <table:table-cell office:value-type="float" office:value="0.0799">
                <text:p>0.0799</text:p>
              </table:table-cell>
              <table:table-cell office:value-type="float" office:value="0.0895">
                <text:p>0.0895</text:p>
              </table:table-cell>
              <table:table-cell office:value-type="float" office:value="0.1015">
                <text:p>0.1015</text:p>
              </table:table-cell>
              <table:table-cell office:value-type="float" office:value="0.0995">
                <text:p>0.0995</text:p>
              </table:table-cell>
              <table:table-cell office:value-type="float" office:value="0.1118">
                <text:p>0.1118</text:p>
              </table:table-cell>
              <table:table-cell office:value-type="float" office:value="0.1215">
                <text:p>0.1215</text:p>
              </table:table-cell>
              <table:table-cell office:value-type="float" office:value="0.1287">
                <text:p>0.1287</text:p>
              </table:table-cell>
              <table:table-cell office:value-type="float" office:value="0.1411">
                <text:p>0.1411</text:p>
              </table:table-cell>
              <table:table-cell office:value-type="float" office:value="0.1444">
                <text:p>0.1444</text:p>
              </table:table-cell>
              <table:table-cell office:value-type="float" office:value="0.16">
                <text:p>0.16</text:p>
              </table:table-cell>
              <table:table-cell office:value-type="float" office:value="0.1616">
                <text:p>0.1616</text:p>
              </table:table-cell>
              <table:table-cell office:value-type="float" office:value="0.1766">
                <text:p>0.1766</text:p>
              </table:table-cell>
              <table:table-cell office:value-type="float" office:value="0.1728">
                <text:p>0.1728</text:p>
              </table:table-cell>
              <table:table-cell office:value-type="float" office:value="0.1781">
                <text:p>0.1781</text:p>
              </table:table-cell>
              <table:table-cell office:value-type="float" office:value="0.1966">
                <text:p>0.1966</text:p>
              </table:table-cell>
              <table:table-cell office:value-type="float" office:value="0.1899">
                <text:p>0.1899</text:p>
              </table:table-cell>
              <table:table-cell office:value-type="float" office:value="0.2026">
                <text:p>0.2026</text:p>
              </table:table-cell>
              <table:table-cell office:value-type="float" office:value="0.2032">
                <text:p>0.2032</text:p>
              </table:table-cell>
              <table:table-cell office:value-type="float" office:value="0.2155">
                <text:p>0.2155</text:p>
              </table:table-cell>
              <table:table-cell office:value-type="float" office:value="0.2176">
                <text:p>0.2176</text:p>
              </table:table-cell>
              <table:table-cell office:value-type="float" office:value="0.2229">
                <text:p>0.2229</text:p>
              </table:table-cell>
              <table:table-cell office:value-type="float" office:value="0.2362">
                <text:p>0.2362</text:p>
              </table:table-cell>
              <table:table-cell office:value-type="float" office:value="0.2385">
                <text:p>0.2385</text:p>
              </table:table-cell>
              <table:table-cell office:value-type="float" office:value="0.2412">
                <text:p>0.2412</text:p>
              </table:table-cell>
              <table:table-cell office:value-type="float" office:value="0.2465">
                <text:p>0.2465</text:p>
              </table:table-cell>
              <table:table-cell office:value-type="float" office:value="0.2525">
                <text:p>0.2525</text:p>
              </table:table-cell>
              <table:table-cell office:value-type="float" office:value="0.2548">
                <text:p>0.2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0011">
                <text:p>0.0011</text:p>
              </table:table-cell>
              <table:table-cell office:value-type="float" office:value="0.0024">
                <text:p>0.0024</text:p>
              </table:table-cell>
              <table:table-cell office:value-type="float" office:value="0.0037">
                <text:p>0.0037</text:p>
              </table:table-cell>
              <table:table-cell office:value-type="float" office:value="0.0061">
                <text:p>0.0061</text:p>
              </table:table-cell>
              <table:table-cell office:value-type="float" office:value="0.0125">
                <text:p>0.0125</text:p>
              </table:table-cell>
              <table:table-cell office:value-type="float" office:value="0.0158">
                <text:p>0.0158</text:p>
              </table:table-cell>
              <table:table-cell office:value-type="float" office:value="0.0246">
                <text:p>0.0246</text:p>
              </table:table-cell>
              <table:table-cell office:value-type="float" office:value="0.0292">
                <text:p>0.0292</text:p>
              </table:table-cell>
              <table:table-cell office:value-type="float" office:value="0.041">
                <text:p>0.041</text:p>
              </table:table-cell>
              <table:table-cell office:value-type="float" office:value="0.0419">
                <text:p>0.0419</text:p>
              </table:table-cell>
              <table:table-cell office:value-type="float" office:value="0.0531">
                <text:p>0.0531</text:p>
              </table:table-cell>
              <table:table-cell office:value-type="float" office:value="0.0574">
                <text:p>0.0574</text:p>
              </table:table-cell>
              <table:table-cell office:value-type="float" office:value="0.0665">
                <text:p>0.0665</text:p>
              </table:table-cell>
              <table:table-cell office:value-type="float" office:value="0.0762">
                <text:p>0.0762</text:p>
              </table:table-cell>
              <table:table-cell office:value-type="float" office:value="0.0865">
                <text:p>0.0865</text:p>
              </table:table-cell>
              <table:table-cell office:value-type="float" office:value="0.0961">
                <text:p>0.0961</text:p>
              </table:table-cell>
              <table:table-cell office:value-type="float" office:value="0.1042">
                <text:p>0.1042</text:p>
              </table:table-cell>
              <table:table-cell office:value-type="float" office:value="0.1063">
                <text:p>0.1063</text:p>
              </table:table-cell>
              <table:table-cell office:value-type="float" office:value="0.1212">
                <text:p>0.1212</text:p>
              </table:table-cell>
              <table:table-cell office:value-type="float" office:value="0.1289">
                <text:p>0.1289</text:p>
              </table:table-cell>
              <table:table-cell office:value-type="float" office:value="0.134">
                <text:p>0.134</text:p>
              </table:table-cell>
              <table:table-cell office:value-type="float" office:value="0.147">
                <text:p>0.147</text:p>
              </table:table-cell>
              <table:table-cell office:value-type="float" office:value="0.1559">
                <text:p>0.1559</text:p>
              </table:table-cell>
              <table:table-cell office:value-type="float" office:value="0.1612">
                <text:p>0.1612</text:p>
              </table:table-cell>
              <table:table-cell office:value-type="float" office:value="0.164">
                <text:p>0.164</text:p>
              </table:table-cell>
              <table:table-cell office:value-type="float" office:value="0.1786">
                <text:p>0.1786</text:p>
              </table:table-cell>
              <table:table-cell office:value-type="float" office:value="0.1855">
                <text:p>0.1855</text:p>
              </table:table-cell>
              <table:table-cell office:value-type="float" office:value="0.1796">
                <text:p>0.1796</text:p>
              </table:table-cell>
              <table:table-cell office:value-type="float" office:value="0.1901">
                <text:p>0.1901</text:p>
              </table:table-cell>
              <table:table-cell office:value-type="float" office:value="0.1974">
                <text:p>0.1974</text:p>
              </table:table-cell>
              <table:table-cell office:value-type="float" office:value="0.2059">
                <text:p>0.2059</text:p>
              </table:table-cell>
              <table:table-cell office:value-type="float" office:value="0.2075">
                <text:p>0.2075</text:p>
              </table:table-cell>
              <table:table-cell office:value-type="float" office:value="0.2063">
                <text:p>0.2063</text:p>
              </table:table-cell>
              <table:table-cell office:value-type="float" office:value="0.2168">
                <text:p>0.2168</text:p>
              </table:table-cell>
              <table:table-cell office:value-type="float" office:value="0.2311">
                <text:p>0.2311</text:p>
              </table:table-cell>
              <table:table-cell office:value-type="float" office:value="0.2334">
                <text:p>0.2334</text:p>
              </table:table-cell>
              <table:table-cell office:value-type="float" office:value="0.2342">
                <text:p>0.2342</text:p>
              </table:table-cell>
              <table:table-cell office:value-type="float" office:value="0.2406">
                <text:p>0.2406</text:p>
              </table:table-cell>
              <table:table-cell office:value-type="float" office:value="0.2515">
                <text:p>0.2515</text:p>
              </table:table-cell>
              <table:table-cell office:value-type="float" office:value="0.2472">
                <text:p>0.2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4">
                <text:p>0.0004</text:p>
              </table:table-cell>
              <table:table-cell office:value-type="float" office:value="0.0009">
                <text:p>0.0009</text:p>
              </table:table-cell>
              <table:table-cell office:value-type="float" office:value="0.0014">
                <text:p>0.0014</text:p>
              </table:table-cell>
              <table:table-cell office:value-type="float" office:value="0.0044">
                <text:p>0.0044</text:p>
              </table:table-cell>
              <table:table-cell office:value-type="float" office:value="0.0067">
                <text:p>0.0067</text:p>
              </table:table-cell>
              <table:table-cell office:value-type="float" office:value="0.011">
                <text:p>0.011</text:p>
              </table:table-cell>
              <table:table-cell office:value-type="float" office:value="0.0144">
                <text:p>0.0144</text:p>
              </table:table-cell>
              <table:table-cell office:value-type="float" office:value="0.0214">
                <text:p>0.0214</text:p>
              </table:table-cell>
              <table:table-cell office:value-type="float" office:value="0.0237">
                <text:p>0.0237</text:p>
              </table:table-cell>
              <table:table-cell office:value-type="float" office:value="0.0341">
                <text:p>0.0341</text:p>
              </table:table-cell>
              <table:table-cell office:value-type="float" office:value="0.0412">
                <text:p>0.0412</text:p>
              </table:table-cell>
              <table:table-cell office:value-type="float" office:value="0.0489">
                <text:p>0.0489</text:p>
              </table:table-cell>
              <table:table-cell office:value-type="float" office:value="0.0642">
                <text:p>0.0642</text:p>
              </table:table-cell>
              <table:table-cell office:value-type="float" office:value="0.0602">
                <text:p>0.0602</text:p>
              </table:table-cell>
              <table:table-cell office:value-type="float" office:value="0.067">
                <text:p>0.067</text:p>
              </table:table-cell>
              <table:table-cell office:value-type="float" office:value="0.0815">
                <text:p>0.0815</text:p>
              </table:table-cell>
              <table:table-cell office:value-type="float" office:value="0.09">
                <text:p>0.09</text:p>
              </table:table-cell>
              <table:table-cell office:value-type="float" office:value="0.0975">
                <text:p>0.0975</text:p>
              </table:table-cell>
              <table:table-cell office:value-type="float" office:value="0.1097">
                <text:p>0.1097</text:p>
              </table:table-cell>
              <table:table-cell office:value-type="float" office:value="0.1162">
                <text:p>0.1162</text:p>
              </table:table-cell>
              <table:table-cell office:value-type="float" office:value="0.1193">
                <text:p>0.1193</text:p>
              </table:table-cell>
              <table:table-cell office:value-type="float" office:value="0.1261">
                <text:p>0.1261</text:p>
              </table:table-cell>
              <table:table-cell office:value-type="float" office:value="0.1343">
                <text:p>0.1343</text:p>
              </table:table-cell>
              <table:table-cell office:value-type="float" office:value="0.1436">
                <text:p>0.1436</text:p>
              </table:table-cell>
              <table:table-cell office:value-type="float" office:value="0.1529">
                <text:p>0.1529</text:p>
              </table:table-cell>
              <table:table-cell office:value-type="float" office:value="0.1576">
                <text:p>0.1576</text:p>
              </table:table-cell>
              <table:table-cell office:value-type="float" office:value="0.1632">
                <text:p>0.1632</text:p>
              </table:table-cell>
              <table:table-cell office:value-type="float" office:value="0.1807">
                <text:p>0.1807</text:p>
              </table:table-cell>
              <table:table-cell office:value-type="float" office:value="0.1844">
                <text:p>0.1844</text:p>
              </table:table-cell>
              <table:table-cell office:value-type="float" office:value="0.1895">
                <text:p>0.1895</text:p>
              </table:table-cell>
              <table:table-cell office:value-type="float" office:value="0.1948">
                <text:p>0.1948</text:p>
              </table:table-cell>
              <table:table-cell office:value-type="float" office:value="0.2055">
                <text:p>0.2055</text:p>
              </table:table-cell>
              <table:table-cell office:value-type="float" office:value="0.2033">
                <text:p>0.2033</text:p>
              </table:table-cell>
              <table:table-cell office:value-type="float" office:value="0.2098">
                <text:p>0.2098</text:p>
              </table:table-cell>
              <table:table-cell office:value-type="float" office:value="0.2146">
                <text:p>0.2146</text:p>
              </table:table-cell>
              <table:table-cell office:value-type="float" office:value="0.2219">
                <text:p>0.2219</text:p>
              </table:table-cell>
              <table:table-cell office:value-type="float" office:value="0.2297">
                <text:p>0.2297</text:p>
              </table:table-cell>
              <table:table-cell office:value-type="float" office:value="0.2401">
                <text:p>0.2401</text:p>
              </table:table-cell>
              <table:table-cell office:value-type="float" office:value="0.2401">
                <text:p>0.2401</text:p>
              </table:table-cell>
              <table:table-cell office:value-type="float" office:value="0.2378">
                <text:p>0.2378</text:p>
              </table:table-cell>
              <table:table-cell office:value-type="float" office:value="0.2475">
                <text:p>0.2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9">
                <text:p>0.0009</text:p>
              </table:table-cell>
              <table:table-cell office:value-type="float" office:value="0.0022">
                <text:p>0.0022</text:p>
              </table:table-cell>
              <table:table-cell office:value-type="float" office:value="0.0027">
                <text:p>0.0027</text:p>
              </table:table-cell>
              <table:table-cell office:value-type="float" office:value="0.005">
                <text:p>0.005</text:p>
              </table:table-cell>
              <table:table-cell office:value-type="float" office:value="0.0088">
                <text:p>0.0088</text:p>
              </table:table-cell>
              <table:table-cell office:value-type="float" office:value="0.0127">
                <text:p>0.0127</text:p>
              </table:table-cell>
              <table:table-cell office:value-type="float" office:value="0.0189">
                <text:p>0.0189</text:p>
              </table:table-cell>
              <table:table-cell office:value-type="float" office:value="0.0256">
                <text:p>0.0256</text:p>
              </table:table-cell>
              <table:table-cell office:value-type="float" office:value="0.0305">
                <text:p>0.0305</text:p>
              </table:table-cell>
              <table:table-cell office:value-type="float" office:value="0.0355">
                <text:p>0.0355</text:p>
              </table:table-cell>
              <table:table-cell office:value-type="float" office:value="0.0432">
                <text:p>0.0432</text:p>
              </table:table-cell>
              <table:table-cell office:value-type="float" office:value="0.0496">
                <text:p>0.0496</text:p>
              </table:table-cell>
              <table:table-cell office:value-type="float" office:value="0.064">
                <text:p>0.064</text:p>
              </table:table-cell>
              <table:table-cell office:value-type="float" office:value="0.064">
                <text:p>0.064</text:p>
              </table:table-cell>
              <table:table-cell office:value-type="float" office:value="0.0822">
                <text:p>0.0822</text:p>
              </table:table-cell>
              <table:table-cell office:value-type="float" office:value="0.0883">
                <text:p>0.0883</text:p>
              </table:table-cell>
              <table:table-cell office:value-type="float" office:value="0.0948">
                <text:p>0.0948</text:p>
              </table:table-cell>
              <table:table-cell office:value-type="float" office:value="0.1093">
                <text:p>0.1093</text:p>
              </table:table-cell>
              <table:table-cell office:value-type="float" office:value="0.1033">
                <text:p>0.1033</text:p>
              </table:table-cell>
              <table:table-cell office:value-type="float" office:value="0.1141">
                <text:p>0.1141</text:p>
              </table:table-cell>
              <table:table-cell office:value-type="float" office:value="0.1282">
                <text:p>0.1282</text:p>
              </table:table-cell>
              <table:table-cell office:value-type="float" office:value="0.1381">
                <text:p>0.1381</text:p>
              </table:table-cell>
              <table:table-cell office:value-type="float" office:value="0.1435">
                <text:p>0.1435</text:p>
              </table:table-cell>
              <table:table-cell office:value-type="float" office:value="0.1536">
                <text:p>0.1536</text:p>
              </table:table-cell>
              <table:table-cell office:value-type="float" office:value="0.1551">
                <text:p>0.1551</text:p>
              </table:table-cell>
              <table:table-cell office:value-type="float" office:value="0.1653">
                <text:p>0.1653</text:p>
              </table:table-cell>
              <table:table-cell office:value-type="float" office:value="0.1726">
                <text:p>0.1726</text:p>
              </table:table-cell>
              <table:table-cell office:value-type="float" office:value="0.1697">
                <text:p>0.1697</text:p>
              </table:table-cell>
              <table:table-cell office:value-type="float" office:value="0.1876">
                <text:p>0.1876</text:p>
              </table:table-cell>
              <table:table-cell office:value-type="float" office:value="0.1941">
                <text:p>0.1941</text:p>
              </table:table-cell>
              <table:table-cell office:value-type="float" office:value="0.196">
                <text:p>0.196</text:p>
              </table:table-cell>
              <table:table-cell office:value-type="float" office:value="0.2061">
                <text:p>0.2061</text:p>
              </table:table-cell>
              <table:table-cell office:value-type="float" office:value="0.2027">
                <text:p>0.2027</text:p>
              </table:table-cell>
              <table:table-cell office:value-type="float" office:value="0.2191">
                <text:p>0.2191</text:p>
              </table:table-cell>
              <table:table-cell office:value-type="float" office:value="0.2168">
                <text:p>0.2168</text:p>
              </table:table-cell>
              <table:table-cell office:value-type="float" office:value="0.2166">
                <text:p>0.2166</text:p>
              </table:table-cell>
              <table:table-cell office:value-type="float" office:value="0.2268">
                <text:p>0.2268</text:p>
              </table:table-cell>
              <table:table-cell office:value-type="float" office:value="0.2325">
                <text:p>0.2325</text:p>
              </table:table-cell>
              <table:table-cell office:value-type="float" office:value="0.2357">
                <text:p>0.2357</text:p>
              </table:table-cell>
              <table:table-cell office:value-type="float" office:value="0.2334">
                <text:p>0.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1">
                <text:p>0.001</text:p>
              </table:table-cell>
              <table:table-cell office:value-type="float" office:value="0.0014">
                <text:p>0.0014</text:p>
              </table:table-cell>
              <table:table-cell office:value-type="float" office:value="0.0021">
                <text:p>0.0021</text:p>
              </table:table-cell>
              <table:table-cell office:value-type="float" office:value="0.0053">
                <text:p>0.0053</text:p>
              </table:table-cell>
              <table:table-cell office:value-type="float" office:value="0.0089">
                <text:p>0.0089</text:p>
              </table:table-cell>
              <table:table-cell office:value-type="float" office:value="0.0123">
                <text:p>0.0123</text:p>
              </table:table-cell>
              <table:table-cell office:value-type="float" office:value="0.0178">
                <text:p>0.0178</text:p>
              </table:table-cell>
              <table:table-cell office:value-type="float" office:value="0.0256">
                <text:p>0.0256</text:p>
              </table:table-cell>
              <table:table-cell office:value-type="float" office:value="0.0279">
                <text:p>0.0279</text:p>
              </table:table-cell>
              <table:table-cell office:value-type="float" office:value="0.0375">
                <text:p>0.0375</text:p>
              </table:table-cell>
              <table:table-cell office:value-type="float" office:value="0.0474">
                <text:p>0.0474</text:p>
              </table:table-cell>
              <table:table-cell office:value-type="float" office:value="0.0513">
                <text:p>0.0513</text:p>
              </table:table-cell>
              <table:table-cell office:value-type="float" office:value="0.0626">
                <text:p>0.0626</text:p>
              </table:table-cell>
              <table:table-cell office:value-type="float" office:value="0.0684">
                <text:p>0.0684</text:p>
              </table:table-cell>
              <table:table-cell office:value-type="float" office:value="0.0751">
                <text:p>0.0751</text:p>
              </table:table-cell>
              <table:table-cell office:value-type="float" office:value="0.0825">
                <text:p>0.0825</text:p>
              </table:table-cell>
              <table:table-cell office:value-type="float" office:value="0.0909">
                <text:p>0.0909</text:p>
              </table:table-cell>
              <table:table-cell office:value-type="float" office:value="0.0958">
                <text:p>0.0958</text:p>
              </table:table-cell>
              <table:table-cell office:value-type="float" office:value="0.1084">
                <text:p>0.1084</text:p>
              </table:table-cell>
              <table:table-cell office:value-type="float" office:value="0.1108">
                <text:p>0.1108</text:p>
              </table:table-cell>
              <table:table-cell office:value-type="float" office:value="0.1166">
                <text:p>0.1166</text:p>
              </table:table-cell>
              <table:table-cell office:value-type="float" office:value="0.1269">
                <text:p>0.1269</text:p>
              </table:table-cell>
              <table:table-cell office:value-type="float" office:value="0.1381">
                <text:p>0.1381</text:p>
              </table:table-cell>
              <table:table-cell office:value-type="float" office:value="0.1393">
                <text:p>0.1393</text:p>
              </table:table-cell>
              <table:table-cell office:value-type="float" office:value="0.1517">
                <text:p>0.1517</text:p>
              </table:table-cell>
              <table:table-cell office:value-type="float" office:value="0.1606">
                <text:p>0.1606</text:p>
              </table:table-cell>
              <table:table-cell office:value-type="float" office:value="0.1721">
                <text:p>0.1721</text:p>
              </table:table-cell>
              <table:table-cell office:value-type="float" office:value="0.1746">
                <text:p>0.1746</text:p>
              </table:table-cell>
              <table:table-cell office:value-type="float" office:value="0.178">
                <text:p>0.178</text:p>
              </table:table-cell>
              <table:table-cell office:value-type="float" office:value="0.1898">
                <text:p>0.1898</text:p>
              </table:table-cell>
              <table:table-cell office:value-type="float" office:value="0.1922">
                <text:p>0.1922</text:p>
              </table:table-cell>
              <table:table-cell office:value-type="float" office:value="0.1991">
                <text:p>0.1991</text:p>
              </table:table-cell>
              <table:table-cell office:value-type="float" office:value="0.2041">
                <text:p>0.2041</text:p>
              </table:table-cell>
              <table:table-cell office:value-type="float" office:value="0.2087">
                <text:p>0.2087</text:p>
              </table:table-cell>
              <table:table-cell office:value-type="float" office:value="0.2134">
                <text:p>0.2134</text:p>
              </table:table-cell>
              <table:table-cell office:value-type="float" office:value="0.2202">
                <text:p>0.2202</text:p>
              </table:table-cell>
              <table:table-cell office:value-type="float" office:value="0.2175">
                <text:p>0.2175</text:p>
              </table:table-cell>
              <table:table-cell office:value-type="float" office:value="0.2291">
                <text:p>0.2291</text:p>
              </table:table-cell>
              <table:table-cell office:value-type="float" office:value="0.2358">
                <text:p>0.2358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31">
                <text:p>0.0031</text:p>
              </table:table-cell>
              <table:table-cell office:value-type="float" office:value="0.0045">
                <text:p>0.0045</text:p>
              </table:table-cell>
              <table:table-cell office:value-type="float" office:value="0.0097">
                <text:p>0.0097</text:p>
              </table:table-cell>
              <table:table-cell office:value-type="float" office:value="0.0113">
                <text:p>0.0113</text:p>
              </table:table-cell>
              <table:table-cell office:value-type="float" office:value="0.0177">
                <text:p>0.0177</text:p>
              </table:table-cell>
              <table:table-cell office:value-type="float" office:value="0.021">
                <text:p>0.021</text:p>
              </table:table-cell>
              <table:table-cell office:value-type="float" office:value="0.027">
                <text:p>0.027</text:p>
              </table:table-cell>
              <table:table-cell office:value-type="float" office:value="0.0334">
                <text:p>0.0334</text:p>
              </table:table-cell>
              <table:table-cell office:value-type="float" office:value="0.0404">
                <text:p>0.0404</text:p>
              </table:table-cell>
              <table:table-cell office:value-type="float" office:value="0.0479">
                <text:p>0.0479</text:p>
              </table:table-cell>
              <table:table-cell office:value-type="float" office:value="0.0545">
                <text:p>0.0545</text:p>
              </table:table-cell>
              <table:table-cell office:value-type="float" office:value="0.0652">
                <text:p>0.0652</text:p>
              </table:table-cell>
              <table:table-cell office:value-type="float" office:value="0.0739">
                <text:p>0.0739</text:p>
              </table:table-cell>
              <table:table-cell office:value-type="float" office:value="0.0776">
                <text:p>0.0776</text:p>
              </table:table-cell>
              <table:table-cell office:value-type="float" office:value="0.0846">
                <text:p>0.0846</text:p>
              </table:table-cell>
              <table:table-cell office:value-type="float" office:value="0.0951">
                <text:p>0.0951</text:p>
              </table:table-cell>
              <table:table-cell office:value-type="float" office:value="0.1041">
                <text:p>0.1041</text:p>
              </table:table-cell>
              <table:table-cell office:value-type="float" office:value="0.1149">
                <text:p>0.1149</text:p>
              </table:table-cell>
              <table:table-cell office:value-type="float" office:value="0.1123">
                <text:p>0.1123</text:p>
              </table:table-cell>
              <table:table-cell office:value-type="float" office:value="0.1239">
                <text:p>0.1239</text:p>
              </table:table-cell>
              <table:table-cell office:value-type="float" office:value="0.134">
                <text:p>0.134</text:p>
              </table:table-cell>
              <table:table-cell office:value-type="float" office:value="0.1438">
                <text:p>0.1438</text:p>
              </table:table-cell>
              <table:table-cell office:value-type="float" office:value="0.1526">
                <text:p>0.1526</text:p>
              </table:table-cell>
              <table:table-cell office:value-type="float" office:value="0.1571">
                <text:p>0.1571</text:p>
              </table:table-cell>
              <table:table-cell office:value-type="float" office:value="0.1658">
                <text:p>0.1658</text:p>
              </table:table-cell>
              <table:table-cell office:value-type="float" office:value="0.1667">
                <text:p>0.1667</text:p>
              </table:table-cell>
              <table:table-cell office:value-type="float" office:value="0.1746">
                <text:p>0.1746</text:p>
              </table:table-cell>
              <table:table-cell office:value-type="float" office:value="0.1833">
                <text:p>0.1833</text:p>
              </table:table-cell>
              <table:table-cell office:value-type="float" office:value="0.1846">
                <text:p>0.1846</text:p>
              </table:table-cell>
              <table:table-cell office:value-type="float" office:value="0.1901">
                <text:p>0.1901</text:p>
              </table:table-cell>
              <table:table-cell office:value-type="float" office:value="0.2012">
                <text:p>0.2012</text:p>
              </table:table-cell>
              <table:table-cell office:value-type="float" office:value="0.2077">
                <text:p>0.2077</text:p>
              </table:table-cell>
              <table:table-cell office:value-type="float" office:value="0.2082">
                <text:p>0.2082</text:p>
              </table:table-cell>
              <table:table-cell office:value-type="float" office:value="0.2128">
                <text:p>0.2128</text:p>
              </table:table-cell>
              <table:table-cell office:value-type="float" office:value="0.2235">
                <text:p>0.2235</text:p>
              </table:table-cell>
              <table:table-cell office:value-type="float" office:value="0.2194">
                <text:p>0.2194</text:p>
              </table:table-cell>
              <table:table-cell office:value-type="float" office:value="0.2232">
                <text:p>0.2232</text:p>
              </table:table-cell>
              <table:table-cell office:value-type="float" office:value="0.2378">
                <text:p>0.2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01">
                <text:p>0.001</text:p>
              </table:table-cell>
              <table:table-cell office:value-type="float" office:value="0.0021">
                <text:p>0.0021</text:p>
              </table:table-cell>
              <table:table-cell office:value-type="float" office:value="0.0035">
                <text:p>0.0035</text:p>
              </table:table-cell>
              <table:table-cell office:value-type="float" office:value="0.0081">
                <text:p>0.0081</text:p>
              </table:table-cell>
              <table:table-cell office:value-type="float" office:value="0.0094">
                <text:p>0.0094</text:p>
              </table:table-cell>
              <table:table-cell office:value-type="float" office:value="0.0162">
                <text:p>0.0162</text:p>
              </table:table-cell>
              <table:table-cell office:value-type="float" office:value="0.0195">
                <text:p>0.0195</text:p>
              </table:table-cell>
              <table:table-cell office:value-type="float" office:value="0.0244">
                <text:p>0.0244</text:p>
              </table:table-cell>
              <table:table-cell office:value-type="float" office:value="0.0298">
                <text:p>0.0298</text:p>
              </table:table-cell>
              <table:table-cell office:value-type="float" office:value="0.0385">
                <text:p>0.0385</text:p>
              </table:table-cell>
              <table:table-cell office:value-type="float" office:value="0.0406">
                <text:p>0.0406</text:p>
              </table:table-cell>
              <table:table-cell office:value-type="float" office:value="0.0523">
                <text:p>0.0523</text:p>
              </table:table-cell>
              <table:table-cell office:value-type="float" office:value="0.0587">
                <text:p>0.0587</text:p>
              </table:table-cell>
              <table:table-cell office:value-type="float" office:value="0.0708">
                <text:p>0.0708</text:p>
              </table:table-cell>
              <table:table-cell office:value-type="float" office:value="0.0783">
                <text:p>0.0783</text:p>
              </table:table-cell>
              <table:table-cell office:value-type="float" office:value="0.0844">
                <text:p>0.0844</text:p>
              </table:table-cell>
              <table:table-cell office:value-type="float" office:value="0.0872">
                <text:p>0.0872</text:p>
              </table:table-cell>
              <table:table-cell office:value-type="float" office:value="0.099">
                <text:p>0.099</text:p>
              </table:table-cell>
              <table:table-cell office:value-type="float" office:value="0.1033">
                <text:p>0.1033</text:p>
              </table:table-cell>
              <table:table-cell office:value-type="float" office:value="0.1185">
                <text:p>0.1185</text:p>
              </table:table-cell>
              <table:table-cell office:value-type="float" office:value="0.1227">
                <text:p>0.1227</text:p>
              </table:table-cell>
              <table:table-cell office:value-type="float" office:value="0.1295">
                <text:p>0.1295</text:p>
              </table:table-cell>
              <table:table-cell office:value-type="float" office:value="0.136">
                <text:p>0.136</text:p>
              </table:table-cell>
              <table:table-cell office:value-type="float" office:value="0.1442">
                <text:p>0.1442</text:p>
              </table:table-cell>
              <table:table-cell office:value-type="float" office:value="0.1559">
                <text:p>0.1559</text:p>
              </table:table-cell>
              <table:table-cell office:value-type="float" office:value="0.1579">
                <text:p>0.1579</text:p>
              </table:table-cell>
              <table:table-cell office:value-type="float" office:value="0.166">
                <text:p>0.166</text:p>
              </table:table-cell>
              <table:table-cell office:value-type="float" office:value="0.1665">
                <text:p>0.1665</text:p>
              </table:table-cell>
              <table:table-cell office:value-type="float" office:value="0.1744">
                <text:p>0.1744</text:p>
              </table:table-cell>
              <table:table-cell office:value-type="float" office:value="0.1833">
                <text:p>0.1833</text:p>
              </table:table-cell>
              <table:table-cell office:value-type="float" office:value="0.1896">
                <text:p>0.1896</text:p>
              </table:table-cell>
              <table:table-cell office:value-type="float" office:value="0.1986">
                <text:p>0.1986</text:p>
              </table:table-cell>
              <table:table-cell office:value-type="float" office:value="0.2012">
                <text:p>0.2012</text:p>
              </table:table-cell>
              <table:table-cell office:value-type="float" office:value="0.2051">
                <text:p>0.2051</text:p>
              </table:table-cell>
              <table:table-cell office:value-type="float" office:value="0.212">
                <text:p>0.212</text:p>
              </table:table-cell>
              <table:table-cell office:value-type="float" office:value="0.2178">
                <text:p>0.2178</text:p>
              </table:table-cell>
              <table:table-cell office:value-type="float" office:value="0.2274">
                <text:p>0.2274</text:p>
              </table:table-cell>
              <table:table-cell office:value-type="float" office:value="0.2316">
                <text:p>0.2316</text:p>
              </table:table-cell>
              <table:table-cell office:value-type="float" office:value="0.2347">
                <text:p>0.2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1">
                <text:p>0.001</text:p>
              </table:table-cell>
              <table:table-cell office:value-type="float" office:value="0.0015">
                <text:p>0.0015</text:p>
              </table:table-cell>
              <table:table-cell office:value-type="float" office:value="0.0043">
                <text:p>0.0043</text:p>
              </table:table-cell>
              <table:table-cell office:value-type="float" office:value="0.0057">
                <text:p>0.0057</text:p>
              </table:table-cell>
              <table:table-cell office:value-type="float" office:value="0.0094">
                <text:p>0.0094</text:p>
              </table:table-cell>
              <table:table-cell office:value-type="float" office:value="0.0127">
                <text:p>0.0127</text:p>
              </table:table-cell>
              <table:table-cell office:value-type="float" office:value="0.0197">
                <text:p>0.0197</text:p>
              </table:table-cell>
              <table:table-cell office:value-type="float" office:value="0.0234">
                <text:p>0.0234</text:p>
              </table:table-cell>
              <table:table-cell office:value-type="float" office:value="0.0314">
                <text:p>0.0314</text:p>
              </table:table-cell>
              <table:table-cell office:value-type="float" office:value="0.0387">
                <text:p>0.0387</text:p>
              </table:table-cell>
              <table:table-cell office:value-type="float" office:value="0.0416">
                <text:p>0.0416</text:p>
              </table:table-cell>
              <table:table-cell office:value-type="float" office:value="0.0523">
                <text:p>0.0523</text:p>
              </table:table-cell>
              <table:table-cell office:value-type="float" office:value="0.0604">
                <text:p>0.0604</text:p>
              </table:table-cell>
              <table:table-cell office:value-type="float" office:value="0.0629">
                <text:p>0.0629</text:p>
              </table:table-cell>
              <table:table-cell office:value-type="float" office:value="0.0719">
                <text:p>0.0719</text:p>
              </table:table-cell>
              <table:table-cell office:value-type="float" office:value="0.076">
                <text:p>0.076</text:p>
              </table:table-cell>
              <table:table-cell office:value-type="float" office:value="0.0892">
                <text:p>0.0892</text:p>
              </table:table-cell>
              <table:table-cell office:value-type="float" office:value="0.0954">
                <text:p>0.0954</text:p>
              </table:table-cell>
              <table:table-cell office:value-type="float" office:value="0.1044">
                <text:p>0.1044</text:p>
              </table:table-cell>
              <table:table-cell office:value-type="float" office:value="0.1089">
                <text:p>0.1089</text:p>
              </table:table-cell>
              <table:table-cell office:value-type="float" office:value="0.1188">
                <text:p>0.1188</text:p>
              </table:table-cell>
              <table:table-cell office:value-type="float" office:value="0.1241">
                <text:p>0.1241</text:p>
              </table:table-cell>
              <table:table-cell office:value-type="float" office:value="0.1304">
                <text:p>0.1304</text:p>
              </table:table-cell>
              <table:table-cell office:value-type="float" office:value="0.1353">
                <text:p>0.1353</text:p>
              </table:table-cell>
              <table:table-cell office:value-type="float" office:value="0.1505">
                <text:p>0.1505</text:p>
              </table:table-cell>
              <table:table-cell office:value-type="float" office:value="0.1512">
                <text:p>0.1512</text:p>
              </table:table-cell>
              <table:table-cell office:value-type="float" office:value="0.161">
                <text:p>0.161</text:p>
              </table:table-cell>
              <table:table-cell office:value-type="float" office:value="0.1631">
                <text:p>0.1631</text:p>
              </table:table-cell>
              <table:table-cell office:value-type="float" office:value="0.1765">
                <text:p>0.1765</text:p>
              </table:table-cell>
              <table:table-cell office:value-type="float" office:value="0.1776">
                <text:p>0.1776</text:p>
              </table:table-cell>
              <table:table-cell office:value-type="float" office:value="0.1902">
                <text:p>0.1902</text:p>
              </table:table-cell>
              <table:table-cell office:value-type="float" office:value="0.1928">
                <text:p>0.1928</text:p>
              </table:table-cell>
              <table:table-cell office:value-type="float" office:value="0.1972">
                <text:p>0.1972</text:p>
              </table:table-cell>
              <table:table-cell office:value-type="float" office:value="0.1939">
                <text:p>0.1939</text:p>
              </table:table-cell>
              <table:table-cell office:value-type="float" office:value="0.212">
                <text:p>0.212</text:p>
              </table:table-cell>
              <table:table-cell office:value-type="float" office:value="0.2171">
                <text:p>0.2171</text:p>
              </table:table-cell>
              <table:table-cell office:value-type="float" office:value="0.2225">
                <text:p>0.2225</text:p>
              </table:table-cell>
              <table:table-cell office:value-type="float" office:value="0.2265">
                <text:p>0.2265</text:p>
              </table:table-cell>
              <table:table-cell office:value-type="float" office:value="0.2242">
                <text:p>0.2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8">
                <text:p>0.0008</text:p>
              </table:table-cell>
              <table:table-cell office:value-type="float" office:value="0.0023">
                <text:p>0.0023</text:p>
              </table:table-cell>
              <table:table-cell office:value-type="float" office:value="0.0037">
                <text:p>0.0037</text:p>
              </table:table-cell>
              <table:table-cell office:value-type="float" office:value="0.0052">
                <text:p>0.0052</text:p>
              </table:table-cell>
              <table:table-cell office:value-type="float" office:value="0.0098">
                <text:p>0.0098</text:p>
              </table:table-cell>
              <table:table-cell office:value-type="float" office:value="0.0123">
                <text:p>0.0123</text:p>
              </table:table-cell>
              <table:table-cell office:value-type="float" office:value="0.0143">
                <text:p>0.0143</text:p>
              </table:table-cell>
              <table:table-cell office:value-type="float" office:value="0.0217">
                <text:p>0.0217</text:p>
              </table:table-cell>
              <table:table-cell office:value-type="float" office:value="0.0287">
                <text:p>0.0287</text:p>
              </table:table-cell>
              <table:table-cell office:value-type="float" office:value="0.0333">
                <text:p>0.0333</text:p>
              </table:table-cell>
              <table:table-cell office:value-type="float" office:value="0.0407">
                <text:p>0.0407</text:p>
              </table:table-cell>
              <table:table-cell office:value-type="float" office:value="0.0484">
                <text:p>0.0484</text:p>
              </table:table-cell>
              <table:table-cell office:value-type="float" office:value="0.0558">
                <text:p>0.0558</text:p>
              </table:table-cell>
              <table:table-cell office:value-type="float" office:value="0.0679">
                <text:p>0.0679</text:p>
              </table:table-cell>
              <table:table-cell office:value-type="float" office:value="0.065">
                <text:p>0.065</text:p>
              </table:table-cell>
              <table:table-cell office:value-type="float" office:value="0.0782">
                <text:p>0.0782</text:p>
              </table:table-cell>
              <table:table-cell office:value-type="float" office:value="0.0959">
                <text:p>0.0959</text:p>
              </table:table-cell>
              <table:table-cell office:value-type="float" office:value="0.0919">
                <text:p>0.0919</text:p>
              </table:table-cell>
              <table:table-cell office:value-type="float" office:value="0.0971">
                <text:p>0.0971</text:p>
              </table:table-cell>
              <table:table-cell office:value-type="float" office:value="0.1075">
                <text:p>0.1075</text:p>
              </table:table-cell>
              <table:table-cell office:value-type="float" office:value="0.111">
                <text:p>0.111</text:p>
              </table:table-cell>
              <table:table-cell office:value-type="float" office:value="0.1277">
                <text:p>0.1277</text:p>
              </table:table-cell>
              <table:table-cell office:value-type="float" office:value="0.1326">
                <text:p>0.1326</text:p>
              </table:table-cell>
              <table:table-cell office:value-type="float" office:value="0.1406">
                <text:p>0.1406</text:p>
              </table:table-cell>
              <table:table-cell office:value-type="float" office:value="0.1373">
                <text:p>0.1373</text:p>
              </table:table-cell>
              <table:table-cell office:value-type="float" office:value="0.1533">
                <text:p>0.1533</text:p>
              </table:table-cell>
              <table:table-cell office:value-type="float" office:value="0.1615">
                <text:p>0.1615</text:p>
              </table:table-cell>
              <table:table-cell office:value-type="float" office:value="0.1644">
                <text:p>0.1644</text:p>
              </table:table-cell>
              <table:table-cell office:value-type="float" office:value="0.1741">
                <text:p>0.1741</text:p>
              </table:table-cell>
              <table:table-cell office:value-type="float" office:value="0.181">
                <text:p>0.181</text:p>
              </table:table-cell>
              <table:table-cell office:value-type="float" office:value="0.1783">
                <text:p>0.1783</text:p>
              </table:table-cell>
              <table:table-cell office:value-type="float" office:value="0.184">
                <text:p>0.184</text:p>
              </table:table-cell>
              <table:table-cell office:value-type="float" office:value="0.1922">
                <text:p>0.1922</text:p>
              </table:table-cell>
              <table:table-cell office:value-type="float" office:value="0.1969">
                <text:p>0.1969</text:p>
              </table:table-cell>
              <table:table-cell office:value-type="float" office:value="0.2069">
                <text:p>0.2069</text:p>
              </table:table-cell>
              <table:table-cell office:value-type="float" office:value="0.2147">
                <text:p>0.2147</text:p>
              </table:table-cell>
              <table:table-cell office:value-type="float" office:value="0.2096">
                <text:p>0.2096</text:p>
              </table:table-cell>
              <table:table-cell office:value-type="float" office:value="0.2199">
                <text:p>0.2199</text:p>
              </table:table-cell>
              <table:table-cell office:value-type="float" office:value="0.2221">
                <text:p>0.2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18">
                <text:p>0.0018</text:p>
              </table:table-cell>
              <table:table-cell office:value-type="float" office:value="0.0028">
                <text:p>0.0028</text:p>
              </table:table-cell>
              <table:table-cell office:value-type="float" office:value="0.0046">
                <text:p>0.0046</text:p>
              </table:table-cell>
              <table:table-cell office:value-type="float" office:value="0.0078">
                <text:p>0.0078</text:p>
              </table:table-cell>
              <table:table-cell office:value-type="float" office:value="0.0114">
                <text:p>0.0114</text:p>
              </table:table-cell>
              <table:table-cell office:value-type="float" office:value="0.0135">
                <text:p>0.0135</text:p>
              </table:table-cell>
              <table:table-cell office:value-type="float" office:value="0.0196">
                <text:p>0.0196</text:p>
              </table:table-cell>
              <table:table-cell office:value-type="float" office:value="0.0272">
                <text:p>0.0272</text:p>
              </table:table-cell>
              <table:table-cell office:value-type="float" office:value="0.0305">
                <text:p>0.0305</text:p>
              </table:table-cell>
              <table:table-cell office:value-type="float" office:value="0.0415">
                <text:p>0.0415</text:p>
              </table:table-cell>
              <table:table-cell office:value-type="float" office:value="0.0465">
                <text:p>0.0465</text:p>
              </table:table-cell>
              <table:table-cell office:value-type="float" office:value="0.0555">
                <text:p>0.0555</text:p>
              </table:table-cell>
              <table:table-cell office:value-type="float" office:value="0.0598">
                <text:p>0.0598</text:p>
              </table:table-cell>
              <table:table-cell office:value-type="float" office:value="0.0614">
                <text:p>0.0614</text:p>
              </table:table-cell>
              <table:table-cell office:value-type="float" office:value="0.0746">
                <text:p>0.0746</text:p>
              </table:table-cell>
              <table:table-cell office:value-type="float" office:value="0.0831">
                <text:p>0.0831</text:p>
              </table:table-cell>
              <table:table-cell office:value-type="float" office:value="0.0927">
                <text:p>0.0927</text:p>
              </table:table-cell>
              <table:table-cell office:value-type="float" office:value="0.097">
                <text:p>0.097</text:p>
              </table:table-cell>
              <table:table-cell office:value-type="float" office:value="0.1025">
                <text:p>0.1025</text:p>
              </table:table-cell>
              <table:table-cell office:value-type="float" office:value="0.1096">
                <text:p>0.1096</text:p>
              </table:table-cell>
              <table:table-cell office:value-type="float" office:value="0.1147">
                <text:p>0.1147</text:p>
              </table:table-cell>
              <table:table-cell office:value-type="float" office:value="0.1238">
                <text:p>0.1238</text:p>
              </table:table-cell>
              <table:table-cell office:value-type="float" office:value="0.1318">
                <text:p>0.1318</text:p>
              </table:table-cell>
              <table:table-cell office:value-type="float" office:value="0.1313">
                <text:p>0.1313</text:p>
              </table:table-cell>
              <table:table-cell office:value-type="float" office:value="0.1521">
                <text:p>0.1521</text:p>
              </table:table-cell>
              <table:table-cell office:value-type="float" office:value="0.1505">
                <text:p>0.1505</text:p>
              </table:table-cell>
              <table:table-cell office:value-type="float" office:value="0.1654">
                <text:p>0.1654</text:p>
              </table:table-cell>
              <table:table-cell office:value-type="float" office:value="0.1672">
                <text:p>0.1672</text:p>
              </table:table-cell>
              <table:table-cell office:value-type="float" office:value="0.162">
                <text:p>0.162</text:p>
              </table:table-cell>
              <table:table-cell office:value-type="float" office:value="0.1767">
                <text:p>0.1767</text:p>
              </table:table-cell>
              <table:table-cell office:value-type="float" office:value="0.1799">
                <text:p>0.1799</text:p>
              </table:table-cell>
              <table:table-cell office:value-type="float" office:value="0.1943">
                <text:p>0.1943</text:p>
              </table:table-cell>
              <table:table-cell office:value-type="float" office:value="0.1976">
                <text:p>0.1976</text:p>
              </table:table-cell>
              <table:table-cell office:value-type="float" office:value="0.1933">
                <text:p>0.1933</text:p>
              </table:table-cell>
              <table:table-cell office:value-type="float" office:value="0.2069">
                <text:p>0.2069</text:p>
              </table:table-cell>
              <table:table-cell office:value-type="float" office:value="0.2073">
                <text:p>0.2073</text:p>
              </table:table-cell>
              <table:table-cell office:value-type="float" office:value="0.2196">
                <text:p>0.2196</text:p>
              </table:table-cell>
              <table:table-cell office:value-type="float" office:value="0.2181">
                <text:p>0.21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08">
                <text:p>0.0008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42">
                <text:p>0.0042</text:p>
              </table:table-cell>
              <table:table-cell office:value-type="float" office:value="0.0072">
                <text:p>0.0072</text:p>
              </table:table-cell>
              <table:table-cell office:value-type="float" office:value="0.0117">
                <text:p>0.0117</text:p>
              </table:table-cell>
              <table:table-cell office:value-type="float" office:value="0.0143">
                <text:p>0.0143</text:p>
              </table:table-cell>
              <table:table-cell office:value-type="float" office:value="0.0172">
                <text:p>0.0172</text:p>
              </table:table-cell>
              <table:table-cell office:value-type="float" office:value="0.0249">
                <text:p>0.0249</text:p>
              </table:table-cell>
              <table:table-cell office:value-type="float" office:value="0.0285">
                <text:p>0.0285</text:p>
              </table:table-cell>
              <table:table-cell office:value-type="float" office:value="0.0359">
                <text:p>0.0359</text:p>
              </table:table-cell>
              <table:table-cell office:value-type="float" office:value="0.0396">
                <text:p>0.0396</text:p>
              </table:table-cell>
              <table:table-cell office:value-type="float" office:value="0.0506">
                <text:p>0.0506</text:p>
              </table:table-cell>
              <table:table-cell office:value-type="float" office:value="0.0561">
                <text:p>0.0561</text:p>
              </table:table-cell>
              <table:table-cell office:value-type="float" office:value="0.0626">
                <text:p>0.0626</text:p>
              </table:table-cell>
              <table:table-cell office:value-type="float" office:value="0.0743">
                <text:p>0.0743</text:p>
              </table:table-cell>
              <table:table-cell office:value-type="float" office:value="0.0842">
                <text:p>0.0842</text:p>
              </table:table-cell>
              <table:table-cell office:value-type="float" office:value="0.0877">
                <text:p>0.0877</text:p>
              </table:table-cell>
              <table:table-cell office:value-type="float" office:value="0.0884">
                <text:p>0.0884</text:p>
              </table:table-cell>
              <table:table-cell office:value-type="float" office:value="0.1044">
                <text:p>0.1044</text:p>
              </table:table-cell>
              <table:table-cell office:value-type="float" office:value="0.1089">
                <text:p>0.1089</text:p>
              </table:table-cell>
              <table:table-cell office:value-type="float" office:value="0.1188">
                <text:p>0.1188</text:p>
              </table:table-cell>
              <table:table-cell office:value-type="float" office:value="0.1204">
                <text:p>0.1204</text:p>
              </table:table-cell>
              <table:table-cell office:value-type="float" office:value="0.1317">
                <text:p>0.1317</text:p>
              </table:table-cell>
              <table:table-cell office:value-type="float" office:value="0.1343">
                <text:p>0.1343</text:p>
              </table:table-cell>
              <table:table-cell office:value-type="float" office:value="0.1467">
                <text:p>0.1467</text:p>
              </table:table-cell>
              <table:table-cell office:value-type="float" office:value="0.1426">
                <text:p>0.1426</text:p>
              </table:table-cell>
              <table:table-cell office:value-type="float" office:value="0.1534">
                <text:p>0.1534</text:p>
              </table:table-cell>
              <table:table-cell office:value-type="float" office:value="0.1644">
                <text:p>0.1644</text:p>
              </table:table-cell>
              <table:table-cell office:value-type="float" office:value="0.1585">
                <text:p>0.1585</text:p>
              </table:table-cell>
              <table:table-cell office:value-type="float" office:value="0.1736">
                <text:p>0.1736</text:p>
              </table:table-cell>
              <table:table-cell office:value-type="float" office:value="0.1815">
                <text:p>0.1815</text:p>
              </table:table-cell>
              <table:table-cell office:value-type="float" office:value="0.1885">
                <text:p>0.1885</text:p>
              </table:table-cell>
              <table:table-cell office:value-type="float" office:value="0.1881">
                <text:p>0.1881</text:p>
              </table:table-cell>
              <table:table-cell office:value-type="float" office:value="0.1977">
                <text:p>0.1977</text:p>
              </table:table-cell>
              <table:table-cell office:value-type="float" office:value="0.2104">
                <text:p>0.2104</text:p>
              </table:table-cell>
              <table:table-cell office:value-type="float" office:value="0.2093">
                <text:p>0.2093</text:p>
              </table:table-cell>
              <table:table-cell office:value-type="float" office:value="0.2046">
                <text:p>0.2046</text:p>
              </table:table-cell>
              <table:table-cell office:value-type="float" office:value="0.2118">
                <text:p>0.2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31">
                <text:p>0.0031</text:p>
              </table:table-cell>
              <table:table-cell office:value-type="float" office:value="0.0041">
                <text:p>0.0041</text:p>
              </table:table-cell>
              <table:table-cell office:value-type="float" office:value="0.0054">
                <text:p>0.0054</text:p>
              </table:table-cell>
              <table:table-cell office:value-type="float" office:value="0.0104">
                <text:p>0.0104</text:p>
              </table:table-cell>
              <table:table-cell office:value-type="float" office:value="0.011">
                <text:p>0.011</text:p>
              </table:table-cell>
              <table:table-cell office:value-type="float" office:value="0.0198">
                <text:p>0.0198</text:p>
              </table:table-cell>
              <table:table-cell office:value-type="float" office:value="0.025">
                <text:p>0.025</text:p>
              </table:table-cell>
              <table:table-cell office:value-type="float" office:value="0.0283">
                <text:p>0.0283</text:p>
              </table:table-cell>
              <table:table-cell office:value-type="float" office:value="0.0365">
                <text:p>0.0365</text:p>
              </table:table-cell>
              <table:table-cell office:value-type="float" office:value="0.0425">
                <text:p>0.0425</text:p>
              </table:table-cell>
              <table:table-cell office:value-type="float" office:value="0.0504">
                <text:p>0.0504</text:p>
              </table:table-cell>
              <table:table-cell office:value-type="float" office:value="0.0571">
                <text:p>0.0571</text:p>
              </table:table-cell>
              <table:table-cell office:value-type="float" office:value="0.0605">
                <text:p>0.0605</text:p>
              </table:table-cell>
              <table:table-cell office:value-type="float" office:value="0.0695">
                <text:p>0.0695</text:p>
              </table:table-cell>
              <table:table-cell office:value-type="float" office:value="0.0715">
                <text:p>0.0715</text:p>
              </table:table-cell>
              <table:table-cell office:value-type="float" office:value="0.0853">
                <text:p>0.0853</text:p>
              </table:table-cell>
              <table:table-cell office:value-type="float" office:value="0.0837">
                <text:p>0.0837</text:p>
              </table:table-cell>
              <table:table-cell office:value-type="float" office:value="0.0972">
                <text:p>0.0972</text:p>
              </table:table-cell>
              <table:table-cell office:value-type="float" office:value="0.1037">
                <text:p>0.1037</text:p>
              </table:table-cell>
              <table:table-cell office:value-type="float" office:value="0.1132">
                <text:p>0.1132</text:p>
              </table:table-cell>
              <table:table-cell office:value-type="float" office:value="0.1223">
                <text:p>0.1223</text:p>
              </table:table-cell>
              <table:table-cell office:value-type="float" office:value="0.1316">
                <text:p>0.1316</text:p>
              </table:table-cell>
              <table:table-cell office:value-type="float" office:value="0.1382">
                <text:p>0.1382</text:p>
              </table:table-cell>
              <table:table-cell office:value-type="float" office:value="0.1425">
                <text:p>0.1425</text:p>
              </table:table-cell>
              <table:table-cell office:value-type="float" office:value="0.1408">
                <text:p>0.1408</text:p>
              </table:table-cell>
              <table:table-cell office:value-type="float" office:value="0.1562">
                <text:p>0.1562</text:p>
              </table:table-cell>
              <table:table-cell office:value-type="float" office:value="0.1573">
                <text:p>0.1573</text:p>
              </table:table-cell>
              <table:table-cell office:value-type="float" office:value="0.1716">
                <text:p>0.1716</text:p>
              </table:table-cell>
              <table:table-cell office:value-type="float" office:value="0.1766">
                <text:p>0.1766</text:p>
              </table:table-cell>
              <table:table-cell office:value-type="float" office:value="0.1803">
                <text:p>0.1803</text:p>
              </table:table-cell>
              <table:table-cell office:value-type="float" office:value="0.1872">
                <text:p>0.1872</text:p>
              </table:table-cell>
              <table:table-cell office:value-type="float" office:value="0.1867">
                <text:p>0.1867</text:p>
              </table:table-cell>
              <table:table-cell office:value-type="float" office:value="0.1995">
                <text:p>0.1995</text:p>
              </table:table-cell>
              <table:table-cell office:value-type="float" office:value="0.2003">
                <text:p>0.2003</text:p>
              </table:table-cell>
              <table:table-cell office:value-type="float" office:value="0.2037">
                <text:p>0.2037</text:p>
              </table:table-cell>
              <table:table-cell office:value-type="float" office:value="0.2026">
                <text:p>0.2026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4">
                <text:p>0.0004</text:p>
              </table:table-cell>
              <table:table-cell office:value-type="float" office:value="0.0009">
                <text:p>0.0009</text:p>
              </table:table-cell>
              <table:table-cell office:value-type="float" office:value="0.0019">
                <text:p>0.0019</text:p>
              </table:table-cell>
              <table:table-cell office:value-type="float" office:value="0.0042">
                <text:p>0.0042</text:p>
              </table:table-cell>
              <table:table-cell office:value-type="float" office:value="0.0051">
                <text:p>0.0051</text:p>
              </table:table-cell>
              <table:table-cell office:value-type="float" office:value="0.0093">
                <text:p>0.0093</text:p>
              </table:table-cell>
              <table:table-cell office:value-type="float" office:value="0.0108">
                <text:p>0.0108</text:p>
              </table:table-cell>
              <table:table-cell office:value-type="float" office:value="0.0179">
                <text:p>0.0179</text:p>
              </table:table-cell>
              <table:table-cell office:value-type="float" office:value="0.0218">
                <text:p>0.0218</text:p>
              </table:table-cell>
              <table:table-cell office:value-type="float" office:value="0.026">
                <text:p>0.026</text:p>
              </table:table-cell>
              <table:table-cell office:value-type="float" office:value="0.0344">
                <text:p>0.0344</text:p>
              </table:table-cell>
              <table:table-cell office:value-type="float" office:value="0.0383">
                <text:p>0.0383</text:p>
              </table:table-cell>
              <table:table-cell office:value-type="float" office:value="0.0481">
                <text:p>0.0481</text:p>
              </table:table-cell>
              <table:table-cell office:value-type="float" office:value="0.0549">
                <text:p>0.0549</text:p>
              </table:table-cell>
              <table:table-cell office:value-type="float" office:value="0.058">
                <text:p>0.058</text:p>
              </table:table-cell>
              <table:table-cell office:value-type="float" office:value="0.0717">
                <text:p>0.0717</text:p>
              </table:table-cell>
              <table:table-cell office:value-type="float" office:value="0.0698">
                <text:p>0.0698</text:p>
              </table:table-cell>
              <table:table-cell office:value-type="float" office:value="0.079">
                <text:p>0.079</text:p>
              </table:table-cell>
              <table:table-cell office:value-type="float" office:value="0.0827">
                <text:p>0.0827</text:p>
              </table:table-cell>
              <table:table-cell office:value-type="float" office:value="0.0981">
                <text:p>0.0981</text:p>
              </table:table-cell>
              <table:table-cell office:value-type="float" office:value="0.1003">
                <text:p>0.1003</text:p>
              </table:table-cell>
              <table:table-cell office:value-type="float" office:value="0.1056">
                <text:p>0.1056</text:p>
              </table:table-cell>
              <table:table-cell office:value-type="float" office:value="0.1183">
                <text:p>0.1183</text:p>
              </table:table-cell>
              <table:table-cell office:value-type="float" office:value="0.1208">
                <text:p>0.1208</text:p>
              </table:table-cell>
              <table:table-cell office:value-type="float" office:value="0.1318">
                <text:p>0.1318</text:p>
              </table:table-cell>
              <table:table-cell office:value-type="float" office:value="0.1354">
                <text:p>0.1354</text:p>
              </table:table-cell>
              <table:table-cell office:value-type="float" office:value="0.1375">
                <text:p>0.1375</text:p>
              </table:table-cell>
              <table:table-cell office:value-type="float" office:value="0.1495">
                <text:p>0.1495</text:p>
              </table:table-cell>
              <table:table-cell office:value-type="float" office:value="0.154">
                <text:p>0.154</text:p>
              </table:table-cell>
              <table:table-cell office:value-type="float" office:value="0.1538">
                <text:p>0.1538</text:p>
              </table:table-cell>
              <table:table-cell office:value-type="float" office:value="0.1661">
                <text:p>0.1661</text:p>
              </table:table-cell>
              <table:table-cell office:value-type="float" office:value="0.1707">
                <text:p>0.1707</text:p>
              </table:table-cell>
              <table:table-cell office:value-type="float" office:value="0.1837">
                <text:p>0.1837</text:p>
              </table:table-cell>
              <table:table-cell office:value-type="float" office:value="0.1872">
                <text:p>0.1872</text:p>
              </table:table-cell>
              <table:table-cell office:value-type="float" office:value="0.1911">
                <text:p>0.1911</text:p>
              </table:table-cell>
              <table:table-cell office:value-type="float" office:value="0.1983">
                <text:p>0.1983</text:p>
              </table:table-cell>
              <table:table-cell office:value-type="float" office:value="0.2059">
                <text:p>0.2059</text:p>
              </table:table-cell>
              <table:table-cell office:value-type="float" office:value="0.2059">
                <text:p>0.2059</text:p>
              </table:table-cell>
              <table:table-cell office:value-type="float" office:value="0.2034">
                <text:p>0.2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22">
                <text:p>0.0022</text:p>
              </table:table-cell>
              <table:table-cell office:value-type="float" office:value="0.0037">
                <text:p>0.0037</text:p>
              </table:table-cell>
              <table:table-cell office:value-type="float" office:value="0.005">
                <text:p>0.005</text:p>
              </table:table-cell>
              <table:table-cell office:value-type="float" office:value="0.0074">
                <text:p>0.0074</text:p>
              </table:table-cell>
              <table:table-cell office:value-type="float" office:value="0.0104">
                <text:p>0.0104</text:p>
              </table:table-cell>
              <table:table-cell office:value-type="float" office:value="0.0148">
                <text:p>0.0148</text:p>
              </table:table-cell>
              <table:table-cell office:value-type="float" office:value="0.0191">
                <text:p>0.0191</text:p>
              </table:table-cell>
              <table:table-cell office:value-type="float" office:value="0.0248">
                <text:p>0.0248</text:p>
              </table:table-cell>
              <table:table-cell office:value-type="float" office:value="0.0298">
                <text:p>0.0298</text:p>
              </table:table-cell>
              <table:table-cell office:value-type="float" office:value="0.0398">
                <text:p>0.0398</text:p>
              </table:table-cell>
              <table:table-cell office:value-type="float" office:value="0.044">
                <text:p>0.044</text:p>
              </table:table-cell>
              <table:table-cell office:value-type="float" office:value="0.048">
                <text:p>0.048</text:p>
              </table:table-cell>
              <table:table-cell office:value-type="float" office:value="0.0575">
                <text:p>0.0575</text:p>
              </table:table-cell>
              <table:table-cell office:value-type="float" office:value="0.0645">
                <text:p>0.0645</text:p>
              </table:table-cell>
              <table:table-cell office:value-type="float" office:value="0.0705">
                <text:p>0.0705</text:p>
              </table:table-cell>
              <table:table-cell office:value-type="float" office:value="0.0801">
                <text:p>0.0801</text:p>
              </table:table-cell>
              <table:table-cell office:value-type="float" office:value="0.0843">
                <text:p>0.0843</text:p>
              </table:table-cell>
              <table:table-cell office:value-type="float" office:value="0.0963">
                <text:p>0.0963</text:p>
              </table:table-cell>
              <table:table-cell office:value-type="float" office:value="0.0978">
                <text:p>0.0978</text:p>
              </table:table-cell>
              <table:table-cell office:value-type="float" office:value="0.1037">
                <text:p>0.1037</text:p>
              </table:table-cell>
              <table:table-cell office:value-type="float" office:value="0.1133">
                <text:p>0.1133</text:p>
              </table:table-cell>
              <table:table-cell office:value-type="float" office:value="0.1154">
                <text:p>0.1154</text:p>
              </table:table-cell>
              <table:table-cell office:value-type="float" office:value="0.1282">
                <text:p>0.1282</text:p>
              </table:table-cell>
              <table:table-cell office:value-type="float" office:value="0.1278">
                <text:p>0.1278</text:p>
              </table:table-cell>
              <table:table-cell office:value-type="float" office:value="0.1401">
                <text:p>0.1401</text:p>
              </table:table-cell>
              <table:table-cell office:value-type="float" office:value="0.1498">
                <text:p>0.1498</text:p>
              </table:table-cell>
              <table:table-cell office:value-type="float" office:value="0.1585">
                <text:p>0.1585</text:p>
              </table:table-cell>
              <table:table-cell office:value-type="float" office:value="0.1537">
                <text:p>0.1537</text:p>
              </table:table-cell>
              <table:table-cell office:value-type="float" office:value="0.1544">
                <text:p>0.1544</text:p>
              </table:table-cell>
              <table:table-cell office:value-type="float" office:value="0.1657">
                <text:p>0.1657</text:p>
              </table:table-cell>
              <table:table-cell office:value-type="float" office:value="0.1749">
                <text:p>0.1749</text:p>
              </table:table-cell>
              <table:table-cell office:value-type="float" office:value="0.1736">
                <text:p>0.1736</text:p>
              </table:table-cell>
              <table:table-cell office:value-type="float" office:value="0.1898">
                <text:p>0.1898</text:p>
              </table:table-cell>
              <table:table-cell office:value-type="float" office:value="0.1871">
                <text:p>0.1871</text:p>
              </table:table-cell>
              <table:table-cell office:value-type="float" office:value="0.1898">
                <text:p>0.1898</text:p>
              </table:table-cell>
              <table:table-cell office:value-type="float" office:value="0.2056">
                <text:p>0.2056</text:p>
              </table:table-cell>
              <table:table-cell office:value-type="float" office:value="0.2037">
                <text:p>0.2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8">
                <text:p>0.0008</text:p>
              </table:table-cell>
              <table:table-cell office:value-type="float" office:value="0.0017">
                <text:p>0.0017</text:p>
              </table:table-cell>
              <table:table-cell office:value-type="float" office:value="0.0036">
                <text:p>0.0036</text:p>
              </table:table-cell>
              <table:table-cell office:value-type="float" office:value="0.0048">
                <text:p>0.0048</text:p>
              </table:table-cell>
              <table:table-cell office:value-type="float" office:value="0.0067">
                <text:p>0.0067</text:p>
              </table:table-cell>
              <table:table-cell office:value-type="float" office:value="0.0093">
                <text:p>0.0093</text:p>
              </table:table-cell>
              <table:table-cell office:value-type="float" office:value="0.0143">
                <text:p>0.0143</text:p>
              </table:table-cell>
              <table:table-cell office:value-type="float" office:value="0.0185">
                <text:p>0.0185</text:p>
              </table:table-cell>
              <table:table-cell office:value-type="float" office:value="0.0241">
                <text:p>0.0241</text:p>
              </table:table-cell>
              <table:table-cell office:value-type="float" office:value="0.0314">
                <text:p>0.0314</text:p>
              </table:table-cell>
              <table:table-cell office:value-type="float" office:value="0.0336">
                <text:p>0.0336</text:p>
              </table:table-cell>
              <table:table-cell office:value-type="float" office:value="0.0413">
                <text:p>0.0413</text:p>
              </table:table-cell>
              <table:table-cell office:value-type="float" office:value="0.0464">
                <text:p>0.0464</text:p>
              </table:table-cell>
              <table:table-cell office:value-type="float" office:value="0.0525">
                <text:p>0.0525</text:p>
              </table:table-cell>
              <table:table-cell office:value-type="float" office:value="0.059">
                <text:p>0.059</text:p>
              </table:table-cell>
              <table:table-cell office:value-type="float" office:value="0.0697">
                <text:p>0.0697</text:p>
              </table:table-cell>
              <table:table-cell office:value-type="float" office:value="0.0784">
                <text:p>0.0784</text:p>
              </table:table-cell>
              <table:table-cell office:value-type="float" office:value="0.089">
                <text:p>0.089</text:p>
              </table:table-cell>
              <table:table-cell office:value-type="float" office:value="0.0862">
                <text:p>0.0862</text:p>
              </table:table-cell>
              <table:table-cell office:value-type="float" office:value="0.0996">
                <text:p>0.0996</text:p>
              </table:table-cell>
              <table:table-cell office:value-type="float" office:value="0.1034">
                <text:p>0.1034</text:p>
              </table:table-cell>
              <table:table-cell office:value-type="float" office:value="0.1095">
                <text:p>0.1095</text:p>
              </table:table-cell>
              <table:table-cell office:value-type="float" office:value="0.1099">
                <text:p>0.1099</text:p>
              </table:table-cell>
              <table:table-cell office:value-type="float" office:value="0.1181">
                <text:p>0.1181</text:p>
              </table:table-cell>
              <table:table-cell office:value-type="float" office:value="0.1321">
                <text:p>0.1321</text:p>
              </table:table-cell>
              <table:table-cell office:value-type="float" office:value="0.133">
                <text:p>0.133</text:p>
              </table:table-cell>
              <table:table-cell office:value-type="float" office:value="0.1455">
                <text:p>0.1455</text:p>
              </table:table-cell>
              <table:table-cell office:value-type="float" office:value="0.1541">
                <text:p>0.1541</text:p>
              </table:table-cell>
              <table:table-cell office:value-type="float" office:value="0.1592">
                <text:p>0.1592</text:p>
              </table:table-cell>
              <table:table-cell office:value-type="float" office:value="0.1604">
                <text:p>0.1604</text:p>
              </table:table-cell>
              <table:table-cell office:value-type="float" office:value="0.1674">
                <text:p>0.1674</text:p>
              </table:table-cell>
              <table:table-cell office:value-type="float" office:value="0.1777">
                <text:p>0.1777</text:p>
              </table:table-cell>
              <table:table-cell office:value-type="float" office:value="0.1723">
                <text:p>0.1723</text:p>
              </table:table-cell>
              <table:table-cell office:value-type="float" office:value="0.1805">
                <text:p>0.1805</text:p>
              </table:table-cell>
              <table:table-cell office:value-type="float" office:value="0.1888">
                <text:p>0.1888</text:p>
              </table:table-cell>
              <table:table-cell office:value-type="float" office:value="0.1928">
                <text:p>0.1928</text:p>
              </table:table-cell>
              <table:table-cell office:value-type="float" office:value="0.1995">
                <text:p>0.1995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4">
                <text:p>0.0004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22">
                <text:p>0.0022</text:p>
              </table:table-cell>
              <table:table-cell office:value-type="float" office:value="0.0036">
                <text:p>0.0036</text:p>
              </table:table-cell>
              <table:table-cell office:value-type="float" office:value="0.0066">
                <text:p>0.0066</text:p>
              </table:table-cell>
              <table:table-cell office:value-type="float" office:value="0.01">
                <text:p>0.01</text:p>
              </table:table-cell>
              <table:table-cell office:value-type="float" office:value="0.0132">
                <text:p>0.0132</text:p>
              </table:table-cell>
              <table:table-cell office:value-type="float" office:value="0.0186">
                <text:p>0.0186</text:p>
              </table:table-cell>
              <table:table-cell office:value-type="float" office:value="0.0234">
                <text:p>0.0234</text:p>
              </table:table-cell>
              <table:table-cell office:value-type="float" office:value="0.0279">
                <text:p>0.0279</text:p>
              </table:table-cell>
              <table:table-cell office:value-type="float" office:value="0.0347">
                <text:p>0.0347</text:p>
              </table:table-cell>
              <table:table-cell office:value-type="float" office:value="0.0375">
                <text:p>0.0375</text:p>
              </table:table-cell>
              <table:table-cell office:value-type="float" office:value="0.0504">
                <text:p>0.0504</text:p>
              </table:table-cell>
              <table:table-cell office:value-type="float" office:value="0.0482">
                <text:p>0.0482</text:p>
              </table:table-cell>
              <table:table-cell office:value-type="float" office:value="0.0562">
                <text:p>0.0562</text:p>
              </table:table-cell>
              <table:table-cell office:value-type="float" office:value="0.0648">
                <text:p>0.0648</text:p>
              </table:table-cell>
              <table:table-cell office:value-type="float" office:value="0.0739">
                <text:p>0.0739</text:p>
              </table:table-cell>
              <table:table-cell office:value-type="float" office:value="0.0859">
                <text:p>0.0859</text:p>
              </table:table-cell>
              <table:table-cell office:value-type="float" office:value="0.0864">
                <text:p>0.0864</text:p>
              </table:table-cell>
              <table:table-cell office:value-type="float" office:value="0.0969">
                <text:p>0.0969</text:p>
              </table:table-cell>
              <table:table-cell office:value-type="float" office:value="0.0972">
                <text:p>0.0972</text:p>
              </table:table-cell>
              <table:table-cell office:value-type="float" office:value="0.1015">
                <text:p>0.1015</text:p>
              </table:table-cell>
              <table:table-cell office:value-type="float" office:value="0.1186">
                <text:p>0.1186</text:p>
              </table:table-cell>
              <table:table-cell office:value-type="float" office:value="0.1211">
                <text:p>0.1211</text:p>
              </table:table-cell>
              <table:table-cell office:value-type="float" office:value="0.1311">
                <text:p>0.1311</text:p>
              </table:table-cell>
              <table:table-cell office:value-type="float" office:value="0.1393">
                <text:p>0.1393</text:p>
              </table:table-cell>
              <table:table-cell office:value-type="float" office:value="0.1413">
                <text:p>0.1413</text:p>
              </table:table-cell>
              <table:table-cell office:value-type="float" office:value="0.1463">
                <text:p>0.1463</text:p>
              </table:table-cell>
              <table:table-cell office:value-type="float" office:value="0.1524">
                <text:p>0.1524</text:p>
              </table:table-cell>
              <table:table-cell office:value-type="float" office:value="0.1649">
                <text:p>0.1649</text:p>
              </table:table-cell>
              <table:table-cell office:value-type="float" office:value="0.1665">
                <text:p>0.1665</text:p>
              </table:table-cell>
              <table:table-cell office:value-type="float" office:value="0.1711">
                <text:p>0.1711</text:p>
              </table:table-cell>
              <table:table-cell office:value-type="float" office:value="0.1731">
                <text:p>0.1731</text:p>
              </table:table-cell>
              <table:table-cell office:value-type="float" office:value="0.1803">
                <text:p>0.1803</text:p>
              </table:table-cell>
              <table:table-cell office:value-type="float" office:value="0.1878">
                <text:p>0.1878</text:p>
              </table:table-cell>
              <table:table-cell office:value-type="float" office:value="0.1929">
                <text:p>0.1929</text:p>
              </table:table-cell>
              <table:table-cell office:value-type="float" office:value="0.196">
                <text:p>0.196</text:p>
              </table:table-cell>
              <table:table-cell office:value-type="float" office:value="0.2008">
                <text:p>0.2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  <table:table-cell office:value-type="float" office:value="0.0011">
                <text:p>0.0011</text:p>
              </table:table-cell>
              <table:table-cell office:value-type="float" office:value="0.0033">
                <text:p>0.0033</text:p>
              </table:table-cell>
              <table:table-cell office:value-type="float" office:value="0.0033">
                <text:p>0.0033</text:p>
              </table:table-cell>
              <table:table-cell office:value-type="float" office:value="0.0057">
                <text:p>0.0057</text:p>
              </table:table-cell>
              <table:table-cell office:value-type="float" office:value="0.0098">
                <text:p>0.0098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208">
                <text:p>0.0208</text:p>
              </table:table-cell>
              <table:table-cell office:value-type="float" office:value="0.0247">
                <text:p>0.0247</text:p>
              </table:table-cell>
              <table:table-cell office:value-type="float" office:value="0.0322">
                <text:p>0.0322</text:p>
              </table:table-cell>
              <table:table-cell office:value-type="float" office:value="0.0397">
                <text:p>0.0397</text:p>
              </table:table-cell>
              <table:table-cell office:value-type="float" office:value="0.044">
                <text:p>0.044</text:p>
              </table:table-cell>
              <table:table-cell office:value-type="float" office:value="0.0454">
                <text:p>0.0454</text:p>
              </table:table-cell>
              <table:table-cell office:value-type="float" office:value="0.0541">
                <text:p>0.0541</text:p>
              </table:table-cell>
              <table:table-cell office:value-type="float" office:value="0.0596">
                <text:p>0.0596</text:p>
              </table:table-cell>
              <table:table-cell office:value-type="float" office:value="0.0635">
                <text:p>0.0635</text:p>
              </table:table-cell>
              <table:table-cell office:value-type="float" office:value="0.0786">
                <text:p>0.0786</text:p>
              </table:table-cell>
              <table:table-cell office:value-type="float" office:value="0.0854">
                <text:p>0.0854</text:p>
              </table:table-cell>
              <table:table-cell office:value-type="float" office:value="0.0913">
                <text:p>0.0913</text:p>
              </table:table-cell>
              <table:table-cell office:value-type="float" office:value="0.0998">
                <text:p>0.0998</text:p>
              </table:table-cell>
              <table:table-cell office:value-type="float" office:value="0.1077">
                <text:p>0.1077</text:p>
              </table:table-cell>
              <table:table-cell office:value-type="float" office:value="0.1054">
                <text:p>0.1054</text:p>
              </table:table-cell>
              <table:table-cell office:value-type="float" office:value="0.1187">
                <text:p>0.1187</text:p>
              </table:table-cell>
              <table:table-cell office:value-type="float" office:value="0.1271">
                <text:p>0.1271</text:p>
              </table:table-cell>
              <table:table-cell office:value-type="float" office:value="0.1281">
                <text:p>0.1281</text:p>
              </table:table-cell>
              <table:table-cell office:value-type="float" office:value="0.1291">
                <text:p>0.1291</text:p>
              </table:table-cell>
              <table:table-cell office:value-type="float" office:value="0.144">
                <text:p>0.144</text:p>
              </table:table-cell>
              <table:table-cell office:value-type="float" office:value="0.1587">
                <text:p>0.1587</text:p>
              </table:table-cell>
              <table:table-cell office:value-type="float" office:value="0.1562">
                <text:p>0.1562</text:p>
              </table:table-cell>
              <table:table-cell office:value-type="float" office:value="0.1581">
                <text:p>0.1581</text:p>
              </table:table-cell>
              <table:table-cell office:value-type="float" office:value="0.1692">
                <text:p>0.1692</text:p>
              </table:table-cell>
              <table:table-cell office:value-type="float" office:value="0.167">
                <text:p>0.167</text:p>
              </table:table-cell>
              <table:table-cell office:value-type="float" office:value="0.1843">
                <text:p>0.1843</text:p>
              </table:table-cell>
              <table:table-cell office:value-type="float" office:value="0.1804">
                <text:p>0.1804</text:p>
              </table:table-cell>
              <table:table-cell office:value-type="float" office:value="0.1901">
                <text:p>0.1901</text:p>
              </table:table-cell>
              <table:table-cell office:value-type="float" office:value="0.1951">
                <text:p>0.1951</text:p>
              </table:table-cell>
              <table:table-cell office:value-type="float" office:value="0.1957">
                <text:p>0.19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11">
                <text:p>0.0011</text:p>
              </table:table-cell>
              <table:table-cell office:value-type="float" office:value="0.0019">
                <text:p>0.0019</text:p>
              </table:table-cell>
              <table:table-cell office:value-type="float" office:value="0.0031">
                <text:p>0.0031</text:p>
              </table:table-cell>
              <table:table-cell office:value-type="float" office:value="0.005">
                <text:p>0.005</text:p>
              </table:table-cell>
              <table:table-cell office:value-type="float" office:value="0.0092">
                <text:p>0.0092</text:p>
              </table:table-cell>
              <table:table-cell office:value-type="float" office:value="0.0133">
                <text:p>0.0133</text:p>
              </table:table-cell>
              <table:table-cell office:value-type="float" office:value="0.0156">
                <text:p>0.0156</text:p>
              </table:table-cell>
              <table:table-cell office:value-type="float" office:value="0.0216">
                <text:p>0.0216</text:p>
              </table:table-cell>
              <table:table-cell office:value-type="float" office:value="0.0265">
                <text:p>0.0265</text:p>
              </table:table-cell>
              <table:table-cell office:value-type="float" office:value="0.0292">
                <text:p>0.0292</text:p>
              </table:table-cell>
              <table:table-cell office:value-type="float" office:value="0.0381">
                <text:p>0.0381</text:p>
              </table:table-cell>
              <table:table-cell office:value-type="float" office:value="0.0421">
                <text:p>0.0421</text:p>
              </table:table-cell>
              <table:table-cell office:value-type="float" office:value="0.0428">
                <text:p>0.0428</text:p>
              </table:table-cell>
              <table:table-cell office:value-type="float" office:value="0.0514">
                <text:p>0.0514</text:p>
              </table:table-cell>
              <table:table-cell office:value-type="float" office:value="0.0616">
                <text:p>0.0616</text:p>
              </table:table-cell>
              <table:table-cell office:value-type="float" office:value="0.0602">
                <text:p>0.0602</text:p>
              </table:table-cell>
              <table:table-cell office:value-type="float" office:value="0.0762">
                <text:p>0.0762</text:p>
              </table:table-cell>
              <table:table-cell office:value-type="float" office:value="0.0793">
                <text:p>0.0793</text:p>
              </table:table-cell>
              <table:table-cell office:value-type="float" office:value="0.0819">
                <text:p>0.0819</text:p>
              </table:table-cell>
              <table:table-cell office:value-type="float" office:value="0.0992">
                <text:p>0.0992</text:p>
              </table:table-cell>
              <table:table-cell office:value-type="float" office:value="0.1009">
                <text:p>0.1009</text:p>
              </table:table-cell>
              <table:table-cell office:value-type="float" office:value="0.1129">
                <text:p>0.1129</text:p>
              </table:table-cell>
              <table:table-cell office:value-type="float" office:value="0.1154">
                <text:p>0.1154</text:p>
              </table:table-cell>
              <table:table-cell office:value-type="float" office:value="0.1261">
                <text:p>0.1261</text:p>
              </table:table-cell>
              <table:table-cell office:value-type="float" office:value="0.1271">
                <text:p>0.1271</text:p>
              </table:table-cell>
              <table:table-cell office:value-type="float" office:value="0.1335">
                <text:p>0.1335</text:p>
              </table:table-cell>
              <table:table-cell office:value-type="float" office:value="0.1348">
                <text:p>0.1348</text:p>
              </table:table-cell>
              <table:table-cell office:value-type="float" office:value="0.151">
                <text:p>0.151</text:p>
              </table:table-cell>
              <table:table-cell office:value-type="float" office:value="0.145">
                <text:p>0.145</text:p>
              </table:table-cell>
              <table:table-cell office:value-type="float" office:value="0.1551">
                <text:p>0.1551</text:p>
              </table:table-cell>
              <table:table-cell office:value-type="float" office:value="0.1714">
                <text:p>0.1714</text:p>
              </table:table-cell>
              <table:table-cell office:value-type="float" office:value="0.1693">
                <text:p>0.1693</text:p>
              </table:table-cell>
              <table:table-cell office:value-type="float" office:value="0.169">
                <text:p>0.169</text:p>
              </table:table-cell>
              <table:table-cell office:value-type="float" office:value="0.1791">
                <text:p>0.1791</text:p>
              </table:table-cell>
              <table:table-cell office:value-type="float" office:value="0.1841">
                <text:p>0.1841</text:p>
              </table:table-cell>
              <table:table-cell office:value-type="float" office:value="0.1902">
                <text:p>0.1902</text:p>
              </table:table-cell>
              <table:table-cell office:value-type="float" office:value="0.2011">
                <text:p>0.2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.0008">
                <text:p>0.0008</text:p>
              </table:table-cell>
              <table:table-cell office:value-type="float" office:value="0.0013">
                <text:p>0.0013</text:p>
              </table:table-cell>
              <table:table-cell office:value-type="float" office:value="0.0032">
                <text:p>0.0032</text:p>
              </table:table-cell>
              <table:table-cell office:value-type="float" office:value="0.0049">
                <text:p>0.0049</text:p>
              </table:table-cell>
              <table:table-cell office:value-type="float" office:value="0.0079">
                <text:p>0.0079</text:p>
              </table:table-cell>
              <table:table-cell office:value-type="float" office:value="0.0096">
                <text:p>0.0096</text:p>
              </table:table-cell>
              <table:table-cell office:value-type="float" office:value="0.0156">
                <text:p>0.0156</text:p>
              </table:table-cell>
              <table:table-cell office:value-type="float" office:value="0.0184">
                <text:p>0.0184</text:p>
              </table:table-cell>
              <table:table-cell office:value-type="float" office:value="0.0231">
                <text:p>0.0231</text:p>
              </table:table-cell>
              <table:table-cell office:value-type="float" office:value="0.0317">
                <text:p>0.0317</text:p>
              </table:table-cell>
              <table:table-cell office:value-type="float" office:value="0.0386">
                <text:p>0.0386</text:p>
              </table:table-cell>
              <table:table-cell office:value-type="float" office:value="0.0379">
                <text:p>0.0379</text:p>
              </table:table-cell>
              <table:table-cell office:value-type="float" office:value="0.0412">
                <text:p>0.0412</text:p>
              </table:table-cell>
              <table:table-cell office:value-type="float" office:value="0.0493">
                <text:p>0.0493</text:p>
              </table:table-cell>
              <table:table-cell office:value-type="float" office:value="0.056">
                <text:p>0.056</text:p>
              </table:table-cell>
              <table:table-cell office:value-type="float" office:value="0.0606">
                <text:p>0.0606</text:p>
              </table:table-cell>
              <table:table-cell office:value-type="float" office:value="0.0719">
                <text:p>0.0719</text:p>
              </table:table-cell>
              <table:table-cell office:value-type="float" office:value="0.0778">
                <text:p>0.0778</text:p>
              </table:table-cell>
              <table:table-cell office:value-type="float" office:value="0.085">
                <text:p>0.085</text:p>
              </table:table-cell>
              <table:table-cell office:value-type="float" office:value="0.0953">
                <text:p>0.0953</text:p>
              </table:table-cell>
              <table:table-cell office:value-type="float" office:value="0.0956">
                <text:p>0.0956</text:p>
              </table:table-cell>
              <table:table-cell office:value-type="float" office:value="0.1045">
                <text:p>0.1045</text:p>
              </table:table-cell>
              <table:table-cell office:value-type="float" office:value="0.1089">
                <text:p>0.1089</text:p>
              </table:table-cell>
              <table:table-cell office:value-type="float" office:value="0.1196">
                <text:p>0.1196</text:p>
              </table:table-cell>
              <table:table-cell office:value-type="float" office:value="0.1255">
                <text:p>0.1255</text:p>
              </table:table-cell>
              <table:table-cell office:value-type="float" office:value="0.1362">
                <text:p>0.1362</text:p>
              </table:table-cell>
              <table:table-cell office:value-type="float" office:value="0.1398">
                <text:p>0.1398</text:p>
              </table:table-cell>
              <table:table-cell office:value-type="float" office:value="0.1442">
                <text:p>0.1442</text:p>
              </table:table-cell>
              <table:table-cell office:value-type="float" office:value="0.1483">
                <text:p>0.1483</text:p>
              </table:table-cell>
              <table:table-cell office:value-type="float" office:value="0.1528">
                <text:p>0.1528</text:p>
              </table:table-cell>
              <table:table-cell office:value-type="float" office:value="0.1603">
                <text:p>0.1603</text:p>
              </table:table-cell>
              <table:table-cell office:value-type="float" office:value="0.1652">
                <text:p>0.1652</text:p>
              </table:table-cell>
              <table:table-cell office:value-type="float" office:value="0.1799">
                <text:p>0.1799</text:p>
              </table:table-cell>
              <table:table-cell office:value-type="float" office:value="0.1779">
                <text:p>0.1779</text:p>
              </table:table-cell>
              <table:table-cell office:value-type="float" office:value="0.1789">
                <text:p>0.1789</text:p>
              </table:table-cell>
              <table:table-cell office:value-type="float" office:value="0.1902">
                <text:p>0.190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7">
                <text:p>0.0007</text:p>
              </table:table-cell>
              <table:table-cell office:value-type="float" office:value="0.0013">
                <text:p>0.0013</text:p>
              </table:table-cell>
              <table:table-cell office:value-type="float" office:value="0.0028">
                <text:p>0.0028</text:p>
              </table:table-cell>
              <table:table-cell office:value-type="float" office:value="0.0055">
                <text:p>0.0055</text:p>
              </table:table-cell>
              <table:table-cell office:value-type="float" office:value="0.0079">
                <text:p>0.0079</text:p>
              </table:table-cell>
              <table:table-cell office:value-type="float" office:value="0.0106">
                <text:p>0.0106</text:p>
              </table:table-cell>
              <table:table-cell office:value-type="float" office:value="0.0155">
                <text:p>0.0155</text:p>
              </table:table-cell>
              <table:table-cell office:value-type="float" office:value="0.0199">
                <text:p>0.0199</text:p>
              </table:table-cell>
              <table:table-cell office:value-type="float" office:value="0.0219">
                <text:p>0.0219</text:p>
              </table:table-cell>
              <table:table-cell office:value-type="float" office:value="0.0279">
                <text:p>0.0279</text:p>
              </table:table-cell>
              <table:table-cell office:value-type="float" office:value="0.0336">
                <text:p>0.0336</text:p>
              </table:table-cell>
              <table:table-cell office:value-type="float" office:value="0.0376">
                <text:p>0.0376</text:p>
              </table:table-cell>
              <table:table-cell office:value-type="float" office:value="0.0434">
                <text:p>0.0434</text:p>
              </table:table-cell>
              <table:table-cell office:value-type="float" office:value="0.0486">
                <text:p>0.0486</text:p>
              </table:table-cell>
              <table:table-cell office:value-type="float" office:value="0.0563">
                <text:p>0.0563</text:p>
              </table:table-cell>
              <table:table-cell office:value-type="float" office:value="0.0623">
                <text:p>0.0623</text:p>
              </table:table-cell>
              <table:table-cell office:value-type="float" office:value="0.07">
                <text:p>0.07</text:p>
              </table:table-cell>
              <table:table-cell office:value-type="float" office:value="0.0754">
                <text:p>0.0754</text:p>
              </table:table-cell>
              <table:table-cell office:value-type="float" office:value="0.0841">
                <text:p>0.0841</text:p>
              </table:table-cell>
              <table:table-cell office:value-type="float" office:value="0.0893">
                <text:p>0.0893</text:p>
              </table:table-cell>
              <table:table-cell office:value-type="float" office:value="0.0894">
                <text:p>0.0894</text:p>
              </table:table-cell>
              <table:table-cell office:value-type="float" office:value="0.1058">
                <text:p>0.1058</text:p>
              </table:table-cell>
              <table:table-cell office:value-type="float" office:value="0.1051">
                <text:p>0.1051</text:p>
              </table:table-cell>
              <table:table-cell office:value-type="float" office:value="0.1204">
                <text:p>0.1204</text:p>
              </table:table-cell>
              <table:table-cell office:value-type="float" office:value="0.1227">
                <text:p>0.1227</text:p>
              </table:table-cell>
              <table:table-cell office:value-type="float" office:value="0.1278">
                <text:p>0.1278</text:p>
              </table:table-cell>
              <table:table-cell office:value-type="float" office:value="0.1341">
                <text:p>0.1341</text:p>
              </table:table-cell>
              <table:table-cell office:value-type="float" office:value="0.145">
                <text:p>0.145</text:p>
              </table:table-cell>
              <table:table-cell office:value-type="float" office:value="0.1472">
                <text:p>0.1472</text:p>
              </table:table-cell>
              <table:table-cell office:value-type="float" office:value="0.1559">
                <text:p>0.1559</text:p>
              </table:table-cell>
              <table:table-cell office:value-type="float" office:value="0.1591">
                <text:p>0.1591</text:p>
              </table:table-cell>
              <table:table-cell office:value-type="float" office:value="0.1596">
                <text:p>0.1596</text:p>
              </table:table-cell>
              <table:table-cell office:value-type="float" office:value="0.1762">
                <text:p>0.1762</text:p>
              </table:table-cell>
              <table:table-cell office:value-type="float" office:value="0.1692">
                <text:p>0.1692</text:p>
              </table:table-cell>
              <table:table-cell office:value-type="float" office:value="0.1827">
                <text:p>0.1827</text:p>
              </table:table-cell>
              <table:table-cell office:value-type="float" office:value="0.1766">
                <text:p>0.1766</text:p>
              </table:table-cell>
              <table:table-cell office:value-type="float" office:value="0.1881">
                <text:p>0.18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7">
                <text:p>0.0007</text:p>
              </table:table-cell>
              <table:table-cell office:value-type="float" office:value="0.0013">
                <text:p>0.0013</text:p>
              </table:table-cell>
              <table:table-cell office:value-type="float" office:value="0.0033">
                <text:p>0.0033</text:p>
              </table:table-cell>
              <table:table-cell office:value-type="float" office:value="0.0036">
                <text:p>0.0036</text:p>
              </table:table-cell>
              <table:table-cell office:value-type="float" office:value="0.0071">
                <text:p>0.0071</text:p>
              </table:table-cell>
              <table:table-cell office:value-type="float" office:value="0.0093">
                <text:p>0.0093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223">
                <text:p>0.0223</text:p>
              </table:table-cell>
              <table:table-cell office:value-type="float" office:value="0.0279">
                <text:p>0.0279</text:p>
              </table:table-cell>
              <table:table-cell office:value-type="float" office:value="0.0306">
                <text:p>0.0306</text:p>
              </table:table-cell>
              <table:table-cell office:value-type="float" office:value="0.0333">
                <text:p>0.0333</text:p>
              </table:table-cell>
              <table:table-cell office:value-type="float" office:value="0.0397">
                <text:p>0.0397</text:p>
              </table:table-cell>
              <table:table-cell office:value-type="float" office:value="0.0489">
                <text:p>0.0489</text:p>
              </table:table-cell>
              <table:table-cell office:value-type="float" office:value="0.0527">
                <text:p>0.0527</text:p>
              </table:table-cell>
              <table:table-cell office:value-type="float" office:value="0.0572">
                <text:p>0.0572</text:p>
              </table:table-cell>
              <table:table-cell office:value-type="float" office:value="0.0669">
                <text:p>0.0669</text:p>
              </table:table-cell>
              <table:table-cell office:value-type="float" office:value="0.0762">
                <text:p>0.0762</text:p>
              </table:table-cell>
              <table:table-cell office:value-type="float" office:value="0.083">
                <text:p>0.083</text:p>
              </table:table-cell>
              <table:table-cell office:value-type="float" office:value="0.0813">
                <text:p>0.0813</text:p>
              </table:table-cell>
              <table:table-cell office:value-type="float" office:value="0.0945">
                <text:p>0.0945</text:p>
              </table:table-cell>
              <table:table-cell office:value-type="float" office:value="0.1028">
                <text:p>0.1028</text:p>
              </table:table-cell>
              <table:table-cell office:value-type="float" office:value="0.1067">
                <text:p>0.1067</text:p>
              </table:table-cell>
              <table:table-cell office:value-type="float" office:value="0.1167">
                <text:p>0.1167</text:p>
              </table:table-cell>
              <table:table-cell office:value-type="float" office:value="0.1208">
                <text:p>0.1208</text:p>
              </table:table-cell>
              <table:table-cell office:value-type="float" office:value="0.126">
                <text:p>0.126</text:p>
              </table:table-cell>
              <table:table-cell office:value-type="float" office:value="0.1321">
                <text:p>0.1321</text:p>
              </table:table-cell>
              <table:table-cell office:value-type="float" office:value="0.1361">
                <text:p>0.1361</text:p>
              </table:table-cell>
              <table:table-cell office:value-type="float" office:value="0.1483">
                <text:p>0.1483</text:p>
              </table:table-cell>
              <table:table-cell office:value-type="float" office:value="0.1482">
                <text:p>0.1482</text:p>
              </table:table-cell>
              <table:table-cell office:value-type="float" office:value="0.1497">
                <text:p>0.1497</text:p>
              </table:table-cell>
              <table:table-cell office:value-type="float" office:value="0.1553">
                <text:p>0.1553</text:p>
              </table:table-cell>
              <table:table-cell office:value-type="float" office:value="0.167">
                <text:p>0.167</text:p>
              </table:table-cell>
              <table:table-cell office:value-type="float" office:value="0.1688">
                <text:p>0.1688</text:p>
              </table:table-cell>
              <table:table-cell office:value-type="float" office:value="0.18">
                <text:p>0.18</text:p>
              </table:table-cell>
              <table:table-cell office:value-type="float" office:value="0.1856">
                <text:p>0.1856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16">
                <text:p>0.0016</text:p>
              </table:table-cell>
              <table:table-cell office:value-type="float" office:value="0.0018">
                <text:p>0.0018</text:p>
              </table:table-cell>
              <table:table-cell office:value-type="float" office:value="0.0039">
                <text:p>0.0039</text:p>
              </table:table-cell>
              <table:table-cell office:value-type="float" office:value="0.0061">
                <text:p>0.0061</text:p>
              </table:table-cell>
              <table:table-cell office:value-type="float" office:value="0.0101">
                <text:p>0.0101</text:p>
              </table:table-cell>
              <table:table-cell office:value-type="float" office:value="0.0117">
                <text:p>0.0117</text:p>
              </table:table-cell>
              <table:table-cell office:value-type="float" office:value="0.017">
                <text:p>0.017</text:p>
              </table:table-cell>
              <table:table-cell office:value-type="float" office:value="0.0181">
                <text:p>0.0181</text:p>
              </table:table-cell>
              <table:table-cell office:value-type="float" office:value="0.0243">
                <text:p>0.0243</text:p>
              </table:table-cell>
              <table:table-cell office:value-type="float" office:value="0.031">
                <text:p>0.031</text:p>
              </table:table-cell>
              <table:table-cell office:value-type="float" office:value="0.0327">
                <text:p>0.0327</text:p>
              </table:table-cell>
              <table:table-cell office:value-type="float" office:value="0.0371">
                <text:p>0.0371</text:p>
              </table:table-cell>
              <table:table-cell office:value-type="float" office:value="0.0469">
                <text:p>0.0469</text:p>
              </table:table-cell>
              <table:table-cell office:value-type="float" office:value="0.0519">
                <text:p>0.0519</text:p>
              </table:table-cell>
              <table:table-cell office:value-type="float" office:value="0.0552">
                <text:p>0.0552</text:p>
              </table:table-cell>
              <table:table-cell office:value-type="float" office:value="0.0628">
                <text:p>0.0628</text:p>
              </table:table-cell>
              <table:table-cell office:value-type="float" office:value="0.0777">
                <text:p>0.0777</text:p>
              </table:table-cell>
              <table:table-cell office:value-type="float" office:value="0.0783">
                <text:p>0.0783</text:p>
              </table:table-cell>
              <table:table-cell office:value-type="float" office:value="0.0871">
                <text:p>0.0871</text:p>
              </table:table-cell>
              <table:table-cell office:value-type="float" office:value="0.0919">
                <text:p>0.0919</text:p>
              </table:table-cell>
              <table:table-cell office:value-type="float" office:value="0.1033">
                <text:p>0.1033</text:p>
              </table:table-cell>
              <table:table-cell office:value-type="float" office:value="0.1087">
                <text:p>0.1087</text:p>
              </table:table-cell>
              <table:table-cell office:value-type="float" office:value="0.1062">
                <text:p>0.1062</text:p>
              </table:table-cell>
              <table:table-cell office:value-type="float" office:value="0.1122">
                <text:p>0.1122</text:p>
              </table:table-cell>
              <table:table-cell office:value-type="float" office:value="0.1226">
                <text:p>0.1226</text:p>
              </table:table-cell>
              <table:table-cell office:value-type="float" office:value="0.1372">
                <text:p>0.1372</text:p>
              </table:table-cell>
              <table:table-cell office:value-type="float" office:value="0.1388">
                <text:p>0.1388</text:p>
              </table:table-cell>
              <table:table-cell office:value-type="float" office:value="0.1393">
                <text:p>0.1393</text:p>
              </table:table-cell>
              <table:table-cell office:value-type="float" office:value="0.1515">
                <text:p>0.1515</text:p>
              </table:table-cell>
              <table:table-cell office:value-type="float" office:value="0.1434">
                <text:p>0.1434</text:p>
              </table:table-cell>
              <table:table-cell office:value-type="float" office:value="0.1617">
                <text:p>0.1617</text:p>
              </table:table-cell>
              <table:table-cell office:value-type="float" office:value="0.1693">
                <text:p>0.1693</text:p>
              </table:table-cell>
              <table:table-cell office:value-type="float" office:value="0.1626">
                <text:p>0.1626</text:p>
              </table:table-cell>
              <table:table-cell office:value-type="float" office:value="0.1698">
                <text:p>0.1698</text:p>
              </table:table-cell>
              <table:table-cell office:value-type="float" office:value="0.1745">
                <text:p>0.1745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9">
                <text:p>0.0009</text:p>
              </table:table-cell>
              <table:table-cell office:value-type="float" office:value="0.0014">
                <text:p>0.0014</text:p>
              </table:table-cell>
              <table:table-cell office:value-type="float" office:value="0.0023">
                <text:p>0.0023</text:p>
              </table:table-cell>
              <table:table-cell office:value-type="float" office:value="0.0032">
                <text:p>0.0032</text:p>
              </table:table-cell>
              <table:table-cell office:value-type="float" office:value="0.006">
                <text:p>0.006</text:p>
              </table:table-cell>
              <table:table-cell office:value-type="float" office:value="0.0095">
                <text:p>0.0095</text:p>
              </table:table-cell>
              <table:table-cell office:value-type="float" office:value="0.0119">
                <text:p>0.0119</text:p>
              </table:table-cell>
              <table:table-cell office:value-type="float" office:value="0.0139">
                <text:p>0.0139</text:p>
              </table:table-cell>
              <table:table-cell office:value-type="float" office:value="0.017">
                <text:p>0.017</text:p>
              </table:table-cell>
              <table:table-cell office:value-type="float" office:value="0.0254">
                <text:p>0.0254</text:p>
              </table:table-cell>
              <table:table-cell office:value-type="float" office:value="0.0291">
                <text:p>0.0291</text:p>
              </table:table-cell>
              <table:table-cell office:value-type="float" office:value="0.0347">
                <text:p>0.0347</text:p>
              </table:table-cell>
              <table:table-cell office:value-type="float" office:value="0.0372">
                <text:p>0.0372</text:p>
              </table:table-cell>
              <table:table-cell office:value-type="float" office:value="0.0456">
                <text:p>0.0456</text:p>
              </table:table-cell>
              <table:table-cell office:value-type="float" office:value="0.0473">
                <text:p>0.0473</text:p>
              </table:table-cell>
              <table:table-cell office:value-type="float" office:value="0.0581">
                <text:p>0.0581</text:p>
              </table:table-cell>
              <table:table-cell office:value-type="float" office:value="0.0693">
                <text:p>0.0693</text:p>
              </table:table-cell>
              <table:table-cell office:value-type="float" office:value="0.0743">
                <text:p>0.0743</text:p>
              </table:table-cell>
              <table:table-cell office:value-type="float" office:value="0.0773">
                <text:p>0.0773</text:p>
              </table:table-cell>
              <table:table-cell office:value-type="float" office:value="0.0838">
                <text:p>0.0838</text:p>
              </table:table-cell>
              <table:table-cell office:value-type="float" office:value="0.0837">
                <text:p>0.0837</text:p>
              </table:table-cell>
              <table:table-cell office:value-type="float" office:value="0.0957">
                <text:p>0.0957</text:p>
              </table:table-cell>
              <table:table-cell office:value-type="float" office:value="0.1034">
                <text:p>0.1034</text:p>
              </table:table-cell>
              <table:table-cell office:value-type="float" office:value="0.1063">
                <text:p>0.1063</text:p>
              </table:table-cell>
              <table:table-cell office:value-type="float" office:value="0.1126">
                <text:p>0.1126</text:p>
              </table:table-cell>
              <table:table-cell office:value-type="float" office:value="0.1161">
                <text:p>0.1161</text:p>
              </table:table-cell>
              <table:table-cell office:value-type="float" office:value="0.1353">
                <text:p>0.1353</text:p>
              </table:table-cell>
              <table:table-cell office:value-type="float" office:value="0.1334">
                <text:p>0.1334</text:p>
              </table:table-cell>
              <table:table-cell office:value-type="float" office:value="0.143">
                <text:p>0.143</text:p>
              </table:table-cell>
              <table:table-cell office:value-type="float" office:value="0.1429">
                <text:p>0.1429</text:p>
              </table:table-cell>
              <table:table-cell office:value-type="float" office:value="0.1504">
                <text:p>0.1504</text:p>
              </table:table-cell>
              <table:table-cell office:value-type="float" office:value="0.1506">
                <text:p>0.1506</text:p>
              </table:table-cell>
              <table:table-cell office:value-type="float" office:value="0.1568">
                <text:p>0.1568</text:p>
              </table:table-cell>
              <table:table-cell office:value-type="float" office:value="0.1644">
                <text:p>0.1644</text:p>
              </table:table-cell>
              <table:table-cell office:value-type="float" office:value="0.168">
                <text:p>0.168</text:p>
              </table:table-cell>
              <table:table-cell office:value-type="float" office:value="0.1774">
                <text:p>0.1774</text:p>
              </table:table-cell>
              <table:table-cell office:value-type="float" office:value="0.1766">
                <text:p>0.17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05">
                <text:p>0.0005</text:p>
              </table:table-cell>
              <table:table-cell office:value-type="float" office:value="0.0009">
                <text:p>0.0009</text:p>
              </table:table-cell>
              <table:table-cell office:value-type="float" office:value="0.0019">
                <text:p>0.0019</text:p>
              </table:table-cell>
              <table:table-cell office:value-type="float" office:value="0.0039">
                <text:p>0.0039</text:p>
              </table:table-cell>
              <table:table-cell office:value-type="float" office:value="0.0055">
                <text:p>0.0055</text:p>
              </table:table-cell>
              <table:table-cell office:value-type="float" office:value="0.0078">
                <text:p>0.0078</text:p>
              </table:table-cell>
              <table:table-cell office:value-type="float" office:value="0.0088">
                <text:p>0.0088</text:p>
              </table:table-cell>
              <table:table-cell office:value-type="float" office:value="0.0129">
                <text:p>0.0129</text:p>
              </table:table-cell>
              <table:table-cell office:value-type="float" office:value="0.0169">
                <text:p>0.0169</text:p>
              </table:table-cell>
              <table:table-cell office:value-type="float" office:value="0.0213">
                <text:p>0.0213</text:p>
              </table:table-cell>
              <table:table-cell office:value-type="float" office:value="0.0278">
                <text:p>0.0278</text:p>
              </table:table-cell>
              <table:table-cell office:value-type="float" office:value="0.0353">
                <text:p>0.0353</text:p>
              </table:table-cell>
              <table:table-cell office:value-type="float" office:value="0.0381">
                <text:p>0.0381</text:p>
              </table:table-cell>
              <table:table-cell office:value-type="float" office:value="0.041">
                <text:p>0.041</text:p>
              </table:table-cell>
              <table:table-cell office:value-type="float" office:value="0.0506">
                <text:p>0.0506</text:p>
              </table:table-cell>
              <table:table-cell office:value-type="float" office:value="0.0567">
                <text:p>0.0567</text:p>
              </table:table-cell>
              <table:table-cell office:value-type="float" office:value="0.0582">
                <text:p>0.0582</text:p>
              </table:table-cell>
              <table:table-cell office:value-type="float" office:value="0.0735">
                <text:p>0.0735</text:p>
              </table:table-cell>
              <table:table-cell office:value-type="float" office:value="0.0756">
                <text:p>0.0756</text:p>
              </table:table-cell>
              <table:table-cell office:value-type="float" office:value="0.0808">
                <text:p>0.0808</text:p>
              </table:table-cell>
              <table:table-cell office:value-type="float" office:value="0.0914">
                <text:p>0.0914</text:p>
              </table:table-cell>
              <table:table-cell office:value-type="float" office:value="0.0927">
                <text:p>0.0927</text:p>
              </table:table-cell>
              <table:table-cell office:value-type="float" office:value="0.1036">
                <text:p>0.1036</text:p>
              </table:table-cell>
              <table:table-cell office:value-type="float" office:value="0.1009">
                <text:p>0.1009</text:p>
              </table:table-cell>
              <table:table-cell office:value-type="float" office:value="0.1189">
                <text:p>0.1189</text:p>
              </table:table-cell>
              <table:table-cell office:value-type="float" office:value="0.1112">
                <text:p>0.1112</text:p>
              </table:table-cell>
              <table:table-cell office:value-type="float" office:value="0.1251">
                <text:p>0.1251</text:p>
              </table:table-cell>
              <table:table-cell office:value-type="float" office:value="0.1236">
                <text:p>0.1236</text:p>
              </table:table-cell>
              <table:table-cell office:value-type="float" office:value="0.1332">
                <text:p>0.1332</text:p>
              </table:table-cell>
              <table:table-cell office:value-type="float" office:value="0.1393">
                <text:p>0.1393</text:p>
              </table:table-cell>
              <table:table-cell office:value-type="float" office:value="0.1434">
                <text:p>0.1434</text:p>
              </table:table-cell>
              <table:table-cell office:value-type="float" office:value="0.1556">
                <text:p>0.1556</text:p>
              </table:table-cell>
              <table:table-cell office:value-type="float" office:value="0.1635">
                <text:p>0.1635</text:p>
              </table:table-cell>
              <table:table-cell office:value-type="float" office:value="0.1663">
                <text:p>0.1663</text:p>
              </table:table-cell>
              <table:table-cell office:value-type="float" office:value="0.1666">
                <text:p>0.1666</text:p>
              </table:table-cell>
              <table:table-cell office:value-type="float" office:value="0.1735">
                <text:p>0.1735</text:p>
              </table:table-cell>
              <table:table-cell office:value-type="float" office:value="0.1823">
                <text:p>0.1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  <table:table-cell office:value-type="float" office:value="0.0008">
                <text:p>0.0008</text:p>
              </table:table-cell>
              <table:table-cell office:value-type="float" office:value="0.0007">
                <text:p>0.0007</text:p>
              </table:table-cell>
              <table:table-cell office:value-type="float" office:value="0.0024">
                <text:p>0.0024</text:p>
              </table:table-cell>
              <table:table-cell office:value-type="float" office:value="0.0026">
                <text:p>0.0026</text:p>
              </table:table-cell>
              <table:table-cell office:value-type="float" office:value="0.0048">
                <text:p>0.0048</text:p>
              </table:table-cell>
              <table:table-cell office:value-type="float" office:value="0.0074">
                <text:p>0.0074</text:p>
              </table:table-cell>
              <table:table-cell office:value-type="float" office:value="0.0099">
                <text:p>0.0099</text:p>
              </table:table-cell>
              <table:table-cell office:value-type="float" office:value="0.0131">
                <text:p>0.0131</text:p>
              </table:table-cell>
              <table:table-cell office:value-type="float" office:value="0.0179">
                <text:p>0.0179</text:p>
              </table:table-cell>
              <table:table-cell office:value-type="float" office:value="0.0162">
                <text:p>0.0162</text:p>
              </table:table-cell>
              <table:table-cell office:value-type="float" office:value="0.0253">
                <text:p>0.0253</text:p>
              </table:table-cell>
              <table:table-cell office:value-type="float" office:value="0.036">
                <text:p>0.036</text:p>
              </table:table-cell>
              <table:table-cell office:value-type="float" office:value="0.0352">
                <text:p>0.0352</text:p>
              </table:table-cell>
              <table:table-cell office:value-type="float" office:value="0.0419">
                <text:p>0.0419</text:p>
              </table:table-cell>
              <table:table-cell office:value-type="float" office:value="0.0497">
                <text:p>0.0497</text:p>
              </table:table-cell>
              <table:table-cell office:value-type="float" office:value="0.0501">
                <text:p>0.0501</text:p>
              </table:table-cell>
              <table:table-cell office:value-type="float" office:value="0.0596">
                <text:p>0.0596</text:p>
              </table:table-cell>
              <table:table-cell office:value-type="float" office:value="0.0663">
                <text:p>0.0663</text:p>
              </table:table-cell>
              <table:table-cell office:value-type="float" office:value="0.0688">
                <text:p>0.0688</text:p>
              </table:table-cell>
              <table:table-cell office:value-type="float" office:value="0.0802">
                <text:p>0.0802</text:p>
              </table:table-cell>
              <table:table-cell office:value-type="float" office:value="0.0823">
                <text:p>0.0823</text:p>
              </table:table-cell>
              <table:table-cell office:value-type="float" office:value="0.0913">
                <text:p>0.0913</text:p>
              </table:table-cell>
              <table:table-cell office:value-type="float" office:value="0.0923">
                <text:p>0.0923</text:p>
              </table:table-cell>
              <table:table-cell office:value-type="float" office:value="0.1029">
                <text:p>0.1029</text:p>
              </table:table-cell>
              <table:table-cell office:value-type="float" office:value="0.1107">
                <text:p>0.1107</text:p>
              </table:table-cell>
              <table:table-cell office:value-type="float" office:value="0.1159">
                <text:p>0.1159</text:p>
              </table:table-cell>
              <table:table-cell office:value-type="float" office:value="0.1262">
                <text:p>0.1262</text:p>
              </table:table-cell>
              <table:table-cell office:value-type="float" office:value="0.1282">
                <text:p>0.1282</text:p>
              </table:table-cell>
              <table:table-cell office:value-type="float" office:value="0.1383">
                <text:p>0.1383</text:p>
              </table:table-cell>
              <table:table-cell office:value-type="float" office:value="0.1411">
                <text:p>0.1411</text:p>
              </table:table-cell>
              <table:table-cell office:value-type="float" office:value="0.1464">
                <text:p>0.1464</text:p>
              </table:table-cell>
              <table:table-cell office:value-type="float" office:value="0.1456">
                <text:p>0.1456</text:p>
              </table:table-cell>
              <table:table-cell office:value-type="float" office:value="0.1562">
                <text:p>0.1562</text:p>
              </table:table-cell>
              <table:table-cell office:value-type="float" office:value="0.1553">
                <text:p>0.1553</text:p>
              </table:table-cell>
              <table:table-cell office:value-type="float" office:value="0.1654">
                <text:p>0.1654</text:p>
              </table:table-cell>
              <table:table-cell office:value-type="float" office:value="0.1707">
                <text:p>0.1707</text:p>
              </table:table-cell>
              <table:table-cell office:value-type="float" office:value="0.1744">
                <text:p>0.1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6">
                <text:p>0.0006</text:p>
              </table:table-cell>
              <table:table-cell office:value-type="float" office:value="0.0016">
                <text:p>0.0016</text:p>
              </table:table-cell>
              <table:table-cell office:value-type="float" office:value="0.0025">
                <text:p>0.0025</text:p>
              </table:table-cell>
              <table:table-cell office:value-type="float" office:value="0.004">
                <text:p>0.004</text:p>
              </table:table-cell>
              <table:table-cell office:value-type="float" office:value="0.0073">
                <text:p>0.0073</text:p>
              </table:table-cell>
              <table:table-cell office:value-type="float" office:value="0.0089">
                <text:p>0.0089</text:p>
              </table:table-cell>
              <table:table-cell office:value-type="float" office:value="0.0124">
                <text:p>0.0124</text:p>
              </table:table-cell>
              <table:table-cell office:value-type="float" office:value="0.018">
                <text:p>0.018</text:p>
              </table:table-cell>
              <table:table-cell office:value-type="float" office:value="0.0199">
                <text:p>0.0199</text:p>
              </table:table-cell>
              <table:table-cell office:value-type="float" office:value="0.027">
                <text:p>0.027</text:p>
              </table:table-cell>
              <table:table-cell office:value-type="float" office:value="0.0282">
                <text:p>0.0282</text:p>
              </table:table-cell>
              <table:table-cell office:value-type="float" office:value="0.0364">
                <text:p>0.0364</text:p>
              </table:table-cell>
              <table:table-cell office:value-type="float" office:value="0.0422">
                <text:p>0.0422</text:p>
              </table:table-cell>
              <table:table-cell office:value-type="float" office:value="0.048">
                <text:p>0.048</text:p>
              </table:table-cell>
              <table:table-cell office:value-type="float" office:value="0.0532">
                <text:p>0.0532</text:p>
              </table:table-cell>
              <table:table-cell office:value-type="float" office:value="0.0565">
                <text:p>0.0565</text:p>
              </table:table-cell>
              <table:table-cell office:value-type="float" office:value="0.0661">
                <text:p>0.0661</text:p>
              </table:table-cell>
              <table:table-cell office:value-type="float" office:value="0.0717">
                <text:p>0.0717</text:p>
              </table:table-cell>
              <table:table-cell office:value-type="float" office:value="0.0747">
                <text:p>0.0747</text:p>
              </table:table-cell>
              <table:table-cell office:value-type="float" office:value="0.0816">
                <text:p>0.0816</text:p>
              </table:table-cell>
              <table:table-cell office:value-type="float" office:value="0.0838">
                <text:p>0.0838</text:p>
              </table:table-cell>
              <table:table-cell office:value-type="float" office:value="0.0927">
                <text:p>0.0927</text:p>
              </table:table-cell>
              <table:table-cell office:value-type="float" office:value="0.0991">
                <text:p>0.0991</text:p>
              </table:table-cell>
              <table:table-cell office:value-type="float" office:value="0.1074">
                <text:p>0.1074</text:p>
              </table:table-cell>
              <table:table-cell office:value-type="float" office:value="0.1107">
                <text:p>0.1107</text:p>
              </table:table-cell>
              <table:table-cell office:value-type="float" office:value="0.1221">
                <text:p>0.1221</text:p>
              </table:table-cell>
              <table:table-cell office:value-type="float" office:value="0.1333">
                <text:p>0.1333</text:p>
              </table:table-cell>
              <table:table-cell office:value-type="float" office:value="0.1258">
                <text:p>0.1258</text:p>
              </table:table-cell>
              <table:table-cell office:value-type="float" office:value="0.1381">
                <text:p>0.1381</text:p>
              </table:table-cell>
              <table:table-cell office:value-type="float" office:value="0.1491">
                <text:p>0.1491</text:p>
              </table:table-cell>
              <table:table-cell office:value-type="float" office:value="0.1463">
                <text:p>0.1463</text:p>
              </table:table-cell>
              <table:table-cell office:value-type="float" office:value="0.1522">
                <text:p>0.1522</text:p>
              </table:table-cell>
              <table:table-cell office:value-type="float" office:value="0.1552">
                <text:p>0.1552</text:p>
              </table:table-cell>
              <table:table-cell office:value-type="float" office:value="0.1704">
                <text:p>0.1704</text:p>
              </table:table-cell>
              <table:table-cell office:value-type="float" office:value="0.1791">
                <text:p>0.1791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0013">
                <text:p>0.0013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  <table:table-cell office:value-type="float" office:value="0.0054">
                <text:p>0.0054</text:p>
              </table:table-cell>
              <table:table-cell office:value-type="float" office:value="0.0061">
                <text:p>0.0061</text:p>
              </table:table-cell>
              <table:table-cell office:value-type="float" office:value="0.0079">
                <text:p>0.0079</text:p>
              </table:table-cell>
              <table:table-cell office:value-type="float" office:value="0.0121">
                <text:p>0.0121</text:p>
              </table:table-cell>
              <table:table-cell office:value-type="float" office:value="0.0158">
                <text:p>0.0158</text:p>
              </table:table-cell>
              <table:table-cell office:value-type="float" office:value="0.0201">
                <text:p>0.0201</text:p>
              </table:table-cell>
              <table:table-cell office:value-type="float" office:value="0.023">
                <text:p>0.023</text:p>
              </table:table-cell>
              <table:table-cell office:value-type="float" office:value="0.0266">
                <text:p>0.0266</text:p>
              </table:table-cell>
              <table:table-cell office:value-type="float" office:value="0.0359">
                <text:p>0.0359</text:p>
              </table:table-cell>
              <table:table-cell office:value-type="float" office:value="0.0408">
                <text:p>0.0408</text:p>
              </table:table-cell>
              <table:table-cell office:value-type="float" office:value="0.0439">
                <text:p>0.0439</text:p>
              </table:table-cell>
              <table:table-cell office:value-type="float" office:value="0.0505">
                <text:p>0.0505</text:p>
              </table:table-cell>
              <table:table-cell office:value-type="float" office:value="0.0543">
                <text:p>0.0543</text:p>
              </table:table-cell>
              <table:table-cell office:value-type="float" office:value="0.0605">
                <text:p>0.0605</text:p>
              </table:table-cell>
              <table:table-cell office:value-type="float" office:value="0.0665">
                <text:p>0.0665</text:p>
              </table:table-cell>
              <table:table-cell office:value-type="float" office:value="0.0744">
                <text:p>0.0744</text:p>
              </table:table-cell>
              <table:table-cell office:value-type="float" office:value="0.0809">
                <text:p>0.0809</text:p>
              </table:table-cell>
              <table:table-cell office:value-type="float" office:value="0.093">
                <text:p>0.093</text:p>
              </table:table-cell>
              <table:table-cell office:value-type="float" office:value="0.0981">
                <text:p>0.0981</text:p>
              </table:table-cell>
              <table:table-cell office:value-type="float" office:value="0.1114">
                <text:p>0.1114</text:p>
              </table:table-cell>
              <table:table-cell office:value-type="float" office:value="0.1056">
                <text:p>0.1056</text:p>
              </table:table-cell>
              <table:table-cell office:value-type="float" office:value="0.1098">
                <text:p>0.1098</text:p>
              </table:table-cell>
              <table:table-cell office:value-type="float" office:value="0.113">
                <text:p>0.113</text:p>
              </table:table-cell>
              <table:table-cell office:value-type="float" office:value="0.1261">
                <text:p>0.1261</text:p>
              </table:table-cell>
              <table:table-cell office:value-type="float" office:value="0.1287">
                <text:p>0.1287</text:p>
              </table:table-cell>
              <table:table-cell office:value-type="float" office:value="0.1335">
                <text:p>0.1335</text:p>
              </table:table-cell>
              <table:table-cell office:value-type="float" office:value="0.1407">
                <text:p>0.1407</text:p>
              </table:table-cell>
              <table:table-cell office:value-type="float" office:value="0.1449">
                <text:p>0.1449</text:p>
              </table:table-cell>
              <table:table-cell office:value-type="float" office:value="0.1538">
                <text:p>0.1538</text:p>
              </table:table-cell>
              <table:table-cell office:value-type="float" office:value="0.1591">
                <text:p>0.1591</text:p>
              </table:table-cell>
              <table:table-cell office:value-type="float" office:value="0.1697">
                <text:p>0.1697</text:p>
              </table:table-cell>
              <table:table-cell office:value-type="float" office:value="0.1692">
                <text:p>0.1692</text:p>
              </table:table-cell>
              <table:table-cell office:value-type="float" office:value="0.1673">
                <text:p>0.1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4">
                <text:p>0.0004</text:p>
              </table:table-cell>
              <table:table-cell office:value-type="float" office:value="0.0008">
                <text:p>0.0008</text:p>
              </table:table-cell>
              <table:table-cell office:value-type="float" office:value="0.0012">
                <text:p>0.0012</text:p>
              </table:table-cell>
              <table:table-cell office:value-type="float" office:value="0.0024">
                <text:p>0.0024</text:p>
              </table:table-cell>
              <table:table-cell office:value-type="float" office:value="0.004">
                <text:p>0.004</text:p>
              </table:table-cell>
              <table:table-cell office:value-type="float" office:value="0.0063">
                <text:p>0.0063</text:p>
              </table:table-cell>
              <table:table-cell office:value-type="float" office:value="0.0088">
                <text:p>0.0088</text:p>
              </table:table-cell>
              <table:table-cell office:value-type="float" office:value="0.0111">
                <text:p>0.0111</text:p>
              </table:table-cell>
              <table:table-cell office:value-type="float" office:value="0.0164">
                <text:p>0.0164</text:p>
              </table:table-cell>
              <table:table-cell office:value-type="float" office:value="0.016">
                <text:p>0.016</text:p>
              </table:table-cell>
              <table:table-cell office:value-type="float" office:value="0.0214">
                <text:p>0.0214</text:p>
              </table:table-cell>
              <table:table-cell office:value-type="float" office:value="0.0268">
                <text:p>0.0268</text:p>
              </table:table-cell>
              <table:table-cell office:value-type="float" office:value="0.0296">
                <text:p>0.0296</text:p>
              </table:table-cell>
              <table:table-cell office:value-type="float" office:value="0.0383">
                <text:p>0.0383</text:p>
              </table:table-cell>
              <table:table-cell office:value-type="float" office:value="0.0435">
                <text:p>0.0435</text:p>
              </table:table-cell>
              <table:table-cell office:value-type="float" office:value="0.0501">
                <text:p>0.0501</text:p>
              </table:table-cell>
              <table:table-cell office:value-type="float" office:value="0.0559">
                <text:p>0.0559</text:p>
              </table:table-cell>
              <table:table-cell office:value-type="float" office:value="0.0546">
                <text:p>0.0546</text:p>
              </table:table-cell>
              <table:table-cell office:value-type="float" office:value="0.066">
                <text:p>0.066</text:p>
              </table:table-cell>
              <table:table-cell office:value-type="float" office:value="0.0782">
                <text:p>0.0782</text:p>
              </table:table-cell>
              <table:table-cell office:value-type="float" office:value="0.0764">
                <text:p>0.0764</text:p>
              </table:table-cell>
              <table:table-cell office:value-type="float" office:value="0.0749">
                <text:p>0.0749</text:p>
              </table:table-cell>
              <table:table-cell office:value-type="float" office:value="0.0914">
                <text:p>0.0914</text:p>
              </table:table-cell>
              <table:table-cell office:value-type="float" office:value="0.0913">
                <text:p>0.0913</text:p>
              </table:table-cell>
              <table:table-cell office:value-type="float" office:value="0.1004">
                <text:p>0.1004</text:p>
              </table:table-cell>
              <table:table-cell office:value-type="float" office:value="0.1062">
                <text:p>0.1062</text:p>
              </table:table-cell>
              <table:table-cell office:value-type="float" office:value="0.1181">
                <text:p>0.1181</text:p>
              </table:table-cell>
              <table:table-cell office:value-type="float" office:value="0.1178">
                <text:p>0.1178</text:p>
              </table:table-cell>
              <table:table-cell office:value-type="float" office:value="0.1233">
                <text:p>0.1233</text:p>
              </table:table-cell>
              <table:table-cell office:value-type="float" office:value="0.1284">
                <text:p>0.1284</text:p>
              </table:table-cell>
              <table:table-cell office:value-type="float" office:value="0.1385">
                <text:p>0.1385</text:p>
              </table:table-cell>
              <table:table-cell office:value-type="float" office:value="0.1385">
                <text:p>0.1385</text:p>
              </table:table-cell>
              <table:table-cell office:value-type="float" office:value="0.1509">
                <text:p>0.1509</text:p>
              </table:table-cell>
              <table:table-cell office:value-type="float" office:value="0.1516">
                <text:p>0.1516</text:p>
              </table:table-cell>
              <table:table-cell office:value-type="float" office:value="0.152">
                <text:p>0.152</text:p>
              </table:table-cell>
              <table:table-cell office:value-type="float" office:value="0.1628">
                <text:p>0.1628</text:p>
              </table:table-cell>
              <table:table-cell office:value-type="float" office:value="0.1675">
                <text:p>0.16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4">
                <text:p>0.0004</text:p>
              </table:table-cell>
              <table:table-cell office:value-type="float" office:value="0.0007">
                <text:p>0.0007</text:p>
              </table:table-cell>
              <table:table-cell office:value-type="float" office:value="0.0019">
                <text:p>0.0019</text:p>
              </table:table-cell>
              <table:table-cell office:value-type="float" office:value="0.0024">
                <text:p>0.0024</text:p>
              </table:table-cell>
              <table:table-cell office:value-type="float" office:value="0.0048">
                <text:p>0.0048</text:p>
              </table:table-cell>
              <table:table-cell office:value-type="float" office:value="0.0059">
                <text:p>0.0059</text:p>
              </table:table-cell>
              <table:table-cell office:value-type="float" office:value="0.0078">
                <text:p>0.0078</text:p>
              </table:table-cell>
              <table:table-cell office:value-type="float" office:value="0.009">
                <text:p>0.009</text:p>
              </table:table-cell>
              <table:table-cell office:value-type="float" office:value="0.0155">
                <text:p>0.0155</text:p>
              </table:table-cell>
              <table:table-cell office:value-type="float" office:value="0.0179">
                <text:p>0.0179</text:p>
              </table:table-cell>
              <table:table-cell office:value-type="float" office:value="0.0239">
                <text:p>0.0239</text:p>
              </table:table-cell>
              <table:table-cell office:value-type="float" office:value="0.0253">
                <text:p>0.0253</text:p>
              </table:table-cell>
              <table:table-cell office:value-type="float" office:value="0.0299">
                <text:p>0.0299</text:p>
              </table:table-cell>
              <table:table-cell office:value-type="float" office:value="0.0365">
                <text:p>0.0365</text:p>
              </table:table-cell>
              <table:table-cell office:value-type="float" office:value="0.0393">
                <text:p>0.0393</text:p>
              </table:table-cell>
              <table:table-cell office:value-type="float" office:value="0.0421">
                <text:p>0.0421</text:p>
              </table:table-cell>
              <table:table-cell office:value-type="float" office:value="0.0509">
                <text:p>0.0509</text:p>
              </table:table-cell>
              <table:table-cell office:value-type="float" office:value="0.0572">
                <text:p>0.0572</text:p>
              </table:table-cell>
              <table:table-cell office:value-type="float" office:value="0.0646">
                <text:p>0.0646</text:p>
              </table:table-cell>
              <table:table-cell office:value-type="float" office:value="0.0734">
                <text:p>0.0734</text:p>
              </table:table-cell>
              <table:table-cell office:value-type="float" office:value="0.0782">
                <text:p>0.0782</text:p>
              </table:table-cell>
              <table:table-cell office:value-type="float" office:value="0.0825">
                <text:p>0.0825</text:p>
              </table:table-cell>
              <table:table-cell office:value-type="float" office:value="0.0946">
                <text:p>0.0946</text:p>
              </table:table-cell>
              <table:table-cell office:value-type="float" office:value="0.0981">
                <text:p>0.0981</text:p>
              </table:table-cell>
              <table:table-cell office:value-type="float" office:value="0.1066">
                <text:p>0.1066</text:p>
              </table:table-cell>
              <table:table-cell office:value-type="float" office:value="0.1076">
                <text:p>0.1076</text:p>
              </table:table-cell>
              <table:table-cell office:value-type="float" office:value="0.107">
                <text:p>0.107</text:p>
              </table:table-cell>
              <table:table-cell office:value-type="float" office:value="0.1213">
                <text:p>0.1213</text:p>
              </table:table-cell>
              <table:table-cell office:value-type="float" office:value="0.1214">
                <text:p>0.1214</text:p>
              </table:table-cell>
              <table:table-cell office:value-type="float" office:value="0.1344">
                <text:p>0.1344</text:p>
              </table:table-cell>
              <table:table-cell office:value-type="float" office:value="0.1315">
                <text:p>0.1315</text:p>
              </table:table-cell>
              <table:table-cell office:value-type="float" office:value="0.1388">
                <text:p>0.1388</text:p>
              </table:table-cell>
              <table:table-cell office:value-type="float" office:value="0.145">
                <text:p>0.145</text:p>
              </table:table-cell>
              <table:table-cell office:value-type="float" office:value="0.1505">
                <text:p>0.1505</text:p>
              </table:table-cell>
              <table:table-cell office:value-type="float" office:value="0.1564">
                <text:p>0.1564</text:p>
              </table:table-cell>
              <table:table-cell office:value-type="float" office:value="0.1571">
                <text:p>0.1571</text:p>
              </table:table-cell>
              <table:table-cell office:value-type="float" office:value="0.1715">
                <text:p>0.17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1">
                <text:p>0.001</text:p>
              </table:table-cell>
              <table:table-cell office:value-type="float" office:value="0.0008">
                <text:p>0.0008</text:p>
              </table:table-cell>
              <table:table-cell office:value-type="float" office:value="0.0017">
                <text:p>0.0017</text:p>
              </table:table-cell>
              <table:table-cell office:value-type="float" office:value="0.0025">
                <text:p>0.0025</text:p>
              </table:table-cell>
              <table:table-cell office:value-type="float" office:value="0.0049">
                <text:p>0.0049</text:p>
              </table:table-cell>
              <table:table-cell office:value-type="float" office:value="0.007">
                <text:p>0.007</text:p>
              </table:table-cell>
              <table:table-cell office:value-type="float" office:value="0.0099">
                <text:p>0.0099</text:p>
              </table:table-cell>
              <table:table-cell office:value-type="float" office:value="0.0136">
                <text:p>0.0136</text:p>
              </table:table-cell>
              <table:table-cell office:value-type="float" office:value="0.0161">
                <text:p>0.0161</text:p>
              </table:table-cell>
              <table:table-cell office:value-type="float" office:value="0.0207">
                <text:p>0.0207</text:p>
              </table:table-cell>
              <table:table-cell office:value-type="float" office:value="0.0255">
                <text:p>0.0255</text:p>
              </table:table-cell>
              <table:table-cell office:value-type="float" office:value="0.0271">
                <text:p>0.0271</text:p>
              </table:table-cell>
              <table:table-cell office:value-type="float" office:value="0.0313">
                <text:p>0.0313</text:p>
              </table:table-cell>
              <table:table-cell office:value-type="float" office:value="0.041">
                <text:p>0.041</text:p>
              </table:table-cell>
              <table:table-cell office:value-type="float" office:value="0.0474">
                <text:p>0.0474</text:p>
              </table:table-cell>
              <table:table-cell office:value-type="float" office:value="0.0541">
                <text:p>0.0541</text:p>
              </table:table-cell>
              <table:table-cell office:value-type="float" office:value="0.0562">
                <text:p>0.0562</text:p>
              </table:table-cell>
              <table:table-cell office:value-type="float" office:value="0.0708">
                <text:p>0.0708</text:p>
              </table:table-cell>
              <table:table-cell office:value-type="float" office:value="0.0712">
                <text:p>0.0712</text:p>
              </table:table-cell>
              <table:table-cell office:value-type="float" office:value="0.0772">
                <text:p>0.0772</text:p>
              </table:table-cell>
              <table:table-cell office:value-type="float" office:value="0.0838">
                <text:p>0.0838</text:p>
              </table:table-cell>
              <table:table-cell office:value-type="float" office:value="0.085">
                <text:p>0.085</text:p>
              </table:table-cell>
              <table:table-cell office:value-type="float" office:value="0.0991">
                <text:p>0.0991</text:p>
              </table:table-cell>
              <table:table-cell office:value-type="float" office:value="0.0906">
                <text:p>0.0906</text:p>
              </table:table-cell>
              <table:table-cell office:value-type="float" office:value="0.1046">
                <text:p>0.1046</text:p>
              </table:table-cell>
              <table:table-cell office:value-type="float" office:value="0.1113">
                <text:p>0.1113</text:p>
              </table:table-cell>
              <table:table-cell office:value-type="float" office:value="0.1131">
                <text:p>0.1131</text:p>
              </table:table-cell>
              <table:table-cell office:value-type="float" office:value="0.1211">
                <text:p>0.1211</text:p>
              </table:table-cell>
              <table:table-cell office:value-type="float" office:value="0.1224">
                <text:p>0.1224</text:p>
              </table:table-cell>
              <table:table-cell office:value-type="float" office:value="0.1345">
                <text:p>0.1345</text:p>
              </table:table-cell>
              <table:table-cell office:value-type="float" office:value="0.1425">
                <text:p>0.1425</text:p>
              </table:table-cell>
              <table:table-cell office:value-type="float" office:value="0.1462">
                <text:p>0.1462</text:p>
              </table:table-cell>
              <table:table-cell office:value-type="float" office:value="0.1546">
                <text:p>0.1546</text:p>
              </table:table-cell>
              <table:table-cell office:value-type="float" office:value="0.1539">
                <text:p>0.1539</text:p>
              </table:table-cell>
              <table:table-cell office:value-type="float" office:value="0.1653">
                <text:p>0.1653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.0006">
                <text:p>0.0006</text:p>
              </table:table-cell>
              <table:table-cell office:value-type="float" office:value="0.0009">
                <text:p>0.0009</text:p>
              </table:table-cell>
              <table:table-cell office:value-type="float" office:value="0.0019">
                <text:p>0.0019</text:p>
              </table:table-cell>
              <table:table-cell office:value-type="float" office:value="0.0028">
                <text:p>0.0028</text:p>
              </table:table-cell>
              <table:table-cell office:value-type="float" office:value="0.005">
                <text:p>0.005</text:p>
              </table:table-cell>
              <table:table-cell office:value-type="float" office:value="0.0067">
                <text:p>0.0067</text:p>
              </table:table-cell>
              <table:table-cell office:value-type="float" office:value="0.0096">
                <text:p>0.0096</text:p>
              </table:table-cell>
              <table:table-cell office:value-type="float" office:value="0.013">
                <text:p>0.013</text:p>
              </table:table-cell>
              <table:table-cell office:value-type="float" office:value="0.0173">
                <text:p>0.0173</text:p>
              </table:table-cell>
              <table:table-cell office:value-type="float" office:value="0.019">
                <text:p>0.019</text:p>
              </table:table-cell>
              <table:table-cell office:value-type="float" office:value="0.0212">
                <text:p>0.0212</text:p>
              </table:table-cell>
              <table:table-cell office:value-type="float" office:value="0.026">
                <text:p>0.026</text:p>
              </table:table-cell>
              <table:table-cell office:value-type="float" office:value="0.0346">
                <text:p>0.0346</text:p>
              </table:table-cell>
              <table:table-cell office:value-type="float" office:value="0.0417">
                <text:p>0.0417</text:p>
              </table:table-cell>
              <table:table-cell office:value-type="float" office:value="0.0456">
                <text:p>0.0456</text:p>
              </table:table-cell>
              <table:table-cell office:value-type="float" office:value="0.0525">
                <text:p>0.0525</text:p>
              </table:table-cell>
              <table:table-cell office:value-type="float" office:value="0.057">
                <text:p>0.057</text:p>
              </table:table-cell>
              <table:table-cell office:value-type="float" office:value="0.0618">
                <text:p>0.0618</text:p>
              </table:table-cell>
              <table:table-cell office:value-type="float" office:value="0.0638">
                <text:p>0.0638</text:p>
              </table:table-cell>
              <table:table-cell office:value-type="float" office:value="0.07">
                <text:p>0.07</text:p>
              </table:table-cell>
              <table:table-cell office:value-type="float" office:value="0.0819">
                <text:p>0.0819</text:p>
              </table:table-cell>
              <table:table-cell office:value-type="float" office:value="0.0861">
                <text:p>0.0861</text:p>
              </table:table-cell>
              <table:table-cell office:value-type="float" office:value="0.0975">
                <text:p>0.0975</text:p>
              </table:table-cell>
              <table:table-cell office:value-type="float" office:value="0.0999">
                <text:p>0.0999</text:p>
              </table:table-cell>
              <table:table-cell office:value-type="float" office:value="0.103">
                <text:p>0.103</text:p>
              </table:table-cell>
              <table:table-cell office:value-type="float" office:value="0.1149">
                <text:p>0.1149</text:p>
              </table:table-cell>
              <table:table-cell office:value-type="float" office:value="0.109">
                <text:p>0.109</text:p>
              </table:table-cell>
              <table:table-cell office:value-type="float" office:value="0.1154">
                <text:p>0.1154</text:p>
              </table:table-cell>
              <table:table-cell office:value-type="float" office:value="0.1231">
                <text:p>0.1231</text:p>
              </table:table-cell>
              <table:table-cell office:value-type="float" office:value="0.132">
                <text:p>0.132</text:p>
              </table:table-cell>
              <table:table-cell office:value-type="float" office:value="0.1361">
                <text:p>0.1361</text:p>
              </table:table-cell>
              <table:table-cell office:value-type="float" office:value="0.1391">
                <text:p>0.1391</text:p>
              </table:table-cell>
              <table:table-cell office:value-type="float" office:value="0.1453">
                <text:p>0.1453</text:p>
              </table:table-cell>
              <table:table-cell office:value-type="float" office:value="0.1532">
                <text:p>0.1532</text:p>
              </table:table-cell>
              <table:table-cell office:value-type="float" office:value="0.1586">
                <text:p>0.1586</text:p>
              </table:table-cell>
              <table:table-cell office:value-type="float" office:value="0.1662">
                <text:p>0.16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07">
                <text:p>0.0007</text:p>
              </table:table-cell>
              <table:table-cell office:value-type="float" office:value="0.0012">
                <text:p>0.0012</text:p>
              </table:table-cell>
              <table:table-cell office:value-type="float" office:value="0.0023">
                <text:p>0.0023</text:p>
              </table:table-cell>
              <table:table-cell office:value-type="float" office:value="0.0043">
                <text:p>0.0043</text:p>
              </table:table-cell>
              <table:table-cell office:value-type="float" office:value="0.0067">
                <text:p>0.0067</text:p>
              </table:table-cell>
              <table:table-cell office:value-type="float" office:value="0.008">
                <text:p>0.008</text:p>
              </table:table-cell>
              <table:table-cell office:value-type="float" office:value="0.0108">
                <text:p>0.0108</text:p>
              </table:table-cell>
              <table:table-cell office:value-type="float" office:value="0.0159">
                <text:p>0.0159</text:p>
              </table:table-cell>
              <table:table-cell office:value-type="float" office:value="0.0206">
                <text:p>0.0206</text:p>
              </table:table-cell>
              <table:table-cell office:value-type="float" office:value="0.0227">
                <text:p>0.0227</text:p>
              </table:table-cell>
              <table:table-cell office:value-type="float" office:value="0.0277">
                <text:p>0.0277</text:p>
              </table:table-cell>
              <table:table-cell office:value-type="float" office:value="0.0338">
                <text:p>0.0338</text:p>
              </table:table-cell>
              <table:table-cell office:value-type="float" office:value="0.0387">
                <text:p>0.0387</text:p>
              </table:table-cell>
              <table:table-cell office:value-type="float" office:value="0.0379">
                <text:p>0.0379</text:p>
              </table:table-cell>
              <table:table-cell office:value-type="float" office:value="0.0538">
                <text:p>0.0538</text:p>
              </table:table-cell>
              <table:table-cell office:value-type="float" office:value="0.0522">
                <text:p>0.0522</text:p>
              </table:table-cell>
              <table:table-cell office:value-type="float" office:value="0.0625">
                <text:p>0.0625</text:p>
              </table:table-cell>
              <table:table-cell office:value-type="float" office:value="0.0595">
                <text:p>0.0595</text:p>
              </table:table-cell>
              <table:table-cell office:value-type="float" office:value="0.0705">
                <text:p>0.0705</text:p>
              </table:table-cell>
              <table:table-cell office:value-type="float" office:value="0.082">
                <text:p>0.082</text:p>
              </table:table-cell>
              <table:table-cell office:value-type="float" office:value="0.0834">
                <text:p>0.0834</text:p>
              </table:table-cell>
              <table:table-cell office:value-type="float" office:value="0.0851">
                <text:p>0.0851</text:p>
              </table:table-cell>
              <table:table-cell office:value-type="float" office:value="0.0911">
                <text:p>0.0911</text:p>
              </table:table-cell>
              <table:table-cell office:value-type="float" office:value="0.0991">
                <text:p>0.0991</text:p>
              </table:table-cell>
              <table:table-cell office:value-type="float" office:value="0.1027">
                <text:p>0.1027</text:p>
              </table:table-cell>
              <table:table-cell office:value-type="float" office:value="0.1095">
                <text:p>0.1095</text:p>
              </table:table-cell>
              <table:table-cell office:value-type="float" office:value="0.1182">
                <text:p>0.1182</text:p>
              </table:table-cell>
              <table:table-cell office:value-type="float" office:value="0.124">
                <text:p>0.124</text:p>
              </table:table-cell>
              <table:table-cell office:value-type="float" office:value="0.1314">
                <text:p>0.1314</text:p>
              </table:table-cell>
              <table:table-cell office:value-type="float" office:value="0.1349">
                <text:p>0.1349</text:p>
              </table:table-cell>
              <table:table-cell office:value-type="float" office:value="0.1461">
                <text:p>0.1461</text:p>
              </table:table-cell>
              <table:table-cell office:value-type="float" office:value="0.1446">
                <text:p>0.1446</text:p>
              </table:table-cell>
              <table:table-cell office:value-type="float" office:value="0.1448">
                <text:p>0.1448</text:p>
              </table:table-cell>
              <table:table-cell office:value-type="float" office:value="0.1531">
                <text:p>0.1531</text:p>
              </table:table-cell>
              <table:table-cell office:value-type="float" office:value="0.1542">
                <text:p>0.1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1">
                <text:p>0.001</text:p>
              </table:table-cell>
              <table:table-cell office:value-type="float" office:value="0.0016">
                <text:p>0.0016</text:p>
              </table:table-cell>
              <table:table-cell office:value-type="float" office:value="0.0028">
                <text:p>0.0028</text:p>
              </table:table-cell>
              <table:table-cell office:value-type="float" office:value="0.0031">
                <text:p>0.0031</text:p>
              </table:table-cell>
              <table:table-cell office:value-type="float" office:value="0.005">
                <text:p>0.005</text:p>
              </table:table-cell>
              <table:table-cell office:value-type="float" office:value="0.0098">
                <text:p>0.0098</text:p>
              </table:table-cell>
              <table:table-cell office:value-type="float" office:value="0.0113">
                <text:p>0.0113</text:p>
              </table:table-cell>
              <table:table-cell office:value-type="float" office:value="0.0135">
                <text:p>0.0135</text:p>
              </table:table-cell>
              <table:table-cell office:value-type="float" office:value="0.0175">
                <text:p>0.0175</text:p>
              </table:table-cell>
              <table:table-cell office:value-type="float" office:value="0.0248">
                <text:p>0.0248</text:p>
              </table:table-cell>
              <table:table-cell office:value-type="float" office:value="0.0266">
                <text:p>0.0266</text:p>
              </table:table-cell>
              <table:table-cell office:value-type="float" office:value="0.0319">
                <text:p>0.0319</text:p>
              </table:table-cell>
              <table:table-cell office:value-type="float" office:value="0.0357">
                <text:p>0.0357</text:p>
              </table:table-cell>
              <table:table-cell office:value-type="float" office:value="0.039">
                <text:p>0.039</text:p>
              </table:table-cell>
              <table:table-cell office:value-type="float" office:value="0.0487">
                <text:p>0.0487</text:p>
              </table:table-cell>
              <table:table-cell office:value-type="float" office:value="0.0542">
                <text:p>0.0542</text:p>
              </table:table-cell>
              <table:table-cell office:value-type="float" office:value="0.0563">
                <text:p>0.0563</text:p>
              </table:table-cell>
              <table:table-cell office:value-type="float" office:value="0.0644">
                <text:p>0.0644</text:p>
              </table:table-cell>
              <table:table-cell office:value-type="float" office:value="0.0658">
                <text:p>0.0658</text:p>
              </table:table-cell>
              <table:table-cell office:value-type="float" office:value="0.0796">
                <text:p>0.0796</text:p>
              </table:table-cell>
              <table:table-cell office:value-type="float" office:value="0.0807">
                <text:p>0.0807</text:p>
              </table:table-cell>
              <table:table-cell office:value-type="float" office:value="0.0806">
                <text:p>0.0806</text:p>
              </table:table-cell>
              <table:table-cell office:value-type="float" office:value="0.0939">
                <text:p>0.0939</text:p>
              </table:table-cell>
              <table:table-cell office:value-type="float" office:value="0.1033">
                <text:p>0.1033</text:p>
              </table:table-cell>
              <table:table-cell office:value-type="float" office:value="0.1047">
                <text:p>0.1047</text:p>
              </table:table-cell>
              <table:table-cell office:value-type="float" office:value="0.1178">
                <text:p>0.1178</text:p>
              </table:table-cell>
              <table:table-cell office:value-type="float" office:value="0.1139">
                <text:p>0.1139</text:p>
              </table:table-cell>
              <table:table-cell office:value-type="float" office:value="0.1231">
                <text:p>0.1231</text:p>
              </table:table-cell>
              <table:table-cell office:value-type="float" office:value="0.1245">
                <text:p>0.1245</text:p>
              </table:table-cell>
              <table:table-cell office:value-type="float" office:value="0.1367">
                <text:p>0.1367</text:p>
              </table:table-cell>
              <table:table-cell office:value-type="float" office:value="0.1359">
                <text:p>0.1359</text:p>
              </table:table-cell>
              <table:table-cell office:value-type="float" office:value="0.1399">
                <text:p>0.1399</text:p>
              </table:table-cell>
              <table:table-cell office:value-type="float" office:value="0.1462">
                <text:p>0.1462</text:p>
              </table:table-cell>
              <table:table-cell office:value-type="float" office:value="0.1566">
                <text:p>0.1566</text:p>
              </table:table-cell>
              <table:table-cell office:value-type="float" office:value="0.1609">
                <text:p>0.16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2.6cm" svg:height="30.937cm" xlink:href=".." xlink:type="simple" chart:class="chart:line" chart:style-name="ch1">
        <chart:title svg:x="25.608cm" svg:y="0.754cm" chart:style-name="ch2">
          <text:p>Studie</text:p>
        </chart:title>
        <chart:subtitle svg:x="23.796cm" svg:y="2.151cm" chart:style-name="ch3">
          <text:p>gamma=10, d0=10, i=10000</text:p>
        </chart:subtitle>
        <chart:legend chart:legend-position="end" svg:x="50.468cm" svg:y="14.208cm" chart:style-name="ch4"/>
        <chart:plot-area chart:style-name="ch5" table:cell-range-address="Tabelle1_6.A1:Tabelle1_6.F101" chart:data-source-has-labels="both" svg:x="2.09cm" svg:y="4.07cm" svg:width="46.274cm" svg:height="25.241cm">
          <chartooo:coordinate-region svg:x="2.817cm" svg:y="4.283cm" svg:width="45.267cm" svg:height="23.931cm"/>
          <chart:axis chart:dimension="x" chart:name="primary-x" chart:style-name="ch6">
            <chart:title svg:x="24.548cm" svg:y="29.93cm" chart:style-name="ch7">
              <text:p>distance</text:p>
            </chart:title>
            <chart:categories table:cell-range-address="Tabelle1_6.A2:Tabelle1_6.A101"/>
            <chart:grid chart:style-name="ch8" chart:class="major"/>
          </chart:axis>
          <chart:axis chart:dimension="y" chart:name="primary-y" chart:style-name="ch6">
            <chart:title svg:x="0.451cm" svg:y="16.853cm" chart:style-name="ch9">
              <text:p>P</text:p>
            </chart:title>
            <chart:grid chart:style-name="ch8" chart:class="major"/>
          </chart:axis>
          <chart:series chart:style-name="ch10" chart:values-cell-range-address="Tabelle1_6.B2:Tabelle1_6.B101" chart:label-cell-address="Tabelle1_6.B1:Tabelle1_6.B1" chart:class="chart:line">
            <chart:data-point chart:repeated="100"/>
          </chart:series>
          <chart:series chart:style-name="ch11" chart:values-cell-range-address="Tabelle1_6.C2:Tabelle1_6.C101" chart:label-cell-address="Tabelle1_6.C1:Tabelle1_6.C1" chart:class="chart:line">
            <chart:data-point chart:repeated="100"/>
          </chart:series>
          <chart:series chart:style-name="ch12" chart:values-cell-range-address="Tabelle1_6.D2:Tabelle1_6.D101" chart:label-cell-address="Tabelle1_6.D1:Tabelle1_6.D1" chart:class="chart:line">
            <chart:data-point chart:repeated="100"/>
          </chart:series>
          <chart:series chart:style-name="ch13" chart:values-cell-range-address="Tabelle1_6.E2:Tabelle1_6.E101" chart:label-cell-address="Tabelle1_6.E1:Tabelle1_6.E1" chart:class="chart:line">
            <chart:data-point chart:repeated="100"/>
          </chart:series>
          <chart:series chart:style-name="ch14" chart:values-cell-range-address="Tabelle1_6.F2:Tabelle1_6.F101" chart:label-cell-address="Tabelle1_6.F1:Tabelle1_6.F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a=1</text:p>
                <draw:g>
                  <svg:desc>Tabelle1_6.B1:Tabelle1_6.B1</svg:desc>
                </draw:g>
              </table:table-cell>
              <table:table-cell office:value-type="string">
                <text:p>sigma=2</text:p>
                <draw:g>
                  <svg:desc>Tabelle1_6.C1:Tabelle1_6.C1</svg:desc>
                </draw:g>
              </table:table-cell>
              <table:table-cell office:value-type="string">
                <text:p>sigma=3</text:p>
                <draw:g>
                  <svg:desc>Tabelle1_6.D1:Tabelle1_6.D1</svg:desc>
                </draw:g>
              </table:table-cell>
              <table:table-cell office:value-type="string">
                <text:p>sigma=4</text:p>
                <draw:g>
                  <svg:desc>Tabelle1_6.E1:Tabelle1_6.E1</svg:desc>
                </draw:g>
              </table:table-cell>
              <table:table-cell office:value-type="string">
                <text:p>sigma=5</text:p>
                <draw:g>
                  <svg:desc>Tabelle1_6.F1:Tabelle1_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Tabelle1_6.A2:Tabelle1_6.A101</svg:desc>
                </draw:g>
              </table:table-cell>
              <table:table-cell office:value-type="float" office:value="1">
                <text:p>1</text:p>
                <draw:g>
                  <svg:desc>Tabelle1_6.B2:Tabelle1_6.B101</svg:desc>
                </draw:g>
              </table:table-cell>
              <table:table-cell office:value-type="float" office:value="1">
                <text:p>1</text:p>
                <draw:g>
                  <svg:desc>Tabelle1_6.C2:Tabelle1_6.C101</svg:desc>
                </draw:g>
              </table:table-cell>
              <table:table-cell office:value-type="float" office:value="1">
                <text:p>1</text:p>
                <draw:g>
                  <svg:desc>Tabelle1_6.D2:Tabelle1_6.D101</svg:desc>
                </draw:g>
              </table:table-cell>
              <table:table-cell office:value-type="float" office:value="1">
                <text:p>1</text:p>
                <draw:g>
                  <svg:desc>Tabelle1_6.E2:Tabelle1_6.E101</svg:desc>
                </draw:g>
              </table:table-cell>
              <table:table-cell office:value-type="float" office:value="1">
                <text:p>1</text:p>
                <draw:g>
                  <svg:desc>Tabelle1_6.F2:Tabelle1_6.F101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">
                <text:p>0.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93">
                <text:p>0.9993</text:p>
              </table:table-cell>
              <table:table-cell office:value-type="float" office:value="0.9907">
                <text:p>0.99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976">
                <text:p>0.9976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">
                <text:p>0.9995</text:p>
              </table:table-cell>
              <table:table-cell office:value-type="float" office:value="0.995">
                <text:p>0.99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9">
                <text:p>0.9989</text:p>
              </table:table-cell>
              <table:table-cell office:value-type="float" office:value="0.9892">
                <text:p>0.9892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9999">
                <text:p>0.9999</text:p>
              </table:table-cell>
              <table:table-cell office:value-type="float" office:value="0.9976">
                <text:p>0.9976</text:p>
              </table:table-cell>
              <table:table-cell office:value-type="float" office:value="0.9837">
                <text:p>0.9837</text:p>
              </table:table-cell>
              <table:table-cell office:value-type="float" office:value="0.9593">
                <text:p>0.95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3">
                <text:p>0.9953</text:p>
              </table:table-cell>
              <table:table-cell office:value-type="float" office:value="0.9741">
                <text:p>0.9741</text:p>
              </table:table-cell>
              <table:table-cell office:value-type="float" office:value="0.9403">
                <text:p>0.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9896">
                <text:p>0.9896</text:p>
              </table:table-cell>
              <table:table-cell office:value-type="float" office:value="0.9589">
                <text:p>0.9589</text:p>
              </table:table-cell>
              <table:table-cell office:value-type="float" office:value="0.9224">
                <text:p>0.92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9997">
                <text:p>0.9997</text:p>
              </table:table-cell>
              <table:table-cell office:value-type="float" office:value="0.9844">
                <text:p>0.9844</text:p>
              </table:table-cell>
              <table:table-cell office:value-type="float" office:value="0.9445">
                <text:p>0.944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9987">
                <text:p>0.9987</text:p>
              </table:table-cell>
              <table:table-cell office:value-type="float" office:value="0.9768">
                <text:p>0.9768</text:p>
              </table:table-cell>
              <table:table-cell office:value-type="float" office:value="0.9321">
                <text:p>0.9321</text:p>
              </table:table-cell>
              <table:table-cell office:value-type="float" office:value="0.8884">
                <text:p>0.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969">
                <text:p>0.9969</text:p>
              </table:table-cell>
              <table:table-cell office:value-type="float" office:value="0.9644">
                <text:p>0.9644</text:p>
              </table:table-cell>
              <table:table-cell office:value-type="float" office:value="0.91">
                <text:p>0.91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9945">
                <text:p>0.9945</text:p>
              </table:table-cell>
              <table:table-cell office:value-type="float" office:value="0.9533">
                <text:p>0.9533</text:p>
              </table:table-cell>
              <table:table-cell office:value-type="float" office:value="0.8918">
                <text:p>0.8918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9866">
                <text:p>0.9866</text:p>
              </table:table-cell>
              <table:table-cell office:value-type="float" office:value="0.9342">
                <text:p>0.9342</text:p>
              </table:table-cell>
              <table:table-cell office:value-type="float" office:value="0.8634">
                <text:p>0.8634</text:p>
              </table:table-cell>
              <table:table-cell office:value-type="float" office:value="0.8076">
                <text:p>0.8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8">
                <text:p>0.9998</text:p>
              </table:table-cell>
              <table:table-cell office:value-type="float" office:value="0.9772">
                <text:p>0.9772</text:p>
              </table:table-cell>
              <table:table-cell office:value-type="float" office:value="0.9072">
                <text:p>0.9072</text:p>
              </table:table-cell>
              <table:table-cell office:value-type="float" office:value="0.8425">
                <text:p>0.8425</text:p>
              </table:table-cell>
              <table:table-cell office:value-type="float" office:value="0.7871">
                <text:p>0.7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98">
                <text:p>0.9998</text:p>
              </table:table-cell>
              <table:table-cell office:value-type="float" office:value="0.9646">
                <text:p>0.9646</text:p>
              </table:table-cell>
              <table:table-cell office:value-type="float" office:value="0.8805">
                <text:p>0.8805</text:p>
              </table:table-cell>
              <table:table-cell office:value-type="float" office:value="0.8166">
                <text:p>0.8166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94">
                <text:p>0.9994</text:p>
              </table:table-cell>
              <table:table-cell office:value-type="float" office:value="0.9425">
                <text:p>0.9425</text:p>
              </table:table-cell>
              <table:table-cell office:value-type="float" office:value="0.8554">
                <text:p>0.8554</text:p>
              </table:table-cell>
              <table:table-cell office:value-type="float" office:value="0.784">
                <text:p>0.784</text:p>
              </table:table-cell>
              <table:table-cell office:value-type="float" office:value="0.7383">
                <text:p>0.73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66">
                <text:p>0.9966</text:p>
              </table:table-cell>
              <table:table-cell office:value-type="float" office:value="0.9167">
                <text:p>0.9167</text:p>
              </table:table-cell>
              <table:table-cell office:value-type="float" office:value="0.8207">
                <text:p>0.8207</text:p>
              </table:table-cell>
              <table:table-cell office:value-type="float" office:value="0.7522">
                <text:p>0.7522</text:p>
              </table:table-cell>
              <table:table-cell office:value-type="float" office:value="0.7071">
                <text:p>0.70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39">
                <text:p>0.9939</text:p>
              </table:table-cell>
              <table:table-cell office:value-type="float" office:value="0.8857">
                <text:p>0.8857</text:p>
              </table:table-cell>
              <table:table-cell office:value-type="float" office:value="0.7906">
                <text:p>0.7906</text:p>
              </table:table-cell>
              <table:table-cell office:value-type="float" office:value="0.7226">
                <text:p>0.7226</text:p>
              </table:table-cell>
              <table:table-cell office:value-type="float" office:value="0.6859">
                <text:p>0.68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16">
                <text:p>0.9816</text:p>
              </table:table-cell>
              <table:table-cell office:value-type="float" office:value="0.8497">
                <text:p>0.8497</text:p>
              </table:table-cell>
              <table:table-cell office:value-type="float" office:value="0.7589">
                <text:p>0.7589</text:p>
              </table:table-cell>
              <table:table-cell office:value-type="float" office:value="0.6934">
                <text:p>0.6934</text:p>
              </table:table-cell>
              <table:table-cell office:value-type="float" office:value="0.6623">
                <text:p>0.66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561">
                <text:p>0.9561</text:p>
              </table:table-cell>
              <table:table-cell office:value-type="float" office:value="0.8093">
                <text:p>0.8093</text:p>
              </table:table-cell>
              <table:table-cell office:value-type="float" office:value="0.7225">
                <text:p>0.7225</text:p>
              </table:table-cell>
              <table:table-cell office:value-type="float" office:value="0.6679">
                <text:p>0.6679</text:p>
              </table:table-cell>
              <table:table-cell office:value-type="float" office:value="0.6343">
                <text:p>0.6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139">
                <text:p>0.9139</text:p>
              </table:table-cell>
              <table:table-cell office:value-type="float" office:value="0.7539">
                <text:p>0.7539</text:p>
              </table:table-cell>
              <table:table-cell office:value-type="float" office:value="0.6767">
                <text:p>0.6767</text:p>
              </table:table-cell>
              <table:table-cell office:value-type="float" office:value="0.6387">
                <text:p>0.6387</text:p>
              </table:table-cell>
              <table:table-cell office:value-type="float" office:value="0.6115">
                <text:p>0.6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544">
                <text:p>0.8544</text:p>
              </table:table-cell>
              <table:table-cell office:value-type="float" office:value="0.7029">
                <text:p>0.7029</text:p>
              </table:table-cell>
              <table:table-cell office:value-type="float" office:value="0.6359">
                <text:p>0.6359</text:p>
              </table:table-cell>
              <table:table-cell office:value-type="float" office:value="0.603">
                <text:p>0.603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54">
                <text:p>0.7654</text:p>
              </table:table-cell>
              <table:table-cell office:value-type="float" office:value="0.6512">
                <text:p>0.6512</text:p>
              </table:table-cell>
              <table:table-cell office:value-type="float" office:value="0.6047">
                <text:p>0.6047</text:p>
              </table:table-cell>
              <table:table-cell office:value-type="float" office:value="0.5801">
                <text:p>0.5801</text:p>
              </table:table-cell>
              <table:table-cell office:value-type="float" office:value="0.5669">
                <text:p>0.56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843">
                <text:p>0.6843</text:p>
              </table:table-cell>
              <table:table-cell office:value-type="float" office:value="0.5942">
                <text:p>0.5942</text:p>
              </table:table-cell>
              <table:table-cell office:value-type="float" office:value="0.5643">
                <text:p>0.5643</text:p>
              </table:table-cell>
              <table:table-cell office:value-type="float" office:value="0.5377">
                <text:p>0.5377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16">
                <text:p>0.5716</text:p>
              </table:table-cell>
              <table:table-cell office:value-type="float" office:value="0.5376">
                <text:p>0.5376</text:p>
              </table:table-cell>
              <table:table-cell office:value-type="float" office:value="0.5261">
                <text:p>0.5261</text:p>
              </table:table-cell>
              <table:table-cell office:value-type="float" office:value="0.513">
                <text:p>0.513</text:p>
              </table:table-cell>
              <table:table-cell office:value-type="float" office:value="0.5119">
                <text:p>0.51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593">
                <text:p>0.4593</text:p>
              </table:table-cell>
              <table:table-cell office:value-type="float" office:value="0.4754">
                <text:p>0.4754</text:p>
              </table:table-cell>
              <table:table-cell office:value-type="float" office:value="0.4845">
                <text:p>0.4845</text:p>
              </table:table-cell>
              <table:table-cell office:value-type="float" office:value="0.4993">
                <text:p>0.4993</text:p>
              </table:table-cell>
              <table:table-cell office:value-type="float" office:value="0.4868">
                <text:p>0.48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39">
                <text:p>0.3639</text:p>
              </table:table-cell>
              <table:table-cell office:value-type="float" office:value="0.4313">
                <text:p>0.4313</text:p>
              </table:table-cell>
              <table:table-cell office:value-type="float" office:value="0.4533">
                <text:p>0.4533</text:p>
              </table:table-cell>
              <table:table-cell office:value-type="float" office:value="0.4649">
                <text:p>0.4649</text:p>
              </table:table-cell>
              <table:table-cell office:value-type="float" office:value="0.4687">
                <text:p>0.4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15">
                <text:p>0.2715</text:p>
              </table:table-cell>
              <table:table-cell office:value-type="float" office:value="0.3774">
                <text:p>0.3774</text:p>
              </table:table-cell>
              <table:table-cell office:value-type="float" office:value="0.4119">
                <text:p>0.4119</text:p>
              </table:table-cell>
              <table:table-cell office:value-type="float" office:value="0.4426">
                <text:p>0.4426</text:p>
              </table:table-cell>
              <table:table-cell office:value-type="float" office:value="0.4476">
                <text:p>0.44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98">
                <text:p>0.1898</text:p>
              </table:table-cell>
              <table:table-cell office:value-type="float" office:value="0.3265">
                <text:p>0.3265</text:p>
              </table:table-cell>
              <table:table-cell office:value-type="float" office:value="0.389">
                <text:p>0.389</text:p>
              </table:table-cell>
              <table:table-cell office:value-type="float" office:value="0.4109">
                <text:p>0.4109</text:p>
              </table:table-cell>
              <table:table-cell office:value-type="float" office:value="0.4316">
                <text:p>0.43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85">
                <text:p>0.1285</text:p>
              </table:table-cell>
              <table:table-cell office:value-type="float" office:value="0.2928">
                <text:p>0.2928</text:p>
              </table:table-cell>
              <table:table-cell office:value-type="float" office:value="0.3542">
                <text:p>0.3542</text:p>
              </table:table-cell>
              <table:table-cell office:value-type="float" office:value="0.3894">
                <text:p>0.3894</text:p>
              </table:table-cell>
              <table:table-cell office:value-type="float" office:value="0.4123">
                <text:p>0.41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59">
                <text:p>0.0859</text:p>
              </table:table-cell>
              <table:table-cell office:value-type="float" office:value="0.2581">
                <text:p>0.2581</text:p>
              </table:table-cell>
              <table:table-cell office:value-type="float" office:value="0.3266">
                <text:p>0.3266</text:p>
              </table:table-cell>
              <table:table-cell office:value-type="float" office:value="0.3605">
                <text:p>0.3605</text:p>
              </table:table-cell>
              <table:table-cell office:value-type="float" office:value="0.3946">
                <text:p>0.3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44">
                <text:p>0.0544</text:p>
              </table:table-cell>
              <table:table-cell office:value-type="float" office:value="0.2137">
                <text:p>0.2137</text:p>
              </table:table-cell>
              <table:table-cell office:value-type="float" office:value="0.298">
                <text:p>0.298</text:p>
              </table:table-cell>
              <table:table-cell office:value-type="float" office:value="0.3449">
                <text:p>0.3449</text:p>
              </table:table-cell>
              <table:table-cell office:value-type="float" office:value="0.3737">
                <text:p>0.3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61">
                <text:p>0.0361</text:p>
              </table:table-cell>
              <table:table-cell office:value-type="float" office:value="0.1893">
                <text:p>0.1893</text:p>
              </table:table-cell>
              <table:table-cell office:value-type="float" office:value="0.2743">
                <text:p>0.2743</text:p>
              </table:table-cell>
              <table:table-cell office:value-type="float" office:value="0.3229">
                <text:p>0.3229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33">
                <text:p>0.0233</text:p>
              </table:table-cell>
              <table:table-cell office:value-type="float" office:value="0.1567">
                <text:p>0.1567</text:p>
              </table:table-cell>
              <table:table-cell office:value-type="float" office:value="0.2485">
                <text:p>0.2485</text:p>
              </table:table-cell>
              <table:table-cell office:value-type="float" office:value="0.3079">
                <text:p>0.3079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32">
                <text:p>0.0132</text:p>
              </table:table-cell>
              <table:table-cell office:value-type="float" office:value="0.1284">
                <text:p>0.1284</text:p>
              </table:table-cell>
              <table:table-cell office:value-type="float" office:value="0.2249">
                <text:p>0.2249</text:p>
              </table:table-cell>
              <table:table-cell office:value-type="float" office:value="0.2834">
                <text:p>0.283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98">
                <text:p>0.0098</text:p>
              </table:table-cell>
              <table:table-cell office:value-type="float" office:value="0.1152">
                <text:p>0.1152</text:p>
              </table:table-cell>
              <table:table-cell office:value-type="float" office:value="0.2061">
                <text:p>0.2061</text:p>
              </table:table-cell>
              <table:table-cell office:value-type="float" office:value="0.27">
                <text:p>0.27</text:p>
              </table:table-cell>
              <table:table-cell office:value-type="float" office:value="0.3082">
                <text:p>0.30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5">
                <text:p>0.0035</text:p>
              </table:table-cell>
              <table:table-cell office:value-type="float" office:value="0.0943">
                <text:p>0.0943</text:p>
              </table:table-cell>
              <table:table-cell office:value-type="float" office:value="0.189">
                <text:p>0.189</text:p>
              </table:table-cell>
              <table:table-cell office:value-type="float" office:value="0.2552">
                <text:p>0.2552</text:p>
              </table:table-cell>
              <table:table-cell office:value-type="float" office:value="0.2983">
                <text:p>0.29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1">
                <text:p>0.0021</text:p>
              </table:table-cell>
              <table:table-cell office:value-type="float" office:value="0.0742">
                <text:p>0.0742</text:p>
              </table:table-cell>
              <table:table-cell office:value-type="float" office:value="0.1681">
                <text:p>0.1681</text:p>
              </table:table-cell>
              <table:table-cell office:value-type="float" office:value="0.2328">
                <text:p>0.2328</text:p>
              </table:table-cell>
              <table:table-cell office:value-type="float" office:value="0.2787">
                <text:p>0.27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6">
                <text:p>0.0006</text:p>
              </table:table-cell>
              <table:table-cell office:value-type="float" office:value="0.0606">
                <text:p>0.0606</text:p>
              </table:table-cell>
              <table:table-cell office:value-type="float" office:value="0.1561">
                <text:p>0.1561</text:p>
              </table:table-cell>
              <table:table-cell office:value-type="float" office:value="0.2191">
                <text:p>0.2191</text:p>
              </table:table-cell>
              <table:table-cell office:value-type="float" office:value="0.2661">
                <text:p>0.26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6">
                <text:p>0.0006</text:p>
              </table:table-cell>
              <table:table-cell office:value-type="float" office:value="0.0528">
                <text:p>0.0528</text:p>
              </table:table-cell>
              <table:table-cell office:value-type="float" office:value="0.1436">
                <text:p>0.1436</text:p>
              </table:table-cell>
              <table:table-cell office:value-type="float" office:value="0.2183">
                <text:p>0.2183</text:p>
              </table:table-cell>
              <table:table-cell office:value-type="float" office:value="0.2538">
                <text:p>0.25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2">
                <text:p>0.0002</text:p>
              </table:table-cell>
              <table:table-cell office:value-type="float" office:value="0.0443">
                <text:p>0.0443</text:p>
              </table:table-cell>
              <table:table-cell office:value-type="float" office:value="0.1266">
                <text:p>0.1266</text:p>
              </table:table-cell>
              <table:table-cell office:value-type="float" office:value="0.1981">
                <text:p>0.1981</text:p>
              </table:table-cell>
              <table:table-cell office:value-type="float" office:value="0.2443">
                <text:p>0.24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2">
                <text:p>0.0002</text:p>
              </table:table-cell>
              <table:table-cell office:value-type="float" office:value="0.035">
                <text:p>0.035</text:p>
              </table:table-cell>
              <table:table-cell office:value-type="float" office:value="0.1112">
                <text:p>0.1112</text:p>
              </table:table-cell>
              <table:table-cell office:value-type="float" office:value="0.182">
                <text:p>0.18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1">
                <text:p>0.0001</text:p>
              </table:table-cell>
              <table:table-cell office:value-type="float" office:value="0.0298">
                <text:p>0.0298</text:p>
              </table:table-cell>
              <table:table-cell office:value-type="float" office:value="0.1046">
                <text:p>0.1046</text:p>
              </table:table-cell>
              <table:table-cell office:value-type="float" office:value="0.1732">
                <text:p>0.1732</text:p>
              </table:table-cell>
              <table:table-cell office:value-type="float" office:value="0.2224">
                <text:p>0.22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226">
                <text:p>0.0226</text:p>
              </table:table-cell>
              <table:table-cell office:value-type="float" office:value="0.0939">
                <text:p>0.0939</text:p>
              </table:table-cell>
              <table:table-cell office:value-type="float" office:value="0.1589">
                <text:p>0.1589</text:p>
              </table:table-cell>
              <table:table-cell office:value-type="float" office:value="0.2157">
                <text:p>0.21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0187">
                <text:p>0.0187</text:p>
              </table:table-cell>
              <table:table-cell office:value-type="float" office:value="0.0795">
                <text:p>0.0795</text:p>
              </table:table-cell>
              <table:table-cell office:value-type="float" office:value="0.1488">
                <text:p>0.1488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0156">
                <text:p>0.0156</text:p>
              </table:table-cell>
              <table:table-cell office:value-type="float" office:value="0.0757">
                <text:p>0.0757</text:p>
              </table:table-cell>
              <table:table-cell office:value-type="float" office:value="0.1452">
                <text:p>0.1452</text:p>
              </table:table-cell>
              <table:table-cell office:value-type="float" office:value="0.2023">
                <text:p>0.20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729">
                <text:p>0.0729</text:p>
              </table:table-cell>
              <table:table-cell office:value-type="float" office:value="0.1277">
                <text:p>0.1277</text:p>
              </table:table-cell>
              <table:table-cell office:value-type="float" office:value="0.1844">
                <text:p>0.1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0102">
                <text:p>0.0102</text:p>
              </table:table-cell>
              <table:table-cell office:value-type="float" office:value="0.0585">
                <text:p>0.0585</text:p>
              </table:table-cell>
              <table:table-cell office:value-type="float" office:value="0.1261">
                <text:p>0.1261</text:p>
              </table:table-cell>
              <table:table-cell office:value-type="float" office:value="0.1799">
                <text:p>0.17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.0094">
                <text:p>0.0094</text:p>
              </table:table-cell>
              <table:table-cell office:value-type="float" office:value="0.056">
                <text:p>0.056</text:p>
              </table:table-cell>
              <table:table-cell office:value-type="float" office:value="0.1135">
                <text:p>0.1135</text:p>
              </table:table-cell>
              <table:table-cell office:value-type="float" office:value="0.1717">
                <text:p>0.17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.0069">
                <text:p>0.0069</text:p>
              </table:table-cell>
              <table:table-cell office:value-type="float" office:value="0.0517">
                <text:p>0.0517</text:p>
              </table:table-cell>
              <table:table-cell office:value-type="float" office:value="0.1053">
                <text:p>0.1053</text:p>
              </table:table-cell>
              <table:table-cell office:value-type="float" office:value="0.1619">
                <text:p>0.16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058">
                <text:p>0.0058</text:p>
              </table:table-cell>
              <table:table-cell office:value-type="float" office:value="0.0463">
                <text:p>0.0463</text:p>
              </table:table-cell>
              <table:table-cell office:value-type="float" office:value="0.1052">
                <text:p>0.1052</text:p>
              </table:table-cell>
              <table:table-cell office:value-type="float" office:value="0.1519">
                <text:p>0.15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  <table:table-cell office:value-type="float" office:value="0.0435">
                <text:p>0.0435</text:p>
              </table:table-cell>
              <table:table-cell office:value-type="float" office:value="0.0907">
                <text:p>0.0907</text:p>
              </table:table-cell>
              <table:table-cell office:value-type="float" office:value="0.1453">
                <text:p>0.14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.0036">
                <text:p>0.0036</text:p>
              </table:table-cell>
              <table:table-cell office:value-type="float" office:value="0.0366">
                <text:p>0.0366</text:p>
              </table:table-cell>
              <table:table-cell office:value-type="float" office:value="0.0937">
                <text:p>0.0937</text:p>
              </table:table-cell>
              <table:table-cell office:value-type="float" office:value="0.1485">
                <text:p>0.14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032">
                <text:p>0.0032</text:p>
              </table:table-cell>
              <table:table-cell office:value-type="float" office:value="0.0297">
                <text:p>0.0297</text:p>
              </table:table-cell>
              <table:table-cell office:value-type="float" office:value="0.0876">
                <text:p>0.0876</text:p>
              </table:table-cell>
              <table:table-cell office:value-type="float" office:value="0.1347">
                <text:p>0.13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314">
                <text:p>0.0314</text:p>
              </table:table-cell>
              <table:table-cell office:value-type="float" office:value="0.0727">
                <text:p>0.0727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17">
                <text:p>0.0017</text:p>
              </table:table-cell>
              <table:table-cell office:value-type="float" office:value="0.0242">
                <text:p>0.0242</text:p>
              </table:table-cell>
              <table:table-cell office:value-type="float" office:value="0.073">
                <text:p>0.073</text:p>
              </table:table-cell>
              <table:table-cell office:value-type="float" office:value="0.1153">
                <text:p>0.11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.0014">
                <text:p>0.0014</text:p>
              </table:table-cell>
              <table:table-cell office:value-type="float" office:value="0.0252">
                <text:p>0.0252</text:p>
              </table:table-cell>
              <table:table-cell office:value-type="float" office:value="0.0689">
                <text:p>0.0689</text:p>
              </table:table-cell>
              <table:table-cell office:value-type="float" office:value="0.1118">
                <text:p>0.1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0.0199">
                <text:p>0.0199</text:p>
              </table:table-cell>
              <table:table-cell office:value-type="float" office:value="0.0613">
                <text:p>0.0613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.0009">
                <text:p>0.0009</text:p>
              </table:table-cell>
              <table:table-cell office:value-type="float" office:value="0.0173">
                <text:p>0.0173</text:p>
              </table:table-cell>
              <table:table-cell office:value-type="float" office:value="0.0614">
                <text:p>0.0614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.0009">
                <text:p>0.0009</text:p>
              </table:table-cell>
              <table:table-cell office:value-type="float" office:value="0.0165">
                <text:p>0.0165</text:p>
              </table:table-cell>
              <table:table-cell office:value-type="float" office:value="0.0543">
                <text:p>0.0543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179">
                <text:p>0.0179</text:p>
              </table:table-cell>
              <table:table-cell office:value-type="float" office:value="0.0513">
                <text:p>0.0513</text:p>
              </table:table-cell>
              <table:table-cell office:value-type="float" office:value="0.0937">
                <text:p>0.09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138">
                <text:p>0.0138</text:p>
              </table:table-cell>
              <table:table-cell office:value-type="float" office:value="0.047">
                <text:p>0.047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134">
                <text:p>0.0134</text:p>
              </table:table-cell>
              <table:table-cell office:value-type="float" office:value="0.0471">
                <text:p>0.0471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2">
                <text:p>0.0112</text:p>
              </table:table-cell>
              <table:table-cell office:value-type="float" office:value="0.041">
                <text:p>0.041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96">
                <text:p>0.0096</text:p>
              </table:table-cell>
              <table:table-cell office:value-type="float" office:value="0.0403">
                <text:p>0.0403</text:p>
              </table:table-cell>
              <table:table-cell office:value-type="float" office:value="0.0811">
                <text:p>0.08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97">
                <text:p>0.0097</text:p>
              </table:table-cell>
              <table:table-cell office:value-type="float" office:value="0.0359">
                <text:p>0.0359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8">
                <text:p>0.008</text:p>
              </table:table-cell>
              <table:table-cell office:value-type="float" office:value="0.0363">
                <text:p>0.0363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77">
                <text:p>0.0077</text:p>
              </table:table-cell>
              <table:table-cell office:value-type="float" office:value="0.0335">
                <text:p>0.0335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72">
                <text:p>0.0072</text:p>
              </table:table-cell>
              <table:table-cell office:value-type="float" office:value="0.0301">
                <text:p>0.0301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65">
                <text:p>0.0065</text:p>
              </table:table-cell>
              <table:table-cell office:value-type="float" office:value="0.0297">
                <text:p>0.0297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2">
                <text:p>0.0052</text:p>
              </table:table-cell>
              <table:table-cell office:value-type="float" office:value="0.0282">
                <text:p>0.0282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287">
                <text:p>0.028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">
                <text:p>0.0051</text:p>
              </table:table-cell>
              <table:table-cell office:value-type="float" office:value="0.0239">
                <text:p>0.0239</text:p>
              </table:table-cell>
              <table:table-cell office:value-type="float" office:value="0.0589">
                <text:p>0.05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">
                <text:p>0.0033</text:p>
              </table:table-cell>
              <table:table-cell office:value-type="float" office:value="0.0237">
                <text:p>0.0237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3">
                <text:p>0.0033</text:p>
              </table:table-cell>
              <table:table-cell office:value-type="float" office:value="0.0219">
                <text:p>0.0219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5">
                <text:p>0.0035</text:p>
              </table:table-cell>
              <table:table-cell office:value-type="float" office:value="0.0207">
                <text:p>0.0207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">
                <text:p>0.0037</text:p>
              </table:table-cell>
              <table:table-cell office:value-type="float" office:value="0.0187">
                <text:p>0.0187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">
                <text:p>0.0026</text:p>
              </table:table-cell>
              <table:table-cell office:value-type="float" office:value="0.0172">
                <text:p>0.0172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179">
                <text:p>0.0179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">
                <text:p>0.0017</text:p>
              </table:table-cell>
              <table:table-cell office:value-type="float" office:value="0.0167">
                <text:p>0.0167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">
                <text:p>0.0017</text:p>
              </table:table-cell>
              <table:table-cell office:value-type="float" office:value="0.0117">
                <text:p>0.0117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.0142">
                <text:p>0.014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0.0121">
                <text:p>0.0121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">
                <text:p>0.0018</text:p>
              </table:table-cell>
              <table:table-cell office:value-type="float" office:value="0.0105">
                <text:p>0.0105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">
                <text:p>0.0016</text:p>
              </table:table-cell>
              <table:table-cell office:value-type="float" office:value="0.011">
                <text:p>0.011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124">
                <text:p>0.0124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094">
                <text:p>0.0094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104">
                <text:p>0.0104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">
                <text:p>0.0011</text:p>
              </table:table-cell>
              <table:table-cell office:value-type="float" office:value="0.0075">
                <text:p>0.0075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">
                <text:p>0.0011</text:p>
              </table:table-cell>
              <table:table-cell office:value-type="float" office:value="0.0074">
                <text:p>0.0074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4">
                <text:p>0.0004</text:p>
              </table:table-cell>
              <table:table-cell office:value-type="float" office:value="0.0064">
                <text:p>0.0064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">
                <text:p>0.0006</text:p>
              </table:table-cell>
              <table:table-cell office:value-type="float" office:value="0.0085">
                <text:p>0.0085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59">
                <text:p>0.0059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.0068">
                <text:p>0.0068</text:p>
              </table:table-cell>
              <table:table-cell office:value-type="float" office:value="0.0239">
                <text:p>0.02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